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6" table:default-cell-style-name="ce3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pen*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Close**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Market Cap</text:p>
          </table:table-cell>
          <table:table-cell office:value-type="string" calcext:value-type="string">
            <text:p>lag1</text:p>
          </table:table-cell>
          <table:table-cell office:value-type="string" calcext:value-type="string">
            <text:p>lag3</text:p>
          </table:table-cell>
          <table:table-cell office:value-type="string" calcext:value-type="string">
            <text:p>lag5</text:p>
          </table:table-cell>
          <table:table-cell office:value-type="string" calcext:value-type="string">
            <text:p>lag10</text:p>
          </table:table-cell>
          <table:table-cell office:value-type="string" calcext:value-type="string">
            <text:p>lag1diff</text:p>
          </table:table-cell>
          <table:table-cell office:value-type="string" calcext:value-type="string">
            <text:p>lag3diff</text:p>
          </table:table-cell>
          <table:table-cell office:value-type="string" calcext:value-type="string">
            <text:p>lag5diff</text:p>
          </table:table-cell>
        </table:table-row>
        <table:table-row table:style-name="ro1">
          <table:table-cell office:value-type="string" calcext:value-type="string">
            <text:p>Apr 03, 2019</text:p>
          </table:table-cell>
          <table:table-cell office:value-type="float" office:value="4879.96" calcext:value-type="float">
            <text:p>4879.96</text:p>
          </table:table-cell>
          <table:table-cell office:value-type="float" office:value="5307" calcext:value-type="float">
            <text:p>5307</text:p>
          </table:table-cell>
          <table:table-cell office:value-type="float" office:value="4876.62" calcext:value-type="float">
            <text:p>4876.62</text:p>
          </table:table-cell>
          <table:table-cell office:value-type="float" office:value="4973.02" calcext:value-type="float">
            <text:p>4973.02</text:p>
          </table:table-cell>
          <table:table-cell office:value-type="float" office:value="22899891582" calcext:value-type="float">
            <text:p>22899891582</text:p>
          </table:table-cell>
          <table:table-cell office:value-type="float" office:value="87655288145" calcext:value-type="float">
            <text:p>87655288145</text:p>
          </table:table-cell>
          <table:table-cell table:formula="of:=ROUND(([.B2]-[.B3])/[.B3]*100;2)" office:value-type="float" office:value="17.39" calcext:value-type="float">
            <text:p>17.39</text:p>
          </table:table-cell>
          <table:table-cell table:formula="of:=ROUND(([.B2]-[.B5])/[.B5]*100; 2)" office:value-type="float" office:value="18.87" calcext:value-type="float">
            <text:p>18.87</text:p>
          </table:table-cell>
          <table:table-cell table:formula="of:=ROUND(([.B2]-[.B7])/[.B7]*100; 2)" office:value-type="float" office:value="19.95" calcext:value-type="float">
            <text:p>19.95</text:p>
          </table:table-cell>
          <table:table-cell table:formula="of:=ROUND(([.B2]-[.B12])/[.B12]*100; 2)" office:value-type="float" office:value="20.94" calcext:value-type="float">
            <text:p>20.94</text:p>
          </table:table-cell>
          <table:table-cell table:formula="of:=[.H2]-[.H3]" office:value-type="float" office:value="16.13" calcext:value-type="float">
            <text:p>16.13</text:p>
          </table:table-cell>
          <table:table-cell table:formula="of:=[.I2]-[.I3]" office:value-type="float" office:value="17.29" calcext:value-type="float">
            <text:p>17.29</text:p>
          </table:table-cell>
          <table:table-cell table:formula="of:=[.J2]-[.J3]" office:value-type="float" office:value="18.25" calcext:value-type="float">
            <text:p>18.25</text:p>
          </table:table-cell>
        </table:table-row>
        <table:table-row table:style-name="ro1">
          <table:table-cell office:value-type="string" calcext:value-type="string">
            <text:p>Apr 02, 2019</text:p>
          </table:table-cell>
          <table:table-cell office:value-type="float" office:value="4156.92" calcext:value-type="float">
            <text:p>4156.92</text:p>
          </table:table-cell>
          <table:table-cell office:value-type="float" office:value="4905.95" calcext:value-type="float">
            <text:p>4905.95</text:p>
          </table:table-cell>
          <table:table-cell office:value-type="float" office:value="4155.32" calcext:value-type="float">
            <text:p>4155.32</text:p>
          </table:table-cell>
          <table:table-cell office:value-type="float" office:value="4879.88" calcext:value-type="float">
            <text:p>4879.88</text:p>
          </table:table-cell>
          <table:table-cell office:value-type="float" office:value="21315047816" calcext:value-type="float">
            <text:p>21315047816</text:p>
          </table:table-cell>
          <table:table-cell office:value-type="float" office:value="85986009273" calcext:value-type="float">
            <text:p>85986009273</text:p>
          </table:table-cell>
          <table:table-cell table:formula="of:=ROUND(([.B3]-[.B4])/[.B4]*100;2)" office:value-type="float" office:value="1.26" calcext:value-type="float">
            <text:p>1.26</text:p>
          </table:table-cell>
          <table:table-cell table:formula="of:=ROUND(([.B3]-[.B6])/[.B6]*100; 2)" office:value-type="float" office:value="1.58" calcext:value-type="float">
            <text:p>1.58</text:p>
          </table:table-cell>
          <table:table-cell table:formula="of:=ROUND(([.B3]-[.B8])/[.B8]*100; 2)" office:value-type="float" office:value="1.7" calcext:value-type="float">
            <text:p>1.7</text:p>
          </table:table-cell>
          <table:table-cell table:formula="of:=ROUND(([.B3]-[.B13])/[.B13]*100; 2)" office:value-type="float" office:value="3.34" calcext:value-type="float">
            <text:p>3.34</text:p>
          </table:table-cell>
          <table:table-cell table:formula="of:=[.H3]-[.H4]" office:value-type="float" office:value="1.26" calcext:value-type="float">
            <text:p>1.26</text:p>
          </table:table-cell>
          <table:table-cell table:formula="of:=[.I3]-[.I4]" office:value-type="float" office:value="0.67" calcext:value-type="float">
            <text:p>0.67</text:p>
          </table:table-cell>
          <table:table-cell table:formula="of:=[.J3]-[.J4]" office:value-type="float" office:value="-1.34" calcext:value-type="float">
            <text:p>-1.34</text:p>
          </table:table-cell>
        </table:table-row>
        <table:table-row table:style-name="ro1">
          <table:table-cell office:value-type="string" calcext:value-type="string">
            <text:p>Apr 01, 2019</text:p>
          </table:table-cell>
          <table:table-cell office:value-type="float" office:value="4105.36" calcext:value-type="float">
            <text:p>4105.36</text:p>
          </table:table-cell>
          <table:table-cell office:value-type="float" office:value="4164.95" calcext:value-type="float">
            <text:p>4164.95</text:p>
          </table:table-cell>
          <table:table-cell office:value-type="float" office:value="4096.9" calcext:value-type="float">
            <text:p>4096.9</text:p>
          </table:table-cell>
          <table:table-cell office:value-type="float" office:value="4158.18" calcext:value-type="float">
            <text:p>4158.18</text:p>
          </table:table-cell>
          <table:table-cell office:value-type="float" office:value="10157794171" calcext:value-type="float">
            <text:p>10157794171</text:p>
          </table:table-cell>
          <table:table-cell office:value-type="float" office:value="73269368747" calcext:value-type="float">
            <text:p>73269368747</text:p>
          </table:table-cell>
          <table:table-cell table:formula="of:=ROUND(([.B4]-[.B5])/[.B5]*100;2)" office:value-type="float" office:value="-0" calcext:value-type="float">
            <text:p>0</text:p>
          </table:table-cell>
          <table:table-cell table:formula="of:=ROUND(([.B4]-[.B7])/[.B7]*100; 2)" office:value-type="float" office:value="0.91" calcext:value-type="float">
            <text:p>0.91</text:p>
          </table:table-cell>
          <table:table-cell table:formula="of:=ROUND(([.B4]-[.B9])/[.B9]*100; 2)" office:value-type="float" office:value="3.04" calcext:value-type="float">
            <text:p>3.04</text:p>
          </table:table-cell>
          <table:table-cell table:formula="of:=ROUND(([.B4]-[.B14])/[.B14]*100; 2)" office:value-type="float" office:value="1.91" calcext:value-type="float">
            <text:p>1.91</text:p>
          </table:table-cell>
          <table:table-cell table:formula="of:=[.H4]-[.H5]" office:value-type="float" office:value="-0.33" calcext:value-type="float">
            <text:p>-0.33</text:p>
          </table:table-cell>
          <table:table-cell table:formula="of:=[.I4]-[.I5]" office:value-type="float" office:value="0.47" calcext:value-type="float">
            <text:p>0.47</text:p>
          </table:table-cell>
          <table:table-cell table:formula="of:=[.J4]-[.J5]" office:value-type="float" office:value="-0.39" calcext:value-type="float">
            <text:p>-0.39</text:p>
          </table:table-cell>
        </table:table-row>
        <table:table-row table:style-name="ro1">
          <table:table-cell office:value-type="string" calcext:value-type="string">
            <text:p>Mar 31, 2019</text:p>
          </table:table-cell>
          <table:table-cell office:value-type="float" office:value="4105.46" calcext:value-type="float">
            <text:p>4105.46</text:p>
          </table:table-cell>
          <table:table-cell office:value-type="float" office:value="4113.02" calcext:value-type="float">
            <text:p>4113.02</text:p>
          </table:table-cell>
          <table:table-cell office:value-type="float" office:value="4094.1" calcext:value-type="float">
            <text:p>4094.1</text:p>
          </table:table-cell>
          <table:table-cell office:value-type="float" office:value="4105.4" calcext:value-type="float">
            <text:p>4105.4</text:p>
          </table:table-cell>
          <table:table-cell office:value-type="float" office:value="9045122443" calcext:value-type="float">
            <text:p>9045122443</text:p>
          </table:table-cell>
          <table:table-cell office:value-type="float" office:value="72339379036" calcext:value-type="float">
            <text:p>72339379036</text:p>
          </table:table-cell>
          <table:table-cell table:formula="of:=ROUND(([.B5]-[.B6])/[.B6]*100;2)" office:value-type="float" office:value="0.33" calcext:value-type="float">
            <text:p>0.33</text:p>
          </table:table-cell>
          <table:table-cell table:formula="of:=ROUND(([.B5]-[.B8])/[.B8]*100; 2)" office:value-type="float" office:value="0.44" calcext:value-type="float">
            <text:p>0.44</text:p>
          </table:table-cell>
          <table:table-cell table:formula="of:=ROUND(([.B5]-[.B10])/[.B10]*100; 2)" office:value-type="float" office:value="3.43" calcext:value-type="float">
            <text:p>3.43</text:p>
          </table:table-cell>
          <table:table-cell table:formula="of:=ROUND(([.B5]-[.B15])/[.B15]*100; 2)" office:value-type="float" office:value="0.53" calcext:value-type="float">
            <text:p>0.53</text:p>
          </table:table-cell>
          <table:table-cell table:formula="of:=[.H5]-[.H6]" office:value-type="float" office:value="-0.26" calcext:value-type="float">
            <text:p>-0.26</text:p>
          </table:table-cell>
          <table:table-cell table:formula="of:=[.I5]-[.I6]" office:value-type="float" office:value="-2.27" calcext:value-type="float">
            <text:p>-2.27</text:p>
          </table:table-cell>
          <table:table-cell table:formula="of:=[.J5]-[.J6]" office:value-type="float" office:value="1.74" calcext:value-type="float">
            <text:p>1.74</text:p>
          </table:table-cell>
        </table:table-row>
        <table:table-row table:style-name="ro1">
          <table:table-cell office:value-type="string" calcext:value-type="string">
            <text:p>Mar 30, 2019</text:p>
          </table:table-cell>
          <table:table-cell office:value-type="float" office:value="4092.14" calcext:value-type="float">
            <text:p>4092.14</text:p>
          </table:table-cell>
          <table:table-cell office:value-type="float" office:value="4296.81" calcext:value-type="float">
            <text:p>4296.81</text:p>
          </table:table-cell>
          <table:table-cell office:value-type="float" office:value="4053.91" calcext:value-type="float">
            <text:p>4053.91</text:p>
          </table:table-cell>
          <table:table-cell office:value-type="float" office:value="4106.66" calcext:value-type="float">
            <text:p>4106.66</text:p>
          </table:table-cell>
          <table:table-cell office:value-type="float" office:value="9732688060" calcext:value-type="float">
            <text:p>9732688060</text:p>
          </table:table-cell>
          <table:table-cell office:value-type="float" office:value="72355190645" calcext:value-type="float">
            <text:p>72355190645</text:p>
          </table:table-cell>
          <table:table-cell table:formula="of:=ROUND(([.B6]-[.B7])/[.B7]*100;2)" office:value-type="float" office:value="0.59" calcext:value-type="float">
            <text:p>0.59</text:p>
          </table:table-cell>
          <table:table-cell table:formula="of:=ROUND(([.B6]-[.B9])/[.B9]*100; 2)" office:value-type="float" office:value="2.71" calcext:value-type="float">
            <text:p>2.71</text:p>
          </table:table-cell>
          <table:table-cell table:formula="of:=ROUND(([.B6]-[.B11])/[.B11]*100; 2)" office:value-type="float" office:value="1.69" calcext:value-type="float">
            <text:p>1.69</text:p>
          </table:table-cell>
          <table:table-cell table:formula="of:=ROUND(([.B6]-[.B16])/[.B16]*100; 2)" office:value-type="float" office:value="0.52" calcext:value-type="float">
            <text:p>0.52</text:p>
          </table:table-cell>
          <table:table-cell table:formula="of:=[.H6]-[.H7]" office:value-type="float" office:value="1.06" calcext:value-type="float">
            <text:p>1.06</text:p>
          </table:table-cell>
          <table:table-cell table:formula="of:=[.I6]-[.I7]" office:value-type="float" office:value="0.21" calcext:value-type="float">
            <text:p>0.21</text:p>
          </table:table-cell>
          <table:table-cell table:formula="of:=[.J6]-[.J7]"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Mar 29, 2019</text:p>
          </table:table-cell>
          <table:table-cell office:value-type="float" office:value="4068.3" calcext:value-type="float">
            <text:p>4068.3</text:p>
          </table:table-cell>
          <table:table-cell office:value-type="float" office:value="4113.5" calcext:value-type="float">
            <text:p>4113.5</text:p>
          </table:table-cell>
          <table:table-cell office:value-type="float" office:value="4034.1" calcext:value-type="float">
            <text:p>4034.1</text:p>
          </table:table-cell>
          <table:table-cell office:value-type="float" office:value="4098.37" calcext:value-type="float">
            <text:p>4098.37</text:p>
          </table:table-cell>
          <table:table-cell office:value-type="float" office:value="10918665557" calcext:value-type="float">
            <text:p>10918665557</text:p>
          </table:table-cell>
          <table:table-cell office:value-type="float" office:value="72202088875" calcext:value-type="float">
            <text:p>72202088875</text:p>
          </table:table-cell>
          <table:table-cell table:formula="of:=ROUND(([.B7]-[.B8])/[.B8]*100;2)" office:value-type="float" office:value="-0.47" calcext:value-type="float">
            <text:p>-0.47</text:p>
          </table:table-cell>
          <table:table-cell table:formula="of:=ROUND(([.B7]-[.B10])/[.B10]*100; 2)" office:value-type="float" office:value="2.5" calcext:value-type="float">
            <text:p>2.5</text:p>
          </table:table-cell>
          <table:table-cell table:formula="of:=ROUND(([.B7]-[.B12])/[.B12]*100; 2)" office:value-type="float" office:value="0.82" calcext:value-type="float">
            <text:p>0.82</text:p>
          </table:table-cell>
          <table:table-cell table:formula="of:=ROUND(([.B7]-[.B17])/[.B17]*100; 2)" office:value-type="float" office:value="0.88" calcext:value-type="float">
            <text:p>0.88</text:p>
          </table:table-cell>
          <table:table-cell table:formula="of:=[.H7]-[.H8]" office:value-type="float" office:value="-3.06" calcext:value-type="float">
            <text:p>-3.06</text:p>
          </table:table-cell>
          <table:table-cell table:formula="of:=[.I7]-[.I8]" office:value-type="float" office:value="0.92" calcext:value-type="float">
            <text:p>0.92</text:p>
          </table:table-cell>
          <table:table-cell table:formula="of:=[.J7]-[.J8]" office:value-type="float" office:value="-0.79" calcext:value-type="float">
            <text:p>-0.79</text:p>
          </table:table-cell>
        </table:table-row>
        <table:table-row table:style-name="ro1">
          <table:table-cell office:value-type="string" calcext:value-type="string">
            <text:p>Mar 28, 2019</text:p>
          </table:table-cell>
          <table:table-cell office:value-type="float" office:value="4087.58" calcext:value-type="float">
            <text:p>4087.58</text:p>
          </table:table-cell>
          <table:table-cell office:value-type="float" office:value="4094.9" calcext:value-type="float">
            <text:p>4094.9</text:p>
          </table:table-cell>
          <table:table-cell office:value-type="float" office:value="4040.27" calcext:value-type="float">
            <text:p>4040.27</text:p>
          </table:table-cell>
          <table:table-cell office:value-type="float" office:value="4069.11" calcext:value-type="float">
            <text:p>4069.11</text:p>
          </table:table-cell>
          <table:table-cell office:value-type="float" office:value="9353915899" calcext:value-type="float">
            <text:p>9353915899</text:p>
          </table:table-cell>
          <table:table-cell office:value-type="float" office:value="71678998915" calcext:value-type="float">
            <text:p>71678998915</text:p>
          </table:table-cell>
          <table:table-cell table:formula="of:=ROUND(([.B8]-[.B9])/[.B9]*100;2)" office:value-type="float" office:value="2.59" calcext:value-type="float">
            <text:p>2.59</text:p>
          </table:table-cell>
          <table:table-cell table:formula="of:=ROUND(([.B8]-[.B11])/[.B11]*100; 2)" office:value-type="float" office:value="1.58" calcext:value-type="float">
            <text:p>1.58</text:p>
          </table:table-cell>
          <table:table-cell table:formula="of:=ROUND(([.B8]-[.B13])/[.B13]*100; 2)" office:value-type="float" office:value="1.61" calcext:value-type="float">
            <text:p>1.61</text:p>
          </table:table-cell>
          <table:table-cell table:formula="of:=ROUND(([.B8]-[.B18])/[.B18]*100; 2)" office:value-type="float" office:value="1.43" calcext:value-type="float">
            <text:p>1.43</text:p>
          </table:table-cell>
          <table:table-cell table:formula="of:=[.H8]-[.H9]" office:value-type="float" office:value="2.21" calcext:value-type="float">
            <text:p>2.21</text:p>
          </table:table-cell>
          <table:table-cell table:formula="of:=[.I8]-[.I9]" office:value-type="float" office:value="2.84" calcext:value-type="float">
            <text:p>2.84</text:p>
          </table:table-cell>
          <table:table-cell table:formula="of:=[.J8]-[.J9]" office:value-type="float" office:value="2.71" calcext:value-type="float">
            <text:p>2.71</text:p>
          </table:table-cell>
        </table:table-row>
        <table:table-row table:style-name="ro1">
          <table:table-cell office:value-type="string" calcext:value-type="string">
            <text:p>Mar 27, 2019</text:p>
          </table:table-cell>
          <table:table-cell office:value-type="float" office:value="3984.24" calcext:value-type="float">
            <text:p>3984.24</text:p>
          </table:table-cell>
          <table:table-cell office:value-type="float" office:value="4087.07" calcext:value-type="float">
            <text:p>4087.07</text:p>
          </table:table-cell>
          <table:table-cell office:value-type="float" office:value="3977.81" calcext:value-type="float">
            <text:p>3977.81</text:p>
          </table:table-cell>
          <table:table-cell office:value-type="float" office:value="4087.07" calcext:value-type="float">
            <text:p>4087.07</text:p>
          </table:table-cell>
          <table:table-cell office:value-type="float" office:value="10897131934" calcext:value-type="float">
            <text:p>10897131934</text:p>
          </table:table-cell>
          <table:table-cell office:value-type="float" office:value="71987847571" calcext:value-type="float">
            <text:p>71987847571</text:p>
          </table:table-cell>
          <table:table-cell table:formula="of:=ROUND(([.B9]-[.B10])/[.B10]*100;2)" office:value-type="float" office:value="0.38" calcext:value-type="float">
            <text:p>0.38</text:p>
          </table:table-cell>
          <table:table-cell table:formula="of:=ROUND(([.B9]-[.B12])/[.B12]*100; 2)" office:value-type="float" office:value="-1.26" calcext:value-type="float">
            <text:p>-1.26</text:p>
          </table:table-cell>
          <table:table-cell table:formula="of:=ROUND(([.B9]-[.B14])/[.B14]*100; 2)" office:value-type="float" office:value="-1.1" calcext:value-type="float">
            <text:p>-1.1</text:p>
          </table:table-cell>
          <table:table-cell table:formula="of:=ROUND(([.B9]-[.B19])/[.B19]*100; 2)" office:value-type="float" office:value="-1.57" calcext:value-type="float">
            <text:p>-1.57</text:p>
          </table:table-cell>
          <table:table-cell table:formula="of:=[.H9]-[.H10]" office:value-type="float" office:value="1.74" calcext:value-type="float">
            <text:p>1.74</text:p>
          </table:table-cell>
          <table:table-cell table:formula="of:=[.I9]-[.I10]" office:value-type="float" office:value="0.0700000000000001" calcext:value-type="float">
            <text:p>0.07</text:p>
          </table:table-cell>
          <table:table-cell table:formula="of:=[.J9]-[.J10]" office:value-type="float" office:value="1.71" calcext:value-type="float">
            <text:p>1.71</text:p>
          </table:table-cell>
        </table:table-row>
        <table:table-row table:style-name="ro1">
          <table:table-cell office:value-type="string" calcext:value-type="string">
            <text:p>Mar 26, 2019</text:p>
          </table:table-cell>
          <table:table-cell office:value-type="float" office:value="3969.23" calcext:value-type="float">
            <text:p>3969.23</text:p>
          </table:table-cell>
          <table:table-cell office:value-type="float" office:value="3985.08" calcext:value-type="float">
            <text:p>3985.08</text:p>
          </table:table-cell>
          <table:table-cell office:value-type="float" office:value="3944.75" calcext:value-type="float">
            <text:p>3944.75</text:p>
          </table:table-cell>
          <table:table-cell office:value-type="float" office:value="3985.08" calcext:value-type="float">
            <text:p>3985.08</text:p>
          </table:table-cell>
          <table:table-cell office:value-type="float" office:value="10707678815" calcext:value-type="float">
            <text:p>10707678815</text:p>
          </table:table-cell>
          <table:table-cell office:value-type="float" office:value="70184147203" calcext:value-type="float">
            <text:p>70184147203</text:p>
          </table:table-cell>
          <table:table-cell table:formula="of:=ROUND(([.B10]-[.B11])/[.B11]*100;2)" office:value-type="float" office:value="-1.36" calcext:value-type="float">
            <text:p>-1.36</text:p>
          </table:table-cell>
          <table:table-cell table:formula="of:=ROUND(([.B10]-[.B13])/[.B13]*100; 2)" office:value-type="float" office:value="-1.33" calcext:value-type="float">
            <text:p>-1.33</text:p>
          </table:table-cell>
          <table:table-cell table:formula="of:=ROUND(([.B10]-[.B15])/[.B15]*100; 2)" office:value-type="float" office:value="-2.81" calcext:value-type="float">
            <text:p>-2.81</text:p>
          </table:table-cell>
          <table:table-cell table:formula="of:=ROUND(([.B10]-[.B20])/[.B20]*100; 2)" office:value-type="float" office:value="0.13" calcext:value-type="float">
            <text:p>0.13</text:p>
          </table:table-cell>
          <table:table-cell table:formula="of:=[.H10]-[.H11]" office:value-type="float" office:value="-1.09" calcext:value-type="float">
            <text:p>-1.09</text:p>
          </table:table-cell>
          <table:table-cell table:formula="of:=[.I10]-[.I11]" office:value-type="float" office:value="-1.22" calcext:value-type="float">
            <text:p>-1.22</text:p>
          </table:table-cell>
          <table:table-cell table:formula="of:=[.J10]-[.J11]" office:value-type="float" office:value="-1.66" calcext:value-type="float">
            <text:p>-1.66</text:p>
          </table:table-cell>
        </table:table-row>
        <table:table-row table:style-name="ro1">
          <table:table-cell office:value-type="string" calcext:value-type="string">
            <text:p>Mar 25, 2019</text:p>
          </table:table-cell>
          <table:table-cell office:value-type="float" office:value="4024.11" calcext:value-type="float">
            <text:p>4024.11</text:p>
          </table:table-cell>
          <table:table-cell office:value-type="float" office:value="4038.84" calcext:value-type="float">
            <text:p>4038.84</text:p>
          </table:table-cell>
          <table:table-cell office:value-type="float" office:value="3934.03" calcext:value-type="float">
            <text:p>3934.03</text:p>
          </table:table-cell>
          <table:table-cell office:value-type="float" office:value="3963.07" calcext:value-type="float">
            <text:p>3963.07</text:p>
          </table:table-cell>
          <table:table-cell office:value-type="float" office:value="10359818883" calcext:value-type="float">
            <text:p>10359818883</text:p>
          </table:table-cell>
          <table:table-cell office:value-type="float" office:value="69789872373" calcext:value-type="float">
            <text:p>69789872373</text:p>
          </table:table-cell>
          <table:table-cell table:formula="of:=ROUND(([.B11]-[.B12])/[.B12]*100;2)" office:value-type="float" office:value="-0.27" calcext:value-type="float">
            <text:p>-0.27</text:p>
          </table:table-cell>
          <table:table-cell table:formula="of:=ROUND(([.B11]-[.B14])/[.B14]*100; 2)" office:value-type="float" office:value="-0.11" calcext:value-type="float">
            <text:p>-0.11</text:p>
          </table:table-cell>
          <table:table-cell table:formula="of:=ROUND(([.B11]-[.B16])/[.B16]*100; 2)" office:value-type="float" office:value="-1.15" calcext:value-type="float">
            <text:p>-1.15</text:p>
          </table:table-cell>
          <table:table-cell table:formula="of:=ROUND(([.B11]-[.B21])/[.B21]*100; 2)" office:value-type="float" office:value="2.48" calcext:value-type="float">
            <text:p>2.48</text:p>
          </table:table-cell>
          <table:table-cell table:formula="of:=[.H11]-[.H12]" office:value-type="float" office:value="-0.58" calcext:value-type="float">
            <text:p>-0.58</text:p>
          </table:table-cell>
          <table:table-cell table:formula="of:=[.I11]-[.I12]" office:value-type="float" office:value="1.08" calcext:value-type="float">
            <text:p>1.08</text:p>
          </table:table-cell>
          <table:table-cell table:formula="of:=[.J11]-[.J12]" office:value-type="float" office:value="-1.21" calcext:value-type="float">
            <text:p>-1.21</text:p>
          </table:table-cell>
        </table:table-row>
        <table:table-row table:style-name="ro1">
          <table:table-cell office:value-type="string" calcext:value-type="string">
            <text:p>Mar 24, 2019</text:p>
          </table:table-cell>
          <table:table-cell office:value-type="float" office:value="4035.16" calcext:value-type="float">
            <text:p>4035.16</text:p>
          </table:table-cell>
          <table:table-cell office:value-type="float" office:value="4040.7" calcext:value-type="float">
            <text:p>4040.7</text:p>
          </table:table-cell>
          <table:table-cell office:value-type="float" office:value="4006.19" calcext:value-type="float">
            <text:p>4006.19</text:p>
          </table:table-cell>
          <table:table-cell office:value-type="float" office:value="4022.17" calcext:value-type="float">
            <text:p>4022.17</text:p>
          </table:table-cell>
          <table:table-cell office:value-type="float" office:value="9144851065" calcext:value-type="float">
            <text:p>9144851065</text:p>
          </table:table-cell>
          <table:table-cell office:value-type="float" office:value="70823042992" calcext:value-type="float">
            <text:p>70823042992</text:p>
          </table:table-cell>
          <table:table-cell table:formula="of:=ROUND(([.B12]-[.B13])/[.B13]*100;2)" office:value-type="float" office:value="0.31" calcext:value-type="float">
            <text:p>0.31</text:p>
          </table:table-cell>
          <table:table-cell table:formula="of:=ROUND(([.B12]-[.B15])/[.B15]*100; 2)" office:value-type="float" office:value="-1.19" calcext:value-type="float">
            <text:p>-1.19</text:p>
          </table:table-cell>
          <table:table-cell table:formula="of:=ROUND(([.B12]-[.B17])/[.B17]*100; 2)" office:value-type="float" office:value="0.06" calcext:value-type="float">
            <text:p>0.06</text:p>
          </table:table-cell>
          <table:table-cell table:formula="of:=ROUND(([.B12]-[.B22])/[.B22]*100; 2)" office:value-type="float" office:value="3.32" calcext:value-type="float">
            <text:p>3.32</text:p>
          </table:table-cell>
          <table:table-cell table:formula="of:=[.H12]-[.H13]" office:value-type="float" office:value="0.45" calcext:value-type="float">
            <text:p>0.45</text:p>
          </table:table-cell>
          <table:table-cell table:formula="of:=[.I12]-[.I13]" office:value-type="float" office:value="-0.01" calcext:value-type="float">
            <text:p>-0.01</text:p>
          </table:table-cell>
          <table:table-cell table:formula="of:=[.J12]-[.J13]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Mar 23, 2019</text:p>
          </table:table-cell>
          <table:table-cell office:value-type="float" office:value="4022.71" calcext:value-type="float">
            <text:p>4022.71</text:p>
          </table:table-cell>
          <table:table-cell office:value-type="float" office:value="4049.88" calcext:value-type="float">
            <text:p>4049.88</text:p>
          </table:table-cell>
          <table:table-cell office:value-type="float" office:value="4015.96" calcext:value-type="float">
            <text:p>4015.96</text:p>
          </table:table-cell>
          <table:table-cell office:value-type="float" office:value="4035.83" calcext:value-type="float">
            <text:p>4035.83</text:p>
          </table:table-cell>
          <table:table-cell office:value-type="float" office:value="9578850549" calcext:value-type="float">
            <text:p>9578850549</text:p>
          </table:table-cell>
          <table:table-cell office:value-type="float" office:value="71056017910" calcext:value-type="float">
            <text:p>71056017910</text:p>
          </table:table-cell>
          <table:table-cell table:formula="of:=ROUND(([.B13]-[.B14])/[.B14]*100;2)" office:value-type="float" office:value="-0.14" calcext:value-type="float">
            <text:p>-0.14</text:p>
          </table:table-cell>
          <table:table-cell table:formula="of:=ROUND(([.B13]-[.B16])/[.B16]*100; 2)" office:value-type="float" office:value="-1.18" calcext:value-type="float">
            <text:p>-1.18</text:p>
          </table:table-cell>
          <table:table-cell table:formula="of:=ROUND(([.B13]-[.B18])/[.B18]*100; 2)" office:value-type="float" office:value="-0.18" calcext:value-type="float">
            <text:p>-0.18</text:p>
          </table:table-cell>
          <table:table-cell table:formula="of:=ROUND(([.B13]-[.B23])/[.B23]*100; 2)" office:value-type="float" office:value="2.8" calcext:value-type="float">
            <text:p>2.8</text:p>
          </table:table-cell>
          <table:table-cell table:formula="of:=[.H13]-[.H14]" office:value-type="float" office:value="1.22" calcext:value-type="float">
            <text:p>1.22</text:p>
          </table:table-cell>
          <table:table-cell table:formula="of:=[.I13]-[.I14]" office:value-type="float" office:value="-1.08" calcext:value-type="float">
            <text:p>-1.08</text:p>
          </table:table-cell>
          <table:table-cell table:formula="of:=[.J13]-[.J14]"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Mar 22, 2019</text:p>
          </table:table-cell>
          <table:table-cell office:value-type="float" office:value="4028.51" calcext:value-type="float">
            <text:p>4028.51</text:p>
          </table:table-cell>
          <table:table-cell office:value-type="float" office:value="4053.91" calcext:value-type="float">
            <text:p>4053.91</text:p>
          </table:table-cell>
          <table:table-cell office:value-type="float" office:value="4021.54" calcext:value-type="float">
            <text:p>4021.54</text:p>
          </table:table-cell>
          <table:table-cell office:value-type="float" office:value="4023.97" calcext:value-type="float">
            <text:p>4023.97</text:p>
          </table:table-cell>
          <table:table-cell office:value-type="float" office:value="9252935969" calcext:value-type="float">
            <text:p>9252935969</text:p>
          </table:table-cell>
          <table:table-cell office:value-type="float" office:value="70840048102" calcext:value-type="float">
            <text:p>70840048102</text:p>
          </table:table-cell>
          <table:table-cell table:formula="of:=ROUND(([.B14]-[.B15])/[.B15]*100;2)" office:value-type="float" office:value="-1.36" calcext:value-type="float">
            <text:p>-1.36</text:p>
          </table:table-cell>
          <table:table-cell table:formula="of:=ROUND(([.B14]-[.B17])/[.B17]*100; 2)" office:value-type="float" office:value="-0.1" calcext:value-type="float">
            <text:p>-0.1</text:p>
          </table:table-cell>
          <table:table-cell table:formula="of:=ROUND(([.B14]-[.B19])/[.B19]*100; 2)" office:value-type="float" office:value="-0.47" calcext:value-type="float">
            <text:p>-0.47</text:p>
          </table:table-cell>
          <table:table-cell table:formula="of:=ROUND(([.B14]-[.B24])/[.B24]*100; 2)" office:value-type="float" office:value="3.2" calcext:value-type="float">
            <text:p>3.2</text:p>
          </table:table-cell>
          <table:table-cell table:formula="of:=[.H14]-[.H15]" office:value-type="float" office:value="-1.68" calcext:value-type="float">
            <text:p>-1.68</text:p>
          </table:table-cell>
          <table:table-cell table:formula="of:=[.I14]-[.I15]" office:value-type="float" office:value="-1.44" calcext:value-type="float">
            <text:p>-1.44</text:p>
          </table:table-cell>
          <table:table-cell table:formula="of:=[.J14]-[.J15]" office:value-type="float" office:value="-3.5" calcext:value-type="float">
            <text:p>-3.5</text:p>
          </table:table-cell>
        </table:table-row>
        <table:table-row table:style-name="ro1">
          <table:table-cell office:value-type="string" calcext:value-type="string">
            <text:p>Mar 21, 2019</text:p>
          </table:table-cell>
          <table:table-cell office:value-type="float" office:value="4083.95" calcext:value-type="float">
            <text:p>4083.95</text:p>
          </table:table-cell>
          <table:table-cell office:value-type="float" office:value="4097.36" calcext:value-type="float">
            <text:p>4097.36</text:p>
          </table:table-cell>
          <table:table-cell office:value-type="float" office:value="4005.15" calcext:value-type="float">
            <text:p>4005.15</text:p>
          </table:table-cell>
          <table:table-cell office:value-type="float" office:value="4029.33" calcext:value-type="float">
            <text:p>4029.33</text:p>
          </table:table-cell>
          <table:table-cell office:value-type="float" office:value="10831212662" calcext:value-type="float">
            <text:p>10831212662</text:p>
          </table:table-cell>
          <table:table-cell office:value-type="float" office:value="70926226882" calcext:value-type="float">
            <text:p>70926226882</text:p>
          </table:table-cell>
          <table:table-cell table:formula="of:=ROUND(([.B15]-[.B16])/[.B16]*100;2)" office:value-type="float" office:value="0.32" calcext:value-type="float">
            <text:p>0.32</text:p>
          </table:table-cell>
          <table:table-cell table:formula="of:=ROUND(([.B15]-[.B18])/[.B18]*100; 2)" office:value-type="float" office:value="1.34" calcext:value-type="float">
            <text:p>1.34</text:p>
          </table:table-cell>
          <table:table-cell table:formula="of:=ROUND(([.B15]-[.B20])/[.B20]*100; 2)" office:value-type="float" office:value="3.03" calcext:value-type="float">
            <text:p>3.03</text:p>
          </table:table-cell>
          <table:table-cell table:formula="of:=ROUND(([.B15]-[.B25])/[.B25]*100; 2)" office:value-type="float" office:value="3.29" calcext:value-type="float">
            <text:p>3.29</text:p>
          </table:table-cell>
          <table:table-cell table:formula="of:=[.H15]-[.H16]" office:value-type="float" office:value="-0.62" calcext:value-type="float">
            <text:p>-0.62</text:p>
          </table:table-cell>
          <table:table-cell table:formula="of:=[.I15]-[.I16]" office:value-type="float" office:value="0.77" calcext:value-type="float">
            <text:p>0.77</text:p>
          </table:table-cell>
          <table:table-cell table:formula="of:=[.J15]-[.J16]" office:value-type="float" office:value="-0.64" calcext:value-type="float">
            <text:p>-0.64</text:p>
          </table:table-cell>
        </table:table-row>
        <table:table-row table:style-name="ro1">
          <table:table-cell office:value-type="string" calcext:value-type="string">
            <text:p>Mar 20, 2019</text:p>
          </table:table-cell>
          <table:table-cell office:value-type="float" office:value="4070.79" calcext:value-type="float">
            <text:p>4070.79</text:p>
          </table:table-cell>
          <table:table-cell office:value-type="float" office:value="4089.46" calcext:value-type="float">
            <text:p>4089.46</text:p>
          </table:table-cell>
          <table:table-cell office:value-type="float" office:value="4031.11" calcext:value-type="float">
            <text:p>4031.11</text:p>
          </table:table-cell>
          <table:table-cell office:value-type="float" office:value="4087.48" calcext:value-type="float">
            <text:p>4087.48</text:p>
          </table:table-cell>
          <table:table-cell office:value-type="float" office:value="10175916388" calcext:value-type="float">
            <text:p>10175916388</text:p>
          </table:table-cell>
          <table:table-cell office:value-type="float" office:value="71942444088" calcext:value-type="float">
            <text:p>71942444088</text:p>
          </table:table-cell>
          <table:table-cell table:formula="of:=ROUND(([.B16]-[.B17])/[.B17]*100;2)" office:value-type="float" office:value="0.94" calcext:value-type="float">
            <text:p>0.94</text:p>
          </table:table-cell>
          <table:table-cell table:formula="of:=ROUND(([.B16]-[.B19])/[.B19]*100; 2)" office:value-type="float" office:value="0.57" calcext:value-type="float">
            <text:p>0.57</text:p>
          </table:table-cell>
          <table:table-cell table:formula="of:=ROUND(([.B16]-[.B21])/[.B21]*100; 2)" office:value-type="float" office:value="3.67" calcext:value-type="float">
            <text:p>3.67</text:p>
          </table:table-cell>
          <table:table-cell table:formula="of:=ROUND(([.B16]-[.B26])/[.B26]*100; 2)" office:value-type="float" office:value="2.64" calcext:value-type="float">
            <text:p>2.64</text:p>
          </table:table-cell>
          <table:table-cell table:formula="of:=[.H16]-[.H17]" office:value-type="float" office:value="0.87" calcext:value-type="float">
            <text:p>0.87</text:p>
          </table:table-cell>
          <table:table-cell table:formula="of:=[.I16]-[.I17]" office:value-type="float" office:value="-1.17" calcext:value-type="float">
            <text:p>-1.17</text:p>
          </table:table-cell>
          <table:table-cell table:formula="of:=[.J16]-[.J17]"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Mar 19, 2019</text:p>
          </table:table-cell>
          <table:table-cell office:value-type="float" office:value="4032.69" calcext:value-type="float">
            <text:p>4032.69</text:p>
          </table:table-cell>
          <table:table-cell office:value-type="float" office:value="4082.22" calcext:value-type="float">
            <text:p>4082.22</text:p>
          </table:table-cell>
          <table:table-cell office:value-type="float" office:value="4023.81" calcext:value-type="float">
            <text:p>4023.81</text:p>
          </table:table-cell>
          <table:table-cell office:value-type="float" office:value="4071.19" calcext:value-type="float">
            <text:p>4071.19</text:p>
          </table:table-cell>
          <table:table-cell office:value-type="float" office:value="9344919956" calcext:value-type="float">
            <text:p>9344919956</text:p>
          </table:table-cell>
          <table:table-cell office:value-type="float" office:value="71647703828" calcext:value-type="float">
            <text:p>71647703828</text:p>
          </table:table-cell>
          <table:table-cell table:formula="of:=ROUND(([.B17]-[.B18])/[.B18]*100;2)" office:value-type="float" office:value="0.07" calcext:value-type="float">
            <text:p>0.07</text:p>
          </table:table-cell>
          <table:table-cell table:formula="of:=ROUND(([.B17]-[.B20])/[.B20]*100; 2)" office:value-type="float" office:value="1.74" calcext:value-type="float">
            <text:p>1.74</text:p>
          </table:table-cell>
          <table:table-cell table:formula="of:=ROUND(([.B17]-[.B22])/[.B22]*100; 2)" office:value-type="float" office:value="3.25" calcext:value-type="float">
            <text:p>3.25</text:p>
          </table:table-cell>
          <table:table-cell table:formula="of:=ROUND(([.B17]-[.B27])/[.B27]*100; 2)" office:value-type="float" office:value="3.55" calcext:value-type="float">
            <text:p>3.55</text:p>
          </table:table-cell>
          <table:table-cell table:formula="of:=[.H17]-[.H18]" office:value-type="float" office:value="0.51" calcext:value-type="float">
            <text:p>0.51</text:p>
          </table:table-cell>
          <table:table-cell table:formula="of:=[.I17]-[.I18]" office:value-type="float" office:value="-0.89" calcext:value-type="float">
            <text:p>-0.89</text:p>
          </table:table-cell>
          <table:table-cell table:formula="of:=[.J17]-[.J18]"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Mar 18, 2019</text:p>
          </table:table-cell>
          <table:table-cell office:value-type="float" office:value="4029.97" calcext:value-type="float">
            <text:p>4029.97</text:p>
          </table:table-cell>
          <table:table-cell office:value-type="float" office:value="4071.56" calcext:value-type="float">
            <text:p>4071.56</text:p>
          </table:table-cell>
          <table:table-cell office:value-type="float" office:value="4009.12" calcext:value-type="float">
            <text:p>4009.12</text:p>
          </table:table-cell>
          <table:table-cell office:value-type="float" office:value="4032.51" calcext:value-type="float">
            <text:p>4032.51</text:p>
          </table:table-cell>
          <table:table-cell office:value-type="float" office:value="9646954186" calcext:value-type="float">
            <text:p>9646954186</text:p>
          </table:table-cell>
          <table:table-cell office:value-type="float" office:value="70958165407" calcext:value-type="float">
            <text:p>70958165407</text:p>
          </table:table-cell>
          <table:table-cell table:formula="of:=ROUND(([.B18]-[.B19])/[.B19]*100;2)" office:value-type="float" office:value="-0.44" calcext:value-type="float">
            <text:p>-0.44</text:p>
          </table:table-cell>
          <table:table-cell table:formula="of:=ROUND(([.B18]-[.B21])/[.B21]*100; 2)" office:value-type="float" office:value="2.63" calcext:value-type="float">
            <text:p>2.63</text:p>
          </table:table-cell>
          <table:table-cell table:formula="of:=ROUND(([.B18]-[.B23])/[.B23]*100; 2)" office:value-type="float" office:value="2.99" calcext:value-type="float">
            <text:p>2.99</text:p>
          </table:table-cell>
          <table:table-cell table:formula="of:=ROUND(([.B18]-[.B28])/[.B28]*100; 2)" office:value-type="float" office:value="2.98" calcext:value-type="float">
            <text:p>2.98</text:p>
          </table:table-cell>
          <table:table-cell table:formula="of:=[.H18]-[.H19]" office:value-type="float" office:value="-2.55" calcext:value-type="float">
            <text:p>-2.55</text:p>
          </table:table-cell>
          <table:table-cell table:formula="of:=[.I18]-[.I19]" office:value-type="float" office:value="-1.01" calcext:value-type="float">
            <text:p>-1.01</text:p>
          </table:table-cell>
          <table:table-cell table:formula="of:=[.J18]-[.J19]" office:value-type="float" office:value="-0.7" calcext:value-type="float">
            <text:p>-0.7</text:p>
          </table:table-cell>
        </table:table-row>
        <table:table-row table:style-name="ro1">
          <table:table-cell office:value-type="string" calcext:value-type="string">
            <text:p>Mar 17, 2019</text:p>
          </table:table-cell>
          <table:table-cell office:value-type="float" office:value="4047.72" calcext:value-type="float">
            <text:p>4047.72</text:p>
          </table:table-cell>
          <table:table-cell office:value-type="float" office:value="4054.12" calcext:value-type="float">
            <text:p>4054.12</text:p>
          </table:table-cell>
          <table:table-cell office:value-type="float" office:value="4006.41" calcext:value-type="float">
            <text:p>4006.41</text:p>
          </table:table-cell>
          <table:table-cell office:value-type="float" office:value="4025.23" calcext:value-type="float">
            <text:p>4025.23</text:p>
          </table:table-cell>
          <table:table-cell office:value-type="float" office:value="8221625400" calcext:value-type="float">
            <text:p>8221625400</text:p>
          </table:table-cell>
          <table:table-cell office:value-type="float" office:value="70821939585" calcext:value-type="float">
            <text:p>70821939585</text:p>
          </table:table-cell>
          <table:table-cell table:formula="of:=ROUND(([.B19]-[.B20])/[.B20]*100;2)" office:value-type="float" office:value="2.11" calcext:value-type="float">
            <text:p>2.11</text:p>
          </table:table-cell>
          <table:table-cell table:formula="of:=ROUND(([.B19]-[.B22])/[.B22]*100; 2)" office:value-type="float" office:value="3.64" calcext:value-type="float">
            <text:p>3.64</text:p>
          </table:table-cell>
          <table:table-cell table:formula="of:=ROUND(([.B19]-[.B24])/[.B24]*100; 2)" office:value-type="float" office:value="3.69" calcext:value-type="float">
            <text:p>3.69</text:p>
          </table:table-cell>
          <table:table-cell table:formula="of:=ROUND(([.B19]-[.B29])/[.B29]*100; 2)" office:value-type="float" office:value="3.7" calcext:value-type="float">
            <text:p>3.7</text:p>
          </table:table-cell>
          <table:table-cell table:formula="of:=[.H19]-[.H20]" office:value-type="float" office:value="1.16" calcext:value-type="float">
            <text:p>1.16</text:p>
          </table:table-cell>
          <table:table-cell table:formula="of:=[.I19]-[.I20]" office:value-type="float" office:value="2.34" calcext:value-type="float">
            <text:p>2.34</text:p>
          </table:table-cell>
          <table:table-cell table:formula="of:=[.J19]-[.J20]"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Mar 16, 2019</text:p>
          </table:table-cell>
          <table:table-cell office:value-type="float" office:value="3963.9" calcext:value-type="float">
            <text:p>3963.9</text:p>
          </table:table-cell>
          <table:table-cell office:value-type="float" office:value="4077.04" calcext:value-type="float">
            <text:p>4077.04</text:p>
          </table:table-cell>
          <table:table-cell office:value-type="float" office:value="3961.66" calcext:value-type="float">
            <text:p>3961.66</text:p>
          </table:table-cell>
          <table:table-cell office:value-type="float" office:value="4048.73" calcext:value-type="float">
            <text:p>4048.73</text:p>
          </table:table-cell>
          <table:table-cell office:value-type="float" office:value="9856166973" calcext:value-type="float">
            <text:p>9856166973</text:p>
          </table:table-cell>
          <table:table-cell office:value-type="float" office:value="71227967573" calcext:value-type="float">
            <text:p>71227967573</text:p>
          </table:table-cell>
          <table:table-cell table:formula="of:=ROUND(([.B20]-[.B21])/[.B21]*100;2)" office:value-type="float" office:value="0.95" calcext:value-type="float">
            <text:p>0.95</text:p>
          </table:table-cell>
          <table:table-cell table:formula="of:=ROUND(([.B20]-[.B23])/[.B23]*100; 2)" office:value-type="float" office:value="1.3" calcext:value-type="float">
            <text:p>1.3</text:p>
          </table:table-cell>
          <table:table-cell table:formula="of:=ROUND(([.B20]-[.B25])/[.B25]*100; 2)" office:value-type="float" office:value="0.26" calcext:value-type="float">
            <text:p>0.26</text:p>
          </table:table-cell>
          <table:table-cell table:formula="of:=ROUND(([.B20]-[.B30])/[.B30]*100; 2)" office:value-type="float" office:value="1.71" calcext:value-type="float">
            <text:p>1.71</text:p>
          </table:table-cell>
          <table:table-cell table:formula="of:=[.H20]-[.H21]" office:value-type="float" office:value="0.41" calcext:value-type="float">
            <text:p>0.41</text:p>
          </table:table-cell>
          <table:table-cell table:formula="of:=[.I20]-[.I21]" office:value-type="float" office:value="0.71" calcext:value-type="float">
            <text:p>0.71</text:p>
          </table:table-cell>
          <table:table-cell table:formula="of:=[.J20]-[.J21]" office:value-type="float" office:value="1.26" calcext:value-type="float">
            <text:p>1.26</text:p>
          </table:table-cell>
        </table:table-row>
        <table:table-row table:style-name="ro1">
          <table:table-cell office:value-type="string" calcext:value-type="string">
            <text:p>Mar 15, 2019</text:p>
          </table:table-cell>
          <table:table-cell office:value-type="float" office:value="3926.66" calcext:value-type="float">
            <text:p>3926.66</text:p>
          </table:table-cell>
          <table:table-cell office:value-type="float" office:value="3968.54" calcext:value-type="float">
            <text:p>3968.54</text:p>
          </table:table-cell>
          <table:table-cell office:value-type="float" office:value="3914.02" calcext:value-type="float">
            <text:p>3914.02</text:p>
          </table:table-cell>
          <table:table-cell office:value-type="float" office:value="3960.91" calcext:value-type="float">
            <text:p>3960.91</text:p>
          </table:table-cell>
          <table:table-cell office:value-type="float" office:value="9394210605" calcext:value-type="float">
            <text:p>9394210605</text:p>
          </table:table-cell>
          <table:table-cell office:value-type="float" office:value="69675002377" calcext:value-type="float">
            <text:p>69675002377</text:p>
          </table:table-cell>
          <table:table-cell table:formula="of:=ROUND(([.B21]-[.B22])/[.B22]*100;2)" office:value-type="float" office:value="0.54" calcext:value-type="float">
            <text:p>0.54</text:p>
          </table:table-cell>
          <table:table-cell table:formula="of:=ROUND(([.B21]-[.B24])/[.B24]*100; 2)" office:value-type="float" office:value="0.59" calcext:value-type="float">
            <text:p>0.59</text:p>
          </table:table-cell>
          <table:table-cell table:formula="of:=ROUND(([.B21]-[.B26])/[.B26]*100; 2)" office:value-type="float" office:value="-1" calcext:value-type="float">
            <text:p>-1</text:p>
          </table:table-cell>
          <table:table-cell table:formula="of:=ROUND(([.B21]-[.B31])/[.B31]*100; 2)" office:value-type="float" office:value="4.44" calcext:value-type="float">
            <text:p>4.44</text:p>
          </table:table-cell>
          <table:table-cell table:formula="of:=[.H21]-[.H22]" office:value-type="float" office:value="0.73" calcext:value-type="float">
            <text:p>0.73</text:p>
          </table:table-cell>
          <table:table-cell table:formula="of:=[.I21]-[.I22]" office:value-type="float" office:value="1.81" calcext:value-type="float">
            <text:p>1.81</text:p>
          </table:table-cell>
          <table:table-cell table:formula="of:=[.J21]-[.J22]" office:value-type="float" office:value="-1.28" calcext:value-type="float">
            <text:p>-1.28</text:p>
          </table:table-cell>
        </table:table-row>
        <table:table-row table:style-name="ro1">
          <table:table-cell office:value-type="string" calcext:value-type="string">
            <text:p>Mar 14, 2019</text:p>
          </table:table-cell>
          <table:table-cell office:value-type="float" office:value="3905.58" calcext:value-type="float">
            <text:p>3905.58</text:p>
          </table:table-cell>
          <table:table-cell office:value-type="float" office:value="3946.5" calcext:value-type="float">
            <text:p>3946.5</text:p>
          </table:table-cell>
          <table:table-cell office:value-type="float" office:value="3901.3" calcext:value-type="float">
            <text:p>3901.3</text:p>
          </table:table-cell>
          <table:table-cell office:value-type="float" office:value="3924.37" calcext:value-type="float">
            <text:p>3924.37</text:p>
          </table:table-cell>
          <table:table-cell office:value-type="float" office:value="10480789570" calcext:value-type="float">
            <text:p>10480789570</text:p>
          </table:table-cell>
          <table:table-cell office:value-type="float" office:value="69024696307" calcext:value-type="float">
            <text:p>69024696307</text:p>
          </table:table-cell>
          <table:table-cell table:formula="of:=ROUND(([.B22]-[.B23])/[.B23]*100;2)" office:value-type="float" office:value="-0.19" calcext:value-type="float">
            <text:p>-0.19</text:p>
          </table:table-cell>
          <table:table-cell table:formula="of:=ROUND(([.B22]-[.B25])/[.B25]*100; 2)" office:value-type="float" office:value="-1.22" calcext:value-type="float">
            <text:p>-1.22</text:p>
          </table:table-cell>
          <table:table-cell table:formula="of:=ROUND(([.B22]-[.B27])/[.B27]*100; 2)" office:value-type="float" office:value="0.28" calcext:value-type="float">
            <text:p>0.28</text:p>
          </table:table-cell>
          <table:table-cell table:formula="of:=ROUND(([.B22]-[.B32])/[.B32]*100; 2)" office:value-type="float" office:value="1.57" calcext:value-type="float">
            <text:p>1.57</text:p>
          </table:table-cell>
          <table:table-cell table:formula="of:=[.H22]-[.H23]" office:value-type="float" office:value="-0.43" calcext:value-type="float">
            <text:p>-0.43</text:p>
          </table:table-cell>
          <table:table-cell table:formula="of:=[.I22]-[.I23]" office:value-type="float" office:value="0.12" calcext:value-type="float">
            <text:p>0.12</text:p>
          </table:table-cell>
          <table:table-cell table:formula="of:=[.J22]-[.J23]"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Mar 13, 2019</text:p>
          </table:table-cell>
          <table:table-cell office:value-type="float" office:value="3913.05" calcext:value-type="float">
            <text:p>3913.05</text:p>
          </table:table-cell>
          <table:table-cell office:value-type="float" office:value="3926.6" calcext:value-type="float">
            <text:p>3926.6</text:p>
          </table:table-cell>
          <table:table-cell office:value-type="float" office:value="3891.9" calcext:value-type="float">
            <text:p>3891.9</text:p>
          </table:table-cell>
          <table:table-cell office:value-type="float" office:value="3906.72" calcext:value-type="float">
            <text:p>3906.72</text:p>
          </table:table-cell>
          <table:table-cell office:value-type="float" office:value="9469184841" calcext:value-type="float">
            <text:p>9469184841</text:p>
          </table:table-cell>
          <table:table-cell office:value-type="float" office:value="68706700381" calcext:value-type="float">
            <text:p>68706700381</text:p>
          </table:table-cell>
          <table:table-cell table:formula="of:=ROUND(([.B23]-[.B24])/[.B24]*100;2)" office:value-type="float" office:value="0.24" calcext:value-type="float">
            <text:p>0.24</text:p>
          </table:table-cell>
          <table:table-cell table:formula="of:=ROUND(([.B23]-[.B26])/[.B26]*100; 2)" office:value-type="float" office:value="-1.34" calcext:value-type="float">
            <text:p>-1.34</text:p>
          </table:table-cell>
          <table:table-cell table:formula="of:=ROUND(([.B23]-[.B28])/[.B28]*100; 2)" office:value-type="float" office:value="-0" calcext:value-type="float">
            <text:p>0</text:p>
          </table:table-cell>
          <table:table-cell table:formula="of:=ROUND(([.B23]-[.B33])/[.B33]*100; 2)" office:value-type="float" office:value="1.31" calcext:value-type="float">
            <text:p>1.31</text:p>
          </table:table-cell>
          <table:table-cell table:formula="of:=[.H23]-[.H24]" office:value-type="float" office:value="1.5" calcext:value-type="float">
            <text:p>1.5</text:p>
          </table:table-cell>
          <table:table-cell table:formula="of:=[.I23]-[.I24]" office:value-type="float" office:value="-1.58" calcext:value-type="float">
            <text:p>-1.58</text:p>
          </table:table-cell>
          <table:table-cell table:formula="of:=[.J23]-[.J24]" office:value-type="float" office:value="-0.01" calcext:value-type="float">
            <text:p>-0.01</text:p>
          </table:table-cell>
        </table:table-row>
        <table:table-row table:style-name="ro1">
          <table:table-cell office:value-type="string" calcext:value-type="string">
            <text:p>Mar 12, 2019</text:p>
          </table:table-cell>
          <table:table-cell office:value-type="float" office:value="3903.76" calcext:value-type="float">
            <text:p>3903.76</text:p>
          </table:table-cell>
          <table:table-cell office:value-type="float" office:value="3926.89" calcext:value-type="float">
            <text:p>3926.89</text:p>
          </table:table-cell>
          <table:table-cell office:value-type="float" office:value="3863.56" calcext:value-type="float">
            <text:p>3863.56</text:p>
          </table:table-cell>
          <table:table-cell office:value-type="float" office:value="3909.16" calcext:value-type="float">
            <text:p>3909.16</text:p>
          </table:table-cell>
          <table:table-cell office:value-type="float" office:value="9809887079" calcext:value-type="float">
            <text:p>9809887079</text:p>
          </table:table-cell>
          <table:table-cell office:value-type="float" office:value="68743000581" calcext:value-type="float">
            <text:p>68743000581</text:p>
          </table:table-cell>
          <table:table-cell table:formula="of:=ROUND(([.B24]-[.B25])/[.B25]*100;2)" office:value-type="float" office:value="-1.26" calcext:value-type="float">
            <text:p>-1.26</text:p>
          </table:table-cell>
          <table:table-cell table:formula="of:=ROUND(([.B24]-[.B27])/[.B27]*100; 2)" office:value-type="float" office:value="0.24" calcext:value-type="float">
            <text:p>0.24</text:p>
          </table:table-cell>
          <table:table-cell table:formula="of:=ROUND(([.B24]-[.B29])/[.B29]*100; 2)" office:value-type="float" office:value="0.01" calcext:value-type="float">
            <text:p>0.01</text:p>
          </table:table-cell>
          <table:table-cell table:formula="of:=ROUND(([.B24]-[.B34])/[.B34]*100; 2)" office:value-type="float" office:value="1.26" calcext:value-type="float">
            <text:p>1.26</text:p>
          </table:table-cell>
          <table:table-cell table:formula="of:=[.H24]-[.H25]" office:value-type="float" office:value="-0.95" calcext:value-type="float">
            <text:p>-0.95</text:p>
          </table:table-cell>
          <table:table-cell table:formula="of:=[.I24]-[.I25]" office:value-type="float" office:value="-0.8" calcext:value-type="float">
            <text:p>-0.8</text:p>
          </table:table-cell>
          <table:table-cell table:formula="of:=[.J24]-[.J25]" office:value-type="float" office:value="-1.44" calcext:value-type="float">
            <text:p>-1.44</text:p>
          </table:table-cell>
        </table:table-row>
        <table:table-row table:style-name="ro1">
          <table:table-cell office:value-type="string" calcext:value-type="string">
            <text:p>Mar 11, 2019</text:p>
          </table:table-cell>
          <table:table-cell office:value-type="float" office:value="3953.74" calcext:value-type="float">
            <text:p>3953.74</text:p>
          </table:table-cell>
          <table:table-cell office:value-type="float" office:value="3966.38" calcext:value-type="float">
            <text:p>3966.38</text:p>
          </table:table-cell>
          <table:table-cell office:value-type="float" office:value="3889.24" calcext:value-type="float">
            <text:p>3889.24</text:p>
          </table:table-cell>
          <table:table-cell office:value-type="float" office:value="3905.23" calcext:value-type="float">
            <text:p>3905.23</text:p>
          </table:table-cell>
          <table:table-cell office:value-type="float" office:value="10125901903" calcext:value-type="float">
            <text:p>10125901903</text:p>
          </table:table-cell>
          <table:table-cell office:value-type="float" office:value="68666928026" calcext:value-type="float">
            <text:p>68666928026</text:p>
          </table:table-cell>
          <table:table-cell table:formula="of:=ROUND(([.B25]-[.B26])/[.B26]*100;2)" office:value-type="float" office:value="-0.31" calcext:value-type="float">
            <text:p>-0.31</text:p>
          </table:table-cell>
          <table:table-cell table:formula="of:=ROUND(([.B25]-[.B28])/[.B28]*100; 2)" office:value-type="float" office:value="1.04" calcext:value-type="float">
            <text:p>1.04</text:p>
          </table:table-cell>
          <table:table-cell table:formula="of:=ROUND(([.B25]-[.B30])/[.B30]*100; 2)" office:value-type="float" office:value="1.45" calcext:value-type="float">
            <text:p>1.45</text:p>
          </table:table-cell>
          <table:table-cell table:formula="of:=ROUND(([.B25]-[.B35])/[.B35]*100; 2)" office:value-type="float" office:value="2.59" calcext:value-type="float">
            <text:p>2.59</text:p>
          </table:table-cell>
          <table:table-cell table:formula="of:=[.H25]-[.H26]" office:value-type="float" office:value="-2.15" calcext:value-type="float">
            <text:p>-2.15</text:p>
          </table:table-cell>
          <table:table-cell table:formula="of:=[.I25]-[.I26]" office:value-type="float" office:value="-0.57" calcext:value-type="float">
            <text:p>-0.57</text:p>
          </table:table-cell>
          <table:table-cell table:formula="of:=[.J25]-[.J26]" office:value-type="float" office:value="-4.04" calcext:value-type="float">
            <text:p>-4.04</text:p>
          </table:table-cell>
        </table:table-row>
        <table:table-row table:style-name="ro1">
          <table:table-cell office:value-type="string" calcext:value-type="string">
            <text:p>Mar 10, 2019</text:p>
          </table:table-cell>
          <table:table-cell table:number-columns-repeated="2" office:value-type="float" office:value="3966.17" calcext:value-type="float">
            <text:p>3966.17</text:p>
          </table:table-cell>
          <table:table-cell office:value-type="float" office:value="3924.38" calcext:value-type="float">
            <text:p>3924.38</text:p>
          </table:table-cell>
          <table:table-cell office:value-type="float" office:value="3951.6" calcext:value-type="float">
            <text:p>3951.6</text:p>
          </table:table-cell>
          <table:table-cell office:value-type="float" office:value="9713267607" calcext:value-type="float">
            <text:p>9713267607</text:p>
          </table:table-cell>
          <table:table-cell office:value-type="float" office:value="69475297370" calcext:value-type="float">
            <text:p>69475297370</text:p>
          </table:table-cell>
          <table:table-cell table:formula="of:=ROUND(([.B26]-[.B27])/[.B27]*100;2)" office:value-type="float" office:value="1.84" calcext:value-type="float">
            <text:p>1.84</text:p>
          </table:table-cell>
          <table:table-cell table:formula="of:=ROUND(([.B26]-[.B29])/[.B29]*100; 2)" office:value-type="float" office:value="1.61" calcext:value-type="float">
            <text:p>1.61</text:p>
          </table:table-cell>
          <table:table-cell table:formula="of:=ROUND(([.B26]-[.B31])/[.B31]*100; 2)" office:value-type="float" office:value="5.49" calcext:value-type="float">
            <text:p>5.49</text:p>
          </table:table-cell>
          <table:table-cell table:formula="of:=ROUND(([.B26]-[.B36])/[.B36]*100; 2)" office:value-type="float" office:value="3.06" calcext:value-type="float">
            <text:p>3.06</text:p>
          </table:table-cell>
          <table:table-cell table:formula="of:=[.H26]-[.H27]" office:value-type="float" office:value="2.32" calcext:value-type="float">
            <text:p>2.32</text:p>
          </table:table-cell>
          <table:table-cell table:formula="of:=[.I26]-[.I27]" office:value-type="float" office:value="1.67" calcext:value-type="float">
            <text:p>1.67</text:p>
          </table:table-cell>
          <table:table-cell table:formula="of:=[.J26]-[.J27]"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Mar 09, 2019</text:p>
          </table:table-cell>
          <table:table-cell office:value-type="float" office:value="3894.55" calcext:value-type="float">
            <text:p>3894.55</text:p>
          </table:table-cell>
          <table:table-cell office:value-type="float" office:value="3987.24" calcext:value-type="float">
            <text:p>3987.24</text:p>
          </table:table-cell>
          <table:table-cell office:value-type="float" office:value="3892.39" calcext:value-type="float">
            <text:p>3892.39</text:p>
          </table:table-cell>
          <table:table-cell office:value-type="float" office:value="3963.31" calcext:value-type="float">
            <text:p>3963.31</text:p>
          </table:table-cell>
          <table:table-cell office:value-type="float" office:value="10796103518" calcext:value-type="float">
            <text:p>10796103518</text:p>
          </table:table-cell>
          <table:table-cell office:value-type="float" office:value="69674508655" calcext:value-type="float">
            <text:p>69674508655</text:p>
          </table:table-cell>
          <table:table-cell table:formula="of:=ROUND(([.B27]-[.B28])/[.B28]*100;2)" office:value-type="float" office:value="-0.48" calcext:value-type="float">
            <text:p>-0.48</text:p>
          </table:table-cell>
          <table:table-cell table:formula="of:=ROUND(([.B27]-[.B30])/[.B30]*100; 2)" office:value-type="float" office:value="-0.06" calcext:value-type="float">
            <text:p>-0.06</text:p>
          </table:table-cell>
          <table:table-cell table:formula="of:=ROUND(([.B27]-[.B32])/[.B32]*100; 2)" office:value-type="float" office:value="1.29" calcext:value-type="float">
            <text:p>1.29</text:p>
          </table:table-cell>
          <table:table-cell table:formula="of:=ROUND(([.B27]-[.B37])/[.B37]*100; 2)" office:value-type="float" office:value="0.96" calcext:value-type="float">
            <text:p>0.96</text:p>
          </table:table-cell>
          <table:table-cell table:formula="of:=[.H27]-[.H28]" office:value-type="float" office:value="-0.73" calcext:value-type="float">
            <text:p>-0.73</text:p>
          </table:table-cell>
          <table:table-cell table:formula="of:=[.I27]-[.I28]" office:value-type="float" office:value="-4.14" calcext:value-type="float">
            <text:p>-4.14</text:p>
          </table:table-cell>
          <table:table-cell table:formula="of:=[.J27]-[.J28]" office:value-type="float" office:value="-0.03" calcext:value-type="float">
            <text:p>-0.03</text:p>
          </table:table-cell>
        </table:table-row>
        <table:table-row table:style-name="ro1">
          <table:table-cell office:value-type="string" calcext:value-type="string">
            <text:p>Mar 08, 2019</text:p>
          </table:table-cell>
          <table:table-cell office:value-type="float" office:value="3913.23" calcext:value-type="float">
            <text:p>3913.23</text:p>
          </table:table-cell>
          <table:table-cell office:value-type="float" office:value="3950.43" calcext:value-type="float">
            <text:p>3950.43</text:p>
          </table:table-cell>
          <table:table-cell office:value-type="float" office:value="3875.23" calcext:value-type="float">
            <text:p>3875.23</text:p>
          </table:table-cell>
          <table:table-cell office:value-type="float" office:value="3901.13" calcext:value-type="float">
            <text:p>3901.13</text:p>
          </table:table-cell>
          <table:table-cell office:value-type="float" office:value="10638638944" calcext:value-type="float">
            <text:p>10638638944</text:p>
          </table:table-cell>
          <table:table-cell office:value-type="float" office:value="68574579320" calcext:value-type="float">
            <text:p>68574579320</text:p>
          </table:table-cell>
          <table:table-cell table:formula="of:=ROUND(([.B28]-[.B29])/[.B29]*100;2)" office:value-type="float" office:value="0.25" calcext:value-type="float">
            <text:p>0.25</text:p>
          </table:table-cell>
          <table:table-cell table:formula="of:=ROUND(([.B28]-[.B31])/[.B31]*100; 2)" office:value-type="float" office:value="4.08" calcext:value-type="float">
            <text:p>4.08</text:p>
          </table:table-cell>
          <table:table-cell table:formula="of:=ROUND(([.B28]-[.B33])/[.B33]*100; 2)" office:value-type="float" office:value="1.32" calcext:value-type="float">
            <text:p>1.32</text:p>
          </table:table-cell>
          <table:table-cell table:formula="of:=ROUND(([.B28]-[.B38])/[.B38]*100; 2)" office:value-type="float" office:value="0.89" calcext:value-type="float">
            <text:p>0.89</text:p>
          </table:table-cell>
          <table:table-cell table:formula="of:=[.H28]-[.H29]" office:value-type="float" office:value="0.09" calcext:value-type="float">
            <text:p>0.09</text:p>
          </table:table-cell>
          <table:table-cell table:formula="of:=[.I28]-[.I29]" office:value-type="float" office:value="2.56" calcext:value-type="float">
            <text:p>2.56</text:p>
          </table:table-cell>
          <table:table-cell table:formula="of:=[.J28]-[.J29]" office:value-type="float" office:value="0.0700000000000001" calcext:value-type="float">
            <text:p>0.07</text:p>
          </table:table-cell>
        </table:table-row>
        <table:table-row table:style-name="ro1">
          <table:table-cell office:value-type="string" calcext:value-type="string">
            <text:p>Mar 07, 2019</text:p>
          </table:table-cell>
          <table:table-cell office:value-type="float" office:value="3903.38" calcext:value-type="float">
            <text:p>3903.38</text:p>
          </table:table-cell>
          <table:table-cell office:value-type="float" office:value="3939.37" calcext:value-type="float">
            <text:p>3939.37</text:p>
          </table:table-cell>
          <table:table-cell office:value-type="float" office:value="3894.11" calcext:value-type="float">
            <text:p>3894.11</text:p>
          </table:table-cell>
          <table:table-cell office:value-type="float" office:value="3911.48" calcext:value-type="float">
            <text:p>3911.48</text:p>
          </table:table-cell>
          <table:table-cell office:value-type="float" office:value="9584165519" calcext:value-type="float">
            <text:p>9584165519</text:p>
          </table:table-cell>
          <table:table-cell office:value-type="float" office:value="68749421311" calcext:value-type="float">
            <text:p>68749421311</text:p>
          </table:table-cell>
          <table:table-cell table:formula="of:=ROUND(([.B29]-[.B30])/[.B30]*100;2)" office:value-type="float" office:value="0.16" calcext:value-type="float">
            <text:p>0.16</text:p>
          </table:table-cell>
          <table:table-cell table:formula="of:=ROUND(([.B29]-[.B32])/[.B32]*100; 2)" office:value-type="float" office:value="1.52" calcext:value-type="float">
            <text:p>1.52</text:p>
          </table:table-cell>
          <table:table-cell table:formula="of:=ROUND(([.B29]-[.B34])/[.B34]*100; 2)" office:value-type="float" office:value="1.25" calcext:value-type="float">
            <text:p>1.25</text:p>
          </table:table-cell>
          <table:table-cell table:formula="of:=ROUND(([.B29]-[.B39])/[.B39]*100; 2)" office:value-type="float" office:value="2.53" calcext:value-type="float">
            <text:p>2.53</text:p>
          </table:table-cell>
          <table:table-cell table:formula="of:=[.H29]-[.H30]" office:value-type="float" office:value="-3.49" calcext:value-type="float">
            <text:p>-3.49</text:p>
          </table:table-cell>
          <table:table-cell table:formula="of:=[.I29]-[.I30]" office:value-type="float" office:value="0.62" calcext:value-type="float">
            <text:p>0.62</text:p>
          </table:table-cell>
          <table:table-cell table:formula="of:=[.J29]-[.J30]"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Mar 06, 2019</text:p>
          </table:table-cell>
          <table:table-cell office:value-type="float" office:value="3897.08" calcext:value-type="float">
            <text:p>3897.08</text:p>
          </table:table-cell>
          <table:table-cell office:value-type="float" office:value="3919.51" calcext:value-type="float">
            <text:p>3919.51</text:p>
          </table:table-cell>
          <table:table-cell office:value-type="float" office:value="3871.46" calcext:value-type="float">
            <text:p>3871.46</text:p>
          </table:table-cell>
          <table:table-cell office:value-type="float" office:value="3903.94" calcext:value-type="float">
            <text:p>3903.94</text:p>
          </table:table-cell>
          <table:table-cell office:value-type="float" office:value="9175291529" calcext:value-type="float">
            <text:p>9175291529</text:p>
          </table:table-cell>
          <table:table-cell office:value-type="float" office:value="68609885776" calcext:value-type="float">
            <text:p>68609885776</text:p>
          </table:table-cell>
          <table:table-cell table:formula="of:=ROUND(([.B30]-[.B31])/[.B31]*100;2)" office:value-type="float" office:value="3.65" calcext:value-type="float">
            <text:p>3.65</text:p>
          </table:table-cell>
          <table:table-cell table:formula="of:=ROUND(([.B30]-[.B33])/[.B33]*100; 2)" office:value-type="float" office:value="0.9" calcext:value-type="float">
            <text:p>0.9</text:p>
          </table:table-cell>
          <table:table-cell table:formula="of:=ROUND(([.B30]-[.B35])/[.B35]*100; 2)" office:value-type="float" office:value="1.12" calcext:value-type="float">
            <text:p>1.12</text:p>
          </table:table-cell>
          <table:table-cell table:formula="of:=ROUND(([.B30]-[.B40])/[.B40]*100; 2)" office:value-type="float" office:value="-5.99" calcext:value-type="float">
            <text:p>-5.99</text:p>
          </table:table-cell>
          <table:table-cell table:formula="of:=[.H30]-[.H31]" office:value-type="float" office:value="5.87" calcext:value-type="float">
            <text:p>5.87</text:p>
          </table:table-cell>
          <table:table-cell table:formula="of:=[.I30]-[.I31]" office:value-type="float" office:value="3.38" calcext:value-type="float">
            <text:p>3.38</text:p>
          </table:table-cell>
          <table:table-cell table:formula="of:=[.J30]-[.J31]"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Mar 05, 2019</text:p>
          </table:table-cell>
          <table:table-cell office:value-type="float" office:value="3759.83" calcext:value-type="float">
            <text:p>3759.83</text:p>
          </table:table-cell>
          <table:table-cell office:value-type="float" office:value="3903.92" calcext:value-type="float">
            <text:p>3903.92</text:p>
          </table:table-cell>
          <table:table-cell office:value-type="float" office:value="3745.18" calcext:value-type="float">
            <text:p>3745.18</text:p>
          </table:table-cell>
          <table:table-cell office:value-type="float" office:value="3896.38" calcext:value-type="float">
            <text:p>3896.38</text:p>
          </table:table-cell>
          <table:table-cell office:value-type="float" office:value="10174126415" calcext:value-type="float">
            <text:p>10174126415</text:p>
          </table:table-cell>
          <table:table-cell office:value-type="float" office:value="68470655400" calcext:value-type="float">
            <text:p>68470655400</text:p>
          </table:table-cell>
          <table:table-cell table:formula="of:=ROUND(([.B31]-[.B32])/[.B32]*100;2)" office:value-type="float" office:value="-2.22" calcext:value-type="float">
            <text:p>-2.22</text:p>
          </table:table-cell>
          <table:table-cell table:formula="of:=ROUND(([.B31]-[.B34])/[.B34]*100; 2)" office:value-type="float" office:value="-2.48" calcext:value-type="float">
            <text:p>-2.48</text:p>
          </table:table-cell>
          <table:table-cell table:formula="of:=ROUND(([.B31]-[.B36])/[.B36]*100; 2)" office:value-type="float" office:value="-2.3" calcext:value-type="float">
            <text:p>-2.3</text:p>
          </table:table-cell>
          <table:table-cell table:formula="of:=ROUND(([.B31]-[.B41])/[.B41]*100; 2)" office:value-type="float" office:value="-5.98" calcext:value-type="float">
            <text:p>-5.98</text:p>
          </table:table-cell>
          <table:table-cell table:formula="of:=[.H31]-[.H32]" office:value-type="float" office:value="-1.78" calcext:value-type="float">
            <text:p>-1.78</text:p>
          </table:table-cell>
          <table:table-cell table:formula="of:=[.I31]-[.I32]" office:value-type="float" office:value="-2.26" calcext:value-type="float">
            <text:p>-2.26</text:p>
          </table:table-cell>
          <table:table-cell table:formula="of:=[.J31]-[.J32]" office:value-type="float" office:value="-1.98" calcext:value-type="float">
            <text:p>-1.98</text:p>
          </table:table-cell>
        </table:table-row>
        <table:table-row table:style-name="ro1">
          <table:table-cell office:value-type="string" calcext:value-type="string">
            <text:p>Mar 04, 2019</text:p>
          </table:table-cell>
          <table:table-cell office:value-type="float" office:value="3845.09" calcext:value-type="float">
            <text:p>3845.09</text:p>
          </table:table-cell>
          <table:table-cell office:value-type="float" office:value="3867.38" calcext:value-type="float">
            <text:p>3867.38</text:p>
          </table:table-cell>
          <table:table-cell office:value-type="float" office:value="3733.75" calcext:value-type="float">
            <text:p>3733.75</text:p>
          </table:table-cell>
          <table:table-cell office:value-type="float" office:value="3761.56" calcext:value-type="float">
            <text:p>3761.56</text:p>
          </table:table-cell>
          <table:table-cell office:value-type="float" office:value="9029175788" calcext:value-type="float">
            <text:p>9029175788</text:p>
          </table:table-cell>
          <table:table-cell office:value-type="float" office:value="66094551587" calcext:value-type="float">
            <text:p>66094551587</text:p>
          </table:table-cell>
          <table:table-cell table:formula="of:=ROUND(([.B32]-[.B33])/[.B33]*100;2)" office:value-type="float" office:value="-0.44" calcext:value-type="float">
            <text:p>-0.44</text:p>
          </table:table-cell>
          <table:table-cell table:formula="of:=ROUND(([.B32]-[.B35])/[.B35]*100; 2)" office:value-type="float" office:value="-0.22" calcext:value-type="float">
            <text:p>-0.22</text:p>
          </table:table-cell>
          <table:table-cell table:formula="of:=ROUND(([.B32]-[.B37])/[.B37]*100; 2)" office:value-type="float" office:value="-0.32" calcext:value-type="float">
            <text:p>-0.32</text:p>
          </table:table-cell>
          <table:table-cell table:formula="of:=ROUND(([.B32]-[.B42])/[.B42]*100; 2)" office:value-type="float" office:value="-2.72" calcext:value-type="float">
            <text:p>-2.72</text:p>
          </table:table-cell>
          <table:table-cell table:formula="of:=[.H32]-[.H33]" office:value-type="float" office:value="-0.62" calcext:value-type="float">
            <text:p>-0.62</text:p>
          </table:table-cell>
          <table:table-cell table:formula="of:=[.I32]-[.I33]" office:value-type="float" office:value="-0.58" calcext:value-type="float">
            <text:p>-0.58</text:p>
          </table:table-cell>
          <table:table-cell table:formula="of:=[.J32]-[.J33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Mar 03, 2019</text:p>
          </table:table-cell>
          <table:table-cell office:value-type="float" office:value="3862.27" calcext:value-type="float">
            <text:p>3862.27</text:p>
          </table:table-cell>
          <table:table-cell office:value-type="float" office:value="3875.48" calcext:value-type="float">
            <text:p>3875.48</text:p>
          </table:table-cell>
          <table:table-cell office:value-type="float" office:value="3836.91" calcext:value-type="float">
            <text:p>3836.91</text:p>
          </table:table-cell>
          <table:table-cell office:value-type="float" office:value="3847.18" calcext:value-type="float">
            <text:p>3847.18</text:p>
          </table:table-cell>
          <table:table-cell office:value-type="float" office:value="7253558152" calcext:value-type="float">
            <text:p>7253558152</text:p>
          </table:table-cell>
          <table:table-cell office:value-type="float" office:value="67592376373" calcext:value-type="float">
            <text:p>67592376373</text:p>
          </table:table-cell>
          <table:table-cell table:formula="of:=ROUND(([.B33]-[.B34])/[.B34]*100;2)" office:value-type="float" office:value="0.18" calcext:value-type="float">
            <text:p>0.18</text:p>
          </table:table-cell>
          <table:table-cell table:formula="of:=ROUND(([.B33]-[.B36])/[.B36]*100; 2)" office:value-type="float" office:value="0.36" calcext:value-type="float">
            <text:p>0.36</text:p>
          </table:table-cell>
          <table:table-cell table:formula="of:=ROUND(([.B33]-[.B38])/[.B38]*100; 2)" office:value-type="float" office:value="-0.42" calcext:value-type="float">
            <text:p>-0.42</text:p>
          </table:table-cell>
          <table:table-cell table:formula="of:=ROUND(([.B33]-[.B43])/[.B43]*100; 2)" office:value-type="float" office:value="-3.45" calcext:value-type="float">
            <text:p>-3.45</text:p>
          </table:table-cell>
          <table:table-cell table:formula="of:=[.H33]-[.H34]" office:value-type="float" office:value="0.14" calcext:value-type="float">
            <text:p>0.14</text:p>
          </table:table-cell>
          <table:table-cell table:formula="of:=[.I33]-[.I34]" office:value-type="float" office:value="0.42" calcext:value-type="float">
            <text:p>0.42</text:p>
          </table:table-cell>
          <table:table-cell table:formula="of:=[.J33]-[.J34]" office:value-type="float" office:value="-1.69" calcext:value-type="float">
            <text:p>-1.69</text:p>
          </table:table-cell>
        </table:table-row>
        <table:table-row table:style-name="ro1">
          <table:table-cell office:value-type="string" calcext:value-type="string">
            <text:p>Mar 02, 2019</text:p>
          </table:table-cell>
          <table:table-cell office:value-type="float" office:value="3855.32" calcext:value-type="float">
            <text:p>3855.32</text:p>
          </table:table-cell>
          <table:table-cell office:value-type="float" office:value="3874.61" calcext:value-type="float">
            <text:p>3874.61</text:p>
          </table:table-cell>
          <table:table-cell office:value-type="float" office:value="3832.13" calcext:value-type="float">
            <text:p>3832.13</text:p>
          </table:table-cell>
          <table:table-cell office:value-type="float" office:value="3864.42" calcext:value-type="float">
            <text:p>3864.42</text:p>
          </table:table-cell>
          <table:table-cell office:value-type="float" office:value="7578786076" calcext:value-type="float">
            <text:p>7578786076</text:p>
          </table:table-cell>
          <table:table-cell office:value-type="float" office:value="67888255371" calcext:value-type="float">
            <text:p>67888255371</text:p>
          </table:table-cell>
          <table:table-cell table:formula="of:=ROUND(([.B34]-[.B35])/[.B35]*100;2)" office:value-type="float" office:value="0.04" calcext:value-type="float">
            <text:p>0.04</text:p>
          </table:table-cell>
          <table:table-cell table:formula="of:=ROUND(([.B34]-[.B37])/[.B37]*100; 2)" office:value-type="float" office:value="-0.06" calcext:value-type="float">
            <text:p>-0.06</text:p>
          </table:table-cell>
          <table:table-cell table:formula="of:=ROUND(([.B34]-[.B39])/[.B39]*100; 2)" office:value-type="float" office:value="1.27" calcext:value-type="float">
            <text:p>1.27</text:p>
          </table:table-cell>
          <table:table-cell table:formula="of:=ROUND(([.B34]-[.B44])/[.B44]*100; 2)" office:value-type="float" office:value="-2.31" calcext:value-type="float">
            <text:p>-2.31</text:p>
          </table:table-cell>
          <table:table-cell table:formula="of:=[.H34]-[.H35]" office:value-type="float" office:value="-0.1" calcext:value-type="float">
            <text:p>-0.1</text:p>
          </table:table-cell>
          <table:table-cell table:formula="of:=[.I34]-[.I35]" office:value-type="float" office:value="0.58" calcext:value-type="float">
            <text:p>0.58</text:p>
          </table:table-cell>
          <table:table-cell table:formula="of:=[.J34]-[.J35]" office:value-type="float" office:value="8.31" calcext:value-type="float">
            <text:p>8.31</text:p>
          </table:table-cell>
        </table:table-row>
        <table:table-row table:style-name="ro1">
          <table:table-cell office:value-type="string" calcext:value-type="string">
            <text:p>Mar 01, 2019</text:p>
          </table:table-cell>
          <table:table-cell office:value-type="float" office:value="3853.76" calcext:value-type="float">
            <text:p>3853.76</text:p>
          </table:table-cell>
          <table:table-cell office:value-type="float" office:value="3907.8" calcext:value-type="float">
            <text:p>3907.8</text:p>
          </table:table-cell>
          <table:table-cell office:value-type="float" office:value="3851.69" calcext:value-type="float">
            <text:p>3851.69</text:p>
          </table:table-cell>
          <table:table-cell office:value-type="float" office:value="3859.58" calcext:value-type="float">
            <text:p>3859.58</text:p>
          </table:table-cell>
          <table:table-cell office:value-type="float" office:value="7661247975" calcext:value-type="float">
            <text:p>7661247975</text:p>
          </table:table-cell>
          <table:table-cell office:value-type="float" office:value="67796965743" calcext:value-type="float">
            <text:p>67796965743</text:p>
          </table:table-cell>
          <table:table-cell table:formula="of:=ROUND(([.B35]-[.B36])/[.B36]*100;2)" office:value-type="float" office:value="0.14" calcext:value-type="float">
            <text:p>0.14</text:p>
          </table:table-cell>
          <table:table-cell table:formula="of:=ROUND(([.B35]-[.B38])/[.B38]*100; 2)" office:value-type="float" office:value="-0.64" calcext:value-type="float">
            <text:p>-0.64</text:p>
          </table:table-cell>
          <table:table-cell table:formula="of:=ROUND(([.B35]-[.B40])/[.B40]*100; 2)" office:value-type="float" office:value="-7.04" calcext:value-type="float">
            <text:p>-7.04</text:p>
          </table:table-cell>
          <table:table-cell table:formula="of:=ROUND(([.B35]-[.B45])/[.B45]*100; 2)" office:value-type="float" office:value="-1.48" calcext:value-type="float">
            <text:p>-1.48</text:p>
          </table:table-cell>
          <table:table-cell table:formula="of:=[.H35]-[.H36]" office:value-type="float" office:value="0.38" calcext:value-type="float">
            <text:p>0.38</text:p>
          </table:table-cell>
          <table:table-cell table:formula="of:=[.I35]-[.I36]" office:value-type="float" office:value="-1.72" calcext:value-type="float">
            <text:p>-1.72</text:p>
          </table:table-cell>
          <table:table-cell table:formula="of:=[.J35]-[.J36]" office:value-type="float" office:value="-3.27" calcext:value-type="float">
            <text:p>-3.27</text:p>
          </table:table-cell>
        </table:table-row>
        <table:table-row table:style-name="ro1">
          <table:table-cell office:value-type="string" calcext:value-type="string">
            <text:p>Feb 28, 2019</text:p>
          </table:table-cell>
          <table:table-cell office:value-type="float" office:value="3848.26" calcext:value-type="float">
            <text:p>3848.26</text:p>
          </table:table-cell>
          <table:table-cell office:value-type="float" office:value="3906.06" calcext:value-type="float">
            <text:p>3906.06</text:p>
          </table:table-cell>
          <table:table-cell office:value-type="float" office:value="3845.82" calcext:value-type="float">
            <text:p>3845.82</text:p>
          </table:table-cell>
          <table:table-cell office:value-type="float" office:value="3854.79" calcext:value-type="float">
            <text:p>3854.79</text:p>
          </table:table-cell>
          <table:table-cell office:value-type="float" office:value="8399767798" calcext:value-type="float">
            <text:p>8399767798</text:p>
          </table:table-cell>
          <table:table-cell office:value-type="float" office:value="67704774107" calcext:value-type="float">
            <text:p>67704774107</text:p>
          </table:table-cell>
          <table:table-cell table:formula="of:=ROUND(([.B36]-[.B37])/[.B37]*100;2)" office:value-type="float" office:value="-0.24" calcext:value-type="float">
            <text:p>-0.24</text:p>
          </table:table-cell>
          <table:table-cell table:formula="of:=ROUND(([.B36]-[.B39])/[.B39]*100; 2)" office:value-type="float" office:value="1.08" calcext:value-type="float">
            <text:p>1.08</text:p>
          </table:table-cell>
          <table:table-cell table:formula="of:=ROUND(([.B36]-[.B41])/[.B41]*100; 2)" office:value-type="float" office:value="-3.77" calcext:value-type="float">
            <text:p>-3.77</text:p>
          </table:table-cell>
          <table:table-cell table:formula="of:=ROUND(([.B36]-[.B46])/[.B46]*100; 2)" office:value-type="float" office:value="4.82" calcext:value-type="float">
            <text:p>4.82</text:p>
          </table:table-cell>
          <table:table-cell table:formula="of:=[.H36]-[.H37]" office:value-type="float" office:value="0.31" calcext:value-type="float">
            <text:p>0.31</text:p>
          </table:table-cell>
          <table:table-cell table:formula="of:=[.I36]-[.I37]" office:value-type="float" office:value="8.03" calcext:value-type="float">
            <text:p>8.03</text:p>
          </table:table-cell>
          <table:table-cell table:formula="of:=[.J36]-[.J37]" office:value-type="float" office:value="-1.37" calcext:value-type="float">
            <text:p>-1.37</text:p>
          </table:table-cell>
        </table:table-row>
        <table:table-row table:style-name="ro1">
          <table:table-cell office:value-type="string" calcext:value-type="string">
            <text:p>Feb 27, 2019</text:p>
          </table:table-cell>
          <table:table-cell office:value-type="float" office:value="3857.48" calcext:value-type="float">
            <text:p>3857.48</text:p>
          </table:table-cell>
          <table:table-cell office:value-type="float" office:value="3888.8" calcext:value-type="float">
            <text:p>3888.8</text:p>
          </table:table-cell>
          <table:table-cell office:value-type="float" office:value="3787.06" calcext:value-type="float">
            <text:p>3787.06</text:p>
          </table:table-cell>
          <table:table-cell office:value-type="float" office:value="3851.05" calcext:value-type="float">
            <text:p>3851.05</text:p>
          </table:table-cell>
          <table:table-cell office:value-type="float" office:value="8301309684" calcext:value-type="float">
            <text:p>8301309684</text:p>
          </table:table-cell>
          <table:table-cell office:value-type="float" office:value="67631949500" calcext:value-type="float">
            <text:p>67631949500</text:p>
          </table:table-cell>
          <table:table-cell table:formula="of:=ROUND(([.B37]-[.B38])/[.B38]*100;2)" office:value-type="float" office:value="-0.55" calcext:value-type="float">
            <text:p>-0.55</text:p>
          </table:table-cell>
          <table:table-cell table:formula="of:=ROUND(([.B37]-[.B40])/[.B40]*100; 2)" office:value-type="float" office:value="-6.95" calcext:value-type="float">
            <text:p>-6.95</text:p>
          </table:table-cell>
          <table:table-cell table:formula="of:=ROUND(([.B37]-[.B42])/[.B42]*100; 2)" office:value-type="float" office:value="-2.4" calcext:value-type="float">
            <text:p>-2.4</text:p>
          </table:table-cell>
          <table:table-cell table:formula="of:=ROUND(([.B37]-[.B47])/[.B47]*100; 2)" office:value-type="float" office:value="6.17" calcext:value-type="float">
            <text:p>6.17</text:p>
          </table:table-cell>
          <table:table-cell table:formula="of:=[.H37]-[.H38]" office:value-type="float" office:value="-2.43" calcext:value-type="float">
            <text:p>-2.43</text:p>
          </table:table-cell>
          <table:table-cell table:formula="of:=[.I37]-[.I38]" office:value-type="float" office:value="-3.94" calcext:value-type="float">
            <text:p>-3.94</text:p>
          </table:table-cell>
          <table:table-cell table:formula="of:=[.J37]-[.J38]"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Feb 26, 2019</text:p>
          </table:table-cell>
          <table:table-cell office:value-type="float" office:value="3878.7" calcext:value-type="float">
            <text:p>3878.7</text:p>
          </table:table-cell>
          <table:table-cell office:value-type="float" office:value="3891.58" calcext:value-type="float">
            <text:p>3891.58</text:p>
          </table:table-cell>
          <table:table-cell office:value-type="float" office:value="3837.99" calcext:value-type="float">
            <text:p>3837.99</text:p>
          </table:table-cell>
          <table:table-cell office:value-type="float" office:value="3854.36" calcext:value-type="float">
            <text:p>3854.36</text:p>
          </table:table-cell>
          <table:table-cell office:value-type="float" office:value="7931218996" calcext:value-type="float">
            <text:p>7931218996</text:p>
          </table:table-cell>
          <table:table-cell office:value-type="float" office:value="67683296223" calcext:value-type="float">
            <text:p>67683296223</text:p>
          </table:table-cell>
          <table:table-cell table:formula="of:=ROUND(([.B38]-[.B39])/[.B39]*100;2)" office:value-type="float" office:value="1.88" calcext:value-type="float">
            <text:p>1.88</text:p>
          </table:table-cell>
          <table:table-cell table:formula="of:=ROUND(([.B38]-[.B41])/[.B41]*100; 2)" office:value-type="float" office:value="-3.01" calcext:value-type="float">
            <text:p>-3.01</text:p>
          </table:table-cell>
          <table:table-cell table:formula="of:=ROUND(([.B38]-[.B43])/[.B43]*100; 2)" office:value-type="float" office:value="-3.04" calcext:value-type="float">
            <text:p>-3.04</text:p>
          </table:table-cell>
          <table:table-cell table:formula="of:=ROUND(([.B38]-[.B48])/[.B48]*100; 2)" office:value-type="float" office:value="7.29" calcext:value-type="float">
            <text:p>7.29</text:p>
          </table:table-cell>
          <table:table-cell table:formula="of:=[.H38]-[.H39]" office:value-type="float" office:value="10.04" calcext:value-type="float">
            <text:p>10.04</text:p>
          </table:table-cell>
          <table:table-cell table:formula="of:=[.I38]-[.I39]" office:value-type="float" office:value="0.67" calcext:value-type="float">
            <text:p>0.67</text:p>
          </table:table-cell>
          <table:table-cell table:formula="of:=[.J38]-[.J39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Feb 25, 2019</text:p>
          </table:table-cell>
          <table:table-cell office:value-type="float" office:value="3807" calcext:value-type="float">
            <text:p>3807</text:p>
          </table:table-cell>
          <table:table-cell office:value-type="float" office:value="3913.71" calcext:value-type="float">
            <text:p>3913.71</text:p>
          </table:table-cell>
          <table:table-cell office:value-type="float" office:value="3807" calcext:value-type="float">
            <text:p>3807</text:p>
          </table:table-cell>
          <table:table-cell office:value-type="float" office:value="3882.7" calcext:value-type="float">
            <text:p>3882.7</text:p>
          </table:table-cell>
          <table:table-cell office:value-type="float" office:value="9318796067" calcext:value-type="float">
            <text:p>9318796067</text:p>
          </table:table-cell>
          <table:table-cell office:value-type="float" office:value="68173204651" calcext:value-type="float">
            <text:p>68173204651</text:p>
          </table:table-cell>
          <table:table-cell table:formula="of:=ROUND(([.B39]-[.B40])/[.B40]*100;2)" office:value-type="float" office:value="-8.16" calcext:value-type="float">
            <text:p>-8.16</text:p>
          </table:table-cell>
          <table:table-cell table:formula="of:=ROUND(([.B39]-[.B42])/[.B42]*100; 2)" office:value-type="float" office:value="-3.68" calcext:value-type="float">
            <text:p>-3.68</text:p>
          </table:table-cell>
          <table:table-cell table:formula="of:=ROUND(([.B39]-[.B44])/[.B44]*100; 2)" office:value-type="float" office:value="-3.54" calcext:value-type="float">
            <text:p>-3.54</text:p>
          </table:table-cell>
          <table:table-cell table:formula="of:=ROUND(([.B39]-[.B49])/[.B49]*100; 2)" office:value-type="float" office:value="5.24" calcext:value-type="float">
            <text:p>5.24</text:p>
          </table:table-cell>
          <table:table-cell table:formula="of:=[.H39]-[.H40]" office:value-type="float" office:value="-11.82" calcext:value-type="float">
            <text:p>-11.82</text:p>
          </table:table-cell>
          <table:table-cell table:formula="of:=[.I39]-[.I40]" office:value-type="float" office:value="-7.31" calcext:value-type="float">
            <text:p>-7.31</text:p>
          </table:table-cell>
          <table:table-cell table:formula="of:=[.J39]-[.J40]" office:value-type="float" office:value="-9.52" calcext:value-type="float">
            <text:p>-9.52</text:p>
          </table:table-cell>
        </table:table-row>
        <table:table-row table:style-name="ro1">
          <table:table-cell office:value-type="string" calcext:value-type="string">
            <text:p>Feb 24, 2019</text:p>
          </table:table-cell>
          <table:table-cell office:value-type="float" office:value="4145.46" calcext:value-type="float">
            <text:p>4145.46</text:p>
          </table:table-cell>
          <table:table-cell office:value-type="float" office:value="4210.64" calcext:value-type="float">
            <text:p>4210.64</text:p>
          </table:table-cell>
          <table:table-cell office:value-type="float" office:value="3793.71" calcext:value-type="float">
            <text:p>3793.71</text:p>
          </table:table-cell>
          <table:table-cell office:value-type="float" office:value="3810.43" calcext:value-type="float">
            <text:p>3810.43</text:p>
          </table:table-cell>
          <table:table-cell office:value-type="float" office:value="10794227451" calcext:value-type="float">
            <text:p>10794227451</text:p>
          </table:table-cell>
          <table:table-cell office:value-type="float" office:value="66897483404" calcext:value-type="float">
            <text:p>66897483404</text:p>
          </table:table-cell>
          <table:table-cell table:formula="of:=ROUND(([.B40]-[.B41])/[.B41]*100;2)" office:value-type="float" office:value="3.66" calcext:value-type="float">
            <text:p>3.66</text:p>
          </table:table-cell>
          <table:table-cell table:formula="of:=ROUND(([.B40]-[.B43])/[.B43]*100; 2)" office:value-type="float" office:value="3.63" calcext:value-type="float">
            <text:p>3.63</text:p>
          </table:table-cell>
          <table:table-cell table:formula="of:=ROUND(([.B40]-[.B45])/[.B45]*100; 2)" office:value-type="float" office:value="5.98" calcext:value-type="float">
            <text:p>5.98</text:p>
          </table:table-cell>
          <table:table-cell table:formula="of:=ROUND(([.B40]-[.B50])/[.B50]*100; 2)" office:value-type="float" office:value="14.16" calcext:value-type="float">
            <text:p>14.16</text:p>
          </table:table-cell>
          <table:table-cell table:formula="of:=[.H40]-[.H41]" office:value-type="float" office:value="2.48" calcext:value-type="float">
            <text:p>2.48</text:p>
          </table:table-cell>
          <table:table-cell table:formula="of:=[.I40]-[.I41]" office:value-type="float" office:value="2.31" calcext:value-type="float">
            <text:p>2.31</text:p>
          </table:table-cell>
          <table:table-cell table:formula="of:=[.J40]-[.J41]" office:value-type="float" office:value="-2.94" calcext:value-type="float">
            <text:p>-2.94</text:p>
          </table:table-cell>
        </table:table-row>
        <table:table-row table:style-name="ro1">
          <table:table-cell office:value-type="string" calcext:value-type="string">
            <text:p>Feb 23, 2019</text:p>
          </table:table-cell>
          <table:table-cell office:value-type="float" office:value="3998.92" calcext:value-type="float">
            <text:p>3998.92</text:p>
          </table:table-cell>
          <table:table-cell office:value-type="float" office:value="4166.29" calcext:value-type="float">
            <text:p>4166.29</text:p>
          </table:table-cell>
          <table:table-cell office:value-type="float" office:value="3968.73" calcext:value-type="float">
            <text:p>3968.73</text:p>
          </table:table-cell>
          <table:table-cell office:value-type="float" office:value="4142.53" calcext:value-type="float">
            <text:p>4142.53</text:p>
          </table:table-cell>
          <table:table-cell office:value-type="float" office:value="8922258316" calcext:value-type="float">
            <text:p>8922258316</text:p>
          </table:table-cell>
          <table:table-cell office:value-type="float" office:value="72720867208" calcext:value-type="float">
            <text:p>72720867208</text:p>
          </table:table-cell>
          <table:table-cell table:formula="of:=ROUND(([.B41]-[.B42])/[.B42]*100;2)" office:value-type="float" office:value="1.18" calcext:value-type="float">
            <text:p>1.18</text:p>
          </table:table-cell>
          <table:table-cell table:formula="of:=ROUND(([.B41]-[.B44])/[.B44]*100; 2)" office:value-type="float" office:value="1.32" calcext:value-type="float">
            <text:p>1.32</text:p>
          </table:table-cell>
          <table:table-cell table:formula="of:=ROUND(([.B41]-[.B46])/[.B46]*100; 2)" office:value-type="float" office:value="8.92" calcext:value-type="float">
            <text:p>8.92</text:p>
          </table:table-cell>
          <table:table-cell table:formula="of:=ROUND(([.B41]-[.B51])/[.B51]*100; 2)" office:value-type="float" office:value="9.45" calcext:value-type="float">
            <text:p>9.45</text:p>
          </table:table-cell>
          <table:table-cell table:formula="of:=[.H41]-[.H42]" office:value-type="float" office:value="2.38" calcext:value-type="float">
            <text:p>2.38</text:p>
          </table:table-cell>
          <table:table-cell table:formula="of:=[.I41]-[.I42]" office:value-type="float" office:value="0.28" calcext:value-type="float">
            <text:p>0.28</text:p>
          </table:table-cell>
          <table:table-cell table:formula="of:=[.J41]-[.J42]" office:value-type="float" office:value="0.140000000000001" calcext:value-type="float">
            <text:p>0.140000000000001</text:p>
          </table:table-cell>
        </table:table-row>
        <table:table-row table:style-name="ro1">
          <table:table-cell office:value-type="string" calcext:value-type="string">
            <text:p>Feb 22, 2019</text:p>
          </table:table-cell>
          <table:table-cell office:value-type="float" office:value="3952.41" calcext:value-type="float">
            <text:p>3952.41</text:p>
          </table:table-cell>
          <table:table-cell office:value-type="float" office:value="4006.54" calcext:value-type="float">
            <text:p>4006.54</text:p>
          </table:table-cell>
          <table:table-cell office:value-type="float" office:value="3950.82" calcext:value-type="float">
            <text:p>3950.82</text:p>
          </table:table-cell>
          <table:table-cell office:value-type="float" office:value="4005.53" calcext:value-type="float">
            <text:p>4005.53</text:p>
          </table:table-cell>
          <table:table-cell office:value-type="float" office:value="7826525254" calcext:value-type="float">
            <text:p>7826525254</text:p>
          </table:table-cell>
          <table:table-cell office:value-type="float" office:value="70308555857" calcext:value-type="float">
            <text:p>70308555857</text:p>
          </table:table-cell>
          <table:table-cell table:formula="of:=ROUND(([.B42]-[.B43])/[.B43]*100;2)" office:value-type="float" office:value="-1.2" calcext:value-type="float">
            <text:p>-1.2</text:p>
          </table:table-cell>
          <table:table-cell table:formula="of:=ROUND(([.B42]-[.B45])/[.B45]*100; 2)" office:value-type="float" office:value="1.04" calcext:value-type="float">
            <text:p>1.04</text:p>
          </table:table-cell>
          <table:table-cell table:formula="of:=ROUND(([.B42]-[.B47])/[.B47]*100; 2)" office:value-type="float" office:value="8.78" calcext:value-type="float">
            <text:p>8.78</text:p>
          </table:table-cell>
          <table:table-cell table:formula="of:=ROUND(([.B42]-[.B52])/[.B52]*100; 2)" office:value-type="float" office:value="8.5" calcext:value-type="float">
            <text:p>8.5</text:p>
          </table:table-cell>
          <table:table-cell table:formula="of:=[.H42]-[.H43]" office:value-type="float" office:value="-2.56" calcext:value-type="float">
            <text:p>-2.56</text:p>
          </table:table-cell>
          <table:table-cell table:formula="of:=[.I42]-[.I43]" office:value-type="float" office:value="-7.92" calcext:value-type="float">
            <text:p>-7.92</text:p>
          </table:table-cell>
          <table:table-cell table:formula="of:=[.J42]-[.J43]" office:value-type="float" office:value="-1.87" calcext:value-type="float">
            <text:p>-1.87</text:p>
          </table:table-cell>
        </table:table-row>
        <table:table-row table:style-name="ro1">
          <table:table-cell office:value-type="string" calcext:value-type="string">
            <text:p>Feb 21, 2019</text:p>
          </table:table-cell>
          <table:table-cell office:value-type="float" office:value="4000.26" calcext:value-type="float">
            <text:p>4000.26</text:p>
          </table:table-cell>
          <table:table-cell office:value-type="float" office:value="4010.01" calcext:value-type="float">
            <text:p>4010.01</text:p>
          </table:table-cell>
          <table:table-cell office:value-type="float" office:value="3940.11" calcext:value-type="float">
            <text:p>3940.11</text:p>
          </table:table-cell>
          <table:table-cell office:value-type="float" office:value="3954.12" calcext:value-type="float">
            <text:p>3954.12</text:p>
          </table:table-cell>
          <table:table-cell office:value-type="float" office:value="7775128102" calcext:value-type="float">
            <text:p>7775128102</text:p>
          </table:table-cell>
          <table:table-cell office:value-type="float" office:value="69398333876" calcext:value-type="float">
            <text:p>69398333876</text:p>
          </table:table-cell>
          <table:table-cell table:formula="of:=ROUND(([.B43]-[.B44])/[.B44]*100;2)" office:value-type="float" office:value="1.36" calcext:value-type="float">
            <text:p>1.36</text:p>
          </table:table-cell>
          <table:table-cell table:formula="of:=ROUND(([.B43]-[.B46])/[.B46]*100; 2)" office:value-type="float" office:value="8.96" calcext:value-type="float">
            <text:p>8.96</text:p>
          </table:table-cell>
          <table:table-cell table:formula="of:=ROUND(([.B43]-[.B48])/[.B48]*100; 2)" office:value-type="float" office:value="10.65" calcext:value-type="float">
            <text:p>10.65</text:p>
          </table:table-cell>
          <table:table-cell table:formula="of:=ROUND(([.B43]-[.B53])/[.B53]*100; 2)" office:value-type="float" office:value="8.24" calcext:value-type="float">
            <text:p>8.24</text:p>
          </table:table-cell>
          <table:table-cell table:formula="of:=[.H43]-[.H44]" office:value-type="float" office:value="0.46" calcext:value-type="float">
            <text:p>0.46</text:p>
          </table:table-cell>
          <table:table-cell table:formula="of:=[.I43]-[.I44]" office:value-type="float" office:value="0.340000000000002" calcext:value-type="float">
            <text:p>0.340000000000002</text:p>
          </table:table-cell>
          <table:table-cell table:formula="of:=[.J43]-[.J44]"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Feb 20, 2019</text:p>
          </table:table-cell>
          <table:table-cell office:value-type="float" office:value="3946.68" calcext:value-type="float">
            <text:p>3946.68</text:p>
          </table:table-cell>
          <table:table-cell office:value-type="float" office:value="4000.49" calcext:value-type="float">
            <text:p>4000.49</text:p>
          </table:table-cell>
          <table:table-cell office:value-type="float" office:value="3926.25" calcext:value-type="float">
            <text:p>3926.25</text:p>
          </table:table-cell>
          <table:table-cell office:value-type="float" office:value="3999.82" calcext:value-type="float">
            <text:p>3999.82</text:p>
          </table:table-cell>
          <table:table-cell office:value-type="float" office:value="8693373948" calcext:value-type="float">
            <text:p>8693373948</text:p>
          </table:table-cell>
          <table:table-cell office:value-type="float" office:value="70194350042" calcext:value-type="float">
            <text:p>70194350042</text:p>
          </table:table-cell>
          <table:table-cell table:formula="of:=ROUND(([.B44]-[.B45])/[.B45]*100;2)" office:value-type="float" office:value="0.9" calcext:value-type="float">
            <text:p>0.9</text:p>
          </table:table-cell>
          <table:table-cell table:formula="of:=ROUND(([.B44]-[.B47])/[.B47]*100; 2)" office:value-type="float" office:value="8.62" calcext:value-type="float">
            <text:p>8.62</text:p>
          </table:table-cell>
          <table:table-cell table:formula="of:=ROUND(([.B44]-[.B49])/[.B49]*100; 2)" office:value-type="float" office:value="9.1" calcext:value-type="float">
            <text:p>9.1</text:p>
          </table:table-cell>
          <table:table-cell table:formula="of:=ROUND(([.B44]-[.B54])/[.B54]*100; 2)" office:value-type="float" office:value="7.45" calcext:value-type="float">
            <text:p>7.45</text:p>
          </table:table-cell>
          <table:table-cell table:formula="of:=[.H44]-[.H45]" office:value-type="float" office:value="-5.64" calcext:value-type="float">
            <text:p>-5.64</text:p>
          </table:table-cell>
          <table:table-cell table:formula="of:=[.I44]-[.I45]" office:value-type="float" office:value="0.42" calcext:value-type="float">
            <text:p>0.42</text:p>
          </table:table-cell>
          <table:table-cell table:formula="of:=[.J44]-[.J45]"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Feb 19, 2019</text:p>
          </table:table-cell>
          <table:table-cell office:value-type="float" office:value="3911.66" calcext:value-type="float">
            <text:p>3911.66</text:p>
          </table:table-cell>
          <table:table-cell office:value-type="float" office:value="4010.88" calcext:value-type="float">
            <text:p>4010.88</text:p>
          </table:table-cell>
          <table:table-cell office:value-type="float" office:value="3908.15" calcext:value-type="float">
            <text:p>3908.15</text:p>
          </table:table-cell>
          <table:table-cell office:value-type="float" office:value="3947.09" calcext:value-type="float">
            <text:p>3947.09</text:p>
          </table:table-cell>
          <table:table-cell office:value-type="float" office:value="9933626655" calcext:value-type="float">
            <text:p>9933626655</text:p>
          </table:table-cell>
          <table:table-cell office:value-type="float" office:value="69262673238" calcext:value-type="float">
            <text:p>69262673238</text:p>
          </table:table-cell>
          <table:table-cell table:formula="of:=ROUND(([.B45]-[.B46])/[.B46]*100;2)" office:value-type="float" office:value="6.54" calcext:value-type="float">
            <text:p>6.54</text:p>
          </table:table-cell>
          <table:table-cell table:formula="of:=ROUND(([.B45]-[.B48])/[.B48]*100; 2)" office:value-type="float" office:value="8.2" calcext:value-type="float">
            <text:p>8.2</text:p>
          </table:table-cell>
          <table:table-cell table:formula="of:=ROUND(([.B45]-[.B50])/[.B50]*100; 2)" office:value-type="float" office:value="7.72" calcext:value-type="float">
            <text:p>7.72</text:p>
          </table:table-cell>
          <table:table-cell table:formula="of:=ROUND(([.B45]-[.B55])/[.B55]*100; 2)" office:value-type="float" office:value="6.54" calcext:value-type="float">
            <text:p>6.54</text:p>
          </table:table-cell>
          <table:table-cell table:formula="of:=[.H45]-[.H46]" office:value-type="float" office:value="5.49" calcext:value-type="float">
            <text:p>5.49</text:p>
          </table:table-cell>
          <table:table-cell table:formula="of:=[.I45]-[.I46]" office:value-type="float" office:value="6.71" calcext:value-type="float">
            <text:p>6.71</text:p>
          </table:table-cell>
          <table:table-cell table:formula="of:=[.J45]-[.J46]" office:value-type="float" office:value="7.23" calcext:value-type="float">
            <text:p>7.23</text:p>
          </table:table-cell>
        </table:table-row>
        <table:table-row table:style-name="ro1">
          <table:table-cell office:value-type="string" calcext:value-type="string">
            <text:p>Feb 18, 2019</text:p>
          </table:table-cell>
          <table:table-cell office:value-type="float" office:value="3671.37" calcext:value-type="float">
            <text:p>3671.37</text:p>
          </table:table-cell>
          <table:table-cell office:value-type="float" office:value="3936.67" calcext:value-type="float">
            <text:p>3936.67</text:p>
          </table:table-cell>
          <table:table-cell office:value-type="float" office:value="3669.98" calcext:value-type="float">
            <text:p>3669.98</text:p>
          </table:table-cell>
          <table:table-cell office:value-type="float" office:value="3915.71" calcext:value-type="float">
            <text:p>3915.71</text:p>
          </table:table-cell>
          <table:table-cell office:value-type="float" office:value="9908216640" calcext:value-type="float">
            <text:p>9908216640</text:p>
          </table:table-cell>
          <table:table-cell office:value-type="float" office:value="68704389994" calcext:value-type="float">
            <text:p>68704389994</text:p>
          </table:table-cell>
          <table:table-cell table:formula="of:=ROUND(([.B46]-[.B47])/[.B47]*100;2)" office:value-type="float" office:value="1.05" calcext:value-type="float">
            <text:p>1.05</text:p>
          </table:table-cell>
          <table:table-cell table:formula="of:=ROUND(([.B46]-[.B49])/[.B49]*100; 2)" office:value-type="float" office:value="1.49" calcext:value-type="float">
            <text:p>1.49</text:p>
          </table:table-cell>
          <table:table-cell table:formula="of:=ROUND(([.B46]-[.B51])/[.B51]*100; 2)" office:value-type="float" office:value="0.49" calcext:value-type="float">
            <text:p>0.49</text:p>
          </table:table-cell>
          <table:table-cell table:formula="of:=ROUND(([.B46]-[.B56])/[.B56]*100; 2)" office:value-type="float" office:value="7.94" calcext:value-type="float">
            <text:p>7.94</text:p>
          </table:table-cell>
          <table:table-cell table:formula="of:=[.H46]-[.H47]" office:value-type="float" office:value="0.55" calcext:value-type="float">
            <text:p>0.55</text:p>
          </table:table-cell>
          <table:table-cell table:formula="of:=[.I46]-[.I47]" office:value-type="float" office:value="1.43" calcext:value-type="float">
            <text:p>1.43</text:p>
          </table:table-cell>
          <table:table-cell table:formula="of:=[.J46]-[.J47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eb 17, 2019</text:p>
          </table:table-cell>
          <table:table-cell office:value-type="float" office:value="3633.36" calcext:value-type="float">
            <text:p>3633.36</text:p>
          </table:table-cell>
          <table:table-cell office:value-type="float" office:value="3680.54" calcext:value-type="float">
            <text:p>3680.54</text:p>
          </table:table-cell>
          <table:table-cell office:value-type="float" office:value="3619.18" calcext:value-type="float">
            <text:p>3619.18</text:p>
          </table:table-cell>
          <table:table-cell office:value-type="float" office:value="3673.84" calcext:value-type="float">
            <text:p>3673.84</text:p>
          </table:table-cell>
          <table:table-cell office:value-type="float" office:value="7039512503" calcext:value-type="float">
            <text:p>7039512503</text:p>
          </table:table-cell>
          <table:table-cell office:value-type="float" office:value="64453368779" calcext:value-type="float">
            <text:p>64453368779</text:p>
          </table:table-cell>
          <table:table-cell table:formula="of:=ROUND(([.B47]-[.B48])/[.B48]*100;2)" office:value-type="float" office:value="0.5" calcext:value-type="float">
            <text:p>0.5</text:p>
          </table:table-cell>
          <table:table-cell table:formula="of:=ROUND(([.B47]-[.B50])/[.B50]*100; 2)" office:value-type="float" office:value="0.06" calcext:value-type="float">
            <text:p>0.06</text:p>
          </table:table-cell>
          <table:table-cell table:formula="of:=ROUND(([.B47]-[.B52])/[.B52]*100; 2)" office:value-type="float" office:value="-0.26" calcext:value-type="float">
            <text:p>-0.26</text:p>
          </table:table-cell>
          <table:table-cell table:formula="of:=ROUND(([.B47]-[.B57])/[.B57]*100; 2)" office:value-type="float" office:value="6.4" calcext:value-type="float">
            <text:p>6.4</text:p>
          </table:table-cell>
          <table:table-cell table:formula="of:=[.H47]-[.H48]" office:value-type="float" office:value="0.56" calcext:value-type="float">
            <text:p>0.56</text:p>
          </table:table-cell>
          <table:table-cell table:formula="of:=[.I47]-[.I48]" office:value-type="float" office:value="1.11" calcext:value-type="float">
            <text:p>1.11</text:p>
          </table:table-cell>
          <table:table-cell table:formula="of:=[.J47]-[.J48]" office:value-type="float" office:value="1.91" calcext:value-type="float">
            <text:p>1.91</text:p>
          </table:table-cell>
        </table:table-row>
        <table:table-row table:style-name="ro1">
          <table:table-cell office:value-type="string" calcext:value-type="string">
            <text:p>Feb 16, 2019</text:p>
          </table:table-cell>
          <table:table-cell office:value-type="float" office:value="3615.27" calcext:value-type="float">
            <text:p>3615.27</text:p>
          </table:table-cell>
          <table:table-cell office:value-type="float" office:value="3652.84" calcext:value-type="float">
            <text:p>3652.84</text:p>
          </table:table-cell>
          <table:table-cell office:value-type="float" office:value="3615.27" calcext:value-type="float">
            <text:p>3615.27</text:p>
          </table:table-cell>
          <table:table-cell office:value-type="float" office:value="3629.79" calcext:value-type="float">
            <text:p>3629.79</text:p>
          </table:table-cell>
          <table:table-cell office:value-type="float" office:value="5934744052" calcext:value-type="float">
            <text:p>5934744052</text:p>
          </table:table-cell>
          <table:table-cell office:value-type="float" office:value="63673369195" calcext:value-type="float">
            <text:p>63673369195</text:p>
          </table:table-cell>
          <table:table-cell table:formula="of:=ROUND(([.B48]-[.B49])/[.B49]*100;2)" office:value-type="float" office:value="-0.06" calcext:value-type="float">
            <text:p>-0.06</text:p>
          </table:table-cell>
          <table:table-cell table:formula="of:=ROUND(([.B48]-[.B51])/[.B51]*100; 2)" office:value-type="float" office:value="-1.05" calcext:value-type="float">
            <text:p>-1.05</text:p>
          </table:table-cell>
          <table:table-cell table:formula="of:=ROUND(([.B48]-[.B53])/[.B53]*100; 2)" office:value-type="float" office:value="-2.17" calcext:value-type="float">
            <text:p>-2.17</text:p>
          </table:table-cell>
          <table:table-cell table:formula="of:=ROUND(([.B48]-[.B58])/[.B58]*100; 2)" office:value-type="float" office:value="4.21" calcext:value-type="float">
            <text:p>4.21</text:p>
          </table:table-cell>
          <table:table-cell table:formula="of:=[.H48]-[.H49]" office:value-type="float" office:value="0.32" calcext:value-type="float">
            <text:p>0.32</text:p>
          </table:table-cell>
          <table:table-cell table:formula="of:=[.I48]-[.I49]" office:value-type="float" office:value="-0.35" calcext:value-type="float">
            <text:p>-0.35</text:p>
          </table:table-cell>
          <table:table-cell table:formula="of:=[.J48]-[.J49]" office:value-type="float" office:value="-0.65" calcext:value-type="float">
            <text:p>-0.65</text:p>
          </table:table-cell>
        </table:table-row>
        <table:table-row table:style-name="ro1">
          <table:table-cell office:value-type="string" calcext:value-type="string">
            <text:p>Feb 15, 2019</text:p>
          </table:table-cell>
          <table:table-cell office:value-type="float" office:value="3617.37" calcext:value-type="float">
            <text:p>3617.37</text:p>
          </table:table-cell>
          <table:table-cell office:value-type="float" office:value="3647.8" calcext:value-type="float">
            <text:p>3647.8</text:p>
          </table:table-cell>
          <table:table-cell office:value-type="float" office:value="3608.21" calcext:value-type="float">
            <text:p>3608.21</text:p>
          </table:table-cell>
          <table:table-cell office:value-type="float" office:value="3620.81" calcext:value-type="float">
            <text:p>3620.81</text:p>
          </table:table-cell>
          <table:table-cell office:value-type="float" office:value="6091952231" calcext:value-type="float">
            <text:p>6091952231</text:p>
          </table:table-cell>
          <table:table-cell office:value-type="float" office:value="63509111125" calcext:value-type="float">
            <text:p>63509111125</text:p>
          </table:table-cell>
          <table:table-cell table:formula="of:=ROUND(([.B49]-[.B50])/[.B50]*100;2)" office:value-type="float" office:value="-0.38" calcext:value-type="float">
            <text:p>-0.38</text:p>
          </table:table-cell>
          <table:table-cell table:formula="of:=ROUND(([.B49]-[.B52])/[.B52]*100; 2)" office:value-type="float" office:value="-0.7" calcext:value-type="float">
            <text:p>-0.7</text:p>
          </table:table-cell>
          <table:table-cell table:formula="of:=ROUND(([.B49]-[.B54])/[.B54]*100; 2)" office:value-type="float" office:value="-1.52" calcext:value-type="float">
            <text:p>-1.52</text:p>
          </table:table-cell>
          <table:table-cell table:formula="of:=ROUND(([.B49]-[.B59])/[.B59]*100; 2)" office:value-type="float" office:value="4.7" calcext:value-type="float">
            <text:p>4.7</text:p>
          </table:table-cell>
          <table:table-cell table:formula="of:=[.H49]-[.H50]" office:value-type="float" office:value="0.23" calcext:value-type="float">
            <text:p>0.23</text:p>
          </table:table-cell>
          <table:table-cell table:formula="of:=[.I49]-[.I50]" office:value-type="float" office:value="1.04" calcext:value-type="float">
            <text:p>1.04</text:p>
          </table:table-cell>
          <table:table-cell table:formula="of:=[.J49]-[.J50]" office:value-type="float" office:value="-0.42" calcext:value-type="float">
            <text:p>-0.42</text:p>
          </table:table-cell>
        </table:table-row>
        <table:table-row table:style-name="ro1">
          <table:table-cell office:value-type="string" calcext:value-type="string">
            <text:p>Feb 14, 2019</text:p>
          </table:table-cell>
          <table:table-cell office:value-type="float" office:value="3631.17" calcext:value-type="float">
            <text:p>3631.17</text:p>
          </table:table-cell>
          <table:table-cell office:value-type="float" office:value="3646.26" calcext:value-type="float">
            <text:p>3646.26</text:p>
          </table:table-cell>
          <table:table-cell office:value-type="float" office:value="3607.7" calcext:value-type="float">
            <text:p>3607.7</text:p>
          </table:table-cell>
          <table:table-cell office:value-type="float" office:value="3616.88" calcext:value-type="float">
            <text:p>3616.88</text:p>
          </table:table-cell>
          <table:table-cell office:value-type="float" office:value="6271044418" calcext:value-type="float">
            <text:p>6271044418</text:p>
          </table:table-cell>
          <table:table-cell office:value-type="float" office:value="63434486052" calcext:value-type="float">
            <text:p>63434486052</text:p>
          </table:table-cell>
          <table:table-cell table:formula="of:=ROUND(([.B50]-[.B51])/[.B51]*100;2)" office:value-type="float" office:value="-0.61" calcext:value-type="float">
            <text:p>-0.61</text:p>
          </table:table-cell>
          <table:table-cell table:formula="of:=ROUND(([.B50]-[.B53])/[.B53]*100; 2)" office:value-type="float" office:value="-1.74" calcext:value-type="float">
            <text:p>-1.74</text:p>
          </table:table-cell>
          <table:table-cell table:formula="of:=ROUND(([.B50]-[.B55])/[.B55]*100; 2)" office:value-type="float" office:value="-1.1" calcext:value-type="float">
            <text:p>-1.1</text:p>
          </table:table-cell>
          <table:table-cell table:formula="of:=ROUND(([.B50]-[.B60])/[.B60]*100; 2)" office:value-type="float" office:value="4.73" calcext:value-type="float">
            <text:p>4.73</text:p>
          </table:table-cell>
          <table:table-cell table:formula="of:=[.H50]-[.H51]" office:value-type="float" office:value="-0.91" calcext:value-type="float">
            <text:p>-0.91</text:p>
          </table:table-cell>
          <table:table-cell table:formula="of:=[.I50]-[.I51]" office:value-type="float" office:value="-1.21" calcext:value-type="float">
            <text:p>-1.21</text:p>
          </table:table-cell>
          <table:table-cell table:formula="of:=[.J50]-[.J51]" office:value-type="float" office:value="-8.52" calcext:value-type="float">
            <text:p>-8.52</text:p>
          </table:table-cell>
        </table:table-row>
        <table:table-row table:style-name="ro1">
          <table:table-cell office:value-type="string" calcext:value-type="string">
            <text:p>Feb 13, 2019</text:p>
          </table:table-cell>
          <table:table-cell office:value-type="float" office:value="3653.6" calcext:value-type="float">
            <text:p>3653.6</text:p>
          </table:table-cell>
          <table:table-cell office:value-type="float" office:value="3669.75" calcext:value-type="float">
            <text:p>3669.75</text:p>
          </table:table-cell>
          <table:table-cell office:value-type="float" office:value="3617.25" calcext:value-type="float">
            <text:p>3617.25</text:p>
          </table:table-cell>
          <table:table-cell office:value-type="float" office:value="3632.07" calcext:value-type="float">
            <text:p>3632.07</text:p>
          </table:table-cell>
          <table:table-cell office:value-type="float" office:value="6438903823" calcext:value-type="float">
            <text:p>6438903823</text:p>
          </table:table-cell>
          <table:table-cell office:value-type="float" office:value="63694394519" calcext:value-type="float">
            <text:p>63694394519</text:p>
          </table:table-cell>
          <table:table-cell table:formula="of:=ROUND(([.B51]-[.B52])/[.B52]*100;2)" office:value-type="float" office:value="0.3" calcext:value-type="float">
            <text:p>0.3</text:p>
          </table:table-cell>
          <table:table-cell table:formula="of:=ROUND(([.B51]-[.B54])/[.B54]*100; 2)" office:value-type="float" office:value="-0.53" calcext:value-type="float">
            <text:p>-0.53</text:p>
          </table:table-cell>
          <table:table-cell table:formula="of:=ROUND(([.B51]-[.B56])/[.B56]*100; 2)" office:value-type="float" office:value="7.42" calcext:value-type="float">
            <text:p>7.42</text:p>
          </table:table-cell>
          <table:table-cell table:formula="of:=ROUND(([.B51]-[.B61])/[.B61]*100; 2)" office:value-type="float" office:value="3.91" calcext:value-type="float">
            <text:p>3.91</text:p>
          </table:table-cell>
          <table:table-cell table:formula="of:=[.H51]-[.H52]" office:value-type="float" office:value="1.73" calcext:value-type="float">
            <text:p>1.73</text:p>
          </table:table-cell>
          <table:table-cell table:formula="of:=[.I51]-[.I52]" office:value-type="float" office:value="0.26" calcext:value-type="float">
            <text:p>0.26</text:p>
          </table:table-cell>
          <table:table-cell table:formula="of:=[.J51]-[.J52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eb 12, 2019</text:p>
          </table:table-cell>
          <table:table-cell office:value-type="float" office:value="3642.75" calcext:value-type="float">
            <text:p>3642.75</text:p>
          </table:table-cell>
          <table:table-cell office:value-type="float" office:value="3668.59" calcext:value-type="float">
            <text:p>3668.59</text:p>
          </table:table-cell>
          <table:table-cell office:value-type="float" office:value="3618.56" calcext:value-type="float">
            <text:p>3618.56</text:p>
          </table:table-cell>
          <table:table-cell office:value-type="float" office:value="3653.53" calcext:value-type="float">
            <text:p>3653.53</text:p>
          </table:table-cell>
          <table:table-cell office:value-type="float" office:value="6480384532" calcext:value-type="float">
            <text:p>6480384532</text:p>
          </table:table-cell>
          <table:table-cell office:value-type="float" office:value="64063755250" calcext:value-type="float">
            <text:p>64063755250</text:p>
          </table:table-cell>
          <table:table-cell table:formula="of:=ROUND(([.B52]-[.B53])/[.B53]*100;2)" office:value-type="float" office:value="-1.43" calcext:value-type="float">
            <text:p>-1.43</text:p>
          </table:table-cell>
          <table:table-cell table:formula="of:=ROUND(([.B52]-[.B55])/[.B55]*100; 2)" office:value-type="float" office:value="-0.79" calcext:value-type="float">
            <text:p>-0.79</text:p>
          </table:table-cell>
          <table:table-cell table:formula="of:=ROUND(([.B52]-[.B57])/[.B57]*100; 2)" office:value-type="float" office:value="6.67" calcext:value-type="float">
            <text:p>6.67</text:p>
          </table:table-cell>
          <table:table-cell table:formula="of:=ROUND(([.B52]-[.B62])/[.B62]*100; 2)" office:value-type="float" office:value="4.54" calcext:value-type="float">
            <text:p>4.54</text:p>
          </table:table-cell>
          <table:table-cell table:formula="of:=[.H52]-[.H53]" office:value-type="float" office:value="-2.04" calcext:value-type="float">
            <text:p>-2.04</text:p>
          </table:table-cell>
          <table:table-cell table:formula="of:=[.I52]-[.I53]" office:value-type="float" office:value="-9.44" calcext:value-type="float">
            <text:p>-9.44</text:p>
          </table:table-cell>
          <table:table-cell table:formula="of:=[.J52]-[.J53]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Feb 11, 2019</text:p>
          </table:table-cell>
          <table:table-cell table:number-columns-repeated="2" office:value-type="float" office:value="3695.61" calcext:value-type="float">
            <text:p>3695.61</text:p>
          </table:table-cell>
          <table:table-cell office:value-type="float" office:value="3642.29" calcext:value-type="float">
            <text:p>3642.29</text:p>
          </table:table-cell>
          <table:table-cell office:value-type="float" office:value="3648.43" calcext:value-type="float">
            <text:p>3648.43</text:p>
          </table:table-cell>
          <table:table-cell office:value-type="float" office:value="6277056434" calcext:value-type="float">
            <text:p>6277056434</text:p>
          </table:table-cell>
          <table:table-cell office:value-type="float" office:value="63968390250" calcext:value-type="float">
            <text:p>63968390250</text:p>
          </table:table-cell>
          <table:table-cell table:formula="of:=ROUND(([.B53]-[.B54])/[.B54]*100;2)" office:value-type="float" office:value="0.61" calcext:value-type="float">
            <text:p>0.61</text:p>
          </table:table-cell>
          <table:table-cell table:formula="of:=ROUND(([.B53]-[.B56])/[.B56]*100; 2)" office:value-type="float" office:value="8.65" calcext:value-type="float">
            <text:p>8.65</text:p>
          </table:table-cell>
          <table:table-cell table:formula="of:=ROUND(([.B53]-[.B58])/[.B58]*100; 2)" office:value-type="float" office:value="6.53" calcext:value-type="float">
            <text:p>6.53</text:p>
          </table:table-cell>
          <table:table-cell table:formula="of:=ROUND(([.B53]-[.B63])/[.B63]*100; 2)" office:value-type="float" office:value="6.79" calcext:value-type="float">
            <text:p>6.79</text:p>
          </table:table-cell>
          <table:table-cell table:formula="of:=[.H53]-[.H54]" office:value-type="float" office:value="0.57" calcext:value-type="float">
            <text:p>0.57</text:p>
          </table:table-cell>
          <table:table-cell table:formula="of:=[.I53]-[.I54]" office:value-type="float" office:value="1.09" calcext:value-type="float">
            <text:p>1.09</text:p>
          </table:table-cell>
          <table:table-cell table:formula="of:=[.J53]-[.J54]"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Feb 10, 2019</text:p>
          </table:table-cell>
          <table:table-cell office:value-type="float" office:value="3673.2" calcext:value-type="float">
            <text:p>3673.2</text:p>
          </table:table-cell>
          <table:table-cell office:value-type="float" office:value="3695.04" calcext:value-type="float">
            <text:p>3695.04</text:p>
          </table:table-cell>
          <table:table-cell office:value-type="float" office:value="3640.98" calcext:value-type="float">
            <text:p>3640.98</text:p>
          </table:table-cell>
          <table:table-cell office:value-type="float" office:value="3690.19" calcext:value-type="float">
            <text:p>3690.19</text:p>
          </table:table-cell>
          <table:table-cell office:value-type="float" office:value="6282256903" calcext:value-type="float">
            <text:p>6282256903</text:p>
          </table:table-cell>
          <table:table-cell office:value-type="float" office:value="64694025951" calcext:value-type="float">
            <text:p>64694025951</text:p>
          </table:table-cell>
          <table:table-cell table:formula="of:=ROUND(([.B54]-[.B55])/[.B55]*100;2)" office:value-type="float" office:value="0.04" calcext:value-type="float">
            <text:p>0.04</text:p>
          </table:table-cell>
          <table:table-cell table:formula="of:=ROUND(([.B54]-[.B57])/[.B57]*100; 2)" office:value-type="float" office:value="7.56" calcext:value-type="float">
            <text:p>7.56</text:p>
          </table:table-cell>
          <table:table-cell table:formula="of:=ROUND(([.B54]-[.B59])/[.B59]*100; 2)" office:value-type="float" office:value="6.32" calcext:value-type="float">
            <text:p>6.32</text:p>
          </table:table-cell>
          <table:table-cell table:formula="of:=ROUND(([.B54]-[.B64])/[.B64]*100; 2)" office:value-type="float" office:value="5.39" calcext:value-type="float">
            <text:p>5.39</text:p>
          </table:table-cell>
          <table:table-cell table:formula="of:=[.H54]-[.H55]" office:value-type="float" office:value="-7.9" calcext:value-type="float">
            <text:p>-7.9</text:p>
          </table:table-cell>
          <table:table-cell table:formula="of:=[.I54]-[.I55]" office:value-type="float" office:value="1.72" calcext:value-type="float">
            <text:p>1.72</text:p>
          </table:table-cell>
          <table:table-cell table:formula="of:=[.J54]-[.J55]" office:value-type="float" office:value="0.430000000000001" calcext:value-type="float">
            <text:p>0.430000000000001</text:p>
          </table:table-cell>
        </table:table-row>
        <table:table-row table:style-name="ro1">
          <table:table-cell office:value-type="string" calcext:value-type="string">
            <text:p>Feb 09, 2019</text:p>
          </table:table-cell>
          <table:table-cell office:value-type="float" office:value="3671.59" calcext:value-type="float">
            <text:p>3671.59</text:p>
          </table:table-cell>
          <table:table-cell office:value-type="float" office:value="3679.94" calcext:value-type="float">
            <text:p>3679.94</text:p>
          </table:table-cell>
          <table:table-cell office:value-type="float" office:value="3646.56" calcext:value-type="float">
            <text:p>3646.56</text:p>
          </table:table-cell>
          <table:table-cell office:value-type="float" office:value="3671.2" calcext:value-type="float">
            <text:p>3671.2</text:p>
          </table:table-cell>
          <table:table-cell office:value-type="float" office:value="6158833645" calcext:value-type="float">
            <text:p>6158833645</text:p>
          </table:table-cell>
          <table:table-cell office:value-type="float" office:value="64354732475" calcext:value-type="float">
            <text:p>64354732475</text:p>
          </table:table-cell>
          <table:table-cell table:formula="of:=ROUND(([.B55]-[.B56])/[.B56]*100;2)" office:value-type="float" office:value="7.94" calcext:value-type="float">
            <text:p>7.94</text:p>
          </table:table-cell>
          <table:table-cell table:formula="of:=ROUND(([.B55]-[.B58])/[.B58]*100; 2)" office:value-type="float" office:value="5.84" calcext:value-type="float">
            <text:p>5.84</text:p>
          </table:table-cell>
          <table:table-cell table:formula="of:=ROUND(([.B55]-[.B60])/[.B60]*100; 2)" office:value-type="float" office:value="5.89" calcext:value-type="float">
            <text:p>5.89</text:p>
          </table:table-cell>
          <table:table-cell table:formula="of:=ROUND(([.B55]-[.B65])/[.B65]*100; 2)" office:value-type="float" office:value="6.61" calcext:value-type="float">
            <text:p>6.61</text:p>
          </table:table-cell>
          <table:table-cell table:formula="of:=[.H55]-[.H56]" office:value-type="float" office:value="8.34" calcext:value-type="float">
            <text:p>8.34</text:p>
          </table:table-cell>
          <table:table-cell table:formula="of:=[.I55]-[.I56]" office:value-type="float" office:value="7.39" calcext:value-type="float">
            <text:p>7.39</text:p>
          </table:table-cell>
          <table:table-cell table:formula="of:=[.J55]-[.J56]" office:value-type="float" office:value="9.15" calcext:value-type="float">
            <text:p>9.15</text:p>
          </table:table-cell>
        </table:table-row>
        <table:table-row table:style-name="ro1">
          <table:table-cell office:value-type="string" calcext:value-type="string">
            <text:p>Feb 08, 2019</text:p>
          </table:table-cell>
          <table:table-cell office:value-type="float" office:value="3401.38" calcext:value-type="float">
            <text:p>3401.38</text:p>
          </table:table-cell>
          <table:table-cell office:value-type="float" office:value="3695.61" calcext:value-type="float">
            <text:p>3695.61</text:p>
          </table:table-cell>
          <table:table-cell office:value-type="float" office:value="3391.02" calcext:value-type="float">
            <text:p>3391.02</text:p>
          </table:table-cell>
          <table:table-cell office:value-type="float" office:value="3666.78" calcext:value-type="float">
            <text:p>3666.78</text:p>
          </table:table-cell>
          <table:table-cell office:value-type="float" office:value="7735623101" calcext:value-type="float">
            <text:p>7735623101</text:p>
          </table:table-cell>
          <table:table-cell office:value-type="float" office:value="64270269953" calcext:value-type="float">
            <text:p>64270269953</text:p>
          </table:table-cell>
          <table:table-cell table:formula="of:=ROUND(([.B56]-[.B57])/[.B57]*100;2)" office:value-type="float" office:value="-0.4" calcext:value-type="float">
            <text:p>-0.4</text:p>
          </table:table-cell>
          <table:table-cell table:formula="of:=ROUND(([.B56]-[.B59])/[.B59]*100; 2)" office:value-type="float" office:value="-1.55" calcext:value-type="float">
            <text:p>-1.55</text:p>
          </table:table-cell>
          <table:table-cell table:formula="of:=ROUND(([.B56]-[.B61])/[.B61]*100; 2)" office:value-type="float" office:value="-3.26" calcext:value-type="float">
            <text:p>-3.26</text:p>
          </table:table-cell>
          <table:table-cell table:formula="of:=ROUND(([.B56]-[.B66])/[.B66]*100; 2)" office:value-type="float" office:value="-1.95" calcext:value-type="float">
            <text:p>-1.95</text:p>
          </table:table-cell>
          <table:table-cell table:formula="of:=[.H56]-[.H57]" office:value-type="float" office:value="1.16" calcext:value-type="float">
            <text:p>1.16</text:p>
          </table:table-cell>
          <table:table-cell table:formula="of:=[.I56]-[.I57]" office:value-type="float" office:value="-0.04" calcext:value-type="float">
            <text:p>-0.04</text:p>
          </table:table-cell>
          <table:table-cell table:formula="of:=[.J56]-[.J57]" office:value-type="float" office:value="-1.26" calcext:value-type="float">
            <text:p>-1.26</text:p>
          </table:table-cell>
        </table:table-row>
        <table:table-row table:style-name="ro1">
          <table:table-cell office:value-type="string" calcext:value-type="string">
            <text:p>Feb 07, 2019</text:p>
          </table:table-cell>
          <table:table-cell office:value-type="float" office:value="3414.93" calcext:value-type="float">
            <text:p>3414.93</text:p>
          </table:table-cell>
          <table:table-cell office:value-type="float" office:value="3427.95" calcext:value-type="float">
            <text:p>3427.95</text:p>
          </table:table-cell>
          <table:table-cell office:value-type="float" office:value="3394.22" calcext:value-type="float">
            <text:p>3394.22</text:p>
          </table:table-cell>
          <table:table-cell office:value-type="float" office:value="3399.47" calcext:value-type="float">
            <text:p>3399.47</text:p>
          </table:table-cell>
          <table:table-cell office:value-type="float" office:value="5004962683" calcext:value-type="float">
            <text:p>5004962683</text:p>
          </table:table-cell>
          <table:table-cell office:value-type="float" office:value="59578075991" calcext:value-type="float">
            <text:p>59578075991</text:p>
          </table:table-cell>
          <table:table-cell table:formula="of:=ROUND(([.B57]-[.B58])/[.B58]*100;2)" office:value-type="float" office:value="-1.56" calcext:value-type="float">
            <text:p>-1.56</text:p>
          </table:table-cell>
          <table:table-cell table:formula="of:=ROUND(([.B57]-[.B60])/[.B60]*100; 2)" office:value-type="float" office:value="-1.51" calcext:value-type="float">
            <text:p>-1.51</text:p>
          </table:table-cell>
          <table:table-cell table:formula="of:=ROUND(([.B57]-[.B62])/[.B62]*100; 2)" office:value-type="float" office:value="-2" calcext:value-type="float">
            <text:p>-2</text:p>
          </table:table-cell>
          <table:table-cell table:formula="of:=ROUND(([.B57]-[.B67])/[.B67]*100; 2)" office:value-type="float" office:value="-4.72" calcext:value-type="float">
            <text:p>-4.72</text:p>
          </table:table-cell>
          <table:table-cell table:formula="of:=[.H57]-[.H58]" office:value-type="float" office:value="-1.97" calcext:value-type="float">
            <text:p>-1.97</text:p>
          </table:table-cell>
          <table:table-cell table:formula="of:=[.I57]-[.I58]" office:value-type="float" office:value="-0.17" calcext:value-type="float">
            <text:p>-0.17</text:p>
          </table:table-cell>
          <table:table-cell table:formula="of:=[.J57]-[.J58]" office:value-type="float" office:value="-2.25" calcext:value-type="float">
            <text:p>-2.25</text:p>
          </table:table-cell>
        </table:table-row>
        <table:table-row table:style-name="ro1">
          <table:table-cell office:value-type="string" calcext:value-type="string">
            <text:p>Feb 06, 2019</text:p>
          </table:table-cell>
          <table:table-cell table:number-columns-repeated="2" office:value-type="float" office:value="3469.09" calcext:value-type="float">
            <text:p>3469.09</text:p>
          </table:table-cell>
          <table:table-cell office:value-type="float" office:value="3398.57" calcext:value-type="float">
            <text:p>3398.57</text:p>
          </table:table-cell>
          <table:table-cell office:value-type="float" office:value="3413.77" calcext:value-type="float">
            <text:p>3413.77</text:p>
          </table:table-cell>
          <table:table-cell office:value-type="float" office:value="5482196038" calcext:value-type="float">
            <text:p>5482196038</text:p>
          </table:table-cell>
          <table:table-cell office:value-type="float" office:value="59821158612" calcext:value-type="float">
            <text:p>59821158612</text:p>
          </table:table-cell>
          <table:table-cell table:formula="of:=ROUND(([.B58]-[.B59])/[.B59]*100;2)" office:value-type="float" office:value="0.41" calcext:value-type="float">
            <text:p>0.41</text:p>
          </table:table-cell>
          <table:table-cell table:formula="of:=ROUND(([.B58]-[.B61])/[.B61]*100; 2)" office:value-type="float" office:value="-1.34" calcext:value-type="float">
            <text:p>-1.34</text:p>
          </table:table-cell>
          <table:table-cell table:formula="of:=ROUND(([.B58]-[.B63])/[.B63]*100; 2)" office:value-type="float" office:value="0.25" calcext:value-type="float">
            <text:p>0.25</text:p>
          </table:table-cell>
          <table:table-cell table:formula="of:=ROUND(([.B58]-[.B68])/[.B68]*100; 2)" office:value-type="float" office:value="-3.76" calcext:value-type="float">
            <text:p>-3.76</text:p>
          </table:table-cell>
          <table:table-cell table:formula="of:=[.H58]-[.H59]" office:value-type="float" office:value="0.76" calcext:value-type="float">
            <text:p>0.76</text:p>
          </table:table-cell>
          <table:table-cell table:formula="of:=[.I58]-[.I59]" office:value-type="float" office:value="-0.49" calcext:value-type="float">
            <text:p>-0.49</text:p>
          </table:table-cell>
          <table:table-cell table:formula="of:=[.J58]-[.J59]"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Feb 05, 2019</text:p>
          </table:table-cell>
          <table:table-cell office:value-type="float" office:value="3454.95" calcext:value-type="float">
            <text:p>3454.95</text:p>
          </table:table-cell>
          <table:table-cell office:value-type="float" office:value="3478.15" calcext:value-type="float">
            <text:p>3478.15</text:p>
          </table:table-cell>
          <table:table-cell office:value-type="float" office:value="3451.94" calcext:value-type="float">
            <text:p>3451.94</text:p>
          </table:table-cell>
          <table:table-cell office:value-type="float" office:value="3466.36" calcext:value-type="float">
            <text:p>3466.36</text:p>
          </table:table-cell>
          <table:table-cell office:value-type="float" office:value="5227549545" calcext:value-type="float">
            <text:p>5227549545</text:p>
          </table:table-cell>
          <table:table-cell office:value-type="float" office:value="60735563490" calcext:value-type="float">
            <text:p>60735563490</text:p>
          </table:table-cell>
          <table:table-cell table:formula="of:=ROUND(([.B59]-[.B60])/[.B60]*100;2)" office:value-type="float" office:value="-0.35" calcext:value-type="float">
            <text:p>-0.35</text:p>
          </table:table-cell>
          <table:table-cell table:formula="of:=ROUND(([.B59]-[.B62])/[.B62]*100; 2)" office:value-type="float" office:value="-0.85" calcext:value-type="float">
            <text:p>-0.85</text:p>
          </table:table-cell>
          <table:table-cell table:formula="of:=ROUND(([.B59]-[.B64])/[.B64]*100; 2)" office:value-type="float" office:value="-0.87" calcext:value-type="float">
            <text:p>-0.87</text:p>
          </table:table-cell>
          <table:table-cell table:formula="of:=ROUND(([.B59]-[.B69])/[.B69]*100; 2)" office:value-type="float" office:value="-4.02" calcext:value-type="float">
            <text:p>-4.02</text:p>
          </table:table-cell>
          <table:table-cell table:formula="of:=[.H59]-[.H60]" office:value-type="float" office:value="1.04" calcext:value-type="float">
            <text:p>1.04</text:p>
          </table:table-cell>
          <table:table-cell table:formula="of:=[.I59]-[.I60]" office:value-type="float" office:value="-1.04" calcext:value-type="float">
            <text:p>-1.04</text:p>
          </table:table-cell>
          <table:table-cell table:formula="of:=[.J59]-[.J60]" office:value-type="float" office:value="-1.55" calcext:value-type="float">
            <text:p>-1.55</text:p>
          </table:table-cell>
        </table:table-row>
        <table:table-row table:style-name="ro1">
          <table:table-cell office:value-type="string" calcext:value-type="string">
            <text:p>Feb 04, 2019</text:p>
          </table:table-cell>
          <table:table-cell office:value-type="float" office:value="3467.21" calcext:value-type="float">
            <text:p>3467.21</text:p>
          </table:table-cell>
          <table:table-cell office:value-type="float" office:value="3476.22" calcext:value-type="float">
            <text:p>3476.22</text:p>
          </table:table-cell>
          <table:table-cell office:value-type="float" office:value="3442.59" calcext:value-type="float">
            <text:p>3442.59</text:p>
          </table:table-cell>
          <table:table-cell office:value-type="float" office:value="3459.15" calcext:value-type="float">
            <text:p>3459.15</text:p>
          </table:table-cell>
          <table:table-cell office:value-type="float" office:value="5332718886" calcext:value-type="float">
            <text:p>5332718886</text:p>
          </table:table-cell>
          <table:table-cell office:value-type="float" office:value="60603083461" calcext:value-type="float">
            <text:p>60603083461</text:p>
          </table:table-cell>
          <table:table-cell table:formula="of:=ROUND(([.B60]-[.B61])/[.B61]*100;2)" office:value-type="float" office:value="-1.39" calcext:value-type="float">
            <text:p>-1.39</text:p>
          </table:table-cell>
          <table:table-cell table:formula="of:=ROUND(([.B60]-[.B63])/[.B63]*100; 2)" office:value-type="float" office:value="0.19" calcext:value-type="float">
            <text:p>0.19</text:p>
          </table:table-cell>
          <table:table-cell table:formula="of:=ROUND(([.B60]-[.B65])/[.B65]*100; 2)" office:value-type="float" office:value="0.68" calcext:value-type="float">
            <text:p>0.68</text:p>
          </table:table-cell>
          <table:table-cell table:formula="of:=ROUND(([.B60]-[.B70])/[.B70]*100; 2)" office:value-type="float" office:value="-3.89" calcext:value-type="float">
            <text:p>-3.89</text:p>
          </table:table-cell>
          <table:table-cell table:formula="of:=[.H60]-[.H61]" office:value-type="float" office:value="-2.29" calcext:value-type="float">
            <text:p>-2.29</text:p>
          </table:table-cell>
          <table:table-cell table:formula="of:=[.I60]-[.I61]" office:value-type="float" office:value="-0.69" calcext:value-type="float">
            <text:p>-0.69</text:p>
          </table:table-cell>
          <table:table-cell table:formula="of:=[.J60]-[.J61]" office:value-type="float" office:value="-0.68" calcext:value-type="float">
            <text:p>-0.68</text:p>
          </table:table-cell>
        </table:table-row>
        <table:table-row table:style-name="ro1">
          <table:table-cell office:value-type="string" calcext:value-type="string">
            <text:p>Feb 03, 2019</text:p>
          </table:table-cell>
          <table:table-cell office:value-type="float" office:value="3516.14" calcext:value-type="float">
            <text:p>3516.14</text:p>
          </table:table-cell>
          <table:table-cell office:value-type="float" office:value="3521.39" calcext:value-type="float">
            <text:p>3521.39</text:p>
          </table:table-cell>
          <table:table-cell office:value-type="float" office:value="3447.92" calcext:value-type="float">
            <text:p>3447.92</text:p>
          </table:table-cell>
          <table:table-cell office:value-type="float" office:value="3464.01" calcext:value-type="float">
            <text:p>3464.01</text:p>
          </table:table-cell>
          <table:table-cell office:value-type="float" office:value="5043937584" calcext:value-type="float">
            <text:p>5043937584</text:p>
          </table:table-cell>
          <table:table-cell office:value-type="float" office:value="60681847608" calcext:value-type="float">
            <text:p>60681847608</text:p>
          </table:table-cell>
          <table:table-cell table:formula="of:=ROUND(([.B61]-[.B62])/[.B62]*100;2)" office:value-type="float" office:value="0.9" calcext:value-type="float">
            <text:p>0.9</text:p>
          </table:table-cell>
          <table:table-cell table:formula="of:=ROUND(([.B61]-[.B64])/[.B64]*100; 2)" office:value-type="float" office:value="0.88" calcext:value-type="float">
            <text:p>0.88</text:p>
          </table:table-cell>
          <table:table-cell table:formula="of:=ROUND(([.B61]-[.B66])/[.B66]*100; 2)" office:value-type="float" office:value="1.36" calcext:value-type="float">
            <text:p>1.36</text:p>
          </table:table-cell>
          <table:table-cell table:formula="of:=ROUND(([.B61]-[.B71])/[.B71]*100; 2)" office:value-type="float" office:value="-1.91" calcext:value-type="float">
            <text:p>-1.91</text:p>
          </table:table-cell>
          <table:table-cell table:formula="of:=[.H61]-[.H62]" office:value-type="float" office:value="0.2" calcext:value-type="float">
            <text:p>0.2</text:p>
          </table:table-cell>
          <table:table-cell table:formula="of:=[.I61]-[.I62]" office:value-type="float" office:value="-0.3" calcext:value-type="float">
            <text:p>-0.3</text:p>
          </table:table-cell>
          <table:table-cell table:formula="of:=[.J61]-[.J62]" office:value-type="float" office:value="4.14" calcext:value-type="float">
            <text:p>4.14</text:p>
          </table:table-cell>
        </table:table-row>
        <table:table-row table:style-name="ro1">
          <table:table-cell office:value-type="string" calcext:value-type="string">
            <text:p>Feb 02, 2019</text:p>
          </table:table-cell>
          <table:table-cell office:value-type="float" office:value="3484.63" calcext:value-type="float">
            <text:p>3484.63</text:p>
          </table:table-cell>
          <table:table-cell office:value-type="float" office:value="3523.29" calcext:value-type="float">
            <text:p>3523.29</text:p>
          </table:table-cell>
          <table:table-cell office:value-type="float" office:value="3467.57" calcext:value-type="float">
            <text:p>3467.57</text:p>
          </table:table-cell>
          <table:table-cell office:value-type="float" office:value="3521.06" calcext:value-type="float">
            <text:p>3521.06</text:p>
          </table:table-cell>
          <table:table-cell office:value-type="float" office:value="5071623601" calcext:value-type="float">
            <text:p>5071623601</text:p>
          </table:table-cell>
          <table:table-cell office:value-type="float" office:value="61675119055" calcext:value-type="float">
            <text:p>61675119055</text:p>
          </table:table-cell>
          <table:table-cell table:formula="of:=ROUND(([.B62]-[.B63])/[.B63]*100;2)" office:value-type="float" office:value="0.7" calcext:value-type="float">
            <text:p>0.7</text:p>
          </table:table-cell>
          <table:table-cell table:formula="of:=ROUND(([.B62]-[.B65])/[.B65]*100; 2)" office:value-type="float" office:value="1.18" calcext:value-type="float">
            <text:p>1.18</text:p>
          </table:table-cell>
          <table:table-cell table:formula="of:=ROUND(([.B62]-[.B67])/[.B67]*100; 2)" office:value-type="float" office:value="-2.78" calcext:value-type="float">
            <text:p>-2.78</text:p>
          </table:table-cell>
          <table:table-cell table:formula="of:=ROUND(([.B62]-[.B72])/[.B72]*100; 2)" office:value-type="float" office:value="-3.35" calcext:value-type="float">
            <text:p>-3.35</text:p>
          </table:table-cell>
          <table:table-cell table:formula="of:=[.H62]-[.H63]" office:value-type="float" office:value="1.41" calcext:value-type="float">
            <text:p>1.41</text:p>
          </table:table-cell>
          <table:table-cell table:formula="of:=[.I62]-[.I63]" office:value-type="float" office:value="1.42" calcext:value-type="float">
            <text:p>1.42</text:p>
          </table:table-cell>
          <table:table-cell table:formula="of:=[.J62]-[.J63]"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Feb 01, 2019</text:p>
          </table:table-cell>
          <table:table-cell office:value-type="float" office:value="3460.55" calcext:value-type="float">
            <text:p>3460.55</text:p>
          </table:table-cell>
          <table:table-cell office:value-type="float" office:value="3501.95" calcext:value-type="float">
            <text:p>3501.95</text:p>
          </table:table-cell>
          <table:table-cell office:value-type="float" office:value="3431.59" calcext:value-type="float">
            <text:p>3431.59</text:p>
          </table:table-cell>
          <table:table-cell office:value-type="float" office:value="3487.95" calcext:value-type="float">
            <text:p>3487.95</text:p>
          </table:table-cell>
          <table:table-cell office:value-type="float" office:value="5422926707" calcext:value-type="float">
            <text:p>5422926707</text:p>
          </table:table-cell>
          <table:table-cell office:value-type="float" office:value="61088747491" calcext:value-type="float">
            <text:p>61088747491</text:p>
          </table:table-cell>
          <table:table-cell table:formula="of:=ROUND(([.B63]-[.B64])/[.B64]*100;2)" office:value-type="float" office:value="-0.71" calcext:value-type="float">
            <text:p>-0.71</text:p>
          </table:table-cell>
          <table:table-cell table:formula="of:=ROUND(([.B63]-[.B66])/[.B66]*100; 2)" office:value-type="float" office:value="-0.24" calcext:value-type="float">
            <text:p>-0.24</text:p>
          </table:table-cell>
          <table:table-cell table:formula="of:=ROUND(([.B63]-[.B68])/[.B68]*100; 2)" office:value-type="float" office:value="-4" calcext:value-type="float">
            <text:p>-4</text:p>
          </table:table-cell>
          <table:table-cell table:formula="of:=ROUND(([.B63]-[.B73])/[.B73]*100; 2)" office:value-type="float" office:value="-3.2" calcext:value-type="float">
            <text:p>-3.2</text:p>
          </table:table-cell>
          <table:table-cell table:formula="of:=[.H63]-[.H64]" office:value-type="float" office:value="-1.92" calcext:value-type="float">
            <text:p>-1.92</text:p>
          </table:table-cell>
          <table:table-cell table:formula="of:=[.I63]-[.I64]" office:value-type="float" office:value="2.52" calcext:value-type="float">
            <text:p>2.52</text:p>
          </table:table-cell>
          <table:table-cell table:formula="of:=[.J63]-[.J64]" office:value-type="float" office:value="-0.82" calcext:value-type="float">
            <text:p>-0.82</text:p>
          </table:table-cell>
        </table:table-row>
        <table:table-row table:style-name="ro1">
          <table:table-cell office:value-type="string" calcext:value-type="string">
            <text:p>Jan 31, 2019</text:p>
          </table:table-cell>
          <table:table-cell office:value-type="float" office:value="3485.41" calcext:value-type="float">
            <text:p>3485.41</text:p>
          </table:table-cell>
          <table:table-cell office:value-type="float" office:value="3504.8" calcext:value-type="float">
            <text:p>3504.8</text:p>
          </table:table-cell>
          <table:table-cell office:value-type="float" office:value="3447.92" calcext:value-type="float">
            <text:p>3447.92</text:p>
          </table:table-cell>
          <table:table-cell office:value-type="float" office:value="3457.79" calcext:value-type="float">
            <text:p>3457.79</text:p>
          </table:table-cell>
          <table:table-cell office:value-type="float" office:value="5831198271" calcext:value-type="float">
            <text:p>5831198271</text:p>
          </table:table-cell>
          <table:table-cell office:value-type="float" office:value="60553903928" calcext:value-type="float">
            <text:p>60553903928</text:p>
          </table:table-cell>
          <table:table-cell table:formula="of:=ROUND(([.B64]-[.B65])/[.B65]*100;2)" office:value-type="float" office:value="1.21" calcext:value-type="float">
            <text:p>1.21</text:p>
          </table:table-cell>
          <table:table-cell table:formula="of:=ROUND(([.B64]-[.B67])/[.B67]*100; 2)" office:value-type="float" office:value="-2.76" calcext:value-type="float">
            <text:p>-2.76</text:p>
          </table:table-cell>
          <table:table-cell table:formula="of:=ROUND(([.B64]-[.B69])/[.B69]*100; 2)" office:value-type="float" office:value="-3.18" calcext:value-type="float">
            <text:p>-3.18</text:p>
          </table:table-cell>
          <table:table-cell table:formula="of:=ROUND(([.B64]-[.B74])/[.B74]*100; 2)" office:value-type="float" office:value="-3.19" calcext:value-type="float">
            <text:p>-3.19</text:p>
          </table:table-cell>
          <table:table-cell table:formula="of:=[.H64]-[.H65]" office:value-type="float" office:value="1.93" calcext:value-type="float">
            <text:p>1.93</text:p>
          </table:table-cell>
          <table:table-cell table:formula="of:=[.I64]-[.I65]" office:value-type="float" office:value="1.7" calcext:value-type="float">
            <text:p>1.7</text:p>
          </table:table-cell>
          <table:table-cell table:formula="of:=[.J64]-[.J65]"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Jan 30, 2019</text:p>
          </table:table-cell>
          <table:table-cell office:value-type="float" office:value="3443.9" calcext:value-type="float">
            <text:p>3443.9</text:p>
          </table:table-cell>
          <table:table-cell office:value-type="float" office:value="3495.17" calcext:value-type="float">
            <text:p>3495.17</text:p>
          </table:table-cell>
          <table:table-cell office:value-type="float" office:value="3429.39" calcext:value-type="float">
            <text:p>3429.39</text:p>
          </table:table-cell>
          <table:table-cell office:value-type="float" office:value="3486.18" calcext:value-type="float">
            <text:p>3486.18</text:p>
          </table:table-cell>
          <table:table-cell office:value-type="float" office:value="5955112627" calcext:value-type="float">
            <text:p>5955112627</text:p>
          </table:table-cell>
          <table:table-cell office:value-type="float" office:value="61044262622" calcext:value-type="float">
            <text:p>61044262622</text:p>
          </table:table-cell>
          <table:table-cell table:formula="of:=ROUND(([.B65]-[.B66])/[.B66]*100;2)" office:value-type="float" office:value="-0.72" calcext:value-type="float">
            <text:p>-0.72</text:p>
          </table:table-cell>
          <table:table-cell table:formula="of:=ROUND(([.B65]-[.B68])/[.B68]*100; 2)" office:value-type="float" office:value="-4.46" calcext:value-type="float">
            <text:p>-4.46</text:p>
          </table:table-cell>
          <table:table-cell table:formula="of:=ROUND(([.B65]-[.B70])/[.B70]*100; 2)" office:value-type="float" office:value="-4.53" calcext:value-type="float">
            <text:p>-4.53</text:p>
          </table:table-cell>
          <table:table-cell table:formula="of:=ROUND(([.B65]-[.B75])/[.B75]*100; 2)" office:value-type="float" office:value="-7.56" calcext:value-type="float">
            <text:p>-7.56</text:p>
          </table:table-cell>
          <table:table-cell table:formula="of:=[.H65]-[.H66]" office:value-type="float" office:value="2.5" calcext:value-type="float">
            <text:p>2.5</text:p>
          </table:table-cell>
          <table:table-cell table:formula="of:=[.I65]-[.I66]" office:value-type="float" office:value="-0.82" calcext:value-type="float">
            <text:p>-0.82</text:p>
          </table:table-cell>
          <table:table-cell table:formula="of:=[.J65]-[.J66]" office:value-type="float" office:value="-1.3" calcext:value-type="float">
            <text:p>-1.3</text:p>
          </table:table-cell>
        </table:table-row>
        <table:table-row table:style-name="ro1">
          <table:table-cell office:value-type="string" calcext:value-type="string">
            <text:p>Jan 29, 2019</text:p>
          </table:table-cell>
          <table:table-cell office:value-type="float" office:value="3468.87" calcext:value-type="float">
            <text:p>3468.87</text:p>
          </table:table-cell>
          <table:table-cell office:value-type="float" office:value="3476.07" calcext:value-type="float">
            <text:p>3476.07</text:p>
          </table:table-cell>
          <table:table-cell office:value-type="float" office:value="3400.82" calcext:value-type="float">
            <text:p>3400.82</text:p>
          </table:table-cell>
          <table:table-cell office:value-type="float" office:value="3448.12" calcext:value-type="float">
            <text:p>3448.12</text:p>
          </table:table-cell>
          <table:table-cell office:value-type="float" office:value="5897159493" calcext:value-type="float">
            <text:p>5897159493</text:p>
          </table:table-cell>
          <table:table-cell office:value-type="float" office:value="60371874099" calcext:value-type="float">
            <text:p>60371874099</text:p>
          </table:table-cell>
          <table:table-cell table:formula="of:=ROUND(([.B66]-[.B67])/[.B67]*100;2)" office:value-type="float" office:value="-3.22" calcext:value-type="float">
            <text:p>-3.22</text:p>
          </table:table-cell>
          <table:table-cell table:formula="of:=ROUND(([.B66]-[.B69])/[.B69]*100; 2)" office:value-type="float" office:value="-3.64" calcext:value-type="float">
            <text:p>-3.64</text:p>
          </table:table-cell>
          <table:table-cell table:formula="of:=ROUND(([.B66]-[.B71])/[.B71]*100; 2)" office:value-type="float" office:value="-3.23" calcext:value-type="float">
            <text:p>-3.23</text:p>
          </table:table-cell>
          <table:table-cell table:formula="of:=ROUND(([.B66]-[.B76])/[.B76]*100; 2)" office:value-type="float" office:value="-5.02" calcext:value-type="float">
            <text:p>-5.02</text:p>
          </table:table-cell>
          <table:table-cell table:formula="of:=[.H66]-[.H67]" office:value-type="float" office:value="-2.65" calcext:value-type="float">
            <text:p>-2.65</text:p>
          </table:table-cell>
          <table:table-cell table:formula="of:=[.I66]-[.I67]" office:value-type="float" office:value="-3" calcext:value-type="float">
            <text:p>-3</text:p>
          </table:table-cell>
          <table:table-cell table:formula="of:=[.J66]-[.J67]" office:value-type="float" office:value="-2.64" calcext:value-type="float">
            <text:p>-2.64</text:p>
          </table:table-cell>
        </table:table-row>
        <table:table-row table:style-name="ro1">
          <table:table-cell office:value-type="string" calcext:value-type="string">
            <text:p>Jan 28, 2019</text:p>
          </table:table-cell>
          <table:table-cell office:value-type="float" office:value="3584.28" calcext:value-type="float">
            <text:p>3584.28</text:p>
          </table:table-cell>
          <table:table-cell office:value-type="float" office:value="3586.75" calcext:value-type="float">
            <text:p>3586.75</text:p>
          </table:table-cell>
          <table:table-cell office:value-type="float" office:value="3439.23" calcext:value-type="float">
            <text:p>3439.23</text:p>
          </table:table-cell>
          <table:table-cell office:value-type="float" office:value="3470.45" calcext:value-type="float">
            <text:p>3470.45</text:p>
          </table:table-cell>
          <table:table-cell office:value-type="float" office:value="6908930483" calcext:value-type="float">
            <text:p>6908930483</text:p>
          </table:table-cell>
          <table:table-cell office:value-type="float" office:value="60756570314" calcext:value-type="float">
            <text:p>60756570314</text:p>
          </table:table-cell>
          <table:table-cell table:formula="of:=ROUND(([.B67]-[.B68])/[.B68]*100;2)" office:value-type="float" office:value="-0.57" calcext:value-type="float">
            <text:p>-0.57</text:p>
          </table:table-cell>
          <table:table-cell table:formula="of:=ROUND(([.B67]-[.B70])/[.B70]*100; 2)" office:value-type="float" office:value="-0.64" calcext:value-type="float">
            <text:p>-0.64</text:p>
          </table:table-cell>
          <table:table-cell table:formula="of:=ROUND(([.B67]-[.B72])/[.B72]*100; 2)" office:value-type="float" office:value="-0.59" calcext:value-type="float">
            <text:p>-0.59</text:p>
          </table:table-cell>
          <table:table-cell table:formula="of:=ROUND(([.B67]-[.B77])/[.B77]*100; 2)" office:value-type="float" office:value="-2.55" calcext:value-type="float">
            <text:p>-2.55</text:p>
          </table:table-cell>
          <table:table-cell table:formula="of:=[.H67]-[.H68]" office:value-type="float" office:value="-0.71" calcext:value-type="float">
            <text:p>-0.71</text:p>
          </table:table-cell>
          <table:table-cell table:formula="of:=[.I67]-[.I68]" office:value-type="float" office:value="-1.2" calcext:value-type="float">
            <text:p>-1.2</text:p>
          </table:table-cell>
          <table:table-cell table:formula="of:=[.J67]-[.J68]" office:value-type="float" office:value="-1.42" calcext:value-type="float">
            <text:p>-1.42</text:p>
          </table:table-cell>
        </table:table-row>
        <table:table-row table:style-name="ro1">
          <table:table-cell office:value-type="string" calcext:value-type="string">
            <text:p>Jan 27, 2019</text:p>
          </table:table-cell>
          <table:table-cell office:value-type="float" office:value="3604.69" calcext:value-type="float">
            <text:p>3604.69</text:p>
          </table:table-cell>
          <table:table-cell office:value-type="float" office:value="3612.67" calcext:value-type="float">
            <text:p>3612.67</text:p>
          </table:table-cell>
          <table:table-cell office:value-type="float" office:value="3567.25" calcext:value-type="float">
            <text:p>3567.25</text:p>
          </table:table-cell>
          <table:table-cell office:value-type="float" office:value="3583.97" calcext:value-type="float">
            <text:p>3583.97</text:p>
          </table:table-cell>
          <table:table-cell office:value-type="float" office:value="5570752966" calcext:value-type="float">
            <text:p>5570752966</text:p>
          </table:table-cell>
          <table:table-cell office:value-type="float" office:value="62737274093" calcext:value-type="float">
            <text:p>62737274093</text:p>
          </table:table-cell>
          <table:table-cell table:formula="of:=ROUND(([.B68]-[.B69])/[.B69]*100;2)" office:value-type="float" office:value="0.14" calcext:value-type="float">
            <text:p>0.14</text:p>
          </table:table-cell>
          <table:table-cell table:formula="of:=ROUND(([.B68]-[.B71])/[.B71]*100; 2)" office:value-type="float" office:value="0.56" calcext:value-type="float">
            <text:p>0.56</text:p>
          </table:table-cell>
          <table:table-cell table:formula="of:=ROUND(([.B68]-[.B73])/[.B73]*100; 2)" office:value-type="float" office:value="0.83" calcext:value-type="float">
            <text:p>0.83</text:p>
          </table:table-cell>
          <table:table-cell table:formula="of:=ROUND(([.B68]-[.B78])/[.B78]*100; 2)" office:value-type="float" office:value="-1.29" calcext:value-type="float">
            <text:p>-1.29</text:p>
          </table:table-cell>
          <table:table-cell table:formula="of:=[.H68]-[.H69]" office:value-type="float" office:value="0.35" calcext:value-type="float">
            <text:p>0.35</text:p>
          </table:table-cell>
          <table:table-cell table:formula="of:=[.I68]-[.I69]" office:value-type="float" office:value="0.72" calcext:value-type="float">
            <text:p>0.72</text:p>
          </table:table-cell>
          <table:table-cell table:formula="of:=[.J68]-[.J69]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Jan 26, 2019</text:p>
          </table:table-cell>
          <table:table-cell office:value-type="float" office:value="3599.72" calcext:value-type="float">
            <text:p>3599.72</text:p>
          </table:table-cell>
          <table:table-cell office:value-type="float" office:value="3654.93" calcext:value-type="float">
            <text:p>3654.93</text:p>
          </table:table-cell>
          <table:table-cell office:value-type="float" office:value="3593.35" calcext:value-type="float">
            <text:p>3593.35</text:p>
          </table:table-cell>
          <table:table-cell office:value-type="float" office:value="3602.46" calcext:value-type="float">
            <text:p>3602.46</text:p>
          </table:table-cell>
          <table:table-cell office:value-type="float" office:value="5098183235" calcext:value-type="float">
            <text:p>5098183235</text:p>
          </table:table-cell>
          <table:table-cell office:value-type="float" office:value="63054898963" calcext:value-type="float">
            <text:p>63054898963</text:p>
          </table:table-cell>
          <table:table-cell table:formula="of:=ROUND(([.B69]-[.B70])/[.B70]*100;2)" office:value-type="float" office:value="-0.21" calcext:value-type="float">
            <text:p>-0.21</text:p>
          </table:table-cell>
          <table:table-cell table:formula="of:=ROUND(([.B69]-[.B72])/[.B72]*100; 2)" office:value-type="float" office:value="-0.16" calcext:value-type="float">
            <text:p>-0.16</text:p>
          </table:table-cell>
          <table:table-cell table:formula="of:=ROUND(([.B69]-[.B74])/[.B74]*100; 2)" office:value-type="float" office:value="-0.02" calcext:value-type="float">
            <text:p>-0.02</text:p>
          </table:table-cell>
          <table:table-cell table:formula="of:=ROUND(([.B69]-[.B79])/[.B79]*100; 2)" office:value-type="float" office:value="-0.88" calcext:value-type="float">
            <text:p>-0.88</text:p>
          </table:table-cell>
          <table:table-cell table:formula="of:=[.H69]-[.H70]" office:value-type="float" office:value="-0.85" calcext:value-type="float">
            <text:p>-0.85</text:p>
          </table:table-cell>
          <table:table-cell table:formula="of:=[.I69]-[.I70]" office:value-type="float" office:value="-1.06" calcext:value-type="float">
            <text:p>-1.06</text:p>
          </table:table-cell>
          <table:table-cell table:formula="of:=[.J69]-[.J70]" office:value-type="float" office:value="3.15" calcext:value-type="float">
            <text:p>3.15</text:p>
          </table:table-cell>
        </table:table-row>
        <table:table-row table:style-name="ro1">
          <table:table-cell office:value-type="string" calcext:value-type="string">
            <text:p>Jan 25, 2019</text:p>
          </table:table-cell>
          <table:table-cell office:value-type="float" office:value="3607.39" calcext:value-type="float">
            <text:p>3607.39</text:p>
          </table:table-cell>
          <table:table-cell office:value-type="float" office:value="3612.93" calcext:value-type="float">
            <text:p>3612.93</text:p>
          </table:table-cell>
          <table:table-cell office:value-type="float" office:value="3575.6" calcext:value-type="float">
            <text:p>3575.6</text:p>
          </table:table-cell>
          <table:table-cell office:value-type="float" office:value="3599.77" calcext:value-type="float">
            <text:p>3599.77</text:p>
          </table:table-cell>
          <table:table-cell office:value-type="float" office:value="5265847539" calcext:value-type="float">
            <text:p>5265847539</text:p>
          </table:table-cell>
          <table:table-cell office:value-type="float" office:value="63000985908" calcext:value-type="float">
            <text:p>63000985908</text:p>
          </table:table-cell>
          <table:table-cell table:formula="of:=ROUND(([.B70]-[.B71])/[.B71]*100;2)" office:value-type="float" office:value="0.64" calcext:value-type="float">
            <text:p>0.64</text:p>
          </table:table-cell>
          <table:table-cell table:formula="of:=ROUND(([.B70]-[.B73])/[.B73]*100; 2)" office:value-type="float" office:value="0.9" calcext:value-type="float">
            <text:p>0.9</text:p>
          </table:table-cell>
          <table:table-cell table:formula="of:=ROUND(([.B70]-[.B75])/[.B75]*100; 2)" office:value-type="float" office:value="-3.17" calcext:value-type="float">
            <text:p>-3.17</text:p>
          </table:table-cell>
          <table:table-cell table:formula="of:=ROUND(([.B70]-[.B80])/[.B80]*100; 2)" office:value-type="float" office:value="-2.61" calcext:value-type="float">
            <text:p>-2.61</text:p>
          </table:table-cell>
          <table:table-cell table:formula="of:=[.H70]-[.H71]" office:value-type="float" office:value="1.22" calcext:value-type="float">
            <text:p>1.22</text:p>
          </table:table-cell>
          <table:table-cell table:formula="of:=[.I70]-[.I71]" office:value-type="float" office:value="1.34" calcext:value-type="float">
            <text:p>1.34</text:p>
          </table:table-cell>
          <table:table-cell table:formula="of:=[.J70]-[.J71]" office:value-type="float" office:value="-1.31" calcext:value-type="float">
            <text:p>-1.31</text:p>
          </table:table-cell>
        </table:table-row>
        <table:table-row table:style-name="ro1">
          <table:table-cell office:value-type="string" calcext:value-type="string">
            <text:p>Jan 24, 2019</text:p>
          </table:table-cell>
          <table:table-cell office:value-type="float" office:value="3584.5" calcext:value-type="float">
            <text:p>3584.5</text:p>
          </table:table-cell>
          <table:table-cell office:value-type="float" office:value="3616.09" calcext:value-type="float">
            <text:p>3616.09</text:p>
          </table:table-cell>
          <table:table-cell office:value-type="float" office:value="3569.09" calcext:value-type="float">
            <text:p>3569.09</text:p>
          </table:table-cell>
          <table:table-cell office:value-type="float" office:value="3600.87" calcext:value-type="float">
            <text:p>3600.87</text:p>
          </table:table-cell>
          <table:table-cell office:value-type="float" office:value="5262869046" calcext:value-type="float">
            <text:p>5262869046</text:p>
          </table:table-cell>
          <table:table-cell office:value-type="float" office:value="63014066012" calcext:value-type="float">
            <text:p>63014066012</text:p>
          </table:table-cell>
          <table:table-cell table:formula="of:=ROUND(([.B71]-[.B72])/[.B72]*100;2)" office:value-type="float" office:value="-0.58" calcext:value-type="float">
            <text:p>-0.58</text:p>
          </table:table-cell>
          <table:table-cell table:formula="of:=ROUND(([.B71]-[.B74])/[.B74]*100; 2)" office:value-type="float" office:value="-0.44" calcext:value-type="float">
            <text:p>-0.44</text:p>
          </table:table-cell>
          <table:table-cell table:formula="of:=ROUND(([.B71]-[.B76])/[.B76]*100; 2)" office:value-type="float" office:value="-1.86" calcext:value-type="float">
            <text:p>-1.86</text:p>
          </table:table-cell>
          <table:table-cell table:formula="of:=ROUND(([.B71]-[.B81])/[.B81]*100; 2)" office:value-type="float" office:value="0.76" calcext:value-type="float">
            <text:p>0.76</text:p>
          </table:table-cell>
          <table:table-cell table:formula="of:=[.H71]-[.H72]" office:value-type="float" office:value="-1.43" calcext:value-type="float">
            <text:p>-1.43</text:p>
          </table:table-cell>
          <table:table-cell table:formula="of:=[.I71]-[.I72]" office:value-type="float" office:value="2.78" calcext:value-type="float">
            <text:p>2.78</text:p>
          </table:table-cell>
          <table:table-cell table:formula="of:=[.J71]-[.J72]"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Jan 23, 2019</text:p>
          </table:table-cell>
          <table:table-cell office:value-type="float" office:value="3605.56" calcext:value-type="float">
            <text:p>3605.56</text:p>
          </table:table-cell>
          <table:table-cell office:value-type="float" office:value="3623.07" calcext:value-type="float">
            <text:p>3623.07</text:p>
          </table:table-cell>
          <table:table-cell office:value-type="float" office:value="3565.31" calcext:value-type="float">
            <text:p>3565.31</text:p>
          </table:table-cell>
          <table:table-cell office:value-type="float" office:value="3585.12" calcext:value-type="float">
            <text:p>3585.12</text:p>
          </table:table-cell>
          <table:table-cell office:value-type="float" office:value="5433755649" calcext:value-type="float">
            <text:p>5433755649</text:p>
          </table:table-cell>
          <table:table-cell office:value-type="float" office:value="62731361272" calcext:value-type="float">
            <text:p>62731361272</text:p>
          </table:table-cell>
          <table:table-cell table:formula="of:=ROUND(([.B72]-[.B73])/[.B73]*100;2)" office:value-type="float" office:value="0.85" calcext:value-type="float">
            <text:p>0.85</text:p>
          </table:table-cell>
          <table:table-cell table:formula="of:=ROUND(([.B72]-[.B75])/[.B75]*100; 2)" office:value-type="float" office:value="-3.22" calcext:value-type="float">
            <text:p>-3.22</text:p>
          </table:table-cell>
          <table:table-cell table:formula="of:=ROUND(([.B72]-[.B77])/[.B77]*100; 2)" office:value-type="float" office:value="-1.97" calcext:value-type="float">
            <text:p>-1.97</text:p>
          </table:table-cell>
          <table:table-cell table:formula="of:=ROUND(([.B72]-[.B82])/[.B82]*100; 2)" office:value-type="float" office:value="-1.46" calcext:value-type="float">
            <text:p>-1.46</text:p>
          </table:table-cell>
          <table:table-cell table:formula="of:=[.H72]-[.H73]" office:value-type="float" office:value="1.55" calcext:value-type="float">
            <text:p>1.55</text:p>
          </table:table-cell>
          <table:table-cell table:formula="of:=[.I72]-[.I73]" office:value-type="float" office:value="-1.1" calcext:value-type="float">
            <text:p>-1.1</text:p>
          </table:table-cell>
          <table:table-cell table:formula="of:=[.J72]-[.J73]"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Jan 22, 2019</text:p>
          </table:table-cell>
          <table:table-cell office:value-type="float" office:value="3575.08" calcext:value-type="float">
            <text:p>3575.08</text:p>
          </table:table-cell>
          <table:table-cell office:value-type="float" office:value="3620.75" calcext:value-type="float">
            <text:p>3620.75</text:p>
          </table:table-cell>
          <table:table-cell office:value-type="float" office:value="3539.72" calcext:value-type="float">
            <text:p>3539.72</text:p>
          </table:table-cell>
          <table:table-cell office:value-type="float" office:value="3604.58" calcext:value-type="float">
            <text:p>3604.58</text:p>
          </table:table-cell>
          <table:table-cell office:value-type="float" office:value="5313623556" calcext:value-type="float">
            <text:p>5313623556</text:p>
          </table:table-cell>
          <table:table-cell office:value-type="float" office:value="63065139424" calcext:value-type="float">
            <text:p>63065139424</text:p>
          </table:table-cell>
          <table:table-cell table:formula="of:=ROUND(([.B73]-[.B74])/[.B74]*100;2)" office:value-type="float" office:value="-0.7" calcext:value-type="float">
            <text:p>-0.7</text:p>
          </table:table-cell>
          <table:table-cell table:formula="of:=ROUND(([.B73]-[.B76])/[.B76]*100; 2)" office:value-type="float" office:value="-2.12" calcext:value-type="float">
            <text:p>-2.12</text:p>
          </table:table-cell>
          <table:table-cell table:formula="of:=ROUND(([.B73]-[.B78])/[.B78]*100; 2)" office:value-type="float" office:value="-2.1" calcext:value-type="float">
            <text:p>-2.1</text:p>
          </table:table-cell>
          <table:table-cell table:formula="of:=ROUND(([.B73]-[.B83])/[.B83]*100; 2)" office:value-type="float" office:value="-3.03" calcext:value-type="float">
            <text:p>-3.03</text:p>
          </table:table-cell>
          <table:table-cell table:formula="of:=[.H73]-[.H74]" office:value-type="float" office:value="2.66" calcext:value-type="float">
            <text:p>2.66</text:p>
          </table:table-cell>
          <table:table-cell table:formula="of:=[.I73]-[.I74]" office:value-type="float" office:value="-0.0100000000000002" calcext:value-type="float">
            <text:p>-0.01</text:p>
          </table:table-cell>
          <table:table-cell table:formula="of:=[.J73]-[.J74]" office:value-type="float" office:value="-1.24" calcext:value-type="float">
            <text:p>-1.24</text:p>
          </table:table-cell>
        </table:table-row>
        <table:table-row table:style-name="ro1">
          <table:table-cell office:value-type="string" calcext:value-type="string">
            <text:p>Jan 21, 2019</text:p>
          </table:table-cell>
          <table:table-cell office:value-type="float" office:value="3600.37" calcext:value-type="float">
            <text:p>3600.37</text:p>
          </table:table-cell>
          <table:table-cell office:value-type="float" office:value="3608.84" calcext:value-type="float">
            <text:p>3608.84</text:p>
          </table:table-cell>
          <table:table-cell office:value-type="float" office:value="3558.54" calcext:value-type="float">
            <text:p>3558.54</text:p>
          </table:table-cell>
          <table:table-cell office:value-type="float" office:value="3576.03" calcext:value-type="float">
            <text:p>3576.03</text:p>
          </table:table-cell>
          <table:table-cell office:value-type="float" office:value="5004347059" calcext:value-type="float">
            <text:p>5004347059</text:p>
          </table:table-cell>
          <table:table-cell office:value-type="float" office:value="62559869612" calcext:value-type="float">
            <text:p>62559869612</text:p>
          </table:table-cell>
          <table:table-cell table:formula="of:=ROUND(([.B74]-[.B75])/[.B75]*100;2)" office:value-type="float" office:value="-3.36" calcext:value-type="float">
            <text:p>-3.36</text:p>
          </table:table-cell>
          <table:table-cell table:formula="of:=ROUND(([.B74]-[.B77])/[.B77]*100; 2)" office:value-type="float" office:value="-2.11" calcext:value-type="float">
            <text:p>-2.11</text:p>
          </table:table-cell>
          <table:table-cell table:formula="of:=ROUND(([.B74]-[.B79])/[.B79]*100; 2)" office:value-type="float" office:value="-0.86" calcext:value-type="float">
            <text:p>-0.86</text:p>
          </table:table-cell>
          <table:table-cell table:formula="of:=ROUND(([.B74]-[.B84])/[.B84]*100; 2)" office:value-type="float" office:value="-2" calcext:value-type="float">
            <text:p>-2</text:p>
          </table:table-cell>
          <table:table-cell table:formula="of:=[.H74]-[.H75]" office:value-type="float" office:value="-5.36" calcext:value-type="float">
            <text:p>-5.36</text:p>
          </table:table-cell>
          <table:table-cell table:formula="of:=[.I74]-[.I75]" office:value-type="float" office:value="-4.12" calcext:value-type="float">
            <text:p>-4.12</text:p>
          </table:table-cell>
          <table:table-cell table:formula="of:=[.J74]-[.J75]" office:value-type="float" office:value="-1.43" calcext:value-type="float">
            <text:p>-1.43</text:p>
          </table:table-cell>
        </table:table-row>
        <table:table-row table:style-name="ro1">
          <table:table-cell office:value-type="string" calcext:value-type="string">
            <text:p>Jan 20, 2019</text:p>
          </table:table-cell>
          <table:table-cell office:value-type="float" office:value="3725.45" calcext:value-type="float">
            <text:p>3725.45</text:p>
          </table:table-cell>
          <table:table-cell office:value-type="float" office:value="3743.39" calcext:value-type="float">
            <text:p>3743.39</text:p>
          </table:table-cell>
          <table:table-cell office:value-type="float" office:value="3583.02" calcext:value-type="float">
            <text:p>3583.02</text:p>
          </table:table-cell>
          <table:table-cell office:value-type="float" office:value="3601.01" calcext:value-type="float">
            <text:p>3601.01</text:p>
          </table:table-cell>
          <table:table-cell office:value-type="float" office:value="5582489560" calcext:value-type="float">
            <text:p>5582489560</text:p>
          </table:table-cell>
          <table:table-cell office:value-type="float" office:value="62990143284" calcext:value-type="float">
            <text:p>62990143284</text:p>
          </table:table-cell>
          <table:table-cell table:formula="of:=ROUND(([.B75]-[.B76])/[.B76]*100;2)" office:value-type="float" office:value="2" calcext:value-type="float">
            <text:p>2</text:p>
          </table:table-cell>
          <table:table-cell table:formula="of:=ROUND(([.B75]-[.B78])/[.B78]*100; 2)" office:value-type="float" office:value="2.01" calcext:value-type="float">
            <text:p>2.01</text:p>
          </table:table-cell>
          <table:table-cell table:formula="of:=ROUND(([.B75]-[.B80])/[.B80]*100; 2)" office:value-type="float" office:value="0.57" calcext:value-type="float">
            <text:p>0.57</text:p>
          </table:table-cell>
          <table:table-cell table:formula="of:=ROUND(([.B75]-[.B85])/[.B85]*100; 2)" office:value-type="float" office:value="-7.66" calcext:value-type="float">
            <text:p>-7.66</text:p>
          </table:table-cell>
          <table:table-cell table:formula="of:=[.H75]-[.H76]" office:value-type="float" office:value="2.7" calcext:value-type="float">
            <text:p>2.7</text:p>
          </table:table-cell>
          <table:table-cell table:formula="of:=[.I75]-[.I76]" office:value-type="float" office:value="1.44" calcext:value-type="float">
            <text:p>1.44</text:p>
          </table:table-cell>
          <table:table-cell table:formula="of:=[.J75]-[.J76]"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Jan 19, 2019</text:p>
          </table:table-cell>
          <table:table-cell office:value-type="float" office:value="3652.38" calcext:value-type="float">
            <text:p>3652.38</text:p>
          </table:table-cell>
          <table:table-cell office:value-type="float" office:value="3758.53" calcext:value-type="float">
            <text:p>3758.53</text:p>
          </table:table-cell>
          <table:table-cell office:value-type="float" office:value="3652.38" calcext:value-type="float">
            <text:p>3652.38</text:p>
          </table:table-cell>
          <table:table-cell office:value-type="float" office:value="3728.57" calcext:value-type="float">
            <text:p>3728.57</text:p>
          </table:table-cell>
          <table:table-cell office:value-type="float" office:value="5955691380" calcext:value-type="float">
            <text:p>5955691380</text:p>
          </table:table-cell>
          <table:table-cell office:value-type="float" office:value="65214103659" calcext:value-type="float">
            <text:p>65214103659</text:p>
          </table:table-cell>
          <table:table-cell table:formula="of:=ROUND(([.B76]-[.B77])/[.B77]*100;2)" office:value-type="float" office:value="-0.7" calcext:value-type="float">
            <text:p>-0.7</text:p>
          </table:table-cell>
          <table:table-cell table:formula="of:=ROUND(([.B76]-[.B79])/[.B79]*100; 2)" office:value-type="float" office:value="0.57" calcext:value-type="float">
            <text:p>0.57</text:p>
          </table:table-cell>
          <table:table-cell table:formula="of:=ROUND(([.B76]-[.B81])/[.B81]*100; 2)" office:value-type="float" office:value="2.67" calcext:value-type="float">
            <text:p>2.67</text:p>
          </table:table-cell>
          <table:table-cell table:formula="of:=ROUND(([.B76]-[.B86])/[.B86]*100; 2)" office:value-type="float" office:value="-9.41" calcext:value-type="float">
            <text:p>-9.41</text:p>
          </table:table-cell>
          <table:table-cell table:formula="of:=[.H76]-[.H77]" office:value-type="float" office:value="-1.42" calcext:value-type="float">
            <text:p>-1.42</text:p>
          </table:table-cell>
          <table:table-cell table:formula="of:=[.I76]-[.I77]" office:value-type="float" office:value="1.28" calcext:value-type="float">
            <text:p>1.28</text:p>
          </table:table-cell>
          <table:table-cell table:formula="of:=[.J76]-[.J77]" office:value-type="float" office:value="2.15" calcext:value-type="float">
            <text:p>2.15</text:p>
          </table:table-cell>
        </table:table-row>
        <table:table-row table:style-name="ro1">
          <table:table-cell office:value-type="string" calcext:value-type="string">
            <text:p>Jan 18, 2019</text:p>
          </table:table-cell>
          <table:table-cell office:value-type="float" office:value="3677.99" calcext:value-type="float">
            <text:p>3677.99</text:p>
          </table:table-cell>
          <table:table-cell office:value-type="float" office:value="3682.52" calcext:value-type="float">
            <text:p>3682.52</text:p>
          </table:table-cell>
          <table:table-cell office:value-type="float" office:value="3637.08" calcext:value-type="float">
            <text:p>3637.08</text:p>
          </table:table-cell>
          <table:table-cell office:value-type="float" office:value="3657.84" calcext:value-type="float">
            <text:p>3657.84</text:p>
          </table:table-cell>
          <table:table-cell office:value-type="float" office:value="5002961727" calcext:value-type="float">
            <text:p>5002961727</text:p>
          </table:table-cell>
          <table:table-cell office:value-type="float" office:value="63970991867" calcext:value-type="float">
            <text:p>63970991867</text:p>
          </table:table-cell>
          <table:table-cell table:formula="of:=ROUND(([.B77]-[.B78])/[.B78]*100;2)" office:value-type="float" office:value="0.72" calcext:value-type="float">
            <text:p>0.72</text:p>
          </table:table-cell>
          <table:table-cell table:formula="of:=ROUND(([.B77]-[.B80])/[.B80]*100; 2)" office:value-type="float" office:value="-0.71" calcext:value-type="float">
            <text:p>-0.71</text:p>
          </table:table-cell>
          <table:table-cell table:formula="of:=ROUND(([.B77]-[.B82])/[.B82]*100; 2)" office:value-type="float" office:value="0.52" calcext:value-type="float">
            <text:p>0.52</text:p>
          </table:table-cell>
          <table:table-cell table:formula="of:=ROUND(([.B77]-[.B87])/[.B87]*100; 2)" office:value-type="float" office:value="-8.7" calcext:value-type="float">
            <text:p>-8.7</text:p>
          </table:table-cell>
          <table:table-cell table:formula="of:=[.H77]-[.H78]" office:value-type="float" office:value="0.16" calcext:value-type="float">
            <text:p>0.16</text:p>
          </table:table-cell>
          <table:table-cell table:formula="of:=[.I77]-[.I78]" office:value-type="float" office:value="-3.37" calcext:value-type="float">
            <text:p>-3.37</text:p>
          </table:table-cell>
          <table:table-cell table:formula="of:=[.J77]-[.J78]" office:value-type="float" office:value="1.47" calcext:value-type="float">
            <text:p>1.47</text:p>
          </table:table-cell>
        </table:table-row>
        <table:table-row table:style-name="ro1">
          <table:table-cell office:value-type="string" calcext:value-type="string">
            <text:p>Jan 17, 2019</text:p>
          </table:table-cell>
          <table:table-cell office:value-type="float" office:value="3651.87" calcext:value-type="float">
            <text:p>3651.87</text:p>
          </table:table-cell>
          <table:table-cell office:value-type="float" office:value="3680.14" calcext:value-type="float">
            <text:p>3680.14</text:p>
          </table:table-cell>
          <table:table-cell office:value-type="float" office:value="3621.96" calcext:value-type="float">
            <text:p>3621.96</text:p>
          </table:table-cell>
          <table:table-cell office:value-type="float" office:value="3678.56" calcext:value-type="float">
            <text:p>3678.56</text:p>
          </table:table-cell>
          <table:table-cell office:value-type="float" office:value="5464420383" calcext:value-type="float">
            <text:p>5464420383</text:p>
          </table:table-cell>
          <table:table-cell office:value-type="float" office:value="64327048255" calcext:value-type="float">
            <text:p>64327048255</text:p>
          </table:table-cell>
          <table:table-cell table:formula="of:=ROUND(([.B78]-[.B79])/[.B79]*100;2)" office:value-type="float" office:value="0.56" calcext:value-type="float">
            <text:p>0.56</text:p>
          </table:table-cell>
          <table:table-cell table:formula="of:=ROUND(([.B78]-[.B81])/[.B81]*100; 2)" office:value-type="float" office:value="2.66" calcext:value-type="float">
            <text:p>2.66</text:p>
          </table:table-cell>
          <table:table-cell table:formula="of:=ROUND(([.B78]-[.B83])/[.B83]*100; 2)" office:value-type="float" office:value="-0.95" calcext:value-type="float">
            <text:p>-0.95</text:p>
          </table:table-cell>
          <table:table-cell table:formula="of:=ROUND(([.B78]-[.B88])/[.B88]*100; 2)" office:value-type="float" office:value="-10.46" calcext:value-type="float">
            <text:p>-10.46</text:p>
          </table:table-cell>
          <table:table-cell table:formula="of:=[.H78]-[.H79]" office:value-type="float" office:value="2.52" calcext:value-type="float">
            <text:p>2.52</text:p>
          </table:table-cell>
          <table:table-cell table:formula="of:=[.I78]-[.I79]" office:value-type="float" office:value="3.41" calcext:value-type="float">
            <text:p>3.41</text:p>
          </table:table-cell>
          <table:table-cell table:formula="of:=[.J78]-[.J79]"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Jan 16, 2019</text:p>
          </table:table-cell>
          <table:table-cell office:value-type="float" office:value="3631.51" calcext:value-type="float">
            <text:p>3631.51</text:p>
          </table:table-cell>
          <table:table-cell office:value-type="float" office:value="3685.78" calcext:value-type="float">
            <text:p>3685.78</text:p>
          </table:table-cell>
          <table:table-cell office:value-type="float" office:value="3624.67" calcext:value-type="float">
            <text:p>3624.67</text:p>
          </table:table-cell>
          <table:table-cell office:value-type="float" office:value="3655.01" calcext:value-type="float">
            <text:p>3655.01</text:p>
          </table:table-cell>
          <table:table-cell office:value-type="float" office:value="5394457145" calcext:value-type="float">
            <text:p>5394457145</text:p>
          </table:table-cell>
          <table:table-cell office:value-type="float" office:value="63909348776" calcext:value-type="float">
            <text:p>63909348776</text:p>
          </table:table-cell>
          <table:table-cell table:formula="of:=ROUND(([.B79]-[.B80])/[.B80]*100;2)" office:value-type="float" office:value="-1.96" calcext:value-type="float">
            <text:p>-1.96</text:p>
          </table:table-cell>
          <table:table-cell table:formula="of:=ROUND(([.B79]-[.B82])/[.B82]*100; 2)" office:value-type="float" office:value="-0.75" calcext:value-type="float">
            <text:p>-0.75</text:p>
          </table:table-cell>
          <table:table-cell table:formula="of:=ROUND(([.B79]-[.B84])/[.B84]*100; 2)" office:value-type="float" office:value="-1.16" calcext:value-type="float">
            <text:p>-1.16</text:p>
          </table:table-cell>
          <table:table-cell table:formula="of:=ROUND(([.B79]-[.B89])/[.B89]*100; 2)" office:value-type="float" office:value="-5.34" calcext:value-type="float">
            <text:p>-5.34</text:p>
          </table:table-cell>
          <table:table-cell table:formula="of:=[.H79]-[.H80]" office:value-type="float" office:value="-6.09" calcext:value-type="float">
            <text:p>-6.09</text:p>
          </table:table-cell>
          <table:table-cell table:formula="of:=[.I79]-[.I80]" office:value-type="float" office:value="-1.22" calcext:value-type="float">
            <text:p>-1.22</text:p>
          </table:table-cell>
          <table:table-cell table:formula="of:=[.J79]-[.J80]" office:value-type="float" office:value="7.02" calcext:value-type="float">
            <text:p>7.02</text:p>
          </table:table-cell>
        </table:table-row>
        <table:table-row table:style-name="ro1">
          <table:table-cell office:value-type="string" calcext:value-type="string">
            <text:p>Jan 15, 2019</text:p>
          </table:table-cell>
          <table:table-cell office:value-type="float" office:value="3704.22" calcext:value-type="float">
            <text:p>3704.22</text:p>
          </table:table-cell>
          <table:table-cell office:value-type="float" office:value="3720.15" calcext:value-type="float">
            <text:p>3720.15</text:p>
          </table:table-cell>
          <table:table-cell office:value-type="float" office:value="3619.95" calcext:value-type="float">
            <text:p>3619.95</text:p>
          </table:table-cell>
          <table:table-cell office:value-type="float" office:value="3630.68" calcext:value-type="float">
            <text:p>3630.68</text:p>
          </table:table-cell>
          <table:table-cell office:value-type="float" office:value="5537192302" calcext:value-type="float">
            <text:p>5537192302</text:p>
          </table:table-cell>
          <table:table-cell office:value-type="float" office:value="63477817959" calcext:value-type="float">
            <text:p>63477817959</text:p>
          </table:table-cell>
          <table:table-cell table:formula="of:=ROUND(([.B80]-[.B81])/[.B81]*100;2)" office:value-type="float" office:value="4.13" calcext:value-type="float">
            <text:p>4.13</text:p>
          </table:table-cell>
          <table:table-cell table:formula="of:=ROUND(([.B80]-[.B83])/[.B83]*100; 2)" office:value-type="float" office:value="0.47" calcext:value-type="float">
            <text:p>0.47</text:p>
          </table:table-cell>
          <table:table-cell table:formula="of:=ROUND(([.B80]-[.B85])/[.B85]*100; 2)" office:value-type="float" office:value="-8.18" calcext:value-type="float">
            <text:p>-8.18</text:p>
          </table:table-cell>
          <table:table-cell table:formula="of:=ROUND(([.B80]-[.B90])/[.B90]*100; 2)" office:value-type="float" office:value="-3.84" calcext:value-type="float">
            <text:p>-3.84</text:p>
          </table:table-cell>
          <table:table-cell table:formula="of:=[.H80]-[.H81]" office:value-type="float" office:value="6.91" calcext:value-type="float">
            <text:p>6.91</text:p>
          </table:table-cell>
          <table:table-cell table:formula="of:=[.I80]-[.I81]" office:value-type="float" office:value="3.65" calcext:value-type="float">
            <text:p>3.65</text:p>
          </table:table-cell>
          <table:table-cell table:formula="of:=[.J80]-[.J81]" office:value-type="float" office:value="3.58" calcext:value-type="float">
            <text:p>3.58</text:p>
          </table:table-cell>
        </table:table-row>
        <table:table-row table:style-name="ro1">
          <table:table-cell office:value-type="string" calcext:value-type="string">
            <text:p>Jan 14, 2019</text:p>
          </table:table-cell>
          <table:table-cell office:value-type="float" office:value="3557.31" calcext:value-type="float">
            <text:p>3557.31</text:p>
          </table:table-cell>
          <table:table-cell office:value-type="float" office:value="3727.84" calcext:value-type="float">
            <text:p>3727.84</text:p>
          </table:table-cell>
          <table:table-cell office:value-type="float" office:value="3552.29" calcext:value-type="float">
            <text:p>3552.29</text:p>
          </table:table-cell>
          <table:table-cell office:value-type="float" office:value="3706.05" calcext:value-type="float">
            <text:p>3706.05</text:p>
          </table:table-cell>
          <table:table-cell office:value-type="float" office:value="5651384490" calcext:value-type="float">
            <text:p>5651384490</text:p>
          </table:table-cell>
          <table:table-cell office:value-type="float" office:value="64789619995" calcext:value-type="float">
            <text:p>64789619995</text:p>
          </table:table-cell>
          <table:table-cell table:formula="of:=ROUND(([.B81]-[.B82])/[.B82]*100;2)" office:value-type="float" office:value="-2.78" calcext:value-type="float">
            <text:p>-2.78</text:p>
          </table:table-cell>
          <table:table-cell table:formula="of:=ROUND(([.B81]-[.B84])/[.B84]*100; 2)" office:value-type="float" office:value="-3.18" calcext:value-type="float">
            <text:p>-3.18</text:p>
          </table:table-cell>
          <table:table-cell table:formula="of:=ROUND(([.B81]-[.B86])/[.B86]*100; 2)" office:value-type="float" office:value="-11.76" calcext:value-type="float">
            <text:p>-11.76</text:p>
          </table:table-cell>
          <table:table-cell table:formula="of:=ROUND(([.B81]-[.B91])/[.B91]*100; 2)" office:value-type="float" office:value="-7.17" calcext:value-type="float">
            <text:p>-7.17</text:p>
          </table:table-cell>
          <table:table-cell table:formula="of:=[.H81]-[.H82]" office:value-type="float" office:value="-2.02" calcext:value-type="float">
            <text:p>-2.02</text:p>
          </table:table-cell>
          <table:table-cell table:formula="of:=[.I81]-[.I82]" office:value-type="float" office:value="6.13" calcext:value-type="float">
            <text:p>6.13</text:p>
          </table:table-cell>
          <table:table-cell table:formula="of:=[.J81]-[.J82]" office:value-type="float" office:value="-2.59" calcext:value-type="float">
            <text:p>-2.59</text:p>
          </table:table-cell>
        </table:table-row>
        <table:table-row table:style-name="ro1">
          <table:table-cell office:value-type="string" calcext:value-type="string">
            <text:p>Jan 13, 2019</text:p>
          </table:table-cell>
          <table:table-cell office:value-type="float" office:value="3658.87" calcext:value-type="float">
            <text:p>3658.87</text:p>
          </table:table-cell>
          <table:table-cell office:value-type="float" office:value="3674.76" calcext:value-type="float">
            <text:p>3674.76</text:p>
          </table:table-cell>
          <table:table-cell office:value-type="float" office:value="3544.93" calcext:value-type="float">
            <text:p>3544.93</text:p>
          </table:table-cell>
          <table:table-cell office:value-type="float" office:value="3552.95" calcext:value-type="float">
            <text:p>3552.95</text:p>
          </table:table-cell>
          <table:table-cell office:value-type="float" office:value="4681302466" calcext:value-type="float">
            <text:p>4681302466</text:p>
          </table:table-cell>
          <table:table-cell office:value-type="float" office:value="62106461671" calcext:value-type="float">
            <text:p>62106461671</text:p>
          </table:table-cell>
          <table:table-cell table:formula="of:=ROUND(([.B82]-[.B83])/[.B83]*100;2)" office:value-type="float" office:value="-0.76" calcext:value-type="float">
            <text:p>-0.76</text:p>
          </table:table-cell>
          <table:table-cell table:formula="of:=ROUND(([.B82]-[.B85])/[.B85]*100; 2)" office:value-type="float" office:value="-9.31" calcext:value-type="float">
            <text:p>-9.31</text:p>
          </table:table-cell>
          <table:table-cell table:formula="of:=ROUND(([.B82]-[.B87])/[.B87]*100; 2)" office:value-type="float" office:value="-9.17" calcext:value-type="float">
            <text:p>-9.17</text:p>
          </table:table-cell>
          <table:table-cell table:formula="of:=ROUND(([.B82]-[.B92])/[.B92]*100; 2)" office:value-type="float" office:value="-6.92" calcext:value-type="float">
            <text:p>-6.92</text:p>
          </table:table-cell>
          <table:table-cell table:formula="of:=[.H82]-[.H83]" office:value-type="float" office:value="-1.11" calcext:value-type="float">
            <text:p>-1.11</text:p>
          </table:table-cell>
          <table:table-cell table:formula="of:=[.I82]-[.I83]" office:value-type="float" office:value="-0.76" calcext:value-type="float">
            <text:p>-0.76</text:p>
          </table:table-cell>
          <table:table-cell table:formula="of:=[.J82]-[.J83]"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Jan 12, 2019</text:p>
          </table:table-cell>
          <table:table-cell office:value-type="float" office:value="3686.97" calcext:value-type="float">
            <text:p>3686.97</text:p>
          </table:table-cell>
          <table:table-cell office:value-type="float" office:value="3698.98" calcext:value-type="float">
            <text:p>3698.98</text:p>
          </table:table-cell>
          <table:table-cell office:value-type="float" office:value="3653.81" calcext:value-type="float">
            <text:p>3653.81</text:p>
          </table:table-cell>
          <table:table-cell office:value-type="float" office:value="3661.3" calcext:value-type="float">
            <text:p>3661.3</text:p>
          </table:table-cell>
          <table:table-cell office:value-type="float" office:value="4778170883" calcext:value-type="float">
            <text:p>4778170883</text:p>
          </table:table-cell>
          <table:table-cell office:value-type="float" office:value="63994140882" calcext:value-type="float">
            <text:p>63994140882</text:p>
          </table:table-cell>
          <table:table-cell table:formula="of:=ROUND(([.B83]-[.B84])/[.B84]*100;2)" office:value-type="float" office:value="0.35" calcext:value-type="float">
            <text:p>0.35</text:p>
          </table:table-cell>
          <table:table-cell table:formula="of:=ROUND(([.B83]-[.B86])/[.B86]*100; 2)" office:value-type="float" office:value="-8.55" calcext:value-type="float">
            <text:p>-8.55</text:p>
          </table:table-cell>
          <table:table-cell table:formula="of:=ROUND(([.B83]-[.B88])/[.B88]*100; 2)" office:value-type="float" office:value="-9.6" calcext:value-type="float">
            <text:p>-9.6</text:p>
          </table:table-cell>
          <table:table-cell table:formula="of:=ROUND(([.B83]-[.B93])/[.B93]*100; 2)" office:value-type="float" office:value="-4.22" calcext:value-type="float">
            <text:p>-4.22</text:p>
          </table:table-cell>
          <table:table-cell table:formula="of:=[.H83]-[.H84]" office:value-type="float" office:value="9.28" calcext:value-type="float">
            <text:p>9.28</text:p>
          </table:table-cell>
          <table:table-cell table:formula="of:=[.I83]-[.I84]" office:value-type="float" office:value="0.25" calcext:value-type="float">
            <text:p>0.25</text:p>
          </table:table-cell>
          <table:table-cell table:formula="of:=[.J83]-[.J84]" office:value-type="float" office:value="-5.36" calcext:value-type="float">
            <text:p>-5.36</text:p>
          </table:table-cell>
        </table:table-row>
        <table:table-row table:style-name="ro1">
          <table:table-cell office:value-type="string" calcext:value-type="string">
            <text:p>Jan 11, 2019</text:p>
          </table:table-cell>
          <table:table-cell office:value-type="float" office:value="3674.02" calcext:value-type="float">
            <text:p>3674.02</text:p>
          </table:table-cell>
          <table:table-cell office:value-type="float" office:value="3713.88" calcext:value-type="float">
            <text:p>3713.88</text:p>
          </table:table-cell>
          <table:table-cell office:value-type="float" office:value="3653.07" calcext:value-type="float">
            <text:p>3653.07</text:p>
          </table:table-cell>
          <table:table-cell office:value-type="float" office:value="3687.37" calcext:value-type="float">
            <text:p>3687.37</text:p>
          </table:table-cell>
          <table:table-cell office:value-type="float" office:value="5538712865" calcext:value-type="float">
            <text:p>5538712865</text:p>
          </table:table-cell>
          <table:table-cell office:value-type="float" office:value="64443301117" calcext:value-type="float">
            <text:p>64443301117</text:p>
          </table:table-cell>
          <table:table-cell table:formula="of:=ROUND(([.B84]-[.B85])/[.B85]*100;2)" office:value-type="float" office:value="-8.93" calcext:value-type="float">
            <text:p>-8.93</text:p>
          </table:table-cell>
          <table:table-cell table:formula="of:=ROUND(([.B84]-[.B87])/[.B87]*100; 2)" office:value-type="float" office:value="-8.8" calcext:value-type="float">
            <text:p>-8.8</text:p>
          </table:table-cell>
          <table:table-cell table:formula="of:=ROUND(([.B84]-[.B89])/[.B89]*100; 2)" office:value-type="float" office:value="-4.24" calcext:value-type="float">
            <text:p>-4.24</text:p>
          </table:table-cell>
          <table:table-cell table:formula="of:=ROUND(([.B84]-[.B94])/[.B94]*100; 2)" office:value-type="float" office:value="-1.94" calcext:value-type="float">
            <text:p>-1.94</text:p>
          </table:table-cell>
          <table:table-cell table:formula="of:=[.H84]-[.H85]" office:value-type="float" office:value="-9" calcext:value-type="float">
            <text:p>-9</text:p>
          </table:table-cell>
          <table:table-cell table:formula="of:=[.I84]-[.I85]" office:value-type="float" office:value="-7.72" calcext:value-type="float">
            <text:p>-7.72</text:p>
          </table:table-cell>
          <table:table-cell table:formula="of:=[.J84]-[.J85]" office:value-type="float" office:value="-8.98" calcext:value-type="float">
            <text:p>-8.98</text:p>
          </table:table-cell>
        </table:table-row>
        <table:table-row table:style-name="ro1">
          <table:table-cell office:value-type="string" calcext:value-type="string">
            <text:p>Jan 10, 2019</text:p>
          </table:table-cell>
          <table:table-cell office:value-type="float" office:value="4034.41" calcext:value-type="float">
            <text:p>4034.41</text:p>
          </table:table-cell>
          <table:table-cell office:value-type="float" office:value="4064.07" calcext:value-type="float">
            <text:p>4064.07</text:p>
          </table:table-cell>
          <table:table-cell office:value-type="float" office:value="3659.17" calcext:value-type="float">
            <text:p>3659.17</text:p>
          </table:table-cell>
          <table:table-cell office:value-type="float" office:value="3678.92" calcext:value-type="float">
            <text:p>3678.92</text:p>
          </table:table-cell>
          <table:table-cell office:value-type="float" office:value="6874143796" calcext:value-type="float">
            <text:p>6874143796</text:p>
          </table:table-cell>
          <table:table-cell office:value-type="float" office:value="64288932886" calcext:value-type="float">
            <text:p>64288932886</text:p>
          </table:table-cell>
          <table:table-cell table:formula="of:=ROUND(([.B85]-[.B86])/[.B86]*100;2)" office:value-type="float" office:value="0.07" calcext:value-type="float">
            <text:p>0.07</text:p>
          </table:table-cell>
          <table:table-cell table:formula="of:=ROUND(([.B85]-[.B88])/[.B88]*100; 2)" office:value-type="float" office:value="-1.08" calcext:value-type="float">
            <text:p>-1.08</text:p>
          </table:table-cell>
          <table:table-cell table:formula="of:=ROUND(([.B85]-[.B90])/[.B90]*100; 2)" office:value-type="float" office:value="4.74" calcext:value-type="float">
            <text:p>4.74</text:p>
          </table:table-cell>
          <table:table-cell table:formula="of:=ROUND(([.B85]-[.B95])/[.B95]*100; 2)" office:value-type="float" office:value="4.33" calcext:value-type="float">
            <text:p>4.33</text:p>
          </table:table-cell>
          <table:table-cell table:formula="of:=[.H85]-[.H86]" office:value-type="float" office:value="-0.01" calcext:value-type="float">
            <text:p>-0.01</text:p>
          </table:table-cell>
          <table:table-cell table:formula="of:=[.I85]-[.I86]" office:value-type="float" office:value="-6.16" calcext:value-type="float">
            <text:p>-6.16</text:p>
          </table:table-cell>
          <table:table-cell table:formula="of:=[.J85]-[.J86]" office:value-type="float" office:value="-0.47" calcext:value-type="float">
            <text:p>-0.47</text:p>
          </table:table-cell>
        </table:table-row>
        <table:table-row table:style-name="ro1">
          <table:table-cell office:value-type="string" calcext:value-type="string">
            <text:p>Jan 09, 2019</text:p>
          </table:table-cell>
          <table:table-cell office:value-type="float" office:value="4031.55" calcext:value-type="float">
            <text:p>4031.55</text:p>
          </table:table-cell>
          <table:table-cell office:value-type="float" office:value="4068.4" calcext:value-type="float">
            <text:p>4068.4</text:p>
          </table:table-cell>
          <table:table-cell office:value-type="float" office:value="4022.66" calcext:value-type="float">
            <text:p>4022.66</text:p>
          </table:table-cell>
          <table:table-cell office:value-type="float" office:value="4035.3" calcext:value-type="float">
            <text:p>4035.3</text:p>
          </table:table-cell>
          <table:table-cell office:value-type="float" office:value="5115905225" calcext:value-type="float">
            <text:p>5115905225</text:p>
          </table:table-cell>
          <table:table-cell office:value-type="float" office:value="70508733459" calcext:value-type="float">
            <text:p>70508733459</text:p>
          </table:table-cell>
          <table:table-cell table:formula="of:=ROUND(([.B86]-[.B87])/[.B87]*100;2)" office:value-type="float" office:value="0.08" calcext:value-type="float">
            <text:p>0.08</text:p>
          </table:table-cell>
          <table:table-cell table:formula="of:=ROUND(([.B86]-[.B89])/[.B89]*100; 2)" office:value-type="float" office:value="5.08" calcext:value-type="float">
            <text:p>5.08</text:p>
          </table:table-cell>
          <table:table-cell table:formula="of:=ROUND(([.B86]-[.B91])/[.B91]*100; 2)" office:value-type="float" office:value="5.21" calcext:value-type="float">
            <text:p>5.21</text:p>
          </table:table-cell>
          <table:table-cell table:formula="of:=ROUND(([.B86]-[.B96])/[.B96]*100; 2)" office:value-type="float" office:value="5.47" calcext:value-type="float">
            <text:p>5.47</text:p>
          </table:table-cell>
          <table:table-cell table:formula="of:=[.H86]-[.H87]" office:value-type="float" office:value="1.31" calcext:value-type="float">
            <text:p>1.31</text:p>
          </table:table-cell>
          <table:table-cell table:formula="of:=[.I86]-[.I87]" office:value-type="float" office:value="0.5" calcext:value-type="float">
            <text:p>0.5</text:p>
          </table:table-cell>
          <table:table-cell table:formula="of:=[.J86]-[.J87]"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Jan 08, 2019</text:p>
          </table:table-cell>
          <table:table-cell office:value-type="float" office:value="4028.47" calcext:value-type="float">
            <text:p>4028.47</text:p>
          </table:table-cell>
          <table:table-cell office:value-type="float" office:value="4109.02" calcext:value-type="float">
            <text:p>4109.02</text:p>
          </table:table-cell>
          <table:table-cell office:value-type="float" office:value="3996.96" calcext:value-type="float">
            <text:p>3996.96</text:p>
          </table:table-cell>
          <table:table-cell office:value-type="float" office:value="4030.85" calcext:value-type="float">
            <text:p>4030.85</text:p>
          </table:table-cell>
          <table:table-cell office:value-type="float" office:value="5306593305" calcext:value-type="float">
            <text:p>5306593305</text:p>
          </table:table-cell>
          <table:table-cell office:value-type="float" office:value="70422743854" calcext:value-type="float">
            <text:p>70422743854</text:p>
          </table:table-cell>
          <table:table-cell table:formula="of:=ROUND(([.B87]-[.B88])/[.B88]*100;2)" office:value-type="float" office:value="-1.23" calcext:value-type="float">
            <text:p>-1.23</text:p>
          </table:table-cell>
          <table:table-cell table:formula="of:=ROUND(([.B87]-[.B90])/[.B90]*100; 2)" office:value-type="float" office:value="4.58" calcext:value-type="float">
            <text:p>4.58</text:p>
          </table:table-cell>
          <table:table-cell table:formula="of:=ROUND(([.B87]-[.B92])/[.B92]*100; 2)" office:value-type="float" office:value="2.48" calcext:value-type="float">
            <text:p>2.48</text:p>
          </table:table-cell>
          <table:table-cell table:formula="of:=ROUND(([.B87]-[.B97])/[.B97]*100; 2)" office:value-type="float" office:value="2.44" calcext:value-type="float">
            <text:p>2.44</text:p>
          </table:table-cell>
          <table:table-cell table:formula="of:=[.H87]-[.H88]" office:value-type="float" office:value="-7.54" calcext:value-type="float">
            <text:p>-7.54</text:p>
          </table:table-cell>
          <table:table-cell table:formula="of:=[.I87]-[.I88]" office:value-type="float" office:value="-1.85" calcext:value-type="float">
            <text:p>-1.85</text:p>
          </table:table-cell>
          <table:table-cell table:formula="of:=[.J87]-[.J88]" office:value-type="float" office:value="-3.48" calcext:value-type="float">
            <text:p>-3.48</text:p>
          </table:table-cell>
        </table:table-row>
        <table:table-row table:style-name="ro1">
          <table:table-cell office:value-type="string" calcext:value-type="string">
            <text:p>Jan 07, 2019</text:p>
          </table:table-cell>
          <table:table-cell office:value-type="float" office:value="4078.59" calcext:value-type="float">
            <text:p>4078.59</text:p>
          </table:table-cell>
          <table:table-cell office:value-type="float" office:value="4092.61" calcext:value-type="float">
            <text:p>4092.61</text:p>
          </table:table-cell>
          <table:table-cell office:value-type="float" office:value="4020.89" calcext:value-type="float">
            <text:p>4020.89</text:p>
          </table:table-cell>
          <table:table-cell office:value-type="float" office:value="4025.25" calcext:value-type="float">
            <text:p>4025.25</text:p>
          </table:table-cell>
          <table:table-cell office:value-type="float" office:value="5228625637" calcext:value-type="float">
            <text:p>5228625637</text:p>
          </table:table-cell>
          <table:table-cell office:value-type="float" office:value="70316305580" calcext:value-type="float">
            <text:p>70316305580</text:p>
          </table:table-cell>
          <table:table-cell table:formula="of:=ROUND(([.B88]-[.B89])/[.B89]*100;2)" office:value-type="float" office:value="6.31" calcext:value-type="float">
            <text:p>6.31</text:p>
          </table:table-cell>
          <table:table-cell table:formula="of:=ROUND(([.B88]-[.B91])/[.B91]*100; 2)" office:value-type="float" office:value="6.43" calcext:value-type="float">
            <text:p>6.43</text:p>
          </table:table-cell>
          <table:table-cell table:formula="of:=ROUND(([.B88]-[.B93])/[.B93]*100; 2)" office:value-type="float" office:value="5.96" calcext:value-type="float">
            <text:p>5.96</text:p>
          </table:table-cell>
          <table:table-cell table:formula="of:=ROUND(([.B88]-[.B98])/[.B98]*100; 2)" office:value-type="float" office:value="11.65" calcext:value-type="float">
            <text:p>11.65</text:p>
          </table:table-cell>
          <table:table-cell table:formula="of:=[.H88]-[.H89]" office:value-type="float" office:value="6.71" calcext:value-type="float">
            <text:p>6.71</text:p>
          </table:table-cell>
          <table:table-cell table:formula="of:=[.I88]-[.I89]" office:value-type="float" office:value="8.83" calcext:value-type="float">
            <text:p>8.83</text:p>
          </table:table-cell>
          <table:table-cell table:formula="of:=[.J88]-[.J89]" office:value-type="float" office:value="3.56" calcext:value-type="float">
            <text:p>3.56</text:p>
          </table:table-cell>
        </table:table-row>
        <table:table-row table:style-name="ro1">
          <table:table-cell office:value-type="string" calcext:value-type="string">
            <text:p>Jan 06, 2019</text:p>
          </table:table-cell>
          <table:table-cell office:value-type="float" office:value="3836.52" calcext:value-type="float">
            <text:p>3836.52</text:p>
          </table:table-cell>
          <table:table-cell office:value-type="float" office:value="4093.3" calcext:value-type="float">
            <text:p>4093.3</text:p>
          </table:table-cell>
          <table:table-cell office:value-type="float" office:value="3826.51" calcext:value-type="float">
            <text:p>3826.51</text:p>
          </table:table-cell>
          <table:table-cell office:value-type="float" office:value="4076.63" calcext:value-type="float">
            <text:p>4076.63</text:p>
          </table:table-cell>
          <table:table-cell office:value-type="float" office:value="5597027440" calcext:value-type="float">
            <text:p>5597027440</text:p>
          </table:table-cell>
          <table:table-cell office:value-type="float" office:value="71206795853" calcext:value-type="float">
            <text:p>71206795853</text:p>
          </table:table-cell>
          <table:table-cell table:formula="of:=ROUND(([.B89]-[.B90])/[.B90]*100;2)" office:value-type="float" office:value="-0.4" calcext:value-type="float">
            <text:p>-0.4</text:p>
          </table:table-cell>
          <table:table-cell table:formula="of:=ROUND(([.B89]-[.B92])/[.B92]*100; 2)" office:value-type="float" office:value="-2.4" calcext:value-type="float">
            <text:p>-2.4</text:p>
          </table:table-cell>
          <table:table-cell table:formula="of:=ROUND(([.B89]-[.B94])/[.B94]*100; 2)" office:value-type="float" office:value="2.4" calcext:value-type="float">
            <text:p>2.4</text:p>
          </table:table-cell>
          <table:table-cell table:formula="of:=ROUND(([.B89]-[.B99])/[.B99]*100; 2)" office:value-type="float" office:value="-0.47" calcext:value-type="float">
            <text:p>-0.47</text:p>
          </table:table-cell>
          <table:table-cell table:formula="of:=[.H89]-[.H90]" office:value-type="float" office:value="-0.92" calcext:value-type="float">
            <text:p>-0.92</text:p>
          </table:table-cell>
          <table:table-cell table:formula="of:=[.I89]-[.I90]" office:value-type="float" office:value="-2.47" calcext:value-type="float">
            <text:p>-2.47</text:p>
          </table:table-cell>
          <table:table-cell table:formula="of:=[.J89]-[.J90]" office:value-type="float" office:value="2.78" calcext:value-type="float">
            <text:p>2.78</text:p>
          </table:table-cell>
        </table:table-row>
        <table:table-row table:style-name="ro1">
          <table:table-cell office:value-type="string" calcext:value-type="string">
            <text:p>Jan 05, 2019</text:p>
          </table:table-cell>
          <table:table-cell office:value-type="float" office:value="3851.97" calcext:value-type="float">
            <text:p>3851.97</text:p>
          </table:table-cell>
          <table:table-cell office:value-type="float" office:value="3904.9" calcext:value-type="float">
            <text:p>3904.9</text:p>
          </table:table-cell>
          <table:table-cell office:value-type="float" office:value="3836.9" calcext:value-type="float">
            <text:p>3836.9</text:p>
          </table:table-cell>
          <table:table-cell office:value-type="float" office:value="3845.19" calcext:value-type="float">
            <text:p>3845.19</text:p>
          </table:table-cell>
          <table:table-cell office:value-type="float" office:value="5137609824" calcext:value-type="float">
            <text:p>5137609824</text:p>
          </table:table-cell>
          <table:table-cell office:value-type="float" office:value="67157570935" calcext:value-type="float">
            <text:p>67157570935</text:p>
          </table:table-cell>
          <table:table-cell table:formula="of:=ROUND(([.B90]-[.B91])/[.B91]*100;2)" office:value-type="float" office:value="0.52" calcext:value-type="float">
            <text:p>0.52</text:p>
          </table:table-cell>
          <table:table-cell table:formula="of:=ROUND(([.B90]-[.B93])/[.B93]*100; 2)" office:value-type="float" office:value="0.07" calcext:value-type="float">
            <text:p>0.07</text:p>
          </table:table-cell>
          <table:table-cell table:formula="of:=ROUND(([.B90]-[.B95])/[.B95]*100; 2)" office:value-type="float" office:value="-0.38" calcext:value-type="float">
            <text:p>-0.38</text:p>
          </table:table-cell>
          <table:table-cell table:formula="of:=ROUND(([.B90]-[.B100])/[.B100]*100; 2)" office:value-type="float" office:value="0.85" calcext:value-type="float">
            <text:p>0.85</text:p>
          </table:table-cell>
          <table:table-cell table:formula="of:=[.H90]-[.H91]" office:value-type="float" office:value="3.04" calcext:value-type="float">
            <text:p>3.04</text:p>
          </table:table-cell>
          <table:table-cell table:formula="of:=[.I90]-[.I91]" office:value-type="float" office:value="-2.21" calcext:value-type="float">
            <text:p>-2.21</text:p>
          </table:table-cell>
          <table:table-cell table:formula="of:=[.J90]-[.J91]" office:value-type="float" office:value="-0.63" calcext:value-type="float">
            <text:p>-0.63</text:p>
          </table:table-cell>
        </table:table-row>
        <table:table-row table:style-name="ro1">
          <table:table-cell office:value-type="string" calcext:value-type="string">
            <text:p>Jan 04, 2019</text:p>
          </table:table-cell>
          <table:table-cell office:value-type="float" office:value="3832.04" calcext:value-type="float">
            <text:p>3832.04</text:p>
          </table:table-cell>
          <table:table-cell office:value-type="float" office:value="3865.93" calcext:value-type="float">
            <text:p>3865.93</text:p>
          </table:table-cell>
          <table:table-cell office:value-type="float" office:value="3783.85" calcext:value-type="float">
            <text:p>3783.85</text:p>
          </table:table-cell>
          <table:table-cell office:value-type="float" office:value="3857.72" calcext:value-type="float">
            <text:p>3857.72</text:p>
          </table:table-cell>
          <table:table-cell office:value-type="float" office:value="4847965467" calcext:value-type="float">
            <text:p>4847965467</text:p>
          </table:table-cell>
          <table:table-cell office:value-type="float" office:value="67368333500" calcext:value-type="float">
            <text:p>67368333500</text:p>
          </table:table-cell>
          <table:table-cell table:formula="of:=ROUND(([.B91]-[.B92])/[.B92]*100;2)" office:value-type="float" office:value="-2.52" calcext:value-type="float">
            <text:p>-2.52</text:p>
          </table:table-cell>
          <table:table-cell table:formula="of:=ROUND(([.B91]-[.B94])/[.B94]*100; 2)" office:value-type="float" office:value="2.28" calcext:value-type="float">
            <text:p>2.28</text:p>
          </table:table-cell>
          <table:table-cell table:formula="of:=ROUND(([.B91]-[.B96])/[.B96]*100; 2)" office:value-type="float" office:value="0.25" calcext:value-type="float">
            <text:p>0.25</text:p>
          </table:table-cell>
          <table:table-cell table:formula="of:=ROUND(([.B91]-[.B101])/[.B101]*100; 2)" office:value-type="float" office:value="-6.1" calcext:value-type="float">
            <text:p>-6.1</text:p>
          </table:table-cell>
          <table:table-cell table:formula="of:=[.H91]-[.H92]" office:value-type="float" office:value="-4.65" calcext:value-type="float">
            <text:p>-4.65</text:p>
          </table:table-cell>
          <table:table-cell table:formula="of:=[.I91]-[.I92]" office:value-type="float" office:value="0.62" calcext:value-type="float">
            <text:p>0.62</text:p>
          </table:table-cell>
          <table:table-cell table:formula="of:=[.J91]-[.J92]"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Jan 03, 2019</text:p>
          </table:table-cell>
          <table:table-cell office:value-type="float" office:value="3931.05" calcext:value-type="float">
            <text:p>3931.05</text:p>
          </table:table-cell>
          <table:table-cell office:value-type="float" office:value="3935.69" calcext:value-type="float">
            <text:p>3935.69</text:p>
          </table:table-cell>
          <table:table-cell office:value-type="float" office:value="3826.22" calcext:value-type="float">
            <text:p>3826.22</text:p>
          </table:table-cell>
          <table:table-cell office:value-type="float" office:value="3836.74" calcext:value-type="float">
            <text:p>3836.74</text:p>
          </table:table-cell>
          <table:table-cell office:value-type="float" office:value="4530215219" calcext:value-type="float">
            <text:p>4530215219</text:p>
          </table:table-cell>
          <table:table-cell office:value-type="float" office:value="66994920903" calcext:value-type="float">
            <text:p>66994920903</text:p>
          </table:table-cell>
          <table:table-cell table:formula="of:=ROUND(([.B92]-[.B93])/[.B93]*100;2)" office:value-type="float" office:value="2.13" calcext:value-type="float">
            <text:p>2.13</text:p>
          </table:table-cell>
          <table:table-cell table:formula="of:=ROUND(([.B92]-[.B95])/[.B95]*100; 2)" office:value-type="float" office:value="1.66" calcext:value-type="float">
            <text:p>1.66</text:p>
          </table:table-cell>
          <table:table-cell table:formula="of:=ROUND(([.B92]-[.B97])/[.B97]*100; 2)" office:value-type="float" office:value="-0.04" calcext:value-type="float">
            <text:p>-0.04</text:p>
          </table:table-cell>
          <table:table-cell table:formula="of:=ROUND(([.B92]-[.B102])/[.B102]*100; 2)" office:value-type="float" office:value="-1.73" calcext:value-type="float">
            <text:p>-1.73</text:p>
          </table:table-cell>
          <table:table-cell table:formula="of:=[.H92]-[.H93]" office:value-type="float" office:value="-0.61" calcext:value-type="float">
            <text:p>-0.61</text:p>
          </table:table-cell>
          <table:table-cell table:formula="of:=[.I92]-[.I93]" office:value-type="float" office:value="0.96" calcext:value-type="float">
            <text:p>0.96</text:p>
          </table:table-cell>
          <table:table-cell table:formula="of:=[.J92]-[.J93]" office:value-type="float" office:value="-5.41" calcext:value-type="float">
            <text:p>-5.41</text:p>
          </table:table-cell>
        </table:table-row>
        <table:table-row table:style-name="ro1">
          <table:table-cell office:value-type="string" calcext:value-type="string">
            <text:p>Jan 02, 2019</text:p>
          </table:table-cell>
          <table:table-cell office:value-type="float" office:value="3849.22" calcext:value-type="float">
            <text:p>3849.22</text:p>
          </table:table-cell>
          <table:table-cell office:value-type="float" office:value="3947.98" calcext:value-type="float">
            <text:p>3947.98</text:p>
          </table:table-cell>
          <table:table-cell office:value-type="float" office:value="3817.41" calcext:value-type="float">
            <text:p>3817.41</text:p>
          </table:table-cell>
          <table:table-cell office:value-type="float" office:value="3943.41" calcext:value-type="float">
            <text:p>3943.41</text:p>
          </table:table-cell>
          <table:table-cell office:value-type="float" office:value="5244856836" calcext:value-type="float">
            <text:p>5244856836</text:p>
          </table:table-cell>
          <table:table-cell office:value-type="float" office:value="68849856732" calcext:value-type="float">
            <text:p>68849856732</text:p>
          </table:table-cell>
          <table:table-cell table:formula="of:=ROUND(([.B93]-[.B94])/[.B94]*100;2)" office:value-type="float" office:value="2.74" calcext:value-type="float">
            <text:p>2.74</text:p>
          </table:table-cell>
          <table:table-cell table:formula="of:=ROUND(([.B93]-[.B96])/[.B96]*100; 2)" office:value-type="float" office:value="0.7" calcext:value-type="float">
            <text:p>0.7</text:p>
          </table:table-cell>
          <table:table-cell table:formula="of:=ROUND(([.B93]-[.B98])/[.B98]*100; 2)" office:value-type="float" office:value="5.37" calcext:value-type="float">
            <text:p>5.37</text:p>
          </table:table-cell>
          <table:table-cell table:formula="of:=ROUND(([.B93]-[.B103])/[.B103]*100; 2)" office:value-type="float" office:value="-4.27" calcext:value-type="float">
            <text:p>-4.27</text:p>
          </table:table-cell>
          <table:table-cell table:formula="of:=[.H93]-[.H94]" office:value-type="float" office:value="5.85" calcext:value-type="float">
            <text:p>5.85</text:p>
          </table:table-cell>
          <table:table-cell table:formula="of:=[.I93]-[.I94]" office:value-type="float" office:value="5.42" calcext:value-type="float">
            <text:p>5.42</text:p>
          </table:table-cell>
          <table:table-cell table:formula="of:=[.J93]-[.J94]" office:value-type="float" office:value="8.17" calcext:value-type="float">
            <text:p>8.17</text:p>
          </table:table-cell>
        </table:table-row>
        <table:table-row table:style-name="ro1">
          <table:table-cell office:value-type="string" calcext:value-type="string">
            <text:p>Jan 01, 2019</text:p>
          </table:table-cell>
          <table:table-cell office:value-type="float" office:value="3746.71" calcext:value-type="float">
            <text:p>3746.71</text:p>
          </table:table-cell>
          <table:table-cell office:value-type="float" office:value="3850.91" calcext:value-type="float">
            <text:p>3850.91</text:p>
          </table:table-cell>
          <table:table-cell office:value-type="float" office:value="3707.23" calcext:value-type="float">
            <text:p>3707.23</text:p>
          </table:table-cell>
          <table:table-cell office:value-type="float" office:value="3843.52" calcext:value-type="float">
            <text:p>3843.52</text:p>
          </table:table-cell>
          <table:table-cell office:value-type="float" office:value="4324200990" calcext:value-type="float">
            <text:p>4324200990</text:p>
          </table:table-cell>
          <table:table-cell office:value-type="float" office:value="67098634181" calcext:value-type="float">
            <text:p>67098634181</text:p>
          </table:table-cell>
          <table:table-cell table:formula="of:=ROUND(([.B94]-[.B95])/[.B95]*100;2)" office:value-type="float" office:value="-3.11" calcext:value-type="float">
            <text:p>-3.11</text:p>
          </table:table-cell>
          <table:table-cell table:formula="of:=ROUND(([.B94]-[.B97])/[.B97]*100; 2)" office:value-type="float" office:value="-4.72" calcext:value-type="float">
            <text:p>-4.72</text:p>
          </table:table-cell>
          <table:table-cell table:formula="of:=ROUND(([.B94]-[.B99])/[.B99]*100; 2)" office:value-type="float" office:value="-2.8" calcext:value-type="float">
            <text:p>-2.8</text:p>
          </table:table-cell>
          <table:table-cell table:formula="of:=ROUND(([.B94]-[.B104])/[.B104]*100; 2)" office:value-type="float" office:value="-3.88" calcext:value-type="float">
            <text:p>-3.88</text:p>
          </table:table-cell>
          <table:table-cell table:formula="of:=[.H94]-[.H95]" office:value-type="float" office:value="-4.27" calcext:value-type="float">
            <text:p>-4.27</text:p>
          </table:table-cell>
          <table:table-cell table:formula="of:=[.I94]-[.I95]" office:value-type="float" office:value="-10.57" calcext:value-type="float">
            <text:p>-10.57</text:p>
          </table:table-cell>
          <table:table-cell table:formula="of:=[.J94]-[.J95]" office:value-type="float" office:value="-4.03" calcext:value-type="float">
            <text:p>-4.03</text:p>
          </table:table-cell>
        </table:table-row>
        <table:table-row table:style-name="ro1">
          <table:table-cell office:value-type="string" calcext:value-type="string">
            <text:p>Dec 31, 2018</text:p>
          </table:table-cell>
          <table:table-cell office:value-type="float" office:value="3866.84" calcext:value-type="float">
            <text:p>3866.84</text:p>
          </table:table-cell>
          <table:table-cell office:value-type="float" office:value="3868.74" calcext:value-type="float">
            <text:p>3868.74</text:p>
          </table:table-cell>
          <table:table-cell office:value-type="float" office:value="3725.87" calcext:value-type="float">
            <text:p>3725.87</text:p>
          </table:table-cell>
          <table:table-cell office:value-type="float" office:value="3742.7" calcext:value-type="float">
            <text:p>3742.7</text:p>
          </table:table-cell>
          <table:table-cell office:value-type="float" office:value="4661840806" calcext:value-type="float">
            <text:p>4661840806</text:p>
          </table:table-cell>
          <table:table-cell office:value-type="float" office:value="65331499158" calcext:value-type="float">
            <text:p>65331499158</text:p>
          </table:table-cell>
          <table:table-cell table:formula="of:=ROUND(([.B95]-[.B96])/[.B96]*100;2)" office:value-type="float" office:value="1.16" calcext:value-type="float">
            <text:p>1.16</text:p>
          </table:table-cell>
          <table:table-cell table:formula="of:=ROUND(([.B95]-[.B98])/[.B98]*100; 2)" office:value-type="float" office:value="5.85" calcext:value-type="float">
            <text:p>5.85</text:p>
          </table:table-cell>
          <table:table-cell table:formula="of:=ROUND(([.B95]-[.B100])/[.B100]*100; 2)" office:value-type="float" office:value="1.23" calcext:value-type="float">
            <text:p>1.23</text:p>
          </table:table-cell>
          <table:table-cell table:formula="of:=ROUND(([.B95]-[.B105])/[.B105]*100; 2)" office:value-type="float" office:value="-6.46" calcext:value-type="float">
            <text:p>-6.46</text:p>
          </table:table-cell>
          <table:table-cell table:formula="of:=[.H95]-[.H96]" office:value-type="float" office:value="3.96" calcext:value-type="float">
            <text:p>3.96</text:p>
          </table:table-cell>
          <table:table-cell table:formula="of:=[.I95]-[.I96]" office:value-type="float" office:value="6.69" calcext:value-type="float">
            <text:p>6.69</text:p>
          </table:table-cell>
          <table:table-cell table:formula="of:=[.J95]-[.J96]" office:value-type="float" office:value="7.57" calcext:value-type="float">
            <text:p>7.57</text:p>
          </table:table-cell>
        </table:table-row>
        <table:table-row table:style-name="ro1">
          <table:table-cell office:value-type="string" calcext:value-type="string">
            <text:p>Dec 30, 2018</text:p>
          </table:table-cell>
          <table:table-cell office:value-type="float" office:value="3822.38" calcext:value-type="float">
            <text:p>3822.38</text:p>
          </table:table-cell>
          <table:table-cell office:value-type="float" office:value="3901.91" calcext:value-type="float">
            <text:p>3901.91</text:p>
          </table:table-cell>
          <table:table-cell office:value-type="float" office:value="3797.22" calcext:value-type="float">
            <text:p>3797.22</text:p>
          </table:table-cell>
          <table:table-cell office:value-type="float" office:value="3865.95" calcext:value-type="float">
            <text:p>3865.95</text:p>
          </table:table-cell>
          <table:table-cell office:value-type="float" office:value="4770578575" calcext:value-type="float">
            <text:p>4770578575</text:p>
          </table:table-cell>
          <table:table-cell office:value-type="float" office:value="67475512827" calcext:value-type="float">
            <text:p>67475512827</text:p>
          </table:table-cell>
          <table:table-cell table:formula="of:=ROUND(([.B96]-[.B97])/[.B97]*100;2)" office:value-type="float" office:value="-2.8" calcext:value-type="float">
            <text:p>-2.8</text:p>
          </table:table-cell>
          <table:table-cell table:formula="of:=ROUND(([.B96]-[.B99])/[.B99]*100; 2)" office:value-type="float" office:value="-0.84" calcext:value-type="float">
            <text:p>-0.84</text:p>
          </table:table-cell>
          <table:table-cell table:formula="of:=ROUND(([.B96]-[.B101])/[.B101]*100; 2)" office:value-type="float" office:value="-6.34" calcext:value-type="float">
            <text:p>-6.34</text:p>
          </table:table-cell>
          <table:table-cell table:formula="of:=ROUND(([.B96]-[.B106])/[.B106]*100; 2)" office:value-type="float" office:value="2.14" calcext:value-type="float">
            <text:p>2.14</text:p>
          </table:table-cell>
          <table:table-cell table:formula="of:=[.H96]-[.H97]" office:value-type="float" office:value="-10.45" calcext:value-type="float">
            <text:p>-10.45</text:p>
          </table:table-cell>
          <table:table-cell table:formula="of:=[.I96]-[.I97]" office:value-type="float" office:value="-3.79" calcext:value-type="float">
            <text:p>-3.79</text:p>
          </table:table-cell>
          <table:table-cell table:formula="of:=[.J96]-[.J97]" office:value-type="float" office:value="-4.64" calcext:value-type="float">
            <text:p>-4.64</text:p>
          </table:table-cell>
        </table:table-row>
        <table:table-row table:style-name="ro1">
          <table:table-cell office:value-type="string" calcext:value-type="string">
            <text:p>Dec 29, 2018</text:p>
          </table:table-cell>
          <table:table-cell office:value-type="float" office:value="3932.49" calcext:value-type="float">
            <text:p>3932.49</text:p>
          </table:table-cell>
          <table:table-cell office:value-type="float" office:value="3963.76" calcext:value-type="float">
            <text:p>3963.76</text:p>
          </table:table-cell>
          <table:table-cell table:number-columns-repeated="2" office:value-type="float" office:value="3820.41" calcext:value-type="float">
            <text:p>3820.41</text:p>
          </table:table-cell>
          <table:table-cell office:value-type="float" office:value="4991655917" calcext:value-type="float">
            <text:p>4991655917</text:p>
          </table:table-cell>
          <table:table-cell office:value-type="float" office:value="66672244158" calcext:value-type="float">
            <text:p>66672244158</text:p>
          </table:table-cell>
          <table:table-cell table:formula="of:=ROUND(([.B97]-[.B98])/[.B98]*100;2)" office:value-type="float" office:value="7.65" calcext:value-type="float">
            <text:p>7.65</text:p>
          </table:table-cell>
          <table:table-cell table:formula="of:=ROUND(([.B97]-[.B100])/[.B100]*100; 2)" office:value-type="float" office:value="2.95" calcext:value-type="float">
            <text:p>2.95</text:p>
          </table:table-cell>
          <table:table-cell table:formula="of:=ROUND(([.B97]-[.B102])/[.B102]*100; 2)" office:value-type="float" office:value="-1.7" calcext:value-type="float">
            <text:p>-1.7</text:p>
          </table:table-cell>
          <table:table-cell table:formula="of:=ROUND(([.B97]-[.B107])/[.B107]*100; 2)" office:value-type="float" office:value="6.09" calcext:value-type="float">
            <text:p>6.09</text:p>
          </table:table-cell>
          <table:table-cell table:formula="of:=[.H97]-[.H98]" office:value-type="float" office:value="12.88" calcext:value-type="float">
            <text:p>12.88</text:p>
          </table:table-cell>
          <table:table-cell table:formula="of:=[.I97]-[.I98]" office:value-type="float" office:value="13.44" calcext:value-type="float">
            <text:p>13.44</text:p>
          </table:table-cell>
          <table:table-cell table:formula="of:=[.J97]-[.J98]" office:value-type="float" office:value="7.45" calcext:value-type="float">
            <text:p>7.45</text:p>
          </table:table-cell>
        </table:table-row>
        <table:table-row table:style-name="ro1">
          <table:table-cell office:value-type="string" calcext:value-type="string">
            <text:p>Dec 28, 2018</text:p>
          </table:table-cell>
          <table:table-cell office:value-type="float" office:value="3653.13" calcext:value-type="float">
            <text:p>3653.13</text:p>
          </table:table-cell>
          <table:table-cell office:value-type="float" office:value="3956.14" calcext:value-type="float">
            <text:p>3956.14</text:p>
          </table:table-cell>
          <table:table-cell office:value-type="float" office:value="3642.63" calcext:value-type="float">
            <text:p>3642.63</text:p>
          </table:table-cell>
          <table:table-cell office:value-type="float" office:value="3923.92" calcext:value-type="float">
            <text:p>3923.92</text:p>
          </table:table-cell>
          <table:table-cell office:value-type="float" office:value="5631554348" calcext:value-type="float">
            <text:p>5631554348</text:p>
          </table:table-cell>
          <table:table-cell office:value-type="float" office:value="68471837969" calcext:value-type="float">
            <text:p>68471837969</text:p>
          </table:table-cell>
          <table:table-cell table:formula="of:=ROUND(([.B98]-[.B99])/[.B99]*100;2)" office:value-type="float" office:value="-5.23" calcext:value-type="float">
            <text:p>-5.23</text:p>
          </table:table-cell>
          <table:table-cell table:formula="of:=ROUND(([.B98]-[.B101])/[.B101]*100; 2)" office:value-type="float" office:value="-10.49" calcext:value-type="float">
            <text:p>-10.49</text:p>
          </table:table-cell>
          <table:table-cell table:formula="of:=ROUND(([.B98]-[.B103])/[.B103]*100; 2)" office:value-type="float" office:value="-9.15" calcext:value-type="float">
            <text:p>-9.15</text:p>
          </table:table-cell>
          <table:table-cell table:formula="of:=ROUND(([.B98]-[.B108])/[.B108]*100; 2)" office:value-type="float" office:value="3.06" calcext:value-type="float">
            <text:p>3.06</text:p>
          </table:table-cell>
          <table:table-cell table:formula="of:=[.H98]-[.H99]" office:value-type="float" office:value="-6.15" calcext:value-type="float">
            <text:p>-6.15</text:p>
          </table:table-cell>
          <table:table-cell table:formula="of:=[.I98]-[.I99]" office:value-type="float" office:value="-6.85" calcext:value-type="float">
            <text:p>-6.85</text:p>
          </table:table-cell>
          <table:table-cell table:formula="of:=[.J98]-[.J99]" office:value-type="float" office:value="-8.04" calcext:value-type="float">
            <text:p>-8.04</text:p>
          </table:table-cell>
        </table:table-row>
        <table:table-row table:style-name="ro1">
          <table:table-cell office:value-type="string" calcext:value-type="string">
            <text:p>Dec 27, 2018</text:p>
          </table:table-cell>
          <table:table-cell office:value-type="float" office:value="3854.69" calcext:value-type="float">
            <text:p>3854.69</text:p>
          </table:table-cell>
          <table:table-cell office:value-type="float" office:value="3874.42" calcext:value-type="float">
            <text:p>3874.42</text:p>
          </table:table-cell>
          <table:table-cell office:value-type="float" office:value="3645.45" calcext:value-type="float">
            <text:p>3645.45</text:p>
          </table:table-cell>
          <table:table-cell office:value-type="float" office:value="3654.83" calcext:value-type="float">
            <text:p>3654.83</text:p>
          </table:table-cell>
          <table:table-cell office:value-type="float" office:value="5130222366" calcext:value-type="float">
            <text:p>5130222366</text:p>
          </table:table-cell>
          <table:table-cell office:value-type="float" office:value="63768757101" calcext:value-type="float">
            <text:p>63768757101</text:p>
          </table:table-cell>
          <table:table-cell table:formula="of:=ROUND(([.B99]-[.B100])/[.B100]*100;2)" office:value-type="float" office:value="0.92" calcext:value-type="float">
            <text:p>0.92</text:p>
          </table:table-cell>
          <table:table-cell table:formula="of:=ROUND(([.B99]-[.B102])/[.B102]*100; 2)" office:value-type="float" office:value="-3.64" calcext:value-type="float">
            <text:p>-3.64</text:p>
          </table:table-cell>
          <table:table-cell table:formula="of:=ROUND(([.B99]-[.B104])/[.B104]*100; 2)" office:value-type="float" office:value="-1.11" calcext:value-type="float">
            <text:p>-1.11</text:p>
          </table:table-cell>
          <table:table-cell table:formula="of:=ROUND(([.B99]-[.B109])/[.B109]*100; 2)" office:value-type="float" office:value="18.49" calcext:value-type="float">
            <text:p>18.49</text:p>
          </table:table-cell>
          <table:table-cell table:formula="of:=[.H99]-[.H100]" office:value-type="float" office:value="7.32" calcext:value-type="float">
            <text:p>7.32</text:p>
          </table:table-cell>
          <table:table-cell table:formula="of:=[.I99]-[.I100]" office:value-type="float" office:value="1.37" calcext:value-type="float">
            <text:p>1.37</text:p>
          </table:table-cell>
          <table:table-cell table:formula="of:=[.J99]-[.J100]" office:value-type="float" office:value="6.49" calcext:value-type="float">
            <text:p>6.49</text:p>
          </table:table-cell>
        </table:table-row>
        <table:table-row table:style-name="ro1">
          <table:table-cell office:value-type="string" calcext:value-type="string">
            <text:p>Dec 26, 2018</text:p>
          </table:table-cell>
          <table:table-cell office:value-type="float" office:value="3819.67" calcext:value-type="float">
            <text:p>3819.67</text:p>
          </table:table-cell>
          <table:table-cell office:value-type="float" office:value="3893.36" calcext:value-type="float">
            <text:p>3893.36</text:p>
          </table:table-cell>
          <table:table-cell office:value-type="float" office:value="3769.86" calcext:value-type="float">
            <text:p>3769.86</text:p>
          </table:table-cell>
          <table:table-cell office:value-type="float" office:value="3857.3" calcext:value-type="float">
            <text:p>3857.3</text:p>
          </table:table-cell>
          <table:table-cell office:value-type="float" office:value="5326547918" calcext:value-type="float">
            <text:p>5326547918</text:p>
          </table:table-cell>
          <table:table-cell office:value-type="float" office:value="67292819465" calcext:value-type="float">
            <text:p>67292819465</text:p>
          </table:table-cell>
          <table:table-cell table:formula="of:=ROUND(([.B100]-[.B101])/[.B101]*100;2)" office:value-type="float" office:value="-6.4" calcext:value-type="float">
            <text:p>-6.4</text:p>
          </table:table-cell>
          <table:table-cell table:formula="of:=ROUND(([.B100]-[.B103])/[.B103]*100; 2)" office:value-type="float" office:value="-5.01" calcext:value-type="float">
            <text:p>-5.01</text:p>
          </table:table-cell>
          <table:table-cell table:formula="of:=ROUND(([.B100]-[.B105])/[.B105]*100; 2)" office:value-type="float" office:value="-7.6" calcext:value-type="float">
            <text:p>-7.6</text:p>
          </table:table-cell>
          <table:table-cell table:formula="of:=ROUND(([.B100]-[.B110])/[.B110]*100; 2)" office:value-type="float" office:value="18.03" calcext:value-type="float">
            <text:p>18.03</text:p>
          </table:table-cell>
          <table:table-cell table:formula="of:=[.H100]-[.H101]" office:value-type="float" office:value="-8.42" calcext:value-type="float">
            <text:p>-8.42</text:p>
          </table:table-cell>
          <table:table-cell table:formula="of:=[.I100]-[.I101]" office:value-type="float" office:value="-9.7" calcext:value-type="float">
            <text:p>-9.7</text:p>
          </table:table-cell>
          <table:table-cell table:formula="of:=[.J100]-[.J101]" office:value-type="float" office:value="-16.65" calcext:value-type="float">
            <text:p>-16.65</text:p>
          </table:table-cell>
        </table:table-row>
        <table:table-row table:style-name="ro1">
          <table:table-cell office:value-type="string" calcext:value-type="string">
            <text:p>Dec 25, 2018</text:p>
          </table:table-cell>
          <table:table-cell office:value-type="float" office:value="4081.03" calcext:value-type="float">
            <text:p>4081.03</text:p>
          </table:table-cell>
          <table:table-cell office:value-type="float" office:value="4089.56" calcext:value-type="float">
            <text:p>4089.56</text:p>
          </table:table-cell>
          <table:table-cell office:value-type="float" office:value="3760.02" calcext:value-type="float">
            <text:p>3760.02</text:p>
          </table:table-cell>
          <table:table-cell office:value-type="float" office:value="3815.49" calcext:value-type="float">
            <text:p>3815.49</text:p>
          </table:table-cell>
          <table:table-cell office:value-type="float" office:value="6158207293" calcext:value-type="float">
            <text:p>6158207293</text:p>
          </table:table-cell>
          <table:table-cell office:value-type="float" office:value="66556033172" calcext:value-type="float">
            <text:p>66556033172</text:p>
          </table:table-cell>
          <table:table-cell table:formula="of:=ROUND(([.B101]-[.B102])/[.B102]*100;2)" office:value-type="float" office:value="2.02" calcext:value-type="float">
            <text:p>2.02</text:p>
          </table:table-cell>
          <table:table-cell table:formula="of:=ROUND(([.B101]-[.B104])/[.B104]*100; 2)" office:value-type="float" office:value="4.69" calcext:value-type="float">
            <text:p>4.69</text:p>
          </table:table-cell>
          <table:table-cell table:formula="of:=ROUND(([.B101]-[.B106])/[.B106]*100; 2)" office:value-type="float" office:value="9.05" calcext:value-type="float">
            <text:p>9.05</text:p>
          </table:table-cell>
          <table:table-cell table:formula="of:=ROUND(([.B101]-[.B111])/[.B111]*100; 2)" office:value-type="float" office:value="25.8" calcext:value-type="float">
            <text:p>25.8</text:p>
          </table:table-cell>
          <table:table-cell table:formula="of:=[.H101]-[.H102]" office:value-type="float" office:value="2.53" calcext:value-type="float">
            <text:p>2.53</text:p>
          </table:table-cell>
          <table:table-cell table:formula="of:=[.I101]-[.I102]" office:value-type="float" office:value="7.92" calcext:value-type="float">
            <text:p>7.92</text:p>
          </table:table-cell>
          <table:table-cell table:formula="of:=[.J101]-[.J102]"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Dec 24, 2018</text:p>
          </table:table-cell>
          <table:table-cell office:value-type="float" office:value="4000.33" calcext:value-type="float">
            <text:p>4000.33</text:p>
          </table:table-cell>
          <table:table-cell office:value-type="float" office:value="4271.79" calcext:value-type="float">
            <text:p>4271.79</text:p>
          </table:table-cell>
          <table:table-cell office:value-type="float" office:value="4000.33" calcext:value-type="float">
            <text:p>4000.33</text:p>
          </table:table-cell>
          <table:table-cell office:value-type="float" office:value="4078.6" calcext:value-type="float">
            <text:p>4078.6</text:p>
          </table:table-cell>
          <table:table-cell office:value-type="float" office:value="7240968501" calcext:value-type="float">
            <text:p>7240968501</text:p>
          </table:table-cell>
          <table:table-cell office:value-type="float" office:value="71137548589" calcext:value-type="float">
            <text:p>71137548589</text:p>
          </table:table-cell>
          <table:table-cell table:formula="of:=ROUND(([.B102]-[.B103])/[.B103]*100;2)" office:value-type="float" office:value="-0.51" calcext:value-type="float">
            <text:p>-0.51</text:p>
          </table:table-cell>
          <table:table-cell table:formula="of:=ROUND(([.B102]-[.B105])/[.B105]*100; 2)" office:value-type="float" office:value="-3.23" calcext:value-type="float">
            <text:p>-3.23</text:p>
          </table:table-cell>
          <table:table-cell table:formula="of:=ROUND(([.B102]-[.B107])/[.B107]*100; 2)" office:value-type="float" office:value="7.92" calcext:value-type="float">
            <text:p>7.92</text:p>
          </table:table-cell>
          <table:table-cell table:formula="of:=ROUND(([.B102]-[.B112])/[.B112]*100; 2)" office:value-type="float" office:value="20.79" calcext:value-type="float">
            <text:p>20.79</text:p>
          </table:table-cell>
          <table:table-cell table:formula="of:=[.H102]-[.H103]" office:value-type="float" office:value="-3.66" calcext:value-type="float">
            <text:p>-3.66</text:p>
          </table:table-cell>
          <table:table-cell table:formula="of:=[.I102]-[.I103]" office:value-type="float" office:value="-10.68" calcext:value-type="float">
            <text:p>-10.68</text:p>
          </table:table-cell>
          <table:table-cell table:formula="of:=[.J102]-[.J103]" office:value-type="float" office:value="-5.51" calcext:value-type="float">
            <text:p>-5.51</text:p>
          </table:table-cell>
        </table:table-row>
        <table:table-row table:style-name="ro1">
          <table:table-cell office:value-type="string" calcext:value-type="string">
            <text:p>Dec 23, 2018</text:p>
          </table:table-cell>
          <table:table-cell office:value-type="float" office:value="4020.99" calcext:value-type="float">
            <text:p>4020.99</text:p>
          </table:table-cell>
          <table:table-cell office:value-type="float" office:value="4085.72" calcext:value-type="float">
            <text:p>4085.72</text:p>
          </table:table-cell>
          <table:table-cell office:value-type="float" office:value="3976.41" calcext:value-type="float">
            <text:p>3976.41</text:p>
          </table:table-cell>
          <table:table-cell office:value-type="float" office:value="3998.98" calcext:value-type="float">
            <text:p>3998.98</text:p>
          </table:table-cell>
          <table:table-cell office:value-type="float" office:value="6151275490" calcext:value-type="float">
            <text:p>6151275490</text:p>
          </table:table-cell>
          <table:table-cell office:value-type="float" office:value="69741217417" calcext:value-type="float">
            <text:p>69741217417</text:p>
          </table:table-cell>
          <table:table-cell table:formula="of:=ROUND(([.B103]-[.B104])/[.B104]*100;2)" office:value-type="float" office:value="3.15" calcext:value-type="float">
            <text:p>3.15</text:p>
          </table:table-cell>
          <table:table-cell table:formula="of:=ROUND(([.B103]-[.B106])/[.B106]*100; 2)" office:value-type="float" office:value="7.45" calcext:value-type="float">
            <text:p>7.45</text:p>
          </table:table-cell>
          <table:table-cell table:formula="of:=ROUND(([.B103]-[.B108])/[.B108]*100; 2)" office:value-type="float" office:value="13.43" calcext:value-type="float">
            <text:p>13.43</text:p>
          </table:table-cell>
          <table:table-cell table:formula="of:=ROUND(([.B103]-[.B113])/[.B113]*100; 2)" office:value-type="float" office:value="15.28" calcext:value-type="float">
            <text:p>15.28</text:p>
          </table:table-cell>
          <table:table-cell table:formula="of:=[.H103]-[.H104]" office:value-type="float" office:value="8.85" calcext:value-type="float">
            <text:p>8.85</text:p>
          </table:table-cell>
          <table:table-cell table:formula="of:=[.I103]-[.I104]" office:value-type="float" office:value="2.29" calcext:value-type="float">
            <text:p>2.29</text:p>
          </table:table-cell>
          <table:table-cell table:formula="of:=[.J103]-[.J104]" office:value-type="float" office:value="-6.4" calcext:value-type="float">
            <text:p>-6.4</text:p>
          </table:table-cell>
        </table:table-row>
        <table:table-row table:style-name="ro1">
          <table:table-cell office:value-type="string" calcext:value-type="string">
            <text:p>Dec 22, 2018</text:p>
          </table:table-cell>
          <table:table-cell office:value-type="float" office:value="3898.08" calcext:value-type="float">
            <text:p>3898.08</text:p>
          </table:table-cell>
          <table:table-cell office:value-type="float" office:value="4014.18" calcext:value-type="float">
            <text:p>4014.18</text:p>
          </table:table-cell>
          <table:table-cell office:value-type="float" office:value="3855.74" calcext:value-type="float">
            <text:p>3855.74</text:p>
          </table:table-cell>
          <table:table-cell office:value-type="float" office:value="4014.18" calcext:value-type="float">
            <text:p>4014.18</text:p>
          </table:table-cell>
          <table:table-cell office:value-type="float" office:value="5605823233" calcext:value-type="float">
            <text:p>5605823233</text:p>
          </table:table-cell>
          <table:table-cell office:value-type="float" office:value="69997508295" calcext:value-type="float">
            <text:p>69997508295</text:p>
          </table:table-cell>
          <table:table-cell table:formula="of:=ROUND(([.B104]-[.B105])/[.B105]*100;2)" office:value-type="float" office:value="-5.7" calcext:value-type="float">
            <text:p>-5.7</text:p>
          </table:table-cell>
          <table:table-cell table:formula="of:=ROUND(([.B104]-[.B107])/[.B107]*100; 2)" office:value-type="float" office:value="5.16" calcext:value-type="float">
            <text:p>5.16</text:p>
          </table:table-cell>
          <table:table-cell table:formula="of:=ROUND(([.B104]-[.B109])/[.B109]*100; 2)" office:value-type="float" office:value="19.83" calcext:value-type="float">
            <text:p>19.83</text:p>
          </table:table-cell>
          <table:table-cell table:formula="of:=ROUND(([.B104]-[.B114])/[.B114]*100; 2)" office:value-type="float" office:value="13.93" calcext:value-type="float">
            <text:p>13.93</text:p>
          </table:table-cell>
          <table:table-cell table:formula="of:=[.H104]-[.H105]" office:value-type="float" office:value="-16.16" calcext:value-type="float">
            <text:p>-16.16</text:p>
          </table:table-cell>
          <table:table-cell table:formula="of:=[.I104]-[.I105]" office:value-type="float" office:value="-11.45" calcext:value-type="float">
            <text:p>-11.45</text:p>
          </table:table-cell>
          <table:table-cell table:formula="of:=[.J104]-[.J105]" office:value-type="float" office:value="-7.9" calcext:value-type="float">
            <text:p>-7.9</text:p>
          </table:table-cell>
        </table:table-row>
        <table:table-row table:style-name="ro1">
          <table:table-cell office:value-type="string" calcext:value-type="string">
            <text:p>Dec 21, 2018</text:p>
          </table:table-cell>
          <table:table-cell office:value-type="float" office:value="4133.7" calcext:value-type="float">
            <text:p>4133.7</text:p>
          </table:table-cell>
          <table:table-cell office:value-type="float" office:value="4198.43" calcext:value-type="float">
            <text:p>4198.43</text:p>
          </table:table-cell>
          <table:table-cell office:value-type="float" office:value="3850.95" calcext:value-type="float">
            <text:p>3850.95</text:p>
          </table:table-cell>
          <table:table-cell office:value-type="float" office:value="3896.54" calcext:value-type="float">
            <text:p>3896.54</text:p>
          </table:table-cell>
          <table:table-cell office:value-type="float" office:value="7206015706" calcext:value-type="float">
            <text:p>7206015706</text:p>
          </table:table-cell>
          <table:table-cell office:value-type="float" office:value="67937650255" calcext:value-type="float">
            <text:p>67937650255</text:p>
          </table:table-cell>
          <table:table-cell table:formula="of:=ROUND(([.B105]-[.B106])/[.B106]*100;2)" office:value-type="float" office:value="10.46" calcext:value-type="float">
            <text:p>10.46</text:p>
          </table:table-cell>
          <table:table-cell table:formula="of:=ROUND(([.B105]-[.B108])/[.B108]*100; 2)" office:value-type="float" office:value="16.61" calcext:value-type="float">
            <text:p>16.61</text:p>
          </table:table-cell>
          <table:table-cell table:formula="of:=ROUND(([.B105]-[.B110])/[.B110]*100; 2)" office:value-type="float" office:value="27.73" calcext:value-type="float">
            <text:p>27.73</text:p>
          </table:table-cell>
          <table:table-cell table:formula="of:=ROUND(([.B105]-[.B115])/[.B115]*100; 2)" office:value-type="float" office:value="18.19" calcext:value-type="float">
            <text:p>18.19</text:p>
          </table:table-cell>
          <table:table-cell table:formula="of:=[.H105]-[.H106]" office:value-type="float" office:value="9.51" calcext:value-type="float">
            <text:p>9.51</text:p>
          </table:table-cell>
          <table:table-cell table:formula="of:=[.I105]-[.I106]" office:value-type="float" office:value="1.58" calcext:value-type="float">
            <text:p>1.58</text:p>
          </table:table-cell>
          <table:table-cell table:formula="of:=[.J105]-[.J106]" office:value-type="float" office:value="12.37" calcext:value-type="float">
            <text:p>12.37</text:p>
          </table:table-cell>
        </table:table-row>
        <table:table-row table:style-name="ro1">
          <table:table-cell office:value-type="string" calcext:value-type="string">
            <text:p>Dec 20, 2018</text:p>
          </table:table-cell>
          <table:table-cell office:value-type="float" office:value="3742.2" calcext:value-type="float">
            <text:p>3742.2</text:p>
          </table:table-cell>
          <table:table-cell office:value-type="float" office:value="4191.23" calcext:value-type="float">
            <text:p>4191.23</text:p>
          </table:table-cell>
          <table:table-cell office:value-type="float" office:value="3728.97" calcext:value-type="float">
            <text:p>3728.97</text:p>
          </table:table-cell>
          <table:table-cell office:value-type="float" office:value="4134.44" calcext:value-type="float">
            <text:p>4134.44</text:p>
          </table:table-cell>
          <table:table-cell office:value-type="float" office:value="8927129279" calcext:value-type="float">
            <text:p>8927129279</text:p>
          </table:table-cell>
          <table:table-cell office:value-type="float" office:value="72078243771" calcext:value-type="float">
            <text:p>72078243771</text:p>
          </table:table-cell>
          <table:table-cell table:formula="of:=ROUND(([.B106]-[.B107])/[.B107]*100;2)" office:value-type="float" office:value="0.95" calcext:value-type="float">
            <text:p>0.95</text:p>
          </table:table-cell>
          <table:table-cell table:formula="of:=ROUND(([.B106]-[.B109])/[.B109]*100; 2)" office:value-type="float" office:value="15.03" calcext:value-type="float">
            <text:p>15.03</text:p>
          </table:table-cell>
          <table:table-cell table:formula="of:=ROUND(([.B106]-[.B111])/[.B111]*100; 2)" office:value-type="float" office:value="15.36" calcext:value-type="float">
            <text:p>15.36</text:p>
          </table:table-cell>
          <table:table-cell table:formula="of:=ROUND(([.B106]-[.B116])/[.B116]*100; 2)" office:value-type="float" office:value="3.6" calcext:value-type="float">
            <text:p>3.6</text:p>
          </table:table-cell>
          <table:table-cell table:formula="of:=[.H106]-[.H107]" office:value-type="float" office:value="-3.62" calcext:value-type="float">
            <text:p>-3.62</text:p>
          </table:table-cell>
          <table:table-cell table:formula="of:=[.I106]-[.I107]" office:value-type="float" office:value="0.49" calcext:value-type="float">
            <text:p>0.49</text:p>
          </table:table-cell>
          <table:table-cell table:formula="of:=[.J106]-[.J107]"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Dec 19, 2018</text:p>
          </table:table-cell>
          <table:table-cell office:value-type="float" office:value="3706.82" calcext:value-type="float">
            <text:p>3706.82</text:p>
          </table:table-cell>
          <table:table-cell office:value-type="float" office:value="3949.32" calcext:value-type="float">
            <text:p>3949.32</text:p>
          </table:table-cell>
          <table:table-cell office:value-type="float" office:value="3687.23" calcext:value-type="float">
            <text:p>3687.23</text:p>
          </table:table-cell>
          <table:table-cell office:value-type="float" office:value="3745.95" calcext:value-type="float">
            <text:p>3745.95</text:p>
          </table:table-cell>
          <table:table-cell office:value-type="float" office:value="6810689119" calcext:value-type="float">
            <text:p>6810689119</text:p>
          </table:table-cell>
          <table:table-cell office:value-type="float" office:value="65299132785" calcext:value-type="float">
            <text:p>65299132785</text:p>
          </table:table-cell>
          <table:table-cell table:formula="of:=ROUND(([.B107]-[.B108])/[.B108]*100;2)" office:value-type="float" office:value="4.57" calcext:value-type="float">
            <text:p>4.57</text:p>
          </table:table-cell>
          <table:table-cell table:formula="of:=ROUND(([.B107]-[.B110])/[.B110]*100; 2)" office:value-type="float" office:value="14.54" calcext:value-type="float">
            <text:p>14.54</text:p>
          </table:table-cell>
          <table:table-cell table:formula="of:=ROUND(([.B107]-[.B112])/[.B112]*100; 2)" office:value-type="float" office:value="11.93" calcext:value-type="float">
            <text:p>11.93</text:p>
          </table:table-cell>
          <table:table-cell table:formula="of:=ROUND(([.B107]-[.B117])/[.B117]*100; 2)" office:value-type="float" office:value="6.73" calcext:value-type="float">
            <text:p>6.73</text:p>
          </table:table-cell>
          <table:table-cell table:formula="of:=[.H107]-[.H108]" office:value-type="float" office:value="-4.39" calcext:value-type="float">
            <text:p>-4.39</text:p>
          </table:table-cell>
          <table:table-cell table:formula="of:=[.I107]-[.I108]" office:value-type="float" office:value="5.27" calcext:value-type="float">
            <text:p>5.27</text:p>
          </table:table-cell>
          <table:table-cell table:formula="of:=[.J107]-[.J108]" office:value-type="float" office:value="10.3" calcext:value-type="float">
            <text:p>10.3</text:p>
          </table:table-cell>
        </table:table-row>
        <table:table-row table:style-name="ro1">
          <table:table-cell office:value-type="string" calcext:value-type="string">
            <text:p>Dec 18, 2018</text:p>
          </table:table-cell>
          <table:table-cell office:value-type="float" office:value="3544.76" calcext:value-type="float">
            <text:p>3544.76</text:p>
          </table:table-cell>
          <table:table-cell office:value-type="float" office:value="3701.35" calcext:value-type="float">
            <text:p>3701.35</text:p>
          </table:table-cell>
          <table:table-cell office:value-type="float" office:value="3487.17" calcext:value-type="float">
            <text:p>3487.17</text:p>
          </table:table-cell>
          <table:table-cell office:value-type="float" office:value="3696.06" calcext:value-type="float">
            <text:p>3696.06</text:p>
          </table:table-cell>
          <table:table-cell office:value-type="float" office:value="5911325473" calcext:value-type="float">
            <text:p>5911325473</text:p>
          </table:table-cell>
          <table:table-cell office:value-type="float" office:value="64422587801" calcext:value-type="float">
            <text:p>64422587801</text:p>
          </table:table-cell>
          <table:table-cell table:formula="of:=ROUND(([.B108]-[.B109])/[.B109]*100;2)" office:value-type="float" office:value="8.96" calcext:value-type="float">
            <text:p>8.96</text:p>
          </table:table-cell>
          <table:table-cell table:formula="of:=ROUND(([.B108]-[.B111])/[.B111]*100; 2)" office:value-type="float" office:value="9.27" calcext:value-type="float">
            <text:p>9.27</text:p>
          </table:table-cell>
          <table:table-cell table:formula="of:=ROUND(([.B108]-[.B113])/[.B113]*100; 2)" office:value-type="float" office:value="1.63" calcext:value-type="float">
            <text:p>1.63</text:p>
          </table:table-cell>
          <table:table-cell table:formula="of:=ROUND(([.B108]-[.B118])/[.B118]*100; 2)" office:value-type="float" office:value="3.59" calcext:value-type="float">
            <text:p>3.59</text:p>
          </table:table-cell>
          <table:table-cell table:formula="of:=[.H108]-[.H109]" office:value-type="float" office:value="8.44" calcext:value-type="float">
            <text:p>8.44</text:p>
          </table:table-cell>
          <table:table-cell table:formula="of:=[.I108]-[.I109]" office:value-type="float" office:value="11.04" calcext:value-type="float">
            <text:p>11.04</text:p>
          </table:table-cell>
          <table:table-cell table:formula="of:=[.J108]-[.J109]" office:value-type="float" office:value="6.55" calcext:value-type="float">
            <text:p>6.55</text:p>
          </table:table-cell>
        </table:table-row>
        <table:table-row table:style-name="ro1">
          <table:table-cell office:value-type="string" calcext:value-type="string">
            <text:p>Dec 17, 2018</text:p>
          </table:table-cell>
          <table:table-cell office:value-type="float" office:value="3253.12" calcext:value-type="float">
            <text:p>3253.12</text:p>
          </table:table-cell>
          <table:table-cell office:value-type="float" office:value="3597.92" calcext:value-type="float">
            <text:p>3597.92</text:p>
          </table:table-cell>
          <table:table-cell office:value-type="float" office:value="3253.12" calcext:value-type="float">
            <text:p>3253.12</text:p>
          </table:table-cell>
          <table:table-cell office:value-type="float" office:value="3545.86" calcext:value-type="float">
            <text:p>3545.86</text:p>
          </table:table-cell>
          <table:table-cell office:value-type="float" office:value="5409247918" calcext:value-type="float">
            <text:p>5409247918</text:p>
          </table:table-cell>
          <table:table-cell office:value-type="float" office:value="61798926687" calcext:value-type="float">
            <text:p>61798926687</text:p>
          </table:table-cell>
          <table:table-cell table:formula="of:=ROUND(([.B109]-[.B110])/[.B110]*100;2)" office:value-type="float" office:value="0.52" calcext:value-type="float">
            <text:p>0.52</text:p>
          </table:table-cell>
          <table:table-cell table:formula="of:=ROUND(([.B109]-[.B112])/[.B112]*100; 2)" office:value-type="float" office:value="-1.77" calcext:value-type="float">
            <text:p>-1.77</text:p>
          </table:table-cell>
          <table:table-cell table:formula="of:=ROUND(([.B109]-[.B114])/[.B114]*100; 2)" office:value-type="float" office:value="-4.92" calcext:value-type="float">
            <text:p>-4.92</text:p>
          </table:table-cell>
          <table:table-cell table:formula="of:=ROUND(([.B109]-[.B119])/[.B119]*100; 2)" office:value-type="float" office:value="-7.39" calcext:value-type="float">
            <text:p>-7.39</text:p>
          </table:table-cell>
          <table:table-cell table:formula="of:=[.H109]-[.H110]" office:value-type="float" office:value="0.76" calcext:value-type="float">
            <text:p>0.76</text:p>
          </table:table-cell>
          <table:table-cell table:formula="of:=[.I109]-[.I110]" office:value-type="float" office:value="5.44" calcext:value-type="float">
            <text:p>5.44</text:p>
          </table:table-cell>
          <table:table-cell table:formula="of:=[.J109]-[.J110]" office:value-type="float" office:value="2.55" calcext:value-type="float">
            <text:p>2.55</text:p>
          </table:table-cell>
        </table:table-row>
        <table:table-row table:style-name="ro1">
          <table:table-cell office:value-type="string" calcext:value-type="string">
            <text:p>Dec 16, 2018</text:p>
          </table:table-cell>
          <table:table-cell office:value-type="float" office:value="3236.27" calcext:value-type="float">
            <text:p>3236.27</text:p>
          </table:table-cell>
          <table:table-cell office:value-type="float" office:value="3305.75" calcext:value-type="float">
            <text:p>3305.75</text:p>
          </table:table-cell>
          <table:table-cell office:value-type="float" office:value="3233.82" calcext:value-type="float">
            <text:p>3233.82</text:p>
          </table:table-cell>
          <table:table-cell office:value-type="float" office:value="3252.84" calcext:value-type="float">
            <text:p>3252.84</text:p>
          </table:table-cell>
          <table:table-cell office:value-type="float" office:value="3744248994" calcext:value-type="float">
            <text:p>3744248994</text:p>
          </table:table-cell>
          <table:table-cell office:value-type="float" office:value="56685436644" calcext:value-type="float">
            <text:p>56685436644</text:p>
          </table:table-cell>
          <table:table-cell table:formula="of:=ROUND(([.B110]-[.B111])/[.B111]*100;2)" office:value-type="float" office:value="-0.24" calcext:value-type="float">
            <text:p>-0.24</text:p>
          </table:table-cell>
          <table:table-cell table:formula="of:=ROUND(([.B110]-[.B113])/[.B113]*100; 2)" office:value-type="float" office:value="-7.21" calcext:value-type="float">
            <text:p>-7.21</text:p>
          </table:table-cell>
          <table:table-cell table:formula="of:=ROUND(([.B110]-[.B115])/[.B115]*100; 2)" office:value-type="float" office:value="-7.47" calcext:value-type="float">
            <text:p>-7.47</text:p>
          </table:table-cell>
          <table:table-cell table:formula="of:=ROUND(([.B110]-[.B120])/[.B120]*100; 2)" office:value-type="float" office:value="-13.79" calcext:value-type="float">
            <text:p>-13.79</text:p>
          </table:table-cell>
          <table:table-cell table:formula="of:=[.H110]-[.H111]" office:value-type="float" office:value="1.81" calcext:value-type="float">
            <text:p>1.81</text:p>
          </table:table-cell>
          <table:table-cell table:formula="of:=[.I110]-[.I111]" office:value-type="float" office:value="-2.02" calcext:value-type="float">
            <text:p>-2.02</text:p>
          </table:table-cell>
          <table:table-cell table:formula="of:=[.J110]-[.J111]" office:value-type="float" office:value="2.72" calcext:value-type="float">
            <text:p>2.72</text:p>
          </table:table-cell>
        </table:table-row>
        <table:table-row table:style-name="ro1">
          <table:table-cell office:value-type="string" calcext:value-type="string">
            <text:p>Dec 15, 2018</text:p>
          </table:table-cell>
          <table:table-cell office:value-type="float" office:value="3244" calcext:value-type="float">
            <text:p>3244</text:p>
          </table:table-cell>
          <table:table-cell office:value-type="float" office:value="3275.38" calcext:value-type="float">
            <text:p>3275.38</text:p>
          </table:table-cell>
          <table:table-cell office:value-type="float" office:value="3191.3" calcext:value-type="float">
            <text:p>3191.3</text:p>
          </table:table-cell>
          <table:table-cell office:value-type="float" office:value="3236.76" calcext:value-type="float">
            <text:p>3236.76</text:p>
          </table:table-cell>
          <table:table-cell office:value-type="float" office:value="3551763561" calcext:value-type="float">
            <text:p>3551763561</text:p>
          </table:table-cell>
          <table:table-cell office:value-type="float" office:value="56400691425" calcext:value-type="float">
            <text:p>56400691425</text:p>
          </table:table-cell>
          <table:table-cell table:formula="of:=ROUND(([.B111]-[.B112])/[.B112]*100;2)" office:value-type="float" office:value="-2.05" calcext:value-type="float">
            <text:p>-2.05</text:p>
          </table:table-cell>
          <table:table-cell table:formula="of:=ROUND(([.B111]-[.B114])/[.B114]*100; 2)" office:value-type="float" office:value="-5.19" calcext:value-type="float">
            <text:p>-5.19</text:p>
          </table:table-cell>
          <table:table-cell table:formula="of:=ROUND(([.B111]-[.B116])/[.B116]*100; 2)" office:value-type="float" office:value="-10.19" calcext:value-type="float">
            <text:p>-10.19</text:p>
          </table:table-cell>
          <table:table-cell table:formula="of:=ROUND(([.B111]-[.B121])/[.B121]*100; 2)" office:value-type="float" office:value="-18.06" calcext:value-type="float">
            <text:p>-18.06</text:p>
          </table:table-cell>
          <table:table-cell table:formula="of:=[.H111]-[.H112]" office:value-type="float" office:value="3" calcext:value-type="float">
            <text:p>3</text:p>
          </table:table-cell>
          <table:table-cell table:formula="of:=[.I111]-[.I112]" office:value-type="float" office:value="0.119999999999999" calcext:value-type="float">
            <text:p>0.119999999999999</text:p>
          </table:table-cell>
          <table:table-cell table:formula="of:=[.J111]-[.J112]" office:value-type="float" office:value="-5.54" calcext:value-type="float">
            <text:p>-5.54</text:p>
          </table:table-cell>
        </table:table-row>
        <table:table-row table:style-name="ro1">
          <table:table-cell office:value-type="string" calcext:value-type="string">
            <text:p>Dec 14, 2018</text:p>
          </table:table-cell>
          <table:table-cell office:value-type="float" office:value="3311.75" calcext:value-type="float">
            <text:p>3311.75</text:p>
          </table:table-cell>
          <table:table-cell office:value-type="float" office:value="3329.56" calcext:value-type="float">
            <text:p>3329.56</text:p>
          </table:table-cell>
          <table:table-cell office:value-type="float" office:value="3206.54" calcext:value-type="float">
            <text:p>3206.54</text:p>
          </table:table-cell>
          <table:table-cell office:value-type="float" office:value="3242.48" calcext:value-type="float">
            <text:p>3242.48</text:p>
          </table:table-cell>
          <table:table-cell office:value-type="float" office:value="4372763663" calcext:value-type="float">
            <text:p>4372763663</text:p>
          </table:table-cell>
          <table:table-cell office:value-type="float" office:value="56494379457" calcext:value-type="float">
            <text:p>56494379457</text:p>
          </table:table-cell>
          <table:table-cell table:formula="of:=ROUND(([.B112]-[.B113])/[.B113]*100;2)" office:value-type="float" office:value="-5.05" calcext:value-type="float">
            <text:p>-5.05</text:p>
          </table:table-cell>
          <table:table-cell table:formula="of:=ROUND(([.B112]-[.B115])/[.B115]*100; 2)" office:value-type="float" office:value="-5.31" calcext:value-type="float">
            <text:p>-5.31</text:p>
          </table:table-cell>
          <table:table-cell table:formula="of:=ROUND(([.B112]-[.B117])/[.B117]*100; 2)" office:value-type="float" office:value="-4.65" calcext:value-type="float">
            <text:p>-4.65</text:p>
          </table:table-cell>
          <table:table-cell table:formula="of:=ROUND(([.B112]-[.B122])/[.B122]*100; 2)" office:value-type="float" office:value="-14.78" calcext:value-type="float">
            <text:p>-14.78</text:p>
          </table:table-cell>
          <table:table-cell table:formula="of:=[.H112]-[.H113]" office:value-type="float" office:value="-6.99" calcext:value-type="float">
            <text:p>-6.99</text:p>
          </table:table-cell>
          <table:table-cell table:formula="of:=[.I112]-[.I113]" office:value-type="float" office:value="-1.87" calcext:value-type="float">
            <text:p>-1.87</text:p>
          </table:table-cell>
          <table:table-cell table:formula="of:=[.J112]-[.J113]" office:value-type="float" office:value="-6.58" calcext:value-type="float">
            <text:p>-6.58</text:p>
          </table:table-cell>
        </table:table-row>
        <table:table-row table:style-name="ro1">
          <table:table-cell office:value-type="string" calcext:value-type="string">
            <text:p>Dec 13, 2018</text:p>
          </table:table-cell>
          <table:table-cell office:value-type="float" office:value="3487.88" calcext:value-type="float">
            <text:p>3487.88</text:p>
          </table:table-cell>
          <table:table-cell office:value-type="float" office:value="3489.74" calcext:value-type="float">
            <text:p>3489.74</text:p>
          </table:table-cell>
          <table:table-cell office:value-type="float" office:value="3298.13" calcext:value-type="float">
            <text:p>3298.13</text:p>
          </table:table-cell>
          <table:table-cell office:value-type="float" office:value="3313.68" calcext:value-type="float">
            <text:p>3313.68</text:p>
          </table:table-cell>
          <table:table-cell office:value-type="float" office:value="4343372456" calcext:value-type="float">
            <text:p>4343372456</text:p>
          </table:table-cell>
          <table:table-cell office:value-type="float" office:value="57728688216" calcext:value-type="float">
            <text:p>57728688216</text:p>
          </table:table-cell>
          <table:table-cell table:formula="of:=ROUND(([.B113]-[.B114])/[.B114]*100;2)" office:value-type="float" office:value="1.94" calcext:value-type="float">
            <text:p>1.94</text:p>
          </table:table-cell>
          <table:table-cell table:formula="of:=ROUND(([.B113]-[.B116])/[.B116]*100; 2)" office:value-type="float" office:value="-3.44" calcext:value-type="float">
            <text:p>-3.44</text:p>
          </table:table-cell>
          <table:table-cell table:formula="of:=ROUND(([.B113]-[.B118])/[.B118]*100; 2)" office:value-type="float" office:value="1.93" calcext:value-type="float">
            <text:p>1.93</text:p>
          </table:table-cell>
          <table:table-cell table:formula="of:=ROUND(([.B113]-[.B123])/[.B123]*100; 2)" office:value-type="float" office:value="-15.9" calcext:value-type="float">
            <text:p>-15.9</text:p>
          </table:table-cell>
          <table:table-cell table:formula="of:=[.H113]-[.H114]" office:value-type="float" office:value="4.12" calcext:value-type="float">
            <text:p>4.12</text:p>
          </table:table-cell>
          <table:table-cell table:formula="of:=[.I113]-[.I114]" office:value-type="float" office:value="-1.95" calcext:value-type="float">
            <text:p>-1.95</text:p>
          </table:table-cell>
          <table:table-cell table:formula="of:=[.J113]-[.J114]" office:value-type="float" office:value="4.52" calcext:value-type="float">
            <text:p>4.52</text:p>
          </table:table-cell>
        </table:table-row>
        <table:table-row table:style-name="ro1">
          <table:table-cell office:value-type="string" calcext:value-type="string">
            <text:p>Dec 12, 2018</text:p>
          </table:table-cell>
          <table:table-cell office:value-type="float" office:value="3421.46" calcext:value-type="float">
            <text:p>3421.46</text:p>
          </table:table-cell>
          <table:table-cell office:value-type="float" office:value="3534.23" calcext:value-type="float">
            <text:p>3534.23</text:p>
          </table:table-cell>
          <table:table-cell office:value-type="float" office:value="3413.48" calcext:value-type="float">
            <text:p>3413.48</text:p>
          </table:table-cell>
          <table:table-cell office:value-type="float" office:value="3486.95" calcext:value-type="float">
            <text:p>3486.95</text:p>
          </table:table-cell>
          <table:table-cell office:value-type="float" office:value="4139364829" calcext:value-type="float">
            <text:p>4139364829</text:p>
          </table:table-cell>
          <table:table-cell office:value-type="float" office:value="60741625426" calcext:value-type="float">
            <text:p>60741625426</text:p>
          </table:table-cell>
          <table:table-cell table:formula="of:=ROUND(([.B114]-[.B115])/[.B115]*100;2)" office:value-type="float" office:value="-2.18" calcext:value-type="float">
            <text:p>-2.18</text:p>
          </table:table-cell>
          <table:table-cell table:formula="of:=ROUND(([.B114]-[.B117])/[.B117]*100; 2)" office:value-type="float" office:value="-1.49" calcext:value-type="float">
            <text:p>-1.49</text:p>
          </table:table-cell>
          <table:table-cell table:formula="of:=ROUND(([.B114]-[.B119])/[.B119]*100; 2)" office:value-type="float" office:value="-2.59" calcext:value-type="float">
            <text:p>-2.59</text:p>
          </table:table-cell>
          <table:table-cell table:formula="of:=ROUND(([.B114]-[.B124])/[.B124]*100; 2)" office:value-type="float" office:value="-18.55" calcext:value-type="float">
            <text:p>-18.55</text:p>
          </table:table-cell>
          <table:table-cell table:formula="of:=[.H114]-[.H115]" office:value-type="float" office:value="0.99" calcext:value-type="float">
            <text:p>0.99</text:p>
          </table:table-cell>
          <table:table-cell table:formula="of:=[.I114]-[.I115]" office:value-type="float" office:value="-3.7" calcext:value-type="float">
            <text:p>-3.7</text:p>
          </table:table-cell>
          <table:table-cell table:formula="of:=[.J114]-[.J115]" office:value-type="float" office:value="4.24" calcext:value-type="float">
            <text:p>4.24</text:p>
          </table:table-cell>
        </table:table-row>
        <table:table-row table:style-name="ro1">
          <table:table-cell office:value-type="string" calcext:value-type="string">
            <text:p>Dec 11, 2018</text:p>
          </table:table-cell>
          <table:table-cell office:value-type="float" office:value="3497.55" calcext:value-type="float">
            <text:p>3497.55</text:p>
          </table:table-cell>
          <table:table-cell office:value-type="float" office:value="3513.18" calcext:value-type="float">
            <text:p>3513.18</text:p>
          </table:table-cell>
          <table:table-cell office:value-type="float" office:value="3392.25" calcext:value-type="float">
            <text:p>3392.25</text:p>
          </table:table-cell>
          <table:table-cell office:value-type="float" office:value="3424.59" calcext:value-type="float">
            <text:p>3424.59</text:p>
          </table:table-cell>
          <table:table-cell office:value-type="float" office:value="4696765188" calcext:value-type="float">
            <text:p>4696765188</text:p>
          </table:table-cell>
          <table:table-cell office:value-type="float" office:value="59650201102" calcext:value-type="float">
            <text:p>59650201102</text:p>
          </table:table-cell>
          <table:table-cell table:formula="of:=ROUND(([.B115]-[.B116])/[.B116]*100;2)" office:value-type="float" office:value="-3.17" calcext:value-type="float">
            <text:p>-3.17</text:p>
          </table:table-cell>
          <table:table-cell table:formula="of:=ROUND(([.B115]-[.B118])/[.B118]*100; 2)" office:value-type="float" office:value="2.21" calcext:value-type="float">
            <text:p>2.21</text:p>
          </table:table-cell>
          <table:table-cell table:formula="of:=ROUND(([.B115]-[.B120])/[.B120]*100; 2)" office:value-type="float" office:value="-6.83" calcext:value-type="float">
            <text:p>-6.83</text:p>
          </table:table-cell>
          <table:table-cell table:formula="of:=ROUND(([.B115]-[.B125])/[.B125]*100; 2)" office:value-type="float" office:value="-13.09" calcext:value-type="float">
            <text:p>-13.09</text:p>
          </table:table-cell>
          <table:table-cell table:formula="of:=[.H115]-[.H116]" office:value-type="float" office:value="-7.17" calcext:value-type="float">
            <text:p>-7.17</text:p>
          </table:table-cell>
          <table:table-cell table:formula="of:=[.I115]-[.I116]" office:value-type="float" office:value="-0.62" calcext:value-type="float">
            <text:p>-0.62</text:p>
          </table:table-cell>
          <table:table-cell table:formula="of:=[.J115]-[.J116]" office:value-type="float" office:value="1.93" calcext:value-type="float">
            <text:p>1.93</text:p>
          </table:table-cell>
        </table:table-row>
        <table:table-row table:style-name="ro1">
          <table:table-cell office:value-type="string" calcext:value-type="string">
            <text:p>Dec 10, 2018</text:p>
          </table:table-cell>
          <table:table-cell office:value-type="float" office:value="3612.05" calcext:value-type="float">
            <text:p>3612.05</text:p>
          </table:table-cell>
          <table:table-cell office:value-type="float" office:value="3647.33" calcext:value-type="float">
            <text:p>3647.33</text:p>
          </table:table-cell>
          <table:table-cell office:value-type="float" office:value="3470.14" calcext:value-type="float">
            <text:p>3470.14</text:p>
          </table:table-cell>
          <table:table-cell office:value-type="float" office:value="3502.66" calcext:value-type="float">
            <text:p>3502.66</text:p>
          </table:table-cell>
          <table:table-cell office:value-type="float" office:value="5020968740" calcext:value-type="float">
            <text:p>5020968740</text:p>
          </table:table-cell>
          <table:table-cell office:value-type="float" office:value="61004445982" calcext:value-type="float">
            <text:p>61004445982</text:p>
          </table:table-cell>
          <table:table-cell table:formula="of:=ROUND(([.B116]-[.B117])/[.B117]*100;2)" office:value-type="float" office:value="4" calcext:value-type="float">
            <text:p>4</text:p>
          </table:table-cell>
          <table:table-cell table:formula="of:=ROUND(([.B116]-[.B119])/[.B119]*100; 2)" office:value-type="float" office:value="2.83" calcext:value-type="float">
            <text:p>2.83</text:p>
          </table:table-cell>
          <table:table-cell table:formula="of:=ROUND(([.B116]-[.B121])/[.B121]*100; 2)" office:value-type="float" office:value="-8.76" calcext:value-type="float">
            <text:p>-8.76</text:p>
          </table:table-cell>
          <table:table-cell table:formula="of:=ROUND(([.B116]-[.B126])/[.B126]*100; 2)" office:value-type="float" office:value="-15.79" calcext:value-type="float">
            <text:p>-15.79</text:p>
          </table:table-cell>
          <table:table-cell table:formula="of:=[.H116]-[.H117]" office:value-type="float" office:value="2.5" calcext:value-type="float">
            <text:p>2.5</text:p>
          </table:table-cell>
          <table:table-cell table:formula="of:=[.I116]-[.I117]" office:value-type="float" office:value="10.31" calcext:value-type="float">
            <text:p>10.31</text:p>
          </table:table-cell>
          <table:table-cell table:formula="of:=[.J116]-[.J117]" office:value-type="float" office:value="1.87" calcext:value-type="float">
            <text:p>1.87</text:p>
          </table:table-cell>
        </table:table-row>
        <table:table-row table:style-name="ro1">
          <table:table-cell office:value-type="string" calcext:value-type="string">
            <text:p>Dec 09, 2018</text:p>
          </table:table-cell>
          <table:table-cell office:value-type="float" office:value="3473.23" calcext:value-type="float">
            <text:p>3473.23</text:p>
          </table:table-cell>
          <table:table-cell office:value-type="float" office:value="3685.31" calcext:value-type="float">
            <text:p>3685.31</text:p>
          </table:table-cell>
          <table:table-cell office:value-type="float" office:value="3469.09" calcext:value-type="float">
            <text:p>3469.09</text:p>
          </table:table-cell>
          <table:table-cell office:value-type="float" office:value="3614.23" calcext:value-type="float">
            <text:p>3614.23</text:p>
          </table:table-cell>
          <table:table-cell office:value-type="float" office:value="4947372847" calcext:value-type="float">
            <text:p>4947372847</text:p>
          </table:table-cell>
          <table:table-cell office:value-type="float" office:value="62942160928" calcext:value-type="float">
            <text:p>62942160928</text:p>
          </table:table-cell>
          <table:table-cell table:formula="of:=ROUND(([.B117]-[.B118])/[.B118]*100;2)" office:value-type="float" office:value="1.5" calcext:value-type="float">
            <text:p>1.5</text:p>
          </table:table-cell>
          <table:table-cell table:formula="of:=ROUND(([.B117]-[.B120])/[.B120]*100; 2)" office:value-type="float" office:value="-7.48" calcext:value-type="float">
            <text:p>-7.48</text:p>
          </table:table-cell>
          <table:table-cell table:formula="of:=ROUND(([.B117]-[.B122])/[.B122]*100; 2)" office:value-type="float" office:value="-10.63" calcext:value-type="float">
            <text:p>-10.63</text:p>
          </table:table-cell>
          <table:table-cell table:formula="of:=ROUND(([.B117]-[.B127])/[.B127]*100; 2)" office:value-type="float" office:value="-18.64" calcext:value-type="float">
            <text:p>-18.64</text:p>
          </table:table-cell>
          <table:table-cell table:formula="of:=[.H117]-[.H118]" office:value-type="float" office:value="4.08" calcext:value-type="float">
            <text:p>4.08</text:p>
          </table:table-cell>
          <table:table-cell table:formula="of:=[.I117]-[.I118]" office:value-type="float" office:value="6.08" calcext:value-type="float">
            <text:p>6.08</text:p>
          </table:table-cell>
          <table:table-cell table:formula="of:=[.J117]-[.J118]" office:value-type="float" office:value="6.86" calcext:value-type="float">
            <text:p>6.86</text:p>
          </table:table-cell>
        </table:table-row>
        <table:table-row table:style-name="ro1">
          <table:table-cell office:value-type="string" calcext:value-type="string">
            <text:p>Dec 08, 2018</text:p>
          </table:table-cell>
          <table:table-cell office:value-type="float" office:value="3421.91" calcext:value-type="float">
            <text:p>3421.91</text:p>
          </table:table-cell>
          <table:table-cell office:value-type="float" office:value="3506.04" calcext:value-type="float">
            <text:p>3506.04</text:p>
          </table:table-cell>
          <table:table-cell office:value-type="float" office:value="3350.65" calcext:value-type="float">
            <text:p>3350.65</text:p>
          </table:table-cell>
          <table:table-cell office:value-type="float" office:value="3476.11" calcext:value-type="float">
            <text:p>3476.11</text:p>
          </table:table-cell>
          <table:table-cell office:value-type="float" office:value="5305024497" calcext:value-type="float">
            <text:p>5305024497</text:p>
          </table:table-cell>
          <table:table-cell office:value-type="float" office:value="60531278392" calcext:value-type="float">
            <text:p>60531278392</text:p>
          </table:table-cell>
          <table:table-cell table:formula="of:=ROUND(([.B118]-[.B119])/[.B119]*100;2)" office:value-type="float" office:value="-2.58" calcext:value-type="float">
            <text:p>-2.58</text:p>
          </table:table-cell>
          <table:table-cell table:formula="of:=ROUND(([.B118]-[.B121])/[.B121]*100; 2)" office:value-type="float" office:value="-13.56" calcext:value-type="float">
            <text:p>-13.56</text:p>
          </table:table-cell>
          <table:table-cell table:formula="of:=ROUND(([.B118]-[.B123])/[.B123]*100; 2)" office:value-type="float" office:value="-17.49" calcext:value-type="float">
            <text:p>-17.49</text:p>
          </table:table-cell>
          <table:table-cell table:formula="of:=ROUND(([.B118]-[.B128])/[.B128]*100; 2)" office:value-type="float" office:value="-10.48" calcext:value-type="float">
            <text:p>-10.48</text:p>
          </table:table-cell>
          <table:table-cell table:formula="of:=[.H118]-[.H119]" office:value-type="float" office:value="3.85" calcext:value-type="float">
            <text:p>3.85</text:p>
          </table:table-cell>
          <table:table-cell table:formula="of:=[.I118]-[.I119]" office:value-type="float" office:value="-3.94" calcext:value-type="float">
            <text:p>-3.94</text:p>
          </table:table-cell>
          <table:table-cell table:formula="of:=[.J118]-[.J119]" office:value-type="float" office:value="-1.11" calcext:value-type="float">
            <text:p>-1.11</text:p>
          </table:table-cell>
        </table:table-row>
        <table:table-row table:style-name="ro1">
          <table:table-cell office:value-type="string" calcext:value-type="string">
            <text:p>Dec 07, 2018</text:p>
          </table:table-cell>
          <table:table-cell table:number-columns-repeated="2" office:value-type="float" office:value="3512.59" calcext:value-type="float">
            <text:p>3512.59</text:p>
          </table:table-cell>
          <table:table-cell office:value-type="float" office:value="3280.23" calcext:value-type="float">
            <text:p>3280.23</text:p>
          </table:table-cell>
          <table:table-cell office:value-type="float" office:value="3419.94" calcext:value-type="float">
            <text:p>3419.94</text:p>
          </table:table-cell>
          <table:table-cell office:value-type="float" office:value="6835615448" calcext:value-type="float">
            <text:p>6835615448</text:p>
          </table:table-cell>
          <table:table-cell office:value-type="float" office:value="59547645578" calcext:value-type="float">
            <text:p>59547645578</text:p>
          </table:table-cell>
          <table:table-cell table:formula="of:=ROUND(([.B119]-[.B120])/[.B120]*100;2)" office:value-type="float" office:value="-6.43" calcext:value-type="float">
            <text:p>-6.43</text:p>
          </table:table-cell>
          <table:table-cell table:formula="of:=ROUND(([.B119]-[.B122])/[.B122]*100; 2)" office:value-type="float" office:value="-9.62" calcext:value-type="float">
            <text:p>-9.62</text:p>
          </table:table-cell>
          <table:table-cell table:formula="of:=ROUND(([.B119]-[.B124])/[.B124]*100; 2)" office:value-type="float" office:value="-16.38" calcext:value-type="float">
            <text:p>-16.38</text:p>
          </table:table-cell>
          <table:table-cell table:formula="of:=ROUND(([.B119]-[.B129])/[.B129]*100; 2)" office:value-type="float" office:value="-6.73" calcext:value-type="float">
            <text:p>-6.73</text:p>
          </table:table-cell>
          <table:table-cell table:formula="of:=[.H119]-[.H120]" office:value-type="float" office:value="-1.26" calcext:value-type="float">
            <text:p>-1.26</text:p>
          </table:table-cell>
          <table:table-cell table:formula="of:=[.I119]-[.I120]" office:value-type="float" office:value="-0.139999999999999" calcext:value-type="float">
            <text:p>-0.139999999999999</text:p>
          </table:table-cell>
          <table:table-cell table:formula="of:=[.J119]-[.J120]" office:value-type="float" office:value="-9.66" calcext:value-type="float">
            <text:p>-9.66</text:p>
          </table:table-cell>
        </table:table-row>
        <table:table-row table:style-name="ro1">
          <table:table-cell office:value-type="string" calcext:value-type="string">
            <text:p>Dec 06, 2018</text:p>
          </table:table-cell>
          <table:table-cell office:value-type="float" office:value="3754.07" calcext:value-type="float">
            <text:p>3754.07</text:p>
          </table:table-cell>
          <table:table-cell office:value-type="float" office:value="3874.97" calcext:value-type="float">
            <text:p>3874.97</text:p>
          </table:table-cell>
          <table:table-cell table:number-columns-repeated="2" office:value-type="float" office:value="3521.1" calcext:value-type="float">
            <text:p>3521.1</text:p>
          </table:table-cell>
          <table:table-cell office:value-type="float" office:value="5878333109" calcext:value-type="float">
            <text:p>5878333109</text:p>
          </table:table-cell>
          <table:table-cell office:value-type="float" office:value="61303965508" calcext:value-type="float">
            <text:p>61303965508</text:p>
          </table:table-cell>
          <table:table-cell table:formula="of:=ROUND(([.B120]-[.B121])/[.B121]*100;2)" office:value-type="float" office:value="-5.17" calcext:value-type="float">
            <text:p>-5.17</text:p>
          </table:table-cell>
          <table:table-cell table:formula="of:=ROUND(([.B120]-[.B123])/[.B123]*100; 2)" office:value-type="float" office:value="-9.48" calcext:value-type="float">
            <text:p>-9.48</text:p>
          </table:table-cell>
          <table:table-cell table:formula="of:=ROUND(([.B120]-[.B125])/[.B125]*100; 2)" office:value-type="float" office:value="-6.72" calcext:value-type="float">
            <text:p>-6.72</text:p>
          </table:table-cell>
          <table:table-cell table:formula="of:=ROUND(([.B120]-[.B130])/[.B130]*100; 2)" office:value-type="float" office:value="-6.5" calcext:value-type="float">
            <text:p>-6.5</text:p>
          </table:table-cell>
          <table:table-cell table:formula="of:=[.H120]-[.H121]" office:value-type="float" office:value="-7.04" calcext:value-type="float">
            <text:p>-7.04</text:p>
          </table:table-cell>
          <table:table-cell table:formula="of:=[.I120]-[.I121]" office:value-type="float" office:value="-3.72" calcext:value-type="float">
            <text:p>-3.72</text:p>
          </table:table-cell>
          <table:table-cell table:formula="of:=[.J120]-[.J121]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Dec 05, 2018</text:p>
          </table:table-cell>
          <table:table-cell office:value-type="float" office:value="3958.89" calcext:value-type="float">
            <text:p>3958.89</text:p>
          </table:table-cell>
          <table:table-cell office:value-type="float" office:value="3969.54" calcext:value-type="float">
            <text:p>3969.54</text:p>
          </table:table-cell>
          <table:table-cell table:number-columns-repeated="2" office:value-type="float" office:value="3753.99" calcext:value-type="float">
            <text:p>3753.99</text:p>
          </table:table-cell>
          <table:table-cell office:value-type="float" office:value="5302481574" calcext:value-type="float">
            <text:p>5302481574</text:p>
          </table:table-cell>
          <table:table-cell office:value-type="float" office:value="65352496336" calcext:value-type="float">
            <text:p>65352496336</text:p>
          </table:table-cell>
          <table:table-cell table:formula="of:=ROUND(([.B121]-[.B122])/[.B122]*100;2)" office:value-type="float" office:value="1.87" calcext:value-type="float">
            <text:p>1.87</text:p>
          </table:table-cell>
          <table:table-cell table:formula="of:=ROUND(([.B121]-[.B124])/[.B124]*100; 2)" office:value-type="float" office:value="-5.76" calcext:value-type="float">
            <text:p>-5.76</text:p>
          </table:table-cell>
          <table:table-cell table:formula="of:=ROUND(([.B121]-[.B126])/[.B126]*100; 2)" office:value-type="float" office:value="-7.7" calcext:value-type="float">
            <text:p>-7.7</text:p>
          </table:table-cell>
          <table:table-cell table:formula="of:=ROUND(([.B121]-[.B131])/[.B131]*100; 2)" office:value-type="float" office:value="2.01" calcext:value-type="float">
            <text:p>2.01</text:p>
          </table:table-cell>
          <table:table-cell table:formula="of:=[.H121]-[.H122]" office:value-type="float" office:value="8.16" calcext:value-type="float">
            <text:p>8.16</text:p>
          </table:table-cell>
          <table:table-cell table:formula="of:=[.I121]-[.I122]" office:value-type="float" office:value="-2.33" calcext:value-type="float">
            <text:p>-2.33</text:p>
          </table:table-cell>
          <table:table-cell table:formula="of:=[.J121]-[.J122]" office:value-type="float" office:value="1.26" calcext:value-type="float">
            <text:p>1.26</text:p>
          </table:table-cell>
        </table:table-row>
        <table:table-row table:style-name="ro1">
          <table:table-cell office:value-type="string" calcext:value-type="string">
            <text:p>Dec 04, 2018</text:p>
          </table:table-cell>
          <table:table-cell office:value-type="float" office:value="3886.29" calcext:value-type="float">
            <text:p>3886.29</text:p>
          </table:table-cell>
          <table:table-cell office:value-type="float" office:value="4075.63" calcext:value-type="float">
            <text:p>4075.63</text:p>
          </table:table-cell>
          <table:table-cell office:value-type="float" office:value="3832.75" calcext:value-type="float">
            <text:p>3832.75</text:p>
          </table:table-cell>
          <table:table-cell office:value-type="float" office:value="3956.89" calcext:value-type="float">
            <text:p>3956.89</text:p>
          </table:table-cell>
          <table:table-cell office:value-type="float" office:value="5028069239" calcext:value-type="float">
            <text:p>5028069239</text:p>
          </table:table-cell>
          <table:table-cell office:value-type="float" office:value="68878292608" calcext:value-type="float">
            <text:p>68878292608</text:p>
          </table:table-cell>
          <table:table-cell table:formula="of:=ROUND(([.B122]-[.B123])/[.B123]*100;2)" office:value-type="float" office:value="-6.29" calcext:value-type="float">
            <text:p>-6.29</text:p>
          </table:table-cell>
          <table:table-cell table:formula="of:=ROUND(([.B122]-[.B125])/[.B125]*100; 2)" office:value-type="float" office:value="-3.43" calcext:value-type="float">
            <text:p>-3.43</text:p>
          </table:table-cell>
          <table:table-cell table:formula="of:=ROUND(([.B122]-[.B127])/[.B127]*100; 2)" office:value-type="float" office:value="-8.96" calcext:value-type="float">
            <text:p>-8.96</text:p>
          </table:table-cell>
          <table:table-cell table:formula="of:=ROUND(([.B122]-[.B132])/[.B132]*100; 2)" office:value-type="float" office:value="-10.61" calcext:value-type="float">
            <text:p>-10.61</text:p>
          </table:table-cell>
          <table:table-cell table:formula="of:=[.H122]-[.H123]" office:value-type="float" office:value="-5.02" calcext:value-type="float">
            <text:p>-5.02</text:p>
          </table:table-cell>
          <table:table-cell table:formula="of:=[.I122]-[.I123]" office:value-type="float" office:value="-0.12" calcext:value-type="float">
            <text:p>-0.12</text:p>
          </table:table-cell>
          <table:table-cell table:formula="of:=[.J122]-[.J123]" office:value-type="float" office:value="-17.46" calcext:value-type="float">
            <text:p>-17.46</text:p>
          </table:table-cell>
        </table:table-row>
        <table:table-row table:style-name="ro1">
          <table:table-cell office:value-type="string" calcext:value-type="string">
            <text:p>Dec 03, 2018</text:p>
          </table:table-cell>
          <table:table-cell office:value-type="float" office:value="4147.32" calcext:value-type="float">
            <text:p>4147.32</text:p>
          </table:table-cell>
          <table:table-cell office:value-type="float" office:value="4155.98" calcext:value-type="float">
            <text:p>4155.98</text:p>
          </table:table-cell>
          <table:table-cell office:value-type="float" office:value="3840.45" calcext:value-type="float">
            <text:p>3840.45</text:p>
          </table:table-cell>
          <table:table-cell office:value-type="float" office:value="3894.13" calcext:value-type="float">
            <text:p>3894.13</text:p>
          </table:table-cell>
          <table:table-cell office:value-type="float" office:value="5089570994" calcext:value-type="float">
            <text:p>5089570994</text:p>
          </table:table-cell>
          <table:table-cell office:value-type="float" office:value="67779050170" calcext:value-type="float">
            <text:p>67779050170</text:p>
          </table:table-cell>
          <table:table-cell table:formula="of:=ROUND(([.B123]-[.B124])/[.B124]*100;2)" office:value-type="float" office:value="-1.27" calcext:value-type="float">
            <text:p>-1.27</text:p>
          </table:table-cell>
          <table:table-cell table:formula="of:=ROUND(([.B123]-[.B126])/[.B126]*100; 2)" office:value-type="float" office:value="-3.31" calcext:value-type="float">
            <text:p>-3.31</text:p>
          </table:table-cell>
          <table:table-cell table:formula="of:=ROUND(([.B123]-[.B128])/[.B128]*100; 2)" office:value-type="float" office:value="8.5" calcext:value-type="float">
            <text:p>8.5</text:p>
          </table:table-cell>
          <table:table-cell table:formula="of:=ROUND(([.B123]-[.B133])/[.B133]*100; 2)" office:value-type="float" office:value="-4.89" calcext:value-type="float">
            <text:p>-4.89</text:p>
          </table:table-cell>
          <table:table-cell table:formula="of:=[.H123]-[.H124]" office:value-type="float" office:value="-5.65" calcext:value-type="float">
            <text:p>-5.65</text:p>
          </table:table-cell>
          <table:table-cell table:formula="of:=[.I123]-[.I124]" office:value-type="float" office:value="-1.71" calcext:value-type="float">
            <text:p>-1.71</text:p>
          </table:table-cell>
          <table:table-cell table:formula="of:=[.J123]-[.J124]" office:value-type="float" office:value="-3.05" calcext:value-type="float">
            <text:p>-3.05</text:p>
          </table:table-cell>
        </table:table-row>
        <table:table-row table:style-name="ro1">
          <table:table-cell office:value-type="string" calcext:value-type="string">
            <text:p>Dec 02, 2018</text:p>
          </table:table-cell>
          <table:table-cell office:value-type="float" office:value="4200.73" calcext:value-type="float">
            <text:p>4200.73</text:p>
          </table:table-cell>
          <table:table-cell office:value-type="float" office:value="4301.52" calcext:value-type="float">
            <text:p>4301.52</text:p>
          </table:table-cell>
          <table:table-cell office:value-type="float" office:value="4110.98" calcext:value-type="float">
            <text:p>4110.98</text:p>
          </table:table-cell>
          <table:table-cell office:value-type="float" office:value="4139.88" calcext:value-type="float">
            <text:p>4139.88</text:p>
          </table:table-cell>
          <table:table-cell office:value-type="float" office:value="5262697895" calcext:value-type="float">
            <text:p>5262697895</text:p>
          </table:table-cell>
          <table:table-cell office:value-type="float" office:value="72050487506" calcext:value-type="float">
            <text:p>72050487506</text:p>
          </table:table-cell>
          <table:table-cell table:formula="of:=ROUND(([.B124]-[.B125])/[.B125]*100;2)" office:value-type="float" office:value="4.38" calcext:value-type="float">
            <text:p>4.38</text:p>
          </table:table-cell>
          <table:table-cell table:formula="of:=ROUND(([.B124]-[.B127])/[.B127]*100; 2)" office:value-type="float" office:value="-1.6" calcext:value-type="float">
            <text:p>-1.6</text:p>
          </table:table-cell>
          <table:table-cell table:formula="of:=ROUND(([.B124]-[.B129])/[.B129]*100; 2)" office:value-type="float" office:value="11.55" calcext:value-type="float">
            <text:p>11.55</text:p>
          </table:table-cell>
          <table:table-cell table:formula="of:=ROUND(([.B124]-[.B134])/[.B134]*100; 2)" office:value-type="float" office:value="-8.91" calcext:value-type="float">
            <text:p>-8.91</text:p>
          </table:table-cell>
          <table:table-cell table:formula="of:=[.H124]-[.H125]" office:value-type="float" office:value="10.55" calcext:value-type="float">
            <text:p>10.55</text:p>
          </table:table-cell>
          <table:table-cell table:formula="of:=[.I124]-[.I125]" office:value-type="float" office:value="-6.88" calcext:value-type="float">
            <text:p>-6.88</text:p>
          </table:table-cell>
          <table:table-cell table:formula="of:=[.J124]-[.J125]" office:value-type="float" office:value="11.32" calcext:value-type="float">
            <text:p>11.32</text:p>
          </table:table-cell>
        </table:table-row>
        <table:table-row table:style-name="ro1">
          <table:table-cell office:value-type="string" calcext:value-type="string">
            <text:p>Dec 01, 2018</text:p>
          </table:table-cell>
          <table:table-cell office:value-type="float" office:value="4024.46" calcext:value-type="float">
            <text:p>4024.46</text:p>
          </table:table-cell>
          <table:table-cell office:value-type="float" office:value="4309.38" calcext:value-type="float">
            <text:p>4309.38</text:p>
          </table:table-cell>
          <table:table-cell office:value-type="float" office:value="3969.71" calcext:value-type="float">
            <text:p>3969.71</text:p>
          </table:table-cell>
          <table:table-cell office:value-type="float" office:value="4214.67" calcext:value-type="float">
            <text:p>4214.67</text:p>
          </table:table-cell>
          <table:table-cell office:value-type="float" office:value="5375314093" calcext:value-type="float">
            <text:p>5375314093</text:p>
          </table:table-cell>
          <table:table-cell office:value-type="float" office:value="73346194969" calcext:value-type="float">
            <text:p>73346194969</text:p>
          </table:table-cell>
          <table:table-cell table:formula="of:=ROUND(([.B125]-[.B126])/[.B126]*100;2)" office:value-type="float" office:value="-6.17" calcext:value-type="float">
            <text:p>-6.17</text:p>
          </table:table-cell>
          <table:table-cell table:formula="of:=ROUND(([.B125]-[.B128])/[.B128]*100; 2)" office:value-type="float" office:value="5.28" calcext:value-type="float">
            <text:p>5.28</text:p>
          </table:table-cell>
          <table:table-cell table:formula="of:=ROUND(([.B125]-[.B130])/[.B130]*100; 2)" office:value-type="float" office:value="0.23" calcext:value-type="float">
            <text:p>0.23</text:p>
          </table:table-cell>
          <table:table-cell table:formula="of:=ROUND(([.B125]-[.B135])/[.B135]*100; 2)" office:value-type="float" office:value="-9.88" calcext:value-type="float">
            <text:p>-9.88</text:p>
          </table:table-cell>
          <table:table-cell table:formula="of:=[.H125]-[.H126]" office:value-type="float" office:value="-6.64" calcext:value-type="float">
            <text:p>-6.64</text:p>
          </table:table-cell>
          <table:table-cell table:formula="of:=[.I125]-[.I126]" office:value-type="float" office:value="-8.61" calcext:value-type="float">
            <text:p>-8.61</text:p>
          </table:table-cell>
          <table:table-cell table:formula="of:=[.J125]-[.J126]" office:value-type="float" office:value="-10.29" calcext:value-type="float">
            <text:p>-10.29</text:p>
          </table:table-cell>
        </table:table-row>
        <table:table-row table:style-name="ro1">
          <table:table-cell office:value-type="string" calcext:value-type="string">
            <text:p>Nov 30, 2018</text:p>
          </table:table-cell>
          <table:table-cell office:value-type="float" office:value="4289.09" calcext:value-type="float">
            <text:p>4289.09</text:p>
          </table:table-cell>
          <table:table-cell office:value-type="float" office:value="4322.98" calcext:value-type="float">
            <text:p>4322.98</text:p>
          </table:table-cell>
          <table:table-cell office:value-type="float" office:value="3942.82" calcext:value-type="float">
            <text:p>3942.82</text:p>
          </table:table-cell>
          <table:table-cell office:value-type="float" office:value="4017.27" calcext:value-type="float">
            <text:p>4017.27</text:p>
          </table:table-cell>
          <table:table-cell office:value-type="float" office:value="6048016717" calcext:value-type="float">
            <text:p>6048016717</text:p>
          </table:table-cell>
          <table:table-cell office:value-type="float" office:value="69904637061" calcext:value-type="float">
            <text:p>69904637061</text:p>
          </table:table-cell>
          <table:table-cell table:formula="of:=ROUND(([.B126]-[.B127])/[.B127]*100;2)" office:value-type="float" office:value="0.47" calcext:value-type="float">
            <text:p>0.47</text:p>
          </table:table-cell>
          <table:table-cell table:formula="of:=ROUND(([.B126]-[.B129])/[.B129]*100; 2)" office:value-type="float" office:value="13.89" calcext:value-type="float">
            <text:p>13.89</text:p>
          </table:table-cell>
          <table:table-cell table:formula="of:=ROUND(([.B126]-[.B131])/[.B131]*100; 2)" office:value-type="float" office:value="10.52" calcext:value-type="float">
            <text:p>10.52</text:p>
          </table:table-cell>
          <table:table-cell table:formula="of:=ROUND(([.B126]-[.B136])/[.B136]*100; 2)" office:value-type="float" office:value="-11.82" calcext:value-type="float">
            <text:p>-11.82</text:p>
          </table:table-cell>
          <table:table-cell table:formula="of:=[.H126]-[.H127]" office:value-type="float" office:value="-11.21" calcext:value-type="float">
            <text:p>-11.21</text:p>
          </table:table-cell>
          <table:table-cell table:formula="of:=[.I126]-[.I127]" office:value-type="float" office:value="7.57" calcext:value-type="float">
            <text:p>7.57</text:p>
          </table:table-cell>
          <table:table-cell table:formula="of:=[.J126]-[.J127]" office:value-type="float" office:value="12.33" calcext:value-type="float">
            <text:p>12.33</text:p>
          </table:table-cell>
        </table:table-row>
        <table:table-row table:style-name="ro1">
          <table:table-cell office:value-type="string" calcext:value-type="string">
            <text:p>Nov 29, 2018</text:p>
          </table:table-cell>
          <table:table-cell office:value-type="float" office:value="4269" calcext:value-type="float">
            <text:p>4269</text:p>
          </table:table-cell>
          <table:table-cell office:value-type="float" office:value="4413.02" calcext:value-type="float">
            <text:p>4413.02</text:p>
          </table:table-cell>
          <table:table-cell office:value-type="float" office:value="4145.77" calcext:value-type="float">
            <text:p>4145.77</text:p>
          </table:table-cell>
          <table:table-cell office:value-type="float" office:value="4278.85" calcext:value-type="float">
            <text:p>4278.85</text:p>
          </table:table-cell>
          <table:table-cell office:value-type="float" office:value="6503347767" calcext:value-type="float">
            <text:p>6503347767</text:p>
          </table:table-cell>
          <table:table-cell office:value-type="float" office:value="74451016927" calcext:value-type="float">
            <text:p>74451016927</text:p>
          </table:table-cell>
          <table:table-cell table:formula="of:=ROUND(([.B127]-[.B128])/[.B128]*100;2)" office:value-type="float" office:value="11.68" calcext:value-type="float">
            <text:p>11.68</text:p>
          </table:table-cell>
          <table:table-cell table:formula="of:=ROUND(([.B127]-[.B130])/[.B130]*100; 2)" office:value-type="float" office:value="6.32" calcext:value-type="float">
            <text:p>6.32</text:p>
          </table:table-cell>
          <table:table-cell table:formula="of:=ROUND(([.B127]-[.B132])/[.B132]*100; 2)" office:value-type="float" office:value="-1.81" calcext:value-type="float">
            <text:p>-1.81</text:p>
          </table:table-cell>
          <table:table-cell table:formula="of:=ROUND(([.B127]-[.B137])/[.B137]*100; 2)" office:value-type="float" office:value="-24.05" calcext:value-type="float">
            <text:p>-24.05</text:p>
          </table:table-cell>
          <table:table-cell table:formula="of:=[.H127]-[.H128]" office:value-type="float" office:value="10.18" calcext:value-type="float">
            <text:p>10.18</text:p>
          </table:table-cell>
          <table:table-cell table:formula="of:=[.I127]-[.I128]" office:value-type="float" office:value="7.82" calcext:value-type="float">
            <text:p>7.82</text:p>
          </table:table-cell>
          <table:table-cell table:formula="of:=[.J127]-[.J128]" office:value-type="float" office:value="10.53" calcext:value-type="float">
            <text:p>10.53</text:p>
          </table:table-cell>
        </table:table-row>
        <table:table-row table:style-name="ro1">
          <table:table-cell office:value-type="string" calcext:value-type="string">
            <text:p>Nov 28, 2018</text:p>
          </table:table-cell>
          <table:table-cell office:value-type="float" office:value="3822.47" calcext:value-type="float">
            <text:p>3822.47</text:p>
          </table:table-cell>
          <table:table-cell office:value-type="float" office:value="4385.9" calcext:value-type="float">
            <text:p>4385.9</text:p>
          </table:table-cell>
          <table:table-cell office:value-type="float" office:value="3822.47" calcext:value-type="float">
            <text:p>3822.47</text:p>
          </table:table-cell>
          <table:table-cell office:value-type="float" office:value="4257.42" calcext:value-type="float">
            <text:p>4257.42</text:p>
          </table:table-cell>
          <table:table-cell office:value-type="float" office:value="7280280000" calcext:value-type="float">
            <text:p>7280280000</text:p>
          </table:table-cell>
          <table:table-cell office:value-type="float" office:value="74072560088" calcext:value-type="float">
            <text:p>74072560088</text:p>
          </table:table-cell>
          <table:table-cell table:formula="of:=ROUND(([.B128]-[.B129])/[.B129]*100;2)" office:value-type="float" office:value="1.5" calcext:value-type="float">
            <text:p>1.5</text:p>
          </table:table-cell>
          <table:table-cell table:formula="of:=ROUND(([.B128]-[.B131])/[.B131]*100; 2)" office:value-type="float" office:value="-1.5" calcext:value-type="float">
            <text:p>-1.5</text:p>
          </table:table-cell>
          <table:table-cell table:formula="of:=ROUND(([.B128]-[.B133])/[.B133]*100; 2)" office:value-type="float" office:value="-12.34" calcext:value-type="float">
            <text:p>-12.34</text:p>
          </table:table-cell>
          <table:table-cell table:formula="of:=ROUND(([.B128]-[.B138])/[.B138]*100; 2)" office:value-type="float" office:value="-31.25" calcext:value-type="float">
            <text:p>-31.25</text:p>
          </table:table-cell>
          <table:table-cell table:formula="of:=[.H128]-[.H129]" office:value-type="float" office:value="7.7" calcext:value-type="float">
            <text:p>7.7</text:p>
          </table:table-cell>
          <table:table-cell table:formula="of:=[.I128]-[.I129]" office:value-type="float" office:value="11.88" calcext:value-type="float">
            <text:p>11.88</text:p>
          </table:table-cell>
          <table:table-cell table:formula="of:=[.J128]-[.J12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ov 27, 2018</text:p>
          </table:table-cell>
          <table:table-cell office:value-type="float" office:value="3765.95" calcext:value-type="float">
            <text:p>3765.95</text:p>
          </table:table-cell>
          <table:table-cell office:value-type="float" office:value="3862.96" calcext:value-type="float">
            <text:p>3862.96</text:p>
          </table:table-cell>
          <table:table-cell office:value-type="float" office:value="3661.01" calcext:value-type="float">
            <text:p>3661.01</text:p>
          </table:table-cell>
          <table:table-cell office:value-type="float" office:value="3820.72" calcext:value-type="float">
            <text:p>3820.72</text:p>
          </table:table-cell>
          <table:table-cell office:value-type="float" office:value="5998720000" calcext:value-type="float">
            <text:p>5998720000</text:p>
          </table:table-cell>
          <table:table-cell office:value-type="float" office:value="66468970322" calcext:value-type="float">
            <text:p>66468970322</text:p>
          </table:table-cell>
          <table:table-cell table:formula="of:=ROUND(([.B129]-[.B130])/[.B130]*100;2)" office:value-type="float" office:value="-6.2" calcext:value-type="float">
            <text:p>-6.2</text:p>
          </table:table-cell>
          <table:table-cell table:formula="of:=ROUND(([.B129]-[.B132])/[.B132]*100; 2)" office:value-type="float" office:value="-13.38" calcext:value-type="float">
            <text:p>-13.38</text:p>
          </table:table-cell>
          <table:table-cell table:formula="of:=ROUND(([.B129]-[.B134])/[.B134]*100; 2)" office:value-type="float" office:value="-18.34" calcext:value-type="float">
            <text:p>-18.34</text:p>
          </table:table-cell>
          <table:table-cell table:formula="of:=ROUND(([.B129]-[.B139])/[.B139]*100; 2)" office:value-type="float" office:value="-32.49" calcext:value-type="float">
            <text:p>-32.49</text:p>
          </table:table-cell>
          <table:table-cell table:formula="of:=[.H129]-[.H130]" office:value-type="float" office:value="-9.66" calcext:value-type="float">
            <text:p>-9.66</text:p>
          </table:table-cell>
          <table:table-cell table:formula="of:=[.I129]-[.I130]" office:value-type="float" office:value="-5.45" calcext:value-type="float">
            <text:p>-5.45</text:p>
          </table:table-cell>
          <table:table-cell table:formula="of:=[.J129]-[.J130]" office:value-type="float" office:value="-8.25" calcext:value-type="float">
            <text:p>-8.25</text:p>
          </table:table-cell>
        </table:table-row>
        <table:table-row table:style-name="ro1">
          <table:table-cell office:value-type="string" calcext:value-type="string">
            <text:p>Nov 26, 2018</text:p>
          </table:table-cell>
          <table:table-cell office:value-type="float" office:value="4015.07" calcext:value-type="float">
            <text:p>4015.07</text:p>
          </table:table-cell>
          <table:table-cell office:value-type="float" office:value="4107.14" calcext:value-type="float">
            <text:p>4107.14</text:p>
          </table:table-cell>
          <table:table-cell office:value-type="float" office:value="3643.92" calcext:value-type="float">
            <text:p>3643.92</text:p>
          </table:table-cell>
          <table:table-cell office:value-type="float" office:value="3779.13" calcext:value-type="float">
            <text:p>3779.13</text:p>
          </table:table-cell>
          <table:table-cell office:value-type="float" office:value="6476900000" calcext:value-type="float">
            <text:p>6476900000</text:p>
          </table:table-cell>
          <table:table-cell office:value-type="float" office:value="65739289046" calcext:value-type="float">
            <text:p>65739289046</text:p>
          </table:table-cell>
          <table:table-cell table:formula="of:=ROUND(([.B130]-[.B131])/[.B131]*100;2)" office:value-type="float" office:value="3.46" calcext:value-type="float">
            <text:p>3.46</text:p>
          </table:table-cell>
          <table:table-cell table:formula="of:=ROUND(([.B130]-[.B133])/[.B133]*100; 2)" office:value-type="float" office:value="-7.93" calcext:value-type="float">
            <text:p>-7.93</text:p>
          </table:table-cell>
          <table:table-cell table:formula="of:=ROUND(([.B130]-[.B135])/[.B135]*100; 2)" office:value-type="float" office:value="-10.09" calcext:value-type="float">
            <text:p>-10.09</text:p>
          </table:table-cell>
          <table:table-cell table:formula="of:=ROUND(([.B130]-[.B140])/[.B140]*100; 2)" office:value-type="float" office:value="-28.88" calcext:value-type="float">
            <text:p>-28.88</text:p>
          </table:table-cell>
          <table:table-cell table:formula="of:=[.H130]-[.H131]" office:value-type="float" office:value="14.2" calcext:value-type="float">
            <text:p>14.2</text:p>
          </table:table-cell>
          <table:table-cell table:formula="of:=[.I130]-[.I131]" office:value-type="float" office:value="7.92" calcext:value-type="float">
            <text:p>7.92</text:p>
          </table:table-cell>
          <table:table-cell table:formula="of:=[.J130]-[.J131]" office:value-type="float" office:value="10.12" calcext:value-type="float">
            <text:p>10.12</text:p>
          </table:table-cell>
        </table:table-row>
        <table:table-row table:style-name="ro1">
          <table:table-cell office:value-type="string" calcext:value-type="string">
            <text:p>Nov 25, 2018</text:p>
          </table:table-cell>
          <table:table-cell office:value-type="float" office:value="3880.78" calcext:value-type="float">
            <text:p>3880.78</text:p>
          </table:table-cell>
          <table:table-cell office:value-type="float" office:value="4120.87" calcext:value-type="float">
            <text:p>4120.87</text:p>
          </table:table-cell>
          <table:table-cell office:value-type="float" office:value="3585.06" calcext:value-type="float">
            <text:p>3585.06</text:p>
          </table:table-cell>
          <table:table-cell office:value-type="float" office:value="4009.97" calcext:value-type="float">
            <text:p>4009.97</text:p>
          </table:table-cell>
          <table:table-cell office:value-type="float" office:value="6825640000" calcext:value-type="float">
            <text:p>6825640000</text:p>
          </table:table-cell>
          <table:table-cell office:value-type="float" office:value="69749265801" calcext:value-type="float">
            <text:p>69749265801</text:p>
          </table:table-cell>
          <table:table-cell table:formula="of:=ROUND(([.B131]-[.B132])/[.B132]*100;2)" office:value-type="float" office:value="-10.74" calcext:value-type="float">
            <text:p>-10.74</text:p>
          </table:table-cell>
          <table:table-cell table:formula="of:=ROUND(([.B131]-[.B134])/[.B134]*100; 2)" office:value-type="float" office:value="-15.85" calcext:value-type="float">
            <text:p>-15.85</text:p>
          </table:table-cell>
          <table:table-cell table:formula="of:=ROUND(([.B131]-[.B136])/[.B136]*100; 2)" office:value-type="float" office:value="-20.21" calcext:value-type="float">
            <text:p>-20.21</text:p>
          </table:table-cell>
          <table:table-cell table:formula="of:=ROUND(([.B131]-[.B141])/[.B141]*100; 2)" office:value-type="float" office:value="-32.35" calcext:value-type="float">
            <text:p>-32.35</text:p>
          </table:table-cell>
          <table:table-cell table:formula="of:=[.H131]-[.H132]" office:value-type="float" office:value="-10.44" calcext:value-type="float">
            <text:p>-10.44</text:p>
          </table:table-cell>
          <table:table-cell table:formula="of:=[.I131]-[.I132]" office:value-type="float" office:value="-13.21" calcext:value-type="float">
            <text:p>-13.21</text:p>
          </table:table-cell>
          <table:table-cell table:formula="of:=[.J131]-[.J132]" office:value-type="float" office:value="2.44" calcext:value-type="float">
            <text:p>2.44</text:p>
          </table:table-cell>
        </table:table-row>
        <table:table-row table:style-name="ro1">
          <table:table-cell office:value-type="string" calcext:value-type="string">
            <text:p>Nov 24, 2018</text:p>
          </table:table-cell>
          <table:table-cell office:value-type="float" office:value="4347.69" calcext:value-type="float">
            <text:p>4347.69</text:p>
          </table:table-cell>
          <table:table-cell office:value-type="float" office:value="4413.09" calcext:value-type="float">
            <text:p>4413.09</text:p>
          </table:table-cell>
          <table:table-cell office:value-type="float" office:value="3795.16" calcext:value-type="float">
            <text:p>3795.16</text:p>
          </table:table-cell>
          <table:table-cell office:value-type="float" office:value="3880.76" calcext:value-type="float">
            <text:p>3880.76</text:p>
          </table:table-cell>
          <table:table-cell office:value-type="float" office:value="4679500000" calcext:value-type="float">
            <text:p>4679500000</text:p>
          </table:table-cell>
          <table:table-cell office:value-type="float" office:value="67495633205" calcext:value-type="float">
            <text:p>67495633205</text:p>
          </table:table-cell>
          <table:table-cell table:formula="of:=ROUND(([.B132]-[.B133])/[.B133]*100;2)" office:value-type="float" office:value="-0.3" calcext:value-type="float">
            <text:p>-0.3</text:p>
          </table:table-cell>
          <table:table-cell table:formula="of:=ROUND(([.B132]-[.B135])/[.B135]*100; 2)" office:value-type="float" office:value="-2.64" calcext:value-type="float">
            <text:p>-2.64</text:p>
          </table:table-cell>
          <table:table-cell table:formula="of:=ROUND(([.B132]-[.B137])/[.B137]*100; 2)" office:value-type="float" office:value="-22.65" calcext:value-type="float">
            <text:p>-22.65</text:p>
          </table:table-cell>
          <table:table-cell table:formula="of:=ROUND(([.B132]-[.B142])/[.B142]*100; 2)" office:value-type="float" office:value="-31.55" calcext:value-type="float">
            <text:p>-31.55</text:p>
          </table:table-cell>
          <table:table-cell table:formula="of:=[.H132]-[.H133]" office:value-type="float" office:value="5.14" calcext:value-type="float">
            <text:p>5.14</text:p>
          </table:table-cell>
          <table:table-cell table:formula="of:=[.I132]-[.I133]" office:value-type="float" office:value="7.71" calcext:value-type="float">
            <text:p>7.71</text:p>
          </table:table-cell>
          <table:table-cell table:formula="of:=[.J132]-[.J133]" office:value-type="float" office:value="-1.08" calcext:value-type="float">
            <text:p>-1.08</text:p>
          </table:table-cell>
        </table:table-row>
        <table:table-row table:style-name="ro1">
          <table:table-cell office:value-type="string" calcext:value-type="string">
            <text:p>Nov 23, 2018</text:p>
          </table:table-cell>
          <table:table-cell office:value-type="float" office:value="4360.7" calcext:value-type="float">
            <text:p>4360.7</text:p>
          </table:table-cell>
          <table:table-cell office:value-type="float" office:value="4396.42" calcext:value-type="float">
            <text:p>4396.42</text:p>
          </table:table-cell>
          <table:table-cell office:value-type="float" office:value="4195.68" calcext:value-type="float">
            <text:p>4195.68</text:p>
          </table:table-cell>
          <table:table-cell office:value-type="float" office:value="4347.11" calcext:value-type="float">
            <text:p>4347.11</text:p>
          </table:table-cell>
          <table:table-cell office:value-type="float" office:value="4871490000" calcext:value-type="float">
            <text:p>4871490000</text:p>
          </table:table-cell>
          <table:table-cell office:value-type="float" office:value="75598851166" calcext:value-type="float">
            <text:p>75598851166</text:p>
          </table:table-cell>
          <table:table-cell table:formula="of:=ROUND(([.B133]-[.B134])/[.B134]*100;2)" office:value-type="float" office:value="-5.44" calcext:value-type="float">
            <text:p>-5.44</text:p>
          </table:table-cell>
          <table:table-cell table:formula="of:=ROUND(([.B133]-[.B136])/[.B136]*100; 2)" office:value-type="float" office:value="-10.35" calcext:value-type="float">
            <text:p>-10.35</text:p>
          </table:table-cell>
          <table:table-cell table:formula="of:=ROUND(([.B133]-[.B138])/[.B138]*100; 2)" office:value-type="float" office:value="-21.57" calcext:value-type="float">
            <text:p>-21.57</text:p>
          </table:table-cell>
          <table:table-cell table:formula="of:=ROUND(([.B133]-[.B143])/[.B143]*100; 2)" office:value-type="float" office:value="-31.58" calcext:value-type="float">
            <text:p>-31.58</text:p>
          </table:table-cell>
          <table:table-cell table:formula="of:=[.H133]-[.H134]" office:value-type="float" office:value="-8.71" calcext:value-type="float">
            <text:p>-8.71</text:p>
          </table:table-cell>
          <table:table-cell table:formula="of:=[.I133]-[.I134]" office:value-type="float" office:value="7.6" calcext:value-type="float">
            <text:p>7.6</text:p>
          </table:table-cell>
          <table:table-cell table:formula="of:=[.J133]-[.J134]" office:value-type="float" office:value="-4.24" calcext:value-type="float">
            <text:p>-4.24</text:p>
          </table:table-cell>
        </table:table-row>
        <table:table-row table:style-name="ro1">
          <table:table-cell office:value-type="string" calcext:value-type="string">
            <text:p>Nov 22, 2018</text:p>
          </table:table-cell>
          <table:table-cell office:value-type="float" office:value="4611.57" calcext:value-type="float">
            <text:p>4611.57</text:p>
          </table:table-cell>
          <table:table-cell office:value-type="float" office:value="4629.64" calcext:value-type="float">
            <text:p>4629.64</text:p>
          </table:table-cell>
          <table:table-cell office:value-type="float" office:value="4365.64" calcext:value-type="float">
            <text:p>4365.64</text:p>
          </table:table-cell>
          <table:table-cell office:value-type="float" office:value="4365.94" calcext:value-type="float">
            <text:p>4365.94</text:p>
          </table:table-cell>
          <table:table-cell office:value-type="float" office:value="4569370000" calcext:value-type="float">
            <text:p>4569370000</text:p>
          </table:table-cell>
          <table:table-cell office:value-type="float" office:value="75919439809" calcext:value-type="float">
            <text:p>75919439809</text:p>
          </table:table-cell>
          <table:table-cell table:formula="of:=ROUND(([.B134]-[.B135])/[.B135]*100;2)" office:value-type="float" office:value="3.27" calcext:value-type="float">
            <text:p>3.27</text:p>
          </table:table-cell>
          <table:table-cell table:formula="of:=ROUND(([.B134]-[.B137])/[.B137]*100; 2)" office:value-type="float" office:value="-17.95" calcext:value-type="float">
            <text:p>-17.95</text:p>
          </table:table-cell>
          <table:table-cell table:formula="of:=ROUND(([.B134]-[.B139])/[.B139]*100; 2)" office:value-type="float" office:value="-17.33" calcext:value-type="float">
            <text:p>-17.33</text:p>
          </table:table-cell>
          <table:table-cell table:formula="of:=ROUND(([.B134]-[.B144])/[.B144]*100; 2)" office:value-type="float" office:value="-28.08" calcext:value-type="float">
            <text:p>-28.08</text:p>
          </table:table-cell>
          <table:table-cell table:formula="of:=[.H134]-[.H135]" office:value-type="float" office:value="11.46" calcext:value-type="float">
            <text:p>11.46</text:p>
          </table:table-cell>
          <table:table-cell table:formula="of:=[.I134]-[.I135]" office:value-type="float" office:value="1.73" calcext:value-type="float">
            <text:p>1.73</text:p>
          </table:table-cell>
          <table:table-cell table:formula="of:=[.J134]-[.J135]" office:value-type="float" office:value="3.57" calcext:value-type="float">
            <text:p>3.57</text:p>
          </table:table-cell>
        </table:table-row>
        <table:table-row table:style-name="ro1">
          <table:table-cell office:value-type="string" calcext:value-type="string">
            <text:p>Nov 21, 2018</text:p>
          </table:table-cell>
          <table:table-cell office:value-type="float" office:value="4465.54" calcext:value-type="float">
            <text:p>4465.54</text:p>
          </table:table-cell>
          <table:table-cell office:value-type="float" office:value="4675.73" calcext:value-type="float">
            <text:p>4675.73</text:p>
          </table:table-cell>
          <table:table-cell office:value-type="float" office:value="4343.98" calcext:value-type="float">
            <text:p>4343.98</text:p>
          </table:table-cell>
          <table:table-cell office:value-type="float" office:value="4602.17" calcext:value-type="float">
            <text:p>4602.17</text:p>
          </table:table-cell>
          <table:table-cell office:value-type="float" office:value="6120120000" calcext:value-type="float">
            <text:p>6120120000</text:p>
          </table:table-cell>
          <table:table-cell office:value-type="float" office:value="80020171047" calcext:value-type="float">
            <text:p>80020171047</text:p>
          </table:table-cell>
          <table:table-cell table:formula="of:=ROUND(([.B135]-[.B136])/[.B136]*100;2)" office:value-type="float" office:value="-8.19" calcext:value-type="float">
            <text:p>-8.19</text:p>
          </table:table-cell>
          <table:table-cell table:formula="of:=ROUND(([.B135]-[.B138])/[.B138]*100; 2)" office:value-type="float" office:value="-19.68" calcext:value-type="float">
            <text:p>-19.68</text:p>
          </table:table-cell>
          <table:table-cell table:formula="of:=ROUND(([.B135]-[.B140])/[.B140]*100; 2)" office:value-type="float" office:value="-20.9" calcext:value-type="float">
            <text:p>-20.9</text:p>
          </table:table-cell>
          <table:table-cell table:formula="of:=ROUND(([.B135]-[.B145])/[.B145]*100; 2)" office:value-type="float" office:value="-30.37" calcext:value-type="float">
            <text:p>-30.37</text:p>
          </table:table-cell>
          <table:table-cell table:formula="of:=[.H135]-[.H136]" office:value-type="float" office:value="5.28" calcext:value-type="float">
            <text:p>5.28</text:p>
          </table:table-cell>
          <table:table-cell table:formula="of:=[.I135]-[.I136]" office:value-type="float" office:value="-6.87" calcext:value-type="float">
            <text:p>-6.87</text:p>
          </table:table-cell>
          <table:table-cell table:formula="of:=[.J135]-[.J136]" office:value-type="float" office:value="-5.69" calcext:value-type="float">
            <text:p>-5.69</text:p>
          </table:table-cell>
        </table:table-row>
        <table:table-row table:style-name="ro1">
          <table:table-cell office:value-type="string" calcext:value-type="string">
            <text:p>Nov 20, 2018</text:p>
          </table:table-cell>
          <table:table-cell office:value-type="float" office:value="4863.93" calcext:value-type="float">
            <text:p>4863.93</text:p>
          </table:table-cell>
          <table:table-cell office:value-type="float" office:value="4951.61" calcext:value-type="float">
            <text:p>4951.61</text:p>
          </table:table-cell>
          <table:table-cell office:value-type="float" office:value="4272.11" calcext:value-type="float">
            <text:p>4272.11</text:p>
          </table:table-cell>
          <table:table-cell office:value-type="float" office:value="4451.87" calcext:value-type="float">
            <text:p>4451.87</text:p>
          </table:table-cell>
          <table:table-cell office:value-type="float" office:value="8428290000" calcext:value-type="float">
            <text:p>8428290000</text:p>
          </table:table-cell>
          <table:table-cell office:value-type="float" office:value="77401044320" calcext:value-type="float">
            <text:p>77401044320</text:p>
          </table:table-cell>
          <table:table-cell table:formula="of:=ROUND(([.B136]-[.B137])/[.B137]*100;2)" office:value-type="float" office:value="-13.47" calcext:value-type="float">
            <text:p>-13.47</text:p>
          </table:table-cell>
          <table:table-cell table:formula="of:=ROUND(([.B136]-[.B139])/[.B139]*100; 2)" office:value-type="float" office:value="-12.81" calcext:value-type="float">
            <text:p>-12.81</text:p>
          </table:table-cell>
          <table:table-cell table:formula="of:=ROUND(([.B136]-[.B141])/[.B141]*100; 2)" office:value-type="float" office:value="-15.21" calcext:value-type="float">
            <text:p>-15.21</text:p>
          </table:table-cell>
          <table:table-cell table:formula="of:=ROUND(([.B136]-[.B146])/[.B146]*100; 2)" office:value-type="float" office:value="-23.84" calcext:value-type="float">
            <text:p>-23.84</text:p>
          </table:table-cell>
          <table:table-cell table:formula="of:=[.H136]-[.H137]" office:value-type="float" office:value="-14.57" calcext:value-type="float">
            <text:p>-14.57</text:p>
          </table:table-cell>
          <table:table-cell table:formula="of:=[.I136]-[.I137]" office:value-type="float" office:value="-12.38" calcext:value-type="float">
            <text:p>-12.38</text:p>
          </table:table-cell>
          <table:table-cell table:formula="of:=[.J136]-[.J137]" office:value-type="float" office:value="-3.71" calcext:value-type="float">
            <text:p>-3.71</text:p>
          </table:table-cell>
        </table:table-row>
        <table:table-row table:style-name="ro1">
          <table:table-cell office:value-type="string" calcext:value-type="string">
            <text:p>Nov 19, 2018</text:p>
          </table:table-cell>
          <table:table-cell table:number-columns-repeated="2" office:value-type="float" office:value="5620.78" calcext:value-type="float">
            <text:p>5620.78</text:p>
          </table:table-cell>
          <table:table-cell office:value-type="float" office:value="4842.91" calcext:value-type="float">
            <text:p>4842.91</text:p>
          </table:table-cell>
          <table:table-cell office:value-type="float" office:value="4871.49" calcext:value-type="float">
            <text:p>4871.49</text:p>
          </table:table-cell>
          <table:table-cell office:value-type="float" office:value="7039560000" calcext:value-type="float">
            <text:p>7039560000</text:p>
          </table:table-cell>
          <table:table-cell office:value-type="float" office:value="84688539692" calcext:value-type="float">
            <text:p>84688539692</text:p>
          </table:table-cell>
          <table:table-cell table:formula="of:=ROUND(([.B137]-[.B138])/[.B138]*100;2)" office:value-type="float" office:value="1.1" calcext:value-type="float">
            <text:p>1.1</text:p>
          </table:table-cell>
          <table:table-cell table:formula="of:=ROUND(([.B137]-[.B140])/[.B140]*100; 2)" office:value-type="float" office:value="-0.43" calcext:value-type="float">
            <text:p>-0.43</text:p>
          </table:table-cell>
          <table:table-cell table:formula="of:=ROUND(([.B137]-[.B142])/[.B142]*100; 2)" office:value-type="float" office:value="-11.5" calcext:value-type="float">
            <text:p>-11.5</text:p>
          </table:table-cell>
          <table:table-cell table:formula="of:=ROUND(([.B137]-[.B147])/[.B147]*100; 2)" office:value-type="float" office:value="-12.76" calcext:value-type="float">
            <text:p>-12.76</text:p>
          </table:table-cell>
          <table:table-cell table:formula="of:=[.H137]-[.H138]" office:value-type="float" office:value="1.44" calcext:value-type="float">
            <text:p>1.44</text:p>
          </table:table-cell>
          <table:table-cell table:formula="of:=[.I137]-[.I138]" office:value-type="float" office:value="2.65" calcext:value-type="float">
            <text:p>2.65</text:p>
          </table:table-cell>
          <table:table-cell table:formula="of:=[.J137]-[.J138]" office:value-type="float" office:value="1.26" calcext:value-type="float">
            <text:p>1.26</text:p>
          </table:table-cell>
        </table:table-row>
        <table:table-row table:style-name="ro1">
          <table:table-cell office:value-type="string" calcext:value-type="string">
            <text:p>Nov 18, 2018</text:p>
          </table:table-cell>
          <table:table-cell office:value-type="float" office:value="5559.74" calcext:value-type="float">
            <text:p>5559.74</text:p>
          </table:table-cell>
          <table:table-cell office:value-type="float" office:value="5653.61" calcext:value-type="float">
            <text:p>5653.61</text:p>
          </table:table-cell>
          <table:table-cell office:value-type="float" office:value="5559.74" calcext:value-type="float">
            <text:p>5559.74</text:p>
          </table:table-cell>
          <table:table-cell office:value-type="float" office:value="5623.54" calcext:value-type="float">
            <text:p>5623.54</text:p>
          </table:table-cell>
          <table:table-cell office:value-type="float" office:value="4159680000" calcext:value-type="float">
            <text:p>4159680000</text:p>
          </table:table-cell>
          <table:table-cell office:value-type="float" office:value="97753714643" calcext:value-type="float">
            <text:p>97753714643</text:p>
          </table:table-cell>
          <table:table-cell table:formula="of:=ROUND(([.B138]-[.B139])/[.B139]*100;2)" office:value-type="float" office:value="-0.34" calcext:value-type="float">
            <text:p>-0.34</text:p>
          </table:table-cell>
          <table:table-cell table:formula="of:=ROUND(([.B138]-[.B141])/[.B141]*100; 2)" office:value-type="float" office:value="-3.08" calcext:value-type="float">
            <text:p>-3.08</text:p>
          </table:table-cell>
          <table:table-cell table:formula="of:=ROUND(([.B138]-[.B143])/[.B143]*100; 2)" office:value-type="float" office:value="-12.76" calcext:value-type="float">
            <text:p>-12.76</text:p>
          </table:table-cell>
          <table:table-cell table:formula="of:=ROUND(([.B138]-[.B148])/[.B148]*100; 2)" office:value-type="float" office:value="-14.76" calcext:value-type="float">
            <text:p>-14.76</text:p>
          </table:table-cell>
          <table:table-cell table:formula="of:=[.H138]-[.H139]" office:value-type="float" office:value="0.84" calcext:value-type="float">
            <text:p>0.84</text:p>
          </table:table-cell>
          <table:table-cell table:formula="of:=[.I138]-[.I139]" office:value-type="float" office:value="9.09" calcext:value-type="float">
            <text:p>9.09</text:p>
          </table:table-cell>
          <table:table-cell table:formula="of:=[.J138]-[.J139]"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Nov 17, 2018</text:p>
          </table:table-cell>
          <table:table-cell table:number-columns-repeated="2" office:value-type="float" office:value="5578.58" calcext:value-type="float">
            <text:p>5578.58</text:p>
          </table:table-cell>
          <table:table-cell office:value-type="float" office:value="5519.56" calcext:value-type="float">
            <text:p>5519.56</text:p>
          </table:table-cell>
          <table:table-cell office:value-type="float" office:value="5554.33" calcext:value-type="float">
            <text:p>5554.33</text:p>
          </table:table-cell>
          <table:table-cell office:value-type="float" office:value="4303150000" calcext:value-type="float">
            <text:p>4303150000</text:p>
          </table:table-cell>
          <table:table-cell office:value-type="float" office:value="96542098114" calcext:value-type="float">
            <text:p>96542098114</text:p>
          </table:table-cell>
          <table:table-cell table:formula="of:=ROUND(([.B139]-[.B140])/[.B140]*100;2)" office:value-type="float" office:value="-1.18" calcext:value-type="float">
            <text:p>-1.18</text:p>
          </table:table-cell>
          <table:table-cell table:formula="of:=ROUND(([.B139]-[.B142])/[.B142]*100; 2)" office:value-type="float" office:value="-12.17" calcext:value-type="float">
            <text:p>-12.17</text:p>
          </table:table-cell>
          <table:table-cell table:formula="of:=ROUND(([.B139]-[.B144])/[.B144]*100; 2)" office:value-type="float" office:value="-12.99" calcext:value-type="float">
            <text:p>-12.99</text:p>
          </table:table-cell>
          <table:table-cell table:formula="of:=ROUND(([.B139]-[.B149])/[.B149]*100; 2)" office:value-type="float" office:value="-13.76" calcext:value-type="float">
            <text:p>-13.76</text:p>
          </table:table-cell>
          <table:table-cell table:formula="of:=[.H139]-[.H140]" office:value-type="float" office:value="0.4" calcext:value-type="float">
            <text:p>0.4</text:p>
          </table:table-cell>
          <table:table-cell table:formula="of:=[.I139]-[.I140]" office:value-type="float" office:value="-0.75" calcext:value-type="float">
            <text:p>-0.75</text:p>
          </table:table-cell>
          <table:table-cell table:formula="of:=[.J139]-[.J140]" office:value-type="float" office:value="-1.01" calcext:value-type="float">
            <text:p>-1.01</text:p>
          </table:table-cell>
        </table:table-row>
        <table:table-row table:style-name="ro1">
          <table:table-cell office:value-type="string" calcext:value-type="string">
            <text:p>Nov 16, 2018</text:p>
          </table:table-cell>
          <table:table-cell office:value-type="float" office:value="5645.32" calcext:value-type="float">
            <text:p>5645.32</text:p>
          </table:table-cell>
          <table:table-cell office:value-type="float" office:value="5657.02" calcext:value-type="float">
            <text:p>5657.02</text:p>
          </table:table-cell>
          <table:table-cell office:value-type="float" office:value="5498.94" calcext:value-type="float">
            <text:p>5498.94</text:p>
          </table:table-cell>
          <table:table-cell office:value-type="float" office:value="5575.55" calcext:value-type="float">
            <text:p>5575.55</text:p>
          </table:table-cell>
          <table:table-cell office:value-type="float" office:value="5279320000" calcext:value-type="float">
            <text:p>5279320000</text:p>
          </table:table-cell>
          <table:table-cell office:value-type="float" office:value="96900828780" calcext:value-type="float">
            <text:p>96900828780</text:p>
          </table:table-cell>
          <table:table-cell table:formula="of:=ROUND(([.B140]-[.B141])/[.B141]*100;2)" office:value-type="float" office:value="-1.58" calcext:value-type="float">
            <text:p>-1.58</text:p>
          </table:table-cell>
          <table:table-cell table:formula="of:=ROUND(([.B140]-[.B143])/[.B143]*100; 2)" office:value-type="float" office:value="-11.42" calcext:value-type="float">
            <text:p>-11.42</text:p>
          </table:table-cell>
          <table:table-cell table:formula="of:=ROUND(([.B140]-[.B145])/[.B145]*100; 2)" office:value-type="float" office:value="-11.98" calcext:value-type="float">
            <text:p>-11.98</text:p>
          </table:table-cell>
          <table:table-cell table:formula="of:=ROUND(([.B140]-[.B150])/[.B150]*100; 2)" office:value-type="float" office:value="-12.25" calcext:value-type="float">
            <text:p>-12.25</text:p>
          </table:table-cell>
          <table:table-cell table:formula="of:=[.H140]-[.H141]" office:value-type="float" office:value="8.1" calcext:value-type="float">
            <text:p>8.1</text:p>
          </table:table-cell>
          <table:table-cell table:formula="of:=[.I140]-[.I141]" office:value-type="float" office:value="-0.880000000000001" calcext:value-type="float">
            <text:p>-0.880000000000001</text:p>
          </table:table-cell>
          <table:table-cell table:formula="of:=[.J140]-[.J141]" office:value-type="float" office:value="-1.8" calcext:value-type="float">
            <text:p>-1.8</text:p>
          </table:table-cell>
        </table:table-row>
        <table:table-row table:style-name="ro1">
          <table:table-cell office:value-type="string" calcext:value-type="string">
            <text:p>Nov 15, 2018</text:p>
          </table:table-cell>
          <table:table-cell office:value-type="float" office:value="5736.15" calcext:value-type="float">
            <text:p>5736.15</text:p>
          </table:table-cell>
          <table:table-cell office:value-type="float" office:value="5774.82" calcext:value-type="float">
            <text:p>5774.82</text:p>
          </table:table-cell>
          <table:table-cell office:value-type="float" office:value="5358.38" calcext:value-type="float">
            <text:p>5358.38</text:p>
          </table:table-cell>
          <table:table-cell office:value-type="float" office:value="5648.03" calcext:value-type="float">
            <text:p>5648.03</text:p>
          </table:table-cell>
          <table:table-cell office:value-type="float" office:value="7032140000" calcext:value-type="float">
            <text:p>7032140000</text:p>
          </table:table-cell>
          <table:table-cell office:value-type="float" office:value="98151606541" calcext:value-type="float">
            <text:p>98151606541</text:p>
          </table:table-cell>
          <table:table-cell table:formula="of:=ROUND(([.B141]-[.B142])/[.B142]*100;2)" office:value-type="float" office:value="-9.68" calcext:value-type="float">
            <text:p>-9.68</text:p>
          </table:table-cell>
          <table:table-cell table:formula="of:=ROUND(([.B141]-[.B144])/[.B144]*100; 2)" office:value-type="float" office:value="-10.54" calcext:value-type="float">
            <text:p>-10.54</text:p>
          </table:table-cell>
          <table:table-cell table:formula="of:=ROUND(([.B141]-[.B146])/[.B146]*100; 2)" office:value-type="float" office:value="-10.18" calcext:value-type="float">
            <text:p>-10.18</text:p>
          </table:table-cell>
          <table:table-cell table:formula="of:=ROUND(([.B141]-[.B151])/[.B151]*100; 2)" office:value-type="float" office:value="-9.86" calcext:value-type="float">
            <text:p>-9.86</text:p>
          </table:table-cell>
          <table:table-cell table:formula="of:=[.H141]-[.H142]" office:value-type="float" office:value="-9.34" calcext:value-type="float">
            <text:p>-9.34</text:p>
          </table:table-cell>
          <table:table-cell table:formula="of:=[.I141]-[.I142]" office:value-type="float" office:value="-9.57" calcext:value-type="float">
            <text:p>-9.57</text:p>
          </table:table-cell>
          <table:table-cell table:formula="of:=[.J141]-[.J142]" office:value-type="float" office:value="-8.76" calcext:value-type="float">
            <text:p>-8.76</text:p>
          </table:table-cell>
        </table:table-row>
        <table:table-row table:style-name="ro1">
          <table:table-cell office:value-type="string" calcext:value-type="string">
            <text:p>Nov 14, 2018</text:p>
          </table:table-cell>
          <table:table-cell office:value-type="float" office:value="6351.24" calcext:value-type="float">
            <text:p>6351.24</text:p>
          </table:table-cell>
          <table:table-cell office:value-type="float" office:value="6371.55" calcext:value-type="float">
            <text:p>6371.55</text:p>
          </table:table-cell>
          <table:table-cell office:value-type="float" office:value="5544.09" calcext:value-type="float">
            <text:p>5544.09</text:p>
          </table:table-cell>
          <table:table-cell office:value-type="float" office:value="5738.35" calcext:value-type="float">
            <text:p>5738.35</text:p>
          </table:table-cell>
          <table:table-cell office:value-type="float" office:value="7398940000" calcext:value-type="float">
            <text:p>7398940000</text:p>
          </table:table-cell>
          <table:table-cell office:value-type="float" office:value="99712077259" calcext:value-type="float">
            <text:p>99712077259</text:p>
          </table:table-cell>
          <table:table-cell table:formula="of:=ROUND(([.B142]-[.B143])/[.B143]*100;2)" office:value-type="float" office:value="-0.34" calcext:value-type="float">
            <text:p>-0.34</text:p>
          </table:table-cell>
          <table:table-cell table:formula="of:=ROUND(([.B142]-[.B145])/[.B145]*100; 2)" office:value-type="float" office:value="-0.97" calcext:value-type="float">
            <text:p>-0.97</text:p>
          </table:table-cell>
          <table:table-cell table:formula="of:=ROUND(([.B142]-[.B147])/[.B147]*100; 2)" office:value-type="float" office:value="-1.42" calcext:value-type="float">
            <text:p>-1.42</text:p>
          </table:table-cell>
          <table:table-cell table:formula="of:=ROUND(([.B142]-[.B152])/[.B152]*100; 2)" office:value-type="float" office:value="-0.22" calcext:value-type="float">
            <text:p>-0.22</text:p>
          </table:table-cell>
          <table:table-cell table:formula="of:=[.H142]-[.H143]" office:value-type="float" office:value="0.26" calcext:value-type="float">
            <text:p>0.26</text:p>
          </table:table-cell>
          <table:table-cell table:formula="of:=[.I142]-[.I143]" office:value-type="float" office:value="-0.77" calcext:value-type="float">
            <text:p>-0.77</text:p>
          </table:table-cell>
          <table:table-cell table:formula="of:=[.J142]-[.J143]"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Nov 13, 2018</text:p>
          </table:table-cell>
          <table:table-cell office:value-type="float" office:value="6373.19" calcext:value-type="float">
            <text:p>6373.19</text:p>
          </table:table-cell>
          <table:table-cell office:value-type="float" office:value="6395.27" calcext:value-type="float">
            <text:p>6395.27</text:p>
          </table:table-cell>
          <table:table-cell office:value-type="float" office:value="6342.67" calcext:value-type="float">
            <text:p>6342.67</text:p>
          </table:table-cell>
          <table:table-cell office:value-type="float" office:value="6359.49" calcext:value-type="float">
            <text:p>6359.49</text:p>
          </table:table-cell>
          <table:table-cell office:value-type="float" office:value="4503800000" calcext:value-type="float">
            <text:p>4503800000</text:p>
          </table:table-cell>
          <table:table-cell office:value-type="float" office:value="110494466204" calcext:value-type="float">
            <text:p>110494466204</text:p>
          </table:table-cell>
          <table:table-cell table:formula="of:=ROUND(([.B143]-[.B144])/[.B144]*100;2)" office:value-type="float" office:value="-0.6" calcext:value-type="float">
            <text:p>-0.6</text:p>
          </table:table-cell>
          <table:table-cell table:formula="of:=ROUND(([.B143]-[.B146])/[.B146]*100; 2)" office:value-type="float" office:value="-0.2" calcext:value-type="float">
            <text:p>-0.2</text:p>
          </table:table-cell>
          <table:table-cell table:formula="of:=ROUND(([.B143]-[.B148])/[.B148]*100; 2)" office:value-type="float" office:value="-2.29" calcext:value-type="float">
            <text:p>-2.29</text:p>
          </table:table-cell>
          <table:table-cell table:formula="of:=ROUND(([.B143]-[.B153])/[.B153]*100; 2)" office:value-type="float" office:value="-0.22" calcext:value-type="float">
            <text:p>-0.22</text:p>
          </table:table-cell>
          <table:table-cell table:formula="of:=[.H143]-[.H144]" office:value-type="float" office:value="-0.57" calcext:value-type="float">
            <text:p>-0.57</text:p>
          </table:table-cell>
          <table:table-cell table:formula="of:=[.I143]-[.I144]" office:value-type="float" office:value="0.28" calcext:value-type="float">
            <text:p>0.28</text:p>
          </table:table-cell>
          <table:table-cell table:formula="of:=[.J143]-[.J144]" office:value-type="float" office:value="-1.41" calcext:value-type="float">
            <text:p>-1.41</text:p>
          </table:table-cell>
        </table:table-row>
        <table:table-row table:style-name="ro1">
          <table:table-cell office:value-type="string" calcext:value-type="string">
            <text:p>Nov 12, 2018</text:p>
          </table:table-cell>
          <table:table-cell office:value-type="float" office:value="6411.76" calcext:value-type="float">
            <text:p>6411.76</text:p>
          </table:table-cell>
          <table:table-cell office:value-type="float" office:value="6434.21" calcext:value-type="float">
            <text:p>6434.21</text:p>
          </table:table-cell>
          <table:table-cell office:value-type="float" office:value="6360.47" calcext:value-type="float">
            <text:p>6360.47</text:p>
          </table:table-cell>
          <table:table-cell office:value-type="float" office:value="6371.27" calcext:value-type="float">
            <text:p>6371.27</text:p>
          </table:table-cell>
          <table:table-cell office:value-type="float" office:value="4295770000" calcext:value-type="float">
            <text:p>4295770000</text:p>
          </table:table-cell>
          <table:table-cell office:value-type="float" office:value="110689666528" calcext:value-type="float">
            <text:p>110689666528</text:p>
          </table:table-cell>
          <table:table-cell table:formula="of:=ROUND(([.B144]-[.B145])/[.B145]*100;2)" office:value-type="float" office:value="-0.03" calcext:value-type="float">
            <text:p>-0.03</text:p>
          </table:table-cell>
          <table:table-cell table:formula="of:=ROUND(([.B144]-[.B147])/[.B147]*100; 2)" office:value-type="float" office:value="-0.48" calcext:value-type="float">
            <text:p>-0.48</text:p>
          </table:table-cell>
          <table:table-cell table:formula="of:=ROUND(([.B144]-[.B149])/[.B149]*100; 2)" office:value-type="float" office:value="-0.88" calcext:value-type="float">
            <text:p>-0.88</text:p>
          </table:table-cell>
          <table:table-cell table:formula="of:=ROUND(([.B144]-[.B154])/[.B154]*100; 2)" office:value-type="float" office:value="0.51" calcext:value-type="float">
            <text:p>0.51</text:p>
          </table:table-cell>
          <table:table-cell table:formula="of:=[.H144]-[.H145]" office:value-type="float" office:value="-0.46" calcext:value-type="float">
            <text:p>-0.46</text:p>
          </table:table-cell>
          <table:table-cell table:formula="of:=[.I144]-[.I145]" office:value-type="float" office:value="1.19" calcext:value-type="float">
            <text:p>1.19</text:p>
          </table:table-cell>
          <table:table-cell table:formula="of:=[.J144]-[.J145]" office:value-type="float" office:value="-0.57" calcext:value-type="float">
            <text:p>-0.57</text:p>
          </table:table-cell>
        </table:table-row>
        <table:table-row table:style-name="ro1">
          <table:table-cell office:value-type="string" calcext:value-type="string">
            <text:p>Nov 11, 2018</text:p>
          </table:table-cell>
          <table:table-cell office:value-type="float" office:value="6413.63" calcext:value-type="float">
            <text:p>6413.63</text:p>
          </table:table-cell>
          <table:table-cell office:value-type="float" office:value="6423.25" calcext:value-type="float">
            <text:p>6423.25</text:p>
          </table:table-cell>
          <table:table-cell office:value-type="float" office:value="6350.17" calcext:value-type="float">
            <text:p>6350.17</text:p>
          </table:table-cell>
          <table:table-cell office:value-type="float" office:value="6411.27" calcext:value-type="float">
            <text:p>6411.27</text:p>
          </table:table-cell>
          <table:table-cell office:value-type="float" office:value="3939060000" calcext:value-type="float">
            <text:p>3939060000</text:p>
          </table:table-cell>
          <table:table-cell office:value-type="float" office:value="111373453740" calcext:value-type="float">
            <text:p>111373453740</text:p>
          </table:table-cell>
          <table:table-cell table:formula="of:=ROUND(([.B145]-[.B146])/[.B146]*100;2)" office:value-type="float" office:value="0.43" calcext:value-type="float">
            <text:p>0.43</text:p>
          </table:table-cell>
          <table:table-cell table:formula="of:=ROUND(([.B145]-[.B148])/[.B148]*100; 2)" office:value-type="float" office:value="-1.67" calcext:value-type="float">
            <text:p>-1.67</text:p>
          </table:table-cell>
          <table:table-cell table:formula="of:=ROUND(([.B145]-[.B150])/[.B150]*100; 2)" office:value-type="float" office:value="-0.31" calcext:value-type="float">
            <text:p>-0.31</text:p>
          </table:table-cell>
          <table:table-cell table:formula="of:=ROUND(([.B145]-[.B155])/[.B155]*100; 2)" office:value-type="float" office:value="1.51" calcext:value-type="float">
            <text:p>1.51</text:p>
          </table:table-cell>
          <table:table-cell table:formula="of:=[.H145]-[.H146]" office:value-type="float" office:value="1.31" calcext:value-type="float">
            <text:p>1.31</text:p>
          </table:table-cell>
          <table:table-cell table:formula="of:=[.I145]-[.I146]" office:value-type="float" office:value="-0.4" calcext:value-type="float">
            <text:p>-0.4</text:p>
          </table:table-cell>
          <table:table-cell table:formula="of:=[.J145]-[.J146]" office:value-type="float" office:value="-0.66" calcext:value-type="float">
            <text:p>-0.66</text:p>
          </table:table-cell>
        </table:table-row>
        <table:table-row table:style-name="ro1">
          <table:table-cell office:value-type="string" calcext:value-type="string">
            <text:p>Nov 10, 2018</text:p>
          </table:table-cell>
          <table:table-cell office:value-type="float" office:value="6386.13" calcext:value-type="float">
            <text:p>6386.13</text:p>
          </table:table-cell>
          <table:table-cell office:value-type="float" office:value="6437.28" calcext:value-type="float">
            <text:p>6437.28</text:p>
          </table:table-cell>
          <table:table-cell office:value-type="float" office:value="6385.31" calcext:value-type="float">
            <text:p>6385.31</text:p>
          </table:table-cell>
          <table:table-cell office:value-type="float" office:value="6409.22" calcext:value-type="float">
            <text:p>6409.22</text:p>
          </table:table-cell>
          <table:table-cell office:value-type="float" office:value="3705320000" calcext:value-type="float">
            <text:p>3705320000</text:p>
          </table:table-cell>
          <table:table-cell office:value-type="float" office:value="111326145314" calcext:value-type="float">
            <text:p>111326145314</text:p>
          </table:table-cell>
          <table:table-cell table:formula="of:=ROUND(([.B146]-[.B147])/[.B147]*100;2)" office:value-type="float" office:value="-0.88" calcext:value-type="float">
            <text:p>-0.88</text:p>
          </table:table-cell>
          <table:table-cell table:formula="of:=ROUND(([.B146]-[.B149])/[.B149]*100; 2)" office:value-type="float" office:value="-1.27" calcext:value-type="float">
            <text:p>-1.27</text:p>
          </table:table-cell>
          <table:table-cell table:formula="of:=ROUND(([.B146]-[.B151])/[.B151]*100; 2)" office:value-type="float" office:value="0.35" calcext:value-type="float">
            <text:p>0.35</text:p>
          </table:table-cell>
          <table:table-cell table:formula="of:=ROUND(([.B146]-[.B156])/[.B156]*100; 2)" office:value-type="float" office:value="0.78" calcext:value-type="float">
            <text:p>0.78</text:p>
          </table:table-cell>
          <table:table-cell table:formula="of:=[.H146]-[.H147]" office:value-type="float" office:value="0.34" calcext:value-type="float">
            <text:p>0.34</text:p>
          </table:table-cell>
          <table:table-cell table:formula="of:=[.I146]-[.I147]" office:value-type="float" office:value="-1.41" calcext:value-type="float">
            <text:p>-1.41</text:p>
          </table:table-cell>
          <table:table-cell table:formula="of:=[.J146]-[.J147]" office:value-type="float" office:value="-0.86" calcext:value-type="float">
            <text:p>-0.86</text:p>
          </table:table-cell>
        </table:table-row>
        <table:table-row table:style-name="ro1">
          <table:table-cell office:value-type="string" calcext:value-type="string">
            <text:p>Nov 09, 2018</text:p>
          </table:table-cell>
          <table:table-cell office:value-type="float" office:value="6442.6" calcext:value-type="float">
            <text:p>6442.6</text:p>
          </table:table-cell>
          <table:table-cell office:value-type="float" office:value="6456.46" calcext:value-type="float">
            <text:p>6456.46</text:p>
          </table:table-cell>
          <table:table-cell office:value-type="float" office:value="6373.37" calcext:value-type="float">
            <text:p>6373.37</text:p>
          </table:table-cell>
          <table:table-cell office:value-type="float" office:value="6385.62" calcext:value-type="float">
            <text:p>6385.62</text:p>
          </table:table-cell>
          <table:table-cell office:value-type="float" office:value="4346820000" calcext:value-type="float">
            <text:p>4346820000</text:p>
          </table:table-cell>
          <table:table-cell office:value-type="float" office:value="110905767441" calcext:value-type="float">
            <text:p>110905767441</text:p>
          </table:table-cell>
          <table:table-cell table:formula="of:=ROUND(([.B147]-[.B148])/[.B148]*100;2)" office:value-type="float" office:value="-1.22" calcext:value-type="float">
            <text:p>-1.22</text:p>
          </table:table-cell>
          <table:table-cell table:formula="of:=ROUND(([.B147]-[.B150])/[.B150]*100; 2)" office:value-type="float" office:value="0.14" calcext:value-type="float">
            <text:p>0.14</text:p>
          </table:table-cell>
          <table:table-cell table:formula="of:=ROUND(([.B147]-[.B152])/[.B152]*100; 2)" office:value-type="float" office:value="1.21" calcext:value-type="float">
            <text:p>1.21</text:p>
          </table:table-cell>
          <table:table-cell table:formula="of:=ROUND(([.B147]-[.B157])/[.B157]*100; 2)" office:value-type="float" office:value="1.67" calcext:value-type="float">
            <text:p>1.67</text:p>
          </table:table-cell>
          <table:table-cell table:formula="of:=[.H147]-[.H148]" office:value-type="float" office:value="-2.05" calcext:value-type="float">
            <text:p>-2.05</text:p>
          </table:table-cell>
          <table:table-cell table:formula="of:=[.I147]-[.I148]" office:value-type="float" office:value="-2.35" calcext:value-type="float">
            <text:p>-2.35</text:p>
          </table:table-cell>
          <table:table-cell table:formula="of:=[.J147]-[.J148]" office:value-type="float" office:value="-0.9" calcext:value-type="float">
            <text:p>-0.9</text:p>
          </table:table-cell>
        </table:table-row>
        <table:table-row table:style-name="ro1">
          <table:table-cell office:value-type="string" calcext:value-type="string">
            <text:p>Nov 08, 2018</text:p>
          </table:table-cell>
          <table:table-cell office:value-type="float" office:value="6522.27" calcext:value-type="float">
            <text:p>6522.27</text:p>
          </table:table-cell>
          <table:table-cell office:value-type="float" office:value="6536.92" calcext:value-type="float">
            <text:p>6536.92</text:p>
          </table:table-cell>
          <table:table-cell office:value-type="float" office:value="6438.53" calcext:value-type="float">
            <text:p>6438.53</text:p>
          </table:table-cell>
          <table:table-cell office:value-type="float" office:value="6453.72" calcext:value-type="float">
            <text:p>6453.72</text:p>
          </table:table-cell>
          <table:table-cell office:value-type="float" office:value="4665260000" calcext:value-type="float">
            <text:p>4665260000</text:p>
          </table:table-cell>
          <table:table-cell office:value-type="float" office:value="112078367037" calcext:value-type="float">
            <text:p>112078367037</text:p>
          </table:table-cell>
          <table:table-cell table:formula="of:=ROUND(([.B148]-[.B149])/[.B149]*100;2)" office:value-type="float" office:value="0.83" calcext:value-type="float">
            <text:p>0.83</text:p>
          </table:table-cell>
          <table:table-cell table:formula="of:=ROUND(([.B148]-[.B151])/[.B151]*100; 2)" office:value-type="float" office:value="2.49" calcext:value-type="float">
            <text:p>2.49</text:p>
          </table:table-cell>
          <table:table-cell table:formula="of:=ROUND(([.B148]-[.B153])/[.B153]*100; 2)" office:value-type="float" office:value="2.11" calcext:value-type="float">
            <text:p>2.11</text:p>
          </table:table-cell>
          <table:table-cell table:formula="of:=ROUND(([.B148]-[.B158])/[.B158]*100; 2)" office:value-type="float" office:value="0.46" calcext:value-type="float">
            <text:p>0.46</text:p>
          </table:table-cell>
          <table:table-cell table:formula="of:=[.H148]-[.H149]" office:value-type="float" office:value="0.28" calcext:value-type="float">
            <text:p>0.28</text:p>
          </table:table-cell>
          <table:table-cell table:formula="of:=[.I148]-[.I149]" office:value-type="float" office:value="0.87" calcext:value-type="float">
            <text:p>0.87</text:p>
          </table:table-cell>
          <table:table-cell table:formula="of:=[.J148]-[.J149]"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Nov 07, 2018</text:p>
          </table:table-cell>
          <table:table-cell office:value-type="float" office:value="6468.5" calcext:value-type="float">
            <text:p>6468.5</text:p>
          </table:table-cell>
          <table:table-cell office:value-type="float" office:value="6552.16" calcext:value-type="float">
            <text:p>6552.16</text:p>
          </table:table-cell>
          <table:table-cell office:value-type="float" office:value="6468.31" calcext:value-type="float">
            <text:p>6468.31</text:p>
          </table:table-cell>
          <table:table-cell office:value-type="float" office:value="6530.14" calcext:value-type="float">
            <text:p>6530.14</text:p>
          </table:table-cell>
          <table:table-cell office:value-type="float" office:value="4941260000" calcext:value-type="float">
            <text:p>4941260000</text:p>
          </table:table-cell>
          <table:table-cell office:value-type="float" office:value="113395632955" calcext:value-type="float">
            <text:p>113395632955</text:p>
          </table:table-cell>
          <table:table-cell table:formula="of:=ROUND(([.B149]-[.B150])/[.B150]*100;2)" office:value-type="float" office:value="0.55" calcext:value-type="float">
            <text:p>0.55</text:p>
          </table:table-cell>
          <table:table-cell table:formula="of:=ROUND(([.B149]-[.B152])/[.B152]*100; 2)" office:value-type="float" office:value="1.62" calcext:value-type="float">
            <text:p>1.62</text:p>
          </table:table-cell>
          <table:table-cell table:formula="of:=ROUND(([.B149]-[.B154])/[.B154]*100; 2)" office:value-type="float" office:value="1.4" calcext:value-type="float">
            <text:p>1.4</text:p>
          </table:table-cell>
          <table:table-cell table:formula="of:=ROUND(([.B149]-[.B159])/[.B159]*100; 2)" office:value-type="float" office:value="-0.22" calcext:value-type="float">
            <text:p>-0.22</text:p>
          </table:table-cell>
          <table:table-cell table:formula="of:=[.H149]-[.H150]" office:value-type="float" office:value="-0.55" calcext:value-type="float">
            <text:p>-0.55</text:p>
          </table:table-cell>
          <table:table-cell table:formula="of:=[.I149]-[.I150]" office:value-type="float" office:value="0.9" calcext:value-type="float">
            <text:p>0.9</text:p>
          </table:table-cell>
          <table:table-cell table:formula="of:=[.J149]-[.J150]" office:value-type="float" office:value="-0.42" calcext:value-type="float">
            <text:p>-0.42</text:p>
          </table:table-cell>
        </table:table-row>
        <table:table-row table:style-name="ro1">
          <table:table-cell office:value-type="string" calcext:value-type="string">
            <text:p>Nov 06, 2018</text:p>
          </table:table-cell>
          <table:table-cell office:value-type="float" office:value="6433.38" calcext:value-type="float">
            <text:p>6433.38</text:p>
          </table:table-cell>
          <table:table-cell office:value-type="float" office:value="6463.55" calcext:value-type="float">
            <text:p>6463.55</text:p>
          </table:table-cell>
          <table:table-cell office:value-type="float" office:value="6408.16" calcext:value-type="float">
            <text:p>6408.16</text:p>
          </table:table-cell>
          <table:table-cell office:value-type="float" office:value="6461.01" calcext:value-type="float">
            <text:p>6461.01</text:p>
          </table:table-cell>
          <table:table-cell office:value-type="float" office:value="4700040000" calcext:value-type="float">
            <text:p>4700040000</text:p>
          </table:table-cell>
          <table:table-cell office:value-type="float" office:value="112095603776" calcext:value-type="float">
            <text:p>112095603776</text:p>
          </table:table-cell>
          <table:table-cell table:formula="of:=ROUND(([.B150]-[.B151])/[.B151]*100;2)" office:value-type="float" office:value="1.1" calcext:value-type="float">
            <text:p>1.1</text:p>
          </table:table-cell>
          <table:table-cell table:formula="of:=ROUND(([.B150]-[.B153])/[.B153]*100; 2)" office:value-type="float" office:value="0.72" calcext:value-type="float">
            <text:p>0.72</text:p>
          </table:table-cell>
          <table:table-cell table:formula="of:=ROUND(([.B150]-[.B155])/[.B155]*100; 2)" office:value-type="float" office:value="1.82" calcext:value-type="float">
            <text:p>1.82</text:p>
          </table:table-cell>
          <table:table-cell table:formula="of:=ROUND(([.B150]-[.B160])/[.B160]*100; 2)" office:value-type="float" office:value="-0.73" calcext:value-type="float">
            <text:p>-0.73</text:p>
          </table:table-cell>
          <table:table-cell table:formula="of:=[.H150]-[.H151]" office:value-type="float" office:value="1.13" calcext:value-type="float">
            <text:p>1.13</text:p>
          </table:table-cell>
          <table:table-cell table:formula="of:=[.I150]-[.I151]" office:value-type="float" office:value="0.96" calcext:value-type="float">
            <text:p>0.96</text:p>
          </table:table-cell>
          <table:table-cell table:formula="of:=[.J150]-[.J151]"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Nov 05, 2018</text:p>
          </table:table-cell>
          <table:table-cell office:value-type="float" office:value="6363.62" calcext:value-type="float">
            <text:p>6363.62</text:p>
          </table:table-cell>
          <table:table-cell office:value-type="float" office:value="6480.59" calcext:value-type="float">
            <text:p>6480.59</text:p>
          </table:table-cell>
          <table:table-cell office:value-type="float" office:value="6363.62" calcext:value-type="float">
            <text:p>6363.62</text:p>
          </table:table-cell>
          <table:table-cell office:value-type="float" office:value="6419.66" calcext:value-type="float">
            <text:p>6419.66</text:p>
          </table:table-cell>
          <table:table-cell office:value-type="float" office:value="4174800000" calcext:value-type="float">
            <text:p>4174800000</text:p>
          </table:table-cell>
          <table:table-cell office:value-type="float" office:value="111456211022" calcext:value-type="float">
            <text:p>111456211022</text:p>
          </table:table-cell>
          <table:table-cell table:formula="of:=ROUND(([.B151]-[.B152])/[.B152]*100;2)" office:value-type="float" office:value="-0.03" calcext:value-type="float">
            <text:p>-0.03</text:p>
          </table:table-cell>
          <table:table-cell table:formula="of:=ROUND(([.B151]-[.B154])/[.B154]*100; 2)" office:value-type="float" office:value="-0.24" calcext:value-type="float">
            <text:p>-0.24</text:p>
          </table:table-cell>
          <table:table-cell table:formula="of:=ROUND(([.B151]-[.B156])/[.B156]*100; 2)" office:value-type="float" office:value="0.42" calcext:value-type="float">
            <text:p>0.42</text:p>
          </table:table-cell>
          <table:table-cell table:formula="of:=ROUND(([.B151]-[.B161])/[.B161]*100; 2)" office:value-type="float" office:value="-1.62" calcext:value-type="float">
            <text:p>-1.62</text:p>
          </table:table-cell>
          <table:table-cell table:formula="of:=[.H151]-[.H152]" office:value-type="float" office:value="0.31" calcext:value-type="float">
            <text:p>0.31</text:p>
          </table:table-cell>
          <table:table-cell table:formula="of:=[.I151]-[.I152]" office:value-type="float" office:value="-0.99" calcext:value-type="float">
            <text:p>-0.99</text:p>
          </table:table-cell>
          <table:table-cell table:formula="of:=[.J151]-[.J152]" office:value-type="float" office:value="-0.03" calcext:value-type="float">
            <text:p>-0.03</text:p>
          </table:table-cell>
        </table:table-row>
        <table:table-row table:style-name="ro1">
          <table:table-cell office:value-type="string" calcext:value-type="string">
            <text:p>Nov 04, 2018</text:p>
          </table:table-cell>
          <table:table-cell office:value-type="float" office:value="6365.47" calcext:value-type="float">
            <text:p>6365.47</text:p>
          </table:table-cell>
          <table:table-cell office:value-type="float" office:value="6388.63" calcext:value-type="float">
            <text:p>6388.63</text:p>
          </table:table-cell>
          <table:table-cell office:value-type="float" office:value="6294.57" calcext:value-type="float">
            <text:p>6294.57</text:p>
          </table:table-cell>
          <table:table-cell office:value-type="float" office:value="6376.13" calcext:value-type="float">
            <text:p>6376.13</text:p>
          </table:table-cell>
          <table:table-cell office:value-type="float" office:value="4390020000" calcext:value-type="float">
            <text:p>4390020000</text:p>
          </table:table-cell>
          <table:table-cell office:value-type="float" office:value="110689215104" calcext:value-type="float">
            <text:p>110689215104</text:p>
          </table:table-cell>
          <table:table-cell table:formula="of:=ROUND(([.B152]-[.B153])/[.B153]*100;2)" office:value-type="float" office:value="-0.34" calcext:value-type="float">
            <text:p>-0.34</text:p>
          </table:table-cell>
          <table:table-cell table:formula="of:=ROUND(([.B152]-[.B155])/[.B155]*100; 2)" office:value-type="float" office:value="0.75" calcext:value-type="float">
            <text:p>0.75</text:p>
          </table:table-cell>
          <table:table-cell table:formula="of:=ROUND(([.B152]-[.B157])/[.B157]*100; 2)" office:value-type="float" office:value="0.45" calcext:value-type="float">
            <text:p>0.45</text:p>
          </table:table-cell>
          <table:table-cell table:formula="of:=ROUND(([.B152]-[.B162])/[.B162]*100; 2)" office:value-type="float" office:value="-1.84" calcext:value-type="float">
            <text:p>-1.84</text:p>
          </table:table-cell>
          <table:table-cell table:formula="of:=[.H152]-[.H153]" office:value-type="float" office:value="-0.47" calcext:value-type="float">
            <text:p>-0.47</text:p>
          </table:table-cell>
          <table:table-cell table:formula="of:=[.I152]-[.I153]" office:value-type="float" office:value="-0.04" calcext:value-type="float">
            <text:p>-0.04</text:p>
          </table:table-cell>
          <table:table-cell table:formula="of:=[.J152]-[.J153]" office:value-type="float" office:value="2.07" calcext:value-type="float">
            <text:p>2.07</text:p>
          </table:table-cell>
        </table:table-row>
        <table:table-row table:style-name="ro1">
          <table:table-cell office:value-type="string" calcext:value-type="string">
            <text:p>Nov 03, 2018</text:p>
          </table:table-cell>
          <table:table-cell office:value-type="float" office:value="6387.24" calcext:value-type="float">
            <text:p>6387.24</text:p>
          </table:table-cell>
          <table:table-cell office:value-type="float" office:value="6400.07" calcext:value-type="float">
            <text:p>6400.07</text:p>
          </table:table-cell>
          <table:table-cell office:value-type="float" office:value="6342.37" calcext:value-type="float">
            <text:p>6342.37</text:p>
          </table:table-cell>
          <table:table-cell office:value-type="float" office:value="6361.26" calcext:value-type="float">
            <text:p>6361.26</text:p>
          </table:table-cell>
          <table:table-cell office:value-type="float" office:value="3658640000" calcext:value-type="float">
            <text:p>3658640000</text:p>
          </table:table-cell>
          <table:table-cell office:value-type="float" office:value="110421212888" calcext:value-type="float">
            <text:p>110421212888</text:p>
          </table:table-cell>
          <table:table-cell table:formula="of:=ROUND(([.B153]-[.B154])/[.B154]*100;2)" office:value-type="float" office:value="0.13" calcext:value-type="float">
            <text:p>0.13</text:p>
          </table:table-cell>
          <table:table-cell table:formula="of:=ROUND(([.B153]-[.B156])/[.B156]*100; 2)" office:value-type="float" office:value="0.79" calcext:value-type="float">
            <text:p>0.79</text:p>
          </table:table-cell>
          <table:table-cell table:formula="of:=ROUND(([.B153]-[.B158])/[.B158]*100; 2)" office:value-type="float" office:value="-1.62" calcext:value-type="float">
            <text:p>-1.62</text:p>
          </table:table-cell>
          <table:table-cell table:formula="of:=ROUND(([.B153]-[.B163])/[.B163]*100; 2)" office:value-type="float" office:value="-1.41" calcext:value-type="float">
            <text:p>-1.41</text:p>
          </table:table-cell>
          <table:table-cell table:formula="of:=[.H153]-[.H154]" office:value-type="float" office:value="-0.83" calcext:value-type="float">
            <text:p>-0.83</text:p>
          </table:table-cell>
          <table:table-cell table:formula="of:=[.I153]-[.I154]" office:value-type="float" office:value="0.13" calcext:value-type="float">
            <text:p>0.13</text:p>
          </table:table-cell>
          <table:table-cell table:formula="of:=[.J153]-[.J154]" office:value-type="float" office:value="-0.02" calcext:value-type="float">
            <text:p>-0.02</text:p>
          </table:table-cell>
        </table:table-row>
        <table:table-row table:style-name="ro1">
          <table:table-cell office:value-type="string" calcext:value-type="string">
            <text:p>Nov 02, 2018</text:p>
          </table:table-cell>
          <table:table-cell office:value-type="float" office:value="6378.92" calcext:value-type="float">
            <text:p>6378.92</text:p>
          </table:table-cell>
          <table:table-cell office:value-type="float" office:value="6396.86" calcext:value-type="float">
            <text:p>6396.86</text:p>
          </table:table-cell>
          <table:table-cell office:value-type="float" office:value="6327.38" calcext:value-type="float">
            <text:p>6327.38</text:p>
          </table:table-cell>
          <table:table-cell office:value-type="float" office:value="6388.44" calcext:value-type="float">
            <text:p>6388.44</text:p>
          </table:table-cell>
          <table:table-cell office:value-type="float" office:value="4234870000" calcext:value-type="float">
            <text:p>4234870000</text:p>
          </table:table-cell>
          <table:table-cell office:value-type="float" office:value="110880236966" calcext:value-type="float">
            <text:p>110880236966</text:p>
          </table:table-cell>
          <table:table-cell table:formula="of:=ROUND(([.B154]-[.B155])/[.B155]*100;2)" office:value-type="float" office:value="0.96" calcext:value-type="float">
            <text:p>0.96</text:p>
          </table:table-cell>
          <table:table-cell table:formula="of:=ROUND(([.B154]-[.B157])/[.B157]*100; 2)" office:value-type="float" office:value="0.66" calcext:value-type="float">
            <text:p>0.66</text:p>
          </table:table-cell>
          <table:table-cell table:formula="of:=ROUND(([.B154]-[.B159])/[.B159]*100; 2)" office:value-type="float" office:value="-1.6" calcext:value-type="float">
            <text:p>-1.6</text:p>
          </table:table-cell>
          <table:table-cell table:formula="of:=ROUND(([.B154]-[.B164])/[.B164]*100; 2)" office:value-type="float" office:value="-1.44" calcext:value-type="float">
            <text:p>-1.44</text:p>
          </table:table-cell>
          <table:table-cell table:formula="of:=[.H154]-[.H155]" office:value-type="float" office:value="1.26" calcext:value-type="float">
            <text:p>1.26</text:p>
          </table:table-cell>
          <table:table-cell table:formula="of:=[.I154]-[.I155]" office:value-type="float" office:value="3.34" calcext:value-type="float">
            <text:p>3.34</text:p>
          </table:table-cell>
          <table:table-cell table:formula="of:=[.J154]-[.J155]"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Nov 01, 2018</text:p>
          </table:table-cell>
          <table:table-cell office:value-type="float" office:value="6318.14" calcext:value-type="float">
            <text:p>6318.14</text:p>
          </table:table-cell>
          <table:table-cell office:value-type="float" office:value="6547.14" calcext:value-type="float">
            <text:p>6547.14</text:p>
          </table:table-cell>
          <table:table-cell office:value-type="float" office:value="6311.83" calcext:value-type="float">
            <text:p>6311.83</text:p>
          </table:table-cell>
          <table:table-cell office:value-type="float" office:value="6377.78" calcext:value-type="float">
            <text:p>6377.78</text:p>
          </table:table-cell>
          <table:table-cell office:value-type="float" office:value="3789400000" calcext:value-type="float">
            <text:p>3789400000</text:p>
          </table:table-cell>
          <table:table-cell office:value-type="float" office:value="110683820788" calcext:value-type="float">
            <text:p>110683820788</text:p>
          </table:table-cell>
          <table:table-cell table:formula="of:=ROUND(([.B155]-[.B156])/[.B156]*100;2)" office:value-type="float" office:value="-0.3" calcext:value-type="float">
            <text:p>-0.3</text:p>
          </table:table-cell>
          <table:table-cell table:formula="of:=ROUND(([.B155]-[.B158])/[.B158]*100; 2)" office:value-type="float" office:value="-2.68" calcext:value-type="float">
            <text:p>-2.68</text:p>
          </table:table-cell>
          <table:table-cell table:formula="of:=ROUND(([.B155]-[.B160])/[.B160]*100; 2)" office:value-type="float" office:value="-2.51" calcext:value-type="float">
            <text:p>-2.51</text:p>
          </table:table-cell>
          <table:table-cell table:formula="of:=ROUND(([.B155]-[.B165])/[.B165]*100; 2)" office:value-type="float" office:value="-2.59" calcext:value-type="float">
            <text:p>-2.59</text:p>
          </table:table-cell>
          <table:table-cell table:formula="of:=[.H155]-[.H156]" office:value-type="float" office:value="-0.3" calcext:value-type="float">
            <text:p>-0.3</text:p>
          </table:table-cell>
          <table:table-cell table:formula="of:=[.I155]-[.I156]" office:value-type="float" office:value="-0.43" calcext:value-type="float">
            <text:p>-0.43</text:p>
          </table:table-cell>
          <table:table-cell table:formula="of:=[.J155]-[.J156]" office:value-type="float" office:value="-0.48" calcext:value-type="float">
            <text:p>-0.48</text:p>
          </table:table-cell>
        </table:table-row>
        <table:table-row table:style-name="ro1">
          <table:table-cell office:value-type="string" calcext:value-type="string">
            <text:p>Oct 31, 2018</text:p>
          </table:table-cell>
          <table:table-cell office:value-type="float" office:value="6336.99" calcext:value-type="float">
            <text:p>6336.99</text:p>
          </table:table-cell>
          <table:table-cell office:value-type="float" office:value="6349.16" calcext:value-type="float">
            <text:p>6349.16</text:p>
          </table:table-cell>
          <table:table-cell office:value-type="float" office:value="6316.88" calcext:value-type="float">
            <text:p>6316.88</text:p>
          </table:table-cell>
          <table:table-cell office:value-type="float" office:value="6317.61" calcext:value-type="float">
            <text:p>6317.61</text:p>
          </table:table-cell>
          <table:table-cell office:value-type="float" office:value="4191240000" calcext:value-type="float">
            <text:p>4191240000</text:p>
          </table:table-cell>
          <table:table-cell office:value-type="float" office:value="109627117226" calcext:value-type="float">
            <text:p>109627117226</text:p>
          </table:table-cell>
          <table:table-cell table:formula="of:=ROUND(([.B156]-[.B157])/[.B157]*100;2)" office:value-type="float" office:value="-0" calcext:value-type="float">
            <text:p>0</text:p>
          </table:table-cell>
          <table:table-cell table:formula="of:=ROUND(([.B156]-[.B159])/[.B159]*100; 2)" office:value-type="float" office:value="-2.25" calcext:value-type="float">
            <text:p>-2.25</text:p>
          </table:table-cell>
          <table:table-cell table:formula="of:=ROUND(([.B156]-[.B161])/[.B161]*100; 2)" office:value-type="float" office:value="-2.03" calcext:value-type="float">
            <text:p>-2.03</text:p>
          </table:table-cell>
          <table:table-cell table:formula="of:=ROUND(([.B156]-[.B166])/[.B166]*100; 2)" office:value-type="float" office:value="-2.36" calcext:value-type="float">
            <text:p>-2.36</text:p>
          </table:table-cell>
          <table:table-cell table:formula="of:=[.H156]-[.H157]" office:value-type="float" office:value="2.39" calcext:value-type="float">
            <text:p>2.39</text:p>
          </table:table-cell>
          <table:table-cell table:formula="of:=[.I156]-[.I157]" office:value-type="float" office:value="-0.0299999999999998" calcext:value-type="float">
            <text:p>-0.03</text:p>
          </table:table-cell>
          <table:table-cell table:formula="of:=[.J156]-[.J157]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Oct 30, 2018</text:p>
          </table:table-cell>
          <table:table-cell office:value-type="float" office:value="6337.04" calcext:value-type="float">
            <text:p>6337.04</text:p>
          </table:table-cell>
          <table:table-cell office:value-type="float" office:value="6364.99" calcext:value-type="float">
            <text:p>6364.99</text:p>
          </table:table-cell>
          <table:table-cell office:value-type="float" office:value="6310.14" calcext:value-type="float">
            <text:p>6310.14</text:p>
          </table:table-cell>
          <table:table-cell office:value-type="float" office:value="6334.27" calcext:value-type="float">
            <text:p>6334.27</text:p>
          </table:table-cell>
          <table:table-cell office:value-type="float" office:value="3781100000" calcext:value-type="float">
            <text:p>3781100000</text:p>
          </table:table-cell>
          <table:table-cell office:value-type="float" office:value="109903543419" calcext:value-type="float">
            <text:p>109903543419</text:p>
          </table:table-cell>
          <table:table-cell table:formula="of:=ROUND(([.B157]-[.B158])/[.B158]*100;2)" office:value-type="float" office:value="-2.39" calcext:value-type="float">
            <text:p>-2.39</text:p>
          </table:table-cell>
          <table:table-cell table:formula="of:=ROUND(([.B157]-[.B160])/[.B160]*100; 2)" office:value-type="float" office:value="-2.22" calcext:value-type="float">
            <text:p>-2.22</text:p>
          </table:table-cell>
          <table:table-cell table:formula="of:=ROUND(([.B157]-[.B162])/[.B162]*100; 2)" office:value-type="float" office:value="-2.28" calcext:value-type="float">
            <text:p>-2.28</text:p>
          </table:table-cell>
          <table:table-cell table:formula="of:=ROUND(([.B157]-[.B167])/[.B167]*100; 2)" office:value-type="float" office:value="-1.92" calcext:value-type="float">
            <text:p>-1.92</text:p>
          </table:table-cell>
          <table:table-cell table:formula="of:=[.H157]-[.H158]" office:value-type="float" office:value="-2.54" calcext:value-type="float">
            <text:p>-2.54</text:p>
          </table:table-cell>
          <table:table-cell table:formula="of:=[.I157]-[.I158]" office:value-type="float" office:value="-2.59" calcext:value-type="float">
            <text:p>-2.59</text:p>
          </table:table-cell>
          <table:table-cell table:formula="of:=[.J157]-[.J158]" office:value-type="float" office:value="-2.49" calcext:value-type="float">
            <text:p>-2.49</text:p>
          </table:table-cell>
        </table:table-row>
        <table:table-row table:style-name="ro1">
          <table:table-cell office:value-type="string" calcext:value-type="string">
            <text:p>Oct 29, 2018</text:p>
          </table:table-cell>
          <table:table-cell office:value-type="float" office:value="6492.35" calcext:value-type="float">
            <text:p>6492.35</text:p>
          </table:table-cell>
          <table:table-cell office:value-type="float" office:value="6503.6" calcext:value-type="float">
            <text:p>6503.6</text:p>
          </table:table-cell>
          <table:table-cell office:value-type="float" office:value="6306.99" calcext:value-type="float">
            <text:p>6306.99</text:p>
          </table:table-cell>
          <table:table-cell office:value-type="float" office:value="6332.63" calcext:value-type="float">
            <text:p>6332.63</text:p>
          </table:table-cell>
          <table:table-cell office:value-type="float" office:value="4199910000" calcext:value-type="float">
            <text:p>4199910000</text:p>
          </table:table-cell>
          <table:table-cell office:value-type="float" office:value="109862898081" calcext:value-type="float">
            <text:p>109862898081</text:p>
          </table:table-cell>
          <table:table-cell table:formula="of:=ROUND(([.B158]-[.B159])/[.B159]*100;2)" office:value-type="float" office:value="0.15" calcext:value-type="float">
            <text:p>0.15</text:p>
          </table:table-cell>
          <table:table-cell table:formula="of:=ROUND(([.B158]-[.B161])/[.B161]*100; 2)" office:value-type="float" office:value="0.37" calcext:value-type="float">
            <text:p>0.37</text:p>
          </table:table-cell>
          <table:table-cell table:formula="of:=ROUND(([.B158]-[.B163])/[.B163]*100; 2)" office:value-type="float" office:value="0.21" calcext:value-type="float">
            <text:p>0.21</text:p>
          </table:table-cell>
          <table:table-cell table:formula="of:=ROUND(([.B158]-[.B168])/[.B168]*100; 2)" office:value-type="float" office:value="0.22" calcext:value-type="float">
            <text:p>0.22</text:p>
          </table:table-cell>
          <table:table-cell table:formula="of:=[.H158]-[.H159]" office:value-type="float" office:value="0.12" calcext:value-type="float">
            <text:p>0.12</text:p>
          </table:table-cell>
          <table:table-cell table:formula="of:=[.I158]-[.I159]" office:value-type="float" office:value="0.4" calcext:value-type="float">
            <text:p>0.4</text:p>
          </table:table-cell>
          <table:table-cell table:formula="of:=[.J158]-[.J159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Oct 28, 2018</text:p>
          </table:table-cell>
          <table:table-cell office:value-type="float" office:value="6482.66" calcext:value-type="float">
            <text:p>6482.66</text:p>
          </table:table-cell>
          <table:table-cell office:value-type="float" office:value="6502.28" calcext:value-type="float">
            <text:p>6502.28</text:p>
          </table:table-cell>
          <table:table-cell office:value-type="float" office:value="6447.91" calcext:value-type="float">
            <text:p>6447.91</text:p>
          </table:table-cell>
          <table:table-cell office:value-type="float" office:value="6486.39" calcext:value-type="float">
            <text:p>6486.39</text:p>
          </table:table-cell>
          <table:table-cell office:value-type="float" office:value="3445190000" calcext:value-type="float">
            <text:p>3445190000</text:p>
          </table:table-cell>
          <table:table-cell office:value-type="float" office:value="112518434372" calcext:value-type="float">
            <text:p>112518434372</text:p>
          </table:table-cell>
          <table:table-cell table:formula="of:=ROUND(([.B159]-[.B160])/[.B160]*100;2)" office:value-type="float" office:value="0.03" calcext:value-type="float">
            <text:p>0.03</text:p>
          </table:table-cell>
          <table:table-cell table:formula="of:=ROUND(([.B159]-[.B162])/[.B162]*100; 2)" office:value-type="float" office:value="-0.03" calcext:value-type="float">
            <text:p>-0.03</text:p>
          </table:table-cell>
          <table:table-cell table:formula="of:=ROUND(([.B159]-[.B164])/[.B164]*100; 2)" office:value-type="float" office:value="0.16" calcext:value-type="float">
            <text:p>0.16</text:p>
          </table:table-cell>
          <table:table-cell table:formula="of:=ROUND(([.B159]-[.B169])/[.B169]*100; 2)" office:value-type="float" office:value="-0.91" calcext:value-type="float">
            <text:p>-0.91</text:p>
          </table:table-cell>
          <table:table-cell table:formula="of:=[.H159]-[.H160]" office:value-type="float" office:value="-0.16" calcext:value-type="float">
            <text:p>-0.16</text:p>
          </table:table-cell>
          <table:table-cell table:formula="of:=[.I159]-[.I160]" office:value-type="float" office:value="-0.06" calcext:value-type="float">
            <text:p>-0.06</text:p>
          </table:table-cell>
          <table:table-cell table:formula="of:=[.J159]-[.J160]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Oct 27, 2018</text:p>
          </table:table-cell>
          <table:table-cell office:value-type="float" office:value="6480.84" calcext:value-type="float">
            <text:p>6480.84</text:p>
          </table:table-cell>
          <table:table-cell office:value-type="float" office:value="6507.41" calcext:value-type="float">
            <text:p>6507.41</text:p>
          </table:table-cell>
          <table:table-cell office:value-type="float" office:value="6453.53" calcext:value-type="float">
            <text:p>6453.53</text:p>
          </table:table-cell>
          <table:table-cell office:value-type="float" office:value="6480.38" calcext:value-type="float">
            <text:p>6480.38</text:p>
          </table:table-cell>
          <table:table-cell office:value-type="float" office:value="3393250000" calcext:value-type="float">
            <text:p>3393250000</text:p>
          </table:table-cell>
          <table:table-cell office:value-type="float" office:value="112403001148" calcext:value-type="float">
            <text:p>112403001148</text:p>
          </table:table-cell>
          <table:table-cell table:formula="of:=ROUND(([.B160]-[.B161])/[.B161]*100;2)" office:value-type="float" office:value="0.19" calcext:value-type="float">
            <text:p>0.19</text:p>
          </table:table-cell>
          <table:table-cell table:formula="of:=ROUND(([.B160]-[.B163])/[.B163]*100; 2)" office:value-type="float" office:value="0.03" calcext:value-type="float">
            <text:p>0.03</text:p>
          </table:table-cell>
          <table:table-cell table:formula="of:=ROUND(([.B160]-[.B165])/[.B165]*100; 2)" office:value-type="float" office:value="-0.08" calcext:value-type="float">
            <text:p>-0.08</text:p>
          </table:table-cell>
          <table:table-cell table:formula="of:=ROUND(([.B160]-[.B170])/[.B170]*100; 2)" office:value-type="float" office:value="-1.66" calcext:value-type="float">
            <text:p>-1.66</text:p>
          </table:table-cell>
          <table:table-cell table:formula="of:=[.H160]-[.H161]" office:value-type="float" office:value="0.44" calcext:value-type="float">
            <text:p>0.44</text:p>
          </table:table-cell>
          <table:table-cell table:formula="of:=[.I160]-[.I161]" office:value-type="float" office:value="0.09" calcext:value-type="float">
            <text:p>0.09</text:p>
          </table:table-cell>
          <table:table-cell table:formula="of:=[.J160]-[.J161]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Oct 26, 2018</text:p>
          </table:table-cell>
          <table:table-cell office:value-type="float" office:value="6468.44" calcext:value-type="float">
            <text:p>6468.44</text:p>
          </table:table-cell>
          <table:table-cell office:value-type="float" office:value="6498.29" calcext:value-type="float">
            <text:p>6498.29</text:p>
          </table:table-cell>
          <table:table-cell office:value-type="float" office:value="6449.61" calcext:value-type="float">
            <text:p>6449.61</text:p>
          </table:table-cell>
          <table:table-cell office:value-type="float" office:value="6474.75" calcext:value-type="float">
            <text:p>6474.75</text:p>
          </table:table-cell>
          <table:table-cell office:value-type="float" office:value="3306050000" calcext:value-type="float">
            <text:p>3306050000</text:p>
          </table:table-cell>
          <table:table-cell office:value-type="float" office:value="112294341019" calcext:value-type="float">
            <text:p>112294341019</text:p>
          </table:table-cell>
          <table:table-cell table:formula="of:=ROUND(([.B161]-[.B162])/[.B162]*100;2)" office:value-type="float" office:value="-0.25" calcext:value-type="float">
            <text:p>-0.25</text:p>
          </table:table-cell>
          <table:table-cell table:formula="of:=ROUND(([.B161]-[.B164])/[.B164]*100; 2)" office:value-type="float" office:value="-0.06" calcext:value-type="float">
            <text:p>-0.06</text:p>
          </table:table-cell>
          <table:table-cell table:formula="of:=ROUND(([.B161]-[.B166])/[.B166]*100; 2)" office:value-type="float" office:value="-0.33" calcext:value-type="float">
            <text:p>-0.33</text:p>
          </table:table-cell>
          <table:table-cell table:formula="of:=ROUND(([.B161]-[.B171])/[.B171]*100; 2)" office:value-type="float" office:value="-2.01" calcext:value-type="float">
            <text:p>-2.01</text:p>
          </table:table-cell>
          <table:table-cell table:formula="of:=[.H161]-[.H162]" office:value-type="float" office:value="-0.34" calcext:value-type="float">
            <text:p>-0.34</text:p>
          </table:table-cell>
          <table:table-cell table:formula="of:=[.I161]-[.I162]" office:value-type="float" office:value="-0.04" calcext:value-type="float">
            <text:p>-0.04</text:p>
          </table:table-cell>
          <table:table-cell table:formula="of:=[.J161]-[.J162]" office:value-type="float" office:value="-0.7" calcext:value-type="float">
            <text:p>-0.7</text:p>
          </table:table-cell>
        </table:table-row>
        <table:table-row table:style-name="ro1">
          <table:table-cell office:value-type="string" calcext:value-type="string">
            <text:p>Oct 25, 2018</text:p>
          </table:table-cell>
          <table:table-cell office:value-type="float" office:value="6484.65" calcext:value-type="float">
            <text:p>6484.65</text:p>
          </table:table-cell>
          <table:table-cell office:value-type="float" office:value="6504.65" calcext:value-type="float">
            <text:p>6504.65</text:p>
          </table:table-cell>
          <table:table-cell office:value-type="float" office:value="6447.03" calcext:value-type="float">
            <text:p>6447.03</text:p>
          </table:table-cell>
          <table:table-cell office:value-type="float" office:value="6476.29" calcext:value-type="float">
            <text:p>6476.29</text:p>
          </table:table-cell>
          <table:table-cell office:value-type="float" office:value="3230550000" calcext:value-type="float">
            <text:p>3230550000</text:p>
          </table:table-cell>
          <table:table-cell office:value-type="float" office:value="112309554478" calcext:value-type="float">
            <text:p>112309554478</text:p>
          </table:table-cell>
          <table:table-cell table:formula="of:=ROUND(([.B162]-[.B163])/[.B163]*100;2)" office:value-type="float" office:value="0.09" calcext:value-type="float">
            <text:p>0.09</text:p>
          </table:table-cell>
          <table:table-cell table:formula="of:=ROUND(([.B162]-[.B165])/[.B165]*100; 2)" office:value-type="float" office:value="-0.02" calcext:value-type="float">
            <text:p>-0.02</text:p>
          </table:table-cell>
          <table:table-cell table:formula="of:=ROUND(([.B162]-[.B167])/[.B167]*100; 2)" office:value-type="float" office:value="0.37" calcext:value-type="float">
            <text:p>0.37</text:p>
          </table:table-cell>
          <table:table-cell table:formula="of:=ROUND(([.B162]-[.B172])/[.B172]*100; 2)" office:value-type="float" office:value="3.05" calcext:value-type="float">
            <text:p>3.05</text:p>
          </table:table-cell>
          <table:table-cell table:formula="of:=[.H162]-[.H163]" office:value-type="float" office:value="-0.01" calcext:value-type="float">
            <text:p>-0.01</text:p>
          </table:table-cell>
          <table:table-cell table:formula="of:=[.I162]-[.I163]" office:value-type="float" office:value="0.15" calcext:value-type="float">
            <text:p>0.15</text:p>
          </table:table-cell>
          <table:table-cell table:formula="of:=[.J162]-[.J163]"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Oct 24, 2018</text:p>
          </table:table-cell>
          <table:table-cell office:value-type="float" office:value="6478.89" calcext:value-type="float">
            <text:p>6478.89</text:p>
          </table:table-cell>
          <table:table-cell office:value-type="float" office:value="6521.99" calcext:value-type="float">
            <text:p>6521.99</text:p>
          </table:table-cell>
          <table:table-cell office:value-type="float" office:value="6468.86" calcext:value-type="float">
            <text:p>6468.86</text:p>
          </table:table-cell>
          <table:table-cell office:value-type="float" office:value="6495.84" calcext:value-type="float">
            <text:p>6495.84</text:p>
          </table:table-cell>
          <table:table-cell office:value-type="float" office:value="3424670000" calcext:value-type="float">
            <text:p>3424670000</text:p>
          </table:table-cell>
          <table:table-cell office:value-type="float" office:value="112637293966" calcext:value-type="float">
            <text:p>112637293966</text:p>
          </table:table-cell>
          <table:table-cell table:formula="of:=ROUND(([.B163]-[.B164])/[.B164]*100;2)" office:value-type="float" office:value="0.1" calcext:value-type="float">
            <text:p>0.1</text:p>
          </table:table-cell>
          <table:table-cell table:formula="of:=ROUND(([.B163]-[.B166])/[.B166]*100; 2)" office:value-type="float" office:value="-0.17" calcext:value-type="float">
            <text:p>-0.17</text:p>
          </table:table-cell>
          <table:table-cell table:formula="of:=ROUND(([.B163]-[.B168])/[.B168]*100; 2)" office:value-type="float" office:value="0.01" calcext:value-type="float">
            <text:p>0.01</text:p>
          </table:table-cell>
          <table:table-cell table:formula="of:=ROUND(([.B163]-[.B173])/[.B173]*100; 2)" office:value-type="float" office:value="3.03" calcext:value-type="float">
            <text:p>3.03</text:p>
          </table:table-cell>
          <table:table-cell table:formula="of:=[.H163]-[.H164]" office:value-type="float" office:value="0.31" calcext:value-type="float">
            <text:p>0.31</text:p>
          </table:table-cell>
          <table:table-cell table:formula="of:=[.I163]-[.I164]" office:value-type="float" office:value="-0.35" calcext:value-type="float">
            <text:p>-0.35</text:p>
          </table:table-cell>
          <table:table-cell table:formula="of:=[.J163]-[.J164]"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Oct 23, 2018</text:p>
          </table:table-cell>
          <table:table-cell office:value-type="float" office:value="6472.36" calcext:value-type="float">
            <text:p>6472.36</text:p>
          </table:table-cell>
          <table:table-cell office:value-type="float" office:value="6506.01" calcext:value-type="float">
            <text:p>6506.01</text:p>
          </table:table-cell>
          <table:table-cell office:value-type="float" office:value="6451.27" calcext:value-type="float">
            <text:p>6451.27</text:p>
          </table:table-cell>
          <table:table-cell office:value-type="float" office:value="6475.74" calcext:value-type="float">
            <text:p>6475.74</text:p>
          </table:table-cell>
          <table:table-cell office:value-type="float" office:value="3716150000" calcext:value-type="float">
            <text:p>3716150000</text:p>
          </table:table-cell>
          <table:table-cell office:value-type="float" office:value="112279779884" calcext:value-type="float">
            <text:p>112279779884</text:p>
          </table:table-cell>
          <table:table-cell table:formula="of:=ROUND(([.B164]-[.B165])/[.B165]*100;2)" office:value-type="float" office:value="-0.21" calcext:value-type="float">
            <text:p>-0.21</text:p>
          </table:table-cell>
          <table:table-cell table:formula="of:=ROUND(([.B164]-[.B167])/[.B167]*100; 2)" office:value-type="float" office:value="0.18" calcext:value-type="float">
            <text:p>0.18</text:p>
          </table:table-cell>
          <table:table-cell table:formula="of:=ROUND(([.B164]-[.B169])/[.B169]*100; 2)" office:value-type="float" office:value="-1.07" calcext:value-type="float">
            <text:p>-1.07</text:p>
          </table:table-cell>
          <table:table-cell table:formula="of:=ROUND(([.B164]-[.B174])/[.B174]*100; 2)" office:value-type="float" office:value="3.09" calcext:value-type="float">
            <text:p>3.09</text:p>
          </table:table-cell>
          <table:table-cell table:formula="of:=[.H164]-[.H165]" office:value-type="float" office:value="-0.15" calcext:value-type="float">
            <text:p>-0.15</text:p>
          </table:table-cell>
          <table:table-cell table:formula="of:=[.I164]-[.I165]" office:value-type="float" office:value="0.06" calcext:value-type="float">
            <text:p>0.06</text:p>
          </table:table-cell>
          <table:table-cell table:formula="of:=[.J164]-[.J165]"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Oct 22, 2018</text:p>
          </table:table-cell>
          <table:table-cell office:value-type="float" office:value="6486.05" calcext:value-type="float">
            <text:p>6486.05</text:p>
          </table:table-cell>
          <table:table-cell office:value-type="float" office:value="6543.8" calcext:value-type="float">
            <text:p>6543.8</text:p>
          </table:table-cell>
          <table:table-cell office:value-type="float" office:value="6462.98" calcext:value-type="float">
            <text:p>6462.98</text:p>
          </table:table-cell>
          <table:table-cell office:value-type="float" office:value="6487.16" calcext:value-type="float">
            <text:p>6487.16</text:p>
          </table:table-cell>
          <table:table-cell office:value-type="float" office:value="3672860000" calcext:value-type="float">
            <text:p>3672860000</text:p>
          </table:table-cell>
          <table:table-cell office:value-type="float" office:value="112465213723" calcext:value-type="float">
            <text:p>112465213723</text:p>
          </table:table-cell>
          <table:table-cell table:formula="of:=ROUND(([.B165]-[.B166])/[.B166]*100;2)" office:value-type="float" office:value="-0.06" calcext:value-type="float">
            <text:p>-0.06</text:p>
          </table:table-cell>
          <table:table-cell table:formula="of:=ROUND(([.B165]-[.B168])/[.B168]*100; 2)" office:value-type="float" office:value="0.12" calcext:value-type="float">
            <text:p>0.12</text:p>
          </table:table-cell>
          <table:table-cell table:formula="of:=ROUND(([.B165]-[.B170])/[.B170]*100; 2)" office:value-type="float" office:value="-1.59" calcext:value-type="float">
            <text:p>-1.59</text:p>
          </table:table-cell>
          <table:table-cell table:formula="of:=ROUND(([.B165]-[.B175])/[.B175]*100; 2)" office:value-type="float" office:value="3.96" calcext:value-type="float">
            <text:p>3.96</text:p>
          </table:table-cell>
          <table:table-cell table:formula="of:=[.H165]-[.H166]" office:value-type="float" office:value="-0.51" calcext:value-type="float">
            <text:p>-0.51</text:p>
          </table:table-cell>
          <table:table-cell table:formula="of:=[.I165]-[.I166]" office:value-type="float" office:value="0.92" calcext:value-type="float">
            <text:p>0.92</text:p>
          </table:table-cell>
          <table:table-cell table:formula="of:=[.J165]-[.J166]" office:value-type="float" office:value="0.0999999999999999" calcext:value-type="float">
            <text:p>0.1</text:p>
          </table:table-cell>
        </table:table-row>
        <table:table-row table:style-name="ro1">
          <table:table-cell office:value-type="string" calcext:value-type="string">
            <text:p>Oct 21, 2018</text:p>
          </table:table-cell>
          <table:table-cell office:value-type="float" office:value="6490.09" calcext:value-type="float">
            <text:p>6490.09</text:p>
          </table:table-cell>
          <table:table-cell office:value-type="float" office:value="6556.38" calcext:value-type="float">
            <text:p>6556.38</text:p>
          </table:table-cell>
          <table:table-cell office:value-type="float" office:value="6476" calcext:value-type="float">
            <text:p>6476</text:p>
          </table:table-cell>
          <table:table-cell office:value-type="float" office:value="6482.35" calcext:value-type="float">
            <text:p>6482.35</text:p>
          </table:table-cell>
          <table:table-cell office:value-type="float" office:value="3253610000" calcext:value-type="float">
            <text:p>3253610000</text:p>
          </table:table-cell>
          <table:table-cell office:value-type="float" office:value="112369106369" calcext:value-type="float">
            <text:p>112369106369</text:p>
          </table:table-cell>
          <table:table-cell table:formula="of:=ROUND(([.B166]-[.B167])/[.B167]*100;2)" office:value-type="float" office:value="0.45" calcext:value-type="float">
            <text:p>0.45</text:p>
          </table:table-cell>
          <table:table-cell table:formula="of:=ROUND(([.B166]-[.B169])/[.B169]*100; 2)" office:value-type="float" office:value="-0.8" calcext:value-type="float">
            <text:p>-0.8</text:p>
          </table:table-cell>
          <table:table-cell table:formula="of:=ROUND(([.B166]-[.B171])/[.B171]*100; 2)" office:value-type="float" office:value="-1.69" calcext:value-type="float">
            <text:p>-1.69</text:p>
          </table:table-cell>
          <table:table-cell table:formula="of:=ROUND(([.B166]-[.B176])/[.B176]*100; 2)" office:value-type="float" office:value="-1.47" calcext:value-type="float">
            <text:p>-1.47</text:p>
          </table:table-cell>
          <table:table-cell table:formula="of:=[.H166]-[.H167]" office:value-type="float" office:value="0.71" calcext:value-type="float">
            <text:p>0.71</text:p>
          </table:table-cell>
          <table:table-cell table:formula="of:=[.I166]-[.I167]" office:value-type="float" office:value="1.17" calcext:value-type="float">
            <text:p>1.17</text:p>
          </table:table-cell>
          <table:table-cell table:formula="of:=[.J166]-[.J167]" office:value-type="float" office:value="-4.36" calcext:value-type="float">
            <text:p>-4.36</text:p>
          </table:table-cell>
        </table:table-row>
        <table:table-row table:style-name="ro1">
          <table:table-cell office:value-type="string" calcext:value-type="string">
            <text:p>Oct 20, 2018</text:p>
          </table:table-cell>
          <table:table-cell office:value-type="float" office:value="6460.92" calcext:value-type="float">
            <text:p>6460.92</text:p>
          </table:table-cell>
          <table:table-cell office:value-type="float" office:value="6497.72" calcext:value-type="float">
            <text:p>6497.72</text:p>
          </table:table-cell>
          <table:table-cell office:value-type="float" office:value="6449" calcext:value-type="float">
            <text:p>6449</text:p>
          </table:table-cell>
          <table:table-cell office:value-type="float" office:value="6489.19" calcext:value-type="float">
            <text:p>6489.19</text:p>
          </table:table-cell>
          <table:table-cell office:value-type="float" office:value="3379130000" calcext:value-type="float">
            <text:p>3379130000</text:p>
          </table:table-cell>
          <table:table-cell office:value-type="float" office:value="112476559221" calcext:value-type="float">
            <text:p>112476559221</text:p>
          </table:table-cell>
          <table:table-cell table:formula="of:=ROUND(([.B167]-[.B168])/[.B168]*100;2)" office:value-type="float" office:value="-0.26" calcext:value-type="float">
            <text:p>-0.26</text:p>
          </table:table-cell>
          <table:table-cell table:formula="of:=ROUND(([.B167]-[.B170])/[.B170]*100; 2)" office:value-type="float" office:value="-1.97" calcext:value-type="float">
            <text:p>-1.97</text:p>
          </table:table-cell>
          <table:table-cell table:formula="of:=ROUND(([.B167]-[.B172])/[.B172]*100; 2)" office:value-type="float" office:value="2.67" calcext:value-type="float">
            <text:p>2.67</text:p>
          </table:table-cell>
          <table:table-cell table:formula="of:=ROUND(([.B167]-[.B177])/[.B177]*100; 2)" office:value-type="float" office:value="-2.7" calcext:value-type="float">
            <text:p>-2.7</text:p>
          </table:table-cell>
          <table:table-cell table:formula="of:=[.H167]-[.H168]" office:value-type="float" office:value="0.72" calcext:value-type="float">
            <text:p>0.72</text:p>
          </table:table-cell>
          <table:table-cell table:formula="of:=[.I167]-[.I168]" office:value-type="float" office:value="-0.0999999999999999" calcext:value-type="float">
            <text:p>-0.1</text:p>
          </table:table-cell>
          <table:table-cell table:formula="of:=[.J167]-[.J168]" office:value-type="float" office:value="-0.34" calcext:value-type="float">
            <text:p>-0.34</text:p>
          </table:table-cell>
        </table:table-row>
        <table:table-row table:style-name="ro1">
          <table:table-cell office:value-type="string" calcext:value-type="string">
            <text:p>Oct 19, 2018</text:p>
          </table:table-cell>
          <table:table-cell office:value-type="float" office:value="6478.07" calcext:value-type="float">
            <text:p>6478.07</text:p>
          </table:table-cell>
          <table:table-cell office:value-type="float" office:value="6493.68" calcext:value-type="float">
            <text:p>6493.68</text:p>
          </table:table-cell>
          <table:table-cell office:value-type="float" office:value="6445.31" calcext:value-type="float">
            <text:p>6445.31</text:p>
          </table:table-cell>
          <table:table-cell office:value-type="float" office:value="6465.41" calcext:value-type="float">
            <text:p>6465.41</text:p>
          </table:table-cell>
          <table:table-cell office:value-type="float" office:value="3578870000" calcext:value-type="float">
            <text:p>3578870000</text:p>
          </table:table-cell>
          <table:table-cell office:value-type="float" office:value="112052990522" calcext:value-type="float">
            <text:p>112052990522</text:p>
          </table:table-cell>
          <table:table-cell table:formula="of:=ROUND(([.B168]-[.B169])/[.B169]*100;2)" office:value-type="float" office:value="-0.98" calcext:value-type="float">
            <text:p>-0.98</text:p>
          </table:table-cell>
          <table:table-cell table:formula="of:=ROUND(([.B168]-[.B171])/[.B171]*100; 2)" office:value-type="float" office:value="-1.87" calcext:value-type="float">
            <text:p>-1.87</text:p>
          </table:table-cell>
          <table:table-cell table:formula="of:=ROUND(([.B168]-[.B173])/[.B173]*100; 2)" office:value-type="float" office:value="3.01" calcext:value-type="float">
            <text:p>3.01</text:p>
          </table:table-cell>
          <table:table-cell table:formula="of:=ROUND(([.B168]-[.B178])/[.B178]*100; 2)" office:value-type="float" office:value="-2.63" calcext:value-type="float">
            <text:p>-2.63</text:p>
          </table:table-cell>
          <table:table-cell table:formula="of:=[.H168]-[.H169]" office:value-type="float" office:value="-0.25" calcext:value-type="float">
            <text:p>-0.25</text:p>
          </table:table-cell>
          <table:table-cell table:formula="of:=[.I168]-[.I169]" office:value-type="float" office:value="-5.84" calcext:value-type="float">
            <text:p>-5.84</text:p>
          </table:table-cell>
          <table:table-cell table:formula="of:=[.J168]-[.J169]" office:value-type="float" office:value="-1.2" calcext:value-type="float">
            <text:p>-1.2</text:p>
          </table:table-cell>
        </table:table-row>
        <table:table-row table:style-name="ro1">
          <table:table-cell office:value-type="string" calcext:value-type="string">
            <text:p>Oct 18, 2018</text:p>
          </table:table-cell>
          <table:table-cell office:value-type="float" office:value="6542.33" calcext:value-type="float">
            <text:p>6542.33</text:p>
          </table:table-cell>
          <table:table-cell office:value-type="float" office:value="6567.54" calcext:value-type="float">
            <text:p>6567.54</text:p>
          </table:table-cell>
          <table:table-cell office:value-type="float" office:value="6450.04" calcext:value-type="float">
            <text:p>6450.04</text:p>
          </table:table-cell>
          <table:table-cell office:value-type="float" office:value="6476.71" calcext:value-type="float">
            <text:p>6476.71</text:p>
          </table:table-cell>
          <table:table-cell office:value-type="float" office:value="3924080000" calcext:value-type="float">
            <text:p>3924080000</text:p>
          </table:table-cell>
          <table:table-cell office:value-type="float" office:value="112237252159" calcext:value-type="float">
            <text:p>112237252159</text:p>
          </table:table-cell>
          <table:table-cell table:formula="of:=ROUND(([.B169]-[.B170])/[.B170]*100;2)" office:value-type="float" office:value="-0.73" calcext:value-type="float">
            <text:p>-0.73</text:p>
          </table:table-cell>
          <table:table-cell table:formula="of:=ROUND(([.B169]-[.B172])/[.B172]*100; 2)" office:value-type="float" office:value="3.97" calcext:value-type="float">
            <text:p>3.97</text:p>
          </table:table-cell>
          <table:table-cell table:formula="of:=ROUND(([.B169]-[.B174])/[.B174]*100; 2)" office:value-type="float" office:value="4.21" calcext:value-type="float">
            <text:p>4.21</text:p>
          </table:table-cell>
          <table:table-cell table:formula="of:=ROUND(([.B169]-[.B179])/[.B179]*100; 2)" office:value-type="float" office:value="-0.88" calcext:value-type="float">
            <text:p>-0.88</text:p>
          </table:table-cell>
          <table:table-cell table:formula="of:=[.H169]-[.H170]" office:value-type="float" office:value="-0.57" calcext:value-type="float">
            <text:p>-0.57</text:p>
          </table:table-cell>
          <table:table-cell table:formula="of:=[.I169]-[.I170]" office:value-type="float" office:value="-0.83" calcext:value-type="float">
            <text:p>-0.83</text:p>
          </table:table-cell>
          <table:table-cell table:formula="of:=[.J169]-[.J170]" office:value-type="float" office:value="-1.42" calcext:value-type="float">
            <text:p>-1.42</text:p>
          </table:table-cell>
        </table:table-row>
        <table:table-row table:style-name="ro1">
          <table:table-cell office:value-type="string" calcext:value-type="string">
            <text:p>Oct 17, 2018</text:p>
          </table:table-cell>
          <table:table-cell office:value-type="float" office:value="6590.52" calcext:value-type="float">
            <text:p>6590.52</text:p>
          </table:table-cell>
          <table:table-cell office:value-type="float" office:value="6601.21" calcext:value-type="float">
            <text:p>6601.21</text:p>
          </table:table-cell>
          <table:table-cell office:value-type="float" office:value="6517.45" calcext:value-type="float">
            <text:p>6517.45</text:p>
          </table:table-cell>
          <table:table-cell office:value-type="float" office:value="6544.43" calcext:value-type="float">
            <text:p>6544.43</text:p>
          </table:table-cell>
          <table:table-cell office:value-type="float" office:value="4088420000" calcext:value-type="float">
            <text:p>4088420000</text:p>
          </table:table-cell>
          <table:table-cell office:value-type="float" office:value="113399343801" calcext:value-type="float">
            <text:p>113399343801</text:p>
          </table:table-cell>
          <table:table-cell table:formula="of:=ROUND(([.B170]-[.B171])/[.B171]*100;2)" office:value-type="float" office:value="-0.16" calcext:value-type="float">
            <text:p>-0.16</text:p>
          </table:table-cell>
          <table:table-cell table:formula="of:=ROUND(([.B170]-[.B173])/[.B173]*100; 2)" office:value-type="float" office:value="4.8" calcext:value-type="float">
            <text:p>4.8</text:p>
          </table:table-cell>
          <table:table-cell table:formula="of:=ROUND(([.B170]-[.B175])/[.B175]*100; 2)" office:value-type="float" office:value="5.63" calcext:value-type="float">
            <text:p>5.63</text:p>
          </table:table-cell>
          <table:table-cell table:formula="of:=ROUND(([.B170]-[.B180])/[.B180]*100; 2)" office:value-type="float" office:value="-0" calcext:value-type="float">
            <text:p>0</text:p>
          </table:table-cell>
          <table:table-cell table:formula="of:=[.H170]-[.H171]" office:value-type="float" office:value="-5.07" calcext:value-type="float">
            <text:p>-5.07</text:p>
          </table:table-cell>
          <table:table-cell table:formula="of:=[.I170]-[.I171]" office:value-type="float" office:value="-0.350000000000001" calcext:value-type="float">
            <text:p>-0.350000000000001</text:p>
          </table:table-cell>
          <table:table-cell table:formula="of:=[.J170]-[.J171]" office:value-type="float" office:value="5.41" calcext:value-type="float">
            <text:p>5.41</text:p>
          </table:table-cell>
        </table:table-row>
        <table:table-row table:style-name="ro1">
          <table:table-cell office:value-type="string" calcext:value-type="string">
            <text:p>Oct 16, 2018</text:p>
          </table:table-cell>
          <table:table-cell office:value-type="float" office:value="6601.41" calcext:value-type="float">
            <text:p>6601.41</text:p>
          </table:table-cell>
          <table:table-cell office:value-type="float" office:value="6673.59" calcext:value-type="float">
            <text:p>6673.59</text:p>
          </table:table-cell>
          <table:table-cell office:value-type="float" office:value="6571.37" calcext:value-type="float">
            <text:p>6571.37</text:p>
          </table:table-cell>
          <table:table-cell office:value-type="float" office:value="6596.11" calcext:value-type="float">
            <text:p>6596.11</text:p>
          </table:table-cell>
          <table:table-cell office:value-type="float" office:value="4074800000" calcext:value-type="float">
            <text:p>4074800000</text:p>
          </table:table-cell>
          <table:table-cell office:value-type="float" office:value="114283707152" calcext:value-type="float">
            <text:p>114283707152</text:p>
          </table:table-cell>
          <table:table-cell table:formula="of:=ROUND(([.B171]-[.B172])/[.B172]*100;2)" office:value-type="float" office:value="4.91" calcext:value-type="float">
            <text:p>4.91</text:p>
          </table:table-cell>
          <table:table-cell table:formula="of:=ROUND(([.B171]-[.B174])/[.B174]*100; 2)" office:value-type="float" office:value="5.15" calcext:value-type="float">
            <text:p>5.15</text:p>
          </table:table-cell>
          <table:table-cell table:formula="of:=ROUND(([.B171]-[.B176])/[.B176]*100; 2)" office:value-type="float" office:value="0.22" calcext:value-type="float">
            <text:p>0.22</text:p>
          </table:table-cell>
          <table:table-cell table:formula="of:=ROUND(([.B171]-[.B181])/[.B181]*100; 2)" office:value-type="float" office:value="-0.32" calcext:value-type="float">
            <text:p>-0.32</text:p>
          </table:table-cell>
          <table:table-cell table:formula="of:=[.H171]-[.H172]" office:value-type="float" office:value="4.84" calcext:value-type="float">
            <text:p>4.84</text:p>
          </table:table-cell>
          <table:table-cell table:formula="of:=[.I171]-[.I172]" office:value-type="float" office:value="4.29" calcext:value-type="float">
            <text:p>4.29</text:p>
          </table:table-cell>
          <table:table-cell table:formula="of:=[.J171]-[.J172]" office:value-type="float" office:value="5.46" calcext:value-type="float">
            <text:p>5.46</text:p>
          </table:table-cell>
        </table:table-row>
        <table:table-row table:style-name="ro1">
          <table:table-cell office:value-type="string" calcext:value-type="string">
            <text:p>Oct 15, 2018</text:p>
          </table:table-cell>
          <table:table-cell office:value-type="float" office:value="6292.64" calcext:value-type="float">
            <text:p>6292.64</text:p>
          </table:table-cell>
          <table:table-cell office:value-type="float" office:value="6965.06" calcext:value-type="float">
            <text:p>6965.06</text:p>
          </table:table-cell>
          <table:table-cell office:value-type="float" office:value="6258.68" calcext:value-type="float">
            <text:p>6258.68</text:p>
          </table:table-cell>
          <table:table-cell office:value-type="float" office:value="6596.54" calcext:value-type="float">
            <text:p>6596.54</text:p>
          </table:table-cell>
          <table:table-cell office:value-type="float" office:value="7370770000" calcext:value-type="float">
            <text:p>7370770000</text:p>
          </table:table-cell>
          <table:table-cell office:value-type="float" office:value="114280022340" calcext:value-type="float">
            <text:p>114280022340</text:p>
          </table:table-cell>
          <table:table-cell table:formula="of:=ROUND(([.B172]-[.B173])/[.B173]*100;2)" office:value-type="float" office:value="0.07" calcext:value-type="float">
            <text:p>0.07</text:p>
          </table:table-cell>
          <table:table-cell table:formula="of:=ROUND(([.B172]-[.B175])/[.B175]*100; 2)" office:value-type="float" office:value="0.86" calcext:value-type="float">
            <text:p>0.86</text:p>
          </table:table-cell>
          <table:table-cell table:formula="of:=ROUND(([.B172]-[.B177])/[.B177]*100; 2)" office:value-type="float" office:value="-5.24" calcext:value-type="float">
            <text:p>-5.24</text:p>
          </table:table-cell>
          <table:table-cell table:formula="of:=ROUND(([.B172]-[.B182])/[.B182]*100; 2)" office:value-type="float" office:value="-4.28" calcext:value-type="float">
            <text:p>-4.28</text:p>
          </table:table-cell>
          <table:table-cell table:formula="of:=[.H172]-[.H173]" office:value-type="float" office:value="-0.1" calcext:value-type="float">
            <text:p>-0.1</text:p>
          </table:table-cell>
          <table:table-cell table:formula="of:=[.I172]-[.I173]" office:value-type="float" office:value="5.39" calcext:value-type="float">
            <text:p>5.39</text:p>
          </table:table-cell>
          <table:table-cell table:formula="of:=[.J172]-[.J173]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Oct 14, 2018</text:p>
          </table:table-cell>
          <table:table-cell office:value-type="float" office:value="6288.49" calcext:value-type="float">
            <text:p>6288.49</text:p>
          </table:table-cell>
          <table:table-cell office:value-type="float" office:value="6363.21" calcext:value-type="float">
            <text:p>6363.21</text:p>
          </table:table-cell>
          <table:table-cell office:value-type="float" office:value="6280.15" calcext:value-type="float">
            <text:p>6280.15</text:p>
          </table:table-cell>
          <table:table-cell office:value-type="float" office:value="6290.93" calcext:value-type="float">
            <text:p>6290.93</text:p>
          </table:table-cell>
          <table:table-cell office:value-type="float" office:value="3085320000" calcext:value-type="float">
            <text:p>3085320000</text:p>
          </table:table-cell>
          <table:table-cell office:value-type="float" office:value="108972590373" calcext:value-type="float">
            <text:p>108972590373</text:p>
          </table:table-cell>
          <table:table-cell table:formula="of:=ROUND(([.B173]-[.B174])/[.B174]*100;2)" office:value-type="float" office:value="0.17" calcext:value-type="float">
            <text:p>0.17</text:p>
          </table:table-cell>
          <table:table-cell table:formula="of:=ROUND(([.B173]-[.B176])/[.B176]*100; 2)" office:value-type="float" office:value="-4.53" calcext:value-type="float">
            <text:p>-4.53</text:p>
          </table:table-cell>
          <table:table-cell table:formula="of:=ROUND(([.B173]-[.B178])/[.B178]*100; 2)" office:value-type="float" office:value="-5.48" calcext:value-type="float">
            <text:p>-5.48</text:p>
          </table:table-cell>
          <table:table-cell table:formula="of:=ROUND(([.B173]-[.B183])/[.B183]*100; 2)" office:value-type="float" office:value="-3.22" calcext:value-type="float">
            <text:p>-3.22</text:p>
          </table:table-cell>
          <table:table-cell table:formula="of:=[.H173]-[.H174]" office:value-type="float" office:value="-0.45" calcext:value-type="float">
            <text:p>-0.45</text:p>
          </table:table-cell>
          <table:table-cell table:formula="of:=[.I173]-[.I174]" office:value-type="float" office:value="0.92" calcext:value-type="float">
            <text:p>0.92</text:p>
          </table:table-cell>
          <table:table-cell table:formula="of:=[.J173]-[.J174]" office:value-type="float" office:value="-0.600000000000001" calcext:value-type="float">
            <text:p>-0.600000000000001</text:p>
          </table:table-cell>
        </table:table-row>
        <table:table-row table:style-name="ro1">
          <table:table-cell office:value-type="string" calcext:value-type="string">
            <text:p>Oct 13, 2018</text:p>
          </table:table-cell>
          <table:table-cell office:value-type="float" office:value="6278.08" calcext:value-type="float">
            <text:p>6278.08</text:p>
          </table:table-cell>
          <table:table-cell office:value-type="float" office:value="6308.51" calcext:value-type="float">
            <text:p>6308.51</text:p>
          </table:table-cell>
          <table:table-cell office:value-type="float" office:value="6259.81" calcext:value-type="float">
            <text:p>6259.81</text:p>
          </table:table-cell>
          <table:table-cell office:value-type="float" office:value="6285.99" calcext:value-type="float">
            <text:p>6285.99</text:p>
          </table:table-cell>
          <table:table-cell office:value-type="float" office:value="3064030000" calcext:value-type="float">
            <text:p>3064030000</text:p>
          </table:table-cell>
          <table:table-cell office:value-type="float" office:value="108878136724" calcext:value-type="float">
            <text:p>108878136724</text:p>
          </table:table-cell>
          <table:table-cell table:formula="of:=ROUND(([.B174]-[.B175])/[.B175]*100;2)" office:value-type="float" office:value="0.62" calcext:value-type="float">
            <text:p>0.62</text:p>
          </table:table-cell>
          <table:table-cell table:formula="of:=ROUND(([.B174]-[.B177])/[.B177]*100; 2)" office:value-type="float" office:value="-5.45" calcext:value-type="float">
            <text:p>-5.45</text:p>
          </table:table-cell>
          <table:table-cell table:formula="of:=ROUND(([.B174]-[.B179])/[.B179]*100; 2)" office:value-type="float" office:value="-4.88" calcext:value-type="float">
            <text:p>-4.88</text:p>
          </table:table-cell>
          <table:table-cell table:formula="of:=ROUND(([.B174]-[.B184])/[.B184]*100; 2)" office:value-type="float" office:value="-4.21" calcext:value-type="float">
            <text:p>-4.21</text:p>
          </table:table-cell>
          <table:table-cell table:formula="of:=[.H174]-[.H175]" office:value-type="float" office:value="5.9" calcext:value-type="float">
            <text:p>5.9</text:p>
          </table:table-cell>
          <table:table-cell table:formula="of:=[.I174]-[.I175]" office:value-type="float" office:value="0.77" calcext:value-type="float">
            <text:p>0.77</text:p>
          </table:table-cell>
          <table:table-cell table:formula="of:=[.J174]-[.J175]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Oct 12, 2018</text:p>
          </table:table-cell>
          <table:table-cell office:value-type="float" office:value="6239.25" calcext:value-type="float">
            <text:p>6239.25</text:p>
          </table:table-cell>
          <table:table-cell office:value-type="float" office:value="6328.5" calcext:value-type="float">
            <text:p>6328.5</text:p>
          </table:table-cell>
          <table:table-cell office:value-type="float" office:value="6236.47" calcext:value-type="float">
            <text:p>6236.47</text:p>
          </table:table-cell>
          <table:table-cell office:value-type="float" office:value="6274.58" calcext:value-type="float">
            <text:p>6274.58</text:p>
          </table:table-cell>
          <table:table-cell office:value-type="float" office:value="3783500000" calcext:value-type="float">
            <text:p>3783500000</text:p>
          </table:table-cell>
          <table:table-cell office:value-type="float" office:value="108669526315" calcext:value-type="float">
            <text:p>108669526315</text:p>
          </table:table-cell>
          <table:table-cell table:formula="of:=ROUND(([.B175]-[.B176])/[.B176]*100;2)" office:value-type="float" office:value="-5.28" calcext:value-type="float">
            <text:p>-5.28</text:p>
          </table:table-cell>
          <table:table-cell table:formula="of:=ROUND(([.B175]-[.B178])/[.B178]*100; 2)" office:value-type="float" office:value="-6.22" calcext:value-type="float">
            <text:p>-6.22</text:p>
          </table:table-cell>
          <table:table-cell table:formula="of:=ROUND(([.B175]-[.B180])/[.B180]*100; 2)" office:value-type="float" office:value="-5.33" calcext:value-type="float">
            <text:p>-5.33</text:p>
          </table:table-cell>
          <table:table-cell table:formula="of:=ROUND(([.B175]-[.B185])/[.B185]*100; 2)" office:value-type="float" office:value="-5.37" calcext:value-type="float">
            <text:p>-5.37</text:p>
          </table:table-cell>
          <table:table-cell table:formula="of:=[.H175]-[.H176]" office:value-type="float" office:value="-4.47" calcext:value-type="float">
            <text:p>-4.47</text:p>
          </table:table-cell>
          <table:table-cell table:formula="of:=[.I175]-[.I176]" office:value-type="float" office:value="-6.02" calcext:value-type="float">
            <text:p>-6.02</text:p>
          </table:table-cell>
          <table:table-cell table:formula="of:=[.J175]-[.J176]" office:value-type="float" office:value="-4.79" calcext:value-type="float">
            <text:p>-4.79</text:p>
          </table:table-cell>
        </table:table-row>
        <table:table-row table:style-name="ro1">
          <table:table-cell office:value-type="string" calcext:value-type="string">
            <text:p>Oct 11, 2018</text:p>
          </table:table-cell>
          <table:table-cell table:number-columns-repeated="2" office:value-type="float" office:value="6586.74" calcext:value-type="float">
            <text:p>6586.74</text:p>
          </table:table-cell>
          <table:table-cell office:value-type="float" office:value="6243.74" calcext:value-type="float">
            <text:p>6243.74</text:p>
          </table:table-cell>
          <table:table-cell office:value-type="float" office:value="6256.24" calcext:value-type="float">
            <text:p>6256.24</text:p>
          </table:table-cell>
          <table:table-cell office:value-type="float" office:value="5181640000" calcext:value-type="float">
            <text:p>5181640000</text:p>
          </table:table-cell>
          <table:table-cell office:value-type="float" office:value="108341572839" calcext:value-type="float">
            <text:p>108341572839</text:p>
          </table:table-cell>
          <table:table-cell table:formula="of:=ROUND(([.B176]-[.B177])/[.B177]*100;2)" office:value-type="float" office:value="-0.81" calcext:value-type="float">
            <text:p>-0.81</text:p>
          </table:table-cell>
          <table:table-cell table:formula="of:=ROUND(([.B176]-[.B179])/[.B179]*100; 2)" office:value-type="float" office:value="-0.2" calcext:value-type="float">
            <text:p>-0.2</text:p>
          </table:table-cell>
          <table:table-cell table:formula="of:=ROUND(([.B176]-[.B181])/[.B181]*100; 2)" office:value-type="float" office:value="-0.54" calcext:value-type="float">
            <text:p>-0.54</text:p>
          </table:table-cell>
          <table:table-cell table:formula="of:=ROUND(([.B176]-[.B186])/[.B186]*100; 2)" office:value-type="float" office:value="-0.5" calcext:value-type="float">
            <text:p>-0.5</text:p>
          </table:table-cell>
          <table:table-cell table:formula="of:=[.H176]-[.H177]" office:value-type="float" office:value="-0.62" calcext:value-type="float">
            <text:p>-0.62</text:p>
          </table:table-cell>
          <table:table-cell table:formula="of:=[.I176]-[.I177]" office:value-type="float" office:value="-0.95" calcext:value-type="float">
            <text:p>-0.95</text:p>
          </table:table-cell>
          <table:table-cell table:formula="of:=[.J176]-[.J177]" office:value-type="float" office:value="-1.55" calcext:value-type="float">
            <text:p>-1.55</text:p>
          </table:table-cell>
        </table:table-row>
        <table:table-row table:style-name="ro1">
          <table:table-cell office:value-type="string" calcext:value-type="string">
            <text:p>Oct 10, 2018</text:p>
          </table:table-cell>
          <table:table-cell table:number-columns-repeated="2" office:value-type="float" office:value="6640.29" calcext:value-type="float">
            <text:p>6640.29</text:p>
          </table:table-cell>
          <table:table-cell office:value-type="float" office:value="6538.96" calcext:value-type="float">
            <text:p>6538.96</text:p>
          </table:table-cell>
          <table:table-cell office:value-type="float" office:value="6585.53" calcext:value-type="float">
            <text:p>6585.53</text:p>
          </table:table-cell>
          <table:table-cell office:value-type="float" office:value="3787650000" calcext:value-type="float">
            <text:p>3787650000</text:p>
          </table:table-cell>
          <table:table-cell office:value-type="float" office:value="114030835912" calcext:value-type="float">
            <text:p>114030835912</text:p>
          </table:table-cell>
          <table:table-cell table:formula="of:=ROUND(([.B177]-[.B178])/[.B178]*100;2)" office:value-type="float" office:value="-0.19" calcext:value-type="float">
            <text:p>-0.19</text:p>
          </table:table-cell>
          <table:table-cell table:formula="of:=ROUND(([.B177]-[.B180])/[.B180]*100; 2)" office:value-type="float" office:value="0.75" calcext:value-type="float">
            <text:p>0.75</text:p>
          </table:table-cell>
          <table:table-cell table:formula="of:=ROUND(([.B177]-[.B182])/[.B182]*100; 2)" office:value-type="float" office:value="1.01" calcext:value-type="float">
            <text:p>1.01</text:p>
          </table:table-cell>
          <table:table-cell table:formula="of:=ROUND(([.B177]-[.B187])/[.B187]*100; 2)" office:value-type="float" office:value="0.54" calcext:value-type="float">
            <text:p>0.54</text:p>
          </table:table-cell>
          <table:table-cell table:formula="of:=[.H177]-[.H178]" office:value-type="float" office:value="-0.99" calcext:value-type="float">
            <text:p>-0.99</text:p>
          </table:table-cell>
          <table:table-cell table:formula="of:=[.I177]-[.I178]" office:value-type="float" office:value="0.29" calcext:value-type="float">
            <text:p>0.29</text:p>
          </table:table-cell>
          <table:table-cell table:formula="of:=[.J177]-[.J178]" office:value-type="float" office:value="-1.38" calcext:value-type="float">
            <text:p>-1.38</text:p>
          </table:table-cell>
        </table:table-row>
        <table:table-row table:style-name="ro1">
          <table:table-cell office:value-type="string" calcext:value-type="string">
            <text:p>Oct 09, 2018</text:p>
          </table:table-cell>
          <table:table-cell office:value-type="float" office:value="6653.08" calcext:value-type="float">
            <text:p>6653.08</text:p>
          </table:table-cell>
          <table:table-cell office:value-type="float" office:value="6661.41" calcext:value-type="float">
            <text:p>6661.41</text:p>
          </table:table-cell>
          <table:table-cell office:value-type="float" office:value="6606.94" calcext:value-type="float">
            <text:p>6606.94</text:p>
          </table:table-cell>
          <table:table-cell office:value-type="float" office:value="6642.64" calcext:value-type="float">
            <text:p>6642.64</text:p>
          </table:table-cell>
          <table:table-cell office:value-type="float" office:value="3580810000" calcext:value-type="float">
            <text:p>3580810000</text:p>
          </table:table-cell>
          <table:table-cell office:value-type="float" office:value="115007759484" calcext:value-type="float">
            <text:p>115007759484</text:p>
          </table:table-cell>
          <table:table-cell table:formula="of:=ROUND(([.B178]-[.B179])/[.B179]*100;2)" office:value-type="float" office:value="0.8" calcext:value-type="float">
            <text:p>0.8</text:p>
          </table:table-cell>
          <table:table-cell table:formula="of:=ROUND(([.B178]-[.B181])/[.B181]*100; 2)" office:value-type="float" office:value="0.46" calcext:value-type="float">
            <text:p>0.46</text:p>
          </table:table-cell>
          <table:table-cell table:formula="of:=ROUND(([.B178]-[.B183])/[.B183]*100; 2)" office:value-type="float" office:value="2.39" calcext:value-type="float">
            <text:p>2.39</text:p>
          </table:table-cell>
          <table:table-cell table:formula="of:=ROUND(([.B178]-[.B188])/[.B188]*100; 2)" office:value-type="float" office:value="0.15" calcext:value-type="float">
            <text:p>0.15</text:p>
          </table:table-cell>
          <table:table-cell table:formula="of:=[.H178]-[.H179]" office:value-type="float" office:value="0.66" calcext:value-type="float">
            <text:p>0.66</text:p>
          </table:table-cell>
          <table:table-cell table:formula="of:=[.I178]-[.I179]" office:value-type="float" office:value="0.06" calcext:value-type="float">
            <text:p>0.06</text:p>
          </table:table-cell>
          <table:table-cell table:formula="of:=[.J178]-[.J179]" office:value-type="float" office:value="1.68" calcext:value-type="float">
            <text:p>1.68</text:p>
          </table:table-cell>
        </table:table-row>
        <table:table-row table:style-name="ro1">
          <table:table-cell office:value-type="string" calcext:value-type="string">
            <text:p>Oct 08, 2018</text:p>
          </table:table-cell>
          <table:table-cell office:value-type="float" office:value="6600.19" calcext:value-type="float">
            <text:p>6600.19</text:p>
          </table:table-cell>
          <table:table-cell office:value-type="float" office:value="6675.06" calcext:value-type="float">
            <text:p>6675.06</text:p>
          </table:table-cell>
          <table:table-cell office:value-type="float" office:value="6576.04" calcext:value-type="float">
            <text:p>6576.04</text:p>
          </table:table-cell>
          <table:table-cell office:value-type="float" office:value="6652.23" calcext:value-type="float">
            <text:p>6652.23</text:p>
          </table:table-cell>
          <table:table-cell office:value-type="float" office:value="3979460000" calcext:value-type="float">
            <text:p>3979460000</text:p>
          </table:table-cell>
          <table:table-cell office:value-type="float" office:value="115162906843" calcext:value-type="float">
            <text:p>115162906843</text:p>
          </table:table-cell>
          <table:table-cell table:formula="of:=ROUND(([.B179]-[.B180])/[.B180]*100;2)" office:value-type="float" office:value="0.14" calcext:value-type="float">
            <text:p>0.14</text:p>
          </table:table-cell>
          <table:table-cell table:formula="of:=ROUND(([.B179]-[.B182])/[.B182]*100; 2)" office:value-type="float" office:value="0.4" calcext:value-type="float">
            <text:p>0.4</text:p>
          </table:table-cell>
          <table:table-cell table:formula="of:=ROUND(([.B179]-[.B184])/[.B184]*100; 2)" office:value-type="float" office:value="0.71" calcext:value-type="float">
            <text:p>0.71</text:p>
          </table:table-cell>
          <table:table-cell table:formula="of:=ROUND(([.B179]-[.B189])/[.B189]*100; 2)" office:value-type="float" office:value="-1.18" calcext:value-type="float">
            <text:p>-1.18</text:p>
          </table:table-cell>
          <table:table-cell table:formula="of:=[.H179]-[.H180]" office:value-type="float" office:value="0.62" calcext:value-type="float">
            <text:p>0.62</text:p>
          </table:table-cell>
          <table:table-cell table:formula="of:=[.I179]-[.I180]" office:value-type="float" office:value="-1.03" calcext:value-type="float">
            <text:p>-1.03</text:p>
          </table:table-cell>
          <table:table-cell table:formula="of:=[.J179]-[.J180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Oct 07, 2018</text:p>
          </table:table-cell>
          <table:table-cell office:value-type="float" office:value="6590.68" calcext:value-type="float">
            <text:p>6590.68</text:p>
          </table:table-cell>
          <table:table-cell office:value-type="float" office:value="6641.49" calcext:value-type="float">
            <text:p>6641.49</text:p>
          </table:table-cell>
          <table:table-cell office:value-type="float" office:value="6557.04" calcext:value-type="float">
            <text:p>6557.04</text:p>
          </table:table-cell>
          <table:table-cell office:value-type="float" office:value="6602.95" calcext:value-type="float">
            <text:p>6602.95</text:p>
          </table:table-cell>
          <table:table-cell office:value-type="float" office:value="3306630000" calcext:value-type="float">
            <text:p>3306630000</text:p>
          </table:table-cell>
          <table:table-cell office:value-type="float" office:value="114298880311" calcext:value-type="float">
            <text:p>114298880311</text:p>
          </table:table-cell>
          <table:table-cell table:formula="of:=ROUND(([.B180]-[.B181])/[.B181]*100;2)" office:value-type="float" office:value="-0.48" calcext:value-type="float">
            <text:p>-0.48</text:p>
          </table:table-cell>
          <table:table-cell table:formula="of:=ROUND(([.B180]-[.B183])/[.B183]*100; 2)" office:value-type="float" office:value="1.43" calcext:value-type="float">
            <text:p>1.43</text:p>
          </table:table-cell>
          <table:table-cell table:formula="of:=ROUND(([.B180]-[.B185])/[.B185]*100; 2)" office:value-type="float" office:value="-0.04" calcext:value-type="float">
            <text:p>-0.04</text:p>
          </table:table-cell>
          <table:table-cell table:formula="of:=ROUND(([.B180]-[.B190])/[.B190]*100; 2)" office:value-type="float" office:value="1.47" calcext:value-type="float">
            <text:p>1.47</text:p>
          </table:table-cell>
          <table:table-cell table:formula="of:=[.H180]-[.H181]" office:value-type="float" office:value="-1.21" calcext:value-type="float">
            <text:p>-1.21</text:p>
          </table:table-cell>
          <table:table-cell table:formula="of:=[.I180]-[.I181]" office:value-type="float" office:value="0.38" calcext:value-type="float">
            <text:p>0.38</text:p>
          </table:table-cell>
          <table:table-cell table:formula="of:=[.J180]-[.J181]" office:value-type="float" office:value="-0.08" calcext:value-type="float">
            <text:p>-0.08</text:p>
          </table:table-cell>
        </table:table-row>
        <table:table-row table:style-name="ro1">
          <table:table-cell office:value-type="string" calcext:value-type="string">
            <text:p>Oct 06, 2018</text:p>
          </table:table-cell>
          <table:table-cell office:value-type="float" office:value="6622.45" calcext:value-type="float">
            <text:p>6622.45</text:p>
          </table:table-cell>
          <table:table-cell office:value-type="float" office:value="6628.54" calcext:value-type="float">
            <text:p>6628.54</text:p>
          </table:table-cell>
          <table:table-cell office:value-type="float" office:value="6577.8" calcext:value-type="float">
            <text:p>6577.8</text:p>
          </table:table-cell>
          <table:table-cell office:value-type="float" office:value="6588.31" calcext:value-type="float">
            <text:p>6588.31</text:p>
          </table:table-cell>
          <table:table-cell office:value-type="float" office:value="3259740000" calcext:value-type="float">
            <text:p>3259740000</text:p>
          </table:table-cell>
          <table:table-cell office:value-type="float" office:value="114033598927" calcext:value-type="float">
            <text:p>114033598927</text:p>
          </table:table-cell>
          <table:table-cell table:formula="of:=ROUND(([.B181]-[.B182])/[.B182]*100;2)" office:value-type="float" office:value="0.73" calcext:value-type="float">
            <text:p>0.73</text:p>
          </table:table-cell>
          <table:table-cell table:formula="of:=ROUND(([.B181]-[.B184])/[.B184]*100; 2)" office:value-type="float" office:value="1.05" calcext:value-type="float">
            <text:p>1.05</text:p>
          </table:table-cell>
          <table:table-cell table:formula="of:=ROUND(([.B181]-[.B186])/[.B186]*100; 2)" office:value-type="float" office:value="0.04" calcext:value-type="float">
            <text:p>0.04</text:p>
          </table:table-cell>
          <table:table-cell table:formula="of:=ROUND(([.B181]-[.B191])/[.B191]*100; 2)" office:value-type="float" office:value="2.63" calcext:value-type="float">
            <text:p>2.63</text:p>
          </table:table-cell>
          <table:table-cell table:formula="of:=[.H181]-[.H182]" office:value-type="float" office:value="-0.44" calcext:value-type="float">
            <text:p>-0.44</text:p>
          </table:table-cell>
          <table:table-cell table:formula="of:=[.I181]-[.I182]" office:value-type="float" office:value="1.34" calcext:value-type="float">
            <text:p>1.34</text:p>
          </table:table-cell>
          <table:table-cell table:formula="of:=[.J181]-[.J182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Oct 05, 2018</text:p>
          </table:table-cell>
          <table:table-cell office:value-type="float" office:value="6574.15" calcext:value-type="float">
            <text:p>6574.15</text:p>
          </table:table-cell>
          <table:table-cell office:value-type="float" office:value="6623.62" calcext:value-type="float">
            <text:p>6623.62</text:p>
          </table:table-cell>
          <table:table-cell office:value-type="float" office:value="6557.41" calcext:value-type="float">
            <text:p>6557.41</text:p>
          </table:table-cell>
          <table:table-cell office:value-type="float" office:value="6622.48" calcext:value-type="float">
            <text:p>6622.48</text:p>
          </table:table-cell>
          <table:table-cell office:value-type="float" office:value="3671500000" calcext:value-type="float">
            <text:p>3671500000</text:p>
          </table:table-cell>
          <table:table-cell office:value-type="float" office:value="114614764674" calcext:value-type="float">
            <text:p>114614764674</text:p>
          </table:table-cell>
          <table:table-cell table:formula="of:=ROUND(([.B182]-[.B183])/[.B183]*100;2)" office:value-type="float" office:value="1.17" calcext:value-type="float">
            <text:p>1.17</text:p>
          </table:table-cell>
          <table:table-cell table:formula="of:=ROUND(([.B182]-[.B185])/[.B185]*100; 2)" office:value-type="float" office:value="-0.29" calcext:value-type="float">
            <text:p>-0.29</text:p>
          </table:table-cell>
          <table:table-cell table:formula="of:=ROUND(([.B182]-[.B187])/[.B187]*100; 2)" office:value-type="float" office:value="-0.46" calcext:value-type="float">
            <text:p>-0.46</text:p>
          </table:table-cell>
          <table:table-cell table:formula="of:=ROUND(([.B182]-[.B192])/[.B192]*100; 2)" office:value-type="float" office:value="-0.45" calcext:value-type="float">
            <text:p>-0.45</text:p>
          </table:table-cell>
          <table:table-cell table:formula="of:=[.H182]-[.H183]" office:value-type="float" office:value="2.02" calcext:value-type="float">
            <text:p>2.02</text:p>
          </table:table-cell>
          <table:table-cell table:formula="of:=[.I182]-[.I183]" office:value-type="float" office:value="1.55" calcext:value-type="float">
            <text:p>1.55</text:p>
          </table:table-cell>
          <table:table-cell table:formula="of:=[.J182]-[.J183]" office:value-type="float" office:value="1.73" calcext:value-type="float">
            <text:p>1.73</text:p>
          </table:table-cell>
        </table:table-row>
        <table:table-row table:style-name="ro1">
          <table:table-cell office:value-type="string" calcext:value-type="string">
            <text:p>Oct 04, 2018</text:p>
          </table:table-cell>
          <table:table-cell office:value-type="float" office:value="6497.91" calcext:value-type="float">
            <text:p>6497.91</text:p>
          </table:table-cell>
          <table:table-cell office:value-type="float" office:value="6603.31" calcext:value-type="float">
            <text:p>6603.31</text:p>
          </table:table-cell>
          <table:table-cell office:value-type="float" office:value="6497.91" calcext:value-type="float">
            <text:p>6497.91</text:p>
          </table:table-cell>
          <table:table-cell office:value-type="float" office:value="6576.69" calcext:value-type="float">
            <text:p>6576.69</text:p>
          </table:table-cell>
          <table:table-cell office:value-type="float" office:value="3838410000" calcext:value-type="float">
            <text:p>3838410000</text:p>
          </table:table-cell>
          <table:table-cell office:value-type="float" office:value="113811343543" calcext:value-type="float">
            <text:p>113811343543</text:p>
          </table:table-cell>
          <table:table-cell table:formula="of:=ROUND(([.B183]-[.B184])/[.B184]*100;2)" office:value-type="float" office:value="-0.85" calcext:value-type="float">
            <text:p>-0.85</text:p>
          </table:table-cell>
          <table:table-cell table:formula="of:=ROUND(([.B183]-[.B186])/[.B186]*100; 2)" office:value-type="float" office:value="-1.84" calcext:value-type="float">
            <text:p>-1.84</text:p>
          </table:table-cell>
          <table:table-cell table:formula="of:=ROUND(([.B183]-[.B188])/[.B188]*100; 2)" office:value-type="float" office:value="-2.19" calcext:value-type="float">
            <text:p>-2.19</text:p>
          </table:table-cell>
          <table:table-cell table:formula="of:=ROUND(([.B183]-[.B193])/[.B193]*100; 2)" office:value-type="float" office:value="-3.09" calcext:value-type="float">
            <text:p>-3.09</text:p>
          </table:table-cell>
          <table:table-cell table:formula="of:=[.H183]-[.H184]" office:value-type="float" office:value="-0.25" calcext:value-type="float">
            <text:p>-0.25</text:p>
          </table:table-cell>
          <table:table-cell table:formula="of:=[.I183]-[.I184]" office:value-type="float" office:value="-1.07" calcext:value-type="float">
            <text:p>-1.07</text:p>
          </table:table-cell>
          <table:table-cell table:formula="of:=[.J183]-[.J184]" office:value-type="float" office:value="-0.32" calcext:value-type="float">
            <text:p>-0.32</text:p>
          </table:table-cell>
        </table:table-row>
        <table:table-row table:style-name="ro1">
          <table:table-cell office:value-type="string" calcext:value-type="string">
            <text:p>Oct 03, 2018</text:p>
          </table:table-cell>
          <table:table-cell office:value-type="float" office:value="6553.86" calcext:value-type="float">
            <text:p>6553.86</text:p>
          </table:table-cell>
          <table:table-cell office:value-type="float" office:value="6571.46" calcext:value-type="float">
            <text:p>6571.46</text:p>
          </table:table-cell>
          <table:table-cell office:value-type="float" office:value="6454.03" calcext:value-type="float">
            <text:p>6454.03</text:p>
          </table:table-cell>
          <table:table-cell office:value-type="float" office:value="6502.59" calcext:value-type="float">
            <text:p>6502.59</text:p>
          </table:table-cell>
          <table:table-cell office:value-type="float" office:value="3887310000" calcext:value-type="float">
            <text:p>3887310000</text:p>
          </table:table-cell>
          <table:table-cell office:value-type="float" office:value="112516993837" calcext:value-type="float">
            <text:p>112516993837</text:p>
          </table:table-cell>
          <table:table-cell table:formula="of:=ROUND(([.B184]-[.B185])/[.B185]*100;2)" office:value-type="float" office:value="-0.6" calcext:value-type="float">
            <text:p>-0.6</text:p>
          </table:table-cell>
          <table:table-cell table:formula="of:=ROUND(([.B184]-[.B187])/[.B187]*100; 2)" office:value-type="float" office:value="-0.77" calcext:value-type="float">
            <text:p>-0.77</text:p>
          </table:table-cell>
          <table:table-cell table:formula="of:=ROUND(([.B184]-[.B189])/[.B189]*100; 2)" office:value-type="float" office:value="-1.87" calcext:value-type="float">
            <text:p>-1.87</text:p>
          </table:table-cell>
          <table:table-cell table:formula="of:=ROUND(([.B184]-[.B194])/[.B194]*100; 2)" office:value-type="float" office:value="-2.4" calcext:value-type="float">
            <text:p>-2.4</text:p>
          </table:table-cell>
          <table:table-cell table:formula="of:=[.H184]-[.H185]" office:value-type="float" office:value="-0.2" calcext:value-type="float">
            <text:p>-0.2</text:p>
          </table:table-cell>
          <table:table-cell table:formula="of:=[.I184]-[.I185]" office:value-type="float" office:value="-0.02" calcext:value-type="float">
            <text:p>-0.02</text:p>
          </table:table-cell>
          <table:table-cell table:formula="of:=[.J184]-[.J185]" office:value-type="float" office:value="-3.38" calcext:value-type="float">
            <text:p>-3.38</text:p>
          </table:table-cell>
        </table:table-row>
        <table:table-row table:style-name="ro1">
          <table:table-cell office:value-type="string" calcext:value-type="string">
            <text:p>Oct 02, 2018</text:p>
          </table:table-cell>
          <table:table-cell office:value-type="float" office:value="6593.24" calcext:value-type="float">
            <text:p>6593.24</text:p>
          </table:table-cell>
          <table:table-cell office:value-type="float" office:value="6611.84" calcext:value-type="float">
            <text:p>6611.84</text:p>
          </table:table-cell>
          <table:table-cell office:value-type="float" office:value="6537.9" calcext:value-type="float">
            <text:p>6537.9</text:p>
          </table:table-cell>
          <table:table-cell office:value-type="float" office:value="6556.1" calcext:value-type="float">
            <text:p>6556.1</text:p>
          </table:table-cell>
          <table:table-cell office:value-type="float" office:value="3979260000" calcext:value-type="float">
            <text:p>3979260000</text:p>
          </table:table-cell>
          <table:table-cell office:value-type="float" office:value="113431019760" calcext:value-type="float">
            <text:p>113431019760</text:p>
          </table:table-cell>
          <table:table-cell table:formula="of:=ROUND(([.B185]-[.B186])/[.B186]*100;2)" office:value-type="float" office:value="-0.4" calcext:value-type="float">
            <text:p>-0.4</text:p>
          </table:table-cell>
          <table:table-cell table:formula="of:=ROUND(([.B185]-[.B188])/[.B188]*100; 2)" office:value-type="float" office:value="-0.75" calcext:value-type="float">
            <text:p>-0.75</text:p>
          </table:table-cell>
          <table:table-cell table:formula="of:=ROUND(([.B185]-[.B190])/[.B190]*100; 2)" office:value-type="float" office:value="1.51" calcext:value-type="float">
            <text:p>1.51</text:p>
          </table:table-cell>
          <table:table-cell table:formula="of:=ROUND(([.B185]-[.B195])/[.B195]*100; 2)" office:value-type="float" office:value="-2.11" calcext:value-type="float">
            <text:p>-2.11</text:p>
          </table:table-cell>
          <table:table-cell table:formula="of:=[.H185]-[.H186]" office:value-type="float" office:value="-0.63" calcext:value-type="float">
            <text:p>-0.63</text:p>
          </table:table-cell>
          <table:table-cell table:formula="of:=[.I185]-[.I186]" office:value-type="float" office:value="0.13" calcext:value-type="float">
            <text:p>0.13</text:p>
          </table:table-cell>
          <table:table-cell table:formula="of:=[.J185]-[.J186]" office:value-type="float" office:value="-1.08" calcext:value-type="float">
            <text:p>-1.08</text:p>
          </table:table-cell>
        </table:table-row>
        <table:table-row table:style-name="ro1">
          <table:table-cell office:value-type="string" calcext:value-type="string">
            <text:p>Oct 01, 2018</text:p>
          </table:table-cell>
          <table:table-cell office:value-type="float" office:value="6619.85" calcext:value-type="float">
            <text:p>6619.85</text:p>
          </table:table-cell>
          <table:table-cell office:value-type="float" office:value="6653.3" calcext:value-type="float">
            <text:p>6653.3</text:p>
          </table:table-cell>
          <table:table-cell office:value-type="float" office:value="6549.08" calcext:value-type="float">
            <text:p>6549.08</text:p>
          </table:table-cell>
          <table:table-cell office:value-type="float" office:value="6589.62" calcext:value-type="float">
            <text:p>6589.62</text:p>
          </table:table-cell>
          <table:table-cell office:value-type="float" office:value="4000970000" calcext:value-type="float">
            <text:p>4000970000</text:p>
          </table:table-cell>
          <table:table-cell office:value-type="float" office:value="113999846113" calcext:value-type="float">
            <text:p>113999846113</text:p>
          </table:table-cell>
          <table:table-cell table:formula="of:=ROUND(([.B186]-[.B187])/[.B187]*100;2)" office:value-type="float" office:value="0.23" calcext:value-type="float">
            <text:p>0.23</text:p>
          </table:table-cell>
          <table:table-cell table:formula="of:=ROUND(([.B186]-[.B189])/[.B189]*100; 2)" office:value-type="float" office:value="-0.88" calcext:value-type="float">
            <text:p>-0.88</text:p>
          </table:table-cell>
          <table:table-cell table:formula="of:=ROUND(([.B186]-[.B191])/[.B191]*100; 2)" office:value-type="float" office:value="2.59" calcext:value-type="float">
            <text:p>2.59</text:p>
          </table:table-cell>
          <table:table-cell table:formula="of:=ROUND(([.B186]-[.B196])/[.B196]*100; 2)" office:value-type="float" office:value="1.63" calcext:value-type="float">
            <text:p>1.63</text:p>
          </table:table-cell>
          <table:table-cell table:formula="of:=[.H186]-[.H187]" office:value-type="float" office:value="0.81" calcext:value-type="float">
            <text:p>0.81</text:p>
          </table:table-cell>
          <table:table-cell table:formula="of:=[.I186]-[.I187]" office:value-type="float" office:value="-2.56" calcext:value-type="float">
            <text:p>-2.56</text:p>
          </table:table-cell>
          <table:table-cell table:formula="of:=[.J186]-[.J187]" office:value-type="float" office:value="2.57" calcext:value-type="float">
            <text:p>2.57</text:p>
          </table:table-cell>
        </table:table-row>
        <table:table-row table:style-name="ro1">
          <table:table-cell office:value-type="string" calcext:value-type="string">
            <text:p>Sep 30, 2018</text:p>
          </table:table-cell>
          <table:table-cell office:value-type="float" office:value="6604.71" calcext:value-type="float">
            <text:p>6604.71</text:p>
          </table:table-cell>
          <table:table-cell office:value-type="float" office:value="6643.78" calcext:value-type="float">
            <text:p>6643.78</text:p>
          </table:table-cell>
          <table:table-cell office:value-type="float" office:value="6566.54" calcext:value-type="float">
            <text:p>6566.54</text:p>
          </table:table-cell>
          <table:table-cell office:value-type="float" office:value="6625.56" calcext:value-type="float">
            <text:p>6625.56</text:p>
          </table:table-cell>
          <table:table-cell office:value-type="float" office:value="4002280000" calcext:value-type="float">
            <text:p>4002280000</text:p>
          </table:table-cell>
          <table:table-cell office:value-type="float" office:value="114608519470" calcext:value-type="float">
            <text:p>114608519470</text:p>
          </table:table-cell>
          <table:table-cell table:formula="of:=ROUND(([.B187]-[.B188])/[.B188]*100;2)" office:value-type="float" office:value="-0.58" calcext:value-type="float">
            <text:p>-0.58</text:p>
          </table:table-cell>
          <table:table-cell table:formula="of:=ROUND(([.B187]-[.B190])/[.B190]*100; 2)" office:value-type="float" office:value="1.68" calcext:value-type="float">
            <text:p>1.68</text:p>
          </table:table-cell>
          <table:table-cell table:formula="of:=ROUND(([.B187]-[.B192])/[.B192]*100; 2)" office:value-type="float" office:value="0.02" calcext:value-type="float">
            <text:p>0.02</text:p>
          </table:table-cell>
          <table:table-cell table:formula="of:=ROUND(([.B187]-[.B197])/[.B197]*100; 2)" office:value-type="float" office:value="3.22" calcext:value-type="float">
            <text:p>3.22</text:p>
          </table:table-cell>
          <table:table-cell table:formula="of:=[.H187]-[.H188]" office:value-type="float" office:value="-0.0499999999999999" calcext:value-type="float">
            <text:p>-0.05</text:p>
          </table:table-cell>
          <table:table-cell table:formula="of:=[.I187]-[.I188]" office:value-type="float" office:value="-1.27" calcext:value-type="float">
            <text:p>-1.27</text:p>
          </table:table-cell>
          <table:table-cell table:formula="of:=[.J187]-[.J188]"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Sep 29, 2018</text:p>
          </table:table-cell>
          <table:table-cell table:number-columns-repeated="2" office:value-type="float" office:value="6643.1" calcext:value-type="float">
            <text:p>6643.1</text:p>
          </table:table-cell>
          <table:table-cell office:value-type="float" office:value="6511.65" calcext:value-type="float">
            <text:p>6511.65</text:p>
          </table:table-cell>
          <table:table-cell office:value-type="float" office:value="6601.96" calcext:value-type="float">
            <text:p>6601.96</text:p>
          </table:table-cell>
          <table:table-cell office:value-type="float" office:value="4363690000" calcext:value-type="float">
            <text:p>4363690000</text:p>
          </table:table-cell>
          <table:table-cell office:value-type="float" office:value="114186839964" calcext:value-type="float">
            <text:p>114186839964</text:p>
          </table:table-cell>
          <table:table-cell table:formula="of:=ROUND(([.B188]-[.B189])/[.B189]*100;2)" office:value-type="float" office:value="-0.53" calcext:value-type="float">
            <text:p>-0.53</text:p>
          </table:table-cell>
          <table:table-cell table:formula="of:=ROUND(([.B188]-[.B191])/[.B191]*100; 2)" office:value-type="float" office:value="2.95" calcext:value-type="float">
            <text:p>2.95</text:p>
          </table:table-cell>
          <table:table-cell table:formula="of:=ROUND(([.B188]-[.B193])/[.B193]*100; 2)" office:value-type="float" office:value="-0.92" calcext:value-type="float">
            <text:p>-0.92</text:p>
          </table:table-cell>
          <table:table-cell table:formula="of:=ROUND(([.B188]-[.B198])/[.B198]*100; 2)" office:value-type="float" office:value="4.26" calcext:value-type="float">
            <text:p>4.26</text:p>
          </table:table-cell>
          <table:table-cell table:formula="of:=[.H188]-[.H189]" office:value-type="float" office:value="-3.35" calcext:value-type="float">
            <text:p>-3.35</text:p>
          </table:table-cell>
          <table:table-cell table:formula="of:=[.I188]-[.I189]" office:value-type="float" office:value="1.81" calcext:value-type="float">
            <text:p>1.81</text:p>
          </table:table-cell>
          <table:table-cell table:formula="of:=[.J188]-[.J189]" office:value-type="float" office:value="-0.38" calcext:value-type="float">
            <text:p>-0.38</text:p>
          </table:table-cell>
        </table:table-row>
        <table:table-row table:style-name="ro1">
          <table:table-cell office:value-type="string" calcext:value-type="string">
            <text:p>Sep 28, 2018</text:p>
          </table:table-cell>
          <table:table-cell office:value-type="float" office:value="6678.75" calcext:value-type="float">
            <text:p>6678.75</text:p>
          </table:table-cell>
          <table:table-cell office:value-type="float" office:value="6785.03" calcext:value-type="float">
            <text:p>6785.03</text:p>
          </table:table-cell>
          <table:table-cell office:value-type="float" office:value="6598.32" calcext:value-type="float">
            <text:p>6598.32</text:p>
          </table:table-cell>
          <table:table-cell office:value-type="float" office:value="6644.13" calcext:value-type="float">
            <text:p>6644.13</text:p>
          </table:table-cell>
          <table:table-cell office:value-type="float" office:value="5014430000" calcext:value-type="float">
            <text:p>5014430000</text:p>
          </table:table-cell>
          <table:table-cell office:value-type="float" office:value="114903584220" calcext:value-type="float">
            <text:p>114903584220</text:p>
          </table:table-cell>
          <table:table-cell table:formula="of:=ROUND(([.B189]-[.B190])/[.B190]*100;2)" office:value-type="float" office:value="2.82" calcext:value-type="float">
            <text:p>2.82</text:p>
          </table:table-cell>
          <table:table-cell table:formula="of:=ROUND(([.B189]-[.B192])/[.B192]*100; 2)" office:value-type="float" office:value="1.14" calcext:value-type="float">
            <text:p>1.14</text:p>
          </table:table-cell>
          <table:table-cell table:formula="of:=ROUND(([.B189]-[.B194])/[.B194]*100; 2)" office:value-type="float" office:value="-0.54" calcext:value-type="float">
            <text:p>-0.54</text:p>
          </table:table-cell>
          <table:table-cell table:formula="of:=ROUND(([.B189]-[.B199])/[.B199]*100; 2)" office:value-type="float" office:value="6.33" calcext:value-type="float">
            <text:p>6.33</text:p>
          </table:table-cell>
          <table:table-cell table:formula="of:=[.H189]-[.H190]" office:value-type="float" office:value="2.16" calcext:value-type="float">
            <text:p>2.16</text:p>
          </table:table-cell>
          <table:table-cell table:formula="of:=[.I189]-[.I190]" office:value-type="float" office:value="4.26" calcext:value-type="float">
            <text:p>4.26</text:p>
          </table:table-cell>
          <table:table-cell table:formula="of:=[.J189]-[.J190]" office:value-type="float" office:value="3.02" calcext:value-type="float">
            <text:p>3.02</text:p>
          </table:table-cell>
        </table:table-row>
        <table:table-row table:style-name="ro1">
          <table:table-cell office:value-type="string" calcext:value-type="string">
            <text:p>Sep 27, 2018</text:p>
          </table:table-cell>
          <table:table-cell office:value-type="float" office:value="6495.29" calcext:value-type="float">
            <text:p>6495.29</text:p>
          </table:table-cell>
          <table:table-cell office:value-type="float" office:value="6712.1" calcext:value-type="float">
            <text:p>6712.1</text:p>
          </table:table-cell>
          <table:table-cell office:value-type="float" office:value="6464.95" calcext:value-type="float">
            <text:p>6464.95</text:p>
          </table:table-cell>
          <table:table-cell office:value-type="float" office:value="6676.75" calcext:value-type="float">
            <text:p>6676.75</text:p>
          </table:table-cell>
          <table:table-cell office:value-type="float" office:value="4606810000" calcext:value-type="float">
            <text:p>4606810000</text:p>
          </table:table-cell>
          <table:table-cell office:value-type="float" office:value="115454861756" calcext:value-type="float">
            <text:p>115454861756</text:p>
          </table:table-cell>
          <table:table-cell table:formula="of:=ROUND(([.B190]-[.B191])/[.B191]*100;2)" office:value-type="float" office:value="0.66" calcext:value-type="float">
            <text:p>0.66</text:p>
          </table:table-cell>
          <table:table-cell table:formula="of:=ROUND(([.B190]-[.B193])/[.B193]*100; 2)" office:value-type="float" office:value="-3.12" calcext:value-type="float">
            <text:p>-3.12</text:p>
          </table:table-cell>
          <table:table-cell table:formula="of:=ROUND(([.B190]-[.B195])/[.B195]*100; 2)" office:value-type="float" office:value="-3.56" calcext:value-type="float">
            <text:p>-3.56</text:p>
          </table:table-cell>
          <table:table-cell table:formula="of:=ROUND(([.B190]-[.B200])/[.B200]*100; 2)" office:value-type="float" office:value="-0.29" calcext:value-type="float">
            <text:p>-0.29</text:p>
          </table:table-cell>
          <table:table-cell table:formula="of:=[.H190]-[.H191]" office:value-type="float" office:value="2.94" calcext:value-type="float">
            <text:p>2.94</text:p>
          </table:table-cell>
          <table:table-cell table:formula="of:=[.I190]-[.I191]" office:value-type="float" office:value="0.79" calcext:value-type="float">
            <text:p>0.79</text:p>
          </table:table-cell>
          <table:table-cell table:formula="of:=[.J190]-[.J191]" office:value-type="float" office:value="-2.62" calcext:value-type="float">
            <text:p>-2.62</text:p>
          </table:table-cell>
        </table:table-row>
        <table:table-row table:style-name="ro1">
          <table:table-cell office:value-type="string" calcext:value-type="string">
            <text:p>Sep 26, 2018</text:p>
          </table:table-cell>
          <table:table-cell office:value-type="float" office:value="6452.79" calcext:value-type="float">
            <text:p>6452.79</text:p>
          </table:table-cell>
          <table:table-cell office:value-type="float" office:value="6585.91" calcext:value-type="float">
            <text:p>6585.91</text:p>
          </table:table-cell>
          <table:table-cell office:value-type="float" office:value="6397.89" calcext:value-type="float">
            <text:p>6397.89</text:p>
          </table:table-cell>
          <table:table-cell office:value-type="float" office:value="6495" calcext:value-type="float">
            <text:p>6495</text:p>
          </table:table-cell>
          <table:table-cell office:value-type="float" office:value="4437300000" calcext:value-type="float">
            <text:p>4437300000</text:p>
          </table:table-cell>
          <table:table-cell office:value-type="float" office:value="112300336125" calcext:value-type="float">
            <text:p>112300336125</text:p>
          </table:table-cell>
          <table:table-cell table:formula="of:=ROUND(([.B191]-[.B192])/[.B192]*100;2)" office:value-type="float" office:value="-2.28" calcext:value-type="float">
            <text:p>-2.28</text:p>
          </table:table-cell>
          <table:table-cell table:formula="of:=ROUND(([.B191]-[.B194])/[.B194]*100; 2)" office:value-type="float" office:value="-3.91" calcext:value-type="float">
            <text:p>-3.91</text:p>
          </table:table-cell>
          <table:table-cell table:formula="of:=ROUND(([.B191]-[.B196])/[.B196]*100; 2)" office:value-type="float" office:value="-0.94" calcext:value-type="float">
            <text:p>-0.94</text:p>
          </table:table-cell>
          <table:table-cell table:formula="of:=ROUND(([.B191]-[.B201])/[.B201]*100; 2)" office:value-type="float" office:value="-1.28" calcext:value-type="float">
            <text:p>-1.28</text:p>
          </table:table-cell>
          <table:table-cell table:formula="of:=[.H191]-[.H192]" office:value-type="float" office:value="-0.77" calcext:value-type="float">
            <text:p>-0.77</text:p>
          </table:table-cell>
          <table:table-cell table:formula="of:=[.I191]-[.I192]" office:value-type="float" office:value="-1.96" calcext:value-type="float">
            <text:p>-1.96</text:p>
          </table:table-cell>
          <table:table-cell table:formula="of:=[.J191]-[.J192]" office:value-type="float" office:value="-4.14" calcext:value-type="float">
            <text:p>-4.14</text:p>
          </table:table-cell>
        </table:table-row>
        <table:table-row table:style-name="ro1">
          <table:table-cell office:value-type="string" calcext:value-type="string">
            <text:p>Sep 25, 2018</text:p>
          </table:table-cell>
          <table:table-cell table:number-columns-repeated="2" office:value-type="float" office:value="6603.64" calcext:value-type="float">
            <text:p>6603.64</text:p>
          </table:table-cell>
          <table:table-cell office:value-type="float" office:value="6381.86" calcext:value-type="float">
            <text:p>6381.86</text:p>
          </table:table-cell>
          <table:table-cell office:value-type="float" office:value="6446.47" calcext:value-type="float">
            <text:p>6446.47</text:p>
          </table:table-cell>
          <table:table-cell office:value-type="float" office:value="4726180000" calcext:value-type="float">
            <text:p>4726180000</text:p>
          </table:table-cell>
          <table:table-cell office:value-type="float" office:value="111450035114" calcext:value-type="float">
            <text:p>111450035114</text:p>
          </table:table-cell>
          <table:table-cell table:formula="of:=ROUND(([.B192]-[.B193])/[.B193]*100;2)" office:value-type="float" office:value="-1.51" calcext:value-type="float">
            <text:p>-1.51</text:p>
          </table:table-cell>
          <table:table-cell table:formula="of:=ROUND(([.B192]-[.B195])/[.B195]*100; 2)" office:value-type="float" office:value="-1.95" calcext:value-type="float">
            <text:p>-1.95</text:p>
          </table:table-cell>
          <table:table-cell table:formula="of:=ROUND(([.B192]-[.B197])/[.B197]*100; 2)" office:value-type="float" office:value="3.2" calcext:value-type="float">
            <text:p>3.2</text:p>
          </table:table-cell>
          <table:table-cell table:formula="of:=ROUND(([.B192]-[.B202])/[.B202]*100; 2)" office:value-type="float" office:value="1.45" calcext:value-type="float">
            <text:p>1.45</text:p>
          </table:table-cell>
          <table:table-cell table:formula="of:=[.H192]-[.H193]" office:value-type="float" office:value="-1.35" calcext:value-type="float">
            <text:p>-1.35</text:p>
          </table:table-cell>
          <table:table-cell table:formula="of:=[.I192]-[.I193]" office:value-type="float" office:value="-4.88" calcext:value-type="float">
            <text:p>-4.88</text:p>
          </table:table-cell>
          <table:table-cell table:formula="of:=[.J192]-[.J193]" office:value-type="float" office:value="-2.02" calcext:value-type="float">
            <text:p>-2.02</text:p>
          </table:table-cell>
        </table:table-row>
        <table:table-row table:style-name="ro1">
          <table:table-cell office:value-type="string" calcext:value-type="string">
            <text:p>Sep 24, 2018</text:p>
          </table:table-cell>
          <table:table-cell office:value-type="float" office:value="6704.77" calcext:value-type="float">
            <text:p>6704.77</text:p>
          </table:table-cell>
          <table:table-cell office:value-type="float" office:value="6713.56" calcext:value-type="float">
            <text:p>6713.56</text:p>
          </table:table-cell>
          <table:table-cell office:value-type="float" office:value="6580.9" calcext:value-type="float">
            <text:p>6580.9</text:p>
          </table:table-cell>
          <table:table-cell office:value-type="float" office:value="6595.41" calcext:value-type="float">
            <text:p>6595.41</text:p>
          </table:table-cell>
          <table:table-cell office:value-type="float" office:value="4177310000" calcext:value-type="float">
            <text:p>4177310000</text:p>
          </table:table-cell>
          <table:table-cell office:value-type="float" office:value="114011060309" calcext:value-type="float">
            <text:p>114011060309</text:p>
          </table:table-cell>
          <table:table-cell table:formula="of:=ROUND(([.B193]-[.B194])/[.B194]*100;2)" office:value-type="float" office:value="-0.16" calcext:value-type="float">
            <text:p>-0.16</text:p>
          </table:table-cell>
          <table:table-cell table:formula="of:=ROUND(([.B193]-[.B196])/[.B196]*100; 2)" office:value-type="float" office:value="2.93" calcext:value-type="float">
            <text:p>2.93</text:p>
          </table:table-cell>
          <table:table-cell table:formula="of:=ROUND(([.B193]-[.B198])/[.B198]*100; 2)" office:value-type="float" office:value="5.22" calcext:value-type="float">
            <text:p>5.22</text:p>
          </table:table-cell>
          <table:table-cell table:formula="of:=ROUND(([.B193]-[.B203])/[.B203]*100; 2)" office:value-type="float" office:value="2.91" calcext:value-type="float">
            <text:p>2.91</text:p>
          </table:table-cell>
          <table:table-cell table:formula="of:=[.H193]-[.H194]" office:value-type="float" office:value="0.13" calcext:value-type="float">
            <text:p>0.13</text:p>
          </table:table-cell>
          <table:table-cell table:formula="of:=[.I193]-[.I194]" office:value-type="float" office:value="-2.02" calcext:value-type="float">
            <text:p>-2.02</text:p>
          </table:table-cell>
          <table:table-cell table:formula="of:=[.J193]-[.J194]" office:value-type="float" office:value="-1.7" calcext:value-type="float">
            <text:p>-1.7</text:p>
          </table:table-cell>
        </table:table-row>
        <table:table-row table:style-name="ro1">
          <table:table-cell office:value-type="string" calcext:value-type="string">
            <text:p>Sep 23, 2018</text:p>
          </table:table-cell>
          <table:table-cell office:value-type="float" office:value="6715.32" calcext:value-type="float">
            <text:p>6715.32</text:p>
          </table:table-cell>
          <table:table-cell office:value-type="float" office:value="6766.15" calcext:value-type="float">
            <text:p>6766.15</text:p>
          </table:table-cell>
          <table:table-cell office:value-type="float" office:value="6679.42" calcext:value-type="float">
            <text:p>6679.42</text:p>
          </table:table-cell>
          <table:table-cell office:value-type="float" office:value="6710.63" calcext:value-type="float">
            <text:p>6710.63</text:p>
          </table:table-cell>
          <table:table-cell office:value-type="float" office:value="4197500000" calcext:value-type="float">
            <text:p>4197500000</text:p>
          </table:table-cell>
          <table:table-cell office:value-type="float" office:value="115990387532" calcext:value-type="float">
            <text:p>115990387532</text:p>
          </table:table-cell>
          <table:table-cell table:formula="of:=ROUND(([.B194]-[.B195])/[.B195]*100;2)" office:value-type="float" office:value="-0.29" calcext:value-type="float">
            <text:p>-0.29</text:p>
          </table:table-cell>
          <table:table-cell table:formula="of:=ROUND(([.B194]-[.B197])/[.B197]*100; 2)" office:value-type="float" office:value="4.95" calcext:value-type="float">
            <text:p>4.95</text:p>
          </table:table-cell>
          <table:table-cell table:formula="of:=ROUND(([.B194]-[.B199])/[.B199]*100; 2)" office:value-type="float" office:value="6.92" calcext:value-type="float">
            <text:p>6.92</text:p>
          </table:table-cell>
          <table:table-cell table:formula="of:=ROUND(([.B194]-[.B204])/[.B204]*100; 2)" office:value-type="float" office:value="5.68" calcext:value-type="float">
            <text:p>5.68</text:p>
          </table:table-cell>
          <table:table-cell table:formula="of:=[.H194]-[.H195]" office:value-type="float" office:value="-3.69" calcext:value-type="float">
            <text:p>-3.69</text:p>
          </table:table-cell>
          <table:table-cell table:formula="of:=[.I194]-[.I195]" office:value-type="float" office:value="-0.75" calcext:value-type="float">
            <text:p>-0.75</text:p>
          </table:table-cell>
          <table:table-cell table:formula="of:=[.J194]-[.J195]" office:value-type="float" office:value="3.53" calcext:value-type="float">
            <text:p>3.53</text:p>
          </table:table-cell>
        </table:table-row>
        <table:table-row table:style-name="ro1">
          <table:table-cell office:value-type="string" calcext:value-type="string">
            <text:p>Sep 22, 2018</text:p>
          </table:table-cell>
          <table:table-cell office:value-type="float" office:value="6735.05" calcext:value-type="float">
            <text:p>6735.05</text:p>
          </table:table-cell>
          <table:table-cell office:value-type="float" office:value="6814.56" calcext:value-type="float">
            <text:p>6814.56</text:p>
          </table:table-cell>
          <table:table-cell office:value-type="float" office:value="6616.8" calcext:value-type="float">
            <text:p>6616.8</text:p>
          </table:table-cell>
          <table:table-cell office:value-type="float" office:value="6721.98" calcext:value-type="float">
            <text:p>6721.98</text:p>
          </table:table-cell>
          <table:table-cell office:value-type="float" office:value="4509660000" calcext:value-type="float">
            <text:p>4509660000</text:p>
          </table:table-cell>
          <table:table-cell office:value-type="float" office:value="116173876360" calcext:value-type="float">
            <text:p>116173876360</text:p>
          </table:table-cell>
          <table:table-cell table:formula="of:=ROUND(([.B195]-[.B196])/[.B196]*100;2)" office:value-type="float" office:value="3.4" calcext:value-type="float">
            <text:p>3.4</text:p>
          </table:table-cell>
          <table:table-cell table:formula="of:=ROUND(([.B195]-[.B198])/[.B198]*100; 2)" office:value-type="float" office:value="5.7" calcext:value-type="float">
            <text:p>5.7</text:p>
          </table:table-cell>
          <table:table-cell table:formula="of:=ROUND(([.B195]-[.B200])/[.B200]*100; 2)" office:value-type="float" office:value="3.39" calcext:value-type="float">
            <text:p>3.39</text:p>
          </table:table-cell>
          <table:table-cell table:formula="of:=ROUND(([.B195]-[.B205])/[.B205]*100; 2)" office:value-type="float" office:value="6.62" calcext:value-type="float">
            <text:p>6.62</text:p>
          </table:table-cell>
          <table:table-cell table:formula="of:=[.H195]-[.H196]" office:value-type="float" office:value="1.6" calcext:value-type="float">
            <text:p>1.6</text:p>
          </table:table-cell>
          <table:table-cell table:formula="of:=[.I195]-[.I196]" office:value-type="float" office:value="1.99" calcext:value-type="float">
            <text:p>1.99</text:p>
          </table:table-cell>
          <table:table-cell table:formula="of:=[.J195]-[.J196]" office:value-type="float" office:value="3.74" calcext:value-type="float">
            <text:p>3.74</text:p>
          </table:table-cell>
        </table:table-row>
        <table:table-row table:style-name="ro1">
          <table:table-cell office:value-type="string" calcext:value-type="string">
            <text:p>Sep 21, 2018</text:p>
          </table:table-cell>
          <table:table-cell office:value-type="float" office:value="6513.87" calcext:value-type="float">
            <text:p>6513.87</text:p>
          </table:table-cell>
          <table:table-cell office:value-type="float" office:value="6794.33" calcext:value-type="float">
            <text:p>6794.33</text:p>
          </table:table-cell>
          <table:table-cell office:value-type="float" office:value="6496.36" calcext:value-type="float">
            <text:p>6496.36</text:p>
          </table:table-cell>
          <table:table-cell office:value-type="float" office:value="6734.95" calcext:value-type="float">
            <text:p>6734.95</text:p>
          </table:table-cell>
          <table:table-cell office:value-type="float" office:value="6531940000" calcext:value-type="float">
            <text:p>6531940000</text:p>
          </table:table-cell>
          <table:table-cell office:value-type="float" office:value="116385068032" calcext:value-type="float">
            <text:p>116385068032</text:p>
          </table:table-cell>
          <table:table-cell table:formula="of:=ROUND(([.B196]-[.B197])/[.B197]*100;2)" office:value-type="float" office:value="1.8" calcext:value-type="float">
            <text:p>1.8</text:p>
          </table:table-cell>
          <table:table-cell table:formula="of:=ROUND(([.B196]-[.B199])/[.B199]*100; 2)" office:value-type="float" office:value="3.71" calcext:value-type="float">
            <text:p>3.71</text:p>
          </table:table-cell>
          <table:table-cell table:formula="of:=ROUND(([.B196]-[.B201])/[.B201]*100; 2)" office:value-type="float" office:value="-0.35" calcext:value-type="float">
            <text:p>-0.35</text:p>
          </table:table-cell>
          <table:table-cell table:formula="of:=ROUND(([.B196]-[.B206])/[.B206]*100; 2)" office:value-type="float" office:value="2.87" calcext:value-type="float">
            <text:p>2.87</text:p>
          </table:table-cell>
          <table:table-cell table:formula="of:=[.H196]-[.H197]" office:value-type="float" office:value="1.38" calcext:value-type="float">
            <text:p>1.38</text:p>
          </table:table-cell>
          <table:table-cell table:formula="of:=[.I196]-[.I197]" office:value-type="float" office:value="5.48" calcext:value-type="float">
            <text:p>5.48</text:p>
          </table:table-cell>
          <table:table-cell table:formula="of:=[.J196]-[.J197]"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Sep 20, 2018</text:p>
          </table:table-cell>
          <table:table-cell office:value-type="float" office:value="6398.85" calcext:value-type="float">
            <text:p>6398.85</text:p>
          </table:table-cell>
          <table:table-cell office:value-type="float" office:value="6529.26" calcext:value-type="float">
            <text:p>6529.26</text:p>
          </table:table-cell>
          <table:table-cell office:value-type="float" office:value="6395.95" calcext:value-type="float">
            <text:p>6395.95</text:p>
          </table:table-cell>
          <table:table-cell office:value-type="float" office:value="6519.67" calcext:value-type="float">
            <text:p>6519.67</text:p>
          </table:table-cell>
          <table:table-cell office:value-type="float" office:value="4348110000" calcext:value-type="float">
            <text:p>4348110000</text:p>
          </table:table-cell>
          <table:table-cell office:value-type="float" office:value="112653130183" calcext:value-type="float">
            <text:p>112653130183</text:p>
          </table:table-cell>
          <table:table-cell table:formula="of:=ROUND(([.B197]-[.B198])/[.B198]*100;2)" office:value-type="float" office:value="0.42" calcext:value-type="float">
            <text:p>0.42</text:p>
          </table:table-cell>
          <table:table-cell table:formula="of:=ROUND(([.B197]-[.B200])/[.B200]*100; 2)" office:value-type="float" office:value="-1.77" calcext:value-type="float">
            <text:p>-1.77</text:p>
          </table:table-cell>
          <table:table-cell table:formula="of:=ROUND(([.B197]-[.B202])/[.B202]*100; 2)" office:value-type="float" office:value="-1.7" calcext:value-type="float">
            <text:p>-1.7</text:p>
          </table:table-cell>
          <table:table-cell table:formula="of:=ROUND(([.B197]-[.B207])/[.B207]*100; 2)" office:value-type="float" office:value="1.54" calcext:value-type="float">
            <text:p>1.54</text:p>
          </table:table-cell>
          <table:table-cell table:formula="of:=[.H197]-[.H198]" office:value-type="float" office:value="-1.03" calcext:value-type="float">
            <text:p>-1.03</text:p>
          </table:table-cell>
          <table:table-cell table:formula="of:=[.I197]-[.I198]" office:value-type="float" office:value="0.75" calcext:value-type="float">
            <text:p>0.75</text:p>
          </table:table-cell>
          <table:table-cell table:formula="of:=[.J197]-[.J198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ep 19, 2018</text:p>
          </table:table-cell>
          <table:table-cell office:value-type="float" office:value="6371.85" calcext:value-type="float">
            <text:p>6371.85</text:p>
          </table:table-cell>
          <table:table-cell office:value-type="float" office:value="6448.46" calcext:value-type="float">
            <text:p>6448.46</text:p>
          </table:table-cell>
          <table:table-cell office:value-type="float" office:value="6208.34" calcext:value-type="float">
            <text:p>6208.34</text:p>
          </table:table-cell>
          <table:table-cell office:value-type="float" office:value="6398.54" calcext:value-type="float">
            <text:p>6398.54</text:p>
          </table:table-cell>
          <table:table-cell office:value-type="float" office:value="4431340000" calcext:value-type="float">
            <text:p>4431340000</text:p>
          </table:table-cell>
          <table:table-cell office:value-type="float" office:value="110547735544" calcext:value-type="float">
            <text:p>110547735544</text:p>
          </table:table-cell>
          <table:table-cell table:formula="of:=ROUND(([.B198]-[.B199])/[.B199]*100;2)" office:value-type="float" office:value="1.45" calcext:value-type="float">
            <text:p>1.45</text:p>
          </table:table-cell>
          <table:table-cell table:formula="of:=ROUND(([.B198]-[.B201])/[.B201]*100; 2)" office:value-type="float" office:value="-2.52" calcext:value-type="float">
            <text:p>-2.52</text:p>
          </table:table-cell>
          <table:table-cell table:formula="of:=ROUND(([.B198]-[.B203])/[.B203]*100; 2)" office:value-type="float" office:value="-2.2" calcext:value-type="float">
            <text:p>-2.2</text:p>
          </table:table-cell>
          <table:table-cell table:formula="of:=ROUND(([.B198]-[.B208])/[.B208]*100; 2)" office:value-type="float" office:value="2.39" calcext:value-type="float">
            <text:p>2.39</text:p>
          </table:table-cell>
          <table:table-cell table:formula="of:=[.H198]-[.H199]" office:value-type="float" office:value="5.03" calcext:value-type="float">
            <text:p>5.03</text:p>
          </table:table-cell>
          <table:table-cell table:formula="of:=[.I198]-[.I199]" office:value-type="float" office:value="0.99" calcext:value-type="float">
            <text:p>0.99</text:p>
          </table:table-cell>
          <table:table-cell table:formula="of:=[.J198]-[.J199]" office:value-type="float" office:value="-1.05" calcext:value-type="float">
            <text:p>-1.05</text:p>
          </table:table-cell>
        </table:table-row>
        <table:table-row table:style-name="ro1">
          <table:table-cell office:value-type="string" calcext:value-type="string">
            <text:p>Sep 18, 2018</text:p>
          </table:table-cell>
          <table:table-cell office:value-type="float" office:value="6280.91" calcext:value-type="float">
            <text:p>6280.91</text:p>
          </table:table-cell>
          <table:table-cell office:value-type="float" office:value="6384.18" calcext:value-type="float">
            <text:p>6384.18</text:p>
          </table:table-cell>
          <table:table-cell office:value-type="float" office:value="6265.71" calcext:value-type="float">
            <text:p>6265.71</text:p>
          </table:table-cell>
          <table:table-cell office:value-type="float" office:value="6371.3" calcext:value-type="float">
            <text:p>6371.3</text:p>
          </table:table-cell>
          <table:table-cell office:value-type="float" office:value="4180090000" calcext:value-type="float">
            <text:p>4180090000</text:p>
          </table:table-cell>
          <table:table-cell office:value-type="float" office:value="110064685348" calcext:value-type="float">
            <text:p>110064685348</text:p>
          </table:table-cell>
          <table:table-cell table:formula="of:=ROUND(([.B199]-[.B200])/[.B200]*100;2)" office:value-type="float" office:value="-3.58" calcext:value-type="float">
            <text:p>-3.58</text:p>
          </table:table-cell>
          <table:table-cell table:formula="of:=ROUND(([.B199]-[.B202])/[.B202]*100; 2)" office:value-type="float" office:value="-3.51" calcext:value-type="float">
            <text:p>-3.51</text:p>
          </table:table-cell>
          <table:table-cell table:formula="of:=ROUND(([.B199]-[.B204])/[.B204]*100; 2)" office:value-type="float" office:value="-1.15" calcext:value-type="float">
            <text:p>-1.15</text:p>
          </table:table-cell>
          <table:table-cell table:formula="of:=ROUND(([.B199]-[.B209])/[.B209]*100; 2)" office:value-type="float" office:value="-2.77" calcext:value-type="float">
            <text:p>-2.77</text:p>
          </table:table-cell>
          <table:table-cell table:formula="of:=[.H199]-[.H200]" office:value-type="float" office:value="-3.23" calcext:value-type="float">
            <text:p>-3.23</text:p>
          </table:table-cell>
          <table:table-cell table:formula="of:=[.I199]-[.I200]" office:value-type="float" office:value="-3.49" calcext:value-type="float">
            <text:p>-3.49</text:p>
          </table:table-cell>
          <table:table-cell table:formula="of:=[.J199]-[.J200]" office:value-type="float" office:value="-4.27" calcext:value-type="float">
            <text:p>-4.27</text:p>
          </table:table-cell>
        </table:table-row>
        <table:table-row table:style-name="ro1">
          <table:table-cell office:value-type="string" calcext:value-type="string">
            <text:p>Sep 17, 2018</text:p>
          </table:table-cell>
          <table:table-cell office:value-type="float" office:value="6514.06" calcext:value-type="float">
            <text:p>6514.06</text:p>
          </table:table-cell>
          <table:table-cell office:value-type="float" office:value="6540.21" calcext:value-type="float">
            <text:p>6540.21</text:p>
          </table:table-cell>
          <table:table-cell office:value-type="float" office:value="6257.52" calcext:value-type="float">
            <text:p>6257.52</text:p>
          </table:table-cell>
          <table:table-cell office:value-type="float" office:value="6281.2" calcext:value-type="float">
            <text:p>6281.2</text:p>
          </table:table-cell>
          <table:table-cell office:value-type="float" office:value="3910780000" calcext:value-type="float">
            <text:p>3910780000</text:p>
          </table:table-cell>
          <table:table-cell office:value-type="float" office:value="108497127334" calcext:value-type="float">
            <text:p>108497127334</text:p>
          </table:table-cell>
          <table:table-cell table:formula="of:=ROUND(([.B200]-[.B201])/[.B201]*100;2)" office:value-type="float" office:value="-0.35" calcext:value-type="float">
            <text:p>-0.35</text:p>
          </table:table-cell>
          <table:table-cell table:formula="of:=ROUND(([.B200]-[.B203])/[.B203]*100; 2)" office:value-type="float" office:value="-0.02" calcext:value-type="float">
            <text:p>-0.02</text:p>
          </table:table-cell>
          <table:table-cell table:formula="of:=ROUND(([.B200]-[.B205])/[.B205]*100; 2)" office:value-type="float" office:value="3.12" calcext:value-type="float">
            <text:p>3.12</text:p>
          </table:table-cell>
          <table:table-cell table:formula="of:=ROUND(([.B200]-[.B210])/[.B210]*100; 2)" office:value-type="float" office:value="-0.23" calcext:value-type="float">
            <text:p>-0.23</text:p>
          </table:table-cell>
          <table:table-cell table:formula="of:=[.H200]-[.H201]" office:value-type="float" office:value="-0.77" calcext:value-type="float">
            <text:p>-0.77</text:p>
          </table:table-cell>
          <table:table-cell table:formula="of:=[.I200]-[.I201]" office:value-type="float" office:value="-2.89" calcext:value-type="float">
            <text:p>-2.89</text:p>
          </table:table-cell>
          <table:table-cell table:formula="of:=[.J200]-[.J201]" office:value-type="float" office:value="-0.11" calcext:value-type="float">
            <text:p>-0.11</text:p>
          </table:table-cell>
        </table:table-row>
        <table:table-row table:style-name="ro1">
          <table:table-cell office:value-type="string" calcext:value-type="string">
            <text:p>Sep 16, 2018</text:p>
          </table:table-cell>
          <table:table-cell office:value-type="float" office:value="6536.68" calcext:value-type="float">
            <text:p>6536.68</text:p>
          </table:table-cell>
          <table:table-cell office:value-type="float" office:value="6544.33" calcext:value-type="float">
            <text:p>6544.33</text:p>
          </table:table-cell>
          <table:table-cell office:value-type="float" office:value="6460.1" calcext:value-type="float">
            <text:p>6460.1</text:p>
          </table:table-cell>
          <table:table-cell office:value-type="float" office:value="6517.18" calcext:value-type="float">
            <text:p>6517.18</text:p>
          </table:table-cell>
          <table:table-cell office:value-type="float" office:value="3273730000" calcext:value-type="float">
            <text:p>3273730000</text:p>
          </table:table-cell>
          <table:table-cell office:value-type="float" office:value="112562367224" calcext:value-type="float">
            <text:p>112562367224</text:p>
          </table:table-cell>
          <table:table-cell table:formula="of:=ROUND(([.B201]-[.B202])/[.B202]*100;2)" office:value-type="float" office:value="0.42" calcext:value-type="float">
            <text:p>0.42</text:p>
          </table:table-cell>
          <table:table-cell table:formula="of:=ROUND(([.B201]-[.B204])/[.B204]*100; 2)" office:value-type="float" office:value="2.87" calcext:value-type="float">
            <text:p>2.87</text:p>
          </table:table-cell>
          <table:table-cell table:formula="of:=ROUND(([.B201]-[.B206])/[.B206]*100; 2)" office:value-type="float" office:value="3.23" calcext:value-type="float">
            <text:p>3.23</text:p>
          </table:table-cell>
          <table:table-cell table:formula="of:=ROUND(([.B201]-[.B211])/[.B211]*100; 2)" office:value-type="float" office:value="-3.23" calcext:value-type="float">
            <text:p>-3.23</text:p>
          </table:table-cell>
          <table:table-cell table:formula="of:=[.H201]-[.H202]" office:value-type="float" office:value="0.51" calcext:value-type="float">
            <text:p>0.51</text:p>
          </table:table-cell>
          <table:table-cell table:formula="of:=[.I201]-[.I202]" office:value-type="float" office:value="-0.18" calcext:value-type="float">
            <text:p>-0.18</text:p>
          </table:table-cell>
          <table:table-cell table:formula="of:=[.J201]-[.J202]" office:value-type="float" office:value="-0.0699999999999998" calcext:value-type="float">
            <text:p>-0.07</text:p>
          </table:table-cell>
        </table:table-row>
        <table:table-row table:style-name="ro1">
          <table:table-cell office:value-type="string" calcext:value-type="string">
            <text:p>Sep 15, 2018</text:p>
          </table:table-cell>
          <table:table-cell office:value-type="float" office:value="6509.4" calcext:value-type="float">
            <text:p>6509.4</text:p>
          </table:table-cell>
          <table:table-cell office:value-type="float" office:value="6561.72" calcext:value-type="float">
            <text:p>6561.72</text:p>
          </table:table-cell>
          <table:table-cell office:value-type="float" office:value="6493.55" calcext:value-type="float">
            <text:p>6493.55</text:p>
          </table:table-cell>
          <table:table-cell office:value-type="float" office:value="6543.2" calcext:value-type="float">
            <text:p>6543.2</text:p>
          </table:table-cell>
          <table:table-cell office:value-type="float" office:value="3216300000" calcext:value-type="float">
            <text:p>3216300000</text:p>
          </table:table-cell>
          <table:table-cell office:value-type="float" office:value="113000324618" calcext:value-type="float">
            <text:p>113000324618</text:p>
          </table:table-cell>
          <table:table-cell table:formula="of:=ROUND(([.B202]-[.B203])/[.B203]*100;2)" office:value-type="float" office:value="-0.09" calcext:value-type="float">
            <text:p>-0.09</text:p>
          </table:table-cell>
          <table:table-cell table:formula="of:=ROUND(([.B202]-[.B205])/[.B205]*100; 2)" office:value-type="float" office:value="3.05" calcext:value-type="float">
            <text:p>3.05</text:p>
          </table:table-cell>
          <table:table-cell table:formula="of:=ROUND(([.B202]-[.B207])/[.B207]*100; 2)" office:value-type="float" office:value="3.3" calcext:value-type="float">
            <text:p>3.3</text:p>
          </table:table-cell>
          <table:table-cell table:formula="of:=ROUND(([.B202]-[.B212])/[.B212]*100; 2)" office:value-type="float" office:value="-11.57" calcext:value-type="float">
            <text:p>-11.57</text:p>
          </table:table-cell>
          <table:table-cell table:formula="of:=[.H202]-[.H203]" office:value-type="float" office:value="-2.63" calcext:value-type="float">
            <text:p>-2.63</text:p>
          </table:table-cell>
          <table:table-cell table:formula="of:=[.I202]-[.I203]" office:value-type="float" office:value="0.15" calcext:value-type="float">
            <text:p>0.15</text:p>
          </table:table-cell>
          <table:table-cell table:formula="of:=[.J202]-[.J203]" office:value-type="float" office:value="-1.39" calcext:value-type="float">
            <text:p>-1.39</text:p>
          </table:table-cell>
        </table:table-row>
        <table:table-row table:style-name="ro1">
          <table:table-cell office:value-type="string" calcext:value-type="string">
            <text:p>Sep 14, 2018</text:p>
          </table:table-cell>
          <table:table-cell office:value-type="float" office:value="6515.41" calcext:value-type="float">
            <text:p>6515.41</text:p>
          </table:table-cell>
          <table:table-cell office:value-type="float" office:value="6596.1" calcext:value-type="float">
            <text:p>6596.1</text:p>
          </table:table-cell>
          <table:table-cell office:value-type="float" office:value="6456.17" calcext:value-type="float">
            <text:p>6456.17</text:p>
          </table:table-cell>
          <table:table-cell office:value-type="float" office:value="6512.71" calcext:value-type="float">
            <text:p>6512.71</text:p>
          </table:table-cell>
          <table:table-cell office:value-type="float" office:value="4076220000" calcext:value-type="float">
            <text:p>4076220000</text:p>
          </table:table-cell>
          <table:table-cell office:value-type="float" office:value="112462453186" calcext:value-type="float">
            <text:p>112462453186</text:p>
          </table:table-cell>
          <table:table-cell table:formula="of:=ROUND(([.B203]-[.B204])/[.B204]*100;2)" office:value-type="float" office:value="2.54" calcext:value-type="float">
            <text:p>2.54</text:p>
          </table:table-cell>
          <table:table-cell table:formula="of:=ROUND(([.B203]-[.B206])/[.B206]*100; 2)" office:value-type="float" office:value="2.9" calcext:value-type="float">
            <text:p>2.9</text:p>
          </table:table-cell>
          <table:table-cell table:formula="of:=ROUND(([.B203]-[.B208])/[.B208]*100; 2)" office:value-type="float" office:value="4.69" calcext:value-type="float">
            <text:p>4.69</text:p>
          </table:table-cell>
          <table:table-cell table:formula="of:=ROUND(([.B203]-[.B213])/[.B213]*100; 2)" office:value-type="float" office:value="-10.29" calcext:value-type="float">
            <text:p>-10.29</text:p>
          </table:table-cell>
          <table:table-cell table:formula="of:=[.H203]-[.H204]" office:value-type="float" office:value="1.95" calcext:value-type="float">
            <text:p>1.95</text:p>
          </table:table-cell>
          <table:table-cell table:formula="of:=[.I203]-[.I204]" office:value-type="float" office:value="2.06" calcext:value-type="float">
            <text:p>2.06</text:p>
          </table:table-cell>
          <table:table-cell table:formula="of:=[.J203]-[.J204]" office:value-type="float" office:value="6.33" calcext:value-type="float">
            <text:p>6.33</text:p>
          </table:table-cell>
        </table:table-row>
        <table:table-row table:style-name="ro1">
          <table:table-cell office:value-type="string" calcext:value-type="string">
            <text:p>Sep 13, 2018</text:p>
          </table:table-cell>
          <table:table-cell office:value-type="float" office:value="6354.24" calcext:value-type="float">
            <text:p>6354.24</text:p>
          </table:table-cell>
          <table:table-cell office:value-type="float" office:value="6535.41" calcext:value-type="float">
            <text:p>6535.41</text:p>
          </table:table-cell>
          <table:table-cell office:value-type="float" office:value="6354.24" calcext:value-type="float">
            <text:p>6354.24</text:p>
          </table:table-cell>
          <table:table-cell office:value-type="float" office:value="6517.31" calcext:value-type="float">
            <text:p>6517.31</text:p>
          </table:table-cell>
          <table:table-cell office:value-type="float" office:value="4210910000" calcext:value-type="float">
            <text:p>4210910000</text:p>
          </table:table-cell>
          <table:table-cell office:value-type="float" office:value="112530970182" calcext:value-type="float">
            <text:p>112530970182</text:p>
          </table:table-cell>
          <table:table-cell table:formula="of:=ROUND(([.B204]-[.B205])/[.B205]*100;2)" office:value-type="float" office:value="0.59" calcext:value-type="float">
            <text:p>0.59</text:p>
          </table:table-cell>
          <table:table-cell table:formula="of:=ROUND(([.B204]-[.B207])/[.B207]*100; 2)" office:value-type="float" office:value="0.84" calcext:value-type="float">
            <text:p>0.84</text:p>
          </table:table-cell>
          <table:table-cell table:formula="of:=ROUND(([.B204]-[.B209])/[.B209]*100; 2)" office:value-type="float" office:value="-1.64" calcext:value-type="float">
            <text:p>-1.64</text:p>
          </table:table-cell>
          <table:table-cell table:formula="of:=ROUND(([.B204]-[.B214])/[.B214]*100; 2)" office:value-type="float" office:value="-12.7" calcext:value-type="float">
            <text:p>-12.7</text:p>
          </table:table-cell>
          <table:table-cell table:formula="of:=[.H204]-[.H205]" office:value-type="float" office:value="0.82" calcext:value-type="float">
            <text:p>0.82</text:p>
          </table:table-cell>
          <table:table-cell table:formula="of:=[.I204]-[.I205]" office:value-type="float" office:value="-0.66" calcext:value-type="float">
            <text:p>-0.66</text:p>
          </table:table-cell>
          <table:table-cell table:formula="of:=[.J204]-[.J205]" office:value-type="float" office:value="1.61" calcext:value-type="float">
            <text:p>1.61</text:p>
          </table:table-cell>
        </table:table-row>
        <table:table-row table:style-name="ro1">
          <table:table-cell office:value-type="string" calcext:value-type="string">
            <text:p>Sep 12, 2018</text:p>
          </table:table-cell>
          <table:table-cell office:value-type="float" office:value="6317.01" calcext:value-type="float">
            <text:p>6317.01</text:p>
          </table:table-cell>
          <table:table-cell office:value-type="float" office:value="6363.87" calcext:value-type="float">
            <text:p>6363.87</text:p>
          </table:table-cell>
          <table:table-cell office:value-type="float" office:value="6265.09" calcext:value-type="float">
            <text:p>6265.09</text:p>
          </table:table-cell>
          <table:table-cell office:value-type="float" office:value="6351.8" calcext:value-type="float">
            <text:p>6351.8</text:p>
          </table:table-cell>
          <table:table-cell office:value-type="float" office:value="4064230000" calcext:value-type="float">
            <text:p>4064230000</text:p>
          </table:table-cell>
          <table:table-cell office:value-type="float" office:value="109661521297" calcext:value-type="float">
            <text:p>109661521297</text:p>
          </table:table-cell>
          <table:table-cell table:formula="of:=ROUND(([.B205]-[.B206])/[.B206]*100;2)" office:value-type="float" office:value="-0.23" calcext:value-type="float">
            <text:p>-0.23</text:p>
          </table:table-cell>
          <table:table-cell table:formula="of:=ROUND(([.B205]-[.B208])/[.B208]*100; 2)" office:value-type="float" office:value="1.5" calcext:value-type="float">
            <text:p>1.5</text:p>
          </table:table-cell>
          <table:table-cell table:formula="of:=ROUND(([.B205]-[.B210])/[.B210]*100; 2)" office:value-type="float" office:value="-3.25" calcext:value-type="float">
            <text:p>-3.25</text:p>
          </table:table-cell>
          <table:table-cell table:formula="of:=ROUND(([.B205]-[.B215])/[.B215]*100; 2)" office:value-type="float" office:value="-12.14" calcext:value-type="float">
            <text:p>-12.14</text:p>
          </table:table-cell>
          <table:table-cell table:formula="of:=[.H205]-[.H206]" office:value-type="float" office:value="-0.71" calcext:value-type="float">
            <text:p>-0.71</text:p>
          </table:table-cell>
          <table:table-cell table:formula="of:=[.I205]-[.I206]" office:value-type="float" office:value="3.49" calcext:value-type="float">
            <text:p>3.49</text:p>
          </table:table-cell>
          <table:table-cell table:formula="of:=[.J205]-[.J206]" office:value-type="float" office:value="3.02" calcext:value-type="float">
            <text:p>3.02</text:p>
          </table:table-cell>
        </table:table-row>
        <table:table-row table:style-name="ro1">
          <table:table-cell office:value-type="string" calcext:value-type="string">
            <text:p>Sep 11, 2018</text:p>
          </table:table-cell>
          <table:table-cell office:value-type="float" office:value="6331.88" calcext:value-type="float">
            <text:p>6331.88</text:p>
          </table:table-cell>
          <table:table-cell office:value-type="float" office:value="6398.92" calcext:value-type="float">
            <text:p>6398.92</text:p>
          </table:table-cell>
          <table:table-cell office:value-type="float" office:value="6260.21" calcext:value-type="float">
            <text:p>6260.21</text:p>
          </table:table-cell>
          <table:table-cell office:value-type="float" office:value="6321.2" calcext:value-type="float">
            <text:p>6321.2</text:p>
          </table:table-cell>
          <table:table-cell office:value-type="float" office:value="3849910000" calcext:value-type="float">
            <text:p>3849910000</text:p>
          </table:table-cell>
          <table:table-cell office:value-type="float" office:value="109119948884" calcext:value-type="float">
            <text:p>109119948884</text:p>
          </table:table-cell>
          <table:table-cell table:formula="of:=ROUND(([.B206]-[.B207])/[.B207]*100;2)" office:value-type="float" office:value="0.48" calcext:value-type="float">
            <text:p>0.48</text:p>
          </table:table-cell>
          <table:table-cell table:formula="of:=ROUND(([.B206]-[.B209])/[.B209]*100; 2)" office:value-type="float" office:value="-1.99" calcext:value-type="float">
            <text:p>-1.99</text:p>
          </table:table-cell>
          <table:table-cell table:formula="of:=ROUND(([.B206]-[.B211])/[.B211]*100; 2)" office:value-type="float" office:value="-6.27" calcext:value-type="float">
            <text:p>-6.27</text:p>
          </table:table-cell>
          <table:table-cell table:formula="of:=ROUND(([.B206]-[.B216])/[.B216]*100; 2)" office:value-type="float" office:value="-10.12" calcext:value-type="float">
            <text:p>-10.12</text:p>
          </table:table-cell>
          <table:table-cell table:formula="of:=[.H206]-[.H207]" office:value-type="float" office:value="-0.78" calcext:value-type="float">
            <text:p>-0.78</text:p>
          </table:table-cell>
          <table:table-cell table:formula="of:=[.I206]-[.I207]" office:value-type="float" office:value="1.49" calcext:value-type="float">
            <text:p>1.49</text:p>
          </table:table-cell>
          <table:table-cell table:formula="of:=[.J206]-[.J207]" office:value-type="float" office:value="8.13" calcext:value-type="float">
            <text:p>8.13</text:p>
          </table:table-cell>
        </table:table-row>
        <table:table-row table:style-name="ro1">
          <table:table-cell office:value-type="string" calcext:value-type="string">
            <text:p>Sep 10, 2018</text:p>
          </table:table-cell>
          <table:table-cell office:value-type="float" office:value="6301.57" calcext:value-type="float">
            <text:p>6301.57</text:p>
          </table:table-cell>
          <table:table-cell office:value-type="float" office:value="6374.98" calcext:value-type="float">
            <text:p>6374.98</text:p>
          </table:table-cell>
          <table:table-cell office:value-type="float" office:value="6292.76" calcext:value-type="float">
            <text:p>6292.76</text:p>
          </table:table-cell>
          <table:table-cell office:value-type="float" office:value="6329.7" calcext:value-type="float">
            <text:p>6329.7</text:p>
          </table:table-cell>
          <table:table-cell office:value-type="float" office:value="3714100000" calcext:value-type="float">
            <text:p>3714100000</text:p>
          </table:table-cell>
          <table:table-cell office:value-type="float" office:value="109255603474" calcext:value-type="float">
            <text:p>109255603474</text:p>
          </table:table-cell>
          <table:table-cell table:formula="of:=ROUND(([.B207]-[.B208])/[.B208]*100;2)" office:value-type="float" office:value="1.26" calcext:value-type="float">
            <text:p>1.26</text:p>
          </table:table-cell>
          <table:table-cell table:formula="of:=ROUND(([.B207]-[.B210])/[.B210]*100; 2)" office:value-type="float" office:value="-3.48" calcext:value-type="float">
            <text:p>-3.48</text:p>
          </table:table-cell>
          <table:table-cell table:formula="of:=ROUND(([.B207]-[.B212])/[.B212]*100; 2)" office:value-type="float" office:value="-14.4" calcext:value-type="float">
            <text:p>-14.4</text:p>
          </table:table-cell>
          <table:table-cell table:formula="of:=ROUND(([.B207]-[.B217])/[.B217]*100; 2)" office:value-type="float" office:value="-9.64" calcext:value-type="float">
            <text:p>-9.64</text:p>
          </table:table-cell>
          <table:table-cell table:formula="of:=[.H207]-[.H208]" office:value-type="float" office:value="4.93" calcext:value-type="float">
            <text:p>4.93</text:p>
          </table:table-cell>
          <table:table-cell table:formula="of:=[.I207]-[.I208]" office:value-type="float" office:value="4.39" calcext:value-type="float">
            <text:p>4.39</text:p>
          </table:table-cell>
          <table:table-cell table:formula="of:=[.J207]-[.J208]" office:value-type="float" office:value="-0.0899999999999999" calcext:value-type="float">
            <text:p>-0.09</text:p>
          </table:table-cell>
        </table:table-row>
        <table:table-row table:style-name="ro1">
          <table:table-cell office:value-type="string" calcext:value-type="string">
            <text:p>Sep 09, 2018</text:p>
          </table:table-cell>
          <table:table-cell office:value-type="float" office:value="6223.38" calcext:value-type="float">
            <text:p>6223.38</text:p>
          </table:table-cell>
          <table:table-cell office:value-type="float" office:value="6446.26" calcext:value-type="float">
            <text:p>6446.26</text:p>
          </table:table-cell>
          <table:table-cell office:value-type="float" office:value="6201.22" calcext:value-type="float">
            <text:p>6201.22</text:p>
          </table:table-cell>
          <table:table-cell office:value-type="float" office:value="6300.86" calcext:value-type="float">
            <text:p>6300.86</text:p>
          </table:table-cell>
          <table:table-cell office:value-type="float" office:value="3671890000" calcext:value-type="float">
            <text:p>3671890000</text:p>
          </table:table-cell>
          <table:table-cell office:value-type="float" office:value="108747090915" calcext:value-type="float">
            <text:p>108747090915</text:p>
          </table:table-cell>
          <table:table-cell table:formula="of:=ROUND(([.B208]-[.B209])/[.B209]*100;2)" office:value-type="float" office:value="-3.67" calcext:value-type="float">
            <text:p>-3.67</text:p>
          </table:table-cell>
          <table:table-cell table:formula="of:=ROUND(([.B208]-[.B211])/[.B211]*100; 2)" office:value-type="float" office:value="-7.87" calcext:value-type="float">
            <text:p>-7.87</text:p>
          </table:table-cell>
          <table:table-cell table:formula="of:=ROUND(([.B208]-[.B213])/[.B213]*100; 2)" office:value-type="float" office:value="-14.31" calcext:value-type="float">
            <text:p>-14.31</text:p>
          </table:table-cell>
          <table:table-cell table:formula="of:=ROUND(([.B208]-[.B218])/[.B218]*100; 2)" office:value-type="float" office:value="-11.65" calcext:value-type="float">
            <text:p>-11.65</text:p>
          </table:table-cell>
          <table:table-cell table:formula="of:=[.H208]-[.H209]" office:value-type="float" office:value="-2.62" calcext:value-type="float">
            <text:p>-2.62</text:p>
          </table:table-cell>
          <table:table-cell table:formula="of:=[.I208]-[.I209]" office:value-type="float" office:value="4.37" calcext:value-type="float">
            <text:p>4.37</text:p>
          </table:table-cell>
          <table:table-cell table:formula="of:=[.J208]-[.J209]" office:value-type="float" office:value="-3.06" calcext:value-type="float">
            <text:p>-3.06</text:p>
          </table:table-cell>
        </table:table-row>
        <table:table-row table:style-name="ro1">
          <table:table-cell office:value-type="string" calcext:value-type="string">
            <text:p>Sep 08, 2018</text:p>
          </table:table-cell>
          <table:table-cell office:value-type="float" office:value="6460.17" calcext:value-type="float">
            <text:p>6460.17</text:p>
          </table:table-cell>
          <table:table-cell office:value-type="float" office:value="6534.25" calcext:value-type="float">
            <text:p>6534.25</text:p>
          </table:table-cell>
          <table:table-cell office:value-type="float" office:value="6197.52" calcext:value-type="float">
            <text:p>6197.52</text:p>
          </table:table-cell>
          <table:table-cell office:value-type="float" office:value="6225.98" calcext:value-type="float">
            <text:p>6225.98</text:p>
          </table:table-cell>
          <table:table-cell office:value-type="float" office:value="3835060000" calcext:value-type="float">
            <text:p>3835060000</text:p>
          </table:table-cell>
          <table:table-cell office:value-type="float" office:value="107442122871" calcext:value-type="float">
            <text:p>107442122871</text:p>
          </table:table-cell>
          <table:table-cell table:formula="of:=ROUND(([.B209]-[.B210])/[.B210]*100;2)" office:value-type="float" office:value="-1.05" calcext:value-type="float">
            <text:p>-1.05</text:p>
          </table:table-cell>
          <table:table-cell table:formula="of:=ROUND(([.B209]-[.B212])/[.B212]*100; 2)" office:value-type="float" office:value="-12.24" calcext:value-type="float">
            <text:p>-12.24</text:p>
          </table:table-cell>
          <table:table-cell table:formula="of:=ROUND(([.B209]-[.B214])/[.B214]*100; 2)" office:value-type="float" office:value="-11.25" calcext:value-type="float">
            <text:p>-11.25</text:p>
          </table:table-cell>
          <table:table-cell table:formula="of:=ROUND(([.B209]-[.B219])/[.B219]*100; 2)" office:value-type="float" office:value="-8.91" calcext:value-type="float">
            <text:p>-8.91</text:p>
          </table:table-cell>
          <table:table-cell table:formula="of:=[.H209]-[.H210]" office:value-type="float" office:value="2.3" calcext:value-type="float">
            <text:p>2.3</text:p>
          </table:table-cell>
          <table:table-cell table:formula="of:=[.I209]-[.I210]" office:value-type="float" office:value="-2.13" calcext:value-type="float">
            <text:p>-2.13</text:p>
          </table:table-cell>
          <table:table-cell table:formula="of:=[.J209]-[.J210]" office:value-type="float" office:value="-2.06" calcext:value-type="float">
            <text:p>-2.06</text:p>
          </table:table-cell>
        </table:table-row>
        <table:table-row table:style-name="ro1">
          <table:table-cell office:value-type="string" calcext:value-type="string">
            <text:p>Sep 07, 2018</text:p>
          </table:table-cell>
          <table:table-cell office:value-type="float" office:value="6528.92" calcext:value-type="float">
            <text:p>6528.92</text:p>
          </table:table-cell>
          <table:table-cell office:value-type="float" office:value="6555.29" calcext:value-type="float">
            <text:p>6555.29</text:p>
          </table:table-cell>
          <table:table-cell office:value-type="float" office:value="6396.87" calcext:value-type="float">
            <text:p>6396.87</text:p>
          </table:table-cell>
          <table:table-cell office:value-type="float" office:value="6467.07" calcext:value-type="float">
            <text:p>6467.07</text:p>
          </table:table-cell>
          <table:table-cell office:value-type="float" office:value="4264680000" calcext:value-type="float">
            <text:p>4264680000</text:p>
          </table:table-cell>
          <table:table-cell office:value-type="float" office:value="111590424587" calcext:value-type="float">
            <text:p>111590424587</text:p>
          </table:table-cell>
          <table:table-cell table:formula="of:=ROUND(([.B210]-[.B211])/[.B211]*100;2)" office:value-type="float" office:value="-3.35" calcext:value-type="float">
            <text:p>-3.35</text:p>
          </table:table-cell>
          <table:table-cell table:formula="of:=ROUND(([.B210]-[.B213])/[.B213]*100; 2)" office:value-type="float" office:value="-10.11" calcext:value-type="float">
            <text:p>-10.11</text:p>
          </table:table-cell>
          <table:table-cell table:formula="of:=ROUND(([.B210]-[.B215])/[.B215]*100; 2)" office:value-type="float" office:value="-9.19" calcext:value-type="float">
            <text:p>-9.19</text:p>
          </table:table-cell>
          <table:table-cell table:formula="of:=ROUND(([.B210]-[.B220])/[.B220]*100; 2)" office:value-type="float" office:value="-5.26" calcext:value-type="float">
            <text:p>-5.26</text:p>
          </table:table-cell>
          <table:table-cell table:formula="of:=[.H210]-[.H211]" office:value-type="float" office:value="4.89" calcext:value-type="float">
            <text:p>4.89</text:p>
          </table:table-cell>
          <table:table-cell table:formula="of:=[.I210]-[.I211]" office:value-type="float" office:value="-2.91" calcext:value-type="float">
            <text:p>-2.91</text:p>
          </table:table-cell>
          <table:table-cell table:formula="of:=[.J210]-[.J211]" office:value-type="float" office:value="-5.08" calcext:value-type="float">
            <text:p>-5.08</text:p>
          </table:table-cell>
        </table:table-row>
        <table:table-row table:style-name="ro1">
          <table:table-cell office:value-type="string" calcext:value-type="string">
            <text:p>Sep 06, 2018</text:p>
          </table:table-cell>
          <table:table-cell table:number-columns-repeated="2" office:value-type="float" office:value="6755.14" calcext:value-type="float">
            <text:p>6755.14</text:p>
          </table:table-cell>
          <table:table-cell office:value-type="float" office:value="6404.72" calcext:value-type="float">
            <text:p>6404.72</text:p>
          </table:table-cell>
          <table:table-cell office:value-type="float" office:value="6529.17" calcext:value-type="float">
            <text:p>6529.17</text:p>
          </table:table-cell>
          <table:table-cell office:value-type="float" office:value="5523470000" calcext:value-type="float">
            <text:p>5523470000</text:p>
          </table:table-cell>
          <table:table-cell office:value-type="float" office:value="112649565532" calcext:value-type="float">
            <text:p>112649565532</text:p>
          </table:table-cell>
          <table:table-cell table:formula="of:=ROUND(([.B211]-[.B212])/[.B212]*100;2)" office:value-type="float" office:value="-8.24" calcext:value-type="float">
            <text:p>-8.24</text:p>
          </table:table-cell>
          <table:table-cell table:formula="of:=ROUND(([.B211]-[.B214])/[.B214]*100; 2)" office:value-type="float" office:value="-7.2" calcext:value-type="float">
            <text:p>-7.2</text:p>
          </table:table-cell>
          <table:table-cell table:formula="of:=ROUND(([.B211]-[.B216])/[.B216]*100; 2)" office:value-type="float" office:value="-4.11" calcext:value-type="float">
            <text:p>-4.11</text:p>
          </table:table-cell>
          <table:table-cell table:formula="of:=ROUND(([.B211]-[.B221])/[.B221]*100; 2)" office:value-type="float" office:value="0.66" calcext:value-type="float">
            <text:p>0.66</text:p>
          </table:table-cell>
          <table:table-cell table:formula="of:=[.H211]-[.H212]" office:value-type="float" office:value="-9.6" calcext:value-type="float">
            <text:p>-9.6</text:p>
          </table:table-cell>
          <table:table-cell table:formula="of:=[.I211]-[.I212]" office:value-type="float" office:value="-9.59" calcext:value-type="float">
            <text:p>-9.59</text:p>
          </table:table-cell>
          <table:table-cell table:formula="of:=[.J211]-[.J212]" office:value-type="float" office:value="-9.67" calcext:value-type="float">
            <text:p>-9.67</text:p>
          </table:table-cell>
        </table:table-row>
        <table:table-row table:style-name="ro1">
          <table:table-cell office:value-type="string" calcext:value-type="string">
            <text:p>Sep 05, 2018</text:p>
          </table:table-cell>
          <table:table-cell office:value-type="float" office:value="7361.46" calcext:value-type="float">
            <text:p>7361.46</text:p>
          </table:table-cell>
          <table:table-cell office:value-type="float" office:value="7388.43" calcext:value-type="float">
            <text:p>7388.43</text:p>
          </table:table-cell>
          <table:table-cell table:number-columns-repeated="2" office:value-type="float" office:value="6792.83" calcext:value-type="float">
            <text:p>6792.83</text:p>
          </table:table-cell>
          <table:table-cell office:value-type="float" office:value="5800460000" calcext:value-type="float">
            <text:p>5800460000</text:p>
          </table:table-cell>
          <table:table-cell office:value-type="float" office:value="117185657641" calcext:value-type="float">
            <text:p>117185657641</text:p>
          </table:table-cell>
          <table:table-cell table:formula="of:=ROUND(([.B212]-[.B213])/[.B213]*100;2)" office:value-type="float" office:value="1.36" calcext:value-type="float">
            <text:p>1.36</text:p>
          </table:table-cell>
          <table:table-cell table:formula="of:=ROUND(([.B212]-[.B215])/[.B215]*100; 2)" office:value-type="float" office:value="2.39" calcext:value-type="float">
            <text:p>2.39</text:p>
          </table:table-cell>
          <table:table-cell table:formula="of:=ROUND(([.B212]-[.B217])/[.B217]*100; 2)" office:value-type="float" office:value="5.56" calcext:value-type="float">
            <text:p>5.56</text:p>
          </table:table-cell>
          <table:table-cell table:formula="of:=ROUND(([.B212]-[.B222])/[.B222]*100; 2)" office:value-type="float" office:value="8.98" calcext:value-type="float">
            <text:p>8.98</text:p>
          </table:table-cell>
          <table:table-cell table:formula="of:=[.H212]-[.H213]" office:value-type="float" office:value="1.58" calcext:value-type="float">
            <text:p>1.58</text:p>
          </table:table-cell>
          <table:table-cell table:formula="of:=[.I212]-[.I213]" office:value-type="float" office:value="-0.71" calcext:value-type="float">
            <text:p>-0.71</text:p>
          </table:table-cell>
          <table:table-cell table:formula="of:=[.J212]-[.J213]" office:value-type="float" office:value="2.45" calcext:value-type="float">
            <text:p>2.45</text:p>
          </table:table-cell>
        </table:table-row>
        <table:table-row table:style-name="ro1">
          <table:table-cell office:value-type="string" calcext:value-type="string">
            <text:p>Sep 04, 2018</text:p>
          </table:table-cell>
          <table:table-cell office:value-type="float" office:value="7263" calcext:value-type="float">
            <text:p>7263</text:p>
          </table:table-cell>
          <table:table-cell office:value-type="float" office:value="7388.26" calcext:value-type="float">
            <text:p>7388.26</text:p>
          </table:table-cell>
          <table:table-cell office:value-type="float" office:value="7255.44" calcext:value-type="float">
            <text:p>7255.44</text:p>
          </table:table-cell>
          <table:table-cell office:value-type="float" office:value="7361.66" calcext:value-type="float">
            <text:p>7361.66</text:p>
          </table:table-cell>
          <table:table-cell office:value-type="float" office:value="4273640000" calcext:value-type="float">
            <text:p>4273640000</text:p>
          </table:table-cell>
          <table:table-cell office:value-type="float" office:value="126986882925" calcext:value-type="float">
            <text:p>126986882925</text:p>
          </table:table-cell>
          <table:table-cell table:formula="of:=ROUND(([.B213]-[.B214])/[.B214]*100;2)" office:value-type="float" office:value="-0.22" calcext:value-type="float">
            <text:p>-0.22</text:p>
          </table:table-cell>
          <table:table-cell table:formula="of:=ROUND(([.B213]-[.B216])/[.B216]*100; 2)" office:value-type="float" office:value="3.1" calcext:value-type="float">
            <text:p>3.1</text:p>
          </table:table-cell>
          <table:table-cell table:formula="of:=ROUND(([.B213]-[.B218])/[.B218]*100; 2)" office:value-type="float" office:value="3.11" calcext:value-type="float">
            <text:p>3.11</text:p>
          </table:table-cell>
          <table:table-cell table:formula="of:=ROUND(([.B213]-[.B223])/[.B223]*100; 2)" office:value-type="float" office:value="8.08" calcext:value-type="float">
            <text:p>8.08</text:p>
          </table:table-cell>
          <table:table-cell table:formula="of:=[.H213]-[.H214]" office:value-type="float" office:value="-1.46" calcext:value-type="float">
            <text:p>-1.46</text:p>
          </table:table-cell>
          <table:table-cell table:formula="of:=[.I213]-[.I214]" office:value-type="float" office:value="-1.27" calcext:value-type="float">
            <text:p>-1.27</text:p>
          </table:table-cell>
          <table:table-cell table:formula="of:=[.J213]-[.J214]"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Sep 03, 2018</text:p>
          </table:table-cell>
          <table:table-cell office:value-type="float" office:value="7279.03" calcext:value-type="float">
            <text:p>7279.03</text:p>
          </table:table-cell>
          <table:table-cell office:value-type="float" office:value="7317.94" calcext:value-type="float">
            <text:p>7317.94</text:p>
          </table:table-cell>
          <table:table-cell office:value-type="float" office:value="7208.15" calcext:value-type="float">
            <text:p>7208.15</text:p>
          </table:table-cell>
          <table:table-cell office:value-type="float" office:value="7260.06" calcext:value-type="float">
            <text:p>7260.06</text:p>
          </table:table-cell>
          <table:table-cell office:value-type="float" office:value="4087760000" calcext:value-type="float">
            <text:p>4087760000</text:p>
          </table:table-cell>
          <table:table-cell office:value-type="float" office:value="125222785390" calcext:value-type="float">
            <text:p>125222785390</text:p>
          </table:table-cell>
          <table:table-cell table:formula="of:=ROUND(([.B214]-[.B215])/[.B215]*100;2)" office:value-type="float" office:value="1.24" calcext:value-type="float">
            <text:p>1.24</text:p>
          </table:table-cell>
          <table:table-cell table:formula="of:=ROUND(([.B214]-[.B217])/[.B217]*100; 2)" office:value-type="float" office:value="4.37" calcext:value-type="float">
            <text:p>4.37</text:p>
          </table:table-cell>
          <table:table-cell table:formula="of:=ROUND(([.B214]-[.B219])/[.B219]*100; 2)" office:value-type="float" office:value="2.64" calcext:value-type="float">
            <text:p>2.64</text:p>
          </table:table-cell>
          <table:table-cell table:formula="of:=ROUND(([.B214]-[.B224])/[.B224]*100; 2)" office:value-type="float" office:value="11.1" calcext:value-type="float">
            <text:p>11.1</text:p>
          </table:table-cell>
          <table:table-cell table:formula="of:=[.H214]-[.H215]" office:value-type="float" office:value="-0.81" calcext:value-type="float">
            <text:p>-0.81</text:p>
          </table:table-cell>
          <table:table-cell table:formula="of:=[.I214]-[.I215]" office:value-type="float" office:value="2.3" calcext:value-type="float">
            <text:p>2.3</text:p>
          </table:table-cell>
          <table:table-cell table:formula="of:=[.J214]-[.J215]" office:value-type="float" office:value="-1.69" calcext:value-type="float">
            <text:p>-1.69</text:p>
          </table:table-cell>
        </table:table-row>
        <table:table-row table:style-name="ro1">
          <table:table-cell office:value-type="string" calcext:value-type="string">
            <text:p>Sep 02, 2018</text:p>
          </table:table-cell>
          <table:table-cell office:value-type="float" office:value="7189.58" calcext:value-type="float">
            <text:p>7189.58</text:p>
          </table:table-cell>
          <table:table-cell office:value-type="float" office:value="7306.31" calcext:value-type="float">
            <text:p>7306.31</text:p>
          </table:table-cell>
          <table:table-cell office:value-type="float" office:value="7132.16" calcext:value-type="float">
            <text:p>7132.16</text:p>
          </table:table-cell>
          <table:table-cell office:value-type="float" office:value="7272.72" calcext:value-type="float">
            <text:p>7272.72</text:p>
          </table:table-cell>
          <table:table-cell office:value-type="float" office:value="4329540000" calcext:value-type="float">
            <text:p>4329540000</text:p>
          </table:table-cell>
          <table:table-cell office:value-type="float" office:value="125427780027" calcext:value-type="float">
            <text:p>125427780027</text:p>
          </table:table-cell>
          <table:table-cell table:formula="of:=ROUND(([.B215]-[.B216])/[.B216]*100;2)" office:value-type="float" office:value="2.05" calcext:value-type="float">
            <text:p>2.05</text:p>
          </table:table-cell>
          <table:table-cell table:formula="of:=ROUND(([.B215]-[.B218])/[.B218]*100; 2)" office:value-type="float" office:value="2.07" calcext:value-type="float">
            <text:p>2.07</text:p>
          </table:table-cell>
          <table:table-cell table:formula="of:=ROUND(([.B215]-[.B220])/[.B220]*100; 2)" office:value-type="float" office:value="4.33" calcext:value-type="float">
            <text:p>4.33</text:p>
          </table:table-cell>
          <table:table-cell table:formula="of:=ROUND(([.B215]-[.B225])/[.B225]*100; 2)" office:value-type="float" office:value="12.84" calcext:value-type="float">
            <text:p>12.84</text:p>
          </table:table-cell>
          <table:table-cell table:formula="of:=[.H215]-[.H216]" office:value-type="float" office:value="1.03" calcext:value-type="float">
            <text:p>1.03</text:p>
          </table:table-cell>
          <table:table-cell table:formula="of:=[.I215]-[.I216]" office:value-type="float" office:value="2.73" calcext:value-type="float">
            <text:p>2.73</text:p>
          </table:table-cell>
          <table:table-cell table:formula="of:=[.J215]-[.J216]" office:value-type="float" office:value="-0.65" calcext:value-type="float">
            <text:p>-0.65</text:p>
          </table:table-cell>
        </table:table-row>
        <table:table-row table:style-name="ro1">
          <table:table-cell office:value-type="string" calcext:value-type="string">
            <text:p>Sep 01, 2018</text:p>
          </table:table-cell>
          <table:table-cell office:value-type="float" office:value="7044.81" calcext:value-type="float">
            <text:p>7044.81</text:p>
          </table:table-cell>
          <table:table-cell office:value-type="float" office:value="7242.29" calcext:value-type="float">
            <text:p>7242.29</text:p>
          </table:table-cell>
          <table:table-cell office:value-type="float" office:value="7038.05" calcext:value-type="float">
            <text:p>7038.05</text:p>
          </table:table-cell>
          <table:table-cell office:value-type="float" office:value="7193.25" calcext:value-type="float">
            <text:p>7193.25</text:p>
          </table:table-cell>
          <table:table-cell office:value-type="float" office:value="4116050000" calcext:value-type="float">
            <text:p>4116050000</text:p>
          </table:table-cell>
          <table:table-cell office:value-type="float" office:value="124044625438" calcext:value-type="float">
            <text:p>124044625438</text:p>
          </table:table-cell>
          <table:table-cell table:formula="of:=ROUND(([.B216]-[.B217])/[.B217]*100;2)" office:value-type="float" office:value="1.02" calcext:value-type="float">
            <text:p>1.02</text:p>
          </table:table-cell>
          <table:table-cell table:formula="of:=ROUND(([.B216]-[.B219])/[.B219]*100; 2)" office:value-type="float" office:value="-0.66" calcext:value-type="float">
            <text:p>-0.66</text:p>
          </table:table-cell>
          <table:table-cell table:formula="of:=ROUND(([.B216]-[.B221])/[.B221]*100; 2)" office:value-type="float" office:value="4.98" calcext:value-type="float">
            <text:p>4.98</text:p>
          </table:table-cell>
          <table:table-cell table:formula="of:=ROUND(([.B216]-[.B226])/[.B226]*100; 2)" office:value-type="float" office:value="8.61" calcext:value-type="float">
            <text:p>8.61</text:p>
          </table:table-cell>
          <table:table-cell table:formula="of:=[.H216]-[.H217]" office:value-type="float" office:value="2.01" calcext:value-type="float">
            <text:p>2.01</text:p>
          </table:table-cell>
          <table:table-cell table:formula="of:=[.I216]-[.I217]" office:value-type="float" office:value="-1.86" calcext:value-type="float">
            <text:p>-1.86</text:p>
          </table:table-cell>
          <table:table-cell table:formula="of:=[.J216]-[.J217]" office:value-type="float" office:value="1.73" calcext:value-type="float">
            <text:p>1.73</text:p>
          </table:table-cell>
        </table:table-row>
        <table:table-row table:style-name="ro1">
          <table:table-cell office:value-type="string" calcext:value-type="string">
            <text:p>Aug 31, 2018</text:p>
          </table:table-cell>
          <table:table-cell office:value-type="float" office:value="6973.97" calcext:value-type="float">
            <text:p>6973.97</text:p>
          </table:table-cell>
          <table:table-cell office:value-type="float" office:value="7057.17" calcext:value-type="float">
            <text:p>7057.17</text:p>
          </table:table-cell>
          <table:table-cell office:value-type="float" office:value="6920.16" calcext:value-type="float">
            <text:p>6920.16</text:p>
          </table:table-cell>
          <table:table-cell office:value-type="float" office:value="7037.58" calcext:value-type="float">
            <text:p>7037.58</text:p>
          </table:table-cell>
          <table:table-cell office:value-type="float" office:value="4495650000" calcext:value-type="float">
            <text:p>4495650000</text:p>
          </table:table-cell>
          <table:table-cell office:value-type="float" office:value="121346613238" calcext:value-type="float">
            <text:p>121346613238</text:p>
          </table:table-cell>
          <table:table-cell table:formula="of:=ROUND(([.B217]-[.B218])/[.B218]*100;2)" office:value-type="float" office:value="-0.99" calcext:value-type="float">
            <text:p>-0.99</text:p>
          </table:table-cell>
          <table:table-cell table:formula="of:=ROUND(([.B217]-[.B220])/[.B220]*100; 2)" office:value-type="float" office:value="1.2" calcext:value-type="float">
            <text:p>1.2</text:p>
          </table:table-cell>
          <table:table-cell table:formula="of:=ROUND(([.B217]-[.B222])/[.B222]*100; 2)" office:value-type="float" office:value="3.25" calcext:value-type="float">
            <text:p>3.25</text:p>
          </table:table-cell>
          <table:table-cell table:formula="of:=ROUND(([.B217]-[.B227])/[.B227]*100; 2)" office:value-type="float" office:value="10.68" calcext:value-type="float">
            <text:p>10.68</text:p>
          </table:table-cell>
          <table:table-cell table:formula="of:=[.H217]-[.H218]" office:value-type="float" office:value="-0.31" calcext:value-type="float">
            <text:p>-0.31</text:p>
          </table:table-cell>
          <table:table-cell table:formula="of:=[.I217]-[.I218]" office:value-type="float" office:value="-3.76" calcext:value-type="float">
            <text:p>-3.76</text:p>
          </table:table-cell>
          <table:table-cell table:formula="of:=[.J217]-[.J218]" office:value-type="float" office:value="-1.57" calcext:value-type="float">
            <text:p>-1.57</text:p>
          </table:table-cell>
        </table:table-row>
        <table:table-row table:style-name="ro1">
          <table:table-cell office:value-type="string" calcext:value-type="string">
            <text:p>Aug 30, 2018</text:p>
          </table:table-cell>
          <table:table-cell office:value-type="float" office:value="7043.76" calcext:value-type="float">
            <text:p>7043.76</text:p>
          </table:table-cell>
          <table:table-cell office:value-type="float" office:value="7072.69" calcext:value-type="float">
            <text:p>7072.69</text:p>
          </table:table-cell>
          <table:table-cell office:value-type="float" office:value="6834.69" calcext:value-type="float">
            <text:p>6834.69</text:p>
          </table:table-cell>
          <table:table-cell office:value-type="float" office:value="6978.23" calcext:value-type="float">
            <text:p>6978.23</text:p>
          </table:table-cell>
          <table:table-cell office:value-type="float" office:value="4463250000" calcext:value-type="float">
            <text:p>4463250000</text:p>
          </table:table-cell>
          <table:table-cell office:value-type="float" office:value="120309828156" calcext:value-type="float">
            <text:p>120309828156</text:p>
          </table:table-cell>
          <table:table-cell table:formula="of:=ROUND(([.B218]-[.B219])/[.B219]*100;2)" office:value-type="float" office:value="-0.68" calcext:value-type="float">
            <text:p>-0.68</text:p>
          </table:table-cell>
          <table:table-cell table:formula="of:=ROUND(([.B218]-[.B221])/[.B221]*100; 2)" office:value-type="float" office:value="4.96" calcext:value-type="float">
            <text:p>4.96</text:p>
          </table:table-cell>
          <table:table-cell table:formula="of:=ROUND(([.B218]-[.B223])/[.B223]*100; 2)" office:value-type="float" office:value="4.82" calcext:value-type="float">
            <text:p>4.82</text:p>
          </table:table-cell>
          <table:table-cell table:formula="of:=ROUND(([.B218]-[.B228])/[.B228]*100; 2)" office:value-type="float" office:value="8.36" calcext:value-type="float">
            <text:p>8.36</text:p>
          </table:table-cell>
          <table:table-cell table:formula="of:=[.H218]-[.H219]" office:value-type="float" office:value="-3.59" calcext:value-type="float">
            <text:p>-3.59</text:p>
          </table:table-cell>
          <table:table-cell table:formula="of:=[.I218]-[.I219]" office:value-type="float" office:value="-0.0300000000000002" calcext:value-type="float">
            <text:p>-0.03</text:p>
          </table:table-cell>
          <table:table-cell table:formula="of:=[.J218]-[.J219]" office:value-type="float" office:value="-3.43" calcext:value-type="float">
            <text:p>-3.43</text:p>
          </table:table-cell>
        </table:table-row>
        <table:table-row table:style-name="ro1">
          <table:table-cell office:value-type="string" calcext:value-type="string">
            <text:p>Aug 29, 2018</text:p>
          </table:table-cell>
          <table:table-cell office:value-type="float" office:value="7091.71" calcext:value-type="float">
            <text:p>7091.71</text:p>
          </table:table-cell>
          <table:table-cell office:value-type="float" office:value="7113.3" calcext:value-type="float">
            <text:p>7113.3</text:p>
          </table:table-cell>
          <table:table-cell office:value-type="float" office:value="6970.82" calcext:value-type="float">
            <text:p>6970.82</text:p>
          </table:table-cell>
          <table:table-cell office:value-type="float" office:value="7047.16" calcext:value-type="float">
            <text:p>7047.16</text:p>
          </table:table-cell>
          <table:table-cell office:value-type="float" office:value="4145880000" calcext:value-type="float">
            <text:p>4145880000</text:p>
          </table:table-cell>
          <table:table-cell office:value-type="float" office:value="121484666374" calcext:value-type="float">
            <text:p>121484666374</text:p>
          </table:table-cell>
          <table:table-cell table:formula="of:=ROUND(([.B219]-[.B220])/[.B220]*100;2)" office:value-type="float" office:value="2.91" calcext:value-type="float">
            <text:p>2.91</text:p>
          </table:table-cell>
          <table:table-cell table:formula="of:=ROUND(([.B219]-[.B222])/[.B222]*100; 2)" office:value-type="float" office:value="4.99" calcext:value-type="float">
            <text:p>4.99</text:p>
          </table:table-cell>
          <table:table-cell table:formula="of:=ROUND(([.B219]-[.B224])/[.B224]*100; 2)" office:value-type="float" office:value="8.25" calcext:value-type="float">
            <text:p>8.25</text:p>
          </table:table-cell>
          <table:table-cell table:formula="of:=ROUND(([.B219]-[.B229])/[.B229]*100; 2)" office:value-type="float" office:value="10.42" calcext:value-type="float">
            <text:p>10.42</text:p>
          </table:table-cell>
          <table:table-cell table:formula="of:=[.H219]-[.H220]" office:value-type="float" office:value="0.22" calcext:value-type="float">
            <text:p>0.22</text:p>
          </table:table-cell>
          <table:table-cell table:formula="of:=[.I219]-[.I220]" office:value-type="float" office:value="2.44" calcext:value-type="float">
            <text:p>2.44</text:p>
          </table:table-cell>
          <table:table-cell table:formula="of:=[.J219]-[.J220]" office:value-type="float" office:value="0.0899999999999999" calcext:value-type="float">
            <text:p>0.09</text:p>
          </table:table-cell>
        </table:table-row>
        <table:table-row table:style-name="ro1">
          <table:table-cell office:value-type="string" calcext:value-type="string">
            <text:p>Aug 28, 2018</text:p>
          </table:table-cell>
          <table:table-cell office:value-type="float" office:value="6891.08" calcext:value-type="float">
            <text:p>6891.08</text:p>
          </table:table-cell>
          <table:table-cell office:value-type="float" office:value="7109.56" calcext:value-type="float">
            <text:p>7109.56</text:p>
          </table:table-cell>
          <table:table-cell office:value-type="float" office:value="6882.34" calcext:value-type="float">
            <text:p>6882.34</text:p>
          </table:table-cell>
          <table:table-cell office:value-type="float" office:value="7096.28" calcext:value-type="float">
            <text:p>7096.28</text:p>
          </table:table-cell>
          <table:table-cell office:value-type="float" office:value="4659940000" calcext:value-type="float">
            <text:p>4659940000</text:p>
          </table:table-cell>
          <table:table-cell office:value-type="float" office:value="122319195736" calcext:value-type="float">
            <text:p>122319195736</text:p>
          </table:table-cell>
          <table:table-cell table:formula="of:=ROUND(([.B220]-[.B221])/[.B221]*100;2)" office:value-type="float" office:value="2.69" calcext:value-type="float">
            <text:p>2.69</text:p>
          </table:table-cell>
          <table:table-cell table:formula="of:=ROUND(([.B220]-[.B223])/[.B223]*100; 2)" office:value-type="float" office:value="2.55" calcext:value-type="float">
            <text:p>2.55</text:p>
          </table:table-cell>
          <table:table-cell table:formula="of:=ROUND(([.B220]-[.B225])/[.B225]*100; 2)" office:value-type="float" office:value="8.16" calcext:value-type="float">
            <text:p>8.16</text:p>
          </table:table-cell>
          <table:table-cell table:formula="of:=ROUND(([.B220]-[.B230])/[.B230]*100; 2)" office:value-type="float" office:value="4.67" calcext:value-type="float">
            <text:p>4.67</text:p>
          </table:table-cell>
          <table:table-cell table:formula="of:=[.H220]-[.H221]" office:value-type="float" office:value="3.34" calcext:value-type="float">
            <text:p>3.34</text:p>
          </table:table-cell>
          <table:table-cell table:formula="of:=[.I220]-[.I221]" office:value-type="float" office:value="0.12" calcext:value-type="float">
            <text:p>0.12</text:p>
          </table:table-cell>
          <table:table-cell table:formula="of:=[.J220]-[.J221]"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Aug 27, 2018</text:p>
          </table:table-cell>
          <table:table-cell office:value-type="float" office:value="6710.8" calcext:value-type="float">
            <text:p>6710.8</text:p>
          </table:table-cell>
          <table:table-cell office:value-type="float" office:value="6884.64" calcext:value-type="float">
            <text:p>6884.64</text:p>
          </table:table-cell>
          <table:table-cell office:value-type="float" office:value="6689.71" calcext:value-type="float">
            <text:p>6689.71</text:p>
          </table:table-cell>
          <table:table-cell office:value-type="float" office:value="6884.64" calcext:value-type="float">
            <text:p>6884.64</text:p>
          </table:table-cell>
          <table:table-cell office:value-type="float" office:value="4019000000" calcext:value-type="float">
            <text:p>4019000000</text:p>
          </table:table-cell>
          <table:table-cell office:value-type="float" office:value="118657885712" calcext:value-type="float">
            <text:p>118657885712</text:p>
          </table:table-cell>
          <table:table-cell table:formula="of:=ROUND(([.B221]-[.B222])/[.B222]*100;2)" office:value-type="float" office:value="-0.65" calcext:value-type="float">
            <text:p>-0.65</text:p>
          </table:table-cell>
          <table:table-cell table:formula="of:=ROUND(([.B221]-[.B224])/[.B224]*100; 2)" office:value-type="float" office:value="2.43" calcext:value-type="float">
            <text:p>2.43</text:p>
          </table:table-cell>
          <table:table-cell table:formula="of:=ROUND(([.B221]-[.B226])/[.B226]*100; 2)" office:value-type="float" office:value="3.46" calcext:value-type="float">
            <text:p>3.46</text:p>
          </table:table-cell>
          <table:table-cell table:formula="of:=ROUND(([.B221]-[.B231])/[.B231]*100; 2)" office:value-type="float" office:value="5.83" calcext:value-type="float">
            <text:p>5.83</text:p>
          </table:table-cell>
          <table:table-cell table:formula="of:=[.H221]-[.H222]" office:value-type="float" office:value="-1.17" calcext:value-type="float">
            <text:p>-1.17</text:p>
          </table:table-cell>
          <table:table-cell table:formula="of:=[.I221]-[.I222]" office:value-type="float" office:value="-3.59" calcext:value-type="float">
            <text:p>-3.59</text:p>
          </table:table-cell>
          <table:table-cell table:formula="of:=[.J221]-[.J222]" office:value-type="float" office:value="-3.74" calcext:value-type="float">
            <text:p>-3.74</text:p>
          </table:table-cell>
        </table:table-row>
        <table:table-row table:style-name="ro1">
          <table:table-cell office:value-type="string" calcext:value-type="string">
            <text:p>Aug 26, 2018</text:p>
          </table:table-cell>
          <table:table-cell office:value-type="float" office:value="6754.64" calcext:value-type="float">
            <text:p>6754.64</text:p>
          </table:table-cell>
          <table:table-cell office:value-type="float" office:value="6774.75" calcext:value-type="float">
            <text:p>6774.75</text:p>
          </table:table-cell>
          <table:table-cell office:value-type="float" office:value="6620.75" calcext:value-type="float">
            <text:p>6620.75</text:p>
          </table:table-cell>
          <table:table-cell office:value-type="float" office:value="6707.26" calcext:value-type="float">
            <text:p>6707.26</text:p>
          </table:table-cell>
          <table:table-cell office:value-type="float" office:value="3295500000" calcext:value-type="float">
            <text:p>3295500000</text:p>
          </table:table-cell>
          <table:table-cell office:value-type="float" office:value="115585205491" calcext:value-type="float">
            <text:p>115585205491</text:p>
          </table:table-cell>
          <table:table-cell table:formula="of:=ROUND(([.B222]-[.B223])/[.B223]*100;2)" office:value-type="float" office:value="0.52" calcext:value-type="float">
            <text:p>0.52</text:p>
          </table:table-cell>
          <table:table-cell table:formula="of:=ROUND(([.B222]-[.B225])/[.B225]*100; 2)" office:value-type="float" office:value="6.02" calcext:value-type="float">
            <text:p>6.02</text:p>
          </table:table-cell>
          <table:table-cell table:formula="of:=ROUND(([.B222]-[.B227])/[.B227]*100; 2)" office:value-type="float" office:value="7.2" calcext:value-type="float">
            <text:p>7.2</text:p>
          </table:table-cell>
          <table:table-cell table:formula="of:=ROUND(([.B222]-[.B232])/[.B232]*100; 2)" office:value-type="float" office:value="7.31" calcext:value-type="float">
            <text:p>7.31</text:p>
          </table:table-cell>
          <table:table-cell table:formula="of:=[.H222]-[.H223]" office:value-type="float" office:value="-2.05" calcext:value-type="float">
            <text:p>-2.05</text:p>
          </table:table-cell>
          <table:table-cell table:formula="of:=[.I222]-[.I223]" office:value-type="float" office:value="2.42" calcext:value-type="float">
            <text:p>2.42</text:p>
          </table:table-cell>
          <table:table-cell table:formula="of:=[.J222]-[.J223]" office:value-type="float" office:value="3.82" calcext:value-type="float">
            <text:p>3.82</text:p>
          </table:table-cell>
        </table:table-row>
        <table:table-row table:style-name="ro1">
          <table:table-cell office:value-type="string" calcext:value-type="string">
            <text:p>Aug 25, 2018</text:p>
          </table:table-cell>
          <table:table-cell office:value-type="float" office:value="6719.95" calcext:value-type="float">
            <text:p>6719.95</text:p>
          </table:table-cell>
          <table:table-cell office:value-type="float" office:value="6789.63" calcext:value-type="float">
            <text:p>6789.63</text:p>
          </table:table-cell>
          <table:table-cell office:value-type="float" office:value="6700.96" calcext:value-type="float">
            <text:p>6700.96</text:p>
          </table:table-cell>
          <table:table-cell office:value-type="float" office:value="6763.19" calcext:value-type="float">
            <text:p>6763.19</text:p>
          </table:table-cell>
          <table:table-cell office:value-type="float" office:value="3312600000" calcext:value-type="float">
            <text:p>3312600000</text:p>
          </table:table-cell>
          <table:table-cell office:value-type="float" office:value="116534497933" calcext:value-type="float">
            <text:p>116534497933</text:p>
          </table:table-cell>
          <table:table-cell table:formula="of:=ROUND(([.B223]-[.B224])/[.B224]*100;2)" office:value-type="float" office:value="2.57" calcext:value-type="float">
            <text:p>2.57</text:p>
          </table:table-cell>
          <table:table-cell table:formula="of:=ROUND(([.B223]-[.B226])/[.B226]*100; 2)" office:value-type="float" office:value="3.6" calcext:value-type="float">
            <text:p>3.6</text:p>
          </table:table-cell>
          <table:table-cell table:formula="of:=ROUND(([.B223]-[.B228])/[.B228]*100; 2)" office:value-type="float" office:value="3.38" calcext:value-type="float">
            <text:p>3.38</text:p>
          </table:table-cell>
          <table:table-cell table:formula="of:=ROUND(([.B223]-[.B233])/[.B233]*100; 2)" office:value-type="float" office:value="8.01" calcext:value-type="float">
            <text:p>8.01</text:p>
          </table:table-cell>
          <table:table-cell table:formula="of:=[.H223]-[.H224]" office:value-type="float" office:value="-0.26" calcext:value-type="float">
            <text:p>-0.26</text:p>
          </table:table-cell>
          <table:table-cell table:formula="of:=[.I223]-[.I224]" office:value-type="float" office:value="-0.37" calcext:value-type="float">
            <text:p>-0.37</text:p>
          </table:table-cell>
          <table:table-cell table:formula="of:=[.J223]-[.J224]" office:value-type="float" office:value="1.37" calcext:value-type="float">
            <text:p>1.37</text:p>
          </table:table-cell>
        </table:table-row>
        <table:table-row table:style-name="ro1">
          <table:table-cell office:value-type="string" calcext:value-type="string">
            <text:p>Aug 24, 2018</text:p>
          </table:table-cell>
          <table:table-cell office:value-type="float" office:value="6551.52" calcext:value-type="float">
            <text:p>6551.52</text:p>
          </table:table-cell>
          <table:table-cell office:value-type="float" office:value="6719.96" calcext:value-type="float">
            <text:p>6719.96</text:p>
          </table:table-cell>
          <table:table-cell office:value-type="float" office:value="6498.64" calcext:value-type="float">
            <text:p>6498.64</text:p>
          </table:table-cell>
          <table:table-cell office:value-type="float" office:value="6719.96" calcext:value-type="float">
            <text:p>6719.96</text:p>
          </table:table-cell>
          <table:table-cell office:value-type="float" office:value="4097820000" calcext:value-type="float">
            <text:p>4097820000</text:p>
          </table:table-cell>
          <table:table-cell office:value-type="float" office:value="115778358839" calcext:value-type="float">
            <text:p>115778358839</text:p>
          </table:table-cell>
          <table:table-cell table:formula="of:=ROUND(([.B224]-[.B225])/[.B225]*100;2)" office:value-type="float" office:value="2.83" calcext:value-type="float">
            <text:p>2.83</text:p>
          </table:table-cell>
          <table:table-cell table:formula="of:=ROUND(([.B224]-[.B227])/[.B227]*100; 2)" office:value-type="float" office:value="3.97" calcext:value-type="float">
            <text:p>3.97</text:p>
          </table:table-cell>
          <table:table-cell table:formula="of:=ROUND(([.B224]-[.B229])/[.B229]*100; 2)" office:value-type="float" office:value="2.01" calcext:value-type="float">
            <text:p>2.01</text:p>
          </table:table-cell>
          <table:table-cell table:formula="of:=ROUND(([.B224]-[.B234])/[.B234]*100; 2)" office:value-type="float" office:value="4.2" calcext:value-type="float">
            <text:p>4.2</text:p>
          </table:table-cell>
          <table:table-cell table:formula="of:=[.H224]-[.H225]" office:value-type="float" office:value="4.6" calcext:value-type="float">
            <text:p>4.6</text:p>
          </table:table-cell>
          <table:table-cell table:formula="of:=[.I224]-[.I225]" office:value-type="float" office:value="5.96" calcext:value-type="float">
            <text:p>5.96</text:p>
          </table:table-cell>
          <table:table-cell table:formula="of:=[.J224]-[.J225]" office:value-type="float" office:value="5.23" calcext:value-type="float">
            <text:p>5.23</text:p>
          </table:table-cell>
        </table:table-row>
        <table:table-row table:style-name="ro1">
          <table:table-cell office:value-type="string" calcext:value-type="string">
            <text:p>Aug 23, 2018</text:p>
          </table:table-cell>
          <table:table-cell office:value-type="float" office:value="6371.34" calcext:value-type="float">
            <text:p>6371.34</text:p>
          </table:table-cell>
          <table:table-cell office:value-type="float" office:value="6546.54" calcext:value-type="float">
            <text:p>6546.54</text:p>
          </table:table-cell>
          <table:table-cell office:value-type="float" office:value="6371.34" calcext:value-type="float">
            <text:p>6371.34</text:p>
          </table:table-cell>
          <table:table-cell office:value-type="float" office:value="6534.88" calcext:value-type="float">
            <text:p>6534.88</text:p>
          </table:table-cell>
          <table:table-cell office:value-type="float" office:value="3426180000" calcext:value-type="float">
            <text:p>3426180000</text:p>
          </table:table-cell>
          <table:table-cell office:value-type="float" office:value="112577436411" calcext:value-type="float">
            <text:p>112577436411</text:p>
          </table:table-cell>
          <table:table-cell table:formula="of:=ROUND(([.B225]-[.B226])/[.B226]*100;2)" office:value-type="float" office:value="-1.77" calcext:value-type="float">
            <text:p>-1.77</text:p>
          </table:table-cell>
          <table:table-cell table:formula="of:=ROUND(([.B225]-[.B228])/[.B228]*100; 2)" office:value-type="float" office:value="-1.99" calcext:value-type="float">
            <text:p>-1.99</text:p>
          </table:table-cell>
          <table:table-cell table:formula="of:=ROUND(([.B225]-[.B230])/[.B230]*100; 2)" office:value-type="float" office:value="-3.22" calcext:value-type="float">
            <text:p>-3.22</text:p>
          </table:table-cell>
          <table:table-cell table:formula="of:=ROUND(([.B225]-[.B235])/[.B235]*100; 2)" office:value-type="float" office:value="0.47" calcext:value-type="float">
            <text:p>0.47</text:p>
          </table:table-cell>
          <table:table-cell table:formula="of:=[.H225]-[.H226]" office:value-type="float" office:value="-4.71" calcext:value-type="float">
            <text:p>-4.71</text:p>
          </table:table-cell>
          <table:table-cell table:formula="of:=[.I225]-[.I226]" office:value-type="float" office:value="-2.98" calcext:value-type="float">
            <text:p>-2.98</text:p>
          </table:table-cell>
          <table:table-cell table:formula="of:=[.J225]-[.J226]" office:value-type="float" office:value="-5.51" calcext:value-type="float">
            <text:p>-5.51</text:p>
          </table:table-cell>
        </table:table-row>
        <table:table-row table:style-name="ro1">
          <table:table-cell office:value-type="string" calcext:value-type="string">
            <text:p>Aug 22, 2018</text:p>
          </table:table-cell>
          <table:table-cell office:value-type="float" office:value="6486.25" calcext:value-type="float">
            <text:p>6486.25</text:p>
          </table:table-cell>
          <table:table-cell office:value-type="float" office:value="6816.79" calcext:value-type="float">
            <text:p>6816.79</text:p>
          </table:table-cell>
          <table:table-cell office:value-type="float" office:value="6310.11" calcext:value-type="float">
            <text:p>6310.11</text:p>
          </table:table-cell>
          <table:table-cell office:value-type="float" office:value="6376.71" calcext:value-type="float">
            <text:p>6376.71</text:p>
          </table:table-cell>
          <table:table-cell office:value-type="float" office:value="4668110000" calcext:value-type="float">
            <text:p>4668110000</text:p>
          </table:table-cell>
          <table:table-cell office:value-type="float" office:value="109840902181" calcext:value-type="float">
            <text:p>109840902181</text:p>
          </table:table-cell>
          <table:table-cell table:formula="of:=ROUND(([.B226]-[.B227])/[.B227]*100;2)" office:value-type="float" office:value="2.94" calcext:value-type="float">
            <text:p>2.94</text:p>
          </table:table-cell>
          <table:table-cell table:formula="of:=ROUND(([.B226]-[.B229])/[.B229]*100; 2)" office:value-type="float" office:value="0.99" calcext:value-type="float">
            <text:p>0.99</text:p>
          </table:table-cell>
          <table:table-cell table:formula="of:=ROUND(([.B226]-[.B231])/[.B231]*100; 2)" office:value-type="float" office:value="2.29" calcext:value-type="float">
            <text:p>2.29</text:p>
          </table:table-cell>
          <table:table-cell table:formula="of:=ROUND(([.B226]-[.B236])/[.B236]*100; 2)" office:value-type="float" office:value="3.22" calcext:value-type="float">
            <text:p>3.22</text:p>
          </table:table-cell>
          <table:table-cell table:formula="of:=[.H226]-[.H227]" office:value-type="float" office:value="6.01" calcext:value-type="float">
            <text:p>6.01</text:p>
          </table:table-cell>
          <table:table-cell table:formula="of:=[.I226]-[.I227]" office:value-type="float" office:value="5.28" calcext:value-type="float">
            <text:p>5.28</text:p>
          </table:table-cell>
          <table:table-cell table:formula="of:=[.J226]-[.J227]" office:value-type="float" office:value="2.18" calcext:value-type="float">
            <text:p>2.18</text:p>
          </table:table-cell>
        </table:table-row>
        <table:table-row table:style-name="ro1">
          <table:table-cell office:value-type="string" calcext:value-type="string">
            <text:p>Aug 21, 2018</text:p>
          </table:table-cell>
          <table:table-cell office:value-type="float" office:value="6301.07" calcext:value-type="float">
            <text:p>6301.07</text:p>
          </table:table-cell>
          <table:table-cell office:value-type="float" office:value="6500.87" calcext:value-type="float">
            <text:p>6500.87</text:p>
          </table:table-cell>
          <table:table-cell office:value-type="float" office:value="6298.24" calcext:value-type="float">
            <text:p>6298.24</text:p>
          </table:table-cell>
          <table:table-cell office:value-type="float" office:value="6488.76" calcext:value-type="float">
            <text:p>6488.76</text:p>
          </table:table-cell>
          <table:table-cell office:value-type="float" office:value="3377180000" calcext:value-type="float">
            <text:p>3377180000</text:p>
          </table:table-cell>
          <table:table-cell office:value-type="float" office:value="111758100192" calcext:value-type="float">
            <text:p>111758100192</text:p>
          </table:table-cell>
          <table:table-cell table:formula="of:=ROUND(([.B227]-[.B228])/[.B228]*100;2)" office:value-type="float" office:value="-3.07" calcext:value-type="float">
            <text:p>-3.07</text:p>
          </table:table-cell>
          <table:table-cell table:formula="of:=ROUND(([.B227]-[.B230])/[.B230]*100; 2)" office:value-type="float" office:value="-4.29" calcext:value-type="float">
            <text:p>-4.29</text:p>
          </table:table-cell>
          <table:table-cell table:formula="of:=ROUND(([.B227]-[.B232])/[.B232]*100; 2)" office:value-type="float" office:value="0.11" calcext:value-type="float">
            <text:p>0.11</text:p>
          </table:table-cell>
          <table:table-cell table:formula="of:=ROUND(([.B227]-[.B237])/[.B237]*100; 2)" office:value-type="float" office:value="1.86" calcext:value-type="float">
            <text:p>1.86</text:p>
          </table:table-cell>
          <table:table-cell table:formula="of:=[.H227]-[.H228]" office:value-type="float" office:value="-4.28" calcext:value-type="float">
            <text:p>-4.28</text:p>
          </table:table-cell>
          <table:table-cell table:formula="of:=[.I227]-[.I228]" office:value-type="float" office:value="-6.81" calcext:value-type="float">
            <text:p>-6.81</text:p>
          </table:table-cell>
          <table:table-cell table:formula="of:=[.J227]-[.J228]" office:value-type="float" office:value="-4.38" calcext:value-type="float">
            <text:p>-4.38</text:p>
          </table:table-cell>
        </table:table-row>
        <table:table-row table:style-name="ro1">
          <table:table-cell office:value-type="string" calcext:value-type="string">
            <text:p>Aug 20, 2018</text:p>
          </table:table-cell>
          <table:table-cell office:value-type="float" office:value="6500.51" calcext:value-type="float">
            <text:p>6500.51</text:p>
          </table:table-cell>
          <table:table-cell office:value-type="float" office:value="6536.92" calcext:value-type="float">
            <text:p>6536.92</text:p>
          </table:table-cell>
          <table:table-cell office:value-type="float" office:value="6297.93" calcext:value-type="float">
            <text:p>6297.93</text:p>
          </table:table-cell>
          <table:table-cell office:value-type="float" office:value="6308.53" calcext:value-type="float">
            <text:p>6308.53</text:p>
          </table:table-cell>
          <table:table-cell office:value-type="float" office:value="3665100000" calcext:value-type="float">
            <text:p>3665100000</text:p>
          </table:table-cell>
          <table:table-cell office:value-type="float" office:value="108642191682" calcext:value-type="float">
            <text:p>108642191682</text:p>
          </table:table-cell>
          <table:table-cell table:formula="of:=ROUND(([.B228]-[.B229])/[.B229]*100;2)" office:value-type="float" office:value="1.21" calcext:value-type="float">
            <text:p>1.21</text:p>
          </table:table-cell>
          <table:table-cell table:formula="of:=ROUND(([.B228]-[.B231])/[.B231]*100; 2)" office:value-type="float" office:value="2.52" calcext:value-type="float">
            <text:p>2.52</text:p>
          </table:table-cell>
          <table:table-cell table:formula="of:=ROUND(([.B228]-[.B233])/[.B233]*100; 2)" office:value-type="float" office:value="4.49" calcext:value-type="float">
            <text:p>4.49</text:p>
          </table:table-cell>
          <table:table-cell table:formula="of:=ROUND(([.B228]-[.B238])/[.B238]*100; 2)" office:value-type="float" office:value="-1.08" calcext:value-type="float">
            <text:p>-1.08</text:p>
          </table:table-cell>
          <table:table-cell table:formula="of:=[.H228]-[.H229]" office:value-type="float" office:value="3.65" calcext:value-type="float">
            <text:p>3.65</text:p>
          </table:table-cell>
          <table:table-cell table:formula="of:=[.I228]-[.I229]" office:value-type="float" office:value="0.48" calcext:value-type="float">
            <text:p>0.48</text:p>
          </table:table-cell>
          <table:table-cell table:formula="of:=[.J228]-[.J229]" office:value-type="float" office:value="2.34" calcext:value-type="float">
            <text:p>2.34</text:p>
          </table:table-cell>
        </table:table-row>
        <table:table-row table:style-name="ro1">
          <table:table-cell office:value-type="string" calcext:value-type="string">
            <text:p>Aug 19, 2018</text:p>
          </table:table-cell>
          <table:table-cell office:value-type="float" office:value="6422.57" calcext:value-type="float">
            <text:p>6422.57</text:p>
          </table:table-cell>
          <table:table-cell office:value-type="float" office:value="6537.98" calcext:value-type="float">
            <text:p>6537.98</text:p>
          </table:table-cell>
          <table:table-cell office:value-type="float" office:value="6361.55" calcext:value-type="float">
            <text:p>6361.55</text:p>
          </table:table-cell>
          <table:table-cell office:value-type="float" office:value="6506.07" calcext:value-type="float">
            <text:p>6506.07</text:p>
          </table:table-cell>
          <table:table-cell office:value-type="float" office:value="3311170000" calcext:value-type="float">
            <text:p>3311170000</text:p>
          </table:table-cell>
          <table:table-cell office:value-type="float" office:value="112031838393" calcext:value-type="float">
            <text:p>112031838393</text:p>
          </table:table-cell>
          <table:table-cell table:formula="of:=ROUND(([.B229]-[.B230])/[.B230]*100;2)" office:value-type="float" office:value="-2.44" calcext:value-type="float">
            <text:p>-2.44</text:p>
          </table:table-cell>
          <table:table-cell table:formula="of:=ROUND(([.B229]-[.B232])/[.B232]*100; 2)" office:value-type="float" office:value="2.04" calcext:value-type="float">
            <text:p>2.04</text:p>
          </table:table-cell>
          <table:table-cell table:formula="of:=ROUND(([.B229]-[.B234])/[.B234]*100; 2)" office:value-type="float" office:value="2.15" calcext:value-type="float">
            <text:p>2.15</text:p>
          </table:table-cell>
          <table:table-cell table:formula="of:=ROUND(([.B229]-[.B239])/[.B239]*100; 2)" office:value-type="float" office:value="1.86" calcext:value-type="float">
            <text:p>1.86</text:p>
          </table:table-cell>
          <table:table-cell table:formula="of:=[.H229]-[.H230]" office:value-type="float" office:value="-6.26" calcext:value-type="float">
            <text:p>-6.26</text:p>
          </table:table-cell>
          <table:table-cell table:formula="of:=[.I229]-[.I230]" office:value-type="float" office:value="-3.78" calcext:value-type="float">
            <text:p>-3.78</text:p>
          </table:table-cell>
          <table:table-cell table:formula="of:=[.J229]-[.J230]" office:value-type="float" office:value="-1.67" calcext:value-type="float">
            <text:p>-1.67</text:p>
          </table:table-cell>
        </table:table-row>
        <table:table-row table:style-name="ro1">
          <table:table-cell office:value-type="string" calcext:value-type="string">
            <text:p>Aug 18, 2018</text:p>
          </table:table-cell>
          <table:table-cell office:value-type="float" office:value="6583.43" calcext:value-type="float">
            <text:p>6583.43</text:p>
          </table:table-cell>
          <table:table-cell office:value-type="float" office:value="6617.35" calcext:value-type="float">
            <text:p>6617.35</text:p>
          </table:table-cell>
          <table:table-cell office:value-type="float" office:value="6353.73" calcext:value-type="float">
            <text:p>6353.73</text:p>
          </table:table-cell>
          <table:table-cell office:value-type="float" office:value="6423.76" calcext:value-type="float">
            <text:p>6423.76</text:p>
          </table:table-cell>
          <table:table-cell office:value-type="float" office:value="3984520000" calcext:value-type="float">
            <text:p>3984520000</text:p>
          </table:table-cell>
          <table:table-cell office:value-type="float" office:value="110603014928" calcext:value-type="float">
            <text:p>110603014928</text:p>
          </table:table-cell>
          <table:table-cell table:formula="of:=ROUND(([.B230]-[.B231])/[.B231]*100;2)" office:value-type="float" office:value="3.82" calcext:value-type="float">
            <text:p>3.82</text:p>
          </table:table-cell>
          <table:table-cell table:formula="of:=ROUND(([.B230]-[.B233])/[.B233]*100; 2)" office:value-type="float" office:value="5.82" calcext:value-type="float">
            <text:p>5.82</text:p>
          </table:table-cell>
          <table:table-cell table:formula="of:=ROUND(([.B230]-[.B235])/[.B235]*100; 2)" office:value-type="float" office:value="3.82" calcext:value-type="float">
            <text:p>3.82</text:p>
          </table:table-cell>
          <table:table-cell table:formula="of:=ROUND(([.B230]-[.B240])/[.B240]*100; 2)" office:value-type="float" office:value="-2.42" calcext:value-type="float">
            <text:p>-2.42</text:p>
          </table:table-cell>
          <table:table-cell table:formula="of:=[.H230]-[.H231]" office:value-type="float" office:value="3.08" calcext:value-type="float">
            <text:p>3.08</text:p>
          </table:table-cell>
          <table:table-cell table:formula="of:=[.I230]-[.I231]" office:value-type="float" office:value="4.97" calcext:value-type="float">
            <text:p>4.97</text:p>
          </table:table-cell>
          <table:table-cell table:formula="of:=[.J230]-[.J231]" office:value-type="float" office:value="2.91" calcext:value-type="float">
            <text:p>2.91</text:p>
          </table:table-cell>
        </table:table-row>
        <table:table-row table:style-name="ro1">
          <table:table-cell office:value-type="string" calcext:value-type="string">
            <text:p>Aug 17, 2018</text:p>
          </table:table-cell>
          <table:table-cell office:value-type="float" office:value="6340.91" calcext:value-type="float">
            <text:p>6340.91</text:p>
          </table:table-cell>
          <table:table-cell office:value-type="float" office:value="6582.5" calcext:value-type="float">
            <text:p>6582.5</text:p>
          </table:table-cell>
          <table:table-cell office:value-type="float" office:value="6324.97" calcext:value-type="float">
            <text:p>6324.97</text:p>
          </table:table-cell>
          <table:table-cell office:value-type="float" office:value="6580.63" calcext:value-type="float">
            <text:p>6580.63</text:p>
          </table:table-cell>
          <table:table-cell office:value-type="float" office:value="4992990000" calcext:value-type="float">
            <text:p>4992990000</text:p>
          </table:table-cell>
          <table:table-cell office:value-type="float" office:value="113290724406" calcext:value-type="float">
            <text:p>113290724406</text:p>
          </table:table-cell>
          <table:table-cell table:formula="of:=ROUND(([.B231]-[.B232])/[.B232]*100;2)" office:value-type="float" office:value="0.74" calcext:value-type="float">
            <text:p>0.74</text:p>
          </table:table-cell>
          <table:table-cell table:formula="of:=ROUND(([.B231]-[.B234])/[.B234]*100; 2)" office:value-type="float" office:value="0.85" calcext:value-type="float">
            <text:p>0.85</text:p>
          </table:table-cell>
          <table:table-cell table:formula="of:=ROUND(([.B231]-[.B236])/[.B236]*100; 2)" office:value-type="float" office:value="0.91" calcext:value-type="float">
            <text:p>0.91</text:p>
          </table:table-cell>
          <table:table-cell table:formula="of:=ROUND(([.B231]-[.B241])/[.B241]*100; 2)" office:value-type="float" office:value="-8.87" calcext:value-type="float">
            <text:p>-8.87</text:p>
          </table:table-cell>
          <table:table-cell table:formula="of:=[.H231]-[.H232]" office:value-type="float" office:value="-0.43" calcext:value-type="float">
            <text:p>-0.43</text:p>
          </table:table-cell>
          <table:table-cell table:formula="of:=[.I231]-[.I232]" office:value-type="float" office:value="1.59" calcext:value-type="float">
            <text:p>1.59</text:p>
          </table:table-cell>
          <table:table-cell table:formula="of:=[.J231]-[.J232]" office:value-type="float" office:value="-0.84" calcext:value-type="float">
            <text:p>-0.84</text:p>
          </table:table-cell>
        </table:table-row>
        <table:table-row table:style-name="ro1">
          <table:table-cell office:value-type="string" calcext:value-type="string">
            <text:p>Aug 16, 2018</text:p>
          </table:table-cell>
          <table:table-cell office:value-type="float" office:value="6294.23" calcext:value-type="float">
            <text:p>6294.23</text:p>
          </table:table-cell>
          <table:table-cell office:value-type="float" office:value="6473.5" calcext:value-type="float">
            <text:p>6473.5</text:p>
          </table:table-cell>
          <table:table-cell office:value-type="float" office:value="6276.41" calcext:value-type="float">
            <text:p>6276.41</text:p>
          </table:table-cell>
          <table:table-cell office:value-type="float" office:value="6334.73" calcext:value-type="float">
            <text:p>6334.73</text:p>
          </table:table-cell>
          <table:table-cell office:value-type="float" office:value="4328420000" calcext:value-type="float">
            <text:p>4328420000</text:p>
          </table:table-cell>
          <table:table-cell office:value-type="float" office:value="109045250379" calcext:value-type="float">
            <text:p>109045250379</text:p>
          </table:table-cell>
          <table:table-cell table:formula="of:=ROUND(([.B232]-[.B233])/[.B233]*100;2)" office:value-type="float" office:value="1.17" calcext:value-type="float">
            <text:p>1.17</text:p>
          </table:table-cell>
          <table:table-cell table:formula="of:=ROUND(([.B232]-[.B235])/[.B235]*100; 2)" office:value-type="float" office:value="-0.74" calcext:value-type="float">
            <text:p>-0.74</text:p>
          </table:table-cell>
          <table:table-cell table:formula="of:=ROUND(([.B232]-[.B237])/[.B237]*100; 2)" office:value-type="float" office:value="1.75" calcext:value-type="float">
            <text:p>1.75</text:p>
          </table:table-cell>
          <table:table-cell table:formula="of:=ROUND(([.B232]-[.B242])/[.B242]*100; 2)" office:value-type="float" office:value="-10.88" calcext:value-type="float">
            <text:p>-10.88</text:p>
          </table:table-cell>
          <table:table-cell table:formula="of:=[.H232]-[.H233]" office:value-type="float" office:value="2.22" calcext:value-type="float">
            <text:p>2.22</text:p>
          </table:table-cell>
          <table:table-cell table:formula="of:=[.I232]-[.I233]" office:value-type="float" office:value="0.25" calcext:value-type="float">
            <text:p>0.25</text:p>
          </table:table-cell>
          <table:table-cell table:formula="of:=[.J232]-[.J233]" office:value-type="float" office:value="7.08" calcext:value-type="float">
            <text:p>7.08</text:p>
          </table:table-cell>
        </table:table-row>
        <table:table-row table:style-name="ro1">
          <table:table-cell office:value-type="string" calcext:value-type="string">
            <text:p>Aug 15, 2018</text:p>
          </table:table-cell>
          <table:table-cell office:value-type="float" office:value="6221.42" calcext:value-type="float">
            <text:p>6221.42</text:p>
          </table:table-cell>
          <table:table-cell office:value-type="float" office:value="6588.49" calcext:value-type="float">
            <text:p>6588.49</text:p>
          </table:table-cell>
          <table:table-cell office:value-type="float" office:value="6221.42" calcext:value-type="float">
            <text:p>6221.42</text:p>
          </table:table-cell>
          <table:table-cell office:value-type="float" office:value="6308.52" calcext:value-type="float">
            <text:p>6308.52</text:p>
          </table:table-cell>
          <table:table-cell office:value-type="float" office:value="4895450000" calcext:value-type="float">
            <text:p>4895450000</text:p>
          </table:table-cell>
          <table:table-cell office:value-type="float" office:value="108581773101" calcext:value-type="float">
            <text:p>108581773101</text:p>
          </table:table-cell>
          <table:table-cell table:formula="of:=ROUND(([.B233]-[.B234])/[.B234]*100;2)" office:value-type="float" office:value="-1.05" calcext:value-type="float">
            <text:p>-1.05</text:p>
          </table:table-cell>
          <table:table-cell table:formula="of:=ROUND(([.B233]-[.B236])/[.B236]*100; 2)" office:value-type="float" office:value="-0.99" calcext:value-type="float">
            <text:p>-0.99</text:p>
          </table:table-cell>
          <table:table-cell table:formula="of:=ROUND(([.B233]-[.B238])/[.B238]*100; 2)" office:value-type="float" office:value="-5.33" calcext:value-type="float">
            <text:p>-5.33</text:p>
          </table:table-cell>
          <table:table-cell table:formula="of:=ROUND(([.B233]-[.B243])/[.B243]*100; 2)" office:value-type="float" office:value="-11.52" calcext:value-type="float">
            <text:p>-11.52</text:p>
          </table:table-cell>
          <table:table-cell table:formula="of:=[.H233]-[.H234]" office:value-type="float" office:value="-0.2" calcext:value-type="float">
            <text:p>-0.2</text:p>
          </table:table-cell>
          <table:table-cell table:formula="of:=[.I233]-[.I234]" office:value-type="float" office:value="-2.64" calcext:value-type="float">
            <text:p>-2.64</text:p>
          </table:table-cell>
          <table:table-cell table:formula="of:=[.J233]-[.J234]" office:value-type="float" office:value="-5.05" calcext:value-type="float">
            <text:p>-5.05</text:p>
          </table:table-cell>
        </table:table-row>
        <table:table-row table:style-name="ro1">
          <table:table-cell office:value-type="string" calcext:value-type="string">
            <text:p>Aug 14, 2018</text:p>
          </table:table-cell>
          <table:table-cell office:value-type="float" office:value="6287.66" calcext:value-type="float">
            <text:p>6287.66</text:p>
          </table:table-cell>
          <table:table-cell office:value-type="float" office:value="6287.94" calcext:value-type="float">
            <text:p>6287.94</text:p>
          </table:table-cell>
          <table:table-cell office:value-type="float" office:value="5971.05" calcext:value-type="float">
            <text:p>5971.05</text:p>
          </table:table-cell>
          <table:table-cell office:value-type="float" office:value="6199.71" calcext:value-type="float">
            <text:p>6199.71</text:p>
          </table:table-cell>
          <table:table-cell office:value-type="float" office:value="5301700000" calcext:value-type="float">
            <text:p>5301700000</text:p>
          </table:table-cell>
          <table:table-cell office:value-type="float" office:value="106696389129" calcext:value-type="float">
            <text:p>106696389129</text:p>
          </table:table-cell>
          <table:table-cell table:formula="of:=ROUND(([.B234]-[.B235])/[.B235]*100;2)" office:value-type="float" office:value="-0.85" calcext:value-type="float">
            <text:p>-0.85</text:p>
          </table:table-cell>
          <table:table-cell table:formula="of:=ROUND(([.B234]-[.B237])/[.B237]*100; 2)" office:value-type="float" office:value="1.65" calcext:value-type="float">
            <text:p>1.65</text:p>
          </table:table-cell>
          <table:table-cell table:formula="of:=ROUND(([.B234]-[.B239])/[.B239]*100; 2)" office:value-type="float" office:value="-0.28" calcext:value-type="float">
            <text:p>-0.28</text:p>
          </table:table-cell>
          <table:table-cell table:formula="of:=ROUND(([.B234]-[.B244])/[.B244]*100; 2)" office:value-type="float" office:value="-15.47" calcext:value-type="float">
            <text:p>-15.47</text:p>
          </table:table-cell>
          <table:table-cell table:formula="of:=[.H234]-[.H235]" office:value-type="float" office:value="-1.77" calcext:value-type="float">
            <text:p>-1.77</text:p>
          </table:table-cell>
          <table:table-cell table:formula="of:=[.I234]-[.I235]" office:value-type="float" office:value="5.15" calcext:value-type="float">
            <text:p>5.15</text:p>
          </table:table-cell>
          <table:table-cell table:formula="of:=[.J234]-[.J235]" office:value-type="float" office:value="5.73" calcext:value-type="float">
            <text:p>5.73</text:p>
          </table:table-cell>
        </table:table-row>
        <table:table-row table:style-name="ro1">
          <table:table-cell office:value-type="string" calcext:value-type="string">
            <text:p>Aug 13, 2018</text:p>
          </table:table-cell>
          <table:table-cell office:value-type="float" office:value="6341.36" calcext:value-type="float">
            <text:p>6341.36</text:p>
          </table:table-cell>
          <table:table-cell office:value-type="float" office:value="6537.05" calcext:value-type="float">
            <text:p>6537.05</text:p>
          </table:table-cell>
          <table:table-cell office:value-type="float" office:value="6225.72" calcext:value-type="float">
            <text:p>6225.72</text:p>
          </table:table-cell>
          <table:table-cell office:value-type="float" office:value="6297.57" calcext:value-type="float">
            <text:p>6297.57</text:p>
          </table:table-cell>
          <table:table-cell office:value-type="float" office:value="4083980000" calcext:value-type="float">
            <text:p>4083980000</text:p>
          </table:table-cell>
          <table:table-cell office:value-type="float" office:value="108369686635" calcext:value-type="float">
            <text:p>108369686635</text:p>
          </table:table-cell>
          <table:table-cell table:formula="of:=ROUND(([.B235]-[.B236])/[.B236]*100;2)" office:value-type="float" office:value="0.92" calcext:value-type="float">
            <text:p>0.92</text:p>
          </table:table-cell>
          <table:table-cell table:formula="of:=ROUND(([.B235]-[.B238])/[.B238]*100; 2)" office:value-type="float" office:value="-3.5" calcext:value-type="float">
            <text:p>-3.5</text:p>
          </table:table-cell>
          <table:table-cell table:formula="of:=ROUND(([.B235]-[.B240])/[.B240]*100; 2)" office:value-type="float" office:value="-6.01" calcext:value-type="float">
            <text:p>-6.01</text:p>
          </table:table-cell>
          <table:table-cell table:formula="of:=ROUND(([.B235]-[.B245])/[.B245]*100; 2)" office:value-type="float" office:value="-16.14" calcext:value-type="float">
            <text:p>-16.14</text:p>
          </table:table-cell>
          <table:table-cell table:formula="of:=[.H235]-[.H236]" office:value-type="float" office:value="-0.66" calcext:value-type="float">
            <text:p>-0.66</text:p>
          </table:table-cell>
          <table:table-cell table:formula="of:=[.I235]-[.I236]" office:value-type="float" office:value="-3.15" calcext:value-type="float">
            <text:p>-3.15</text:p>
          </table:table-cell>
          <table:table-cell table:formula="of:=[.J235]-[.J236]" office:value-type="float" office:value="3.69" calcext:value-type="float">
            <text:p>3.69</text:p>
          </table:table-cell>
        </table:table-row>
        <table:table-row table:style-name="ro1">
          <table:table-cell office:value-type="string" calcext:value-type="string">
            <text:p>Aug 12, 2018</text:p>
          </table:table-cell>
          <table:table-cell office:value-type="float" office:value="6283.65" calcext:value-type="float">
            <text:p>6283.65</text:p>
          </table:table-cell>
          <table:table-cell office:value-type="float" office:value="6409.85" calcext:value-type="float">
            <text:p>6409.85</text:p>
          </table:table-cell>
          <table:table-cell office:value-type="float" office:value="6237.5" calcext:value-type="float">
            <text:p>6237.5</text:p>
          </table:table-cell>
          <table:table-cell office:value-type="float" office:value="6322.69" calcext:value-type="float">
            <text:p>6322.69</text:p>
          </table:table-cell>
          <table:table-cell office:value-type="float" office:value="5665250000" calcext:value-type="float">
            <text:p>5665250000</text:p>
          </table:table-cell>
          <table:table-cell office:value-type="float" office:value="108790259014" calcext:value-type="float">
            <text:p>108790259014</text:p>
          </table:table-cell>
          <table:table-cell table:formula="of:=ROUND(([.B236]-[.B237])/[.B237]*100;2)" office:value-type="float" office:value="1.58" calcext:value-type="float">
            <text:p>1.58</text:p>
          </table:table-cell>
          <table:table-cell table:formula="of:=ROUND(([.B236]-[.B239])/[.B239]*100; 2)" office:value-type="float" office:value="-0.35" calcext:value-type="float">
            <text:p>-0.35</text:p>
          </table:table-cell>
          <table:table-cell table:formula="of:=ROUND(([.B236]-[.B241])/[.B241]*100; 2)" office:value-type="float" office:value="-9.7" calcext:value-type="float">
            <text:p>-9.7</text:p>
          </table:table-cell>
          <table:table-cell table:formula="of:=ROUND(([.B236]-[.B246])/[.B246]*100; 2)" office:value-type="float" office:value="-17.69" calcext:value-type="float">
            <text:p>-17.69</text:p>
          </table:table-cell>
          <table:table-cell table:formula="of:=[.H236]-[.H237]" office:value-type="float" office:value="7.45" calcext:value-type="float">
            <text:p>7.45</text:p>
          </table:table-cell>
          <table:table-cell table:formula="of:=[.I236]-[.I237]" office:value-type="float" office:value="7.97" calcext:value-type="float">
            <text:p>7.97</text:p>
          </table:table-cell>
          <table:table-cell table:formula="of:=[.J236]-[.J237]" office:value-type="float" office:value="2.72" calcext:value-type="float">
            <text:p>2.72</text:p>
          </table:table-cell>
        </table:table-row>
        <table:table-row table:style-name="ro1">
          <table:table-cell office:value-type="string" calcext:value-type="string">
            <text:p>Aug 11, 2018</text:p>
          </table:table-cell>
          <table:table-cell office:value-type="float" office:value="6185.79" calcext:value-type="float">
            <text:p>6185.79</text:p>
          </table:table-cell>
          <table:table-cell office:value-type="float" office:value="6455.74" calcext:value-type="float">
            <text:p>6455.74</text:p>
          </table:table-cell>
          <table:table-cell office:value-type="float" office:value="6109.03" calcext:value-type="float">
            <text:p>6109.03</text:p>
          </table:table-cell>
          <table:table-cell office:value-type="float" office:value="6295.73" calcext:value-type="float">
            <text:p>6295.73</text:p>
          </table:table-cell>
          <table:table-cell office:value-type="float" office:value="4047850000" calcext:value-type="float">
            <text:p>4047850000</text:p>
          </table:table-cell>
          <table:table-cell office:value-type="float" office:value="108314257212" calcext:value-type="float">
            <text:p>108314257212</text:p>
          </table:table-cell>
          <table:table-cell table:formula="of:=ROUND(([.B237]-[.B238])/[.B238]*100;2)" office:value-type="float" office:value="-5.87" calcext:value-type="float">
            <text:p>-5.87</text:p>
          </table:table-cell>
          <table:table-cell table:formula="of:=ROUND(([.B237]-[.B240])/[.B240]*100; 2)" office:value-type="float" office:value="-8.32" calcext:value-type="float">
            <text:p>-8.32</text:p>
          </table:table-cell>
          <table:table-cell table:formula="of:=ROUND(([.B237]-[.B242])/[.B242]*100; 2)" office:value-type="float" office:value="-12.42" calcext:value-type="float">
            <text:p>-12.42</text:p>
          </table:table-cell>
          <table:table-cell table:formula="of:=ROUND(([.B237]-[.B247])/[.B247]*100; 2)" office:value-type="float" office:value="-20.38" calcext:value-type="float">
            <text:p>-20.38</text:p>
          </table:table-cell>
          <table:table-cell table:formula="of:=[.H237]-[.H238]" office:value-type="float" office:value="-10.09" calcext:value-type="float">
            <text:p>-10.09</text:p>
          </table:table-cell>
          <table:table-cell table:formula="of:=[.I237]-[.I238]" office:value-type="float" office:value="-2.76" calcext:value-type="float">
            <text:p>-2.76</text:p>
          </table:table-cell>
          <table:table-cell table:formula="of:=[.J237]-[.J238]" office:value-type="float" office:value="-5.88" calcext:value-type="float">
            <text:p>-5.88</text:p>
          </table:table-cell>
        </table:table-row>
        <table:table-row table:style-name="ro1">
          <table:table-cell office:value-type="string" calcext:value-type="string">
            <text:p>Aug 10, 2018</text:p>
          </table:table-cell>
          <table:table-cell office:value-type="float" office:value="6571.42" calcext:value-type="float">
            <text:p>6571.42</text:p>
          </table:table-cell>
          <table:table-cell office:value-type="float" office:value="6591.26" calcext:value-type="float">
            <text:p>6591.26</text:p>
          </table:table-cell>
          <table:table-cell office:value-type="float" office:value="6124.52" calcext:value-type="float">
            <text:p>6124.52</text:p>
          </table:table-cell>
          <table:table-cell office:value-type="float" office:value="6184.71" calcext:value-type="float">
            <text:p>6184.71</text:p>
          </table:table-cell>
          <table:table-cell office:value-type="float" office:value="4528680000" calcext:value-type="float">
            <text:p>4528680000</text:p>
          </table:table-cell>
          <table:table-cell office:value-type="float" office:value="106390927598" calcext:value-type="float">
            <text:p>106390927598</text:p>
          </table:table-cell>
          <table:table-cell table:formula="of:=ROUND(([.B238]-[.B239])/[.B239]*100;2)" office:value-type="float" office:value="4.22" calcext:value-type="float">
            <text:p>4.22</text:p>
          </table:table-cell>
          <table:table-cell table:formula="of:=ROUND(([.B238]-[.B241])/[.B241]*100; 2)" office:value-type="float" office:value="-5.56" calcext:value-type="float">
            <text:p>-5.56</text:p>
          </table:table-cell>
          <table:table-cell table:formula="of:=ROUND(([.B238]-[.B243])/[.B243]*100; 2)" office:value-type="float" office:value="-6.54" calcext:value-type="float">
            <text:p>-6.54</text:p>
          </table:table-cell>
          <table:table-cell table:formula="of:=ROUND(([.B238]-[.B248])/[.B248]*100; 2)" office:value-type="float" office:value="-19.68" calcext:value-type="float">
            <text:p>-19.68</text:p>
          </table:table-cell>
          <table:table-cell table:formula="of:=[.H238]-[.H239]" office:value-type="float" office:value="10.76" calcext:value-type="float">
            <text:p>10.76</text:p>
          </table:table-cell>
          <table:table-cell table:formula="of:=[.I238]-[.I239]" office:value-type="float" office:value="5.16" calcext:value-type="float">
            <text:p>5.16</text:p>
          </table:table-cell>
          <table:table-cell table:formula="of:=[.J238]-[.J239]" office:value-type="float" office:value="8.69" calcext:value-type="float">
            <text:p>8.69</text:p>
          </table:table-cell>
        </table:table-row>
        <table:table-row table:style-name="ro1">
          <table:table-cell office:value-type="string" calcext:value-type="string">
            <text:p>Aug 09, 2018</text:p>
          </table:table-cell>
          <table:table-cell office:value-type="float" office:value="6305.56" calcext:value-type="float">
            <text:p>6305.56</text:p>
          </table:table-cell>
          <table:table-cell office:value-type="float" office:value="6625.73" calcext:value-type="float">
            <text:p>6625.73</text:p>
          </table:table-cell>
          <table:table-cell office:value-type="float" office:value="6249.07" calcext:value-type="float">
            <text:p>6249.07</text:p>
          </table:table-cell>
          <table:table-cell office:value-type="float" office:value="6568.23" calcext:value-type="float">
            <text:p>6568.23</text:p>
          </table:table-cell>
          <table:table-cell office:value-type="float" office:value="4267040000" calcext:value-type="float">
            <text:p>4267040000</text:p>
          </table:table-cell>
          <table:table-cell office:value-type="float" office:value="112973963230" calcext:value-type="float">
            <text:p>112973963230</text:p>
          </table:table-cell>
          <table:table-cell table:formula="of:=ROUND(([.B239]-[.B240])/[.B240]*100;2)" office:value-type="float" office:value="-6.54" calcext:value-type="float">
            <text:p>-6.54</text:p>
          </table:table-cell>
          <table:table-cell table:formula="of:=ROUND(([.B239]-[.B242])/[.B242]*100; 2)" office:value-type="float" office:value="-10.72" calcext:value-type="float">
            <text:p>-10.72</text:p>
          </table:table-cell>
          <table:table-cell table:formula="of:=ROUND(([.B239]-[.B244])/[.B244]*100; 2)" office:value-type="float" office:value="-15.23" calcext:value-type="float">
            <text:p>-15.23</text:p>
          </table:table-cell>
          <table:table-cell table:formula="of:=ROUND(([.B239]-[.B249])/[.B249]*100; 2)" office:value-type="float" office:value="-23.3" calcext:value-type="float">
            <text:p>-23.3</text:p>
          </table:table-cell>
          <table:table-cell table:formula="of:=[.H239]-[.H240]" office:value-type="float" office:value="-3.5" calcext:value-type="float">
            <text:p>-3.5</text:p>
          </table:table-cell>
          <table:table-cell table:formula="of:=[.I239]-[.I240]" office:value-type="float" office:value="-6.68" calcext:value-type="float">
            <text:p>-6.68</text:p>
          </table:table-cell>
          <table:table-cell table:formula="of:=[.J239]-[.J240]" office:value-type="float" office:value="-4.45" calcext:value-type="float">
            <text:p>-4.45</text:p>
          </table:table-cell>
        </table:table-row>
        <table:table-row table:style-name="ro1">
          <table:table-cell office:value-type="string" calcext:value-type="string">
            <text:p>Aug 08, 2018</text:p>
          </table:table-cell>
          <table:table-cell table:number-columns-repeated="2" office:value-type="float" office:value="6746.85" calcext:value-type="float">
            <text:p>6746.85</text:p>
          </table:table-cell>
          <table:table-cell office:value-type="float" office:value="6226.22" calcext:value-type="float">
            <text:p>6226.22</text:p>
          </table:table-cell>
          <table:table-cell office:value-type="float" office:value="6305.8" calcext:value-type="float">
            <text:p>6305.8</text:p>
          </table:table-cell>
          <table:table-cell office:value-type="float" office:value="5064430000" calcext:value-type="float">
            <text:p>5064430000</text:p>
          </table:table-cell>
          <table:table-cell office:value-type="float" office:value="108448409560" calcext:value-type="float">
            <text:p>108448409560</text:p>
          </table:table-cell>
          <table:table-cell table:formula="of:=ROUND(([.B240]-[.B241])/[.B241]*100;2)" office:value-type="float" office:value="-3.04" calcext:value-type="float">
            <text:p>-3.04</text:p>
          </table:table-cell>
          <table:table-cell table:formula="of:=ROUND(([.B240]-[.B243])/[.B243]*100; 2)" office:value-type="float" office:value="-4.04" calcext:value-type="float">
            <text:p>-4.04</text:p>
          </table:table-cell>
          <table:table-cell table:formula="of:=ROUND(([.B240]-[.B245])/[.B245]*100; 2)" office:value-type="float" office:value="-10.78" calcext:value-type="float">
            <text:p>-10.78</text:p>
          </table:table-cell>
          <table:table-cell table:formula="of:=ROUND(([.B240]-[.B250])/[.B250]*100; 2)" office:value-type="float" office:value="-17.78" calcext:value-type="float">
            <text:p>-17.78</text:p>
          </table:table-cell>
          <table:table-cell table:formula="of:=[.H240]-[.H241]" office:value-type="float" office:value="-1.56" calcext:value-type="float">
            <text:p>-1.56</text:p>
          </table:table-cell>
          <table:table-cell table:formula="of:=[.I240]-[.I241]" office:value-type="float" office:value="2.42" calcext:value-type="float">
            <text:p>2.42</text:p>
          </table:table-cell>
          <table:table-cell table:formula="of:=[.J240]-[.J241]" office:value-type="float" office:value="-1.93" calcext:value-type="float">
            <text:p>-1.93</text:p>
          </table:table-cell>
        </table:table-row>
        <table:table-row table:style-name="ro1">
          <table:table-cell office:value-type="string" calcext:value-type="string">
            <text:p>Aug 07, 2018</text:p>
          </table:table-cell>
          <table:table-cell office:value-type="float" office:value="6958.32" calcext:value-type="float">
            <text:p>6958.32</text:p>
          </table:table-cell>
          <table:table-cell office:value-type="float" office:value="7146.56" calcext:value-type="float">
            <text:p>7146.56</text:p>
          </table:table-cell>
          <table:table-cell office:value-type="float" office:value="6748.24" calcext:value-type="float">
            <text:p>6748.24</text:p>
          </table:table-cell>
          <table:table-cell office:value-type="float" office:value="6753.12" calcext:value-type="float">
            <text:p>6753.12</text:p>
          </table:table-cell>
          <table:table-cell office:value-type="float" office:value="4682800000" calcext:value-type="float">
            <text:p>4682800000</text:p>
          </table:table-cell>
          <table:table-cell office:value-type="float" office:value="116128339800" calcext:value-type="float">
            <text:p>116128339800</text:p>
          </table:table-cell>
          <table:table-cell table:formula="of:=ROUND(([.B241]-[.B242])/[.B242]*100;2)" office:value-type="float" office:value="-1.48" calcext:value-type="float">
            <text:p>-1.48</text:p>
          </table:table-cell>
          <table:table-cell table:formula="of:=ROUND(([.B241]-[.B244])/[.B244]*100; 2)" office:value-type="float" office:value="-6.46" calcext:value-type="float">
            <text:p>-6.46</text:p>
          </table:table-cell>
          <table:table-cell table:formula="of:=ROUND(([.B241]-[.B246])/[.B246]*100; 2)" office:value-type="float" office:value="-8.85" calcext:value-type="float">
            <text:p>-8.85</text:p>
          </table:table-cell>
          <table:table-cell table:formula="of:=ROUND(([.B241]-[.B251])/[.B251]*100; 2)" office:value-type="float" office:value="-14.82" calcext:value-type="float">
            <text:p>-14.82</text:p>
          </table:table-cell>
          <table:table-cell table:formula="of:=[.H241]-[.H242]" office:value-type="float" office:value="-1.93" calcext:value-type="float">
            <text:p>-1.93</text:p>
          </table:table-cell>
          <table:table-cell table:formula="of:=[.I241]-[.I242]" office:value-type="float" office:value="0.14" calcext:value-type="float">
            <text:p>0.14</text:p>
          </table:table-cell>
          <table:table-cell table:formula="of:=[.J241]-[.J242]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Aug 06, 2018</text:p>
          </table:table-cell>
          <table:table-cell office:value-type="float" office:value="7062.94" calcext:value-type="float">
            <text:p>7062.94</text:p>
          </table:table-cell>
          <table:table-cell office:value-type="float" office:value="7166.55" calcext:value-type="float">
            <text:p>7166.55</text:p>
          </table:table-cell>
          <table:table-cell office:value-type="float" office:value="6890.54" calcext:value-type="float">
            <text:p>6890.54</text:p>
          </table:table-cell>
          <table:table-cell office:value-type="float" office:value="6951.8" calcext:value-type="float">
            <text:p>6951.8</text:p>
          </table:table-cell>
          <table:table-cell office:value-type="float" office:value="3925900000" calcext:value-type="float">
            <text:p>3925900000</text:p>
          </table:table-cell>
          <table:table-cell office:value-type="float" office:value="119531508535" calcext:value-type="float">
            <text:p>119531508535</text:p>
          </table:table-cell>
          <table:table-cell table:formula="of:=ROUND(([.B242]-[.B243])/[.B243]*100;2)" office:value-type="float" office:value="0.45" calcext:value-type="float">
            <text:p>0.45</text:p>
          </table:table-cell>
          <table:table-cell table:formula="of:=ROUND(([.B242]-[.B245])/[.B245]*100; 2)" office:value-type="float" office:value="-6.6" calcext:value-type="float">
            <text:p>-6.6</text:p>
          </table:table-cell>
          <table:table-cell table:formula="of:=ROUND(([.B242]-[.B247])/[.B247]*100; 2)" office:value-type="float" office:value="-9.09" calcext:value-type="float">
            <text:p>-9.09</text:p>
          </table:table-cell>
          <table:table-cell table:formula="of:=ROUND(([.B242]-[.B252])/[.B252]*100; 2)" office:value-type="float" office:value="-11.16" calcext:value-type="float">
            <text:p>-11.16</text:p>
          </table:table-cell>
          <table:table-cell table:formula="of:=[.H242]-[.H243]" office:value-type="float" office:value="5.93" calcext:value-type="float">
            <text:p>5.93</text:p>
          </table:table-cell>
          <table:table-cell table:formula="of:=[.I242]-[.I243]" office:value-type="float" office:value="1.3" calcext:value-type="float">
            <text:p>1.3</text:p>
          </table:table-cell>
          <table:table-cell table:formula="of:=[.J242]-[.J243]" office:value-type="float" office:value="4.97" calcext:value-type="float">
            <text:p>4.97</text:p>
          </table:table-cell>
        </table:table-row>
        <table:table-row table:style-name="ro1">
          <table:table-cell office:value-type="string" calcext:value-type="string">
            <text:p>Aug 05, 2018</text:p>
          </table:table-cell>
          <table:table-cell office:value-type="float" office:value="7031.08" calcext:value-type="float">
            <text:p>7031.08</text:p>
          </table:table-cell>
          <table:table-cell office:value-type="float" office:value="7102.77" calcext:value-type="float">
            <text:p>7102.77</text:p>
          </table:table-cell>
          <table:table-cell office:value-type="float" office:value="6940.7" calcext:value-type="float">
            <text:p>6940.7</text:p>
          </table:table-cell>
          <table:table-cell office:value-type="float" office:value="7068.48" calcext:value-type="float">
            <text:p>7068.48</text:p>
          </table:table-cell>
          <table:table-cell office:value-type="float" office:value="3679110000" calcext:value-type="float">
            <text:p>3679110000</text:p>
          </table:table-cell>
          <table:table-cell office:value-type="float" office:value="121526079384" calcext:value-type="float">
            <text:p>121526079384</text:p>
          </table:table-cell>
          <table:table-cell table:formula="of:=ROUND(([.B243]-[.B244])/[.B244]*100;2)" office:value-type="float" office:value="-5.48" calcext:value-type="float">
            <text:p>-5.48</text:p>
          </table:table-cell>
          <table:table-cell table:formula="of:=ROUND(([.B243]-[.B246])/[.B246]*100; 2)" office:value-type="float" office:value="-7.9" calcext:value-type="float">
            <text:p>-7.9</text:p>
          </table:table-cell>
          <table:table-cell table:formula="of:=ROUND(([.B243]-[.B248])/[.B248]*100; 2)" office:value-type="float" office:value="-14.06" calcext:value-type="float">
            <text:p>-14.06</text:p>
          </table:table-cell>
          <table:table-cell table:formula="of:=ROUND(([.B243]-[.B253])/[.B253]*100; 2)" office:value-type="float" office:value="-14.01" calcext:value-type="float">
            <text:p>-14.01</text:p>
          </table:table-cell>
          <table:table-cell table:formula="of:=[.H243]-[.H244]" office:value-type="float" office:value="-3.85" calcext:value-type="float">
            <text:p>-3.85</text:p>
          </table:table-cell>
          <table:table-cell table:formula="of:=[.I243]-[.I244]" office:value-type="float" office:value="-3.65" calcext:value-type="float">
            <text:p>-3.65</text:p>
          </table:table-cell>
          <table:table-cell table:formula="of:=[.J243]-[.J244]" office:value-type="float" office:value="-4.54" calcext:value-type="float">
            <text:p>-4.54</text:p>
          </table:table-cell>
        </table:table-row>
        <table:table-row table:style-name="ro1">
          <table:table-cell office:value-type="string" calcext:value-type="string">
            <text:p>Aug 04, 2018</text:p>
          </table:table-cell>
          <table:table-cell office:value-type="float" office:value="7438.67" calcext:value-type="float">
            <text:p>7438.67</text:p>
          </table:table-cell>
          <table:table-cell office:value-type="float" office:value="7497.49" calcext:value-type="float">
            <text:p>7497.49</text:p>
          </table:table-cell>
          <table:table-cell office:value-type="float" office:value="6984.07" calcext:value-type="float">
            <text:p>6984.07</text:p>
          </table:table-cell>
          <table:table-cell office:value-type="float" office:value="7032.85" calcext:value-type="float">
            <text:p>7032.85</text:p>
          </table:table-cell>
          <table:table-cell office:value-type="float" office:value="4268390000" calcext:value-type="float">
            <text:p>4268390000</text:p>
          </table:table-cell>
          <table:table-cell office:value-type="float" office:value="120899698889" calcext:value-type="float">
            <text:p>120899698889</text:p>
          </table:table-cell>
          <table:table-cell table:formula="of:=ROUND(([.B244]-[.B245])/[.B245]*100;2)" office:value-type="float" office:value="-1.63" calcext:value-type="float">
            <text:p>-1.63</text:p>
          </table:table-cell>
          <table:table-cell table:formula="of:=ROUND(([.B244]-[.B247])/[.B247]*100; 2)" office:value-type="float" office:value="-4.25" calcext:value-type="float">
            <text:p>-4.25</text:p>
          </table:table-cell>
          <table:table-cell table:formula="of:=ROUND(([.B244]-[.B249])/[.B249]*100; 2)" office:value-type="float" office:value="-9.52" calcext:value-type="float">
            <text:p>-9.52</text:p>
          </table:table-cell>
          <table:table-cell table:formula="of:=ROUND(([.B244]-[.B254])/[.B254]*100; 2)" office:value-type="float" office:value="-11.23" calcext:value-type="float">
            <text:p>-11.23</text:p>
          </table:table-cell>
          <table:table-cell table:formula="of:=[.H244]-[.H245]" office:value-type="float" office:value="-0.69" calcext:value-type="float">
            <text:p>-0.69</text:p>
          </table:table-cell>
          <table:table-cell table:formula="of:=[.I244]-[.I245]" office:value-type="float" office:value="3.32" calcext:value-type="float">
            <text:p>3.32</text:p>
          </table:table-cell>
          <table:table-cell table:formula="of:=[.J244]-[.J245]" office:value-type="float" office:value="-1.68" calcext:value-type="float">
            <text:p>-1.68</text:p>
          </table:table-cell>
        </table:table-row>
        <table:table-row table:style-name="ro1">
          <table:table-cell office:value-type="string" calcext:value-type="string">
            <text:p>Aug 03, 2018</text:p>
          </table:table-cell>
          <table:table-cell table:number-columns-repeated="2" office:value-type="float" office:value="7562.14" calcext:value-type="float">
            <text:p>7562.14</text:p>
          </table:table-cell>
          <table:table-cell office:value-type="float" office:value="7328.65" calcext:value-type="float">
            <text:p>7328.65</text:p>
          </table:table-cell>
          <table:table-cell office:value-type="float" office:value="7434.39" calcext:value-type="float">
            <text:p>7434.39</text:p>
          </table:table-cell>
          <table:table-cell office:value-type="float" office:value="4627150000" calcext:value-type="float">
            <text:p>4627150000</text:p>
          </table:table-cell>
          <table:table-cell office:value-type="float" office:value="127785826655" calcext:value-type="float">
            <text:p>127785826655</text:p>
          </table:table-cell>
          <table:table-cell table:formula="of:=ROUND(([.B245]-[.B246])/[.B246]*100;2)" office:value-type="float" office:value="-0.94" calcext:value-type="float">
            <text:p>-0.94</text:p>
          </table:table-cell>
          <table:table-cell table:formula="of:=ROUND(([.B245]-[.B248])/[.B248]*100; 2)" office:value-type="float" office:value="-7.57" calcext:value-type="float">
            <text:p>-7.57</text:p>
          </table:table-cell>
          <table:table-cell table:formula="of:=ROUND(([.B245]-[.B250])/[.B250]*100; 2)" office:value-type="float" office:value="-7.84" calcext:value-type="float">
            <text:p>-7.84</text:p>
          </table:table-cell>
          <table:table-cell table:formula="of:=ROUND(([.B245]-[.B255])/[.B255]*100; 2)" office:value-type="float" office:value="-2" calcext:value-type="float">
            <text:p>-2</text:p>
          </table:table-cell>
          <table:table-cell table:formula="of:=[.H245]-[.H246]" office:value-type="float" office:value="0.8" calcext:value-type="float">
            <text:p>0.8</text:p>
          </table:table-cell>
          <table:table-cell table:formula="of:=[.I245]-[.I246]" office:value-type="float" office:value="-0.430000000000001" calcext:value-type="float">
            <text:p>-0.430000000000001</text:p>
          </table:table-cell>
          <table:table-cell table:formula="of:=[.J245]-[.J246]" office:value-type="float" office:value="-1.29" calcext:value-type="float">
            <text:p>-1.29</text:p>
          </table:table-cell>
        </table:table-row>
        <table:table-row table:style-name="ro1">
          <table:table-cell office:value-type="string" calcext:value-type="string">
            <text:p>Aug 02, 2018</text:p>
          </table:table-cell>
          <table:table-cell office:value-type="float" office:value="7634.19" calcext:value-type="float">
            <text:p>7634.19</text:p>
          </table:table-cell>
          <table:table-cell office:value-type="float" office:value="7712.77" calcext:value-type="float">
            <text:p>7712.77</text:p>
          </table:table-cell>
          <table:table-cell office:value-type="float" office:value="7523.44" calcext:value-type="float">
            <text:p>7523.44</text:p>
          </table:table-cell>
          <table:table-cell office:value-type="float" office:value="7567.15" calcext:value-type="float">
            <text:p>7567.15</text:p>
          </table:table-cell>
          <table:table-cell office:value-type="float" office:value="4214110000" calcext:value-type="float">
            <text:p>4214110000</text:p>
          </table:table-cell>
          <table:table-cell office:value-type="float" office:value="130052066760" calcext:value-type="float">
            <text:p>130052066760</text:p>
          </table:table-cell>
          <table:table-cell table:formula="of:=ROUND(([.B246]-[.B247])/[.B247]*100;2)" office:value-type="float" office:value="-1.74" calcext:value-type="float">
            <text:p>-1.74</text:p>
          </table:table-cell>
          <table:table-cell table:formula="of:=ROUND(([.B246]-[.B249])/[.B249]*100; 2)" office:value-type="float" office:value="-7.14" calcext:value-type="float">
            <text:p>-7.14</text:p>
          </table:table-cell>
          <table:table-cell table:formula="of:=ROUND(([.B246]-[.B251])/[.B251]*100; 2)" office:value-type="float" office:value="-6.55" calcext:value-type="float">
            <text:p>-6.55</text:p>
          </table:table-cell>
          <table:table-cell table:formula="of:=ROUND(([.B246]-[.B256])/[.B256]*100; 2)" office:value-type="float" office:value="2.96" calcext:value-type="float">
            <text:p>2.96</text:p>
          </table:table-cell>
          <table:table-cell table:formula="of:=[.H246]-[.H247]" office:value-type="float" office:value="3.3" calcext:value-type="float">
            <text:p>3.3</text:p>
          </table:table-cell>
          <table:table-cell table:formula="of:=[.I246]-[.I247]" office:value-type="float" office:value="-1.82" calcext:value-type="float">
            <text:p>-1.82</text:p>
          </table:table-cell>
          <table:table-cell table:formula="of:=[.J246]-[.J247]" office:value-type="float" office:value="-4.27" calcext:value-type="float">
            <text:p>-4.27</text:p>
          </table:table-cell>
        </table:table-row>
        <table:table-row table:style-name="ro1">
          <table:table-cell office:value-type="string" calcext:value-type="string">
            <text:p>Aug 01, 2018</text:p>
          </table:table-cell>
          <table:table-cell table:number-columns-repeated="2" office:value-type="float" office:value="7769.04" calcext:value-type="float">
            <text:p>7769.04</text:p>
          </table:table-cell>
          <table:table-cell office:value-type="float" office:value="7504.95" calcext:value-type="float">
            <text:p>7504.95</text:p>
          </table:table-cell>
          <table:table-cell office:value-type="float" office:value="7624.91" calcext:value-type="float">
            <text:p>7624.91</text:p>
          </table:table-cell>
          <table:table-cell office:value-type="float" office:value="4797620000" calcext:value-type="float">
            <text:p>4797620000</text:p>
          </table:table-cell>
          <table:table-cell office:value-type="float" office:value="131030166771" calcext:value-type="float">
            <text:p>131030166771</text:p>
          </table:table-cell>
          <table:table-cell table:formula="of:=ROUND(([.B247]-[.B248])/[.B248]*100;2)" office:value-type="float" office:value="-5.04" calcext:value-type="float">
            <text:p>-5.04</text:p>
          </table:table-cell>
          <table:table-cell table:formula="of:=ROUND(([.B247]-[.B250])/[.B250]*100; 2)" office:value-type="float" office:value="-5.32" calcext:value-type="float">
            <text:p>-5.32</text:p>
          </table:table-cell>
          <table:table-cell table:formula="of:=ROUND(([.B247]-[.B252])/[.B252]*100; 2)" office:value-type="float" office:value="-2.28" calcext:value-type="float">
            <text:p>-2.28</text:p>
          </table:table-cell>
          <table:table-cell table:formula="of:=ROUND(([.B247]-[.B257])/[.B257]*100; 2)" office:value-type="float" office:value="4.74" calcext:value-type="float">
            <text:p>4.74</text:p>
          </table:table-cell>
          <table:table-cell table:formula="of:=[.H247]-[.H248]" office:value-type="float" office:value="-4.55" calcext:value-type="float">
            <text:p>-4.55</text:p>
          </table:table-cell>
          <table:table-cell table:formula="of:=[.I247]-[.I248]" office:value-type="float" office:value="-5.47" calcext:value-type="float">
            <text:p>-5.47</text:p>
          </table:table-cell>
          <table:table-cell table:formula="of:=[.J247]-[.J248]" office:value-type="float" office:value="-2.33" calcext:value-type="float">
            <text:p>-2.33</text:p>
          </table:table-cell>
        </table:table-row>
        <table:table-row table:style-name="ro1">
          <table:table-cell office:value-type="string" calcext:value-type="string">
            <text:p>Jul 31, 2018</text:p>
          </table:table-cell>
          <table:table-cell office:value-type="float" office:value="8181.2" calcext:value-type="float">
            <text:p>8181.2</text:p>
          </table:table-cell>
          <table:table-cell office:value-type="float" office:value="8181.53" calcext:value-type="float">
            <text:p>8181.53</text:p>
          </table:table-cell>
          <table:table-cell office:value-type="float" office:value="7696.93" calcext:value-type="float">
            <text:p>7696.93</text:p>
          </table:table-cell>
          <table:table-cell office:value-type="float" office:value="7780.44" calcext:value-type="float">
            <text:p>7780.44</text:p>
          </table:table-cell>
          <table:table-cell office:value-type="float" office:value="5287530000" calcext:value-type="float">
            <text:p>5287530000</text:p>
          </table:table-cell>
          <table:table-cell office:value-type="float" office:value="133688476220" calcext:value-type="float">
            <text:p>133688476220</text:p>
          </table:table-cell>
          <table:table-cell table:formula="of:=ROUND(([.B248]-[.B249])/[.B249]*100;2)" office:value-type="float" office:value="-0.49" calcext:value-type="float">
            <text:p>-0.49</text:p>
          </table:table-cell>
          <table:table-cell table:formula="of:=ROUND(([.B248]-[.B251])/[.B251]*100; 2)" office:value-type="float" office:value="0.15" calcext:value-type="float">
            <text:p>0.15</text:p>
          </table:table-cell>
          <table:table-cell table:formula="of:=ROUND(([.B248]-[.B253])/[.B253]*100; 2)" office:value-type="float" office:value="0.05" calcext:value-type="float">
            <text:p>0.05</text:p>
          </table:table-cell>
          <table:table-cell table:formula="of:=ROUND(([.B248]-[.B258])/[.B258]*100; 2)" office:value-type="float" office:value="11.27" calcext:value-type="float">
            <text:p>11.27</text:p>
          </table:table-cell>
          <table:table-cell table:formula="of:=[.H248]-[.H249]" office:value-type="float" office:value="-0.68" calcext:value-type="float">
            <text:p>-0.68</text:p>
          </table:table-cell>
          <table:table-cell table:formula="of:=[.I248]-[.I249]" office:value-type="float" office:value="-3.26" calcext:value-type="float">
            <text:p>-3.26</text:p>
          </table:table-cell>
          <table:table-cell table:formula="of:=[.J248]-[.J249]" office:value-type="float" office:value="1.94" calcext:value-type="float">
            <text:p>1.94</text:p>
          </table:table-cell>
        </table:table-row>
        <table:table-row table:style-name="ro1">
          <table:table-cell office:value-type="string" calcext:value-type="string">
            <text:p>Jul 30, 2018</text:p>
          </table:table-cell>
          <table:table-cell office:value-type="float" office:value="8221.58" calcext:value-type="float">
            <text:p>8221.58</text:p>
          </table:table-cell>
          <table:table-cell office:value-type="float" office:value="8235.5" calcext:value-type="float">
            <text:p>8235.5</text:p>
          </table:table-cell>
          <table:table-cell office:value-type="float" office:value="7917.5" calcext:value-type="float">
            <text:p>7917.5</text:p>
          </table:table-cell>
          <table:table-cell office:value-type="float" office:value="8180.48" calcext:value-type="float">
            <text:p>8180.48</text:p>
          </table:table-cell>
          <table:table-cell office:value-type="float" office:value="5551400000" calcext:value-type="float">
            <text:p>5551400000</text:p>
          </table:table-cell>
          <table:table-cell office:value-type="float" office:value="140547190784" calcext:value-type="float">
            <text:p>140547190784</text:p>
          </table:table-cell>
          <table:table-cell table:formula="of:=ROUND(([.B249]-[.B250])/[.B250]*100;2)" office:value-type="float" office:value="0.19" calcext:value-type="float">
            <text:p>0.19</text:p>
          </table:table-cell>
          <table:table-cell table:formula="of:=ROUND(([.B249]-[.B252])/[.B252]*100; 2)" office:value-type="float" office:value="3.41" calcext:value-type="float">
            <text:p>3.41</text:p>
          </table:table-cell>
          <table:table-cell table:formula="of:=ROUND(([.B249]-[.B254])/[.B254]*100; 2)" office:value-type="float" office:value="-1.89" calcext:value-type="float">
            <text:p>-1.89</text:p>
          </table:table-cell>
          <table:table-cell table:formula="of:=ROUND(([.B249]-[.B259])/[.B259]*100; 2)" office:value-type="float" office:value="10.1" calcext:value-type="float">
            <text:p>10.1</text:p>
          </table:table-cell>
          <table:table-cell table:formula="of:=[.H249]-[.H250]" office:value-type="float" office:value="-0.26" calcext:value-type="float">
            <text:p>-0.26</text:p>
          </table:table-cell>
          <table:table-cell table:formula="of:=[.I249]-[.I250]" office:value-type="float" office:value="3.06" calcext:value-type="float">
            <text:p>3.06</text:p>
          </table:table-cell>
          <table:table-cell table:formula="of:=[.J249]-[.J250]" office:value-type="float" office:value="-8.23" calcext:value-type="float">
            <text:p>-8.23</text:p>
          </table:table-cell>
        </table:table-row>
        <table:table-row table:style-name="ro1">
          <table:table-cell office:value-type="string" calcext:value-type="string">
            <text:p>Jul 29, 2018</text:p>
          </table:table-cell>
          <table:table-cell office:value-type="float" office:value="8205.82" calcext:value-type="float">
            <text:p>8205.82</text:p>
          </table:table-cell>
          <table:table-cell office:value-type="float" office:value="8272.26" calcext:value-type="float">
            <text:p>8272.26</text:p>
          </table:table-cell>
          <table:table-cell office:value-type="float" office:value="8141.18" calcext:value-type="float">
            <text:p>8141.18</text:p>
          </table:table-cell>
          <table:table-cell office:value-type="float" office:value="8218.46" calcext:value-type="float">
            <text:p>8218.46</text:p>
          </table:table-cell>
          <table:table-cell office:value-type="float" office:value="4107190016" calcext:value-type="float">
            <text:p>4107190016</text:p>
          </table:table-cell>
          <table:table-cell office:value-type="float" office:value="141185844808" calcext:value-type="float">
            <text:p>141185844808</text:p>
          </table:table-cell>
          <table:table-cell table:formula="of:=ROUND(([.B250]-[.B251])/[.B251]*100;2)" office:value-type="float" office:value="0.45" calcext:value-type="float">
            <text:p>0.45</text:p>
          </table:table-cell>
          <table:table-cell table:formula="of:=ROUND(([.B250]-[.B253])/[.B253]*100; 2)" office:value-type="float" office:value="0.35" calcext:value-type="float">
            <text:p>0.35</text:p>
          </table:table-cell>
          <table:table-cell table:formula="of:=ROUND(([.B250]-[.B255])/[.B255]*100; 2)" office:value-type="float" office:value="6.34" calcext:value-type="float">
            <text:p>6.34</text:p>
          </table:table-cell>
          <table:table-cell table:formula="of:=ROUND(([.B250]-[.B260])/[.B260]*100; 2)" office:value-type="float" office:value="11.22" calcext:value-type="float">
            <text:p>11.22</text:p>
          </table:table-cell>
          <table:table-cell table:formula="of:=[.H250]-[.H251]" office:value-type="float" office:value="-2.3" calcext:value-type="float">
            <text:p>-2.3</text:p>
          </table:table-cell>
          <table:table-cell table:formula="of:=[.I250]-[.I251]" office:value-type="float" office:value="2.86" calcext:value-type="float">
            <text:p>2.86</text:p>
          </table:table-cell>
          <table:table-cell table:formula="of:=[.J250]-[.J251]" office:value-type="float" office:value="-3.83" calcext:value-type="float">
            <text:p>-3.83</text:p>
          </table:table-cell>
        </table:table-row>
        <table:table-row table:style-name="ro1">
          <table:table-cell office:value-type="string" calcext:value-type="string">
            <text:p>Jul 28, 2018</text:p>
          </table:table-cell>
          <table:table-cell office:value-type="float" office:value="8169.06" calcext:value-type="float">
            <text:p>8169.06</text:p>
          </table:table-cell>
          <table:table-cell office:value-type="float" office:value="8222.85" calcext:value-type="float">
            <text:p>8222.85</text:p>
          </table:table-cell>
          <table:table-cell office:value-type="float" office:value="8110.77" calcext:value-type="float">
            <text:p>8110.77</text:p>
          </table:table-cell>
          <table:table-cell office:value-type="float" office:value="8192.15" calcext:value-type="float">
            <text:p>8192.15</text:p>
          </table:table-cell>
          <table:table-cell office:value-type="float" office:value="3988750080" calcext:value-type="float">
            <text:p>3988750080</text:p>
          </table:table-cell>
          <table:table-cell office:value-type="float" office:value="140716560550" calcext:value-type="float">
            <text:p>140716560550</text:p>
          </table:table-cell>
          <table:table-cell table:formula="of:=ROUND(([.B251]-[.B252])/[.B252]*100;2)" office:value-type="float" office:value="2.75" calcext:value-type="float">
            <text:p>2.75</text:p>
          </table:table-cell>
          <table:table-cell table:formula="of:=ROUND(([.B251]-[.B254])/[.B254]*100; 2)" office:value-type="float" office:value="-2.51" calcext:value-type="float">
            <text:p>-2.51</text:p>
          </table:table-cell>
          <table:table-cell table:formula="of:=ROUND(([.B251]-[.B256])/[.B256]*100; 2)" office:value-type="float" office:value="10.17" calcext:value-type="float">
            <text:p>10.17</text:p>
          </table:table-cell>
          <table:table-cell table:formula="of:=ROUND(([.B251]-[.B261])/[.B261]*100; 2)" office:value-type="float" office:value="11.67" calcext:value-type="float">
            <text:p>11.67</text:p>
          </table:table-cell>
          <table:table-cell table:formula="of:=[.H251]-[.H252]" office:value-type="float" office:value="5.52" calcext:value-type="float">
            <text:p>5.52</text:p>
          </table:table-cell>
          <table:table-cell table:formula="of:=[.I251]-[.I252]" office:value-type="float" office:value="-5.54" calcext:value-type="float">
            <text:p>-5.54</text:p>
          </table:table-cell>
          <table:table-cell table:formula="of:=[.J251]-[.J252]" office:value-type="float" office:value="2.99" calcext:value-type="float">
            <text:p>2.99</text:p>
          </table:table-cell>
        </table:table-row>
        <table:table-row table:style-name="ro1">
          <table:table-cell office:value-type="string" calcext:value-type="string">
            <text:p>Jul 27, 2018</text:p>
          </table:table-cell>
          <table:table-cell office:value-type="float" office:value="7950.4" calcext:value-type="float">
            <text:p>7950.4</text:p>
          </table:table-cell>
          <table:table-cell office:value-type="float" office:value="8262.66" calcext:value-type="float">
            <text:p>8262.66</text:p>
          </table:table-cell>
          <table:table-cell office:value-type="float" office:value="7839.76" calcext:value-type="float">
            <text:p>7839.76</text:p>
          </table:table-cell>
          <table:table-cell office:value-type="float" office:value="8165.01" calcext:value-type="float">
            <text:p>8165.01</text:p>
          </table:table-cell>
          <table:table-cell office:value-type="float" office:value="5195879936" calcext:value-type="float">
            <text:p>5195879936</text:p>
          </table:table-cell>
          <table:table-cell office:value-type="float" office:value="140235573607" calcext:value-type="float">
            <text:p>140235573607</text:p>
          </table:table-cell>
          <table:table-cell table:formula="of:=ROUND(([.B252]-[.B253])/[.B253]*100;2)" office:value-type="float" office:value="-2.77" calcext:value-type="float">
            <text:p>-2.77</text:p>
          </table:table-cell>
          <table:table-cell table:formula="of:=ROUND(([.B252]-[.B255])/[.B255]*100; 2)" office:value-type="float" office:value="3.03" calcext:value-type="float">
            <text:p>3.03</text:p>
          </table:table-cell>
          <table:table-cell table:formula="of:=ROUND(([.B252]-[.B257])/[.B257]*100; 2)" office:value-type="float" office:value="7.18" calcext:value-type="float">
            <text:p>7.18</text:p>
          </table:table-cell>
          <table:table-cell table:formula="of:=ROUND(([.B252]-[.B262])/[.B262]*100; 2)" office:value-type="float" office:value="17.96" calcext:value-type="float">
            <text:p>17.96</text:p>
          </table:table-cell>
          <table:table-cell table:formula="of:=[.H252]-[.H253]" office:value-type="float" office:value="-0.35" calcext:value-type="float">
            <text:p>-0.35</text:p>
          </table:table-cell>
          <table:table-cell table:formula="of:=[.I252]-[.I253]" office:value-type="float" office:value="-7.25" calcext:value-type="float">
            <text:p>-7.25</text:p>
          </table:table-cell>
          <table:table-cell table:formula="of:=[.J252]-[.J253]" office:value-type="float" office:value="-4.03" calcext:value-type="float">
            <text:p>-4.03</text:p>
          </table:table-cell>
        </table:table-row>
        <table:table-row table:style-name="ro1">
          <table:table-cell office:value-type="string" calcext:value-type="string">
            <text:p>Jul 26, 2018</text:p>
          </table:table-cell>
          <table:table-cell office:value-type="float" office:value="8176.85" calcext:value-type="float">
            <text:p>8176.85</text:p>
          </table:table-cell>
          <table:table-cell office:value-type="float" office:value="8290.33" calcext:value-type="float">
            <text:p>8290.33</text:p>
          </table:table-cell>
          <table:table-cell office:value-type="float" office:value="7878.71" calcext:value-type="float">
            <text:p>7878.71</text:p>
          </table:table-cell>
          <table:table-cell office:value-type="float" office:value="7951.58" calcext:value-type="float">
            <text:p>7951.58</text:p>
          </table:table-cell>
          <table:table-cell office:value-type="float" office:value="4899089920" calcext:value-type="float">
            <text:p>4899089920</text:p>
          </table:table-cell>
          <table:table-cell office:value-type="float" office:value="136553079708" calcext:value-type="float">
            <text:p>136553079708</text:p>
          </table:table-cell>
          <table:table-cell table:formula="of:=ROUND(([.B253]-[.B254])/[.B254]*100;2)" office:value-type="float" office:value="-2.42" calcext:value-type="float">
            <text:p>-2.42</text:p>
          </table:table-cell>
          <table:table-cell table:formula="of:=ROUND(([.B253]-[.B256])/[.B256]*100; 2)" office:value-type="float" office:value="10.28" calcext:value-type="float">
            <text:p>10.28</text:p>
          </table:table-cell>
          <table:table-cell table:formula="of:=ROUND(([.B253]-[.B258])/[.B258]*100; 2)" office:value-type="float" office:value="11.21" calcext:value-type="float">
            <text:p>11.21</text:p>
          </table:table-cell>
          <table:table-cell table:formula="of:=ROUND(([.B253]-[.B263])/[.B263]*100; 2)" office:value-type="float" office:value="28.63" calcext:value-type="float">
            <text:p>28.63</text:p>
          </table:table-cell>
          <table:table-cell table:formula="of:=[.H253]-[.H254]" office:value-type="float" office:value="-11.01" calcext:value-type="float">
            <text:p>-11.01</text:p>
          </table:table-cell>
          <table:table-cell table:formula="of:=[.I253]-[.I254]" office:value-type="float" office:value="-2.69" calcext:value-type="float">
            <text:p>-2.69</text:p>
          </table:table-cell>
          <table:table-cell table:formula="of:=[.J253]-[.J254]" office:value-type="float" office:value="-1.01" calcext:value-type="float">
            <text:p>-1.01</text:p>
          </table:table-cell>
        </table:table-row>
        <table:table-row table:style-name="ro1">
          <table:table-cell office:value-type="string" calcext:value-type="string">
            <text:p>Jul 25, 2018</text:p>
          </table:table-cell>
          <table:table-cell office:value-type="float" office:value="8379.66" calcext:value-type="float">
            <text:p>8379.66</text:p>
          </table:table-cell>
          <table:table-cell office:value-type="float" office:value="8416.87" calcext:value-type="float">
            <text:p>8416.87</text:p>
          </table:table-cell>
          <table:table-cell office:value-type="float" office:value="8086.36" calcext:value-type="float">
            <text:p>8086.36</text:p>
          </table:table-cell>
          <table:table-cell office:value-type="float" office:value="8181.39" calcext:value-type="float">
            <text:p>8181.39</text:p>
          </table:table-cell>
          <table:table-cell office:value-type="float" office:value="5845400064" calcext:value-type="float">
            <text:p>5845400064</text:p>
          </table:table-cell>
          <table:table-cell office:value-type="float" office:value="140482950401" calcext:value-type="float">
            <text:p>140482950401</text:p>
          </table:table-cell>
          <table:table-cell table:formula="of:=ROUND(([.B254]-[.B255])/[.B255]*100;2)" office:value-type="float" office:value="8.59" calcext:value-type="float">
            <text:p>8.59</text:p>
          </table:table-cell>
          <table:table-cell table:formula="of:=ROUND(([.B254]-[.B257])/[.B257]*100; 2)" office:value-type="float" office:value="12.97" calcext:value-type="float">
            <text:p>12.97</text:p>
          </table:table-cell>
          <table:table-cell table:formula="of:=ROUND(([.B254]-[.B259])/[.B259]*100; 2)" office:value-type="float" office:value="12.22" calcext:value-type="float">
            <text:p>12.22</text:p>
          </table:table-cell>
          <table:table-cell table:formula="of:=ROUND(([.B254]-[.B264])/[.B264]*100; 2)" office:value-type="float" office:value="33.59" calcext:value-type="float">
            <text:p>33.59</text:p>
          </table:table-cell>
          <table:table-cell table:formula="of:=[.H254]-[.H255]" office:value-type="float" office:value="4.52" calcext:value-type="float">
            <text:p>4.52</text:p>
          </table:table-cell>
          <table:table-cell table:formula="of:=[.I254]-[.I255]" office:value-type="float" office:value="8.02" calcext:value-type="float">
            <text:p>8.02</text:p>
          </table:table-cell>
          <table:table-cell table:formula="of:=[.J254]-[.J255]" office:value-type="float" office:value="7.63" calcext:value-type="float">
            <text:p>7.63</text:p>
          </table:table-cell>
        </table:table-row>
        <table:table-row table:style-name="ro1">
          <table:table-cell office:value-type="string" calcext:value-type="string">
            <text:p>Jul 24, 2018</text:p>
          </table:table-cell>
          <table:table-cell office:value-type="float" office:value="7716.51" calcext:value-type="float">
            <text:p>7716.51</text:p>
          </table:table-cell>
          <table:table-cell office:value-type="float" office:value="8424.27" calcext:value-type="float">
            <text:p>8424.27</text:p>
          </table:table-cell>
          <table:table-cell office:value-type="float" office:value="7705.5" calcext:value-type="float">
            <text:p>7705.5</text:p>
          </table:table-cell>
          <table:table-cell office:value-type="float" office:value="8424.27" calcext:value-type="float">
            <text:p>8424.27</text:p>
          </table:table-cell>
          <table:table-cell office:value-type="float" office:value="7277689856" calcext:value-type="float">
            <text:p>7277689856</text:p>
          </table:table-cell>
          <table:table-cell office:value-type="float" office:value="144634918474" calcext:value-type="float">
            <text:p>144634918474</text:p>
          </table:table-cell>
          <table:table-cell table:formula="of:=ROUND(([.B255]-[.B256])/[.B256]*100;2)" office:value-type="float" office:value="4.07" calcext:value-type="float">
            <text:p>4.07</text:p>
          </table:table-cell>
          <table:table-cell table:formula="of:=ROUND(([.B255]-[.B258])/[.B258]*100; 2)" office:value-type="float" office:value="4.95" calcext:value-type="float">
            <text:p>4.95</text:p>
          </table:table-cell>
          <table:table-cell table:formula="of:=ROUND(([.B255]-[.B260])/[.B260]*100; 2)" office:value-type="float" office:value="4.59" calcext:value-type="float">
            <text:p>4.59</text:p>
          </table:table-cell>
          <table:table-cell table:formula="of:=ROUND(([.B255]-[.B265])/[.B265]*100; 2)" office:value-type="float" office:value="23.51" calcext:value-type="float">
            <text:p>23.51</text:p>
          </table:table-cell>
          <table:table-cell table:formula="of:=[.H255]-[.H256]" office:value-type="float" office:value="4.11" calcext:value-type="float">
            <text:p>4.11</text:p>
          </table:table-cell>
          <table:table-cell table:formula="of:=[.I255]-[.I256]" office:value-type="float" office:value="5.66" calcext:value-type="float">
            <text:p>5.66</text:p>
          </table:table-cell>
          <table:table-cell table:formula="of:=[.J255]-[.J256]" office:value-type="float" office:value="3.23" calcext:value-type="float">
            <text:p>3.23</text:p>
          </table:table-cell>
        </table:table-row>
        <table:table-row table:style-name="ro1">
          <table:table-cell office:value-type="string" calcext:value-type="string">
            <text:p>Jul 23, 2018</text:p>
          </table:table-cell>
          <table:table-cell office:value-type="float" office:value="7414.71" calcext:value-type="float">
            <text:p>7414.71</text:p>
          </table:table-cell>
          <table:table-cell office:value-type="float" office:value="7771.5" calcext:value-type="float">
            <text:p>7771.5</text:p>
          </table:table-cell>
          <table:table-cell office:value-type="float" office:value="7409.1" calcext:value-type="float">
            <text:p>7409.1</text:p>
          </table:table-cell>
          <table:table-cell office:value-type="float" office:value="7711.11" calcext:value-type="float">
            <text:p>7711.11</text:p>
          </table:table-cell>
          <table:table-cell office:value-type="float" office:value="5132480000" calcext:value-type="float">
            <text:p>5132480000</text:p>
          </table:table-cell>
          <table:table-cell office:value-type="float" office:value="132375368459" calcext:value-type="float">
            <text:p>132375368459</text:p>
          </table:table-cell>
          <table:table-cell table:formula="of:=ROUND(([.B256]-[.B257])/[.B257]*100;2)" office:value-type="float" office:value="-0.04" calcext:value-type="float">
            <text:p>-0.04</text:p>
          </table:table-cell>
          <table:table-cell table:formula="of:=ROUND(([.B256]-[.B259])/[.B259]*100; 2)" office:value-type="float" office:value="-0.71" calcext:value-type="float">
            <text:p>-0.71</text:p>
          </table:table-cell>
          <table:table-cell table:formula="of:=ROUND(([.B256]-[.B261])/[.B261]*100; 2)" office:value-type="float" office:value="1.36" calcext:value-type="float">
            <text:p>1.36</text:p>
          </table:table-cell>
          <table:table-cell table:formula="of:=ROUND(([.B256]-[.B266])/[.B266]*100; 2)" office:value-type="float" office:value="18.92" calcext:value-type="float">
            <text:p>18.92</text:p>
          </table:table-cell>
          <table:table-cell table:formula="of:=[.H256]-[.H257]" office:value-type="float" office:value="-0.93" calcext:value-type="float">
            <text:p>-0.93</text:p>
          </table:table-cell>
          <table:table-cell table:formula="of:=[.I256]-[.I257]" office:value-type="float" office:value="-1.25" calcext:value-type="float">
            <text:p>-1.25</text:p>
          </table:table-cell>
          <table:table-cell table:formula="of:=[.J256]-[.J257]" office:value-type="float" office:value="-8.7" calcext:value-type="float">
            <text:p>-8.7</text:p>
          </table:table-cell>
        </table:table-row>
        <table:table-row table:style-name="ro1">
          <table:table-cell office:value-type="string" calcext:value-type="string">
            <text:p>Jul 22, 2018</text:p>
          </table:table-cell>
          <table:table-cell office:value-type="float" office:value="7417.8" calcext:value-type="float">
            <text:p>7417.8</text:p>
          </table:table-cell>
          <table:table-cell office:value-type="float" office:value="7537.95" calcext:value-type="float">
            <text:p>7537.95</text:p>
          </table:table-cell>
          <table:table-cell office:value-type="float" office:value="7383.82" calcext:value-type="float">
            <text:p>7383.82</text:p>
          </table:table-cell>
          <table:table-cell office:value-type="float" office:value="7418.49" calcext:value-type="float">
            <text:p>7418.49</text:p>
          </table:table-cell>
          <table:table-cell office:value-type="float" office:value="3695460096" calcext:value-type="float">
            <text:p>3695460096</text:p>
          </table:table-cell>
          <table:table-cell office:value-type="float" office:value="127336615249" calcext:value-type="float">
            <text:p>127336615249</text:p>
          </table:table-cell>
          <table:table-cell table:formula="of:=ROUND(([.B257]-[.B258])/[.B258]*100;2)" office:value-type="float" office:value="0.89" calcext:value-type="float">
            <text:p>0.89</text:p>
          </table:table-cell>
          <table:table-cell table:formula="of:=ROUND(([.B257]-[.B260])/[.B260]*100; 2)" office:value-type="float" office:value="0.54" calcext:value-type="float">
            <text:p>0.54</text:p>
          </table:table-cell>
          <table:table-cell table:formula="of:=ROUND(([.B257]-[.B262])/[.B262]*100; 2)" office:value-type="float" office:value="10.06" calcext:value-type="float">
            <text:p>10.06</text:p>
          </table:table-cell>
          <table:table-cell table:formula="of:=ROUND(([.B257]-[.B267])/[.B267]*100; 2)" office:value-type="float" office:value="15.96" calcext:value-type="float">
            <text:p>15.96</text:p>
          </table:table-cell>
          <table:table-cell table:formula="of:=[.H257]-[.H258]" office:value-type="float" office:value="2.43" calcext:value-type="float">
            <text:p>2.43</text:p>
          </table:table-cell>
          <table:table-cell table:formula="of:=[.I257]-[.I258]" office:value-type="float" office:value="0.03" calcext:value-type="float">
            <text:p>0.03</text:p>
          </table:table-cell>
          <table:table-cell table:formula="of:=[.J257]-[.J258]" office:value-type="float" office:value="-5.6" calcext:value-type="float">
            <text:p>-5.6</text:p>
          </table:table-cell>
        </table:table-row>
        <table:table-row table:style-name="ro1">
          <table:table-cell office:value-type="string" calcext:value-type="string">
            <text:p>Jul 21, 2018</text:p>
          </table:table-cell>
          <table:table-cell office:value-type="float" office:value="7352.72" calcext:value-type="float">
            <text:p>7352.72</text:p>
          </table:table-cell>
          <table:table-cell office:value-type="float" office:value="7437.64" calcext:value-type="float">
            <text:p>7437.64</text:p>
          </table:table-cell>
          <table:table-cell office:value-type="float" office:value="7262.41" calcext:value-type="float">
            <text:p>7262.41</text:p>
          </table:table-cell>
          <table:table-cell office:value-type="float" office:value="7419.29" calcext:value-type="float">
            <text:p>7419.29</text:p>
          </table:table-cell>
          <table:table-cell office:value-type="float" office:value="3726609920" calcext:value-type="float">
            <text:p>3726609920</text:p>
          </table:table-cell>
          <table:table-cell office:value-type="float" office:value="127333468174" calcext:value-type="float">
            <text:p>127333468174</text:p>
          </table:table-cell>
          <table:table-cell table:formula="of:=ROUND(([.B258]-[.B259])/[.B259]*100;2)" office:value-type="float" office:value="-1.54" calcext:value-type="float">
            <text:p>-1.54</text:p>
          </table:table-cell>
          <table:table-cell table:formula="of:=ROUND(([.B258]-[.B261])/[.B261]*100; 2)" office:value-type="float" office:value="0.51" calcext:value-type="float">
            <text:p>0.51</text:p>
          </table:table-cell>
          <table:table-cell table:formula="of:=ROUND(([.B258]-[.B263])/[.B263]*100; 2)" office:value-type="float" office:value="15.66" calcext:value-type="float">
            <text:p>15.66</text:p>
          </table:table-cell>
          <table:table-cell table:formula="of:=ROUND(([.B258]-[.B268])/[.B268]*100; 2)" office:value-type="float" office:value="16.14" calcext:value-type="float">
            <text:p>16.14</text:p>
          </table:table-cell>
          <table:table-cell table:formula="of:=[.H258]-[.H259]" office:value-type="float" office:value="-2.75" calcext:value-type="float">
            <text:p>-2.75</text:p>
          </table:table-cell>
          <table:table-cell table:formula="of:=[.I258]-[.I259]" office:value-type="float" office:value="-10.29" calcext:value-type="float">
            <text:p>-10.29</text:p>
          </table:table-cell>
          <table:table-cell table:formula="of:=[.J258]-[.J259]" office:value-type="float" office:value="-3.39" calcext:value-type="float">
            <text:p>-3.39</text:p>
          </table:table-cell>
        </table:table-row>
        <table:table-row table:style-name="ro1">
          <table:table-cell office:value-type="string" calcext:value-type="string">
            <text:p>Jul 20, 2018</text:p>
          </table:table-cell>
          <table:table-cell office:value-type="float" office:value="7467.4" calcext:value-type="float">
            <text:p>7467.4</text:p>
          </table:table-cell>
          <table:table-cell office:value-type="float" office:value="7594.67" calcext:value-type="float">
            <text:p>7594.67</text:p>
          </table:table-cell>
          <table:table-cell office:value-type="float" office:value="7323.26" calcext:value-type="float">
            <text:p>7323.26</text:p>
          </table:table-cell>
          <table:table-cell office:value-type="float" office:value="7354.13" calcext:value-type="float">
            <text:p>7354.13</text:p>
          </table:table-cell>
          <table:table-cell office:value-type="float" office:value="4936869888" calcext:value-type="float">
            <text:p>4936869888</text:p>
          </table:table-cell>
          <table:table-cell office:value-type="float" office:value="126202570251" calcext:value-type="float">
            <text:p>126202570251</text:p>
          </table:table-cell>
          <table:table-cell table:formula="of:=ROUND(([.B259]-[.B260])/[.B260]*100;2)" office:value-type="float" office:value="1.21" calcext:value-type="float">
            <text:p>1.21</text:p>
          </table:table-cell>
          <table:table-cell table:formula="of:=ROUND(([.B259]-[.B262])/[.B262]*100; 2)" office:value-type="float" office:value="10.8" calcext:value-type="float">
            <text:p>10.8</text:p>
          </table:table-cell>
          <table:table-cell table:formula="of:=ROUND(([.B259]-[.B264])/[.B264]*100; 2)" office:value-type="float" office:value="19.05" calcext:value-type="float">
            <text:p>19.05</text:p>
          </table:table-cell>
          <table:table-cell table:formula="of:=ROUND(([.B259]-[.B269])/[.B269]*100; 2)" office:value-type="float" office:value="10.81" calcext:value-type="float">
            <text:p>10.81</text:p>
          </table:table-cell>
          <table:table-cell table:formula="of:=[.H259]-[.H260]" office:value-type="float" office:value="0.35" calcext:value-type="float">
            <text:p>0.35</text:p>
          </table:table-cell>
          <table:table-cell table:formula="of:=[.I259]-[.I260]" office:value-type="float" office:value="-5.26" calcext:value-type="float">
            <text:p>-5.26</text:p>
          </table:table-cell>
          <table:table-cell table:formula="of:=[.J259]-[.J260]" office:value-type="float" office:value="0.949999999999999" calcext:value-type="float">
            <text:p>0.949999999999999</text:p>
          </table:table-cell>
        </table:table-row>
        <table:table-row table:style-name="ro1">
          <table:table-cell office:value-type="string" calcext:value-type="string">
            <text:p>Jul 19, 2018</text:p>
          </table:table-cell>
          <table:table-cell office:value-type="float" office:value="7378.2" calcext:value-type="float">
            <text:p>7378.2</text:p>
          </table:table-cell>
          <table:table-cell office:value-type="float" office:value="7494.46" calcext:value-type="float">
            <text:p>7494.46</text:p>
          </table:table-cell>
          <table:table-cell office:value-type="float" office:value="7295.46" calcext:value-type="float">
            <text:p>7295.46</text:p>
          </table:table-cell>
          <table:table-cell office:value-type="float" office:value="7466.86" calcext:value-type="float">
            <text:p>7466.86</text:p>
          </table:table-cell>
          <table:table-cell office:value-type="float" office:value="5111629824" calcext:value-type="float">
            <text:p>5111629824</text:p>
          </table:table-cell>
          <table:table-cell office:value-type="float" office:value="128122730711" calcext:value-type="float">
            <text:p>128122730711</text:p>
          </table:table-cell>
          <table:table-cell table:formula="of:=ROUND(([.B260]-[.B261])/[.B261]*100;2)" office:value-type="float" office:value="0.86" calcext:value-type="float">
            <text:p>0.86</text:p>
          </table:table-cell>
          <table:table-cell table:formula="of:=ROUND(([.B260]-[.B263])/[.B263]*100; 2)" office:value-type="float" office:value="16.06" calcext:value-type="float">
            <text:p>16.06</text:p>
          </table:table-cell>
          <table:table-cell table:formula="of:=ROUND(([.B260]-[.B265])/[.B265]*100; 2)" office:value-type="float" office:value="18.1" calcext:value-type="float">
            <text:p>18.1</text:p>
          </table:table-cell>
          <table:table-cell table:formula="of:=ROUND(([.B260]-[.B270])/[.B270]*100; 2)" office:value-type="float" office:value="8.9" calcext:value-type="float">
            <text:p>8.9</text:p>
          </table:table-cell>
          <table:table-cell table:formula="of:=[.H260]-[.H261]" office:value-type="float" office:value="-7.68" calcext:value-type="float">
            <text:p>-7.68</text:p>
          </table:table-cell>
          <table:table-cell table:formula="of:=[.I260]-[.I261]" office:value-type="float" office:value="-0.560000000000002" calcext:value-type="float">
            <text:p>-0.560000000000002</text:p>
          </table:table-cell>
          <table:table-cell table:formula="of:=[.J260]-[.J261]" office:value-type="float" office:value="0.770000000000003" calcext:value-type="float">
            <text:p>0.770000000000003</text:p>
          </table:table-cell>
        </table:table-row>
        <table:table-row table:style-name="ro1">
          <table:table-cell office:value-type="string" calcext:value-type="string">
            <text:p>Jul 18, 2018</text:p>
          </table:table-cell>
          <table:table-cell office:value-type="float" office:value="7315.32" calcext:value-type="float">
            <text:p>7315.32</text:p>
          </table:table-cell>
          <table:table-cell office:value-type="float" office:value="7534.99" calcext:value-type="float">
            <text:p>7534.99</text:p>
          </table:table-cell>
          <table:table-cell office:value-type="float" office:value="7280.47" calcext:value-type="float">
            <text:p>7280.47</text:p>
          </table:table-cell>
          <table:table-cell office:value-type="float" office:value="7370.78" calcext:value-type="float">
            <text:p>7370.78</text:p>
          </table:table-cell>
          <table:table-cell office:value-type="float" office:value="6103410176" calcext:value-type="float">
            <text:p>6103410176</text:p>
          </table:table-cell>
          <table:table-cell office:value-type="float" office:value="126458165406" calcext:value-type="float">
            <text:p>126458165406</text:p>
          </table:table-cell>
          <table:table-cell table:formula="of:=ROUND(([.B261]-[.B262])/[.B262]*100;2)" office:value-type="float" office:value="8.54" calcext:value-type="float">
            <text:p>8.54</text:p>
          </table:table-cell>
          <table:table-cell table:formula="of:=ROUND(([.B261]-[.B264])/[.B264]*100; 2)" office:value-type="float" office:value="16.62" calcext:value-type="float">
            <text:p>16.62</text:p>
          </table:table-cell>
          <table:table-cell table:formula="of:=ROUND(([.B261]-[.B266])/[.B266]*100; 2)" office:value-type="float" office:value="17.33" calcext:value-type="float">
            <text:p>17.33</text:p>
          </table:table-cell>
          <table:table-cell table:formula="of:=ROUND(([.B261]-[.B271])/[.B271]*100; 2)" office:value-type="float" office:value="6.67" calcext:value-type="float">
            <text:p>6.67</text:p>
          </table:table-cell>
          <table:table-cell table:formula="of:=[.H261]-[.H262]" office:value-type="float" office:value="2.52" calcext:value-type="float">
            <text:p>2.52</text:p>
          </table:table-cell>
          <table:table-cell table:formula="of:=[.I261]-[.I262]" office:value-type="float" office:value="8.74" calcext:value-type="float">
            <text:p>8.74</text:p>
          </table:table-cell>
          <table:table-cell table:formula="of:=[.J261]-[.J262]" office:value-type="float" office:value="11.97" calcext:value-type="float">
            <text:p>11.97</text:p>
          </table:table-cell>
        </table:table-row>
        <table:table-row table:style-name="ro1">
          <table:table-cell office:value-type="string" calcext:value-type="string">
            <text:p>Jul 17, 2018</text:p>
          </table:table-cell>
          <table:table-cell office:value-type="float" office:value="6739.65" calcext:value-type="float">
            <text:p>6739.65</text:p>
          </table:table-cell>
          <table:table-cell office:value-type="float" office:value="7387.24" calcext:value-type="float">
            <text:p>7387.24</text:p>
          </table:table-cell>
          <table:table-cell office:value-type="float" office:value="6684.17" calcext:value-type="float">
            <text:p>6684.17</text:p>
          </table:table-cell>
          <table:table-cell office:value-type="float" office:value="7321.04" calcext:value-type="float">
            <text:p>7321.04</text:p>
          </table:table-cell>
          <table:table-cell office:value-type="float" office:value="5961950208" calcext:value-type="float">
            <text:p>5961950208</text:p>
          </table:table-cell>
          <table:table-cell office:value-type="float" office:value="125588963706" calcext:value-type="float">
            <text:p>125588963706</text:p>
          </table:table-cell>
          <table:table-cell table:formula="of:=ROUND(([.B262]-[.B263])/[.B263]*100;2)" office:value-type="float" office:value="6.02" calcext:value-type="float">
            <text:p>6.02</text:p>
          </table:table-cell>
          <table:table-cell table:formula="of:=ROUND(([.B262]-[.B265])/[.B265]*100; 2)" office:value-type="float" office:value="7.88" calcext:value-type="float">
            <text:p>7.88</text:p>
          </table:table-cell>
          <table:table-cell table:formula="of:=ROUND(([.B262]-[.B267])/[.B267]*100; 2)" office:value-type="float" office:value="5.36" calcext:value-type="float">
            <text:p>5.36</text:p>
          </table:table-cell>
          <table:table-cell table:formula="of:=ROUND(([.B262]-[.B272])/[.B272]*100; 2)" office:value-type="float" office:value="1.06" calcext:value-type="float">
            <text:p>1.06</text:p>
          </table:table-cell>
          <table:table-cell table:formula="of:=[.H262]-[.H263]" office:value-type="float" office:value="4.68" calcext:value-type="float">
            <text:p>4.68</text:p>
          </table:table-cell>
          <table:table-cell table:formula="of:=[.I262]-[.I263]" office:value-type="float" office:value="5.92" calcext:value-type="float">
            <text:p>5.92</text:p>
          </table:table-cell>
          <table:table-cell table:formula="of:=[.J262]-[.J263]" office:value-type="float" office:value="4.95" calcext:value-type="float">
            <text:p>4.95</text:p>
          </table:table-cell>
        </table:table-row>
        <table:table-row table:style-name="ro1">
          <table:table-cell office:value-type="string" calcext:value-type="string">
            <text:p>Jul 16, 2018</text:p>
          </table:table-cell>
          <table:table-cell office:value-type="float" office:value="6357.01" calcext:value-type="float">
            <text:p>6357.01</text:p>
          </table:table-cell>
          <table:table-cell office:value-type="float" office:value="6741.75" calcext:value-type="float">
            <text:p>6741.75</text:p>
          </table:table-cell>
          <table:table-cell office:value-type="float" office:value="6357.01" calcext:value-type="float">
            <text:p>6357.01</text:p>
          </table:table-cell>
          <table:table-cell office:value-type="float" office:value="6741.75" calcext:value-type="float">
            <text:p>6741.75</text:p>
          </table:table-cell>
          <table:table-cell office:value-type="float" office:value="4725799936" calcext:value-type="float">
            <text:p>4725799936</text:p>
          </table:table-cell>
          <table:table-cell office:value-type="float" office:value="115638203962" calcext:value-type="float">
            <text:p>115638203962</text:p>
          </table:table-cell>
          <table:table-cell table:formula="of:=ROUND(([.B263]-[.B264])/[.B264]*100;2)" office:value-type="float" office:value="1.34" calcext:value-type="float">
            <text:p>1.34</text:p>
          </table:table-cell>
          <table:table-cell table:formula="of:=ROUND(([.B263]-[.B266])/[.B266]*100; 2)" office:value-type="float" office:value="1.96" calcext:value-type="float">
            <text:p>1.96</text:p>
          </table:table-cell>
          <table:table-cell table:formula="of:=ROUND(([.B263]-[.B268])/[.B268]*100; 2)" office:value-type="float" office:value="0.41" calcext:value-type="float">
            <text:p>0.41</text:p>
          </table:table-cell>
          <table:table-cell table:formula="of:=ROUND(([.B263]-[.B273])/[.B273]*100; 2)" office:value-type="float" office:value="-4.24" calcext:value-type="float">
            <text:p>-4.24</text:p>
          </table:table-cell>
          <table:table-cell table:formula="of:=[.H263]-[.H264]" office:value-type="float" office:value="0.94" calcext:value-type="float">
            <text:p>0.94</text:p>
          </table:table-cell>
          <table:table-cell table:formula="of:=[.I263]-[.I264]" office:value-type="float" office:value="3.9" calcext:value-type="float">
            <text:p>3.9</text:p>
          </table:table-cell>
          <table:table-cell table:formula="of:=[.J263]-[.J264]" office:value-type="float" office:value="7.33" calcext:value-type="float">
            <text:p>7.33</text:p>
          </table:table-cell>
        </table:table-row>
        <table:table-row table:style-name="ro1">
          <table:table-cell office:value-type="string" calcext:value-type="string">
            <text:p>Jul 15, 2018</text:p>
          </table:table-cell>
          <table:table-cell office:value-type="float" office:value="6272.7" calcext:value-type="float">
            <text:p>6272.7</text:p>
          </table:table-cell>
          <table:table-cell office:value-type="float" office:value="6403.46" calcext:value-type="float">
            <text:p>6403.46</text:p>
          </table:table-cell>
          <table:table-cell office:value-type="float" office:value="6256.51" calcext:value-type="float">
            <text:p>6256.51</text:p>
          </table:table-cell>
          <table:table-cell office:value-type="float" office:value="6359.64" calcext:value-type="float">
            <text:p>6359.64</text:p>
          </table:table-cell>
          <table:table-cell office:value-type="float" office:value="3285459968" calcext:value-type="float">
            <text:p>3285459968</text:p>
          </table:table-cell>
          <table:table-cell office:value-type="float" office:value="109074579938" calcext:value-type="float">
            <text:p>109074579938</text:p>
          </table:table-cell>
          <table:table-cell table:formula="of:=ROUND(([.B264]-[.B265])/[.B265]*100;2)" office:value-type="float" office:value="0.4" calcext:value-type="float">
            <text:p>0.4</text:p>
          </table:table-cell>
          <table:table-cell table:formula="of:=ROUND(([.B264]-[.B267])/[.B267]*100; 2)" office:value-type="float" office:value="-1.94" calcext:value-type="float">
            <text:p>-1.94</text:p>
          </table:table-cell>
          <table:table-cell table:formula="of:=ROUND(([.B264]-[.B269])/[.B269]*100; 2)" office:value-type="float" office:value="-6.92" calcext:value-type="float">
            <text:p>-6.92</text:p>
          </table:table-cell>
          <table:table-cell table:formula="of:=ROUND(([.B264]-[.B274])/[.B274]*100; 2)" office:value-type="float" office:value="-4.95" calcext:value-type="float">
            <text:p>-4.95</text:p>
          </table:table-cell>
          <table:table-cell table:formula="of:=[.H264]-[.H265]" office:value-type="float" office:value="0.2" calcext:value-type="float">
            <text:p>0.2</text:p>
          </table:table-cell>
          <table:table-cell table:formula="of:=[.I264]-[.I265]" office:value-type="float" office:value="-0.62" calcext:value-type="float">
            <text:p>-0.62</text:p>
          </table:table-cell>
          <table:table-cell table:formula="of:=[.J264]-[.J265]"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Jul 14, 2018</text:p>
          </table:table-cell>
          <table:table-cell office:value-type="float" office:value="6247.5" calcext:value-type="float">
            <text:p>6247.5</text:p>
          </table:table-cell>
          <table:table-cell office:value-type="float" office:value="6298.19" calcext:value-type="float">
            <text:p>6298.19</text:p>
          </table:table-cell>
          <table:table-cell office:value-type="float" office:value="6212.22" calcext:value-type="float">
            <text:p>6212.22</text:p>
          </table:table-cell>
          <table:table-cell office:value-type="float" office:value="6276.12" calcext:value-type="float">
            <text:p>6276.12</text:p>
          </table:table-cell>
          <table:table-cell office:value-type="float" office:value="2923670016" calcext:value-type="float">
            <text:p>2923670016</text:p>
          </table:table-cell>
          <table:table-cell office:value-type="float" office:value="107631453835" calcext:value-type="float">
            <text:p>107631453835</text:p>
          </table:table-cell>
          <table:table-cell table:formula="of:=ROUND(([.B265]-[.B266])/[.B266]*100;2)" office:value-type="float" office:value="0.2" calcext:value-type="float">
            <text:p>0.2</text:p>
          </table:table-cell>
          <table:table-cell table:formula="of:=ROUND(([.B265]-[.B268])/[.B268]*100; 2)" office:value-type="float" office:value="-1.32" calcext:value-type="float">
            <text:p>-1.32</text:p>
          </table:table-cell>
          <table:table-cell table:formula="of:=ROUND(([.B265]-[.B270])/[.B270]*100; 2)" office:value-type="float" office:value="-7.79" calcext:value-type="float">
            <text:p>-7.79</text:p>
          </table:table-cell>
          <table:table-cell table:formula="of:=ROUND(([.B265]-[.B275])/[.B275]*100; 2)" office:value-type="float" office:value="-4.63" calcext:value-type="float">
            <text:p>-4.63</text:p>
          </table:table-cell>
          <table:table-cell table:formula="of:=[.H265]-[.H266]" office:value-type="float" office:value="2.73" calcext:value-type="float">
            <text:p>2.73</text:p>
          </table:table-cell>
          <table:table-cell table:formula="of:=[.I265]-[.I266]" office:value-type="float" office:value="6.16" calcext:value-type="float">
            <text:p>6.16</text:p>
          </table:table-cell>
          <table:table-cell table:formula="of:=[.J265]-[.J266]"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Jul 13, 2018</text:p>
          </table:table-cell>
          <table:table-cell office:value-type="float" office:value="6235.03" calcext:value-type="float">
            <text:p>6235.03</text:p>
          </table:table-cell>
          <table:table-cell office:value-type="float" office:value="6310.55" calcext:value-type="float">
            <text:p>6310.55</text:p>
          </table:table-cell>
          <table:table-cell office:value-type="float" office:value="6192.24" calcext:value-type="float">
            <text:p>6192.24</text:p>
          </table:table-cell>
          <table:table-cell office:value-type="float" office:value="6238.05" calcext:value-type="float">
            <text:p>6238.05</text:p>
          </table:table-cell>
          <table:table-cell office:value-type="float" office:value="3805400064" calcext:value-type="float">
            <text:p>3805400064</text:p>
          </table:table-cell>
          <table:table-cell office:value-type="float" office:value="106968440793" calcext:value-type="float">
            <text:p>106968440793</text:p>
          </table:table-cell>
          <table:table-cell table:formula="of:=ROUND(([.B266]-[.B267])/[.B267]*100;2)" office:value-type="float" office:value="-2.53" calcext:value-type="float">
            <text:p>-2.53</text:p>
          </table:table-cell>
          <table:table-cell table:formula="of:=ROUND(([.B266]-[.B269])/[.B269]*100; 2)" office:value-type="float" office:value="-7.48" calcext:value-type="float">
            <text:p>-7.48</text:p>
          </table:table-cell>
          <table:table-cell table:formula="of:=ROUND(([.B266]-[.B271])/[.B271]*100; 2)" office:value-type="float" office:value="-9.08" calcext:value-type="float">
            <text:p>-9.08</text:p>
          </table:table-cell>
          <table:table-cell table:formula="of:=ROUND(([.B266]-[.B276])/[.B276]*100; 2)" office:value-type="float" office:value="-5.48" calcext:value-type="float">
            <text:p>-5.48</text:p>
          </table:table-cell>
          <table:table-cell table:formula="of:=[.H266]-[.H267]" office:value-type="float" office:value="-3.57" calcext:value-type="float">
            <text:p>-3.57</text:p>
          </table:table-cell>
          <table:table-cell table:formula="of:=[.I266]-[.I267]" office:value-type="float" office:value="-1.9" calcext:value-type="float">
            <text:p>-1.9</text:p>
          </table:table-cell>
          <table:table-cell table:formula="of:=[.J266]-[.J267]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Jul 12, 2018</text:p>
          </table:table-cell>
          <table:table-cell office:value-type="float" office:value="6396.78" calcext:value-type="float">
            <text:p>6396.78</text:p>
          </table:table-cell>
          <table:table-cell office:value-type="float" office:value="6397.1" calcext:value-type="float">
            <text:p>6397.1</text:p>
          </table:table-cell>
          <table:table-cell office:value-type="float" office:value="6136.42" calcext:value-type="float">
            <text:p>6136.42</text:p>
          </table:table-cell>
          <table:table-cell office:value-type="float" office:value="6228.81" calcext:value-type="float">
            <text:p>6228.81</text:p>
          </table:table-cell>
          <table:table-cell office:value-type="float" office:value="3770170112" calcext:value-type="float">
            <text:p>3770170112</text:p>
          </table:table-cell>
          <table:table-cell office:value-type="float" office:value="106798864820" calcext:value-type="float">
            <text:p>106798864820</text:p>
          </table:table-cell>
          <table:table-cell table:formula="of:=ROUND(([.B267]-[.B268])/[.B268]*100;2)" office:value-type="float" office:value="1.04" calcext:value-type="float">
            <text:p>1.04</text:p>
          </table:table-cell>
          <table:table-cell table:formula="of:=ROUND(([.B267]-[.B270])/[.B270]*100; 2)" office:value-type="float" office:value="-5.58" calcext:value-type="float">
            <text:p>-5.58</text:p>
          </table:table-cell>
          <table:table-cell table:formula="of:=ROUND(([.B267]-[.B272])/[.B272]*100; 2)" office:value-type="float" office:value="-4.08" calcext:value-type="float">
            <text:p>-4.08</text:p>
          </table:table-cell>
          <table:table-cell table:formula="of:=ROUND(([.B267]-[.B277])/[.B277]*100; 2)" office:value-type="float" office:value="0.26" calcext:value-type="float">
            <text:p>0.26</text:p>
          </table:table-cell>
          <table:table-cell table:formula="of:=[.H267]-[.H268]" office:value-type="float" office:value="7.1" calcext:value-type="float">
            <text:p>7.1</text:p>
          </table:table-cell>
          <table:table-cell table:formula="of:=[.I267]-[.I268]" office:value-type="float" office:value="2.11" calcext:value-type="float">
            <text:p>2.11</text:p>
          </table:table-cell>
          <table:table-cell table:formula="of:=[.J267]-[.J268]"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Jul 11, 2018</text:p>
          </table:table-cell>
          <table:table-cell office:value-type="float" office:value="6330.77" calcext:value-type="float">
            <text:p>6330.77</text:p>
          </table:table-cell>
          <table:table-cell office:value-type="float" office:value="6444.96" calcext:value-type="float">
            <text:p>6444.96</text:p>
          </table:table-cell>
          <table:table-cell office:value-type="float" office:value="6330.47" calcext:value-type="float">
            <text:p>6330.47</text:p>
          </table:table-cell>
          <table:table-cell office:value-type="float" office:value="6394.71" calcext:value-type="float">
            <text:p>6394.71</text:p>
          </table:table-cell>
          <table:table-cell office:value-type="float" office:value="3644859904" calcext:value-type="float">
            <text:p>3644859904</text:p>
          </table:table-cell>
          <table:table-cell office:value-type="float" office:value="109631867446" calcext:value-type="float">
            <text:p>109631867446</text:p>
          </table:table-cell>
          <table:table-cell table:formula="of:=ROUND(([.B268]-[.B269])/[.B269]*100;2)" office:value-type="float" office:value="-6.06" calcext:value-type="float">
            <text:p>-6.06</text:p>
          </table:table-cell>
          <table:table-cell table:formula="of:=ROUND(([.B268]-[.B271])/[.B271]*100; 2)" office:value-type="float" office:value="-7.69" calcext:value-type="float">
            <text:p>-7.69</text:p>
          </table:table-cell>
          <table:table-cell table:formula="of:=ROUND(([.B268]-[.B273])/[.B273]*100; 2)" office:value-type="float" office:value="-4.64" calcext:value-type="float">
            <text:p>-4.64</text:p>
          </table:table-cell>
          <table:table-cell table:formula="of:=ROUND(([.B268]-[.B278])/[.B278]*100; 2)" office:value-type="float" office:value="-1.26" calcext:value-type="float">
            <text:p>-1.26</text:p>
          </table:table-cell>
          <table:table-cell table:formula="of:=[.H268]-[.H269]" office:value-type="float" office:value="-5.53" calcext:value-type="float">
            <text:p>-5.53</text:p>
          </table:table-cell>
          <table:table-cell table:formula="of:=[.I268]-[.I269]" office:value-type="float" office:value="-8.75" calcext:value-type="float">
            <text:p>-8.75</text:p>
          </table:table-cell>
          <table:table-cell table:formula="of:=[.J268]-[.J269]" office:value-type="float" office:value="-6.75" calcext:value-type="float">
            <text:p>-6.75</text:p>
          </table:table-cell>
        </table:table-row>
        <table:table-row table:style-name="ro1">
          <table:table-cell office:value-type="string" calcext:value-type="string">
            <text:p>Jul 10, 2018</text:p>
          </table:table-cell>
          <table:table-cell office:value-type="float" office:value="6739.21" calcext:value-type="float">
            <text:p>6739.21</text:p>
          </table:table-cell>
          <table:table-cell office:value-type="float" office:value="6767.74" calcext:value-type="float">
            <text:p>6767.74</text:p>
          </table:table-cell>
          <table:table-cell office:value-type="float" office:value="6320.72" calcext:value-type="float">
            <text:p>6320.72</text:p>
          </table:table-cell>
          <table:table-cell office:value-type="float" office:value="6329.95" calcext:value-type="float">
            <text:p>6329.95</text:p>
          </table:table-cell>
          <table:table-cell office:value-type="float" office:value="4052430080" calcext:value-type="float">
            <text:p>4052430080</text:p>
          </table:table-cell>
          <table:table-cell office:value-type="float" office:value="108511009626" calcext:value-type="float">
            <text:p>108511009626</text:p>
          </table:table-cell>
          <table:table-cell table:formula="of:=ROUND(([.B269]-[.B270])/[.B270]*100;2)" office:value-type="float" office:value="-0.53" calcext:value-type="float">
            <text:p>-0.53</text:p>
          </table:table-cell>
          <table:table-cell table:formula="of:=ROUND(([.B269]-[.B272])/[.B272]*100; 2)" office:value-type="float" office:value="1.06" calcext:value-type="float">
            <text:p>1.06</text:p>
          </table:table-cell>
          <table:table-cell table:formula="of:=ROUND(([.B269]-[.B274])/[.B274]*100; 2)" office:value-type="float" office:value="2.11" calcext:value-type="float">
            <text:p>2.11</text:p>
          </table:table-cell>
          <table:table-cell table:formula="of:=ROUND(([.B269]-[.B279])/[.B279]*100; 2)" office:value-type="float" office:value="8.45" calcext:value-type="float">
            <text:p>8.45</text:p>
          </table:table-cell>
          <table:table-cell table:formula="of:=[.H269]-[.H270]" office:value-type="float" office:value="0.68" calcext:value-type="float">
            <text:p>0.68</text:p>
          </table:table-cell>
          <table:table-cell table:formula="of:=[.I269]-[.I270]" office:value-type="float" office:value="-0.99" calcext:value-type="float">
            <text:p>-0.99</text:p>
          </table:table-cell>
          <table:table-cell table:formula="of:=[.J269]-[.J270]" office:value-type="float" office:value="-1.31" calcext:value-type="float">
            <text:p>-1.31</text:p>
          </table:table-cell>
        </table:table-row>
        <table:table-row table:style-name="ro1">
          <table:table-cell office:value-type="string" calcext:value-type="string">
            <text:p>Jul 09, 2018</text:p>
          </table:table-cell>
          <table:table-cell office:value-type="float" office:value="6775.08" calcext:value-type="float">
            <text:p>6775.08</text:p>
          </table:table-cell>
          <table:table-cell office:value-type="float" office:value="6838.68" calcext:value-type="float">
            <text:p>6838.68</text:p>
          </table:table-cell>
          <table:table-cell office:value-type="float" office:value="6724.34" calcext:value-type="float">
            <text:p>6724.34</text:p>
          </table:table-cell>
          <table:table-cell office:value-type="float" office:value="6741.75" calcext:value-type="float">
            <text:p>6741.75</text:p>
          </table:table-cell>
          <table:table-cell office:value-type="float" office:value="3718129920" calcext:value-type="float">
            <text:p>3718129920</text:p>
          </table:table-cell>
          <table:table-cell office:value-type="float" office:value="115557889495" calcext:value-type="float">
            <text:p>115557889495</text:p>
          </table:table-cell>
          <table:table-cell table:formula="of:=ROUND(([.B270]-[.B271])/[.B271]*100;2)" office:value-type="float" office:value="-1.21" calcext:value-type="float">
            <text:p>-1.21</text:p>
          </table:table-cell>
          <table:table-cell table:formula="of:=ROUND(([.B270]-[.B273])/[.B273]*100; 2)" office:value-type="float" office:value="2.05" calcext:value-type="float">
            <text:p>2.05</text:p>
          </table:table-cell>
          <table:table-cell table:formula="of:=ROUND(([.B270]-[.B275])/[.B275]*100; 2)" office:value-type="float" office:value="3.42" calcext:value-type="float">
            <text:p>3.42</text:p>
          </table:table-cell>
          <table:table-cell table:formula="of:=ROUND(([.B270]-[.B280])/[.B280]*100; 2)" office:value-type="float" office:value="14.87" calcext:value-type="float">
            <text:p>14.87</text:p>
          </table:table-cell>
          <table:table-cell table:formula="of:=[.H270]-[.H271]" office:value-type="float" office:value="-4.05" calcext:value-type="float">
            <text:p>-4.05</text:p>
          </table:table-cell>
          <table:table-cell table:formula="of:=[.I270]-[.I271]" office:value-type="float" office:value="-1.86" calcext:value-type="float">
            <text:p>-1.86</text:p>
          </table:table-cell>
          <table:table-cell table:formula="of:=[.J270]-[.J271]" office:value-type="float" office:value="-0.54" calcext:value-type="float">
            <text:p>-0.54</text:p>
          </table:table-cell>
        </table:table-row>
        <table:table-row table:style-name="ro1">
          <table:table-cell office:value-type="string" calcext:value-type="string">
            <text:p>Jul 08, 2018</text:p>
          </table:table-cell>
          <table:table-cell office:value-type="float" office:value="6857.8" calcext:value-type="float">
            <text:p>6857.8</text:p>
          </table:table-cell>
          <table:table-cell office:value-type="float" office:value="6885.91" calcext:value-type="float">
            <text:p>6885.91</text:p>
          </table:table-cell>
          <table:table-cell office:value-type="float" office:value="6747.98" calcext:value-type="float">
            <text:p>6747.98</text:p>
          </table:table-cell>
          <table:table-cell office:value-type="float" office:value="6773.88" calcext:value-type="float">
            <text:p>6773.88</text:p>
          </table:table-cell>
          <table:table-cell office:value-type="float" office:value="3386210048" calcext:value-type="float">
            <text:p>3386210048</text:p>
          </table:table-cell>
          <table:table-cell office:value-type="float" office:value="116097021279" calcext:value-type="float">
            <text:p>116097021279</text:p>
          </table:table-cell>
          <table:table-cell table:formula="of:=ROUND(([.B271]-[.B272])/[.B272]*100;2)" office:value-type="float" office:value="2.84" calcext:value-type="float">
            <text:p>2.84</text:p>
          </table:table-cell>
          <table:table-cell table:formula="of:=ROUND(([.B271]-[.B274])/[.B274]*100; 2)" office:value-type="float" office:value="3.91" calcext:value-type="float">
            <text:p>3.91</text:p>
          </table:table-cell>
          <table:table-cell table:formula="of:=ROUND(([.B271]-[.B276])/[.B276]*100; 2)" office:value-type="float" office:value="3.96" calcext:value-type="float">
            <text:p>3.96</text:p>
          </table:table-cell>
          <table:table-cell table:formula="of:=ROUND(([.B271]-[.B281])/[.B281]*100; 2)" office:value-type="float" office:value="11.45" calcext:value-type="float">
            <text:p>11.45</text:p>
          </table:table-cell>
          <table:table-cell table:formula="of:=[.H271]-[.H272]" office:value-type="float" office:value="2.39" calcext:value-type="float">
            <text:p>2.39</text:p>
          </table:table-cell>
          <table:table-cell table:formula="of:=[.I271]-[.I272]" office:value-type="float" office:value="2.11" calcext:value-type="float">
            <text:p>2.11</text:p>
          </table:table-cell>
          <table:table-cell table:formula="of:=[.J271]-[.J272]" office:value-type="float" office:value="-0.56" calcext:value-type="float">
            <text:p>-0.56</text:p>
          </table:table-cell>
        </table:table-row>
        <table:table-row table:style-name="ro1">
          <table:table-cell office:value-type="string" calcext:value-type="string">
            <text:p>Jul 07, 2018</text:p>
          </table:table-cell>
          <table:table-cell office:value-type="float" office:value="6668.71" calcext:value-type="float">
            <text:p>6668.71</text:p>
          </table:table-cell>
          <table:table-cell office:value-type="float" office:value="6863.99" calcext:value-type="float">
            <text:p>6863.99</text:p>
          </table:table-cell>
          <table:table-cell office:value-type="float" office:value="6579.24" calcext:value-type="float">
            <text:p>6579.24</text:p>
          </table:table-cell>
          <table:table-cell office:value-type="float" office:value="6856.93" calcext:value-type="float">
            <text:p>6856.93</text:p>
          </table:table-cell>
          <table:table-cell office:value-type="float" office:value="3961080064" calcext:value-type="float">
            <text:p>3961080064</text:p>
          </table:table-cell>
          <table:table-cell office:value-type="float" office:value="117506606000" calcext:value-type="float">
            <text:p>117506606000</text:p>
          </table:table-cell>
          <table:table-cell table:formula="of:=ROUND(([.B272]-[.B273])/[.B273]*100;2)" office:value-type="float" office:value="0.45" calcext:value-type="float">
            <text:p>0.45</text:p>
          </table:table-cell>
          <table:table-cell table:formula="of:=ROUND(([.B272]-[.B275])/[.B275]*100; 2)" office:value-type="float" office:value="1.8" calcext:value-type="float">
            <text:p>1.8</text:p>
          </table:table-cell>
          <table:table-cell table:formula="of:=ROUND(([.B272]-[.B277])/[.B277]*100; 2)" office:value-type="float" office:value="4.52" calcext:value-type="float">
            <text:p>4.52</text:p>
          </table:table-cell>
          <table:table-cell table:formula="of:=ROUND(([.B272]-[.B282])/[.B282]*100; 2)" office:value-type="float" office:value="9.6" calcext:value-type="float">
            <text:p>9.6</text:p>
          </table:table-cell>
          <table:table-cell table:formula="of:=[.H272]-[.H273]" office:value-type="float" office:value="-0.14" calcext:value-type="float">
            <text:p>-0.14</text:p>
          </table:table-cell>
          <table:table-cell table:formula="of:=[.I272]-[.I273]" office:value-type="float" office:value="1.16" calcext:value-type="float">
            <text:p>1.16</text:p>
          </table:table-cell>
          <table:table-cell table:formula="of:=[.J272]-[.J273]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Jul 06, 2018</text:p>
          </table:table-cell>
          <table:table-cell office:value-type="float" office:value="6638.69" calcext:value-type="float">
            <text:p>6638.69</text:p>
          </table:table-cell>
          <table:table-cell office:value-type="float" office:value="6700.94" calcext:value-type="float">
            <text:p>6700.94</text:p>
          </table:table-cell>
          <table:table-cell office:value-type="float" office:value="6533.55" calcext:value-type="float">
            <text:p>6533.55</text:p>
          </table:table-cell>
          <table:table-cell office:value-type="float" office:value="6673.5" calcext:value-type="float">
            <text:p>6673.5</text:p>
          </table:table-cell>
          <table:table-cell office:value-type="float" office:value="4313959936" calcext:value-type="float">
            <text:p>4313959936</text:p>
          </table:table-cell>
          <table:table-cell office:value-type="float" office:value="114350502582" calcext:value-type="float">
            <text:p>114350502582</text:p>
          </table:table-cell>
          <table:table-cell table:formula="of:=ROUND(([.B273]-[.B274])/[.B274]*100;2)" office:value-type="float" office:value="0.59" calcext:value-type="float">
            <text:p>0.59</text:p>
          </table:table-cell>
          <table:table-cell table:formula="of:=ROUND(([.B273]-[.B276])/[.B276]*100; 2)" office:value-type="float" office:value="0.64" calcext:value-type="float">
            <text:p>0.64</text:p>
          </table:table-cell>
          <table:table-cell table:formula="of:=ROUND(([.B273]-[.B278])/[.B278]*100; 2)" office:value-type="float" office:value="3.54" calcext:value-type="float">
            <text:p>3.54</text:p>
          </table:table-cell>
          <table:table-cell table:formula="of:=ROUND(([.B273]-[.B283])/[.B283]*100; 2)" office:value-type="float" office:value="6.16" calcext:value-type="float">
            <text:p>6.16</text:p>
          </table:table-cell>
          <table:table-cell table:formula="of:=[.H273]-[.H274]" office:value-type="float" office:value="-0.16" calcext:value-type="float">
            <text:p>-0.16</text:p>
          </table:table-cell>
          <table:table-cell table:formula="of:=[.I273]-[.I274]" office:value-type="float" office:value="-2.8" calcext:value-type="float">
            <text:p>-2.8</text:p>
          </table:table-cell>
          <table:table-cell table:formula="of:=[.J273]-[.J274]" office:value-type="float" office:value="-2.66" calcext:value-type="float">
            <text:p>-2.66</text:p>
          </table:table-cell>
        </table:table-row>
        <table:table-row table:style-name="ro1">
          <table:table-cell office:value-type="string" calcext:value-type="string">
            <text:p>Jul 05, 2018</text:p>
          </table:table-cell>
          <table:table-cell office:value-type="float" office:value="6599.71" calcext:value-type="float">
            <text:p>6599.71</text:p>
          </table:table-cell>
          <table:table-cell office:value-type="float" office:value="6749.54" calcext:value-type="float">
            <text:p>6749.54</text:p>
          </table:table-cell>
          <table:table-cell office:value-type="float" office:value="6546.65" calcext:value-type="float">
            <text:p>6546.65</text:p>
          </table:table-cell>
          <table:table-cell office:value-type="float" office:value="6639.14" calcext:value-type="float">
            <text:p>6639.14</text:p>
          </table:table-cell>
          <table:table-cell office:value-type="float" office:value="4999240192" calcext:value-type="float">
            <text:p>4999240192</text:p>
          </table:table-cell>
          <table:table-cell office:value-type="float" office:value="113748385620" calcext:value-type="float">
            <text:p>113748385620</text:p>
          </table:table-cell>
          <table:table-cell table:formula="of:=ROUND(([.B274]-[.B275])/[.B275]*100;2)" office:value-type="float" office:value="0.75" calcext:value-type="float">
            <text:p>0.75</text:p>
          </table:table-cell>
          <table:table-cell table:formula="of:=ROUND(([.B274]-[.B277])/[.B277]*100; 2)" office:value-type="float" office:value="3.44" calcext:value-type="float">
            <text:p>3.44</text:p>
          </table:table-cell>
          <table:table-cell table:formula="of:=ROUND(([.B274]-[.B279])/[.B279]*100; 2)" office:value-type="float" office:value="6.2" calcext:value-type="float">
            <text:p>6.2</text:p>
          </table:table-cell>
          <table:table-cell table:formula="of:=ROUND(([.B274]-[.B284])/[.B284]*100; 2)" office:value-type="float" office:value="6.93" calcext:value-type="float">
            <text:p>6.93</text:p>
          </table:table-cell>
          <table:table-cell table:formula="of:=[.H274]-[.H275]" office:value-type="float" office:value="1.44" calcext:value-type="float">
            <text:p>1.44</text:p>
          </table:table-cell>
          <table:table-cell table:formula="of:=[.I274]-[.I275]" office:value-type="float" office:value="1.27" calcext:value-type="float">
            <text:p>1.27</text:p>
          </table:table-cell>
          <table:table-cell table:formula="of:=[.J274]-[.J275]" office:value-type="float" office:value="-4.87" calcext:value-type="float">
            <text:p>-4.87</text:p>
          </table:table-cell>
        </table:table-row>
        <table:table-row table:style-name="ro1">
          <table:table-cell office:value-type="string" calcext:value-type="string">
            <text:p>Jul 04, 2018</text:p>
          </table:table-cell>
          <table:table-cell office:value-type="float" office:value="6550.87" calcext:value-type="float">
            <text:p>6550.87</text:p>
          </table:table-cell>
          <table:table-cell office:value-type="float" office:value="6771.92" calcext:value-type="float">
            <text:p>6771.92</text:p>
          </table:table-cell>
          <table:table-cell office:value-type="float" office:value="6450.46" calcext:value-type="float">
            <text:p>6450.46</text:p>
          </table:table-cell>
          <table:table-cell office:value-type="float" office:value="6597.55" calcext:value-type="float">
            <text:p>6597.55</text:p>
          </table:table-cell>
          <table:table-cell office:value-type="float" office:value="4176689920" calcext:value-type="float">
            <text:p>4176689920</text:p>
          </table:table-cell>
          <table:table-cell office:value-type="float" office:value="113024522547" calcext:value-type="float">
            <text:p>113024522547</text:p>
          </table:table-cell>
          <table:table-cell table:formula="of:=ROUND(([.B275]-[.B276])/[.B276]*100;2)" office:value-type="float" office:value="-0.69" calcext:value-type="float">
            <text:p>-0.69</text:p>
          </table:table-cell>
          <table:table-cell table:formula="of:=ROUND(([.B275]-[.B278])/[.B278]*100; 2)" office:value-type="float" office:value="2.17" calcext:value-type="float">
            <text:p>2.17</text:p>
          </table:table-cell>
          <table:table-cell table:formula="of:=ROUND(([.B275]-[.B280])/[.B280]*100; 2)" office:value-type="float" office:value="11.07" calcext:value-type="float">
            <text:p>11.07</text:p>
          </table:table-cell>
          <table:table-cell table:formula="of:=ROUND(([.B275]-[.B285])/[.B285]*100; 2)" office:value-type="float" office:value="6.27" calcext:value-type="float">
            <text:p>6.27</text:p>
          </table:table-cell>
          <table:table-cell table:formula="of:=[.H275]-[.H276]" office:value-type="float" office:value="-4.08" calcext:value-type="float">
            <text:p>-4.08</text:p>
          </table:table-cell>
          <table:table-cell table:formula="of:=[.I275]-[.I276]" office:value-type="float" office:value="-3.98" calcext:value-type="float">
            <text:p>-3.98</text:p>
          </table:table-cell>
          <table:table-cell table:formula="of:=[.J275]-[.J276]"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Jul 03, 2018</text:p>
          </table:table-cell>
          <table:table-cell office:value-type="float" office:value="6596.66" calcext:value-type="float">
            <text:p>6596.66</text:p>
          </table:table-cell>
          <table:table-cell office:value-type="float" office:value="6671.37" calcext:value-type="float">
            <text:p>6671.37</text:p>
          </table:table-cell>
          <table:table-cell office:value-type="float" office:value="6447.75" calcext:value-type="float">
            <text:p>6447.75</text:p>
          </table:table-cell>
          <table:table-cell office:value-type="float" office:value="6529.59" calcext:value-type="float">
            <text:p>6529.59</text:p>
          </table:table-cell>
          <table:table-cell office:value-type="float" office:value="4672309760" calcext:value-type="float">
            <text:p>4672309760</text:p>
          </table:table-cell>
          <table:table-cell office:value-type="float" office:value="111849428104" calcext:value-type="float">
            <text:p>111849428104</text:p>
          </table:table-cell>
          <table:table-cell table:formula="of:=ROUND(([.B276]-[.B277])/[.B277]*100;2)" office:value-type="float" office:value="3.39" calcext:value-type="float">
            <text:p>3.39</text:p>
          </table:table-cell>
          <table:table-cell table:formula="of:=ROUND(([.B276]-[.B279])/[.B279]*100; 2)" office:value-type="float" office:value="6.15" calcext:value-type="float">
            <text:p>6.15</text:p>
          </table:table-cell>
          <table:table-cell table:formula="of:=ROUND(([.B276]-[.B281])/[.B281]*100; 2)" office:value-type="float" office:value="7.21" calcext:value-type="float">
            <text:p>7.21</text:p>
          </table:table-cell>
          <table:table-cell table:formula="of:=ROUND(([.B276]-[.B286])/[.B286]*100; 2)" office:value-type="float" office:value="8.32" calcext:value-type="float">
            <text:p>8.32</text:p>
          </table:table-cell>
          <table:table-cell table:formula="of:=[.H276]-[.H277]" office:value-type="float" office:value="3.88" calcext:value-type="float">
            <text:p>3.88</text:p>
          </table:table-cell>
          <table:table-cell table:formula="of:=[.I276]-[.I277]" office:value-type="float" office:value="-2.03" calcext:value-type="float">
            <text:p>-2.03</text:p>
          </table:table-cell>
          <table:table-cell table:formula="of:=[.J276]-[.J277]" office:value-type="float" office:value="2.35" calcext:value-type="float">
            <text:p>2.35</text:p>
          </table:table-cell>
        </table:table-row>
        <table:table-row table:style-name="ro1">
          <table:table-cell office:value-type="string" calcext:value-type="string">
            <text:p>Jul 02, 2018</text:p>
          </table:table-cell>
          <table:table-cell office:value-type="float" office:value="6380.38" calcext:value-type="float">
            <text:p>6380.38</text:p>
          </table:table-cell>
          <table:table-cell office:value-type="float" office:value="6683.86" calcext:value-type="float">
            <text:p>6683.86</text:p>
          </table:table-cell>
          <table:table-cell office:value-type="float" office:value="6305.7" calcext:value-type="float">
            <text:p>6305.7</text:p>
          </table:table-cell>
          <table:table-cell office:value-type="float" office:value="6614.18" calcext:value-type="float">
            <text:p>6614.18</text:p>
          </table:table-cell>
          <table:table-cell office:value-type="float" office:value="4396930048" calcext:value-type="float">
            <text:p>4396930048</text:p>
          </table:table-cell>
          <table:table-cell office:value-type="float" office:value="113288832522" calcext:value-type="float">
            <text:p>113288832522</text:p>
          </table:table-cell>
          <table:table-cell table:formula="of:=ROUND(([.B277]-[.B278])/[.B278]*100;2)" office:value-type="float" office:value="-0.49" calcext:value-type="float">
            <text:p>-0.49</text:p>
          </table:table-cell>
          <table:table-cell table:formula="of:=ROUND(([.B277]-[.B280])/[.B280]*100; 2)" office:value-type="float" office:value="8.18" calcext:value-type="float">
            <text:p>8.18</text:p>
          </table:table-cell>
          <table:table-cell table:formula="of:=ROUND(([.B277]-[.B282])/[.B282]*100; 2)" office:value-type="float" office:value="4.86" calcext:value-type="float">
            <text:p>4.86</text:p>
          </table:table-cell>
          <table:table-cell table:formula="of:=ROUND(([.B277]-[.B287])/[.B287]*100; 2)" office:value-type="float" office:value="-5.31" calcext:value-type="float">
            <text:p>-5.31</text:p>
          </table:table-cell>
          <table:table-cell table:formula="of:=[.H277]-[.H278]" office:value-type="float" office:value="-3.67" calcext:value-type="float">
            <text:p>-3.67</text:p>
          </table:table-cell>
          <table:table-cell table:formula="of:=[.I277]-[.I278]" office:value-type="float" office:value="3.98" calcext:value-type="float">
            <text:p>3.98</text:p>
          </table:table-cell>
          <table:table-cell table:formula="of:=[.J277]-[.J278]" office:value-type="float" office:value="2.33" calcext:value-type="float">
            <text:p>2.33</text:p>
          </table:table-cell>
        </table:table-row>
        <table:table-row table:style-name="ro1">
          <table:table-cell office:value-type="string" calcext:value-type="string">
            <text:p>Jul 01, 2018</text:p>
          </table:table-cell>
          <table:table-cell office:value-type="float" office:value="6411.68" calcext:value-type="float">
            <text:p>6411.68</text:p>
          </table:table-cell>
          <table:table-cell office:value-type="float" office:value="6432.85" calcext:value-type="float">
            <text:p>6432.85</text:p>
          </table:table-cell>
          <table:table-cell office:value-type="float" office:value="6289.29" calcext:value-type="float">
            <text:p>6289.29</text:p>
          </table:table-cell>
          <table:table-cell office:value-type="float" office:value="6385.82" calcext:value-type="float">
            <text:p>6385.82</text:p>
          </table:table-cell>
          <table:table-cell office:value-type="float" office:value="4788259840" calcext:value-type="float">
            <text:p>4788259840</text:p>
          </table:table-cell>
          <table:table-cell office:value-type="float" office:value="109366024632" calcext:value-type="float">
            <text:p>109366024632</text:p>
          </table:table-cell>
          <table:table-cell table:formula="of:=ROUND(([.B278]-[.B279])/[.B279]*100;2)" office:value-type="float" office:value="3.18" calcext:value-type="float">
            <text:p>3.18</text:p>
          </table:table-cell>
          <table:table-cell table:formula="of:=ROUND(([.B278]-[.B281])/[.B281]*100; 2)" office:value-type="float" office:value="4.2" calcext:value-type="float">
            <text:p>4.2</text:p>
          </table:table-cell>
          <table:table-cell table:formula="of:=ROUND(([.B278]-[.B283])/[.B283]*100; 2)" office:value-type="float" office:value="2.53" calcext:value-type="float">
            <text:p>2.53</text:p>
          </table:table-cell>
          <table:table-cell table:formula="of:=ROUND(([.B278]-[.B288])/[.B288]*100; 2)" office:value-type="float" office:value="-5.43" calcext:value-type="float">
            <text:p>-5.43</text:p>
          </table:table-cell>
          <table:table-cell table:formula="of:=[.H278]-[.H279]" office:value-type="float" office:value="-2.18" calcext:value-type="float">
            <text:p>-2.18</text:p>
          </table:table-cell>
          <table:table-cell table:formula="of:=[.I278]-[.I279]" office:value-type="float" office:value="2.07" calcext:value-type="float">
            <text:p>2.07</text:p>
          </table:table-cell>
          <table:table-cell table:formula="of:=[.J278]-[.J279]" office:value-type="float" office:value="1.85" calcext:value-type="float">
            <text:p>1.85</text:p>
          </table:table-cell>
        </table:table-row>
        <table:table-row table:style-name="ro1">
          <table:table-cell office:value-type="string" calcext:value-type="string">
            <text:p>Jun 30, 2018</text:p>
          </table:table-cell>
          <table:table-cell office:value-type="float" office:value="6214.22" calcext:value-type="float">
            <text:p>6214.22</text:p>
          </table:table-cell>
          <table:table-cell office:value-type="float" office:value="6465.51" calcext:value-type="float">
            <text:p>6465.51</text:p>
          </table:table-cell>
          <table:table-cell office:value-type="float" office:value="6214.22" calcext:value-type="float">
            <text:p>6214.22</text:p>
          </table:table-cell>
          <table:table-cell office:value-type="float" office:value="6404" calcext:value-type="float">
            <text:p>6404</text:p>
          </table:table-cell>
          <table:table-cell office:value-type="float" office:value="4543860224" calcext:value-type="float">
            <text:p>4543860224</text:p>
          </table:table-cell>
          <table:table-cell office:value-type="float" office:value="109665618200" calcext:value-type="float">
            <text:p>109665618200</text:p>
          </table:table-cell>
          <table:table-cell table:formula="of:=ROUND(([.B279]-[.B280])/[.B280]*100;2)" office:value-type="float" office:value="5.36" calcext:value-type="float">
            <text:p>5.36</text:p>
          </table:table-cell>
          <table:table-cell table:formula="of:=ROUND(([.B279]-[.B282])/[.B282]*100; 2)" office:value-type="float" office:value="2.13" calcext:value-type="float">
            <text:p>2.13</text:p>
          </table:table-cell>
          <table:table-cell table:formula="of:=ROUND(([.B279]-[.B284])/[.B284]*100; 2)" office:value-type="float" office:value="0.68" calcext:value-type="float">
            <text:p>0.68</text:p>
          </table:table-cell>
          <table:table-cell table:formula="of:=ROUND(([.B279]-[.B289])/[.B289]*100; 2)" office:value-type="float" office:value="-8.22" calcext:value-type="float">
            <text:p>-8.22</text:p>
          </table:table-cell>
          <table:table-cell table:formula="of:=[.H279]-[.H280]" office:value-type="float" office:value="9.5" calcext:value-type="float">
            <text:p>9.5</text:p>
          </table:table-cell>
          <table:table-cell table:formula="of:=[.I279]-[.I280]" office:value-type="float" office:value="7.81" calcext:value-type="float">
            <text:p>7.81</text:p>
          </table:table-cell>
          <table:table-cell table:formula="of:=[.J279]-[.J28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un 29, 2018</text:p>
          </table:table-cell>
          <table:table-cell office:value-type="float" office:value="5898.13" calcext:value-type="float">
            <text:p>5898.13</text:p>
          </table:table-cell>
          <table:table-cell office:value-type="float" office:value="6261.66" calcext:value-type="float">
            <text:p>6261.66</text:p>
          </table:table-cell>
          <table:table-cell office:value-type="float" office:value="5835.75" calcext:value-type="float">
            <text:p>5835.75</text:p>
          </table:table-cell>
          <table:table-cell office:value-type="float" office:value="6218.3" calcext:value-type="float">
            <text:p>6218.3</text:p>
          </table:table-cell>
          <table:table-cell office:value-type="float" office:value="3966230016" calcext:value-type="float">
            <text:p>3966230016</text:p>
          </table:table-cell>
          <table:table-cell office:value-type="float" office:value="106474707240" calcext:value-type="float">
            <text:p>106474707240</text:p>
          </table:table-cell>
          <table:table-cell table:formula="of:=ROUND(([.B280]-[.B281])/[.B281]*100;2)" office:value-type="float" office:value="-4.14" calcext:value-type="float">
            <text:p>-4.14</text:p>
          </table:table-cell>
          <table:table-cell table:formula="of:=ROUND(([.B280]-[.B283])/[.B283]*100; 2)" office:value-type="float" office:value="-5.68" calcext:value-type="float">
            <text:p>-5.68</text:p>
          </table:table-cell>
          <table:table-cell table:formula="of:=ROUND(([.B280]-[.B285])/[.B285]*100; 2)" office:value-type="float" office:value="-4.32" calcext:value-type="float">
            <text:p>-4.32</text:p>
          </table:table-cell>
          <table:table-cell table:formula="of:=ROUND(([.B280]-[.B290])/[.B290]*100; 2)" office:value-type="float" office:value="-12.52" calcext:value-type="float">
            <text:p>-12.52</text:p>
          </table:table-cell>
          <table:table-cell table:formula="of:=[.H280]-[.H281]" office:value-type="float" office:value="-5.27" calcext:value-type="float">
            <text:p>-5.27</text:p>
          </table:table-cell>
          <table:table-cell table:formula="of:=[.I280]-[.I281]" office:value-type="float" office:value="-5.38" calcext:value-type="float">
            <text:p>-5.38</text:p>
          </table:table-cell>
          <table:table-cell table:formula="of:=[.J280]-[.J281]" office:value-type="float" office:value="-5.36" calcext:value-type="float">
            <text:p>-5.36</text:p>
          </table:table-cell>
        </table:table-row>
        <table:table-row table:style-name="ro1">
          <table:table-cell office:value-type="string" calcext:value-type="string">
            <text:p>Jun 28, 2018</text:p>
          </table:table-cell>
          <table:table-cell office:value-type="float" office:value="6153.16" calcext:value-type="float">
            <text:p>6153.16</text:p>
          </table:table-cell>
          <table:table-cell office:value-type="float" office:value="6170.41" calcext:value-type="float">
            <text:p>6170.41</text:p>
          </table:table-cell>
          <table:table-cell office:value-type="float" office:value="5873.05" calcext:value-type="float">
            <text:p>5873.05</text:p>
          </table:table-cell>
          <table:table-cell office:value-type="float" office:value="5903.44" calcext:value-type="float">
            <text:p>5903.44</text:p>
          </table:table-cell>
          <table:table-cell office:value-type="float" office:value="3467800064" calcext:value-type="float">
            <text:p>3467800064</text:p>
          </table:table-cell>
          <table:table-cell office:value-type="float" office:value="101072353482" calcext:value-type="float">
            <text:p>101072353482</text:p>
          </table:table-cell>
          <table:table-cell table:formula="of:=ROUND(([.B281]-[.B282])/[.B282]*100;2)" office:value-type="float" office:value="1.13" calcext:value-type="float">
            <text:p>1.13</text:p>
          </table:table-cell>
          <table:table-cell table:formula="of:=ROUND(([.B281]-[.B284])/[.B284]*100; 2)" office:value-type="float" office:value="-0.3" calcext:value-type="float">
            <text:p>-0.3</text:p>
          </table:table-cell>
          <table:table-cell table:formula="of:=ROUND(([.B281]-[.B286])/[.B286]*100; 2)" office:value-type="float" office:value="1.04" calcext:value-type="float">
            <text:p>1.04</text:p>
          </table:table-cell>
          <table:table-cell table:formula="of:=ROUND(([.B281]-[.B291])/[.B291]*100; 2)" office:value-type="float" office:value="-5.48" calcext:value-type="float">
            <text:p>-5.48</text:p>
          </table:table-cell>
          <table:table-cell table:formula="of:=[.H281]-[.H282]" office:value-type="float" office:value="3.83" calcext:value-type="float">
            <text:p>3.83</text:p>
          </table:table-cell>
          <table:table-cell table:formula="of:=[.I281]-[.I282]" office:value-type="float" office:value="1" calcext:value-type="float">
            <text:p>1</text:p>
          </table:table-cell>
          <table:table-cell table:formula="of:=[.J281]-[.J282]" office:value-type="float" office:value="10.74" calcext:value-type="float">
            <text:p>10.74</text:p>
          </table:table-cell>
        </table:table-row>
        <table:table-row table:style-name="ro1">
          <table:table-cell office:value-type="string" calcext:value-type="string">
            <text:p>Jun 27, 2018</text:p>
          </table:table-cell>
          <table:table-cell office:value-type="float" office:value="6084.4" calcext:value-type="float">
            <text:p>6084.4</text:p>
          </table:table-cell>
          <table:table-cell office:value-type="float" office:value="6180" calcext:value-type="float">
            <text:p>6180</text:p>
          </table:table-cell>
          <table:table-cell office:value-type="float" office:value="6052.85" calcext:value-type="float">
            <text:p>6052.85</text:p>
          </table:table-cell>
          <table:table-cell office:value-type="float" office:value="6157.13" calcext:value-type="float">
            <text:p>6157.13</text:p>
          </table:table-cell>
          <table:table-cell office:value-type="float" office:value="3296219904" calcext:value-type="float">
            <text:p>3296219904</text:p>
          </table:table-cell>
          <table:table-cell office:value-type="float" office:value="105403600614" calcext:value-type="float">
            <text:p>105403600614</text:p>
          </table:table-cell>
          <table:table-cell table:formula="of:=ROUND(([.B282]-[.B283])/[.B283]*100;2)" office:value-type="float" office:value="-2.7" calcext:value-type="float">
            <text:p>-2.7</text:p>
          </table:table-cell>
          <table:table-cell table:formula="of:=ROUND(([.B282]-[.B285])/[.B285]*100; 2)" office:value-type="float" office:value="-1.3" calcext:value-type="float">
            <text:p>-1.3</text:p>
          </table:table-cell>
          <table:table-cell table:formula="of:=ROUND(([.B282]-[.B287])/[.B287]*100; 2)" office:value-type="float" office:value="-9.7" calcext:value-type="float">
            <text:p>-9.7</text:p>
          </table:table-cell>
          <table:table-cell table:formula="of:=ROUND(([.B282]-[.B292])/[.B292]*100; 2)" office:value-type="float" office:value="-7.04" calcext:value-type="float">
            <text:p>-7.04</text:p>
          </table:table-cell>
          <table:table-cell table:formula="of:=[.H282]-[.H283]" office:value-type="float" office:value="-4.02" calcext:value-type="float">
            <text:p>-4.02</text:p>
          </table:table-cell>
          <table:table-cell table:formula="of:=[.I282]-[.I283]" office:value-type="float" office:value="-3.98" calcext:value-type="float">
            <text:p>-3.98</text:p>
          </table:table-cell>
          <table:table-cell table:formula="of:=[.J282]-[.J283]" office:value-type="float" office:value="-1.93" calcext:value-type="float">
            <text:p>-1.93</text:p>
          </table:table-cell>
        </table:table-row>
        <table:table-row table:style-name="ro1">
          <table:table-cell office:value-type="string" calcext:value-type="string">
            <text:p>Jun 26, 2018</text:p>
          </table:table-cell>
          <table:table-cell office:value-type="float" office:value="6253.55" calcext:value-type="float">
            <text:p>6253.55</text:p>
          </table:table-cell>
          <table:table-cell office:value-type="float" office:value="6290.16" calcext:value-type="float">
            <text:p>6290.16</text:p>
          </table:table-cell>
          <table:table-cell table:number-columns-repeated="2" office:value-type="float" office:value="6093.67" calcext:value-type="float">
            <text:p>6093.67</text:p>
          </table:table-cell>
          <table:table-cell office:value-type="float" office:value="3279759872" calcext:value-type="float">
            <text:p>3279759872</text:p>
          </table:table-cell>
          <table:table-cell office:value-type="float" office:value="104307939200" calcext:value-type="float">
            <text:p>104307939200</text:p>
          </table:table-cell>
          <table:table-cell table:formula="of:=ROUND(([.B283]-[.B284])/[.B284]*100;2)" office:value-type="float" office:value="1.32" calcext:value-type="float">
            <text:p>1.32</text:p>
          </table:table-cell>
          <table:table-cell table:formula="of:=ROUND(([.B283]-[.B286])/[.B286]*100; 2)" office:value-type="float" office:value="2.68" calcext:value-type="float">
            <text:p>2.68</text:p>
          </table:table-cell>
          <table:table-cell table:formula="of:=ROUND(([.B283]-[.B288])/[.B288]*100; 2)" office:value-type="float" office:value="-7.77" calcext:value-type="float">
            <text:p>-7.77</text:p>
          </table:table-cell>
          <table:table-cell table:formula="of:=ROUND(([.B283]-[.B293])/[.B293]*100; 2)" office:value-type="float" office:value="-3.13" calcext:value-type="float">
            <text:p>-3.13</text:p>
          </table:table-cell>
          <table:table-cell table:formula="of:=[.H283]-[.H284]" office:value-type="float" office:value="1.2" calcext:value-type="float">
            <text:p>1.2</text:p>
          </table:table-cell>
          <table:table-cell table:formula="of:=[.I283]-[.I284]" office:value-type="float" office:value="11.08" calcext:value-type="float">
            <text:p>11.08</text:p>
          </table:table-cell>
          <table:table-cell table:formula="of:=[.J283]-[.J284]"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Jun 25, 2018</text:p>
          </table:table-cell>
          <table:table-cell office:value-type="float" office:value="6171.97" calcext:value-type="float">
            <text:p>6171.97</text:p>
          </table:table-cell>
          <table:table-cell office:value-type="float" office:value="6327.37" calcext:value-type="float">
            <text:p>6327.37</text:p>
          </table:table-cell>
          <table:table-cell office:value-type="float" office:value="6119.68" calcext:value-type="float">
            <text:p>6119.68</text:p>
          </table:table-cell>
          <table:table-cell office:value-type="float" office:value="6249.18" calcext:value-type="float">
            <text:p>6249.18</text:p>
          </table:table-cell>
          <table:table-cell office:value-type="float" office:value="5500810240" calcext:value-type="float">
            <text:p>5500810240</text:p>
          </table:table-cell>
          <table:table-cell office:value-type="float" office:value="106958465208" calcext:value-type="float">
            <text:p>106958465208</text:p>
          </table:table-cell>
          <table:table-cell table:formula="of:=ROUND(([.B284]-[.B285])/[.B285]*100;2)" office:value-type="float" office:value="0.12" calcext:value-type="float">
            <text:p>0.12</text:p>
          </table:table-cell>
          <table:table-cell table:formula="of:=ROUND(([.B284]-[.B287])/[.B287]*100; 2)" office:value-type="float" office:value="-8.4" calcext:value-type="float">
            <text:p>-8.4</text:p>
          </table:table-cell>
          <table:table-cell table:formula="of:=ROUND(([.B284]-[.B289])/[.B289]*100; 2)" office:value-type="float" office:value="-8.84" calcext:value-type="float">
            <text:p>-8.84</text:p>
          </table:table-cell>
          <table:table-cell table:formula="of:=ROUND(([.B284]-[.B294])/[.B294]*100; 2)" office:value-type="float" office:value="-7.52" calcext:value-type="float">
            <text:p>-7.52</text:p>
          </table:table-cell>
          <table:table-cell table:formula="of:=[.H284]-[.H285]" office:value-type="float" office:value="-1.1" calcext:value-type="float">
            <text:p>-1.1</text:p>
          </table:table-cell>
          <table:table-cell table:formula="of:=[.I284]-[.I285]" office:value-type="float" office:value="0.68" calcext:value-type="float">
            <text:p>0.68</text:p>
          </table:table-cell>
          <table:table-cell table:formula="of:=[.J284]-[.J285]" office:value-type="float" office:value="-0.27" calcext:value-type="float">
            <text:p>-0.27</text:p>
          </table:table-cell>
        </table:table-row>
        <table:table-row table:style-name="ro1">
          <table:table-cell office:value-type="string" calcext:value-type="string">
            <text:p>Jun 24, 2018</text:p>
          </table:table-cell>
          <table:table-cell office:value-type="float" office:value="6164.28" calcext:value-type="float">
            <text:p>6164.28</text:p>
          </table:table-cell>
          <table:table-cell office:value-type="float" office:value="6223.78" calcext:value-type="float">
            <text:p>6223.78</text:p>
          </table:table-cell>
          <table:table-cell office:value-type="float" office:value="5826.41" calcext:value-type="float">
            <text:p>5826.41</text:p>
          </table:table-cell>
          <table:table-cell office:value-type="float" office:value="6173.23" calcext:value-type="float">
            <text:p>6173.23</text:p>
          </table:table-cell>
          <table:table-cell office:value-type="float" office:value="4566909952" calcext:value-type="float">
            <text:p>4566909952</text:p>
          </table:table-cell>
          <table:table-cell office:value-type="float" office:value="105646571668" calcext:value-type="float">
            <text:p>105646571668</text:p>
          </table:table-cell>
          <table:table-cell table:formula="of:=ROUND(([.B285]-[.B286])/[.B286]*100;2)" office:value-type="float" office:value="1.22" calcext:value-type="float">
            <text:p>1.22</text:p>
          </table:table-cell>
          <table:table-cell table:formula="of:=ROUND(([.B285]-[.B288])/[.B288]*100; 2)" office:value-type="float" office:value="-9.08" calcext:value-type="float">
            <text:p>-9.08</text:p>
          </table:table-cell>
          <table:table-cell table:formula="of:=ROUND(([.B285]-[.B290])/[.B290]*100; 2)" office:value-type="float" office:value="-8.57" calcext:value-type="float">
            <text:p>-8.57</text:p>
          </table:table-cell>
          <table:table-cell table:formula="of:=ROUND(([.B285]-[.B295])/[.B295]*100; 2)" office:value-type="float" office:value="-2.81" calcext:value-type="float">
            <text:p>-2.81</text:p>
          </table:table-cell>
          <table:table-cell table:formula="of:=[.H285]-[.H286]" office:value-type="float" office:value="10.83" calcext:value-type="float">
            <text:p>10.83</text:p>
          </table:table-cell>
          <table:table-cell table:formula="of:=[.I285]-[.I286]" office:value-type="float" office:value="0.970000000000001" calcext:value-type="float">
            <text:p>0.970000000000001</text:p>
          </table:table-cell>
          <table:table-cell table:formula="of:=[.J285]-[.J286]" office:value-type="float" office:value="-2.12" calcext:value-type="float">
            <text:p>-2.12</text:p>
          </table:table-cell>
        </table:table-row>
        <table:table-row table:style-name="ro1">
          <table:table-cell office:value-type="string" calcext:value-type="string">
            <text:p>Jun 23, 2018</text:p>
          </table:table-cell>
          <table:table-cell office:value-type="float" office:value="6090.1" calcext:value-type="float">
            <text:p>6090.1</text:p>
          </table:table-cell>
          <table:table-cell office:value-type="float" office:value="6224.82" calcext:value-type="float">
            <text:p>6224.82</text:p>
          </table:table-cell>
          <table:table-cell office:value-type="float" office:value="6071.81" calcext:value-type="float">
            <text:p>6071.81</text:p>
          </table:table-cell>
          <table:table-cell office:value-type="float" office:value="6162.48" calcext:value-type="float">
            <text:p>6162.48</text:p>
          </table:table-cell>
          <table:table-cell office:value-type="float" office:value="3431360000" calcext:value-type="float">
            <text:p>3431360000</text:p>
          </table:table-cell>
          <table:table-cell office:value-type="float" office:value="105449276520" calcext:value-type="float">
            <text:p>105449276520</text:p>
          </table:table-cell>
          <table:table-cell table:formula="of:=ROUND(([.B286]-[.B287])/[.B287]*100;2)" office:value-type="float" office:value="-9.61" calcext:value-type="float">
            <text:p>-9.61</text:p>
          </table:table-cell>
          <table:table-cell table:formula="of:=ROUND(([.B286]-[.B289])/[.B289]*100; 2)" office:value-type="float" office:value="-10.05" calcext:value-type="float">
            <text:p>-10.05</text:p>
          </table:table-cell>
          <table:table-cell table:formula="of:=ROUND(([.B286]-[.B291])/[.B291]*100; 2)" office:value-type="float" office:value="-6.45" calcext:value-type="float">
            <text:p>-6.45</text:p>
          </table:table-cell>
          <table:table-cell table:formula="of:=ROUND(([.B286]-[.B296])/[.B296]*100; 2)" office:value-type="float" office:value="-7.68" calcext:value-type="float">
            <text:p>-7.68</text:p>
          </table:table-cell>
          <table:table-cell table:formula="of:=[.H286]-[.H287]" office:value-type="float" office:value="-8.99" calcext:value-type="float">
            <text:p>-8.99</text:p>
          </table:table-cell>
          <table:table-cell table:formula="of:=[.I286]-[.I287]" office:value-type="float" office:value="-9.98" calcext:value-type="float">
            <text:p>-9.98</text:p>
          </table:table-cell>
          <table:table-cell table:formula="of:=[.J286]-[.J287]" office:value-type="float" office:value="-9.39" calcext:value-type="float">
            <text:p>-9.39</text:p>
          </table:table-cell>
        </table:table-row>
        <table:table-row table:style-name="ro1">
          <table:table-cell office:value-type="string" calcext:value-type="string">
            <text:p>Jun 22, 2018</text:p>
          </table:table-cell>
          <table:table-cell office:value-type="float" office:value="6737.88" calcext:value-type="float">
            <text:p>6737.88</text:p>
          </table:table-cell>
          <table:table-cell office:value-type="float" office:value="6747.08" calcext:value-type="float">
            <text:p>6747.08</text:p>
          </table:table-cell>
          <table:table-cell office:value-type="float" office:value="6006.6" calcext:value-type="float">
            <text:p>6006.6</text:p>
          </table:table-cell>
          <table:table-cell office:value-type="float" office:value="6083.69" calcext:value-type="float">
            <text:p>6083.69</text:p>
          </table:table-cell>
          <table:table-cell office:value-type="float" office:value="5079810048" calcext:value-type="float">
            <text:p>5079810048</text:p>
          </table:table-cell>
          <table:table-cell office:value-type="float" office:value="104088814967" calcext:value-type="float">
            <text:p>104088814967</text:p>
          </table:table-cell>
          <table:table-cell table:formula="of:=ROUND(([.B287]-[.B288])/[.B288]*100;2)" office:value-type="float" office:value="-0.62" calcext:value-type="float">
            <text:p>-0.62</text:p>
          </table:table-cell>
          <table:table-cell table:formula="of:=ROUND(([.B287]-[.B290])/[.B290]*100; 2)" office:value-type="float" office:value="-0.07" calcext:value-type="float">
            <text:p>-0.07</text:p>
          </table:table-cell>
          <table:table-cell table:formula="of:=ROUND(([.B287]-[.B292])/[.B292]*100; 2)" office:value-type="float" office:value="2.94" calcext:value-type="float">
            <text:p>2.94</text:p>
          </table:table-cell>
          <table:table-cell table:formula="of:=ROUND(([.B287]-[.B297])/[.B297]*100; 2)" office:value-type="float" office:value="-2.43" calcext:value-type="float">
            <text:p>-2.43</text:p>
          </table:table-cell>
          <table:table-cell table:formula="of:=[.H287]-[.H288]" office:value-type="float" office:value="-0.76" calcext:value-type="float">
            <text:p>-0.76</text:p>
          </table:table-cell>
          <table:table-cell table:formula="of:=[.I287]-[.I288]" office:value-type="float" office:value="-4.22" calcext:value-type="float">
            <text:p>-4.22</text:p>
          </table:table-cell>
          <table:table-cell table:formula="of:=[.J287]-[.J288]" office:value-type="float" office:value="-2.09" calcext:value-type="float">
            <text:p>-2.09</text:p>
          </table:table-cell>
        </table:table-row>
        <table:table-row table:style-name="ro1">
          <table:table-cell office:value-type="string" calcext:value-type="string">
            <text:p>Jun 21, 2018</text:p>
          </table:table-cell>
          <table:table-cell office:value-type="float" office:value="6780.09" calcext:value-type="float">
            <text:p>6780.09</text:p>
          </table:table-cell>
          <table:table-cell office:value-type="float" office:value="6810.94" calcext:value-type="float">
            <text:p>6810.94</text:p>
          </table:table-cell>
          <table:table-cell office:value-type="float" office:value="6715.17" calcext:value-type="float">
            <text:p>6715.17</text:p>
          </table:table-cell>
          <table:table-cell office:value-type="float" office:value="6729.74" calcext:value-type="float">
            <text:p>6729.74</text:p>
          </table:table-cell>
          <table:table-cell office:value-type="float" office:value="3529129984" calcext:value-type="float">
            <text:p>3529129984</text:p>
          </table:table-cell>
          <table:table-cell office:value-type="float" office:value="115129700024" calcext:value-type="float">
            <text:p>115129700024</text:p>
          </table:table-cell>
          <table:table-cell table:formula="of:=ROUND(([.B288]-[.B289])/[.B289]*100;2)" office:value-type="float" office:value="0.14" calcext:value-type="float">
            <text:p>0.14</text:p>
          </table:table-cell>
          <table:table-cell table:formula="of:=ROUND(([.B288]-[.B291])/[.B291]*100; 2)" office:value-type="float" office:value="4.15" calcext:value-type="float">
            <text:p>4.15</text:p>
          </table:table-cell>
          <table:table-cell table:formula="of:=ROUND(([.B288]-[.B293])/[.B293]*100; 2)" office:value-type="float" office:value="5.03" calcext:value-type="float">
            <text:p>5.03</text:p>
          </table:table-cell>
          <table:table-cell table:formula="of:=ROUND(([.B288]-[.B298])/[.B298]*100; 2)" office:value-type="float" office:value="-0.28" calcext:value-type="float">
            <text:p>-0.28</text:p>
          </table:table-cell>
          <table:table-cell table:formula="of:=[.H288]-[.H289]" office:value-type="float" office:value="-0.28" calcext:value-type="float">
            <text:p>-0.28</text:p>
          </table:table-cell>
          <table:table-cell table:formula="of:=[.I288]-[.I289]" office:value-type="float" office:value="0.71" calcext:value-type="float">
            <text:p>0.71</text:p>
          </table:table-cell>
          <table:table-cell table:formula="of:=[.J288]-[.J289]" office:value-type="float" office:value="3.58" calcext:value-type="float">
            <text:p>3.58</text:p>
          </table:table-cell>
        </table:table-row>
        <table:table-row table:style-name="ro1">
          <table:table-cell office:value-type="string" calcext:value-type="string">
            <text:p>Jun 20, 2018</text:p>
          </table:table-cell>
          <table:table-cell office:value-type="float" office:value="6770.76" calcext:value-type="float">
            <text:p>6770.76</text:p>
          </table:table-cell>
          <table:table-cell office:value-type="float" office:value="6821.56" calcext:value-type="float">
            <text:p>6821.56</text:p>
          </table:table-cell>
          <table:table-cell office:value-type="float" office:value="6611.88" calcext:value-type="float">
            <text:p>6611.88</text:p>
          </table:table-cell>
          <table:table-cell office:value-type="float" office:value="6776.55" calcext:value-type="float">
            <text:p>6776.55</text:p>
          </table:table-cell>
          <table:table-cell office:value-type="float" office:value="3888640000" calcext:value-type="float">
            <text:p>3888640000</text:p>
          </table:table-cell>
          <table:table-cell office:value-type="float" office:value="115916357344" calcext:value-type="float">
            <text:p>115916357344</text:p>
          </table:table-cell>
          <table:table-cell table:formula="of:=ROUND(([.B289]-[.B290])/[.B290]*100;2)" office:value-type="float" office:value="0.42" calcext:value-type="float">
            <text:p>0.42</text:p>
          </table:table-cell>
          <table:table-cell table:formula="of:=ROUND(([.B289]-[.B292])/[.B292]*100; 2)" office:value-type="float" office:value="3.44" calcext:value-type="float">
            <text:p>3.44</text:p>
          </table:table-cell>
          <table:table-cell table:formula="of:=ROUND(([.B289]-[.B294])/[.B294]*100; 2)" office:value-type="float" office:value="1.45" calcext:value-type="float">
            <text:p>1.45</text:p>
          </table:table-cell>
          <table:table-cell table:formula="of:=ROUND(([.B289]-[.B299])/[.B299]*100; 2)" office:value-type="float" office:value="-9.72" calcext:value-type="float">
            <text:p>-9.72</text:p>
          </table:table-cell>
          <table:table-cell table:formula="of:=[.H289]-[.H290]" office:value-type="float" office:value="-3.15" calcext:value-type="float">
            <text:p>-3.15</text:p>
          </table:table-cell>
          <table:table-cell table:formula="of:=[.I289]-[.I290]" office:value-type="float" office:value="-1" calcext:value-type="float">
            <text:p>-1</text:p>
          </table:table-cell>
          <table:table-cell table:formula="of:=[.J289]-[.J290]" office:value-type="float" office:value="-4.85" calcext:value-type="float">
            <text:p>-4.85</text:p>
          </table:table-cell>
        </table:table-row>
        <table:table-row table:style-name="ro1">
          <table:table-cell office:value-type="string" calcext:value-type="string">
            <text:p>Jun 19, 2018</text:p>
          </table:table-cell>
          <table:table-cell office:value-type="float" office:value="6742.39" calcext:value-type="float">
            <text:p>6742.39</text:p>
          </table:table-cell>
          <table:table-cell office:value-type="float" office:value="6822.5" calcext:value-type="float">
            <text:p>6822.5</text:p>
          </table:table-cell>
          <table:table-cell office:value-type="float" office:value="6709.92" calcext:value-type="float">
            <text:p>6709.92</text:p>
          </table:table-cell>
          <table:table-cell office:value-type="float" office:value="6769.94" calcext:value-type="float">
            <text:p>6769.94</text:p>
          </table:table-cell>
          <table:table-cell office:value-type="float" office:value="4057029888" calcext:value-type="float">
            <text:p>4057029888</text:p>
          </table:table-cell>
          <table:table-cell office:value-type="float" office:value="115789919278" calcext:value-type="float">
            <text:p>115789919278</text:p>
          </table:table-cell>
          <table:table-cell table:formula="of:=ROUND(([.B290]-[.B291])/[.B291]*100;2)" office:value-type="float" office:value="3.57" calcext:value-type="float">
            <text:p>3.57</text:p>
          </table:table-cell>
          <table:table-cell table:formula="of:=ROUND(([.B290]-[.B293])/[.B293]*100; 2)" office:value-type="float" office:value="4.44" calcext:value-type="float">
            <text:p>4.44</text:p>
          </table:table-cell>
          <table:table-cell table:formula="of:=ROUND(([.B290]-[.B295])/[.B295]*100; 2)" office:value-type="float" office:value="6.3" calcext:value-type="float">
            <text:p>6.3</text:p>
          </table:table-cell>
          <table:table-cell table:formula="of:=ROUND(([.B290]-[.B300])/[.B300]*100; 2)" office:value-type="float" office:value="-11.66" calcext:value-type="float">
            <text:p>-11.66</text:p>
          </table:table-cell>
          <table:table-cell table:formula="of:=[.H290]-[.H291]" office:value-type="float" office:value="4.11" calcext:value-type="float">
            <text:p>4.11</text:p>
          </table:table-cell>
          <table:table-cell table:formula="of:=[.I290]-[.I291]" office:value-type="float" office:value="6.9" calcext:value-type="float">
            <text:p>6.9</text:p>
          </table:table-cell>
          <table:table-cell table:formula="of:=[.J290]-[.J291]" office:value-type="float" office:value="7.62" calcext:value-type="float">
            <text:p>7.62</text:p>
          </table:table-cell>
        </table:table-row>
        <table:table-row table:style-name="ro1">
          <table:table-cell office:value-type="string" calcext:value-type="string">
            <text:p>Jun 18, 2018</text:p>
          </table:table-cell>
          <table:table-cell office:value-type="float" office:value="6510.07" calcext:value-type="float">
            <text:p>6510.07</text:p>
          </table:table-cell>
          <table:table-cell office:value-type="float" office:value="6781.14" calcext:value-type="float">
            <text:p>6781.14</text:p>
          </table:table-cell>
          <table:table-cell office:value-type="float" office:value="6446.68" calcext:value-type="float">
            <text:p>6446.68</text:p>
          </table:table-cell>
          <table:table-cell office:value-type="float" office:value="6734.82" calcext:value-type="float">
            <text:p>6734.82</text:p>
          </table:table-cell>
          <table:table-cell office:value-type="float" office:value="4039200000" calcext:value-type="float">
            <text:p>4039200000</text:p>
          </table:table-cell>
          <table:table-cell office:value-type="float" office:value="115176197712" calcext:value-type="float">
            <text:p>115176197712</text:p>
          </table:table-cell>
          <table:table-cell table:formula="of:=ROUND(([.B291]-[.B292])/[.B292]*100;2)" office:value-type="float" office:value="-0.54" calcext:value-type="float">
            <text:p>-0.54</text:p>
          </table:table-cell>
          <table:table-cell table:formula="of:=ROUND(([.B291]-[.B294])/[.B294]*100; 2)" office:value-type="float" office:value="-2.46" calcext:value-type="float">
            <text:p>-2.46</text:p>
          </table:table-cell>
          <table:table-cell table:formula="of:=ROUND(([.B291]-[.B296])/[.B296]*100; 2)" office:value-type="float" office:value="-1.32" calcext:value-type="float">
            <text:p>-1.32</text:p>
          </table:table-cell>
          <table:table-cell table:formula="of:=ROUND(([.B291]-[.B301])/[.B301]*100; 2)" office:value-type="float" office:value="-15.29" calcext:value-type="float">
            <text:p>-15.29</text:p>
          </table:table-cell>
          <table:table-cell table:formula="of:=[.H291]-[.H292]" office:value-type="float" office:value="-1.94" calcext:value-type="float">
            <text:p>-1.94</text:p>
          </table:table-cell>
          <table:table-cell table:formula="of:=[.I291]-[.I292]" office:value-type="float" office:value="-5.66" calcext:value-type="float">
            <text:p>-5.66</text:p>
          </table:table-cell>
          <table:table-cell table:formula="of:=[.J291]-[.J292]"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Jun 17, 2018</text:p>
          </table:table-cell>
          <table:table-cell office:value-type="float" office:value="6545.53" calcext:value-type="float">
            <text:p>6545.53</text:p>
          </table:table-cell>
          <table:table-cell office:value-type="float" office:value="6589.11" calcext:value-type="float">
            <text:p>6589.11</text:p>
          </table:table-cell>
          <table:table-cell table:number-columns-repeated="2" office:value-type="float" office:value="6499.27" calcext:value-type="float">
            <text:p>6499.27</text:p>
          </table:table-cell>
          <table:table-cell office:value-type="float" office:value="3104019968" calcext:value-type="float">
            <text:p>3104019968</text:p>
          </table:table-cell>
          <table:table-cell office:value-type="float" office:value="111134754810" calcext:value-type="float">
            <text:p>111134754810</text:p>
          </table:table-cell>
          <table:table-cell table:formula="of:=ROUND(([.B292]-[.B293])/[.B293]*100;2)" office:value-type="float" office:value="1.4" calcext:value-type="float">
            <text:p>1.4</text:p>
          </table:table-cell>
          <table:table-cell table:formula="of:=ROUND(([.B292]-[.B295])/[.B295]*100; 2)" office:value-type="float" office:value="3.2" calcext:value-type="float">
            <text:p>3.2</text:p>
          </table:table-cell>
          <table:table-cell table:formula="of:=ROUND(([.B292]-[.B297])/[.B297]*100; 2)" office:value-type="float" office:value="-5.22" calcext:value-type="float">
            <text:p>-5.22</text:p>
          </table:table-cell>
          <table:table-cell table:formula="of:=ROUND(([.B292]-[.B302])/[.B302]*100; 2)" office:value-type="float" office:value="-14.45" calcext:value-type="float">
            <text:p>-14.45</text:p>
          </table:table-cell>
          <table:table-cell table:formula="of:=[.H292]-[.H293]" office:value-type="float" office:value="4.68" calcext:value-type="float">
            <text:p>4.68</text:p>
          </table:table-cell>
          <table:table-cell table:formula="of:=[.I292]-[.I293]" office:value-type="float" office:value="5.34" calcext:value-type="float">
            <text:p>5.34</text:p>
          </table:table-cell>
          <table:table-cell table:formula="of:=[.J292]-[.J293]" office:value-type="float" office:value="-0.16" calcext:value-type="float">
            <text:p>-0.16</text:p>
          </table:table-cell>
        </table:table-row>
        <table:table-row table:style-name="ro1">
          <table:table-cell office:value-type="string" calcext:value-type="string">
            <text:p>Jun 16, 2018</text:p>
          </table:table-cell>
          <table:table-cell office:value-type="float" office:value="6455.45" calcext:value-type="float">
            <text:p>6455.45</text:p>
          </table:table-cell>
          <table:table-cell office:value-type="float" office:value="6592.49" calcext:value-type="float">
            <text:p>6592.49</text:p>
          </table:table-cell>
          <table:table-cell office:value-type="float" office:value="6402.29" calcext:value-type="float">
            <text:p>6402.29</text:p>
          </table:table-cell>
          <table:table-cell office:value-type="float" office:value="6550.16" calcext:value-type="float">
            <text:p>6550.16</text:p>
          </table:table-cell>
          <table:table-cell office:value-type="float" office:value="3194170112" calcext:value-type="float">
            <text:p>3194170112</text:p>
          </table:table-cell>
          <table:table-cell office:value-type="float" office:value="111992015616" calcext:value-type="float">
            <text:p>111992015616</text:p>
          </table:table-cell>
          <table:table-cell table:formula="of:=ROUND(([.B293]-[.B294])/[.B294]*100;2)" office:value-type="float" office:value="-3.28" calcext:value-type="float">
            <text:p>-3.28</text:p>
          </table:table-cell>
          <table:table-cell table:formula="of:=ROUND(([.B293]-[.B296])/[.B296]*100; 2)" office:value-type="float" office:value="-2.14" calcext:value-type="float">
            <text:p>-2.14</text:p>
          </table:table-cell>
          <table:table-cell table:formula="of:=ROUND(([.B293]-[.B298])/[.B298]*100; 2)" office:value-type="float" office:value="-5.06" calcext:value-type="float">
            <text:p>-5.06</text:p>
          </table:table-cell>
          <table:table-cell table:formula="of:=ROUND(([.B293]-[.B303])/[.B303]*100; 2)" office:value-type="float" office:value="-15.35" calcext:value-type="float">
            <text:p>-15.35</text:p>
          </table:table-cell>
          <table:table-cell table:formula="of:=[.H293]-[.H294]" office:value-type="float" office:value="-8.5" calcext:value-type="float">
            <text:p>-8.5</text:p>
          </table:table-cell>
          <table:table-cell table:formula="of:=[.I293]-[.I294]" office:value-type="float" office:value="1.22" calcext:value-type="float">
            <text:p>1.22</text:p>
          </table:table-cell>
          <table:table-cell table:formula="of:=[.J293]-[.J294]" office:value-type="float" office:value="5.95" calcext:value-type="float">
            <text:p>5.95</text:p>
          </table:table-cell>
        </table:table-row>
        <table:table-row table:style-name="ro1">
          <table:table-cell office:value-type="string" calcext:value-type="string">
            <text:p>Jun 15, 2018</text:p>
          </table:table-cell>
          <table:table-cell office:value-type="float" office:value="6674.08" calcext:value-type="float">
            <text:p>6674.08</text:p>
          </table:table-cell>
          <table:table-cell office:value-type="float" office:value="6681.08" calcext:value-type="float">
            <text:p>6681.08</text:p>
          </table:table-cell>
          <table:table-cell office:value-type="float" office:value="6433.87" calcext:value-type="float">
            <text:p>6433.87</text:p>
          </table:table-cell>
          <table:table-cell office:value-type="float" office:value="6456.58" calcext:value-type="float">
            <text:p>6456.58</text:p>
          </table:table-cell>
          <table:table-cell office:value-type="float" office:value="3955389952" calcext:value-type="float">
            <text:p>3955389952</text:p>
          </table:table-cell>
          <table:table-cell office:value-type="float" office:value="110378702283" calcext:value-type="float">
            <text:p>110378702283</text:p>
          </table:table-cell>
          <table:table-cell table:formula="of:=ROUND(([.B294]-[.B295])/[.B295]*100;2)" office:value-type="float" office:value="5.22" calcext:value-type="float">
            <text:p>5.22</text:p>
          </table:table-cell>
          <table:table-cell table:formula="of:=ROUND(([.B294]-[.B297])/[.B297]*100; 2)" office:value-type="float" office:value="-3.36" calcext:value-type="float">
            <text:p>-3.36</text:p>
          </table:table-cell>
          <table:table-cell table:formula="of:=ROUND(([.B294]-[.B299])/[.B299]*100; 2)" office:value-type="float" office:value="-11.01" calcext:value-type="float">
            <text:p>-11.01</text:p>
          </table:table-cell>
          <table:table-cell table:formula="of:=ROUND(([.B294]-[.B304])/[.B304]*100; 2)" office:value-type="float" office:value="-11.02" calcext:value-type="float">
            <text:p>-11.02</text:p>
          </table:table-cell>
          <table:table-cell table:formula="of:=[.H294]-[.H295]" office:value-type="float" office:value="9.07" calcext:value-type="float">
            <text:p>9.07</text:p>
          </table:table-cell>
          <table:table-cell table:formula="of:=[.I294]-[.I295]" office:value-type="float" office:value="3.35" calcext:value-type="float">
            <text:p>3.35</text:p>
          </table:table-cell>
          <table:table-cell table:formula="of:=[.J294]-[.J295]" office:value-type="float" office:value="5.89" calcext:value-type="float">
            <text:p>5.89</text:p>
          </table:table-cell>
        </table:table-row>
        <table:table-row table:style-name="ro1">
          <table:table-cell office:value-type="string" calcext:value-type="string">
            <text:p>Jun 14, 2018</text:p>
          </table:table-cell>
          <table:table-cell office:value-type="float" office:value="6342.75" calcext:value-type="float">
            <text:p>6342.75</text:p>
          </table:table-cell>
          <table:table-cell office:value-type="float" office:value="6707.14" calcext:value-type="float">
            <text:p>6707.14</text:p>
          </table:table-cell>
          <table:table-cell office:value-type="float" office:value="6334.46" calcext:value-type="float">
            <text:p>6334.46</text:p>
          </table:table-cell>
          <table:table-cell office:value-type="float" office:value="6675.35" calcext:value-type="float">
            <text:p>6675.35</text:p>
          </table:table-cell>
          <table:table-cell office:value-type="float" office:value="5138710016" calcext:value-type="float">
            <text:p>5138710016</text:p>
          </table:table-cell>
          <table:table-cell office:value-type="float" office:value="114106009748" calcext:value-type="float">
            <text:p>114106009748</text:p>
          </table:table-cell>
          <table:table-cell table:formula="of:=ROUND(([.B295]-[.B296])/[.B296]*100;2)" office:value-type="float" office:value="-3.85" calcext:value-type="float">
            <text:p>-3.85</text:p>
          </table:table-cell>
          <table:table-cell table:formula="of:=ROUND(([.B295]-[.B298])/[.B298]*100; 2)" office:value-type="float" office:value="-6.71" calcext:value-type="float">
            <text:p>-6.71</text:p>
          </table:table-cell>
          <table:table-cell table:formula="of:=ROUND(([.B295]-[.B300])/[.B300]*100; 2)" office:value-type="float" office:value="-16.9" calcext:value-type="float">
            <text:p>-16.9</text:p>
          </table:table-cell>
          <table:table-cell table:formula="of:=ROUND(([.B295]-[.B305])/[.B305]*100; 2)" office:value-type="float" office:value="-17.87" calcext:value-type="float">
            <text:p>-17.87</text:p>
          </table:table-cell>
          <table:table-cell table:formula="of:=[.H295]-[.H296]" office:value-type="float" office:value="0.62" calcext:value-type="float">
            <text:p>0.62</text:p>
          </table:table-cell>
          <table:table-cell table:formula="of:=[.I295]-[.I296]" office:value-type="float" office:value="5.33" calcext:value-type="float">
            <text:p>5.33</text:p>
          </table:table-cell>
          <table:table-cell table:formula="of:=[.J295]-[.J296]" office:value-type="float" office:value="-2.74" calcext:value-type="float">
            <text:p>-2.74</text:p>
          </table:table-cell>
        </table:table-row>
        <table:table-row table:style-name="ro1">
          <table:table-cell office:value-type="string" calcext:value-type="string">
            <text:p>Jun 13, 2018</text:p>
          </table:table-cell>
          <table:table-cell office:value-type="float" office:value="6596.88" calcext:value-type="float">
            <text:p>6596.88</text:p>
          </table:table-cell>
          <table:table-cell office:value-type="float" office:value="6631.66" calcext:value-type="float">
            <text:p>6631.66</text:p>
          </table:table-cell>
          <table:table-cell office:value-type="float" office:value="6285.63" calcext:value-type="float">
            <text:p>6285.63</text:p>
          </table:table-cell>
          <table:table-cell office:value-type="float" office:value="6349.9" calcext:value-type="float">
            <text:p>6349.9</text:p>
          </table:table-cell>
          <table:table-cell office:value-type="float" office:value="5052349952" calcext:value-type="float">
            <text:p>5052349952</text:p>
          </table:table-cell>
          <table:table-cell office:value-type="float" office:value="108530585830" calcext:value-type="float">
            <text:p>108530585830</text:p>
          </table:table-cell>
          <table:table-cell table:formula="of:=ROUND(([.B296]-[.B297])/[.B297]*100;2)" office:value-type="float" office:value="-4.47" calcext:value-type="float">
            <text:p>-4.47</text:p>
          </table:table-cell>
          <table:table-cell table:formula="of:=ROUND(([.B296]-[.B299])/[.B299]*100; 2)" office:value-type="float" office:value="-12.04" calcext:value-type="float">
            <text:p>-12.04</text:p>
          </table:table-cell>
          <table:table-cell table:formula="of:=ROUND(([.B296]-[.B301])/[.B301]*100; 2)" office:value-type="float" office:value="-14.16" calcext:value-type="float">
            <text:p>-14.16</text:p>
          </table:table-cell>
          <table:table-cell table:formula="of:=ROUND(([.B296]-[.B306])/[.B306]*100; 2)" office:value-type="float" office:value="-13.56" calcext:value-type="float">
            <text:p>-13.56</text:p>
          </table:table-cell>
          <table:table-cell table:formula="of:=[.H296]-[.H297]" office:value-type="float" office:value="-6.04" calcext:value-type="float">
            <text:p>-6.04</text:p>
          </table:table-cell>
          <table:table-cell table:formula="of:=[.I296]-[.I297]" office:value-type="float" office:value="-2.52" calcext:value-type="float">
            <text:p>-2.52</text:p>
          </table:table-cell>
          <table:table-cell table:formula="of:=[.J296]-[.J297]" office:value-type="float" office:value="-4.42" calcext:value-type="float">
            <text:p>-4.42</text:p>
          </table:table-cell>
        </table:table-row>
        <table:table-row table:style-name="ro1">
          <table:table-cell office:value-type="string" calcext:value-type="string">
            <text:p>Jun 12, 2018</text:p>
          </table:table-cell>
          <table:table-cell office:value-type="float" office:value="6905.82" calcext:value-type="float">
            <text:p>6905.82</text:p>
          </table:table-cell>
          <table:table-cell office:value-type="float" office:value="6907.96" calcext:value-type="float">
            <text:p>6907.96</text:p>
          </table:table-cell>
          <table:table-cell office:value-type="float" office:value="6542.08" calcext:value-type="float">
            <text:p>6542.08</text:p>
          </table:table-cell>
          <table:table-cell office:value-type="float" office:value="6582.36" calcext:value-type="float">
            <text:p>6582.36</text:p>
          </table:table-cell>
          <table:table-cell office:value-type="float" office:value="4654380032" calcext:value-type="float">
            <text:p>4654380032</text:p>
          </table:table-cell>
          <table:table-cell office:value-type="float" office:value="112491874164" calcext:value-type="float">
            <text:p>112491874164</text:p>
          </table:table-cell>
          <table:table-cell table:formula="of:=ROUND(([.B297]-[.B298])/[.B298]*100;2)" office:value-type="float" office:value="1.57" calcext:value-type="float">
            <text:p>1.57</text:p>
          </table:table-cell>
          <table:table-cell table:formula="of:=ROUND(([.B297]-[.B300])/[.B300]*100; 2)" office:value-type="float" office:value="-9.52" calcext:value-type="float">
            <text:p>-9.52</text:p>
          </table:table-cell>
          <table:table-cell table:formula="of:=ROUND(([.B297]-[.B302])/[.B302]*100; 2)" office:value-type="float" office:value="-9.74" calcext:value-type="float">
            <text:p>-9.74</text:p>
          </table:table-cell>
          <table:table-cell table:formula="of:=ROUND(([.B297]-[.B307])/[.B307]*100; 2)" office:value-type="float" office:value="-8.37" calcext:value-type="float">
            <text:p>-8.37</text:p>
          </table:table-cell>
          <table:table-cell table:formula="of:=[.H297]-[.H298]" office:value-type="float" office:value="10.91" calcext:value-type="float">
            <text:p>10.91</text:p>
          </table:table-cell>
          <table:table-cell table:formula="of:=[.I297]-[.I298]" office:value-type="float" office:value="2.01" calcext:value-type="float">
            <text:p>2.01</text:p>
          </table:table-cell>
          <table:table-cell table:formula="of:=[.J297]-[.J298]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Jun 11, 2018</text:p>
          </table:table-cell>
          <table:table-cell office:value-type="float" office:value="6799.29" calcext:value-type="float">
            <text:p>6799.29</text:p>
          </table:table-cell>
          <table:table-cell office:value-type="float" office:value="6910.18" calcext:value-type="float">
            <text:p>6910.18</text:p>
          </table:table-cell>
          <table:table-cell office:value-type="float" office:value="6706.63" calcext:value-type="float">
            <text:p>6706.63</text:p>
          </table:table-cell>
          <table:table-cell office:value-type="float" office:value="6906.92" calcext:value-type="float">
            <text:p>6906.92</text:p>
          </table:table-cell>
          <table:table-cell office:value-type="float" office:value="4745269760" calcext:value-type="float">
            <text:p>4745269760</text:p>
          </table:table-cell>
          <table:table-cell office:value-type="float" office:value="118025877189" calcext:value-type="float">
            <text:p>118025877189</text:p>
          </table:table-cell>
          <table:table-cell table:formula="of:=ROUND(([.B298]-[.B299])/[.B299]*100;2)" office:value-type="float" office:value="-9.34" calcext:value-type="float">
            <text:p>-9.34</text:p>
          </table:table-cell>
          <table:table-cell table:formula="of:=ROUND(([.B298]-[.B301])/[.B301]*100; 2)" office:value-type="float" office:value="-11.53" calcext:value-type="float">
            <text:p>-11.53</text:p>
          </table:table-cell>
          <table:table-cell table:formula="of:=ROUND(([.B298]-[.B303])/[.B303]*100; 2)" office:value-type="float" office:value="-10.84" calcext:value-type="float">
            <text:p>-10.84</text:p>
          </table:table-cell>
          <table:table-cell table:formula="of:=ROUND(([.B298]-[.B308])/[.B308]*100; 2)" office:value-type="float" office:value="-9.35" calcext:value-type="float">
            <text:p>-9.35</text:p>
          </table:table-cell>
          <table:table-cell table:formula="of:=[.H298]-[.H299]" office:value-type="float" office:value="-7.6" calcext:value-type="float">
            <text:p>-7.6</text:p>
          </table:table-cell>
          <table:table-cell table:formula="of:=[.I298]-[.I299]" office:value-type="float" office:value="-9.55" calcext:value-type="float">
            <text:p>-9.55</text:p>
          </table:table-cell>
          <table:table-cell table:formula="of:=[.J298]-[.J299]" office:value-type="float" office:value="-10.82" calcext:value-type="float">
            <text:p>-10.82</text:p>
          </table:table-cell>
        </table:table-row>
        <table:table-row table:style-name="ro1">
          <table:table-cell office:value-type="string" calcext:value-type="string">
            <text:p>Jun 10, 2018</text:p>
          </table:table-cell>
          <table:table-cell table:number-columns-repeated="2" office:value-type="float" office:value="7499.55" calcext:value-type="float">
            <text:p>7499.55</text:p>
          </table:table-cell>
          <table:table-cell office:value-type="float" office:value="6709.07" calcext:value-type="float">
            <text:p>6709.07</text:p>
          </table:table-cell>
          <table:table-cell office:value-type="float" office:value="6786.02" calcext:value-type="float">
            <text:p>6786.02</text:p>
          </table:table-cell>
          <table:table-cell office:value-type="float" office:value="5804839936" calcext:value-type="float">
            <text:p>5804839936</text:p>
          </table:table-cell>
          <table:table-cell office:value-type="float" office:value="115948312827" calcext:value-type="float">
            <text:p>115948312827</text:p>
          </table:table-cell>
          <table:table-cell table:formula="of:=ROUND(([.B299]-[.B300])/[.B300]*100;2)" office:value-type="float" office:value="-1.74" calcext:value-type="float">
            <text:p>-1.74</text:p>
          </table:table-cell>
          <table:table-cell table:formula="of:=ROUND(([.B299]-[.B302])/[.B302]*100; 2)" office:value-type="float" office:value="-1.98" calcext:value-type="float">
            <text:p>-1.98</text:p>
          </table:table-cell>
          <table:table-cell table:formula="of:=ROUND(([.B299]-[.B304])/[.B304]*100; 2)" office:value-type="float" office:value="-0.02" calcext:value-type="float">
            <text:p>-0.02</text:p>
          </table:table-cell>
          <table:table-cell table:formula="of:=ROUND(([.B299]-[.B309])/[.B309]*100; 2)" office:value-type="float" office:value="1.26" calcext:value-type="float">
            <text:p>1.26</text:p>
          </table:table-cell>
          <table:table-cell table:formula="of:=[.H299]-[.H300]" office:value-type="float" office:value="-1.06" calcext:value-type="float">
            <text:p>-1.06</text:p>
          </table:table-cell>
          <table:table-cell table:formula="of:=[.I299]-[.I300]" office:value-type="float" office:value="-2.07" calcext:value-type="float">
            <text:p>-2.07</text:p>
          </table:table-cell>
          <table:table-cell table:formula="of:=[.J299]-[.J300]"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Jun 09, 2018</text:p>
          </table:table-cell>
          <table:table-cell office:value-type="float" office:value="7632.52" calcext:value-type="float">
            <text:p>7632.52</text:p>
          </table:table-cell>
          <table:table-cell office:value-type="float" office:value="7683.58" calcext:value-type="float">
            <text:p>7683.58</text:p>
          </table:table-cell>
          <table:table-cell table:number-columns-repeated="2" office:value-type="float" office:value="7531.98" calcext:value-type="float">
            <text:p>7531.98</text:p>
          </table:table-cell>
          <table:table-cell office:value-type="float" office:value="3845220096" calcext:value-type="float">
            <text:p>3845220096</text:p>
          </table:table-cell>
          <table:table-cell office:value-type="float" office:value="128682085689" calcext:value-type="float">
            <text:p>128682085689</text:p>
          </table:table-cell>
          <table:table-cell table:formula="of:=ROUND(([.B300]-[.B301])/[.B301]*100;2)" office:value-type="float" office:value="-0.68" calcext:value-type="float">
            <text:p>-0.68</text:p>
          </table:table-cell>
          <table:table-cell table:formula="of:=ROUND(([.B300]-[.B303])/[.B303]*100; 2)" office:value-type="float" office:value="0.09" calcext:value-type="float">
            <text:p>0.09</text:p>
          </table:table-cell>
          <table:table-cell table:formula="of:=ROUND(([.B300]-[.B305])/[.B305]*100; 2)" office:value-type="float" office:value="-1.17" calcext:value-type="float">
            <text:p>-1.17</text:p>
          </table:table-cell>
          <table:table-cell table:formula="of:=ROUND(([.B300]-[.B310])/[.B310]*100; 2)" office:value-type="float" office:value="2.18" calcext:value-type="float">
            <text:p>2.18</text:p>
          </table:table-cell>
          <table:table-cell table:formula="of:=[.H300]-[.H301]" office:value-type="float" office:value="-1.13" calcext:value-type="float">
            <text:p>-1.13</text:p>
          </table:table-cell>
          <table:table-cell table:formula="of:=[.I300]-[.I301]" office:value-type="float" office:value="-2.37" calcext:value-type="float">
            <text:p>-2.37</text:p>
          </table:table-cell>
          <table:table-cell table:formula="of:=[.J300]-[.J301]" office:value-type="float" office:value="-1.87" calcext:value-type="float">
            <text:p>-1.87</text:p>
          </table:table-cell>
        </table:table-row>
        <table:table-row table:style-name="ro1">
          <table:table-cell office:value-type="string" calcext:value-type="string">
            <text:p>Jun 08, 2018</text:p>
          </table:table-cell>
          <table:table-cell office:value-type="float" office:value="7685.14" calcext:value-type="float">
            <text:p>7685.14</text:p>
          </table:table-cell>
          <table:table-cell office:value-type="float" office:value="7698.19" calcext:value-type="float">
            <text:p>7698.19</text:p>
          </table:table-cell>
          <table:table-cell office:value-type="float" office:value="7558.4" calcext:value-type="float">
            <text:p>7558.4</text:p>
          </table:table-cell>
          <table:table-cell office:value-type="float" office:value="7624.92" calcext:value-type="float">
            <text:p>7624.92</text:p>
          </table:table-cell>
          <table:table-cell office:value-type="float" office:value="4227579904" calcext:value-type="float">
            <text:p>4227579904</text:p>
          </table:table-cell>
          <table:table-cell office:value-type="float" office:value="130256218613" calcext:value-type="float">
            <text:p>130256218613</text:p>
          </table:table-cell>
          <table:table-cell table:formula="of:=ROUND(([.B301]-[.B302])/[.B302]*100;2)" office:value-type="float" office:value="0.45" calcext:value-type="float">
            <text:p>0.45</text:p>
          </table:table-cell>
          <table:table-cell table:formula="of:=ROUND(([.B301]-[.B304])/[.B304]*100; 2)" office:value-type="float" office:value="2.46" calcext:value-type="float">
            <text:p>2.46</text:p>
          </table:table-cell>
          <table:table-cell table:formula="of:=ROUND(([.B301]-[.B306])/[.B306]*100; 2)" office:value-type="float" office:value="0.7" calcext:value-type="float">
            <text:p>0.7</text:p>
          </table:table-cell>
          <table:table-cell table:formula="of:=ROUND(([.B301]-[.B311])/[.B311]*100; 2)" office:value-type="float" office:value="7.79" calcext:value-type="float">
            <text:p>7.79</text:p>
          </table:table-cell>
          <table:table-cell table:formula="of:=[.H301]-[.H302]" office:value-type="float" office:value="0.12" calcext:value-type="float">
            <text:p>0.12</text:p>
          </table:table-cell>
          <table:table-cell table:formula="of:=[.I301]-[.I302]" office:value-type="float" office:value="3.39" calcext:value-type="float">
            <text:p>3.39</text:p>
          </table:table-cell>
          <table:table-cell table:formula="of:=[.J301]-[.J302]" office:value-type="float" office:value="-0.81" calcext:value-type="float">
            <text:p>-0.81</text:p>
          </table:table-cell>
        </table:table-row>
        <table:table-row table:style-name="ro1">
          <table:table-cell office:value-type="string" calcext:value-type="string">
            <text:p>Jun 07, 2018</text:p>
          </table:table-cell>
          <table:table-cell office:value-type="float" office:value="7650.82" calcext:value-type="float">
            <text:p>7650.82</text:p>
          </table:table-cell>
          <table:table-cell office:value-type="float" office:value="7741.27" calcext:value-type="float">
            <text:p>7741.27</text:p>
          </table:table-cell>
          <table:table-cell office:value-type="float" office:value="7650.82" calcext:value-type="float">
            <text:p>7650.82</text:p>
          </table:table-cell>
          <table:table-cell office:value-type="float" office:value="7678.24" calcext:value-type="float">
            <text:p>7678.24</text:p>
          </table:table-cell>
          <table:table-cell office:value-type="float" office:value="4485799936" calcext:value-type="float">
            <text:p>4485799936</text:p>
          </table:table-cell>
          <table:table-cell office:value-type="float" office:value="131153169176" calcext:value-type="float">
            <text:p>131153169176</text:p>
          </table:table-cell>
          <table:table-cell table:formula="of:=ROUND(([.B302]-[.B303])/[.B303]*100;2)" office:value-type="float" office:value="0.33" calcext:value-type="float">
            <text:p>0.33</text:p>
          </table:table-cell>
          <table:table-cell table:formula="of:=ROUND(([.B302]-[.B305])/[.B305]*100; 2)" office:value-type="float" office:value="-0.93" calcext:value-type="float">
            <text:p>-0.93</text:p>
          </table:table-cell>
          <table:table-cell table:formula="of:=ROUND(([.B302]-[.B307])/[.B307]*100; 2)" office:value-type="float" office:value="1.51" calcext:value-type="float">
            <text:p>1.51</text:p>
          </table:table-cell>
          <table:table-cell table:formula="of:=ROUND(([.B302]-[.B312])/[.B312]*100; 2)" office:value-type="float" office:value="3.79" calcext:value-type="float">
            <text:p>3.79</text:p>
          </table:table-cell>
          <table:table-cell table:formula="of:=[.H302]-[.H303]" office:value-type="float" office:value="-1.34" calcext:value-type="float">
            <text:p>-1.34</text:p>
          </table:table-cell>
          <table:table-cell table:formula="of:=[.I302]-[.I303]" office:value-type="float" office:value="-0.85" calcext:value-type="float">
            <text:p>-0.85</text:p>
          </table:table-cell>
          <table:table-cell table:formula="of:=[.J302]-[.J303]" office:value-type="float" office:value="-0.16" calcext:value-type="float">
            <text:p>-0.16</text:p>
          </table:table-cell>
        </table:table-row>
        <table:table-row table:style-name="ro1">
          <table:table-cell office:value-type="string" calcext:value-type="string">
            <text:p>Jun 06, 2018</text:p>
          </table:table-cell>
          <table:table-cell office:value-type="float" office:value="7625.97" calcext:value-type="float">
            <text:p>7625.97</text:p>
          </table:table-cell>
          <table:table-cell office:value-type="float" office:value="7680.43" calcext:value-type="float">
            <text:p>7680.43</text:p>
          </table:table-cell>
          <table:table-cell office:value-type="float" office:value="7502.01" calcext:value-type="float">
            <text:p>7502.01</text:p>
          </table:table-cell>
          <table:table-cell office:value-type="float" office:value="7653.98" calcext:value-type="float">
            <text:p>7653.98</text:p>
          </table:table-cell>
          <table:table-cell office:value-type="float" office:value="4692259840" calcext:value-type="float">
            <text:p>4692259840</text:p>
          </table:table-cell>
          <table:table-cell office:value-type="float" office:value="130725095161" calcext:value-type="float">
            <text:p>130725095161</text:p>
          </table:table-cell>
          <table:table-cell table:formula="of:=ROUND(([.B303]-[.B304])/[.B304]*100;2)" office:value-type="float" office:value="1.67" calcext:value-type="float">
            <text:p>1.67</text:p>
          </table:table-cell>
          <table:table-cell table:formula="of:=ROUND(([.B303]-[.B306])/[.B306]*100; 2)" office:value-type="float" office:value="-0.08" calcext:value-type="float">
            <text:p>-0.08</text:p>
          </table:table-cell>
          <table:table-cell table:formula="of:=ROUND(([.B303]-[.B308])/[.B308]*100; 2)" office:value-type="float" office:value="1.67" calcext:value-type="float">
            <text:p>1.67</text:p>
          </table:table-cell>
          <table:table-cell table:formula="of:=ROUND(([.B303]-[.B313])/[.B313]*100; 2)" office:value-type="float" office:value="3.58" calcext:value-type="float">
            <text:p>3.58</text:p>
          </table:table-cell>
          <table:table-cell table:formula="of:=[.H303]-[.H304]" office:value-type="float" office:value="4.54" calcext:value-type="float">
            <text:p>4.54</text:p>
          </table:table-cell>
          <table:table-cell table:formula="of:=[.I303]-[.I304]" office:value-type="float" office:value="0.4" calcext:value-type="float">
            <text:p>0.4</text:p>
          </table:table-cell>
          <table:table-cell table:formula="of:=[.J303]-[.J304]"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Jun 05, 2018</text:p>
          </table:table-cell>
          <table:table-cell office:value-type="float" office:value="7500.9" calcext:value-type="float">
            <text:p>7500.9</text:p>
          </table:table-cell>
          <table:table-cell office:value-type="float" office:value="7643.23" calcext:value-type="float">
            <text:p>7643.23</text:p>
          </table:table-cell>
          <table:table-cell office:value-type="float" office:value="7397" calcext:value-type="float">
            <text:p>7397</text:p>
          </table:table-cell>
          <table:table-cell office:value-type="float" office:value="7633.76" calcext:value-type="float">
            <text:p>7633.76</text:p>
          </table:table-cell>
          <table:table-cell office:value-type="float" office:value="4961739776" calcext:value-type="float">
            <text:p>4961739776</text:p>
          </table:table-cell>
          <table:table-cell office:value-type="float" office:value="130365918088" calcext:value-type="float">
            <text:p>130365918088</text:p>
          </table:table-cell>
          <table:table-cell table:formula="of:=ROUND(([.B304]-[.B305])/[.B305]*100;2)" office:value-type="float" office:value="-2.87" calcext:value-type="float">
            <text:p>-2.87</text:p>
          </table:table-cell>
          <table:table-cell table:formula="of:=ROUND(([.B304]-[.B307])/[.B307]*100; 2)" office:value-type="float" office:value="-0.48" calcext:value-type="float">
            <text:p>-0.48</text:p>
          </table:table-cell>
          <table:table-cell table:formula="of:=ROUND(([.B304]-[.B309])/[.B309]*100; 2)" office:value-type="float" office:value="1.28" calcext:value-type="float">
            <text:p>1.28</text:p>
          </table:table-cell>
          <table:table-cell table:formula="of:=ROUND(([.B304]-[.B314])/[.B314]*100; 2)" office:value-type="float" office:value="0.19" calcext:value-type="float">
            <text:p>0.19</text:p>
          </table:table-cell>
          <table:table-cell table:formula="of:=[.H304]-[.H305]" office:value-type="float" office:value="-4.05" calcext:value-type="float">
            <text:p>-4.05</text:p>
          </table:table-cell>
          <table:table-cell table:formula="of:=[.I304]-[.I305]" office:value-type="float" office:value="-3.44" calcext:value-type="float">
            <text:p>-3.44</text:p>
          </table:table-cell>
          <table:table-cell table:formula="of:=[.J304]-[.J305]"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Jun 04, 2018</text:p>
          </table:table-cell>
          <table:table-cell office:value-type="float" office:value="7722.53" calcext:value-type="float">
            <text:p>7722.53</text:p>
          </table:table-cell>
          <table:table-cell office:value-type="float" office:value="7753.82" calcext:value-type="float">
            <text:p>7753.82</text:p>
          </table:table-cell>
          <table:table-cell office:value-type="float" office:value="7474.04" calcext:value-type="float">
            <text:p>7474.04</text:p>
          </table:table-cell>
          <table:table-cell office:value-type="float" office:value="7514.47" calcext:value-type="float">
            <text:p>7514.47</text:p>
          </table:table-cell>
          <table:table-cell office:value-type="float" office:value="4993169920" calcext:value-type="float">
            <text:p>4993169920</text:p>
          </table:table-cell>
          <table:table-cell office:value-type="float" office:value="128312205314" calcext:value-type="float">
            <text:p>128312205314</text:p>
          </table:table-cell>
          <table:table-cell table:formula="of:=ROUND(([.B305]-[.B306])/[.B306]*100;2)" office:value-type="float" office:value="1.18" calcext:value-type="float">
            <text:p>1.18</text:p>
          </table:table-cell>
          <table:table-cell table:formula="of:=ROUND(([.B305]-[.B308])/[.B308]*100; 2)" office:value-type="float" office:value="2.96" calcext:value-type="float">
            <text:p>2.96</text:p>
          </table:table-cell>
          <table:table-cell table:formula="of:=ROUND(([.B305]-[.B310])/[.B310]*100; 2)" office:value-type="float" office:value="3.38" calcext:value-type="float">
            <text:p>3.38</text:p>
          </table:table-cell>
          <table:table-cell table:formula="of:=ROUND(([.B305]-[.B315])/[.B315]*100; 2)" office:value-type="float" office:value="1.72" calcext:value-type="float">
            <text:p>1.72</text:p>
          </table:table-cell>
          <table:table-cell table:formula="of:=[.H305]-[.H306]" office:value-type="float" office:value="-0.0900000000000001" calcext:value-type="float">
            <text:p>-0.09</text:p>
          </table:table-cell>
          <table:table-cell table:formula="of:=[.I305]-[.I306]" office:value-type="float" office:value="-0.0899999999999999" calcext:value-type="float">
            <text:p>-0.09</text:p>
          </table:table-cell>
          <table:table-cell table:formula="of:=[.J305]-[.J306]" office:value-type="float" office:value="-3.67" calcext:value-type="float">
            <text:p>-3.67</text:p>
          </table:table-cell>
        </table:table-row>
        <table:table-row table:style-name="ro1">
          <table:table-cell office:value-type="string" calcext:value-type="string">
            <text:p>Jun 03, 2018</text:p>
          </table:table-cell>
          <table:table-cell office:value-type="float" office:value="7632.09" calcext:value-type="float">
            <text:p>7632.09</text:p>
          </table:table-cell>
          <table:table-cell office:value-type="float" office:value="7754.89" calcext:value-type="float">
            <text:p>7754.89</text:p>
          </table:table-cell>
          <table:table-cell office:value-type="float" office:value="7613.04" calcext:value-type="float">
            <text:p>7613.04</text:p>
          </table:table-cell>
          <table:table-cell office:value-type="float" office:value="7720.25" calcext:value-type="float">
            <text:p>7720.25</text:p>
          </table:table-cell>
          <table:table-cell office:value-type="float" office:value="4851760128" calcext:value-type="float">
            <text:p>4851760128</text:p>
          </table:table-cell>
          <table:table-cell office:value-type="float" office:value="131808021256" calcext:value-type="float">
            <text:p>131808021256</text:p>
          </table:table-cell>
          <table:table-cell table:formula="of:=ROUND(([.B306]-[.B307])/[.B307]*100;2)" office:value-type="float" office:value="1.27" calcext:value-type="float">
            <text:p>1.27</text:p>
          </table:table-cell>
          <table:table-cell table:formula="of:=ROUND(([.B306]-[.B309])/[.B309]*100; 2)" office:value-type="float" office:value="3.05" calcext:value-type="float">
            <text:p>3.05</text:p>
          </table:table-cell>
          <table:table-cell table:formula="of:=ROUND(([.B306]-[.B311])/[.B311]*100; 2)" office:value-type="float" office:value="7.05" calcext:value-type="float">
            <text:p>7.05</text:p>
          </table:table-cell>
          <table:table-cell table:formula="of:=ROUND(([.B306]-[.B316])/[.B316]*100; 2)" office:value-type="float" office:value="0.94" calcext:value-type="float">
            <text:p>0.94</text:p>
          </table:table-cell>
          <table:table-cell table:formula="of:=[.H306]-[.H307]" office:value-type="float" office:value="0.79" calcext:value-type="float">
            <text:p>0.79</text:p>
          </table:table-cell>
          <table:table-cell table:formula="of:=[.I306]-[.I307]" office:value-type="float" office:value="2.15" calcext:value-type="float">
            <text:p>2.15</text:p>
          </table:table-cell>
          <table:table-cell table:formula="of:=[.J306]-[.J307]" office:value-type="float" office:value="4.81" calcext:value-type="float">
            <text:p>4.81</text:p>
          </table:table-cell>
        </table:table-row>
        <table:table-row table:style-name="ro1">
          <table:table-cell office:value-type="string" calcext:value-type="string">
            <text:p>Jun 02, 2018</text:p>
          </table:table-cell>
          <table:table-cell office:value-type="float" office:value="7536.72" calcext:value-type="float">
            <text:p>7536.72</text:p>
          </table:table-cell>
          <table:table-cell office:value-type="float" office:value="7695.83" calcext:value-type="float">
            <text:p>7695.83</text:p>
          </table:table-cell>
          <table:table-cell office:value-type="float" office:value="7497.26" calcext:value-type="float">
            <text:p>7497.26</text:p>
          </table:table-cell>
          <table:table-cell office:value-type="float" office:value="7643.45" calcext:value-type="float">
            <text:p>7643.45</text:p>
          </table:table-cell>
          <table:table-cell office:value-type="float" office:value="4939299840" calcext:value-type="float">
            <text:p>4939299840</text:p>
          </table:table-cell>
          <table:table-cell office:value-type="float" office:value="130481526036" calcext:value-type="float">
            <text:p>130481526036</text:p>
          </table:table-cell>
          <table:table-cell table:formula="of:=ROUND(([.B307]-[.B308])/[.B308]*100;2)" office:value-type="float" office:value="0.48" calcext:value-type="float">
            <text:p>0.48</text:p>
          </table:table-cell>
          <table:table-cell table:formula="of:=ROUND(([.B307]-[.B310])/[.B310]*100; 2)" office:value-type="float" office:value="0.9" calcext:value-type="float">
            <text:p>0.9</text:p>
          </table:table-cell>
          <table:table-cell table:formula="of:=ROUND(([.B307]-[.B312])/[.B312]*100; 2)" office:value-type="float" office:value="2.24" calcext:value-type="float">
            <text:p>2.24</text:p>
          </table:table-cell>
          <table:table-cell table:formula="of:=ROUND(([.B307]-[.B317])/[.B317]*100; 2)" office:value-type="float" office:value="-6.23" calcext:value-type="float">
            <text:p>-6.23</text:p>
          </table:table-cell>
          <table:table-cell table:formula="of:=[.H307]-[.H308]" office:value-type="float" office:value="-0.8" calcext:value-type="float">
            <text:p>-0.8</text:p>
          </table:table-cell>
          <table:table-cell table:formula="of:=[.I307]-[.I308]" office:value-type="float" office:value="-4.31" calcext:value-type="float">
            <text:p>-4.31</text:p>
          </table:table-cell>
          <table:table-cell table:formula="of:=[.J307]-[.J308]"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Jun 01, 2018</text:p>
          </table:table-cell>
          <table:table-cell office:value-type="float" office:value="7500.7" calcext:value-type="float">
            <text:p>7500.7</text:p>
          </table:table-cell>
          <table:table-cell office:value-type="float" office:value="7604.73" calcext:value-type="float">
            <text:p>7604.73</text:p>
          </table:table-cell>
          <table:table-cell office:value-type="float" office:value="7407.34" calcext:value-type="float">
            <text:p>7407.34</text:p>
          </table:table-cell>
          <table:table-cell office:value-type="float" office:value="7541.45" calcext:value-type="float">
            <text:p>7541.45</text:p>
          </table:table-cell>
          <table:table-cell office:value-type="float" office:value="4921460224" calcext:value-type="float">
            <text:p>4921460224</text:p>
          </table:table-cell>
          <table:table-cell office:value-type="float" office:value="128725854692" calcext:value-type="float">
            <text:p>128725854692</text:p>
          </table:table-cell>
          <table:table-cell table:formula="of:=ROUND(([.B308]-[.B309])/[.B309]*100;2)" office:value-type="float" office:value="1.28" calcext:value-type="float">
            <text:p>1.28</text:p>
          </table:table-cell>
          <table:table-cell table:formula="of:=ROUND(([.B308]-[.B311])/[.B311]*100; 2)" office:value-type="float" office:value="5.21" calcext:value-type="float">
            <text:p>5.21</text:p>
          </table:table-cell>
          <table:table-cell table:formula="of:=ROUND(([.B308]-[.B313])/[.B313]*100; 2)" office:value-type="float" office:value="1.88" calcext:value-type="float">
            <text:p>1.88</text:p>
          </table:table-cell>
          <table:table-cell table:formula="of:=ROUND(([.B308]-[.B318])/[.B318]*100; 2)" office:value-type="float" office:value="-10.92" calcext:value-type="float">
            <text:p>-10.92</text:p>
          </table:table-cell>
          <table:table-cell table:formula="of:=[.H308]-[.H309]" office:value-type="float" office:value="2.13" calcext:value-type="float">
            <text:p>2.13</text:p>
          </table:table-cell>
          <table:table-cell table:formula="of:=[.I308]-[.I309]" office:value-type="float" office:value="4.74" calcext:value-type="float">
            <text:p>4.74</text:p>
          </table:table-cell>
          <table:table-cell table:formula="of:=[.J308]-[.J309]" office:value-type="float" office:value="2.95" calcext:value-type="float">
            <text:p>2.95</text:p>
          </table:table-cell>
        </table:table-row>
        <table:table-row table:style-name="ro1">
          <table:table-cell office:value-type="string" calcext:value-type="string">
            <text:p>May 31, 2018</text:p>
          </table:table-cell>
          <table:table-cell office:value-type="float" office:value="7406.15" calcext:value-type="float">
            <text:p>7406.15</text:p>
          </table:table-cell>
          <table:table-cell office:value-type="float" office:value="7608.9" calcext:value-type="float">
            <text:p>7608.9</text:p>
          </table:table-cell>
          <table:table-cell office:value-type="float" office:value="7361.13" calcext:value-type="float">
            <text:p>7361.13</text:p>
          </table:table-cell>
          <table:table-cell office:value-type="float" office:value="7494.17" calcext:value-type="float">
            <text:p>7494.17</text:p>
          </table:table-cell>
          <table:table-cell office:value-type="float" office:value="5127130112" calcext:value-type="float">
            <text:p>5127130112</text:p>
          </table:table-cell>
          <table:table-cell office:value-type="float" office:value="127902999390" calcext:value-type="float">
            <text:p>127902999390</text:p>
          </table:table-cell>
          <table:table-cell table:formula="of:=ROUND(([.B309]-[.B310])/[.B310]*100;2)" office:value-type="float" office:value="-0.85" calcext:value-type="float">
            <text:p>-0.85</text:p>
          </table:table-cell>
          <table:table-cell table:formula="of:=ROUND(([.B309]-[.B312])/[.B312]*100; 2)" office:value-type="float" office:value="0.47" calcext:value-type="float">
            <text:p>0.47</text:p>
          </table:table-cell>
          <table:table-cell table:formula="of:=ROUND(([.B309]-[.B314])/[.B314]*100; 2)" office:value-type="float" office:value="-1.07" calcext:value-type="float">
            <text:p>-1.07</text:p>
          </table:table-cell>
          <table:table-cell table:formula="of:=ROUND(([.B309]-[.B319])/[.B319]*100; 2)" office:value-type="float" office:value="-13.1" calcext:value-type="float">
            <text:p>-13.1</text:p>
          </table:table-cell>
          <table:table-cell table:formula="of:=[.H309]-[.H310]" office:value-type="float" office:value="-5.62" calcext:value-type="float">
            <text:p>-5.62</text:p>
          </table:table-cell>
          <table:table-cell table:formula="of:=[.I309]-[.I310]" office:value-type="float" office:value="-0.99" calcext:value-type="float">
            <text:p>-0.99</text:p>
          </table:table-cell>
          <table:table-cell table:formula="of:=[.J309]-[.J310]"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May 30, 2018</text:p>
          </table:table-cell>
          <table:table-cell office:value-type="float" office:value="7469.73" calcext:value-type="float">
            <text:p>7469.73</text:p>
          </table:table-cell>
          <table:table-cell office:value-type="float" office:value="7573.77" calcext:value-type="float">
            <text:p>7573.77</text:p>
          </table:table-cell>
          <table:table-cell office:value-type="float" office:value="7313.6" calcext:value-type="float">
            <text:p>7313.6</text:p>
          </table:table-cell>
          <table:table-cell office:value-type="float" office:value="7406.52" calcext:value-type="float">
            <text:p>7406.52</text:p>
          </table:table-cell>
          <table:table-cell office:value-type="float" office:value="4922540032" calcext:value-type="float">
            <text:p>4922540032</text:p>
          </table:table-cell>
          <table:table-cell office:value-type="float" office:value="126391893474" calcext:value-type="float">
            <text:p>126391893474</text:p>
          </table:table-cell>
          <table:table-cell table:formula="of:=ROUND(([.B310]-[.B311])/[.B311]*100;2)" office:value-type="float" office:value="4.77" calcext:value-type="float">
            <text:p>4.77</text:p>
          </table:table-cell>
          <table:table-cell table:formula="of:=ROUND(([.B310]-[.B313])/[.B313]*100; 2)" office:value-type="float" office:value="1.46" calcext:value-type="float">
            <text:p>1.46</text:p>
          </table:table-cell>
          <table:table-cell table:formula="of:=ROUND(([.B310]-[.B315])/[.B315]*100; 2)" office:value-type="float" office:value="-1.61" calcext:value-type="float">
            <text:p>-1.61</text:p>
          </table:table-cell>
          <table:table-cell table:formula="of:=ROUND(([.B310]-[.B320])/[.B320]*100; 2)" office:value-type="float" office:value="-9.42" calcext:value-type="float">
            <text:p>-9.42</text:p>
          </table:table-cell>
          <table:table-cell table:formula="of:=[.H310]-[.H311]" office:value-type="float" office:value="8.05" calcext:value-type="float">
            <text:p>8.05</text:p>
          </table:table-cell>
          <table:table-cell table:formula="of:=[.I310]-[.I311]" office:value-type="float" office:value="6.23" calcext:value-type="float">
            <text:p>6.23</text:p>
          </table:table-cell>
          <table:table-cell table:formula="of:=[.J310]-[.J311]"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May 29, 2018</text:p>
          </table:table-cell>
          <table:table-cell office:value-type="float" office:value="7129.46" calcext:value-type="float">
            <text:p>7129.46</text:p>
          </table:table-cell>
          <table:table-cell office:value-type="float" office:value="7526.42" calcext:value-type="float">
            <text:p>7526.42</text:p>
          </table:table-cell>
          <table:table-cell office:value-type="float" office:value="7090.68" calcext:value-type="float">
            <text:p>7090.68</text:p>
          </table:table-cell>
          <table:table-cell office:value-type="float" office:value="7472.59" calcext:value-type="float">
            <text:p>7472.59</text:p>
          </table:table-cell>
          <table:table-cell office:value-type="float" office:value="5662660096" calcext:value-type="float">
            <text:p>5662660096</text:p>
          </table:table-cell>
          <table:table-cell office:value-type="float" office:value="127502651064" calcext:value-type="float">
            <text:p>127502651064</text:p>
          </table:table-cell>
          <table:table-cell table:formula="of:=ROUND(([.B311]-[.B312])/[.B312]*100;2)" office:value-type="float" office:value="-3.28" calcext:value-type="float">
            <text:p>-3.28</text:p>
          </table:table-cell>
          <table:table-cell table:formula="of:=ROUND(([.B311]-[.B314])/[.B314]*100; 2)" office:value-type="float" office:value="-4.77" calcext:value-type="float">
            <text:p>-4.77</text:p>
          </table:table-cell>
          <table:table-cell table:formula="of:=ROUND(([.B311]-[.B316])/[.B316]*100; 2)" office:value-type="float" office:value="-5.71" calcext:value-type="float">
            <text:p>-5.71</text:p>
          </table:table-cell>
          <table:table-cell table:formula="of:=ROUND(([.B311]-[.B321])/[.B321]*100; 2)" office:value-type="float" office:value="-13.64" calcext:value-type="float">
            <text:p>-13.64</text:p>
          </table:table-cell>
          <table:table-cell table:formula="of:=[.H311]-[.H312]" office:value-type="float" office:value="-3.41" calcext:value-type="float">
            <text:p>-3.41</text:p>
          </table:table-cell>
          <table:table-cell table:formula="of:=[.I311]-[.I312]" office:value-type="float" office:value="-1.86" calcext:value-type="float">
            <text:p>-1.86</text:p>
          </table:table-cell>
          <table:table-cell table:formula="of:=[.J311]-[.J312]" office:value-type="float" office:value="2.57" calcext:value-type="float">
            <text:p>2.57</text:p>
          </table:table-cell>
        </table:table-row>
        <table:table-row table:style-name="ro1">
          <table:table-cell office:value-type="string" calcext:value-type="string">
            <text:p>May 28, 2018</text:p>
          </table:table-cell>
          <table:table-cell office:value-type="float" office:value="7371.31" calcext:value-type="float">
            <text:p>7371.31</text:p>
          </table:table-cell>
          <table:table-cell office:value-type="float" office:value="7419.05" calcext:value-type="float">
            <text:p>7419.05</text:p>
          </table:table-cell>
          <table:table-cell office:value-type="float" office:value="7100.89" calcext:value-type="float">
            <text:p>7100.89</text:p>
          </table:table-cell>
          <table:table-cell office:value-type="float" office:value="7135.99" calcext:value-type="float">
            <text:p>7135.99</text:p>
          </table:table-cell>
          <table:table-cell office:value-type="float" office:value="5040600064" calcext:value-type="float">
            <text:p>5040600064</text:p>
          </table:table-cell>
          <table:table-cell office:value-type="float" office:value="121747389422" calcext:value-type="float">
            <text:p>121747389422</text:p>
          </table:table-cell>
          <table:table-cell table:formula="of:=ROUND(([.B312]-[.B313])/[.B313]*100;2)" office:value-type="float" office:value="0.13" calcext:value-type="float">
            <text:p>0.13</text:p>
          </table:table-cell>
          <table:table-cell table:formula="of:=ROUND(([.B312]-[.B315])/[.B315]*100; 2)" office:value-type="float" office:value="-2.91" calcext:value-type="float">
            <text:p>-2.91</text:p>
          </table:table-cell>
          <table:table-cell table:formula="of:=ROUND(([.B312]-[.B317])/[.B317]*100; 2)" office:value-type="float" office:value="-8.28" calcext:value-type="float">
            <text:p>-8.28</text:p>
          </table:table-cell>
          <table:table-cell table:formula="of:=ROUND(([.B312]-[.B322])/[.B322]*100; 2)" office:value-type="float" office:value="-8.9" calcext:value-type="float">
            <text:p>-8.9</text:p>
          </table:table-cell>
          <table:table-cell table:formula="of:=[.H312]-[.H313]" office:value-type="float" office:value="1.79" calcext:value-type="float">
            <text:p>1.79</text:p>
          </table:table-cell>
          <table:table-cell table:formula="of:=[.I312]-[.I313]" office:value-type="float" office:value="-0.28" calcext:value-type="float">
            <text:p>-0.28</text:p>
          </table:table-cell>
          <table:table-cell table:formula="of:=[.J312]-[.J313]" office:value-type="float" office:value="4.28" calcext:value-type="float">
            <text:p>4.28</text:p>
          </table:table-cell>
        </table:table-row>
        <table:table-row table:style-name="ro1">
          <table:table-cell office:value-type="string" calcext:value-type="string">
            <text:p>May 27, 2018</text:p>
          </table:table-cell>
          <table:table-cell office:value-type="float" office:value="7362.08" calcext:value-type="float">
            <text:p>7362.08</text:p>
          </table:table-cell>
          <table:table-cell office:value-type="float" office:value="7381.74" calcext:value-type="float">
            <text:p>7381.74</text:p>
          </table:table-cell>
          <table:table-cell office:value-type="float" office:value="7270.96" calcext:value-type="float">
            <text:p>7270.96</text:p>
          </table:table-cell>
          <table:table-cell office:value-type="float" office:value="7368.22" calcext:value-type="float">
            <text:p>7368.22</text:p>
          </table:table-cell>
          <table:table-cell office:value-type="float" office:value="4056519936" calcext:value-type="float">
            <text:p>4056519936</text:p>
          </table:table-cell>
          <table:table-cell office:value-type="float" office:value="125695017596" calcext:value-type="float">
            <text:p>125695017596</text:p>
          </table:table-cell>
          <table:table-cell table:formula="of:=ROUND(([.B313]-[.B314])/[.B314]*100;2)" office:value-type="float" office:value="-1.66" calcext:value-type="float">
            <text:p>-1.66</text:p>
          </table:table-cell>
          <table:table-cell table:formula="of:=ROUND(([.B313]-[.B316])/[.B316]*100; 2)" office:value-type="float" office:value="-2.63" calcext:value-type="float">
            <text:p>-2.63</text:p>
          </table:table-cell>
          <table:table-cell table:formula="of:=ROUND(([.B313]-[.B318])/[.B318]*100; 2)" office:value-type="float" office:value="-12.56" calcext:value-type="float">
            <text:p>-12.56</text:p>
          </table:table-cell>
          <table:table-cell table:formula="of:=ROUND(([.B313]-[.B323])/[.B323]*100; 2)" office:value-type="float" office:value="-12.04" calcext:value-type="float">
            <text:p>-12.04</text:p>
          </table:table-cell>
          <table:table-cell table:formula="of:=[.H313]-[.H314]" office:value-type="float" office:value="-0.27" calcext:value-type="float">
            <text:p>-0.27</text:p>
          </table:table-cell>
          <table:table-cell table:formula="of:=[.I313]-[.I314]" office:value-type="float" office:value="4.22" calcext:value-type="float">
            <text:p>4.22</text:p>
          </table:table-cell>
          <table:table-cell table:formula="of:=[.J313]-[.J314]" office:value-type="float" office:value="-0.41" calcext:value-type="float">
            <text:p>-0.41</text:p>
          </table:table-cell>
        </table:table-row>
        <table:table-row table:style-name="ro1">
          <table:table-cell office:value-type="string" calcext:value-type="string">
            <text:p>May 26, 2018</text:p>
          </table:table-cell>
          <table:table-cell office:value-type="float" office:value="7486.48" calcext:value-type="float">
            <text:p>7486.48</text:p>
          </table:table-cell>
          <table:table-cell office:value-type="float" office:value="7595.16" calcext:value-type="float">
            <text:p>7595.16</text:p>
          </table:table-cell>
          <table:table-cell office:value-type="float" office:value="7349.12" calcext:value-type="float">
            <text:p>7349.12</text:p>
          </table:table-cell>
          <table:table-cell office:value-type="float" office:value="7355.88" calcext:value-type="float">
            <text:p>7355.88</text:p>
          </table:table-cell>
          <table:table-cell office:value-type="float" office:value="4051539968" calcext:value-type="float">
            <text:p>4051539968</text:p>
          </table:table-cell>
          <table:table-cell office:value-type="float" office:value="125469061263" calcext:value-type="float">
            <text:p>125469061263</text:p>
          </table:table-cell>
          <table:table-cell table:formula="of:=ROUND(([.B314]-[.B315])/[.B315]*100;2)" office:value-type="float" office:value="-1.39" calcext:value-type="float">
            <text:p>-1.39</text:p>
          </table:table-cell>
          <table:table-cell table:formula="of:=ROUND(([.B314]-[.B317])/[.B317]*100; 2)" office:value-type="float" office:value="-6.85" calcext:value-type="float">
            <text:p>-6.85</text:p>
          </table:table-cell>
          <table:table-cell table:formula="of:=ROUND(([.B314]-[.B319])/[.B319]*100; 2)" office:value-type="float" office:value="-12.15" calcext:value-type="float">
            <text:p>-12.15</text:p>
          </table:table-cell>
          <table:table-cell table:formula="of:=ROUND(([.B314]-[.B324])/[.B324]*100; 2)" office:value-type="float" office:value="-11.97" calcext:value-type="float">
            <text:p>-11.97</text:p>
          </table:table-cell>
          <table:table-cell table:formula="of:=[.H314]-[.H315]" office:value-type="float" office:value="-1.8" calcext:value-type="float">
            <text:p>-1.8</text:p>
          </table:table-cell>
          <table:table-cell table:formula="of:=[.I314]-[.I315]" office:value-type="float" office:value="2.98" calcext:value-type="float">
            <text:p>2.98</text:p>
          </table:table-cell>
          <table:table-cell table:formula="of:=[.J314]-[.J315]" office:value-type="float" office:value="-4.21" calcext:value-type="float">
            <text:p>-4.21</text:p>
          </table:table-cell>
        </table:table-row>
        <table:table-row table:style-name="ro1">
          <table:table-cell office:value-type="string" calcext:value-type="string">
            <text:p>May 25, 2018</text:p>
          </table:table-cell>
          <table:table-cell office:value-type="float" office:value="7592.3" calcext:value-type="float">
            <text:p>7592.3</text:p>
          </table:table-cell>
          <table:table-cell office:value-type="float" office:value="7659.14" calcext:value-type="float">
            <text:p>7659.14</text:p>
          </table:table-cell>
          <table:table-cell office:value-type="float" office:value="7392.65" calcext:value-type="float">
            <text:p>7392.65</text:p>
          </table:table-cell>
          <table:table-cell office:value-type="float" office:value="7480.14" calcext:value-type="float">
            <text:p>7480.14</text:p>
          </table:table-cell>
          <table:table-cell office:value-type="float" office:value="4867829760" calcext:value-type="float">
            <text:p>4867829760</text:p>
          </table:table-cell>
          <table:table-cell office:value-type="float" office:value="127573690458" calcext:value-type="float">
            <text:p>127573690458</text:p>
          </table:table-cell>
          <table:table-cell table:formula="of:=ROUND(([.B315]-[.B316])/[.B316]*100;2)" office:value-type="float" office:value="0.41" calcext:value-type="float">
            <text:p>0.41</text:p>
          </table:table-cell>
          <table:table-cell table:formula="of:=ROUND(([.B315]-[.B318])/[.B318]*100; 2)" office:value-type="float" office:value="-9.83" calcext:value-type="float">
            <text:p>-9.83</text:p>
          </table:table-cell>
          <table:table-cell table:formula="of:=ROUND(([.B315]-[.B320])/[.B320]*100; 2)" office:value-type="float" office:value="-7.94" calcext:value-type="float">
            <text:p>-7.94</text:p>
          </table:table-cell>
          <table:table-cell table:formula="of:=ROUND(([.B315]-[.B325])/[.B325]*100; 2)" office:value-type="float" office:value="-12.78" calcext:value-type="float">
            <text:p>-12.78</text:p>
          </table:table-cell>
          <table:table-cell table:formula="of:=[.H315]-[.H316]" office:value-type="float" office:value="6.33" calcext:value-type="float">
            <text:p>6.33</text:p>
          </table:table-cell>
          <table:table-cell table:formula="of:=[.I315]-[.I316]" office:value-type="float" office:value="1.45" calcext:value-type="float">
            <text:p>1.45</text:p>
          </table:table-cell>
          <table:table-cell table:formula="of:=[.J315]-[.J316]"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May 24, 2018</text:p>
          </table:table-cell>
          <table:table-cell office:value-type="float" office:value="7561.12" calcext:value-type="float">
            <text:p>7561.12</text:p>
          </table:table-cell>
          <table:table-cell office:value-type="float" office:value="7738.6" calcext:value-type="float">
            <text:p>7738.6</text:p>
          </table:table-cell>
          <table:table-cell office:value-type="float" office:value="7331.14" calcext:value-type="float">
            <text:p>7331.14</text:p>
          </table:table-cell>
          <table:table-cell office:value-type="float" office:value="7587.34" calcext:value-type="float">
            <text:p>7587.34</text:p>
          </table:table-cell>
          <table:table-cell office:value-type="float" office:value="6049220096" calcext:value-type="float">
            <text:p>6049220096</text:p>
          </table:table-cell>
          <table:table-cell office:value-type="float" office:value="129385391552" calcext:value-type="float">
            <text:p>129385391552</text:p>
          </table:table-cell>
          <table:table-cell table:formula="of:=ROUND(([.B316]-[.B317])/[.B317]*100;2)" office:value-type="float" office:value="-5.92" calcext:value-type="float">
            <text:p>-5.92</text:p>
          </table:table-cell>
          <table:table-cell table:formula="of:=ROUND(([.B316]-[.B319])/[.B319]*100; 2)" office:value-type="float" office:value="-11.28" calcext:value-type="float">
            <text:p>-11.28</text:p>
          </table:table-cell>
          <table:table-cell table:formula="of:=ROUND(([.B316]-[.B321])/[.B321]*100; 2)" office:value-type="float" office:value="-8.41" calcext:value-type="float">
            <text:p>-8.41</text:p>
          </table:table-cell>
          <table:table-cell table:formula="of:=ROUND(([.B316]-[.B326])/[.B326]*100; 2)" office:value-type="float" office:value="-13.22" calcext:value-type="float">
            <text:p>-13.22</text:p>
          </table:table-cell>
          <table:table-cell table:formula="of:=[.H316]-[.H317]" office:value-type="float" office:value="-1.37" calcext:value-type="float">
            <text:p>-1.37</text:p>
          </table:table-cell>
          <table:table-cell table:formula="of:=[.I316]-[.I317]" office:value-type="float" office:value="-8.73" calcext:value-type="float">
            <text:p>-8.73</text:p>
          </table:table-cell>
          <table:table-cell table:formula="of:=[.J316]-[.J317]" office:value-type="float" office:value="-7.73" calcext:value-type="float">
            <text:p>-7.73</text:p>
          </table:table-cell>
        </table:table-row>
        <table:table-row table:style-name="ro1">
          <table:table-cell office:value-type="string" calcext:value-type="string">
            <text:p>May 23, 2018</text:p>
          </table:table-cell>
          <table:table-cell office:value-type="float" office:value="8037.08" calcext:value-type="float">
            <text:p>8037.08</text:p>
          </table:table-cell>
          <table:table-cell office:value-type="float" office:value="8054.66" calcext:value-type="float">
            <text:p>8054.66</text:p>
          </table:table-cell>
          <table:table-cell office:value-type="float" office:value="7507.88" calcext:value-type="float">
            <text:p>7507.88</text:p>
          </table:table-cell>
          <table:table-cell office:value-type="float" office:value="7557.82" calcext:value-type="float">
            <text:p>7557.82</text:p>
          </table:table-cell>
          <table:table-cell office:value-type="float" office:value="6491120128" calcext:value-type="float">
            <text:p>6491120128</text:p>
          </table:table-cell>
          <table:table-cell office:value-type="float" office:value="128868479514" calcext:value-type="float">
            <text:p>128868479514</text:p>
          </table:table-cell>
          <table:table-cell table:formula="of:=ROUND(([.B317]-[.B318])/[.B318]*100;2)" office:value-type="float" office:value="-4.55" calcext:value-type="float">
            <text:p>-4.55</text:p>
          </table:table-cell>
          <table:table-cell table:formula="of:=ROUND(([.B317]-[.B320])/[.B320]*100; 2)" office:value-type="float" office:value="-2.55" calcext:value-type="float">
            <text:p>-2.55</text:p>
          </table:table-cell>
          <table:table-cell table:formula="of:=ROUND(([.B317]-[.B322])/[.B322]*100; 2)" office:value-type="float" office:value="-0.68" calcext:value-type="float">
            <text:p>-0.68</text:p>
          </table:table-cell>
          <table:table-cell table:formula="of:=ROUND(([.B317]-[.B327])/[.B327]*100; 2)" office:value-type="float" office:value="-5.62" calcext:value-type="float">
            <text:p>-5.62</text:p>
          </table:table-cell>
          <table:table-cell table:formula="of:=[.H317]-[.H318]" office:value-type="float" office:value="-3.35" calcext:value-type="float">
            <text:p>-3.35</text:p>
          </table:table-cell>
          <table:table-cell table:formula="of:=[.I317]-[.I318]" office:value-type="float" office:value="-4.54" calcext:value-type="float">
            <text:p>-4.54</text:p>
          </table:table-cell>
          <table:table-cell table:formula="of:=[.J317]-[.J318]" office:value-type="float" office:value="-1.28" calcext:value-type="float">
            <text:p>-1.28</text:p>
          </table:table-cell>
        </table:table-row>
        <table:table-row table:style-name="ro1">
          <table:table-cell office:value-type="string" calcext:value-type="string">
            <text:p>May 22, 2018</text:p>
          </table:table-cell>
          <table:table-cell office:value-type="float" office:value="8419.87" calcext:value-type="float">
            <text:p>8419.87</text:p>
          </table:table-cell>
          <table:table-cell office:value-type="float" office:value="8423.25" calcext:value-type="float">
            <text:p>8423.25</text:p>
          </table:table-cell>
          <table:table-cell office:value-type="float" office:value="8004.58" calcext:value-type="float">
            <text:p>8004.58</text:p>
          </table:table-cell>
          <table:table-cell office:value-type="float" office:value="8041.78" calcext:value-type="float">
            <text:p>8041.78</text:p>
          </table:table-cell>
          <table:table-cell office:value-type="float" office:value="5137010176" calcext:value-type="float">
            <text:p>5137010176</text:p>
          </table:table-cell>
          <table:table-cell office:value-type="float" office:value="137104106176" calcext:value-type="float">
            <text:p>137104106176</text:p>
          </table:table-cell>
          <table:table-cell table:formula="of:=ROUND(([.B318]-[.B319])/[.B319]*100;2)" office:value-type="float" office:value="-1.2" calcext:value-type="float">
            <text:p>-1.2</text:p>
          </table:table-cell>
          <table:table-cell table:formula="of:=ROUND(([.B318]-[.B321])/[.B321]*100; 2)" office:value-type="float" office:value="1.99" calcext:value-type="float">
            <text:p>1.99</text:p>
          </table:table-cell>
          <table:table-cell table:formula="of:=ROUND(([.B318]-[.B323])/[.B323]*100; 2)" office:value-type="float" office:value="0.6" calcext:value-type="float">
            <text:p>0.6</text:p>
          </table:table-cell>
          <table:table-cell table:formula="of:=ROUND(([.B318]-[.B328])/[.B328]*100; 2)" office:value-type="float" office:value="-0.26" calcext:value-type="float">
            <text:p>-0.26</text:p>
          </table:table-cell>
          <table:table-cell table:formula="of:=[.H318]-[.H319]" office:value-type="float" office:value="-4.54" calcext:value-type="float">
            <text:p>-4.54</text:p>
          </table:table-cell>
          <table:table-cell table:formula="of:=[.I318]-[.I319]" office:value-type="float" office:value="-3.33" calcext:value-type="float">
            <text:p>-3.33</text:p>
          </table:table-cell>
          <table:table-cell table:formula="of:=[.J318]-[.J319]"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May 21, 2018</text:p>
          </table:table-cell>
          <table:table-cell office:value-type="float" office:value="8522.33" calcext:value-type="float">
            <text:p>8522.33</text:p>
          </table:table-cell>
          <table:table-cell office:value-type="float" office:value="8557.52" calcext:value-type="float">
            <text:p>8557.52</text:p>
          </table:table-cell>
          <table:table-cell office:value-type="float" office:value="8365.12" calcext:value-type="float">
            <text:p>8365.12</text:p>
          </table:table-cell>
          <table:table-cell office:value-type="float" office:value="8418.99" calcext:value-type="float">
            <text:p>8418.99</text:p>
          </table:table-cell>
          <table:table-cell office:value-type="float" office:value="5154990080" calcext:value-type="float">
            <text:p>5154990080</text:p>
          </table:table-cell>
          <table:table-cell office:value-type="float" office:value="143518943480" calcext:value-type="float">
            <text:p>143518943480</text:p>
          </table:table-cell>
          <table:table-cell table:formula="of:=ROUND(([.B319]-[.B320])/[.B320]*100;2)" office:value-type="float" office:value="3.34" calcext:value-type="float">
            <text:p>3.34</text:p>
          </table:table-cell>
          <table:table-cell table:formula="of:=ROUND(([.B319]-[.B322])/[.B322]*100; 2)" office:value-type="float" office:value="5.32" calcext:value-type="float">
            <text:p>5.32</text:p>
          </table:table-cell>
          <table:table-cell table:formula="of:=ROUND(([.B319]-[.B324])/[.B324]*100; 2)" office:value-type="float" office:value="0.21" calcext:value-type="float">
            <text:p>0.21</text:p>
          </table:table-cell>
          <table:table-cell table:formula="of:=ROUND(([.B319]-[.B329])/[.B329]*100; 2)" office:value-type="float" office:value="-5.86" calcext:value-type="float">
            <text:p>-5.86</text:p>
          </table:table-cell>
          <table:table-cell table:formula="of:=[.H319]-[.H320]" office:value-type="float" office:value="3.45" calcext:value-type="float">
            <text:p>3.45</text:p>
          </table:table-cell>
          <table:table-cell table:formula="of:=[.I319]-[.I320]" office:value-type="float" office:value="6.79" calcext:value-type="float">
            <text:p>6.79</text:p>
          </table:table-cell>
          <table:table-cell table:formula="of:=[.J319]-[.J320]" office:value-type="float" office:value="5.47" calcext:value-type="float">
            <text:p>5.47</text:p>
          </table:table-cell>
        </table:table-row>
        <table:table-row table:style-name="ro1">
          <table:table-cell office:value-type="string" calcext:value-type="string">
            <text:p>May 20, 2018</text:p>
          </table:table-cell>
          <table:table-cell office:value-type="float" office:value="8246.99" calcext:value-type="float">
            <text:p>8246.99</text:p>
          </table:table-cell>
          <table:table-cell office:value-type="float" office:value="8562.41" calcext:value-type="float">
            <text:p>8562.41</text:p>
          </table:table-cell>
          <table:table-cell office:value-type="float" office:value="8205.24" calcext:value-type="float">
            <text:p>8205.24</text:p>
          </table:table-cell>
          <table:table-cell office:value-type="float" office:value="8513.25" calcext:value-type="float">
            <text:p>8513.25</text:p>
          </table:table-cell>
          <table:table-cell office:value-type="float" office:value="5191059968" calcext:value-type="float">
            <text:p>5191059968</text:p>
          </table:table-cell>
          <table:table-cell office:value-type="float" office:value="145109512565" calcext:value-type="float">
            <text:p>145109512565</text:p>
          </table:table-cell>
          <table:table-cell table:formula="of:=ROUND(([.B320]-[.B321])/[.B321]*100;2)" office:value-type="float" office:value="-0.11" calcext:value-type="float">
            <text:p>-0.11</text:p>
          </table:table-cell>
          <table:table-cell table:formula="of:=ROUND(([.B320]-[.B323])/[.B323]*100; 2)" office:value-type="float" office:value="-1.47" calcext:value-type="float">
            <text:p>-1.47</text:p>
          </table:table-cell>
          <table:table-cell table:formula="of:=ROUND(([.B320]-[.B325])/[.B325]*100; 2)" office:value-type="float" office:value="-5.26" calcext:value-type="float">
            <text:p>-5.26</text:p>
          </table:table-cell>
          <table:table-cell table:formula="of:=ROUND(([.B320]-[.B330])/[.B330]*100; 2)" office:value-type="float" office:value="-11.57" calcext:value-type="float">
            <text:p>-11.57</text:p>
          </table:table-cell>
          <table:table-cell table:formula="of:=[.H320]-[.H321]" office:value-type="float" office:value="-2.14" calcext:value-type="float">
            <text:p>-2.14</text:p>
          </table:table-cell>
          <table:table-cell table:formula="of:=[.I320]-[.I321]" office:value-type="float" office:value="1.45" calcext:value-type="float">
            <text:p>1.45</text:p>
          </table:table-cell>
          <table:table-cell table:formula="of:=[.J320]-[.J321]" office:value-type="float" office:value="-0.00999999999999979" calcext:value-type="float">
            <text:p>-0.01</text:p>
          </table:table-cell>
        </table:table-row>
        <table:table-row table:style-name="ro1">
          <table:table-cell office:value-type="string" calcext:value-type="string">
            <text:p>May 19, 2018</text:p>
          </table:table-cell>
          <table:table-cell office:value-type="float" office:value="8255.73" calcext:value-type="float">
            <text:p>8255.73</text:p>
          </table:table-cell>
          <table:table-cell office:value-type="float" office:value="8372.06" calcext:value-type="float">
            <text:p>8372.06</text:p>
          </table:table-cell>
          <table:table-cell office:value-type="float" office:value="8183.35" calcext:value-type="float">
            <text:p>8183.35</text:p>
          </table:table-cell>
          <table:table-cell office:value-type="float" office:value="8247.18" calcext:value-type="float">
            <text:p>8247.18</text:p>
          </table:table-cell>
          <table:table-cell office:value-type="float" office:value="4712399872" calcext:value-type="float">
            <text:p>4712399872</text:p>
          </table:table-cell>
          <table:table-cell office:value-type="float" office:value="140559162894" calcext:value-type="float">
            <text:p>140559162894</text:p>
          </table:table-cell>
          <table:table-cell table:formula="of:=ROUND(([.B321]-[.B322])/[.B322]*100;2)" office:value-type="float" office:value="2.03" calcext:value-type="float">
            <text:p>2.03</text:p>
          </table:table-cell>
          <table:table-cell table:formula="of:=ROUND(([.B321]-[.B324])/[.B324]*100; 2)" office:value-type="float" office:value="-2.92" calcext:value-type="float">
            <text:p>-2.92</text:p>
          </table:table-cell>
          <table:table-cell table:formula="of:=ROUND(([.B321]-[.B326])/[.B326]*100; 2)" office:value-type="float" office:value="-5.25" calcext:value-type="float">
            <text:p>-5.25</text:p>
          </table:table-cell>
          <table:table-cell table:formula="of:=ROUND(([.B321]-[.B331])/[.B331]*100; 2)" office:value-type="float" office:value="-10.49" calcext:value-type="float">
            <text:p>-10.49</text:p>
          </table:table-cell>
          <table:table-cell table:formula="of:=[.H321]-[.H322]" office:value-type="float" office:value="5.35" calcext:value-type="float">
            <text:p>5.35</text:p>
          </table:table-cell>
          <table:table-cell table:formula="of:=[.I321]-[.I322]" office:value-type="float" office:value="4.13" calcext:value-type="float">
            <text:p>4.13</text:p>
          </table:table-cell>
          <table:table-cell table:formula="of:=[.J321]-[.J322]" office:value-type="float" office:value="-0.27" calcext:value-type="float">
            <text:p>-0.27</text:p>
          </table:table-cell>
        </table:table-row>
        <table:table-row table:style-name="ro1">
          <table:table-cell office:value-type="string" calcext:value-type="string">
            <text:p>May 18, 2018</text:p>
          </table:table-cell>
          <table:table-cell office:value-type="float" office:value="8091.83" calcext:value-type="float">
            <text:p>8091.83</text:p>
          </table:table-cell>
          <table:table-cell office:value-type="float" office:value="8274.12" calcext:value-type="float">
            <text:p>8274.12</text:p>
          </table:table-cell>
          <table:table-cell office:value-type="float" office:value="7974.82" calcext:value-type="float">
            <text:p>7974.82</text:p>
          </table:table-cell>
          <table:table-cell office:value-type="float" office:value="8250.97" calcext:value-type="float">
            <text:p>8250.97</text:p>
          </table:table-cell>
          <table:table-cell office:value-type="float" office:value="5764190208" calcext:value-type="float">
            <text:p>5764190208</text:p>
          </table:table-cell>
          <table:table-cell office:value-type="float" office:value="140607667610" calcext:value-type="float">
            <text:p>140607667610</text:p>
          </table:table-cell>
          <table:table-cell table:formula="of:=ROUND(([.B322]-[.B323])/[.B323]*100;2)" office:value-type="float" office:value="-3.32" calcext:value-type="float">
            <text:p>-3.32</text:p>
          </table:table-cell>
          <table:table-cell table:formula="of:=ROUND(([.B322]-[.B325])/[.B325]*100; 2)" office:value-type="float" office:value="-7.05" calcext:value-type="float">
            <text:p>-7.05</text:p>
          </table:table-cell>
          <table:table-cell table:formula="of:=ROUND(([.B322]-[.B327])/[.B327]*100; 2)" office:value-type="float" office:value="-4.98" calcext:value-type="float">
            <text:p>-4.98</text:p>
          </table:table-cell>
          <table:table-cell table:formula="of:=ROUND(([.B322]-[.B332])/[.B332]*100; 2)" office:value-type="float" office:value="-13.74" calcext:value-type="float">
            <text:p>-13.74</text:p>
          </table:table-cell>
          <table:table-cell table:formula="of:=[.H322]-[.H323]" office:value-type="float" office:value="-1.74" calcext:value-type="float">
            <text:p>-1.74</text:p>
          </table:table-cell>
          <table:table-cell table:formula="of:=[.I322]-[.I323]" office:value-type="float" office:value="-3.11" calcext:value-type="float">
            <text:p>-3.11</text:p>
          </table:table-cell>
          <table:table-cell table:formula="of:=[.J322]-[.J323]" office:value-type="float" office:value="-4.13" calcext:value-type="float">
            <text:p>-4.13</text:p>
          </table:table-cell>
        </table:table-row>
        <table:table-row table:style-name="ro1">
          <table:table-cell office:value-type="string" calcext:value-type="string">
            <text:p>May 17, 2018</text:p>
          </table:table-cell>
          <table:table-cell office:value-type="float" office:value="8370.05" calcext:value-type="float">
            <text:p>8370.05</text:p>
          </table:table-cell>
          <table:table-cell office:value-type="float" office:value="8445.54" calcext:value-type="float">
            <text:p>8445.54</text:p>
          </table:table-cell>
          <table:table-cell office:value-type="float" office:value="8054.12" calcext:value-type="float">
            <text:p>8054.12</text:p>
          </table:table-cell>
          <table:table-cell office:value-type="float" office:value="8094.32" calcext:value-type="float">
            <text:p>8094.32</text:p>
          </table:table-cell>
          <table:table-cell office:value-type="float" office:value="5862530048" calcext:value-type="float">
            <text:p>5862530048</text:p>
          </table:table-cell>
          <table:table-cell office:value-type="float" office:value="137923772714" calcext:value-type="float">
            <text:p>137923772714</text:p>
          </table:table-cell>
          <table:table-cell table:formula="of:=ROUND(([.B323]-[.B324])/[.B324]*100;2)" office:value-type="float" office:value="-1.58" calcext:value-type="float">
            <text:p>-1.58</text:p>
          </table:table-cell>
          <table:table-cell table:formula="of:=ROUND(([.B323]-[.B326])/[.B326]*100; 2)" office:value-type="float" office:value="-3.94" calcext:value-type="float">
            <text:p>-3.94</text:p>
          </table:table-cell>
          <table:table-cell table:formula="of:=ROUND(([.B323]-[.B328])/[.B328]*100; 2)" office:value-type="float" office:value="-0.85" calcext:value-type="float">
            <text:p>-0.85</text:p>
          </table:table-cell>
          <table:table-cell table:formula="of:=ROUND(([.B323]-[.B333])/[.B333]*100; 2)" office:value-type="float" office:value="-13.22" calcext:value-type="float">
            <text:p>-13.22</text:p>
          </table:table-cell>
          <table:table-cell table:formula="of:=[.H323]-[.H324]" office:value-type="float" office:value="0.73" calcext:value-type="float">
            <text:p>0.73</text:p>
          </table:table-cell>
          <table:table-cell table:formula="of:=[.I323]-[.I324]" office:value-type="float" office:value="-3.81" calcext:value-type="float">
            <text:p>-3.81</text:p>
          </table:table-cell>
          <table:table-cell table:formula="of:=[.J323]-[.J324]" office:value-type="float" office:value="5.21" calcext:value-type="float">
            <text:p>5.21</text:p>
          </table:table-cell>
        </table:table-row>
        <table:table-row table:style-name="ro1">
          <table:table-cell office:value-type="string" calcext:value-type="string">
            <text:p>May 16, 2018</text:p>
          </table:table-cell>
          <table:table-cell office:value-type="float" office:value="8504.41" calcext:value-type="float">
            <text:p>8504.41</text:p>
          </table:table-cell>
          <table:table-cell office:value-type="float" office:value="8508.43" calcext:value-type="float">
            <text:p>8508.43</text:p>
          </table:table-cell>
          <table:table-cell office:value-type="float" office:value="8175.49" calcext:value-type="float">
            <text:p>8175.49</text:p>
          </table:table-cell>
          <table:table-cell office:value-type="float" office:value="8368.83" calcext:value-type="float">
            <text:p>8368.83</text:p>
          </table:table-cell>
          <table:table-cell office:value-type="float" office:value="6760220160" calcext:value-type="float">
            <text:p>6760220160</text:p>
          </table:table-cell>
          <table:table-cell office:value-type="float" office:value="142587497878" calcext:value-type="float">
            <text:p>142587497878</text:p>
          </table:table-cell>
          <table:table-cell table:formula="of:=ROUND(([.B324]-[.B325])/[.B325]*100;2)" office:value-type="float" office:value="-2.31" calcext:value-type="float">
            <text:p>-2.31</text:p>
          </table:table-cell>
          <table:table-cell table:formula="of:=ROUND(([.B324]-[.B327])/[.B327]*100; 2)" office:value-type="float" office:value="-0.13" calcext:value-type="float">
            <text:p>-0.13</text:p>
          </table:table-cell>
          <table:table-cell table:formula="of:=ROUND(([.B324]-[.B329])/[.B329]*100; 2)" office:value-type="float" office:value="-6.06" calcext:value-type="float">
            <text:p>-6.06</text:p>
          </table:table-cell>
          <table:table-cell table:formula="of:=ROUND(([.B324]-[.B334])/[.B334]*100; 2)" office:value-type="float" office:value="-13.62" calcext:value-type="float">
            <text:p>-13.62</text:p>
          </table:table-cell>
          <table:table-cell table:formula="of:=[.H324]-[.H325]" office:value-type="float" office:value="-2.22" calcext:value-type="float">
            <text:p>-2.22</text:p>
          </table:table-cell>
          <table:table-cell table:formula="of:=[.I324]-[.I325]" office:value-type="float" office:value="-3.25" calcext:value-type="float">
            <text:p>-3.25</text:p>
          </table:table-cell>
          <table:table-cell table:formula="of:=[.J324]-[.J325]" office:value-type="float" office:value="0.600000000000001" calcext:value-type="float">
            <text:p>0.600000000000001</text:p>
          </table:table-cell>
        </table:table-row>
        <table:table-row table:style-name="ro1">
          <table:table-cell office:value-type="string" calcext:value-type="string">
            <text:p>May 15, 2018</text:p>
          </table:table-cell>
          <table:table-cell office:value-type="float" office:value="8705.19" calcext:value-type="float">
            <text:p>8705.19</text:p>
          </table:table-cell>
          <table:table-cell office:value-type="float" office:value="8836.19" calcext:value-type="float">
            <text:p>8836.19</text:p>
          </table:table-cell>
          <table:table-cell office:value-type="float" office:value="8456.45" calcext:value-type="float">
            <text:p>8456.45</text:p>
          </table:table-cell>
          <table:table-cell office:value-type="float" office:value="8510.38" calcext:value-type="float">
            <text:p>8510.38</text:p>
          </table:table-cell>
          <table:table-cell office:value-type="float" office:value="6705710080" calcext:value-type="float">
            <text:p>6705710080</text:p>
          </table:table-cell>
          <table:table-cell office:value-type="float" office:value="144979744412" calcext:value-type="float">
            <text:p>144979744412</text:p>
          </table:table-cell>
          <table:table-cell table:formula="of:=ROUND(([.B325]-[.B326])/[.B326]*100;2)" office:value-type="float" office:value="-0.09" calcext:value-type="float">
            <text:p>-0.09</text:p>
          </table:table-cell>
          <table:table-cell table:formula="of:=ROUND(([.B325]-[.B328])/[.B328]*100; 2)" office:value-type="float" office:value="3.12" calcext:value-type="float">
            <text:p>3.12</text:p>
          </table:table-cell>
          <table:table-cell table:formula="of:=ROUND(([.B325]-[.B330])/[.B330]*100; 2)" office:value-type="float" office:value="-6.66" calcext:value-type="float">
            <text:p>-6.66</text:p>
          </table:table-cell>
          <table:table-cell table:formula="of:=ROUND(([.B325]-[.B335])/[.B335]*100; 2)" office:value-type="float" office:value="-10.26" calcext:value-type="float">
            <text:p>-10.26</text:p>
          </table:table-cell>
          <table:table-cell table:formula="of:=[.H325]-[.H326]" office:value-type="float" office:value="-2.41" calcext:value-type="float">
            <text:p>-2.41</text:p>
          </table:table-cell>
          <table:table-cell table:formula="of:=[.I325]-[.I326]" office:value-type="float" office:value="6.87" calcext:value-type="float">
            <text:p>6.87</text:p>
          </table:table-cell>
          <table:table-cell table:formula="of:=[.J325]-[.J326]" office:value-type="float" office:value="-1.12" calcext:value-type="float">
            <text:p>-1.12</text:p>
          </table:table-cell>
        </table:table-row>
        <table:table-row table:style-name="ro1">
          <table:table-cell office:value-type="string" calcext:value-type="string">
            <text:p>May 14, 2018</text:p>
          </table:table-cell>
          <table:table-cell office:value-type="float" office:value="8713.1" calcext:value-type="float">
            <text:p>8713.1</text:p>
          </table:table-cell>
          <table:table-cell office:value-type="float" office:value="8881.12" calcext:value-type="float">
            <text:p>8881.12</text:p>
          </table:table-cell>
          <table:table-cell office:value-type="float" office:value="8367.97" calcext:value-type="float">
            <text:p>8367.97</text:p>
          </table:table-cell>
          <table:table-cell office:value-type="float" office:value="8716.79" calcext:value-type="float">
            <text:p>8716.79</text:p>
          </table:table-cell>
          <table:table-cell office:value-type="float" office:value="7364149760" calcext:value-type="float">
            <text:p>7364149760</text:p>
          </table:table-cell>
          <table:table-cell office:value-type="float" office:value="148480275422" calcext:value-type="float">
            <text:p>148480275422</text:p>
          </table:table-cell>
          <table:table-cell table:formula="of:=ROUND(([.B326]-[.B327])/[.B327]*100;2)" office:value-type="float" office:value="2.32" calcext:value-type="float">
            <text:p>2.32</text:p>
          </table:table-cell>
          <table:table-cell table:formula="of:=ROUND(([.B326]-[.B329])/[.B329]*100; 2)" office:value-type="float" office:value="-3.75" calcext:value-type="float">
            <text:p>-3.75</text:p>
          </table:table-cell>
          <table:table-cell table:formula="of:=ROUND(([.B326]-[.B331])/[.B331]*100; 2)" office:value-type="float" office:value="-5.54" calcext:value-type="float">
            <text:p>-5.54</text:p>
          </table:table-cell>
          <table:table-cell table:formula="of:=ROUND(([.B326]-[.B336])/[.B336]*100; 2)" office:value-type="float" office:value="-10.13" calcext:value-type="float">
            <text:p>-10.13</text:p>
          </table:table-cell>
          <table:table-cell table:formula="of:=[.H326]-[.H327]" office:value-type="float" office:value="1.44" calcext:value-type="float">
            <text:p>1.44</text:p>
          </table:table-cell>
          <table:table-cell table:formula="of:=[.I326]-[.I327]" office:value-type="float" office:value="4.94" calcext:value-type="float">
            <text:p>4.94</text:p>
          </table:table-cell>
          <table:table-cell table:formula="of:=[.J326]-[.J327]" office:value-type="float" office:value="3.68" calcext:value-type="float">
            <text:p>3.68</text:p>
          </table:table-cell>
        </table:table-row>
        <table:table-row table:style-name="ro1">
          <table:table-cell office:value-type="string" calcext:value-type="string">
            <text:p>May 13, 2018</text:p>
          </table:table-cell>
          <table:table-cell office:value-type="float" office:value="8515.49" calcext:value-type="float">
            <text:p>8515.49</text:p>
          </table:table-cell>
          <table:table-cell office:value-type="float" office:value="8773.55" calcext:value-type="float">
            <text:p>8773.55</text:p>
          </table:table-cell>
          <table:table-cell office:value-type="float" office:value="8395.12" calcext:value-type="float">
            <text:p>8395.12</text:p>
          </table:table-cell>
          <table:table-cell office:value-type="float" office:value="8723.94" calcext:value-type="float">
            <text:p>8723.94</text:p>
          </table:table-cell>
          <table:table-cell office:value-type="float" office:value="5866379776" calcext:value-type="float">
            <text:p>5866379776</text:p>
          </table:table-cell>
          <table:table-cell office:value-type="float" office:value="148587777457" calcext:value-type="float">
            <text:p>148587777457</text:p>
          </table:table-cell>
          <table:table-cell table:formula="of:=ROUND(([.B327]-[.B328])/[.B328]*100;2)" office:value-type="float" office:value="0.88" calcext:value-type="float">
            <text:p>0.88</text:p>
          </table:table-cell>
          <table:table-cell table:formula="of:=ROUND(([.B327]-[.B330])/[.B330]*100; 2)" office:value-type="float" office:value="-8.69" calcext:value-type="float">
            <text:p>-8.69</text:p>
          </table:table-cell>
          <table:table-cell table:formula="of:=ROUND(([.B327]-[.B332])/[.B332]*100; 2)" office:value-type="float" office:value="-9.22" calcext:value-type="float">
            <text:p>-9.22</text:p>
          </table:table-cell>
          <table:table-cell table:formula="of:=ROUND(([.B327]-[.B337])/[.B337]*100; 2)" office:value-type="float" office:value="-7.78" calcext:value-type="float">
            <text:p>-7.78</text:p>
          </table:table-cell>
          <table:table-cell table:formula="of:=[.H327]-[.H328]" office:value-type="float" office:value="7.63" calcext:value-type="float">
            <text:p>7.63</text:p>
          </table:table-cell>
          <table:table-cell table:formula="of:=[.I327]-[.I328]" office:value-type="float" office:value="-0.209999999999999" calcext:value-type="float">
            <text:p>-0.209999999999999</text:p>
          </table:table-cell>
          <table:table-cell table:formula="of:=[.J327]-[.J328]" office:value-type="float" office:value="3.26" calcext:value-type="float">
            <text:p>3.26</text:p>
          </table:table-cell>
        </table:table-row>
        <table:table-row table:style-name="ro1">
          <table:table-cell office:value-type="string" calcext:value-type="string">
            <text:p>May 12, 2018</text:p>
          </table:table-cell>
          <table:table-cell office:value-type="float" office:value="8441.44" calcext:value-type="float">
            <text:p>8441.44</text:p>
          </table:table-cell>
          <table:table-cell office:value-type="float" office:value="8664.86" calcext:value-type="float">
            <text:p>8664.86</text:p>
          </table:table-cell>
          <table:table-cell office:value-type="float" office:value="8223.5" calcext:value-type="float">
            <text:p>8223.5</text:p>
          </table:table-cell>
          <table:table-cell office:value-type="float" office:value="8504.89" calcext:value-type="float">
            <text:p>8504.89</text:p>
          </table:table-cell>
          <table:table-cell office:value-type="float" office:value="6821380096" calcext:value-type="float">
            <text:p>6821380096</text:p>
          </table:table-cell>
          <table:table-cell office:value-type="float" office:value="144841040789" calcext:value-type="float">
            <text:p>144841040789</text:p>
          </table:table-cell>
          <table:table-cell table:formula="of:=ROUND(([.B328]-[.B329])/[.B329]*100;2)" office:value-type="float" office:value="-6.75" calcext:value-type="float">
            <text:p>-6.75</text:p>
          </table:table-cell>
          <table:table-cell table:formula="of:=ROUND(([.B328]-[.B331])/[.B331]*100; 2)" office:value-type="float" office:value="-8.48" calcext:value-type="float">
            <text:p>-8.48</text:p>
          </table:table-cell>
          <table:table-cell table:formula="of:=ROUND(([.B328]-[.B333])/[.B333]*100; 2)" office:value-type="float" office:value="-12.48" calcext:value-type="float">
            <text:p>-12.48</text:p>
          </table:table-cell>
          <table:table-cell table:formula="of:=ROUND(([.B328]-[.B338])/[.B338]*100; 2)" office:value-type="float" office:value="-7.28" calcext:value-type="float">
            <text:p>-7.28</text:p>
          </table:table-cell>
          <table:table-cell table:formula="of:=[.H328]-[.H329]" office:value-type="float" office:value="-3.82" calcext:value-type="float">
            <text:p>-3.82</text:p>
          </table:table-cell>
          <table:table-cell table:formula="of:=[.I328]-[.I329]" office:value-type="float" office:value="-4.98" calcext:value-type="float">
            <text:p>-4.98</text:p>
          </table:table-cell>
          <table:table-cell table:formula="of:=[.J328]-[.J329]" office:value-type="float" office:value="-4.43" calcext:value-type="float">
            <text:p>-4.43</text:p>
          </table:table-cell>
        </table:table-row>
        <table:table-row table:style-name="ro1">
          <table:table-cell office:value-type="string" calcext:value-type="string">
            <text:p>May 11, 2018</text:p>
          </table:table-cell>
          <table:table-cell table:number-columns-repeated="2" office:value-type="float" office:value="9052.96" calcext:value-type="float">
            <text:p>9052.96</text:p>
          </table:table-cell>
          <table:table-cell office:value-type="float" office:value="8394.46" calcext:value-type="float">
            <text:p>8394.46</text:p>
          </table:table-cell>
          <table:table-cell office:value-type="float" office:value="8441.49" calcext:value-type="float">
            <text:p>8441.49</text:p>
          </table:table-cell>
          <table:table-cell office:value-type="float" office:value="8488520192" calcext:value-type="float">
            <text:p>8488520192</text:p>
          </table:table-cell>
          <table:table-cell office:value-type="float" office:value="143743802092" calcext:value-type="float">
            <text:p>143743802092</text:p>
          </table:table-cell>
          <table:table-cell table:formula="of:=ROUND(([.B329]-[.B330])/[.B330]*100;2)" office:value-type="float" office:value="-2.93" calcext:value-type="float">
            <text:p>-2.93</text:p>
          </table:table-cell>
          <table:table-cell table:formula="of:=ROUND(([.B329]-[.B332])/[.B332]*100; 2)" office:value-type="float" office:value="-3.5" calcext:value-type="float">
            <text:p>-3.5</text:p>
          </table:table-cell>
          <table:table-cell table:formula="of:=ROUND(([.B329]-[.B334])/[.B334]*100; 2)" office:value-type="float" office:value="-8.05" calcext:value-type="float">
            <text:p>-8.05</text:p>
          </table:table-cell>
          <table:table-cell table:formula="of:=ROUND(([.B329]-[.B339])/[.B339]*100; 2)" office:value-type="float" office:value="-2.15" calcext:value-type="float">
            <text:p>-2.15</text:p>
          </table:table-cell>
          <table:table-cell table:formula="of:=[.H329]-[.H330]" office:value-type="float" office:value="-4.04" calcext:value-type="float">
            <text:p>-4.04</text:p>
          </table:table-cell>
          <table:table-cell table:formula="of:=[.I329]-[.I330]" office:value-type="float" office:value="-0.19" calcext:value-type="float">
            <text:p>-0.19</text:p>
          </table:table-cell>
          <table:table-cell table:formula="of:=[.J329]-[.J330]" office:value-type="float" office:value="-4.19" calcext:value-type="float">
            <text:p>-4.19</text:p>
          </table:table-cell>
        </table:table-row>
        <table:table-row table:style-name="ro1">
          <table:table-cell office:value-type="string" calcext:value-type="string">
            <text:p>May 10, 2018</text:p>
          </table:table-cell>
          <table:table-cell office:value-type="float" office:value="9325.96" calcext:value-type="float">
            <text:p>9325.96</text:p>
          </table:table-cell>
          <table:table-cell office:value-type="float" office:value="9396.04" calcext:value-type="float">
            <text:p>9396.04</text:p>
          </table:table-cell>
          <table:table-cell office:value-type="float" office:value="9040.52" calcext:value-type="float">
            <text:p>9040.52</text:p>
          </table:table-cell>
          <table:table-cell office:value-type="float" office:value="9043.94" calcext:value-type="float">
            <text:p>9043.94</text:p>
          </table:table-cell>
          <table:table-cell office:value-type="float" office:value="6906699776" calcext:value-type="float">
            <text:p>6906699776</text:p>
          </table:table-cell>
          <table:table-cell office:value-type="float" office:value="153988453198" calcext:value-type="float">
            <text:p>153988453198</text:p>
          </table:table-cell>
          <table:table-cell table:formula="of:=ROUND(([.B330]-[.B331])/[.B331]*100;2)" office:value-type="float" office:value="1.11" calcext:value-type="float">
            <text:p>1.11</text:p>
          </table:table-cell>
          <table:table-cell table:formula="of:=ROUND(([.B330]-[.B333])/[.B333]*100; 2)" office:value-type="float" office:value="-3.31" calcext:value-type="float">
            <text:p>-3.31</text:p>
          </table:table-cell>
          <table:table-cell table:formula="of:=ROUND(([.B330]-[.B335])/[.B335]*100; 2)" office:value-type="float" office:value="-3.86" calcext:value-type="float">
            <text:p>-3.86</text:p>
          </table:table-cell>
          <table:table-cell table:formula="of:=ROUND(([.B330]-[.B340])/[.B340]*100; 2)" office:value-type="float" office:value="-1.06" calcext:value-type="float">
            <text:p>-1.06</text:p>
          </table:table-cell>
          <table:table-cell table:formula="of:=[.H330]-[.H331]" office:value-type="float" office:value="2.79" calcext:value-type="float">
            <text:p>2.79</text:p>
          </table:table-cell>
          <table:table-cell table:formula="of:=[.I330]-[.I331]" office:value-type="float" office:value="3" calcext:value-type="float">
            <text:p>3</text:p>
          </table:table-cell>
          <table:table-cell table:formula="of:=[.J330]-[.J331]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May 09, 2018</text:p>
          </table:table-cell>
          <table:table-cell office:value-type="float" office:value="9223.73" calcext:value-type="float">
            <text:p>9223.73</text:p>
          </table:table-cell>
          <table:table-cell office:value-type="float" office:value="9374.76" calcext:value-type="float">
            <text:p>9374.76</text:p>
          </table:table-cell>
          <table:table-cell office:value-type="float" office:value="9031.62" calcext:value-type="float">
            <text:p>9031.62</text:p>
          </table:table-cell>
          <table:table-cell office:value-type="float" office:value="9325.18" calcext:value-type="float">
            <text:p>9325.18</text:p>
          </table:table-cell>
          <table:table-cell office:value-type="float" office:value="7226890240" calcext:value-type="float">
            <text:p>7226890240</text:p>
          </table:table-cell>
          <table:table-cell office:value-type="float" office:value="158758858205" calcext:value-type="float">
            <text:p>158758858205</text:p>
          </table:table-cell>
          <table:table-cell table:formula="of:=ROUND(([.B331]-[.B332])/[.B332]*100;2)" office:value-type="float" office:value="-1.68" calcext:value-type="float">
            <text:p>-1.68</text:p>
          </table:table-cell>
          <table:table-cell table:formula="of:=ROUND(([.B331]-[.B334])/[.B334]*100; 2)" office:value-type="float" office:value="-6.31" calcext:value-type="float">
            <text:p>-6.31</text:p>
          </table:table-cell>
          <table:table-cell table:formula="of:=ROUND(([.B331]-[.B336])/[.B336]*100; 2)" office:value-type="float" office:value="-4.87" calcext:value-type="float">
            <text:p>-4.87</text:p>
          </table:table-cell>
          <table:table-cell table:formula="of:=ROUND(([.B331]-[.B341])/[.B341]*100; 2)" office:value-type="float" office:value="-1.31" calcext:value-type="float">
            <text:p>-1.31</text:p>
          </table:table-cell>
          <table:table-cell table:formula="of:=[.H331]-[.H332]" office:value-type="float" office:value="1.07" calcext:value-type="float">
            <text:p>1.07</text:p>
          </table:table-cell>
          <table:table-cell table:formula="of:=[.I331]-[.I332]" office:value-type="float" office:value="-3.02" calcext:value-type="float">
            <text:p>-3.02</text:p>
          </table:table-cell>
          <table:table-cell table:formula="of:=[.J331]-[.J332]" office:value-type="float" office:value="-6.46" calcext:value-type="float">
            <text:p>-6.46</text:p>
          </table:table-cell>
        </table:table-row>
        <table:table-row table:style-name="ro1">
          <table:table-cell office:value-type="string" calcext:value-type="string">
            <text:p>May 08, 2018</text:p>
          </table:table-cell>
          <table:table-cell office:value-type="float" office:value="9380.87" calcext:value-type="float">
            <text:p>9380.87</text:p>
          </table:table-cell>
          <table:table-cell office:value-type="float" office:value="9462.75" calcext:value-type="float">
            <text:p>9462.75</text:p>
          </table:table-cell>
          <table:table-cell office:value-type="float" office:value="9127.77" calcext:value-type="float">
            <text:p>9127.77</text:p>
          </table:table-cell>
          <table:table-cell office:value-type="float" office:value="9234.82" calcext:value-type="float">
            <text:p>9234.82</text:p>
          </table:table-cell>
          <table:table-cell office:value-type="float" office:value="7415869952" calcext:value-type="float">
            <text:p>7415869952</text:p>
          </table:table-cell>
          <table:table-cell office:value-type="float" office:value="157202142973" calcext:value-type="float">
            <text:p>157202142973</text:p>
          </table:table-cell>
          <table:table-cell table:formula="of:=ROUND(([.B332]-[.B333])/[.B333]*100;2)" office:value-type="float" office:value="-2.75" calcext:value-type="float">
            <text:p>-2.75</text:p>
          </table:table-cell>
          <table:table-cell table:formula="of:=ROUND(([.B332]-[.B335])/[.B335]*100; 2)" office:value-type="float" office:value="-3.29" calcext:value-type="float">
            <text:p>-3.29</text:p>
          </table:table-cell>
          <table:table-cell table:formula="of:=ROUND(([.B332]-[.B337])/[.B337]*100; 2)" office:value-type="float" office:value="1.59" calcext:value-type="float">
            <text:p>1.59</text:p>
          </table:table-cell>
          <table:table-cell table:formula="of:=ROUND(([.B332]-[.B342])/[.B342]*100; 2)" office:value-type="float" office:value="4.94" calcext:value-type="float">
            <text:p>4.94</text:p>
          </table:table-cell>
          <table:table-cell table:formula="of:=[.H332]-[.H333]" office:value-type="float" office:value="-0.72" calcext:value-type="float">
            <text:p>-0.72</text:p>
          </table:table-cell>
          <table:table-cell table:formula="of:=[.I332]-[.I333]" office:value-type="float" office:value="-2.78" calcext:value-type="float">
            <text:p>-2.78</text:p>
          </table:table-cell>
          <table:table-cell table:formula="of:=[.J332]-[.J333]" office:value-type="float" office:value="-4.35" calcext:value-type="float">
            <text:p>-4.35</text:p>
          </table:table-cell>
        </table:table-row>
        <table:table-row table:style-name="ro1">
          <table:table-cell office:value-type="string" calcext:value-type="string">
            <text:p>May 07, 2018</text:p>
          </table:table-cell>
          <table:table-cell office:value-type="float" office:value="9645.67" calcext:value-type="float">
            <text:p>9645.67</text:p>
          </table:table-cell>
          <table:table-cell office:value-type="float" office:value="9665.85" calcext:value-type="float">
            <text:p>9665.85</text:p>
          </table:table-cell>
          <table:table-cell office:value-type="float" office:value="9231.53" calcext:value-type="float">
            <text:p>9231.53</text:p>
          </table:table-cell>
          <table:table-cell office:value-type="float" office:value="9373.01" calcext:value-type="float">
            <text:p>9373.01</text:p>
          </table:table-cell>
          <table:table-cell office:value-type="float" office:value="7394019840" calcext:value-type="float">
            <text:p>7394019840</text:p>
          </table:table-cell>
          <table:table-cell office:value-type="float" office:value="159538115686" calcext:value-type="float">
            <text:p>159538115686</text:p>
          </table:table-cell>
          <table:table-cell table:formula="of:=ROUND(([.B333]-[.B334])/[.B334]*100;2)" office:value-type="float" office:value="-2.03" calcext:value-type="float">
            <text:p>-2.03</text:p>
          </table:table-cell>
          <table:table-cell table:formula="of:=ROUND(([.B333]-[.B336])/[.B336]*100; 2)" office:value-type="float" office:value="-0.51" calcext:value-type="float">
            <text:p>-0.51</text:p>
          </table:table-cell>
          <table:table-cell table:formula="of:=ROUND(([.B333]-[.B338])/[.B338]*100; 2)" office:value-type="float" office:value="5.94" calcext:value-type="float">
            <text:p>5.94</text:p>
          </table:table-cell>
          <table:table-cell table:formula="of:=ROUND(([.B333]-[.B343])/[.B343]*100; 2)" office:value-type="float" office:value="3.82" calcext:value-type="float">
            <text:p>3.82</text:p>
          </table:table-cell>
          <table:table-cell table:formula="of:=[.H333]-[.H334]" office:value-type="float" office:value="-3.53" calcext:value-type="float">
            <text:p>-3.53</text:p>
          </table:table-cell>
          <table:table-cell table:formula="of:=[.I333]-[.I334]" office:value-type="float" office:value="-7.13" calcext:value-type="float">
            <text:p>-7.13</text:p>
          </table:table-cell>
          <table:table-cell table:formula="of:=[.J333]-[.J334]" office:value-type="float" office:value="-0.48" calcext:value-type="float">
            <text:p>-0.48</text:p>
          </table:table-cell>
        </table:table-row>
        <table:table-row table:style-name="ro1">
          <table:table-cell office:value-type="string" calcext:value-type="string">
            <text:p>May 06, 2018</text:p>
          </table:table-cell>
          <table:table-cell office:value-type="float" office:value="9845.31" calcext:value-type="float">
            <text:p>9845.31</text:p>
          </table:table-cell>
          <table:table-cell office:value-type="float" office:value="9940.14" calcext:value-type="float">
            <text:p>9940.14</text:p>
          </table:table-cell>
          <table:table-cell office:value-type="float" office:value="9465.25" calcext:value-type="float">
            <text:p>9465.25</text:p>
          </table:table-cell>
          <table:table-cell office:value-type="float" office:value="9654.8" calcext:value-type="float">
            <text:p>9654.8</text:p>
          </table:table-cell>
          <table:table-cell office:value-type="float" office:value="7222280192" calcext:value-type="float">
            <text:p>7222280192</text:p>
          </table:table-cell>
          <table:table-cell office:value-type="float" office:value="164316605278" calcext:value-type="float">
            <text:p>164316605278</text:p>
          </table:table-cell>
          <table:table-cell table:formula="of:=ROUND(([.B334]-[.B335])/[.B335]*100;2)" office:value-type="float" office:value="1.5" calcext:value-type="float">
            <text:p>1.5</text:p>
          </table:table-cell>
          <table:table-cell table:formula="of:=ROUND(([.B334]-[.B337])/[.B337]*100; 2)" office:value-type="float" office:value="6.62" calcext:value-type="float">
            <text:p>6.62</text:p>
          </table:table-cell>
          <table:table-cell table:formula="of:=ROUND(([.B334]-[.B339])/[.B339]*100; 2)" office:value-type="float" office:value="6.42" calcext:value-type="float">
            <text:p>6.42</text:p>
          </table:table-cell>
          <table:table-cell table:formula="of:=ROUND(([.B334]-[.B344])/[.B344]*100; 2)" office:value-type="float" office:value="11.03" calcext:value-type="float">
            <text:p>11.03</text:p>
          </table:table-cell>
          <table:table-cell table:formula="of:=[.H334]-[.H335]" office:value-type="float" office:value="1.45" calcext:value-type="float">
            <text:p>1.45</text:p>
          </table:table-cell>
          <table:table-cell table:formula="of:=[.I334]-[.I335]" office:value-type="float" office:value="0.0800000000000001" calcext:value-type="float">
            <text:p>0.08</text:p>
          </table:table-cell>
          <table:table-cell table:formula="of:=[.J334]-[.J335]"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May 05, 2018</text:p>
          </table:table-cell>
          <table:table-cell office:value-type="float" office:value="9700.28" calcext:value-type="float">
            <text:p>9700.28</text:p>
          </table:table-cell>
          <table:table-cell office:value-type="float" office:value="9964.5" calcext:value-type="float">
            <text:p>9964.5</text:p>
          </table:table-cell>
          <table:table-cell office:value-type="float" office:value="9695.12" calcext:value-type="float">
            <text:p>9695.12</text:p>
          </table:table-cell>
          <table:table-cell office:value-type="float" office:value="9858.15" calcext:value-type="float">
            <text:p>9858.15</text:p>
          </table:table-cell>
          <table:table-cell office:value-type="float" office:value="7651939840" calcext:value-type="float">
            <text:p>7651939840</text:p>
          </table:table-cell>
          <table:table-cell office:value-type="float" office:value="167759953654" calcext:value-type="float">
            <text:p>167759953654</text:p>
          </table:table-cell>
          <table:table-cell table:formula="of:=ROUND(([.B335]-[.B336])/[.B336]*100;2)" office:value-type="float" office:value="0.05" calcext:value-type="float">
            <text:p>0.05</text:p>
          </table:table-cell>
          <table:table-cell table:formula="of:=ROUND(([.B335]-[.B338])/[.B338]*100; 2)" office:value-type="float" office:value="6.54" calcext:value-type="float">
            <text:p>6.54</text:p>
          </table:table-cell>
          <table:table-cell table:formula="of:=ROUND(([.B335]-[.B340])/[.B340]*100; 2)" office:value-type="float" office:value="2.91" calcext:value-type="float">
            <text:p>2.91</text:p>
          </table:table-cell>
          <table:table-cell table:formula="of:=ROUND(([.B335]-[.B345])/[.B345]*100; 2)" office:value-type="float" office:value="-0.01" calcext:value-type="float">
            <text:p>-0.01</text:p>
          </table:table-cell>
          <table:table-cell table:formula="of:=[.H335]-[.H336]" office:value-type="float" office:value="-4.95" calcext:value-type="float">
            <text:p>-4.95</text:p>
          </table:table-cell>
          <table:table-cell table:formula="of:=[.I335]-[.I336]" office:value-type="float" office:value="1.74" calcext:value-type="float">
            <text:p>1.74</text:p>
          </table:table-cell>
          <table:table-cell table:formula="of:=[.J335]-[.J336]" office:value-type="float" office:value="-0.83" calcext:value-type="float">
            <text:p>-0.83</text:p>
          </table:table-cell>
        </table:table-row>
        <table:table-row table:style-name="ro1">
          <table:table-cell office:value-type="string" calcext:value-type="string">
            <text:p>May 04, 2018</text:p>
          </table:table-cell>
          <table:table-cell office:value-type="float" office:value="9695.5" calcext:value-type="float">
            <text:p>9695.5</text:p>
          </table:table-cell>
          <table:table-cell office:value-type="float" office:value="9779.2" calcext:value-type="float">
            <text:p>9779.2</text:p>
          </table:table-cell>
          <table:table-cell office:value-type="float" office:value="9585.96" calcext:value-type="float">
            <text:p>9585.96</text:p>
          </table:table-cell>
          <table:table-cell office:value-type="float" office:value="9700.76" calcext:value-type="float">
            <text:p>9700.76</text:p>
          </table:table-cell>
          <table:table-cell office:value-type="float" office:value="8217829888" calcext:value-type="float">
            <text:p>8217829888</text:p>
          </table:table-cell>
          <table:table-cell office:value-type="float" office:value="165062796742" calcext:value-type="float">
            <text:p>165062796742</text:p>
          </table:table-cell>
          <table:table-cell table:formula="of:=ROUND(([.B336]-[.B337])/[.B337]*100;2)" office:value-type="float" office:value="5" calcext:value-type="float">
            <text:p>5</text:p>
          </table:table-cell>
          <table:table-cell table:formula="of:=ROUND(([.B336]-[.B339])/[.B339]*100; 2)" office:value-type="float" office:value="4.8" calcext:value-type="float">
            <text:p>4.8</text:p>
          </table:table-cell>
          <table:table-cell table:formula="of:=ROUND(([.B336]-[.B341])/[.B341]*100; 2)" office:value-type="float" office:value="3.74" calcext:value-type="float">
            <text:p>3.74</text:p>
          </table:table-cell>
          <table:table-cell table:formula="of:=ROUND(([.B336]-[.B346])/[.B346]*100; 2)" office:value-type="float" office:value="8.52" calcext:value-type="float">
            <text:p>8.52</text:p>
          </table:table-cell>
          <table:table-cell table:formula="of:=[.H336]-[.H337]" office:value-type="float" office:value="3.58" calcext:value-type="float">
            <text:p>3.58</text:p>
          </table:table-cell>
          <table:table-cell table:formula="of:=[.I336]-[.I337]" office:value-type="float" office:value="6.84" calcext:value-type="float">
            <text:p>6.84</text:p>
          </table:table-cell>
          <table:table-cell table:formula="of:=[.J336]-[.J337]"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May 03, 2018</text:p>
          </table:table-cell>
          <table:table-cell office:value-type="float" office:value="9233.97" calcext:value-type="float">
            <text:p>9233.97</text:p>
          </table:table-cell>
          <table:table-cell office:value-type="float" office:value="9798.33" calcext:value-type="float">
            <text:p>9798.33</text:p>
          </table:table-cell>
          <table:table-cell office:value-type="float" office:value="9188.15" calcext:value-type="float">
            <text:p>9188.15</text:p>
          </table:table-cell>
          <table:table-cell office:value-type="float" office:value="9743.86" calcext:value-type="float">
            <text:p>9743.86</text:p>
          </table:table-cell>
          <table:table-cell office:value-type="float" office:value="10207299584" calcext:value-type="float">
            <text:p>10207299584</text:p>
          </table:table-cell>
          <table:table-cell office:value-type="float" office:value="165778380092" calcext:value-type="float">
            <text:p>165778380092</text:p>
          </table:table-cell>
          <table:table-cell table:formula="of:=ROUND(([.B337]-[.B338])/[.B338]*100;2)" office:value-type="float" office:value="1.42" calcext:value-type="float">
            <text:p>1.42</text:p>
          </table:table-cell>
          <table:table-cell table:formula="of:=ROUND(([.B337]-[.B340])/[.B340]*100; 2)" office:value-type="float" office:value="-2.04" calcext:value-type="float">
            <text:p>-2.04</text:p>
          </table:table-cell>
          <table:table-cell table:formula="of:=ROUND(([.B337]-[.B342])/[.B342]*100; 2)" office:value-type="float" office:value="3.3" calcext:value-type="float">
            <text:p>3.3</text:p>
          </table:table-cell>
          <table:table-cell table:formula="of:=ROUND(([.B337]-[.B347])/[.B347]*100; 2)" office:value-type="float" office:value="5" calcext:value-type="float">
            <text:p>5</text:p>
          </table:table-cell>
          <table:table-cell table:formula="of:=[.H337]-[.H338]" office:value-type="float" office:value="3.01" calcext:value-type="float">
            <text:p>3.01</text:p>
          </table:table-cell>
          <table:table-cell table:formula="of:=[.I337]-[.I338]" office:value-type="float" office:value="0.55" calcext:value-type="float">
            <text:p>0.55</text:p>
          </table:table-cell>
          <table:table-cell table:formula="of:=[.J337]-[.J338]"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May 02, 2018</text:p>
          </table:table-cell>
          <table:table-cell office:value-type="float" office:value="9104.6" calcext:value-type="float">
            <text:p>9104.6</text:p>
          </table:table-cell>
          <table:table-cell office:value-type="float" office:value="9256.52" calcext:value-type="float">
            <text:p>9256.52</text:p>
          </table:table-cell>
          <table:table-cell office:value-type="float" office:value="9015.14" calcext:value-type="float">
            <text:p>9015.14</text:p>
          </table:table-cell>
          <table:table-cell office:value-type="float" office:value="9235.92" calcext:value-type="float">
            <text:p>9235.92</text:p>
          </table:table-cell>
          <table:table-cell office:value-type="float" office:value="7558159872" calcext:value-type="float">
            <text:p>7558159872</text:p>
          </table:table-cell>
          <table:table-cell office:value-type="float" office:value="157119854754" calcext:value-type="float">
            <text:p>157119854754</text:p>
          </table:table-cell>
          <table:table-cell table:formula="of:=ROUND(([.B338]-[.B339])/[.B339]*100;2)" office:value-type="float" office:value="-1.59" calcext:value-type="float">
            <text:p>-1.59</text:p>
          </table:table-cell>
          <table:table-cell table:formula="of:=ROUND(([.B338]-[.B341])/[.B341]*100; 2)" office:value-type="float" office:value="-2.59" calcext:value-type="float">
            <text:p>-2.59</text:p>
          </table:table-cell>
          <table:table-cell table:formula="of:=ROUND(([.B338]-[.B343])/[.B343]*100; 2)" office:value-type="float" office:value="-2" calcext:value-type="float">
            <text:p>-2</text:p>
          </table:table-cell>
          <table:table-cell table:formula="of:=ROUND(([.B338]-[.B348])/[.B348]*100; 2)" office:value-type="float" office:value="2.01" calcext:value-type="float">
            <text:p>2.01</text:p>
          </table:table-cell>
          <table:table-cell table:formula="of:=[.H338]-[.H339]" office:value-type="float" office:value="0.26" calcext:value-type="float">
            <text:p>0.26</text:p>
          </table:table-cell>
          <table:table-cell table:formula="of:=[.I338]-[.I339]" office:value-type="float" office:value="-6.08" calcext:value-type="float">
            <text:p>-6.08</text:p>
          </table:table-cell>
          <table:table-cell table:formula="of:=[.J338]-[.J339]" office:value-type="float" office:value="-6.33" calcext:value-type="float">
            <text:p>-6.33</text:p>
          </table:table-cell>
        </table:table-row>
        <table:table-row table:style-name="ro1">
          <table:table-cell office:value-type="string" calcext:value-type="string">
            <text:p>May 01, 2018</text:p>
          </table:table-cell>
          <table:table-cell office:value-type="float" office:value="9251.47" calcext:value-type="float">
            <text:p>9251.47</text:p>
          </table:table-cell>
          <table:table-cell office:value-type="float" office:value="9255.88" calcext:value-type="float">
            <text:p>9255.88</text:p>
          </table:table-cell>
          <table:table-cell office:value-type="float" office:value="8891.05" calcext:value-type="float">
            <text:p>8891.05</text:p>
          </table:table-cell>
          <table:table-cell office:value-type="float" office:value="9119.01" calcext:value-type="float">
            <text:p>9119.01</text:p>
          </table:table-cell>
          <table:table-cell office:value-type="float" office:value="7713019904" calcext:value-type="float">
            <text:p>7713019904</text:p>
          </table:table-cell>
          <table:table-cell office:value-type="float" office:value="155114132125" calcext:value-type="float">
            <text:p>155114132125</text:p>
          </table:table-cell>
          <table:table-cell table:formula="of:=ROUND(([.B339]-[.B340])/[.B340]*100;2)" office:value-type="float" office:value="-1.85" calcext:value-type="float">
            <text:p>-1.85</text:p>
          </table:table-cell>
          <table:table-cell table:formula="of:=ROUND(([.B339]-[.B342])/[.B342]*100; 2)" office:value-type="float" office:value="3.49" calcext:value-type="float">
            <text:p>3.49</text:p>
          </table:table-cell>
          <table:table-cell table:formula="of:=ROUND(([.B339]-[.B344])/[.B344]*100; 2)" office:value-type="float" office:value="4.33" calcext:value-type="float">
            <text:p>4.33</text:p>
          </table:table-cell>
          <table:table-cell table:formula="of:=ROUND(([.B339]-[.B349])/[.B349]*100; 2)" office:value-type="float" office:value="4.55" calcext:value-type="float">
            <text:p>4.55</text:p>
          </table:table-cell>
          <table:table-cell table:formula="of:=[.H339]-[.H340]" office:value-type="float" office:value="-2.7" calcext:value-type="float">
            <text:p>-2.7</text:p>
          </table:table-cell>
          <table:table-cell table:formula="of:=[.I339]-[.I340]" office:value-type="float" office:value="2.03" calcext:value-type="float">
            <text:p>2.03</text:p>
          </table:table-cell>
          <table:table-cell table:formula="of:=[.J339]-[.J340]" office:value-type="float" office:value="7.16" calcext:value-type="float">
            <text:p>7.16</text:p>
          </table:table-cell>
        </table:table-row>
        <table:table-row table:style-name="ro1">
          <table:table-cell office:value-type="string" calcext:value-type="string">
            <text:p>Apr 30, 2018</text:p>
          </table:table-cell>
          <table:table-cell office:value-type="float" office:value="9426.11" calcext:value-type="float">
            <text:p>9426.11</text:p>
          </table:table-cell>
          <table:table-cell office:value-type="float" office:value="9477.14" calcext:value-type="float">
            <text:p>9477.14</text:p>
          </table:table-cell>
          <table:table-cell office:value-type="float" office:value="9166.81" calcext:value-type="float">
            <text:p>9166.81</text:p>
          </table:table-cell>
          <table:table-cell office:value-type="float" office:value="9240.55" calcext:value-type="float">
            <text:p>9240.55</text:p>
          </table:table-cell>
          <table:table-cell office:value-type="float" office:value="8673920000" calcext:value-type="float">
            <text:p>8673920000</text:p>
          </table:table-cell>
          <table:table-cell office:value-type="float" office:value="157163847314" calcext:value-type="float">
            <text:p>157163847314</text:p>
          </table:table-cell>
          <table:table-cell table:formula="of:=ROUND(([.B340]-[.B341])/[.B341]*100;2)" office:value-type="float" office:value="0.85" calcext:value-type="float">
            <text:p>0.85</text:p>
          </table:table-cell>
          <table:table-cell table:formula="of:=ROUND(([.B340]-[.B343])/[.B343]*100; 2)" office:value-type="float" office:value="1.46" calcext:value-type="float">
            <text:p>1.46</text:p>
          </table:table-cell>
          <table:table-cell table:formula="of:=ROUND(([.B340]-[.B345])/[.B345]*100; 2)" office:value-type="float" office:value="-2.83" calcext:value-type="float">
            <text:p>-2.83</text:p>
          </table:table-cell>
          <table:table-cell table:formula="of:=ROUND(([.B340]-[.B350])/[.B350]*100; 2)" office:value-type="float" office:value="13.75" calcext:value-type="float">
            <text:p>13.75</text:p>
          </table:table-cell>
          <table:table-cell table:formula="of:=[.H340]-[.H341]" office:value-type="float" office:value="-3.7" calcext:value-type="float">
            <text:p>-3.7</text:p>
          </table:table-cell>
          <table:table-cell table:formula="of:=[.I340]-[.I341]" office:value-type="float" office:value="-3.94" calcext:value-type="float">
            <text:p>-3.94</text:p>
          </table:table-cell>
          <table:table-cell table:formula="of:=[.J340]-[.J341]" office:value-type="float" office:value="-7.44" calcext:value-type="float">
            <text:p>-7.44</text:p>
          </table:table-cell>
        </table:table-row>
        <table:table-row table:style-name="ro1">
          <table:table-cell office:value-type="string" calcext:value-type="string">
            <text:p>Apr 29, 2018</text:p>
          </table:table-cell>
          <table:table-cell office:value-type="float" office:value="9346.41" calcext:value-type="float">
            <text:p>9346.41</text:p>
          </table:table-cell>
          <table:table-cell office:value-type="float" office:value="9531.49" calcext:value-type="float">
            <text:p>9531.49</text:p>
          </table:table-cell>
          <table:table-cell office:value-type="float" office:value="9193.71" calcext:value-type="float">
            <text:p>9193.71</text:p>
          </table:table-cell>
          <table:table-cell office:value-type="float" office:value="9419.08" calcext:value-type="float">
            <text:p>9419.08</text:p>
          </table:table-cell>
          <table:table-cell office:value-type="float" office:value="8853000192" calcext:value-type="float">
            <text:p>8853000192</text:p>
          </table:table-cell>
          <table:table-cell office:value-type="float" office:value="160182287342" calcext:value-type="float">
            <text:p>160182287342</text:p>
          </table:table-cell>
          <table:table-cell table:formula="of:=ROUND(([.B341]-[.B342])/[.B342]*100;2)" office:value-type="float" office:value="4.55" calcext:value-type="float">
            <text:p>4.55</text:p>
          </table:table-cell>
          <table:table-cell table:formula="of:=ROUND(([.B341]-[.B344])/[.B344]*100; 2)" office:value-type="float" office:value="5.4" calcext:value-type="float">
            <text:p>5.4</text:p>
          </table:table-cell>
          <table:table-cell table:formula="of:=ROUND(([.B341]-[.B346])/[.B346]*100; 2)" office:value-type="float" office:value="4.61" calcext:value-type="float">
            <text:p>4.61</text:p>
          </table:table-cell>
          <table:table-cell table:formula="of:=ROUND(([.B341]-[.B351])/[.B351]*100; 2)" office:value-type="float" office:value="14.55" calcext:value-type="float">
            <text:p>14.55</text:p>
          </table:table-cell>
          <table:table-cell table:formula="of:=[.H341]-[.H342]" office:value-type="float" office:value="8.33" calcext:value-type="float">
            <text:p>8.33</text:p>
          </table:table-cell>
          <table:table-cell table:formula="of:=[.I341]-[.I342]" office:value-type="float" office:value="13.25" calcext:value-type="float">
            <text:p>13.25</text:p>
          </table:table-cell>
          <table:table-cell table:formula="of:=[.J341]-[.J342]" office:value-type="float" office:value="2.96" calcext:value-type="float">
            <text:p>2.96</text:p>
          </table:table-cell>
        </table:table-row>
        <table:table-row table:style-name="ro1">
          <table:table-cell office:value-type="string" calcext:value-type="string">
            <text:p>Apr 28, 2018</text:p>
          </table:table-cell>
          <table:table-cell office:value-type="float" office:value="8939.27" calcext:value-type="float">
            <text:p>8939.27</text:p>
          </table:table-cell>
          <table:table-cell office:value-type="float" office:value="9412.09" calcext:value-type="float">
            <text:p>9412.09</text:p>
          </table:table-cell>
          <table:table-cell office:value-type="float" office:value="8931.99" calcext:value-type="float">
            <text:p>8931.99</text:p>
          </table:table-cell>
          <table:table-cell office:value-type="float" office:value="9348.48" calcext:value-type="float">
            <text:p>9348.48</text:p>
          </table:table-cell>
          <table:table-cell office:value-type="float" office:value="7805479936" calcext:value-type="float">
            <text:p>7805479936</text:p>
          </table:table-cell>
          <table:table-cell office:value-type="float" office:value="158963068374" calcext:value-type="float">
            <text:p>158963068374</text:p>
          </table:table-cell>
          <table:table-cell table:formula="of:=ROUND(([.B342]-[.B343])/[.B343]*100;2)" office:value-type="float" office:value="-3.78" calcext:value-type="float">
            <text:p>-3.78</text:p>
          </table:table-cell>
          <table:table-cell table:formula="of:=ROUND(([.B342]-[.B345])/[.B345]*100; 2)" office:value-type="float" office:value="-7.85" calcext:value-type="float">
            <text:p>-7.85</text:p>
          </table:table-cell>
          <table:table-cell table:formula="of:=ROUND(([.B342]-[.B347])/[.B347]*100; 2)" office:value-type="float" office:value="1.65" calcext:value-type="float">
            <text:p>1.65</text:p>
          </table:table-cell>
          <table:table-cell table:formula="of:=ROUND(([.B342]-[.B352])/[.B352]*100; 2)" office:value-type="float" office:value="12.52" calcext:value-type="float">
            <text:p>12.52</text:p>
          </table:table-cell>
          <table:table-cell table:formula="of:=[.H342]-[.H343]" office:value-type="float" office:value="-8.55" calcext:value-type="float">
            <text:p>-8.55</text:p>
          </table:table-cell>
          <table:table-cell table:formula="of:=[.I342]-[.I343]" office:value-type="float" office:value="-11.84" calcext:value-type="float">
            <text:p>-11.84</text:p>
          </table:table-cell>
          <table:table-cell table:formula="of:=[.J342]-[.J343]" office:value-type="float" office:value="-2.45" calcext:value-type="float">
            <text:p>-2.45</text:p>
          </table:table-cell>
        </table:table-row>
        <table:table-row table:style-name="ro1">
          <table:table-cell office:value-type="string" calcext:value-type="string">
            <text:p>Apr 27, 2018</text:p>
          </table:table-cell>
          <table:table-cell office:value-type="float" office:value="9290.63" calcext:value-type="float">
            <text:p>9290.63</text:p>
          </table:table-cell>
          <table:table-cell office:value-type="float" office:value="9375.47" calcext:value-type="float">
            <text:p>9375.47</text:p>
          </table:table-cell>
          <table:table-cell table:number-columns-repeated="2" office:value-type="float" office:value="8987.05" calcext:value-type="float">
            <text:p>8987.05</text:p>
          </table:table-cell>
          <table:table-cell office:value-type="float" office:value="7566289920" calcext:value-type="float">
            <text:p>7566289920</text:p>
          </table:table-cell>
          <table:table-cell office:value-type="float" office:value="152802874822" calcext:value-type="float">
            <text:p>152802874822</text:p>
          </table:table-cell>
          <table:table-cell table:formula="of:=ROUND(([.B343]-[.B344])/[.B344]*100;2)" office:value-type="float" office:value="4.77" calcext:value-type="float">
            <text:p>4.77</text:p>
          </table:table-cell>
          <table:table-cell table:formula="of:=ROUND(([.B343]-[.B346])/[.B346]*100; 2)" office:value-type="float" office:value="3.99" calcext:value-type="float">
            <text:p>3.99</text:p>
          </table:table-cell>
          <table:table-cell table:formula="of:=ROUND(([.B343]-[.B348])/[.B348]*100; 2)" office:value-type="float" office:value="4.1" calcext:value-type="float">
            <text:p>4.1</text:p>
          </table:table-cell>
          <table:table-cell table:formula="of:=ROUND(([.B343]-[.B353])/[.B353]*100; 2)" office:value-type="float" office:value="15.1" calcext:value-type="float">
            <text:p>15.1</text:p>
          </table:table-cell>
          <table:table-cell table:formula="of:=[.H343]-[.H344]" office:value-type="float" office:value="13.36" calcext:value-type="float">
            <text:p>13.36</text:p>
          </table:table-cell>
          <table:table-cell table:formula="of:=[.I343]-[.I344]" office:value-type="float" office:value="3.16" calcext:value-type="float">
            <text:p>3.16</text:p>
          </table:table-cell>
          <table:table-cell table:formula="of:=[.J343]-[.J344]" office:value-type="float" office:value="3.89" calcext:value-type="float">
            <text:p>3.89</text:p>
          </table:table-cell>
        </table:table-row>
        <table:table-row table:style-name="ro1">
          <table:table-cell office:value-type="string" calcext:value-type="string">
            <text:p>Apr 26, 2018</text:p>
          </table:table-cell>
          <table:table-cell office:value-type="float" office:value="8867.32" calcext:value-type="float">
            <text:p>8867.32</text:p>
          </table:table-cell>
          <table:table-cell office:value-type="float" office:value="9281.51" calcext:value-type="float">
            <text:p>9281.51</text:p>
          </table:table-cell>
          <table:table-cell office:value-type="float" office:value="8727.09" calcext:value-type="float">
            <text:p>8727.09</text:p>
          </table:table-cell>
          <table:table-cell office:value-type="float" office:value="9281.51" calcext:value-type="float">
            <text:p>9281.51</text:p>
          </table:table-cell>
          <table:table-cell office:value-type="float" office:value="8970559488" calcext:value-type="float">
            <text:p>8970559488</text:p>
          </table:table-cell>
          <table:table-cell office:value-type="float" office:value="157793327246" calcext:value-type="float">
            <text:p>157793327246</text:p>
          </table:table-cell>
          <table:table-cell table:formula="of:=ROUND(([.B344]-[.B345])/[.B345]*100;2)" office:value-type="float" office:value="-8.59" calcext:value-type="float">
            <text:p>-8.59</text:p>
          </table:table-cell>
          <table:table-cell table:formula="of:=ROUND(([.B344]-[.B347])/[.B347]*100; 2)" office:value-type="float" office:value="0.83" calcext:value-type="float">
            <text:p>0.83</text:p>
          </table:table-cell>
          <table:table-cell table:formula="of:=ROUND(([.B344]-[.B349])/[.B349]*100; 2)" office:value-type="float" office:value="0.21" calcext:value-type="float">
            <text:p>0.21</text:p>
          </table:table-cell>
          <table:table-cell table:formula="of:=ROUND(([.B344]-[.B354])/[.B354]*100; 2)" office:value-type="float" office:value="6.35" calcext:value-type="float">
            <text:p>6.35</text:p>
          </table:table-cell>
          <table:table-cell table:formula="of:=[.H344]-[.H345]" office:value-type="float" office:value="-17.17" calcext:value-type="float">
            <text:p>-17.17</text:p>
          </table:table-cell>
          <table:table-cell table:formula="of:=[.I344]-[.I345]" office:value-type="float" office:value="-7.86" calcext:value-type="float">
            <text:p>-7.86</text:p>
          </table:table-cell>
          <table:table-cell table:formula="of:=[.J344]-[.J345]" office:value-type="float" office:value="-16.85" calcext:value-type="float">
            <text:p>-16.85</text:p>
          </table:table-cell>
        </table:table-row>
        <table:table-row table:style-name="ro1">
          <table:table-cell office:value-type="string" calcext:value-type="string">
            <text:p>Apr 25, 2018</text:p>
          </table:table-cell>
          <table:table-cell office:value-type="float" office:value="9701.03" calcext:value-type="float">
            <text:p>9701.03</text:p>
          </table:table-cell>
          <table:table-cell office:value-type="float" office:value="9745.32" calcext:value-type="float">
            <text:p>9745.32</text:p>
          </table:table-cell>
          <table:table-cell office:value-type="float" office:value="8799.84" calcext:value-type="float">
            <text:p>8799.84</text:p>
          </table:table-cell>
          <table:table-cell office:value-type="float" office:value="8845.74" calcext:value-type="float">
            <text:p>8845.74</text:p>
          </table:table-cell>
          <table:table-cell office:value-type="float" office:value="11083100160" calcext:value-type="float">
            <text:p>11083100160</text:p>
          </table:table-cell>
          <table:table-cell office:value-type="float" office:value="150369282696" calcext:value-type="float">
            <text:p>150369282696</text:p>
          </table:table-cell>
          <table:table-cell table:formula="of:=ROUND(([.B345]-[.B346])/[.B346]*100;2)" office:value-type="float" office:value="8.58" calcext:value-type="float">
            <text:p>8.58</text:p>
          </table:table-cell>
          <table:table-cell table:formula="of:=ROUND(([.B345]-[.B348])/[.B348]*100; 2)" office:value-type="float" office:value="8.69" calcext:value-type="float">
            <text:p>8.69</text:p>
          </table:table-cell>
          <table:table-cell table:formula="of:=ROUND(([.B345]-[.B350])/[.B350]*100; 2)" office:value-type="float" office:value="17.06" calcext:value-type="float">
            <text:p>17.06</text:p>
          </table:table-cell>
          <table:table-cell table:formula="of:=ROUND(([.B345]-[.B355])/[.B355]*100; 2)" office:value-type="float" office:value="21.27" calcext:value-type="float">
            <text:p>21.27</text:p>
          </table:table-cell>
          <table:table-cell table:formula="of:=[.H345]-[.H346]" office:value-type="float" office:value="6.99" calcext:value-type="float">
            <text:p>6.99</text:p>
          </table:table-cell>
          <table:table-cell table:formula="of:=[.I345]-[.I346]" office:value-type="float" office:value="7.72" calcext:value-type="float">
            <text:p>7.72</text:p>
          </table:table-cell>
          <table:table-cell table:formula="of:=[.J345]-[.J346]" office:value-type="float" office:value="7.56" calcext:value-type="float">
            <text:p>7.56</text:p>
          </table:table-cell>
        </table:table-row>
        <table:table-row table:style-name="ro1">
          <table:table-cell office:value-type="string" calcext:value-type="string">
            <text:p>Apr 24, 2018</text:p>
          </table:table-cell>
          <table:table-cell office:value-type="float" office:value="8934.34" calcext:value-type="float">
            <text:p>8934.34</text:p>
          </table:table-cell>
          <table:table-cell office:value-type="float" office:value="9732.61" calcext:value-type="float">
            <text:p>9732.61</text:p>
          </table:table-cell>
          <table:table-cell office:value-type="float" office:value="8927.83" calcext:value-type="float">
            <text:p>8927.83</text:p>
          </table:table-cell>
          <table:table-cell office:value-type="float" office:value="9697.5" calcext:value-type="float">
            <text:p>9697.5</text:p>
          </table:table-cell>
          <table:table-cell office:value-type="float" office:value="10678800384" calcext:value-type="float">
            <text:p>10678800384</text:p>
          </table:table-cell>
          <table:table-cell office:value-type="float" office:value="164833256250" calcext:value-type="float">
            <text:p>164833256250</text:p>
          </table:table-cell>
          <table:table-cell table:formula="of:=ROUND(([.B346]-[.B347])/[.B347]*100;2)" office:value-type="float" office:value="1.59" calcext:value-type="float">
            <text:p>1.59</text:p>
          </table:table-cell>
          <table:table-cell table:formula="of:=ROUND(([.B346]-[.B349])/[.B349]*100; 2)" office:value-type="float" office:value="0.97" calcext:value-type="float">
            <text:p>0.97</text:p>
          </table:table-cell>
          <table:table-cell table:formula="of:=ROUND(([.B346]-[.B351])/[.B351]*100; 2)" office:value-type="float" office:value="9.5" calcext:value-type="float">
            <text:p>9.5</text:p>
          </table:table-cell>
          <table:table-cell table:formula="of:=ROUND(([.B346]-[.B356])/[.B356]*100; 2)" office:value-type="float" office:value="13.46" calcext:value-type="float">
            <text:p>13.46</text:p>
          </table:table-cell>
          <table:table-cell table:formula="of:=[.H346]-[.H347]" office:value-type="float" office:value="3.05" calcext:value-type="float">
            <text:p>3.05</text:p>
          </table:table-cell>
          <table:table-cell table:formula="of:=[.I346]-[.I347]" office:value-type="float" office:value="-5.15" calcext:value-type="float">
            <text:p>-5.15</text:p>
          </table:table-cell>
          <table:table-cell table:formula="of:=[.J346]-[.J347]" office:value-type="float" office:value="-1.2" calcext:value-type="float">
            <text:p>-1.2</text:p>
          </table:table-cell>
        </table:table-row>
        <table:table-row table:style-name="ro1">
          <table:table-cell office:value-type="string" calcext:value-type="string">
            <text:p>Apr 23, 2018</text:p>
          </table:table-cell>
          <table:table-cell office:value-type="float" office:value="8794.39" calcext:value-type="float">
            <text:p>8794.39</text:p>
          </table:table-cell>
          <table:table-cell office:value-type="float" office:value="8958.55" calcext:value-type="float">
            <text:p>8958.55</text:p>
          </table:table-cell>
          <table:table-cell office:value-type="float" office:value="8788.81" calcext:value-type="float">
            <text:p>8788.81</text:p>
          </table:table-cell>
          <table:table-cell office:value-type="float" office:value="8930.88" calcext:value-type="float">
            <text:p>8930.88</text:p>
          </table:table-cell>
          <table:table-cell office:value-type="float" office:value="6925190144" calcext:value-type="float">
            <text:p>6925190144</text:p>
          </table:table-cell>
          <table:table-cell office:value-type="float" office:value="151784994312" calcext:value-type="float">
            <text:p>151784994312</text:p>
          </table:table-cell>
          <table:table-cell table:formula="of:=ROUND(([.B347]-[.B348])/[.B348]*100;2)" office:value-type="float" office:value="-1.46" calcext:value-type="float">
            <text:p>-1.46</text:p>
          </table:table-cell>
          <table:table-cell table:formula="of:=ROUND(([.B347]-[.B350])/[.B350]*100; 2)" office:value-type="float" office:value="6.12" calcext:value-type="float">
            <text:p>6.12</text:p>
          </table:table-cell>
          <table:table-cell table:formula="of:=ROUND(([.B347]-[.B352])/[.B352]*100; 2)" office:value-type="float" office:value="10.7" calcext:value-type="float">
            <text:p>10.7</text:p>
          </table:table-cell>
          <table:table-cell table:formula="of:=ROUND(([.B347]-[.B357])/[.B357]*100; 2)" office:value-type="float" office:value="11.31" calcext:value-type="float">
            <text:p>11.31</text:p>
          </table:table-cell>
          <table:table-cell table:formula="of:=[.H347]-[.H348]" office:value-type="float" office:value="-2.32" calcext:value-type="float">
            <text:p>-2.32</text:p>
          </table:table-cell>
          <table:table-cell table:formula="of:=[.I347]-[.I348]" office:value-type="float" office:value="-3.27" calcext:value-type="float">
            <text:p>-3.27</text:p>
          </table:table-cell>
          <table:table-cell table:formula="of:=[.J347]-[.J348]" office:value-type="float" office:value="0.129999999999999" calcext:value-type="float">
            <text:p>0.129999999999999</text:p>
          </table:table-cell>
        </table:table-row>
        <table:table-row table:style-name="ro1">
          <table:table-cell office:value-type="string" calcext:value-type="string">
            <text:p>Apr 22, 2018</text:p>
          </table:table-cell>
          <table:table-cell office:value-type="float" office:value="8925.06" calcext:value-type="float">
            <text:p>8925.06</text:p>
          </table:table-cell>
          <table:table-cell office:value-type="float" office:value="9001.64" calcext:value-type="float">
            <text:p>9001.64</text:p>
          </table:table-cell>
          <table:table-cell office:value-type="float" office:value="8779.61" calcext:value-type="float">
            <text:p>8779.61</text:p>
          </table:table-cell>
          <table:table-cell office:value-type="float" office:value="8802.46" calcext:value-type="float">
            <text:p>8802.46</text:p>
          </table:table-cell>
          <table:table-cell office:value-type="float" office:value="6629899776" calcext:value-type="float">
            <text:p>6629899776</text:p>
          </table:table-cell>
          <table:table-cell office:value-type="float" office:value="149585589886" calcext:value-type="float">
            <text:p>149585589886</text:p>
          </table:table-cell>
          <table:table-cell table:formula="of:=ROUND(([.B348]-[.B349])/[.B349]*100;2)" office:value-type="float" office:value="0.86" calcext:value-type="float">
            <text:p>0.86</text:p>
          </table:table-cell>
          <table:table-cell table:formula="of:=ROUND(([.B348]-[.B351])/[.B351]*100; 2)" office:value-type="float" office:value="9.39" calcext:value-type="float">
            <text:p>9.39</text:p>
          </table:table-cell>
          <table:table-cell table:formula="of:=ROUND(([.B348]-[.B353])/[.B353]*100; 2)" office:value-type="float" office:value="10.57" calcext:value-type="float">
            <text:p>10.57</text:p>
          </table:table-cell>
          <table:table-cell table:formula="of:=ROUND(([.B348]-[.B358])/[.B358]*100; 2)" office:value-type="float" office:value="28.32" calcext:value-type="float">
            <text:p>28.32</text:p>
          </table:table-cell>
          <table:table-cell table:formula="of:=[.H348]-[.H349]" office:value-type="float" office:value="-5.92" calcext:value-type="float">
            <text:p>-5.92</text:p>
          </table:table-cell>
          <table:table-cell table:formula="of:=[.I348]-[.I349]" office:value-type="float" office:value="-1.99" calcext:value-type="float">
            <text:p>-1.99</text:p>
          </table:table-cell>
          <table:table-cell table:formula="of:=[.J348]-[.J349]" office:value-type="float" office:value="4.44" calcext:value-type="float">
            <text:p>4.44</text:p>
          </table:table-cell>
        </table:table-row>
        <table:table-row table:style-name="ro1">
          <table:table-cell office:value-type="string" calcext:value-type="string">
            <text:p>Apr 21, 2018</text:p>
          </table:table-cell>
          <table:table-cell office:value-type="float" office:value="8848.79" calcext:value-type="float">
            <text:p>8848.79</text:p>
          </table:table-cell>
          <table:table-cell office:value-type="float" office:value="8997.57" calcext:value-type="float">
            <text:p>8997.57</text:p>
          </table:table-cell>
          <table:table-cell office:value-type="float" office:value="8652.15" calcext:value-type="float">
            <text:p>8652.15</text:p>
          </table:table-cell>
          <table:table-cell office:value-type="float" office:value="8895.58" calcext:value-type="float">
            <text:p>8895.58</text:p>
          </table:table-cell>
          <table:table-cell office:value-type="float" office:value="7548550144" calcext:value-type="float">
            <text:p>7548550144</text:p>
          </table:table-cell>
          <table:table-cell office:value-type="float" office:value="151150137128" calcext:value-type="float">
            <text:p>151150137128</text:p>
          </table:table-cell>
          <table:table-cell table:formula="of:=ROUND(([.B349]-[.B350])/[.B350]*100;2)" office:value-type="float" office:value="6.78" calcext:value-type="float">
            <text:p>6.78</text:p>
          </table:table-cell>
          <table:table-cell table:formula="of:=ROUND(([.B349]-[.B352])/[.B352]*100; 2)" office:value-type="float" office:value="11.38" calcext:value-type="float">
            <text:p>11.38</text:p>
          </table:table-cell>
          <table:table-cell table:formula="of:=ROUND(([.B349]-[.B354])/[.B354]*100; 2)" office:value-type="float" office:value="6.13" calcext:value-type="float">
            <text:p>6.13</text:p>
          </table:table-cell>
          <table:table-cell table:formula="of:=ROUND(([.B349]-[.B359])/[.B359]*100; 2)" office:value-type="float" office:value="29.3" calcext:value-type="float">
            <text:p>29.3</text:p>
          </table:table-cell>
          <table:table-cell table:formula="of:=[.H349]-[.H350]" office:value-type="float" office:value="5.22" calcext:value-type="float">
            <text:p>5.22</text:p>
          </table:table-cell>
          <table:table-cell table:formula="of:=[.I349]-[.I350]" office:value-type="float" office:value="8.71" calcext:value-type="float">
            <text:p>8.71</text:p>
          </table:table-cell>
          <table:table-cell table:formula="of:=[.J349]-[.J350]" office:value-type="float" office:value="2.54" calcext:value-type="float">
            <text:p>2.54</text:p>
          </table:table-cell>
        </table:table-row>
        <table:table-row table:style-name="ro1">
          <table:table-cell office:value-type="string" calcext:value-type="string">
            <text:p>Apr 20, 2018</text:p>
          </table:table-cell>
          <table:table-cell office:value-type="float" office:value="8286.88" calcext:value-type="float">
            <text:p>8286.88</text:p>
          </table:table-cell>
          <table:table-cell office:value-type="float" office:value="8880.23" calcext:value-type="float">
            <text:p>8880.23</text:p>
          </table:table-cell>
          <table:table-cell office:value-type="float" office:value="8244.54" calcext:value-type="float">
            <text:p>8244.54</text:p>
          </table:table-cell>
          <table:table-cell office:value-type="float" office:value="8845.83" calcext:value-type="float">
            <text:p>8845.83</text:p>
          </table:table-cell>
          <table:table-cell office:value-type="float" office:value="8438110208" calcext:value-type="float">
            <text:p>8438110208</text:p>
          </table:table-cell>
          <table:table-cell office:value-type="float" office:value="150287113368" calcext:value-type="float">
            <text:p>150287113368</text:p>
          </table:table-cell>
          <table:table-cell table:formula="of:=ROUND(([.B350]-[.B351])/[.B351]*100;2)" office:value-type="float" office:value="1.56" calcext:value-type="float">
            <text:p>1.56</text:p>
          </table:table-cell>
          <table:table-cell table:formula="of:=ROUND(([.B350]-[.B353])/[.B353]*100; 2)" office:value-type="float" office:value="2.67" calcext:value-type="float">
            <text:p>2.67</text:p>
          </table:table-cell>
          <table:table-cell table:formula="of:=ROUND(([.B350]-[.B355])/[.B355]*100; 2)" office:value-type="float" office:value="3.59" calcext:value-type="float">
            <text:p>3.59</text:p>
          </table:table-cell>
          <table:table-cell table:formula="of:=ROUND(([.B350]-[.B360])/[.B360]*100; 2)" office:value-type="float" office:value="21.95" calcext:value-type="float">
            <text:p>21.95</text:p>
          </table:table-cell>
          <table:table-cell table:formula="of:=[.H350]-[.H351]" office:value-type="float" office:value="-1.14" calcext:value-type="float">
            <text:p>-1.14</text:p>
          </table:table-cell>
          <table:table-cell table:formula="of:=[.I350]-[.I351]" office:value-type="float" office:value="4.81" calcext:value-type="float">
            <text:p>4.81</text:p>
          </table:table-cell>
          <table:table-cell table:formula="of:=[.J350]-[.J351]" office:value-type="float" office:value="-0.02" calcext:value-type="float">
            <text:p>-0.02</text:p>
          </table:table-cell>
        </table:table-row>
        <table:table-row table:style-name="ro1">
          <table:table-cell office:value-type="string" calcext:value-type="string">
            <text:p>Apr 19, 2018</text:p>
          </table:table-cell>
          <table:table-cell office:value-type="float" office:value="8159.27" calcext:value-type="float">
            <text:p>8159.27</text:p>
          </table:table-cell>
          <table:table-cell office:value-type="float" office:value="8298.69" calcext:value-type="float">
            <text:p>8298.69</text:p>
          </table:table-cell>
          <table:table-cell office:value-type="float" office:value="8138.78" calcext:value-type="float">
            <text:p>8138.78</text:p>
          </table:table-cell>
          <table:table-cell office:value-type="float" office:value="8294.31" calcext:value-type="float">
            <text:p>8294.31</text:p>
          </table:table-cell>
          <table:table-cell office:value-type="float" office:value="7063209984" calcext:value-type="float">
            <text:p>7063209984</text:p>
          </table:table-cell>
          <table:table-cell office:value-type="float" office:value="140902801023" calcext:value-type="float">
            <text:p>140902801023</text:p>
          </table:table-cell>
          <table:table-cell table:formula="of:=ROUND(([.B351]-[.B352])/[.B352]*100;2)" office:value-type="float" office:value="2.7" calcext:value-type="float">
            <text:p>2.7</text:p>
          </table:table-cell>
          <table:table-cell table:formula="of:=ROUND(([.B351]-[.B354])/[.B354]*100; 2)" office:value-type="float" office:value="-2.14" calcext:value-type="float">
            <text:p>-2.14</text:p>
          </table:table-cell>
          <table:table-cell table:formula="of:=ROUND(([.B351]-[.B356])/[.B356]*100; 2)" office:value-type="float" office:value="3.61" calcext:value-type="float">
            <text:p>3.61</text:p>
          </table:table-cell>
          <table:table-cell table:formula="of:=ROUND(([.B351]-[.B361])/[.B361]*100; 2)" office:value-type="float" office:value="15.83" calcext:value-type="float">
            <text:p>15.83</text:p>
          </table:table-cell>
          <table:table-cell table:formula="of:=[.H351]-[.H352]" office:value-type="float" office:value="4.28" calcext:value-type="float">
            <text:p>4.28</text:p>
          </table:table-cell>
          <table:table-cell table:formula="of:=[.I351]-[.I352]" office:value-type="float" office:value="-1.45" calcext:value-type="float">
            <text:p>-1.45</text:p>
          </table:table-cell>
          <table:table-cell table:formula="of:=[.J351]-[.J352]" office:value-type="float" office:value="3.06" calcext:value-type="float">
            <text:p>3.06</text:p>
          </table:table-cell>
        </table:table-row>
        <table:table-row table:style-name="ro1">
          <table:table-cell office:value-type="string" calcext:value-type="string">
            <text:p>Apr 18, 2018</text:p>
          </table:table-cell>
          <table:table-cell office:value-type="float" office:value="7944.43" calcext:value-type="float">
            <text:p>7944.43</text:p>
          </table:table-cell>
          <table:table-cell office:value-type="float" office:value="8197.8" calcext:value-type="float">
            <text:p>8197.8</text:p>
          </table:table-cell>
          <table:table-cell office:value-type="float" office:value="7886.01" calcext:value-type="float">
            <text:p>7886.01</text:p>
          </table:table-cell>
          <table:table-cell office:value-type="float" office:value="8163.42" calcext:value-type="float">
            <text:p>8163.42</text:p>
          </table:table-cell>
          <table:table-cell office:value-type="float" office:value="6529909760" calcext:value-type="float">
            <text:p>6529909760</text:p>
          </table:table-cell>
          <table:table-cell office:value-type="float" office:value="138661092884" calcext:value-type="float">
            <text:p>138661092884</text:p>
          </table:table-cell>
          <table:table-cell table:formula="of:=ROUND(([.B352]-[.B353])/[.B353]*100;2)" office:value-type="float" office:value="-1.58" calcext:value-type="float">
            <text:p>-1.58</text:p>
          </table:table-cell>
          <table:table-cell table:formula="of:=ROUND(([.B352]-[.B355])/[.B355]*100; 2)" office:value-type="float" office:value="-0.69" calcext:value-type="float">
            <text:p>-0.69</text:p>
          </table:table-cell>
          <table:table-cell table:formula="of:=ROUND(([.B352]-[.B357])/[.B357]*100; 2)" office:value-type="float" office:value="0.55" calcext:value-type="float">
            <text:p>0.55</text:p>
          </table:table-cell>
          <table:table-cell table:formula="of:=ROUND(([.B352]-[.B362])/[.B362]*100; 2)" office:value-type="float" office:value="14.8" calcext:value-type="float">
            <text:p>14.8</text:p>
          </table:table-cell>
          <table:table-cell table:formula="of:=[.H352]-[.H353]" office:value-type="float" office:value="1.61" calcext:value-type="float">
            <text:p>1.61</text:p>
          </table:table-cell>
          <table:table-cell table:formula="of:=[.I352]-[.I353]" office:value-type="float" office:value="-3.19" calcext:value-type="float">
            <text:p>-3.19</text:p>
          </table:table-cell>
          <table:table-cell table:formula="of:=[.J352]-[.J353]" office:value-type="float" office:value="-15.5" calcext:value-type="float">
            <text:p>-15.5</text:p>
          </table:table-cell>
        </table:table-row>
        <table:table-row table:style-name="ro1">
          <table:table-cell office:value-type="string" calcext:value-type="string">
            <text:p>Apr 17, 2018</text:p>
          </table:table-cell>
          <table:table-cell office:value-type="float" office:value="8071.66" calcext:value-type="float">
            <text:p>8071.66</text:p>
          </table:table-cell>
          <table:table-cell office:value-type="float" office:value="8285.96" calcext:value-type="float">
            <text:p>8285.96</text:p>
          </table:table-cell>
          <table:table-cell office:value-type="float" office:value="7881.72" calcext:value-type="float">
            <text:p>7881.72</text:p>
          </table:table-cell>
          <table:table-cell office:value-type="float" office:value="7902.09" calcext:value-type="float">
            <text:p>7902.09</text:p>
          </table:table-cell>
          <table:table-cell office:value-type="float" office:value="6900879872" calcext:value-type="float">
            <text:p>6900879872</text:p>
          </table:table-cell>
          <table:table-cell office:value-type="float" office:value="134206623206" calcext:value-type="float">
            <text:p>134206623206</text:p>
          </table:table-cell>
          <table:table-cell table:formula="of:=ROUND(([.B353]-[.B354])/[.B354]*100;2)" office:value-type="float" office:value="-3.19" calcext:value-type="float">
            <text:p>-3.19</text:p>
          </table:table-cell>
          <table:table-cell table:formula="of:=ROUND(([.B353]-[.B356])/[.B356]*100; 2)" office:value-type="float" office:value="2.5" calcext:value-type="float">
            <text:p>2.5</text:p>
          </table:table-cell>
          <table:table-cell table:formula="of:=ROUND(([.B353]-[.B358])/[.B358]*100; 2)" office:value-type="float" office:value="16.05" calcext:value-type="float">
            <text:p>16.05</text:p>
          </table:table-cell>
          <table:table-cell table:formula="of:=ROUND(([.B353]-[.B363])/[.B363]*100; 2)" office:value-type="float" office:value="21.74" calcext:value-type="float">
            <text:p>21.74</text:p>
          </table:table-cell>
          <table:table-cell table:formula="of:=[.H353]-[.H354]" office:value-type="float" office:value="-7.42" calcext:value-type="float">
            <text:p>-7.42</text:p>
          </table:table-cell>
          <table:table-cell table:formula="of:=[.I353]-[.I354]" office:value-type="float" office:value="-3.02" calcext:value-type="float">
            <text:p>-3.02</text:p>
          </table:table-cell>
          <table:table-cell table:formula="of:=[.J353]-[.J354]" office:value-type="float" office:value="-5.78" calcext:value-type="float">
            <text:p>-5.78</text:p>
          </table:table-cell>
        </table:table-row>
        <table:table-row table:style-name="ro1">
          <table:table-cell office:value-type="string" calcext:value-type="string">
            <text:p>Apr 16, 2018</text:p>
          </table:table-cell>
          <table:table-cell office:value-type="float" office:value="8337.57" calcext:value-type="float">
            <text:p>8337.57</text:p>
          </table:table-cell>
          <table:table-cell office:value-type="float" office:value="8371.15" calcext:value-type="float">
            <text:p>8371.15</text:p>
          </table:table-cell>
          <table:table-cell office:value-type="float" office:value="7925.73" calcext:value-type="float">
            <text:p>7925.73</text:p>
          </table:table-cell>
          <table:table-cell office:value-type="float" office:value="8058.67" calcext:value-type="float">
            <text:p>8058.67</text:p>
          </table:table-cell>
          <table:table-cell office:value-type="float" office:value="5631309824" calcext:value-type="float">
            <text:p>5631309824</text:p>
          </table:table-cell>
          <table:table-cell office:value-type="float" office:value="136849408643" calcext:value-type="float">
            <text:p>136849408643</text:p>
          </table:table-cell>
          <table:table-cell table:formula="of:=ROUND(([.B354]-[.B355])/[.B355]*100;2)" office:value-type="float" office:value="4.23" calcext:value-type="float">
            <text:p>4.23</text:p>
          </table:table-cell>
          <table:table-cell table:formula="of:=ROUND(([.B354]-[.B357])/[.B357]*100; 2)" office:value-type="float" office:value="5.52" calcext:value-type="float">
            <text:p>5.52</text:p>
          </table:table-cell>
          <table:table-cell table:formula="of:=ROUND(([.B354]-[.B359])/[.B359]*100; 2)" office:value-type="float" office:value="21.83" calcext:value-type="float">
            <text:p>21.83</text:p>
          </table:table-cell>
          <table:table-cell table:formula="of:=ROUND(([.B354]-[.B364])/[.B364]*100; 2)" office:value-type="float" office:value="22.32" calcext:value-type="float">
            <text:p>22.32</text:p>
          </table:table-cell>
          <table:table-cell table:formula="of:=[.H354]-[.H355]" office:value-type="float" office:value="2.65" calcext:value-type="float">
            <text:p>2.65</text:p>
          </table:table-cell>
          <table:table-cell table:formula="of:=[.I354]-[.I355]" office:value-type="float" office:value="-9.49" calcext:value-type="float">
            <text:p>-9.49</text:p>
          </table:table-cell>
          <table:table-cell table:formula="of:=[.J354]-[.J355]" office:value-type="float" office:value="4.11" calcext:value-type="float">
            <text:p>4.11</text:p>
          </table:table-cell>
        </table:table-row>
        <table:table-row table:style-name="ro1">
          <table:table-cell office:value-type="string" calcext:value-type="string">
            <text:p>Apr 15, 2018</text:p>
          </table:table-cell>
          <table:table-cell office:value-type="float" office:value="7999.33" calcext:value-type="float">
            <text:p>7999.33</text:p>
          </table:table-cell>
          <table:table-cell office:value-type="float" office:value="8338.42" calcext:value-type="float">
            <text:p>8338.42</text:p>
          </table:table-cell>
          <table:table-cell office:value-type="float" office:value="7999.33" calcext:value-type="float">
            <text:p>7999.33</text:p>
          </table:table-cell>
          <table:table-cell office:value-type="float" office:value="8329.11" calcext:value-type="float">
            <text:p>8329.11</text:p>
          </table:table-cell>
          <table:table-cell office:value-type="float" office:value="5244480000" calcext:value-type="float">
            <text:p>5244480000</text:p>
          </table:table-cell>
          <table:table-cell office:value-type="float" office:value="141427138383" calcext:value-type="float">
            <text:p>141427138383</text:p>
          </table:table-cell>
          <table:table-cell table:formula="of:=ROUND(([.B355]-[.B356])/[.B356]*100;2)" office:value-type="float" office:value="1.58" calcext:value-type="float">
            <text:p>1.58</text:p>
          </table:table-cell>
          <table:table-cell table:formula="of:=ROUND(([.B355]-[.B358])/[.B358]*100; 2)" office:value-type="float" office:value="15.01" calcext:value-type="float">
            <text:p>15.01</text:p>
          </table:table-cell>
          <table:table-cell table:formula="of:=ROUND(([.B355]-[.B360])/[.B360]*100; 2)" office:value-type="float" office:value="17.72" calcext:value-type="float">
            <text:p>17.72</text:p>
          </table:table-cell>
          <table:table-cell table:formula="of:=ROUND(([.B355]-[.B365])/[.B365]*100; 2)" office:value-type="float" office:value="16.8" calcext:value-type="float">
            <text:p>16.8</text:p>
          </table:table-cell>
          <table:table-cell table:formula="of:=[.H355]-[.H356]" office:value-type="float" office:value="1.91" calcext:value-type="float">
            <text:p>1.91</text:p>
          </table:table-cell>
          <table:table-cell table:formula="of:=[.I355]-[.I356]" office:value-type="float" office:value="-0.0600000000000005" calcext:value-type="float">
            <text:p>-0.060000000000001</text:p>
          </table:table-cell>
          <table:table-cell table:formula="of:=[.J355]-[.J356]" office:value-type="float" office:value="5.93" calcext:value-type="float">
            <text:p>5.93</text:p>
          </table:table-cell>
        </table:table-row>
        <table:table-row table:style-name="ro1">
          <table:table-cell office:value-type="string" calcext:value-type="string">
            <text:p>Apr 14, 2018</text:p>
          </table:table-cell>
          <table:table-cell office:value-type="float" office:value="7874.67" calcext:value-type="float">
            <text:p>7874.67</text:p>
          </table:table-cell>
          <table:table-cell office:value-type="float" office:value="8140.71" calcext:value-type="float">
            <text:p>8140.71</text:p>
          </table:table-cell>
          <table:table-cell office:value-type="float" office:value="7846" calcext:value-type="float">
            <text:p>7846</text:p>
          </table:table-cell>
          <table:table-cell office:value-type="float" office:value="7986.24" calcext:value-type="float">
            <text:p>7986.24</text:p>
          </table:table-cell>
          <table:table-cell office:value-type="float" office:value="5191430144" calcext:value-type="float">
            <text:p>5191430144</text:p>
          </table:table-cell>
          <table:table-cell office:value-type="float" office:value="135589384440" calcext:value-type="float">
            <text:p>135589384440</text:p>
          </table:table-cell>
          <table:table-cell table:formula="of:=ROUND(([.B356]-[.B357])/[.B357]*100;2)" office:value-type="float" office:value="-0.33" calcext:value-type="float">
            <text:p>-0.33</text:p>
          </table:table-cell>
          <table:table-cell table:formula="of:=ROUND(([.B356]-[.B359])/[.B359]*100; 2)" office:value-type="float" office:value="15.07" calcext:value-type="float">
            <text:p>15.07</text:p>
          </table:table-cell>
          <table:table-cell table:formula="of:=ROUND(([.B356]-[.B361])/[.B361]*100; 2)" office:value-type="float" office:value="11.79" calcext:value-type="float">
            <text:p>11.79</text:p>
          </table:table-cell>
          <table:table-cell table:formula="of:=ROUND(([.B356]-[.B366])/[.B366]*100; 2)" office:value-type="float" office:value="5.61" calcext:value-type="float">
            <text:p>5.61</text:p>
          </table:table-cell>
          <table:table-cell table:formula="of:=[.H356]-[.H357]" office:value-type="float" office:value="-13.93" calcext:value-type="float">
            <text:p>-13.93</text:p>
          </table:table-cell>
          <table:table-cell table:formula="of:=[.I356]-[.I357]" office:value-type="float" office:value="-1.2" calcext:value-type="float">
            <text:p>-1.2</text:p>
          </table:table-cell>
          <table:table-cell table:formula="of:=[.J356]-[.J357]" office:value-type="float" office:value="-2.39" calcext:value-type="float">
            <text:p>-2.39</text:p>
          </table:table-cell>
        </table:table-row>
        <table:table-row table:style-name="ro1">
          <table:table-cell office:value-type="string" calcext:value-type="string">
            <text:p>Apr 13, 2018</text:p>
          </table:table-cell>
          <table:table-cell office:value-type="float" office:value="7901.09" calcext:value-type="float">
            <text:p>7901.09</text:p>
          </table:table-cell>
          <table:table-cell office:value-type="float" office:value="8183.96" calcext:value-type="float">
            <text:p>8183.96</text:p>
          </table:table-cell>
          <table:table-cell office:value-type="float" office:value="7758.93" calcext:value-type="float">
            <text:p>7758.93</text:p>
          </table:table-cell>
          <table:table-cell office:value-type="float" office:value="7895.96" calcext:value-type="float">
            <text:p>7895.96</text:p>
          </table:table-cell>
          <table:table-cell office:value-type="float" office:value="7764460032" calcext:value-type="float">
            <text:p>7764460032</text:p>
          </table:table-cell>
          <table:table-cell office:value-type="float" office:value="134043001354" calcext:value-type="float">
            <text:p>134043001354</text:p>
          </table:table-cell>
          <table:table-cell table:formula="of:=ROUND(([.B357]-[.B358])/[.B358]*100;2)" office:value-type="float" office:value="13.6" calcext:value-type="float">
            <text:p>13.6</text:p>
          </table:table-cell>
          <table:table-cell table:formula="of:=ROUND(([.B357]-[.B360])/[.B360]*100; 2)" office:value-type="float" office:value="16.27" calcext:value-type="float">
            <text:p>16.27</text:p>
          </table:table-cell>
          <table:table-cell table:formula="of:=ROUND(([.B357]-[.B362])/[.B362]*100; 2)" office:value-type="float" office:value="14.18" calcext:value-type="float">
            <text:p>14.18</text:p>
          </table:table-cell>
          <table:table-cell table:formula="of:=ROUND(([.B357]-[.B367])/[.B367]*100; 2)" office:value-type="string" office:string-value="" calcext:value-type="error">
            <text:p>#DIV/0!</text:p>
          </table:table-cell>
          <table:table-cell table:formula="of:=[.H357]-[.H358]" office:value-type="float" office:value="11.96" calcext:value-type="float">
            <text:p>11.96</text:p>
          </table:table-cell>
          <table:table-cell table:formula="of:=[.I357]-[.I358]" office:value-type="float" office:value="17.53" calcext:value-type="float">
            <text:p>17.53</text:p>
          </table:table-cell>
          <table:table-cell table:formula="of:=[.J357]-[.J358]" office:value-type="float" office:value="9.28" calcext:value-type="float">
            <text:p>9.28</text:p>
          </table:table-cell>
        </table:table-row>
        <table:table-row table:style-name="ro1">
          <table:table-cell office:value-type="string" calcext:value-type="string">
            <text:p>Apr 12, 2018</text:p>
          </table:table-cell>
          <table:table-cell office:value-type="float" office:value="6955.38" calcext:value-type="float">
            <text:p>6955.38</text:p>
          </table:table-cell>
          <table:table-cell office:value-type="float" office:value="7899.23" calcext:value-type="float">
            <text:p>7899.23</text:p>
          </table:table-cell>
          <table:table-cell office:value-type="float" office:value="6806.51" calcext:value-type="float">
            <text:p>6806.51</text:p>
          </table:table-cell>
          <table:table-cell office:value-type="float" office:value="7889.25" calcext:value-type="float">
            <text:p>7889.25</text:p>
          </table:table-cell>
          <table:table-cell office:value-type="float" office:value="8906250240" calcext:value-type="float">
            <text:p>8906250240</text:p>
          </table:table-cell>
          <table:table-cell office:value-type="float" office:value="133912618634" calcext:value-type="float">
            <text:p>133912618634</text:p>
          </table:table-cell>
          <table:table-cell table:formula="of:=ROUND(([.B358]-[.B359])/[.B359]*100;2)" office:value-type="float" office:value="1.64" calcext:value-type="float">
            <text:p>1.64</text:p>
          </table:table-cell>
          <table:table-cell table:formula="of:=ROUND(([.B358]-[.B361])/[.B361]*100; 2)" office:value-type="float" office:value="-1.26" calcext:value-type="float">
            <text:p>-1.26</text:p>
          </table:table-cell>
          <table:table-cell table:formula="of:=ROUND(([.B358]-[.B363])/[.B363]*100; 2)" office:value-type="float" office:value="4.9" calcext:value-type="float">
            <text:p>4.9</text:p>
          </table:table-cell>
          <table:table-cell table:formula="of:=ROUND(([.B358]-[.B368])/[.B368]*100; 2)" office:value-type="string" office:string-value="" calcext:value-type="error">
            <text:p>#DIV/0!</text:p>
          </table:table-cell>
          <table:table-cell table:formula="of:=[.H358]-[.H359]" office:value-type="float" office:value="0.93" calcext:value-type="float">
            <text:p>0.93</text:p>
          </table:table-cell>
          <table:table-cell table:formula="of:=[.I358]-[.I359]" office:value-type="float" office:value="-0.15" calcext:value-type="float">
            <text:p>-0.15</text:p>
          </table:table-cell>
          <table:table-cell table:formula="of:=[.J358]-[.J359]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Apr 11, 2018</text:p>
          </table:table-cell>
          <table:table-cell office:value-type="float" office:value="6843.47" calcext:value-type="float">
            <text:p>6843.47</text:p>
          </table:table-cell>
          <table:table-cell office:value-type="float" office:value="6968.32" calcext:value-type="float">
            <text:p>6968.32</text:p>
          </table:table-cell>
          <table:table-cell office:value-type="float" office:value="6817.59" calcext:value-type="float">
            <text:p>6817.59</text:p>
          </table:table-cell>
          <table:table-cell office:value-type="float" office:value="6968.32" calcext:value-type="float">
            <text:p>6968.32</text:p>
          </table:table-cell>
          <table:table-cell office:value-type="float" office:value="4641889792" calcext:value-type="float">
            <text:p>4641889792</text:p>
          </table:table-cell>
          <table:table-cell office:value-type="float" office:value="118267198080" calcext:value-type="float">
            <text:p>118267198080</text:p>
          </table:table-cell>
          <table:table-cell table:formula="of:=ROUND(([.B359]-[.B360])/[.B360]*100;2)" office:value-type="float" office:value="0.71" calcext:value-type="float">
            <text:p>0.71</text:p>
          </table:table-cell>
          <table:table-cell table:formula="of:=ROUND(([.B359]-[.B362])/[.B362]*100; 2)" office:value-type="float" office:value="-1.11" calcext:value-type="float">
            <text:p>-1.11</text:p>
          </table:table-cell>
          <table:table-cell table:formula="of:=ROUND(([.B359]-[.B364])/[.B364]*100; 2)" office:value-type="float" office:value="0.4" calcext:value-type="float">
            <text:p>0.4</text:p>
          </table:table-cell>
          <table:table-cell table:formula="of:=ROUND(([.B359]-[.B369])/[.B369]*100; 2)" office:value-type="string" office:string-value="" calcext:value-type="error">
            <text:p>#DIV/0!</text:p>
          </table:table-cell>
          <table:table-cell table:formula="of:=[.H359]-[.H360]" office:value-type="float" office:value="4.24" calcext:value-type="float">
            <text:p>4.24</text:p>
          </table:table-cell>
          <table:table-cell table:formula="of:=[.I359]-[.I360]" office:value-type="float" office:value="-3.6" calcext:value-type="float">
            <text:p>-3.6</text:p>
          </table:table-cell>
          <table:table-cell table:formula="of:=[.J359]-[.J360]"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Apr 10, 2018</text:p>
          </table:table-cell>
          <table:table-cell office:value-type="float" office:value="6795.44" calcext:value-type="float">
            <text:p>6795.44</text:p>
          </table:table-cell>
          <table:table-cell office:value-type="float" office:value="6872.41" calcext:value-type="float">
            <text:p>6872.41</text:p>
          </table:table-cell>
          <table:table-cell office:value-type="float" office:value="6704.15" calcext:value-type="float">
            <text:p>6704.15</text:p>
          </table:table-cell>
          <table:table-cell office:value-type="float" office:value="6834.76" calcext:value-type="float">
            <text:p>6834.76</text:p>
          </table:table-cell>
          <table:table-cell office:value-type="float" office:value="4272750080" calcext:value-type="float">
            <text:p>4272750080</text:p>
          </table:table-cell>
          <table:table-cell office:value-type="float" office:value="115978358964" calcext:value-type="float">
            <text:p>115978358964</text:p>
          </table:table-cell>
          <table:table-cell table:formula="of:=ROUND(([.B360]-[.B361])/[.B361]*100;2)" office:value-type="float" office:value="-3.53" calcext:value-type="float">
            <text:p>-3.53</text:p>
          </table:table-cell>
          <table:table-cell table:formula="of:=ROUND(([.B360]-[.B363])/[.B363]*100; 2)" office:value-type="float" office:value="2.49" calcext:value-type="float">
            <text:p>2.49</text:p>
          </table:table-cell>
          <table:table-cell table:formula="of:=ROUND(([.B360]-[.B365])/[.B365]*100; 2)" office:value-type="float" office:value="-0.78" calcext:value-type="float">
            <text:p>-0.78</text:p>
          </table:table-cell>
          <table:table-cell table:formula="of:=ROUND(([.B360]-[.B370])/[.B370]*100; 2)" office:value-type="string" office:string-value="" calcext:value-type="error">
            <text:p>#DIV/0!</text:p>
          </table:table-cell>
          <table:table-cell table:formula="of:=[.H360]-[.H361]" office:value-type="float" office:value="-5.33" calcext:value-type="float">
            <text:p>-5.33</text:p>
          </table:table-cell>
          <table:table-cell table:formula="of:=[.I360]-[.I361]" office:value-type="float" office:value="-0.86" calcext:value-type="float">
            <text:p>-0.86</text:p>
          </table:table-cell>
          <table:table-cell table:formula="of:=[.J360]-[.J361]"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Apr 09, 2018</text:p>
          </table:table-cell>
          <table:table-cell office:value-type="float" office:value="7044.32" calcext:value-type="float">
            <text:p>7044.32</text:p>
          </table:table-cell>
          <table:table-cell office:value-type="float" office:value="7178.11" calcext:value-type="float">
            <text:p>7178.11</text:p>
          </table:table-cell>
          <table:table-cell office:value-type="float" office:value="6661.99" calcext:value-type="float">
            <text:p>6661.99</text:p>
          </table:table-cell>
          <table:table-cell office:value-type="float" office:value="6770.73" calcext:value-type="float">
            <text:p>6770.73</text:p>
          </table:table-cell>
          <table:table-cell office:value-type="float" office:value="4894060032" calcext:value-type="float">
            <text:p>4894060032</text:p>
          </table:table-cell>
          <table:table-cell office:value-type="float" office:value="114886335694" calcext:value-type="float">
            <text:p>114886335694</text:p>
          </table:table-cell>
          <table:table-cell table:formula="of:=ROUND(([.B361]-[.B362])/[.B362]*100;2)" office:value-type="float" office:value="1.8" calcext:value-type="float">
            <text:p>1.8</text:p>
          </table:table-cell>
          <table:table-cell table:formula="of:=ROUND(([.B361]-[.B364])/[.B364]*100; 2)" office:value-type="float" office:value="3.35" calcext:value-type="float">
            <text:p>3.35</text:p>
          </table:table-cell>
          <table:table-cell table:formula="of:=ROUND(([.B361]-[.B366])/[.B366]*100; 2)" office:value-type="float" office:value="-5.53" calcext:value-type="float">
            <text:p>-5.53</text:p>
          </table:table-cell>
          <table:table-cell table:formula="of:=ROUND(([.B361]-[.B371])/[.B371]*100; 2)" office:value-type="string" office:string-value="" calcext:value-type="error">
            <text:p>#DIV/0!</text:p>
          </table:table-cell>
          <table:table-cell table:formula="of:=[.H361]-[.H362]" office:value-type="float" office:value="-2.57" calcext:value-type="float">
            <text:p>-2.57</text:p>
          </table:table-cell>
          <table:table-cell table:formula="of:=[.I361]-[.I362]" office:value-type="float" office:value="2.31" calcext:value-type="float">
            <text:p>2.31</text:p>
          </table:table-cell>
          <table:table-cell table:formula="of:=[.J361]-[.J36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pr 08, 2018</text:p>
          </table:table-cell>
          <table:table-cell office:value-type="float" office:value="6919.98" calcext:value-type="float">
            <text:p>6919.98</text:p>
          </table:table-cell>
          <table:table-cell office:value-type="float" office:value="7111.56" calcext:value-type="float">
            <text:p>7111.56</text:p>
          </table:table-cell>
          <table:table-cell office:value-type="float" office:value="6919.98" calcext:value-type="float">
            <text:p>6919.98</text:p>
          </table:table-cell>
          <table:table-cell office:value-type="float" office:value="7023.52" calcext:value-type="float">
            <text:p>7023.52</text:p>
          </table:table-cell>
          <table:table-cell office:value-type="float" office:value="3652499968" calcext:value-type="float">
            <text:p>3652499968</text:p>
          </table:table-cell>
          <table:table-cell office:value-type="float" office:value="119162880482" calcext:value-type="float">
            <text:p>119162880482</text:p>
          </table:table-cell>
          <table:table-cell table:formula="of:=ROUND(([.B362]-[.B363])/[.B363]*100;2)" office:value-type="float" office:value="4.37" calcext:value-type="float">
            <text:p>4.37</text:p>
          </table:table-cell>
          <table:table-cell table:formula="of:=ROUND(([.B362]-[.B365])/[.B365]*100; 2)" office:value-type="float" office:value="1.04" calcext:value-type="float">
            <text:p>1.04</text:p>
          </table:table-cell>
          <table:table-cell table:formula="of:=ROUND(([.B362]-[.B367])/[.B367]*100; 2)" office:value-type="string" office:string-value="" calcext:value-type="error">
            <text:p>#DIV/0!</text:p>
          </table:table-cell>
          <table:table-cell table:formula="of:=ROUND(([.B362]-[.B372])/[.B372]*100; 2)" office:value-type="string" office:string-value="" calcext:value-type="error">
            <text:p>#DIV/0!</text:p>
          </table:table-cell>
          <table:table-cell table:formula="of:=[.H362]-[.H363]" office:value-type="float" office:value="7.09" calcext:value-type="float">
            <text:p>7.09</text:p>
          </table:table-cell>
          <table:table-cell table:formula="of:=[.I362]-[.I363]" office:value-type="float" office:value="12.12" calcext:value-type="float">
            <text:p>12.12</text:p>
          </table:table-cell>
          <table:table-cell table:formula="of:=[.J362]-[.J36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pr 07, 2018</text:p>
          </table:table-cell>
          <table:table-cell office:value-type="float" office:value="6630.51" calcext:value-type="float">
            <text:p>6630.51</text:p>
          </table:table-cell>
          <table:table-cell office:value-type="float" office:value="7050.54" calcext:value-type="float">
            <text:p>7050.54</text:p>
          </table:table-cell>
          <table:table-cell office:value-type="float" office:value="6630.51" calcext:value-type="float">
            <text:p>6630.51</text:p>
          </table:table-cell>
          <table:table-cell office:value-type="float" office:value="6911.09" calcext:value-type="float">
            <text:p>6911.09</text:p>
          </table:table-cell>
          <table:table-cell office:value-type="float" office:value="3976610048" calcext:value-type="float">
            <text:p>3976610048</text:p>
          </table:table-cell>
          <table:table-cell office:value-type="float" office:value="117241368688" calcext:value-type="float">
            <text:p>117241368688</text:p>
          </table:table-cell>
          <table:table-cell table:formula="of:=ROUND(([.B363]-[.B364])/[.B364]*100;2)" office:value-type="float" office:value="-2.72" calcext:value-type="float">
            <text:p>-2.72</text:p>
          </table:table-cell>
          <table:table-cell table:formula="of:=ROUND(([.B363]-[.B366])/[.B366]*100; 2)" office:value-type="float" office:value="-11.08" calcext:value-type="float">
            <text:p>-11.08</text:p>
          </table:table-cell>
          <table:table-cell table:formula="of:=ROUND(([.B363]-[.B368])/[.B368]*100; 2)" office:value-type="string" office:string-value="" calcext:value-type="error">
            <text:p>#DIV/0!</text:p>
          </table:table-cell>
          <table:table-cell table:formula="of:=ROUND(([.B363]-[.B373])/[.B373]*100; 2)" office:value-type="string" office:string-value="" calcext:value-type="error">
            <text:p>#DIV/0!</text:p>
          </table:table-cell>
          <table:table-cell table:formula="of:=[.H363]-[.H364]" office:value-type="float" office:value="-2.24" calcext:value-type="float">
            <text:p>-2.24</text:p>
          </table:table-cell>
          <table:table-cell table:formula="of:=[.I363]-[.I364]" office:value-type="string" office:string-value="" calcext:value-type="error">
            <text:p>#DIV/0!</text:p>
          </table:table-cell>
          <table:table-cell table:formula="of:=[.J363]-[.J36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pr 06, 2018</text:p>
          </table:table-cell>
          <table:table-cell office:value-type="float" office:value="6815.96" calcext:value-type="float">
            <text:p>6815.96</text:p>
          </table:table-cell>
          <table:table-cell office:value-type="float" office:value="6857.49" calcext:value-type="float">
            <text:p>6857.49</text:p>
          </table:table-cell>
          <table:table-cell office:value-type="float" office:value="6575" calcext:value-type="float">
            <text:p>6575</text:p>
          </table:table-cell>
          <table:table-cell office:value-type="float" office:value="6636.32" calcext:value-type="float">
            <text:p>6636.32</text:p>
          </table:table-cell>
          <table:table-cell office:value-type="float" office:value="3766810112" calcext:value-type="float">
            <text:p>3766810112</text:p>
          </table:table-cell>
          <table:table-cell office:value-type="float" office:value="112565173568" calcext:value-type="float">
            <text:p>112565173568</text:p>
          </table:table-cell>
          <table:table-cell table:formula="of:=ROUND(([.B364]-[.B365])/[.B365]*100;2)" office:value-type="float" office:value="-0.48" calcext:value-type="float">
            <text:p>-0.48</text:p>
          </table:table-cell>
          <table:table-cell table:formula="of:=ROUND(([.B364]-[.B367])/[.B367]*100; 2)" office:value-type="string" office:string-value="" calcext:value-type="error">
            <text:p>#DIV/0!</text:p>
          </table:table-cell>
          <table:table-cell table:formula="of:=ROUND(([.B364]-[.B369])/[.B369]*100; 2)" office:value-type="string" office:string-value="" calcext:value-type="error">
            <text:p>#DIV/0!</text:p>
          </table:table-cell>
          <table:table-cell table:formula="of:=ROUND(([.B364]-[.B374])/[.B374]*100; 2)" office:value-type="string" office:string-value="" calcext:value-type="error">
            <text:p>#DIV/0!</text:p>
          </table:table-cell>
          <table:table-cell table:formula="of:=[.H364]-[.H365]" office:value-type="float" office:value="7.67" calcext:value-type="float">
            <text:p>7.67</text:p>
          </table:table-cell>
          <table:table-cell table:formula="of:=[.I364]-[.I365]" office:value-type="string" office:string-value="" calcext:value-type="error">
            <text:p>#DIV/0!</text:p>
          </table:table-cell>
          <table:table-cell table:formula="of:=[.J364]-[.J36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pr 05, 2018</text:p>
          </table:table-cell>
          <table:table-cell office:value-type="float" office:value="6848.65" calcext:value-type="float">
            <text:p>6848.65</text:p>
          </table:table-cell>
          <table:table-cell office:value-type="float" office:value="6933.82" calcext:value-type="float">
            <text:p>6933.82</text:p>
          </table:table-cell>
          <table:table-cell office:value-type="float" office:value="6644.8" calcext:value-type="float">
            <text:p>6644.8</text:p>
          </table:table-cell>
          <table:table-cell office:value-type="float" office:value="6811.47" calcext:value-type="float">
            <text:p>6811.47</text:p>
          </table:table-cell>
          <table:table-cell office:value-type="float" office:value="5639320064" calcext:value-type="float">
            <text:p>5639320064</text:p>
          </table:table-cell>
          <table:table-cell office:value-type="float" office:value="115524404354" calcext:value-type="float">
            <text:p>115524404354</text:p>
          </table:table-cell>
          <table:table-cell table:formula="of:=ROUND(([.B365]-[.B366])/[.B366]*100;2)" office:value-type="float" office:value="-8.15" calcext:value-type="float">
            <text:p>-8.15</text:p>
          </table:table-cell>
          <table:table-cell table:formula="of:=ROUND(([.B365]-[.B368])/[.B368]*100; 2)" office:value-type="string" office:string-value="" calcext:value-type="error">
            <text:p>#DIV/0!</text:p>
          </table:table-cell>
          <table:table-cell table:formula="of:=ROUND(([.B365]-[.B370])/[.B370]*100; 2)" office:value-type="string" office:string-value="" calcext:value-type="error">
            <text:p>#DIV/0!</text:p>
          </table:table-cell>
          <table:table-cell table:formula="of:=ROUND(([.B365]-[.B375])/[.B375]*100; 2)" office:value-type="string" office:string-value="" calcext:value-type="error">
            <text:p>#DIV/0!</text:p>
          </table:table-cell>
          <table:table-cell table:formula="of:=[.H365]-[.H366]" office:value-type="string" office:string-value="" calcext:value-type="error">
            <text:p>#DIV/0!</text:p>
          </table:table-cell>
          <table:table-cell table:formula="of:=[.I365]-[.I366]" office:value-type="string" office:string-value="" calcext:value-type="error">
            <text:p>#DIV/0!</text:p>
          </table:table-cell>
          <table:table-cell table:formula="of:=[.J365]-[.J36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pr 04, 2018</text:p>
          </table:table-cell>
          <table:table-cell office:value-type="float" office:value="7456.41" calcext:value-type="float">
            <text:p>7456.41</text:p>
          </table:table-cell>
          <table:table-cell office:value-type="float" office:value="7469.88" calcext:value-type="float">
            <text:p>7469.88</text:p>
          </table:table-cell>
          <table:table-cell office:value-type="float" office:value="6803.88" calcext:value-type="float">
            <text:p>6803.88</text:p>
          </table:table-cell>
          <table:table-cell office:value-type="float" office:value="6853.84" calcext:value-type="float">
            <text:p>6853.84</text:p>
          </table:table-cell>
          <table:table-cell office:value-type="float" office:value="4936000000" calcext:value-type="float">
            <text:p>4936000000</text:p>
          </table:table-cell>
          <table:table-cell office:value-type="float" office:value="116229557118" calcext:value-type="float">
            <text:p>116229557118</text:p>
          </table:table-cell>
          <table:table-cell table:formula="of:=ROUND(([.B366]-[.B367])/[.B367]*100;2)" office:value-type="string" office:string-value="" calcext:value-type="error">
            <text:p>#DIV/0!</text:p>
          </table:table-cell>
          <table:table-cell table:formula="of:=ROUND(([.B366]-[.B369])/[.B369]*100; 2)" office:value-type="string" office:string-value="" calcext:value-type="error">
            <text:p>#DIV/0!</text:p>
          </table:table-cell>
          <table:table-cell table:formula="of:=ROUND(([.B366]-[.B371])/[.B371]*100; 2)" office:value-type="string" office:string-value="" calcext:value-type="error">
            <text:p>#DIV/0!</text:p>
          </table:table-cell>
          <table:table-cell table:formula="of:=ROUND(([.B366]-[.B376])/[.B376]*100; 2)" office:value-type="string" office:string-value="" calcext:value-type="error">
            <text:p>#DIV/0!</text:p>
          </table:table-cell>
          <table:table-cell table:formula="of:=[.H366]-[.H367]" office:value-type="string" office:string-value="" calcext:value-type="error">
            <text:p>#DIV/0!</text:p>
          </table:table-cell>
          <table:table-cell table:formula="of:=[.I366]-[.I367]" office:value-type="string" office:string-value="" calcext:value-type="error">
            <text:p>#DIV/0!</text:p>
          </table:table-cell>
          <table:table-cell table:formula="of:=[.J366]-[.J367]" office:value-type="string" office:string-value="" calcext:value-type="error">
            <text:p>#DIV/0!</text:p>
          </table:table-cell>
        </table:table-row>
      </table:table>
      <table:named-expressions/>
      <table:database-ranges>
        <table:database-range table:name="__Anonymous_Sheet_DB__0" table:target-range-address="Sheet1.A1:Sheet1.K36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11">
      <number:month number:textual="true"/>
      <number:text> </number:text>
      <number:day number:style="long"/>
      <number:text>, </number:text>
      <number:year number:style="long"/>
    </number:date-style>
    <style:style style:name="Default" style:family="table-cell">
      <style:text-properties style:font-name-asian="Noto Sans CJK TC Regular" style:font-family-asian="'Noto Sans CJK T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20:43:50.837609251</meta:creation-date>
    <dc:date>2019-04-04T22:49:07.780959652</dc:date>
    <meta:editing-duration>PT1H42M36S</meta:editing-duration>
    <meta:editing-cycles>1</meta:editing-cycles>
    <meta:document-statistic meta:table-count="1" meta:cell-count="5124" meta:object-count="0"/>
    <meta:generator>LibreOffice/6.0.7.3$Linux_X86_64 LibreOffice_project/00m0$Build-3</meta:generator>
  </office:meta>
</office:document-meta>
</file>